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1" svg:font-family="Arial1"/>
    <style:font-face style:name="Comic Sans MS" svg:font-family="&quot;Comic Sans MS&quot;"/>
  </office:font-face-decls>
  <office:automatic-styles>
    <style:style style:name="ce1" style:family="table-cell" style:parent-style-name="Default" style:data-style-name="N0"/>
    <style:style style:name="ce2" style:family="table-cell" style:parent-style-name="Default" style:data-style-name="N0">
      <style:table-cell-properties fo:border-top="thin double #000000" fo:border-bottom="none" fo:border-left="thin double #000000" fo:border-right="none"/>
    </style:style>
    <style:style style:name="ce3" style:family="table-cell" style:parent-style-name="Default" style:data-style-name="N0">
      <style:table-cell-properties fo:border-top="thin double #000000" fo:border-bottom="none" fo:border-left="none" fo:border-right="none"/>
      <style:text-properties style:font-name="Arial1" style:font-name-asian="Arial1" style:font-name-complex="Arial1" fo:font-size="16pt" style:font-size-asian="16pt" style:font-size-complex="16pt"/>
    </style:style>
    <style:style style:name="ce4" style:family="table-cell" style:parent-style-name="Default" style:data-style-name="N0">
      <style:table-cell-properties fo:border-top="thin double #000000" fo:border-bottom="none" fo:border-left="none" fo:border-right="none"/>
    </style:style>
    <style:style style:name="ce5" style:family="table-cell" style:parent-style-name="Default" style:data-style-name="N0">
      <style:table-cell-properties fo:border-top="thin double #000000" fo:border-bottom="none" fo:border-left="none" fo:border-right="thin double #000000"/>
    </style:style>
    <style:style style:name="ce6" style:family="table-cell" style:parent-style-name="Default" style:data-style-name="N0">
      <style:text-properties fo:color="#0000FF" style:font-name="Arial1" style:font-name-asian="Arial1" style:font-name-complex="Arial1" fo:font-size="16pt" style:font-size-asian="16pt" style:font-size-complex="16pt" fo:font-weight="bold" style:font-weight-asian="bold" style:font-weight-complex="bold"/>
    </style:style>
    <style:style style:name="ce7" style:family="table-cell" style:parent-style-name="Default" style:data-style-name="N0">
      <style:table-cell-properties fo:border-top="none" fo:border-bottom="none" fo:border-left="thin double #000000" fo:border-right="none"/>
    </style:style>
    <style:style style:name="ce8" style:family="table-cell" style:parent-style-name="Default" style:data-style-name="N0">
      <style:text-properties style:font-name="Arial1" style:font-name-asian="Arial1" style:font-name-complex="Arial1" fo:font-size="16pt" style:font-size-asian="16pt" style:font-size-complex="16pt"/>
    </style:style>
    <style:style style:name="ce9" style:family="table-cell" style:parent-style-name="Default" style:data-style-name="N0">
      <style:table-cell-properties fo:border-top="none" fo:border-bottom="none" fo:border-left="none" fo:border-right="thin double #000000"/>
    </style:style>
    <style:style style:name="ce10" style:family="table-cell" style:parent-style-name="Default" style:data-style-name="N0">
      <style:table-cell-properties style:vertical-align="automatic" style:repeat-content="false"/>
      <style:paragraph-properties fo:text-align="start" fo:margin-left="0cm"/>
      <style:text-properties fo:color="#0000FF" style:font-name="Arial1" style:font-name-asian="Arial1" style:font-name-complex="Arial1" fo:font-size="16pt" style:font-size-asian="16pt" style:font-size-complex="16pt" fo:font-weight="bold" style:font-weight-asian="bold" style:font-weight-complex="bold"/>
    </style:style>
    <style:style style:name="ce11" style:family="table-cell" style:parent-style-name="Default" style:data-style-name="N0">
      <style:text-properties style:font-name="Arial1" style:font-name-asian="Arial1" style:font-name-complex="Arial1" fo:font-size="14pt" style:font-size-asian="14pt" style:font-size-complex="14pt" fo:font-weight="bold" style:font-weight-asian="bold" style:font-weight-complex="bold"/>
    </style:style>
    <style:style style:name="ce12" style:family="table-cell" style:parent-style-name="Default" style:data-style-name="N0">
      <style:text-properties style:font-name="Arial1" style:font-name-asian="Arial1" style:font-name-complex="Arial1" fo:font-size="14pt" style:font-size-asian="14pt" style:font-size-complex="14pt"/>
    </style:style>
    <style:style style:name="ce13" style:family="table-cell" style:parent-style-name="Default" style:data-style-name="N0">
      <style:text-properties fo:color="#0000FF" style:font-name="Arial1" style:font-name-asian="Arial1" style:font-name-complex="Arial1" fo:font-size="14pt" style:font-size-asian="14pt" style:font-size-complex="14pt" fo:font-weight="bold" style:font-weight-asian="bold" style:font-weight-complex="bold"/>
    </style:style>
    <style:style style:name="ce14" style:family="table-cell" style:parent-style-name="Default" style:data-style-name="N0">
      <style:table-cell-properties fo:border-top="none" fo:border-bottom="none" fo:border-left="thin double #000000" fo:border-right="none"/>
      <style:text-properties fo:color="#0000FF" style:font-name="Arial1" style:font-name-asian="Arial1" style:font-name-complex="Arial1" fo:font-size="14pt" style:font-size-asian="14pt" style:font-size-complex="14pt" fo:font-weight="bold" style:font-weight-asian="bold" style:font-weight-complex="bold"/>
    </style:style>
    <style:style style:name="ce15" style:family="table-cell" style:parent-style-name="Default" style:data-style-name="N0">
      <style:table-cell-properties fo:border-top="none" fo:border-bottom="none" fo:border-left="thin double #000000" fo:border-right="none"/>
      <style:text-properties fo:color="#0000FF" style:font-name="Arial1" style:font-name-asian="Arial1" style:font-name-complex="Arial1" fo:font-size="22pt" style:font-size-asian="22pt" style:font-size-complex="22pt" fo:font-weight="bold" style:font-weight-asian="bold" style:font-weight-complex="bold"/>
    </style:style>
    <style:style style:name="ce16" style:family="table-cell" style:parent-style-name="Default" style:data-style-name="N0">
      <style:table-cell-properties fo:border-top="none" fo:border-bottom="none" fo:border-left="thin double #000000" fo:border-right="none"/>
      <style:text-properties style:font-name="Arial1" style:font-name-asian="Arial1" style:font-name-complex="Arial1" fo:font-size="10pt" style:font-size-asian="10pt" style:font-size-complex="10pt" fo:font-weight="bold" style:font-weight-asian="bold" style:font-weight-complex="bold"/>
    </style:style>
    <style:style style:name="ce17" style:family="table-cell" style:parent-style-name="Default" style:data-style-name="N0">
      <style:text-properties style:font-name="Arial1" style:font-name-asian="Arial1" style:font-name-complex="Arial1" fo:font-size="10pt" style:font-size-asian="10pt" style:font-size-complex="10pt" fo:font-weight="bold" style:font-weight-asian="bold" style:font-weight-complex="bold"/>
    </style:style>
    <style:style style:name="ce18" style:family="table-cell" style:parent-style-name="Default" style:data-style-name="N0">
      <style:text-properties style:font-name="Arial1" style:font-name-asian="Arial1" style:font-name-complex="Arial1" fo:font-size="10pt" style:font-size-asian="10pt" style:font-size-complex="10pt"/>
    </style:style>
    <style:style style:name="ce19" style:family="table-cell" style:parent-style-name="Default" style:data-style-name="N0">
      <style:table-cell-properties fo:border-top="none" fo:border-bottom="none" fo:border-left="none" fo:border-right="thin double #000000"/>
      <style:text-properties style:font-name="Arial1" style:font-name-asian="Arial1" style:font-name-complex="Arial1" fo:font-size="10pt" style:font-size-asian="10pt" style:font-size-complex="10pt"/>
    </style:style>
    <style:style style:name="ce20" style:family="table-cell" style:parent-style-name="Default" style:data-style-name="N0">
      <style:text-properties style:font-name="Arial1" style:font-name-asian="Arial1" style:font-name-complex="Arial1"/>
    </style:style>
    <style:style style:name="ce21" style:family="table-cell" style:parent-style-name="Default" style:data-style-name="N0">
      <style:text-properties style:font-name="Arial1" style:font-name-asian="Arial1" style:font-name-complex="Arial1" fo:font-weight="bold" style:font-weight-asian="bold" style:font-weight-complex="bold"/>
    </style:style>
    <style:style style:name="ce22" style:family="table-cell" style:parent-style-name="Default" style:data-style-name="N0">
      <style:table-cell-properties fo:border-top="none" fo:border-bottom="thin double #000000" fo:border-left="thin double #000000" fo:border-right="none"/>
    </style:style>
    <style:style style:name="ce23" style:family="table-cell" style:parent-style-name="Default" style:data-style-name="N0">
      <style:table-cell-properties fo:border-top="none" fo:border-bottom="thin double #000000" fo:border-left="none" fo:border-right="none"/>
    </style:style>
    <style:style style:name="ce24" style:family="table-cell" style:parent-style-name="Default" style:data-style-name="N0">
      <style:table-cell-properties fo:border-top="none" fo:border-bottom="thin double #000000" fo:border-left="none" fo:border-right="none"/>
      <style:text-properties fo:color="#FF0000" style:font-name="Arial1" style:font-name-asian="Arial1" style:font-name-complex="Arial1" fo:font-size="10pt" style:font-size-asian="10pt" style:font-size-complex="10pt"/>
    </style:style>
    <style:style style:name="ce25" style:family="table-cell" style:parent-style-name="Default" style:data-style-name="N0">
      <style:table-cell-properties fo:border-top="none" fo:border-bottom="thin double #000000" fo:border-left="none" fo:border-right="thin double #000000"/>
    </style:style>
    <style:style style:name="ce26" style:family="table-cell" style:parent-style-name="Default" style:data-style-name="N0">
      <style:table-cell-properties fo:border-top="none" fo:border-bottom="none" fo:border-left="thin double #000000" fo:border-right="none" fo:background-color="transparent"/>
    </style:style>
    <style:style style:name="ce27" style:family="table-cell" style:parent-style-name="Default" style:data-style-name="N0">
      <style:table-cell-properties style:vertical-align="automatic" style:repeat-content="false"/>
      <style:paragraph-properties fo:text-align="end" fo:margin-right="0cm"/>
      <style:text-properties fo:color="#FF0000" style:font-name="Arial1" style:font-name-asian="Arial1" style:font-name-complex="Arial1" fo:font-size="9pt" style:font-size-asian="9pt" style:font-size-complex="9pt" fo:font-weight="bold" style:font-weight-asian="bold" style:font-weight-complex="bold"/>
    </style:style>
    <style:style style:name="ce28" style:family="table-cell" style:parent-style-name="Default" style:data-style-name="N0">
      <style:table-cell-properties fo:border-top="thin solid #008000" fo:border-bottom="none" fo:border-left="none" fo:border-right="none" style:vertical-align="middle" fo:background-color="#FFCC99" style:repeat-content="false"/>
      <style:paragraph-properties fo:text-align="start" fo:margin-left="0cm"/>
      <style:text-properties fo:color="#000080" style:font-name="Arial1" style:font-name-asian="Arial1" style:font-name-complex="Arial1" fo:font-size="12pt" style:font-size-asian="12pt" style:font-size-complex="12pt" fo:font-weight="bold" style:font-weight-asian="bold" style:font-weight-complex="bold"/>
    </style:style>
    <style:style style:name="ce29" style:family="table-cell" style:parent-style-name="Default" style:data-style-name="N0">
      <style:table-cell-properties fo:border-top="none" fo:border-bottom="thin solid #008000" fo:border-left="none" fo:border-right="none" style:vertical-align="middle" fo:background-color="transparent" style:repeat-content="false"/>
      <style:paragraph-properties fo:text-align="start" fo:margin-left="0cm"/>
      <style:text-properties fo:color="#000080" style:font-name="Arial1" style:font-name-asian="Arial1" style:font-name-complex="Arial1" fo:font-size="12pt" style:font-size-asian="12pt" style:font-size-complex="12pt" fo:font-weight="bold" style:font-weight-asian="bold" style:font-weight-complex="bold"/>
    </style:style>
    <style:style style:name="ce30" style:family="table-cell" style:parent-style-name="Default" style:data-style-name="N0">
      <style:table-cell-properties fo:border-top="none" fo:border-bottom="thin solid #008000" fo:border-left="none" fo:border-right="none" style:vertical-align="middle" fo:background-color="#FFCC99" style:repeat-content="false"/>
      <style:paragraph-properties fo:text-align="start" fo:margin-left="0cm"/>
      <style:text-properties fo:color="#000080" style:font-name="Arial1" style:font-name-asian="Arial1" style:font-name-complex="Arial1" fo:font-size="12pt" style:font-size-asian="12pt" style:font-size-complex="12pt" fo:font-weight="bold" style:font-weight-asian="bold" style:font-weight-complex="bold"/>
    </style:style>
    <style:style style:name="ce31" style:family="table-cell" style:parent-style-name="Default" style:data-style-name="N0">
      <style:table-cell-properties fo:border-top="thin solid #008000" fo:border-bottom="thin solid #008000" fo:border-left="none" fo:border-right="none" style:vertical-align="top" fo:wrap-option="wrap" fo:background-color="transparent" style:repeat-content="false"/>
      <style:paragraph-properties fo:text-align="start" fo:margin-left="0cm"/>
      <style:text-properties fo:color="#000080" style:font-name="Comic Sans MS" style:font-name-asian="Comic Sans MS" style:font-name-complex="Comic Sans MS" fo:font-size="8pt" style:font-size-asian="8pt" style:font-size-complex="8pt" style:font-family-generic="script"/>
    </style:style>
    <style:style style:name="ce32" style:family="table-cell" style:parent-style-name="Default" style:data-style-name="N0">
      <style:text-properties fo:color="#0000FF" style:font-name="Arial1" style:font-name-asian="Arial1" style:font-name-complex="Arial1" fo:font-size="8pt" style:font-size-asian="8pt" style:font-size-complex="8pt" fo:font-weight="bold" style:font-weight-asian="bold" style:font-weight-complex="bold"/>
    </style:style>
    <style:style style:name="ce33" style:family="table-cell" style:parent-style-name="Default" style:data-style-name="N0">
      <style:table-cell-properties style:vertical-align="automatic" style:repeat-content="false"/>
      <style:paragraph-properties fo:text-align="center"/>
      <style:text-properties style:font-name="Arial1" style:font-name-asian="Arial1" style:font-name-complex="Arial1" fo:font-size="9pt" style:font-size-asian="9pt" style:font-size-complex="9pt"/>
    </style:style>
    <style:style style:name="ce34" style:family="table-cell" style:parent-style-name="Default" style:data-style-name="N0">
      <style:table-cell-properties style:vertical-align="automatic" style:repeat-content="false"/>
      <style:paragraph-properties fo:text-align="center"/>
      <style:text-properties style:font-name="Arial1" style:font-name-asian="Arial1" style:font-name-complex="Arial1" fo:font-size="8pt" style:font-size-asian="8pt" style:font-size-complex="8pt"/>
    </style:style>
    <style:style style:name="ce35" style:family="table-cell" style:parent-style-name="Default" style:data-style-name="N0">
      <style:text-properties style:font-name="Arial1" style:font-name-asian="Arial1" style:font-name-complex="Arial1" fo:font-size="8pt" style:font-size-asian="8pt" style:font-size-complex="8pt" fo:font-weight="bold" style:font-weight-asian="bold" style:font-weight-complex="bold"/>
    </style:style>
    <style:style style:name="ce36" style:family="table-cell" style:parent-style-name="Default" style:data-style-name="N0">
      <style:text-properties style:font-name="Arial1" style:font-name-asian="Arial1" style:font-name-complex="Arial1" fo:font-size="8pt" style:font-size-asian="8pt" style:font-size-complex="8pt"/>
    </style:style>
    <style:style style:name="ce37" style:family="table-cell" style:parent-style-name="Default" style:data-style-name="N0">
      <style:text-properties fo:color="#008000" style:font-name="Arial1" style:font-name-asian="Arial1" style:font-name-complex="Arial1" fo:font-size="8pt" style:font-size-asian="8pt" style:font-size-complex="8pt" fo:font-weight="bold" style:font-weight-asian="bold" style:font-weight-complex="bold"/>
    </style:style>
    <style:style style:name="ce38" style:family="table-cell" style:parent-style-name="Default" style:data-style-name="N0">
      <style:text-properties fo:color="#0000FF" fo:font-size="8pt" style:font-size-asian="8pt" style:font-size-complex="8pt"/>
    </style:style>
    <style:style style:name="ce39" style:family="table-cell" style:parent-style-name="Default" style:data-style-name="N0">
      <style:table-cell-properties fo:border-top="none" fo:border-bottom="thin solid #3C3C3C" fo:border-left="none" fo:border-right="none"/>
      <style:text-properties fo:color="#0000FF" style:font-name="Arial1" style:font-name-asian="Arial1" style:font-name-complex="Arial1" fo:font-size="8pt" style:font-size-asian="8pt" style:font-size-complex="8pt" fo:font-weight="bold" style:font-weight-asian="bold" style:font-weight-complex="bold"/>
    </style:style>
    <style:style style:name="ce40" style:family="table-cell" style:parent-style-name="Default" style:data-style-name="N0">
      <style:table-cell-properties style:vertical-align="automatic" style:repeat-content="false"/>
      <style:paragraph-properties fo:text-align="center"/>
      <style:text-properties fo:color="#0000FF" style:font-name="Arial1" style:font-name-asian="Arial1" style:font-name-complex="Arial1" fo:font-size="8pt" style:font-size-asian="8pt" style:font-size-complex="8pt" fo:font-weight="bold" style:font-weight-asian="bold" style:font-weight-complex="bold"/>
    </style:style>
    <style:style style:name="ce41" style:family="table-cell" style:parent-style-name="Default" style:data-style-name="N0">
      <style:table-cell-properties fo:border-top="none" fo:border-bottom="thin solid #3C3C3C" fo:border-left="none" fo:border-right="none" style:vertical-align="automatic" style:repeat-content="false"/>
      <style:paragraph-properties fo:text-align="center"/>
      <style:text-properties fo:color="#0000FF" style:font-name="Arial1" style:font-name-asian="Arial1" style:font-name-complex="Arial1" fo:font-size="8pt" style:font-size-asian="8pt" style:font-size-complex="8pt" fo:font-weight="bold" style:font-weight-asian="bold" style:font-weight-complex="bold"/>
    </style:style>
    <style:style style:name="ce42" style:family="table-cell" style:parent-style-name="Default" style:data-style-name="N0">
      <style:table-cell-properties fo:background-color="#C0C0C0"/>
      <style:text-properties fo:color="#FF6600" style:font-name="Arial1" style:font-name-asian="Arial1" style:font-name-complex="Arial1" fo:font-size="8pt" style:font-size-asian="8pt" style:font-size-complex="8pt" fo:font-weight="bold" style:font-weight-asian="bold" style:font-weight-complex="bold"/>
    </style:style>
    <style:style style:name="ce43" style:family="table-cell" style:parent-style-name="Default" style:data-style-name="N0">
      <style:table-cell-properties style:vertical-align="automatic" fo:background-color="#C0C0C0" style:repeat-content="false"/>
      <style:paragraph-properties fo:text-align="center"/>
      <style:text-properties fo:color="#FF6600" style:font-name="Arial1" style:font-name-asian="Arial1" style:font-name-complex="Arial1" fo:font-size="9pt" style:font-size-asian="9pt" style:font-size-complex="9pt" fo:font-weight="bold" style:font-weight-asian="bold" style:font-weight-complex="bold"/>
    </style:style>
    <style:style style:name="ce44" style:family="table-cell" style:parent-style-name="Default" style:data-style-name="N0">
      <style:table-cell-properties style:vertical-align="automatic" fo:background-color="#C0C0C0" style:repeat-content="false"/>
      <style:paragraph-properties fo:text-align="center"/>
      <style:text-properties fo:color="#FF6600" style:font-name="Arial1" style:font-name-asian="Arial1" style:font-name-complex="Arial1" fo:font-size="8pt" style:font-size-asian="8pt" style:font-size-complex="8pt" fo:font-weight="bold" style:font-weight-asian="bold" style:font-weight-complex="bold"/>
    </style:style>
    <style:style style:name="ce45" style:family="table-cell" style:parent-style-name="Default" style:data-style-name="N0">
      <style:table-cell-properties style:vertical-align="automatic" fo:background-color="#C0C0C0" style:repeat-content="false"/>
      <style:paragraph-properties fo:text-align="center"/>
      <style:text-properties fo:color="#FF6600" style:font-name="Arial1" style:font-name-asian="Arial1" style:font-name-complex="Arial1" fo:font-size="8pt" style:font-size-asian="8pt" style:font-size-complex="8pt"/>
    </style:style>
    <style:style style:name="ce46" style:family="table-cell" style:parent-style-name="Default" style:data-style-name="N0">
      <style:table-cell-properties fo:background-color="transparent"/>
    </style:style>
    <style:style style:name="ce47" style:family="table-cell" style:parent-style-name="Default" style:data-style-name="N0">
      <style:table-cell-properties fo:background-color="#FFFF99"/>
      <style:text-properties style:font-name="Arial1" style:font-name-asian="Arial1" style:font-name-complex="Arial1" fo:font-size="8pt" style:font-size-asian="8pt" style:font-size-complex="8pt"/>
    </style:style>
    <style:style style:name="ce48" style:family="table-cell" style:parent-style-name="Default" style:data-style-name="N0">
      <style:table-cell-properties style:vertical-align="automatic" fo:background-color="#FFFF99" style:repeat-content="false"/>
      <style:paragraph-properties fo:text-align="center"/>
      <style:text-properties style:font-name="Arial1" style:font-name-asian="Arial1" style:font-name-complex="Arial1" fo:font-size="9pt" style:font-size-asian="9pt" style:font-size-complex="9pt"/>
    </style:style>
    <style:style style:name="ce49" style:family="table-cell" style:parent-style-name="Default" style:data-style-name="N0">
      <style:table-cell-properties style:vertical-align="automatic" fo:background-color="#FFFF99" style:repeat-content="false"/>
      <style:paragraph-properties fo:text-align="center"/>
      <style:text-properties style:font-name="Arial1" style:font-name-asian="Arial1" style:font-name-complex="Arial1" fo:font-size="8pt" style:font-size-asian="8pt" style:font-size-complex="8pt"/>
    </style:style>
    <style:style style:name="ce50" style:family="table-cell" style:parent-style-name="Default" style:data-style-name="N0">
      <style:table-cell-properties fo:background-color="transparent"/>
      <style:text-properties style:font-name="Arial1" style:font-name-asian="Arial1" style:font-name-complex="Arial1" fo:font-size="10pt" style:font-size-asian="10pt" style:font-size-complex="10pt" fo:font-weight="bold" style:font-weight-asian="bold" style:font-weight-complex="bold"/>
    </style:style>
    <style:style style:name="ce51" style:family="table-cell" style:parent-style-name="Default" style:data-style-name="N0">
      <style:table-cell-properties fo:background-color="transparent"/>
      <style:text-properties style:font-name="Arial1" style:font-name-asian="Arial1" style:font-name-complex="Arial1" fo:font-size="8pt" style:font-size-asian="8pt" style:font-size-complex="8pt"/>
    </style:style>
    <style:style style:name="ce52" style:family="table-cell" style:parent-style-name="Default" style:data-style-name="N0">
      <style:table-cell-properties style:vertical-align="automatic" fo:background-color="transparent" style:repeat-content="false"/>
      <style:paragraph-properties fo:text-align="center"/>
      <style:text-properties style:font-name="Arial1" style:font-name-asian="Arial1" style:font-name-complex="Arial1" fo:font-size="9pt" style:font-size-asian="9pt" style:font-size-complex="9pt"/>
    </style:style>
    <style:style style:name="ce53" style:family="table-cell" style:parent-style-name="Default" style:data-style-name="N0">
      <style:table-cell-properties style:vertical-align="automatic" fo:background-color="transparent" style:repeat-content="false"/>
      <style:paragraph-properties fo:text-align="center"/>
      <style:text-properties style:font-name="Arial1" style:font-name-asian="Arial1" style:font-name-complex="Arial1" fo:font-size="8pt" style:font-size-asian="8pt" style:font-size-complex="8pt" fo:font-weight="bold" style:font-weight-asian="bold" style:font-weight-complex="bold"/>
    </style:style>
    <style:style style:name="ce54" style:family="table-cell" style:parent-style-name="Default" style:data-style-name="N0">
      <style:table-cell-properties style:vertical-align="automatic"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55" style:family="table-cell" style:parent-style-name="Default" style:data-style-name="N0">
      <style:table-cell-properties style:vertical-align="automatic" fo:background-color="transparent" style:repeat-content="false"/>
      <style:paragraph-properties fo:text-align="center"/>
      <style:text-properties style:font-name="Arial1" style:font-name-asian="Arial1" style:font-name-complex="Arial1" fo:font-size="9pt" style:font-size-asian="9pt" style:font-size-complex="9pt" fo:font-weight="bold" style:font-weight-asian="bold" style:font-weight-complex="bold"/>
    </style:style>
    <style:style style:name="ce56" style:family="table-cell" style:parent-style-name="Default" style:data-style-name="N0">
      <style:table-cell-properties fo:border-top="none" fo:border-bottom="thin solid #3C3C3C" fo:border-left="none" fo:border-right="none"/>
      <style:text-properties style:font-name="Arial1" style:font-name-asian="Arial1" style:font-name-complex="Arial1" fo:font-size="8pt" style:font-size-asian="8pt" style:font-size-complex="8pt"/>
    </style:style>
    <style:style style:name="ce57" style:family="table-cell" style:parent-style-name="Default" style:data-style-name="N0">
      <style:table-cell-properties fo:border-top="none" fo:border-bottom="thin solid #3C3C3C" fo:border-left="none" fo:border-right="none" style:vertical-align="automatic" style:repeat-content="false"/>
      <style:paragraph-properties fo:text-align="center"/>
      <style:text-properties style:font-name="Arial1" style:font-name-asian="Arial1" style:font-name-complex="Arial1" fo:font-size="8pt" style:font-size-asian="8pt" style:font-size-complex="8pt"/>
    </style:style>
    <style:style style:name="ce58" style:family="table-cell" style:parent-style-name="Default" style:data-style-name="N0">
      <style:table-cell-properties style:vertical-align="automatic" fo:wrap-option="wrap"/>
      <style:text-properties style:font-name="Arial1" style:font-name-asian="Arial1" style:font-name-complex="Arial1" fo:font-size="8pt" style:font-size-asian="8pt" style:font-size-complex="8pt"/>
    </style:style>
    <style:style style:name="ce59" style:family="table-cell" style:parent-style-name="Default" style:data-style-name="N0">
      <style:table-cell-properties style:vertical-align="middle" fo:wrap-option="wrap"/>
      <style:text-properties style:font-name="Arial1" style:font-name-asian="Arial1" style:font-name-complex="Arial1" fo:font-size="8pt" style:font-size-asian="8pt" style:font-size-complex="8pt"/>
    </style:style>
    <style:style style:name="ce60" style:family="table-cell" style:parent-style-name="Default" style:data-style-name="N0">
      <style:table-cell-properties style:vertical-align="automatic" style:repeat-content="false"/>
      <style:paragraph-properties fo:text-align="center"/>
      <style:text-properties style:font-name="Arial1" style:font-name-asian="Arial1" style:font-name-complex="Arial1" fo:font-size="9pt" style:font-size-asian="9pt" style:font-size-complex="9pt" fo:font-weight="bold" style:font-weight-asian="bold" style:font-weight-complex="bold"/>
    </style:style>
    <style:style style:name="ce61" style:family="table-cell" style:parent-style-name="Default" style:data-style-name="N0">
      <style:table-cell-properties style:vertical-align="automatic" style:repeat-content="false"/>
      <style:paragraph-properties fo:text-align="center"/>
      <style:text-properties style:font-name="Arial1" style:font-name-asian="Arial1" style:font-name-complex="Arial1" fo:font-size="8pt" style:font-size-asian="8pt" style:font-size-complex="8pt" fo:font-weight="bold" style:font-weight-asian="bold" style:font-weight-complex="bold"/>
    </style:style>
    <style:style style:name="ce62" style:family="table-cell" style:parent-style-name="Default" style:data-style-name="N0">
      <style:table-cell-properties style:vertical-align="automatic" fo:background-color="#C0C0C0" style:repeat-content="false"/>
      <style:paragraph-properties fo:text-align="center"/>
      <style:text-properties style:font-name="Arial1" style:font-name-asian="Arial1" style:font-name-complex="Arial1" fo:font-size="8pt" style:font-size-asian="8pt" style:font-size-complex="8pt"/>
    </style:style>
    <style:style style:name="ce63" style:family="table-cell" style:parent-style-name="Default" style:data-style-name="N0">
      <style:table-cell-properties style:vertical-align="automatic" fo:background-color="#C0C0C0" style:repeat-content="false"/>
      <style:paragraph-properties fo:text-align="center"/>
      <style:text-properties fo:color="#FF6600" style:font-name="Arial1" style:font-name-asian="Arial1" style:font-name-complex="Arial1" fo:font-size="9pt" style:font-size-asian="9pt" style:font-size-complex="9pt"/>
    </style:style>
    <style:style style:name="ce64" style:family="table-cell" style:parent-style-name="Default" style:data-style-name="N0">
      <style:text-properties fo:color="#FF0000" style:font-name="Arial1" style:font-name-asian="Arial1" style:font-name-complex="Arial1" fo:font-size="8pt" style:font-size-asian="8pt" style:font-size-complex="8pt"/>
    </style:style>
    <style:style style:name="ce65" style:family="table-cell" style:parent-style-name="Default" style:data-style-name="N0">
      <style:text-properties fo:color="#FF0000" style:font-name="Arial1" style:font-name-asian="Arial1" style:font-name-complex="Arial1" fo:font-size="8pt" style:font-size-asian="8pt" style:font-size-complex="8pt" fo:font-weight="bold" style:font-weight-asian="bold" style:font-weight-complex="bold"/>
    </style:style>
    <style:style style:name="ce66" style:family="table-cell" style:parent-style-name="Default" style:data-style-name="N0">
      <style:table-cell-properties style:vertical-align="automatic" style:repeat-content="false"/>
      <style:paragraph-properties fo:text-align="center"/>
      <style:text-properties fo:color="#0000FF" style:font-name="Arial1" style:font-name-asian="Arial1" style:font-name-complex="Arial1" fo:font-size="9pt" style:font-size-asian="9pt" style:font-size-complex="9pt"/>
    </style:style>
    <style:style style:name="ce67" style:family="table-cell" style:parent-style-name="Default" style:data-style-name="N0">
      <style:table-cell-properties style:vertical-align="automatic" style:repeat-content="false"/>
      <style:paragraph-properties fo:text-align="center"/>
      <style:text-properties fo:color="#0000FF" fo:font-size="8pt" style:font-size-asian="8pt" style:font-size-complex="8pt"/>
    </style:style>
    <style:style style:name="ce68" style:family="table-cell" style:parent-style-name="Default" style:data-style-name="N0">
      <style:table-cell-properties style:vertical-align="automatic" fo:background-color="#FFFF99" style:repeat-content="false"/>
      <style:paragraph-properties fo:text-align="center"/>
      <style:text-properties fo:color="#333333" style:font-name="Arial1" style:font-name-asian="Arial1" style:font-name-complex="Arial1" fo:font-size="8pt" style:font-size-asian="8pt" style:font-size-complex="8pt"/>
    </style:style>
    <style:style style:name="ce69" style:family="table-cell" style:parent-style-name="Default" style:data-style-name="N0">
      <style:table-cell-properties style:vertical-align="automatic" fo:background-color="transparent" style:repeat-content="false"/>
      <style:paragraph-properties fo:text-align="center"/>
      <style:text-properties fo:color="#FF6600" style:font-name="Arial1" style:font-name-asian="Arial1" style:font-name-complex="Arial1" fo:font-size="8pt" style:font-size-asian="8pt" style:font-size-complex="8pt" fo:font-weight="bold" style:font-weight-asian="bold" style:font-weight-complex="bold"/>
    </style:style>
    <style:style style:name="ce70" style:family="table-cell" style:parent-style-name="Default" style:data-style-name="N0">
      <style:table-cell-properties style:vertical-align="automatic" fo:background-color="transparent" style:repeat-content="false"/>
      <style:paragraph-properties fo:text-align="center"/>
      <style:text-properties fo:color="#FF6600" style:font-name="Arial1" style:font-name-asian="Arial1" style:font-name-complex="Arial1" fo:font-size="8pt" style:font-size-asian="8pt" style:font-size-complex="8pt"/>
    </style:style>
    <style:style style:name="ce71" style:family="table-cell" style:parent-style-name="Default" style:data-style-name="N0">
      <style:table-cell-properties style:vertical-align="middle" fo:wrap-option="wrap" fo:background-color="transparent"/>
      <style:text-properties style:font-name="Arial1" style:font-name-asian="Arial1" style:font-name-complex="Arial1" fo:font-size="8pt" style:font-size-asian="8pt" style:font-size-complex="8pt"/>
    </style:style>
    <style:style style:name="ce72" style:family="table-cell" style:parent-style-name="Default" style:data-style-name="N0">
      <style:table-cell-properties fo:border-top="none" fo:border-bottom="thin solid #3C3C3C" fo:border-left="none" fo:border-right="none"/>
      <style:text-properties fo:color="#008000" style:font-name="Arial1" style:font-name-asian="Arial1" style:font-name-complex="Arial1" fo:font-size="10pt" style:font-size-asian="10pt" style:font-size-complex="10pt" fo:font-weight="bold" style:font-weight-asian="bold" style:font-weight-complex="bold"/>
    </style:style>
    <style:style style:name="ce73" style:family="table-cell" style:parent-style-name="Default" style:data-style-name="N0">
      <style:table-cell-properties fo:border-top="none" fo:border-bottom="thin solid #3C3C3C" fo:border-left="none" fo:border-right="none"/>
      <style:text-properties fo:color="#0000FF" style:font-name="Arial1" style:font-name-asian="Arial1" style:font-name-complex="Arial1" fo:font-size="10pt" style:font-size-asian="10pt" style:font-size-complex="10pt" fo:font-weight="bold" style:font-weight-asian="bold" style:font-weight-complex="bold"/>
    </style:style>
    <style:style style:name="ce74" style:family="table-cell" style:parent-style-name="Default" style:data-style-name="N0">
      <style:table-cell-properties fo:border-top="none" fo:border-bottom="thin solid #3C3C3C" fo:border-left="none" fo:border-right="none" style:vertical-align="top"/>
      <style:text-properties style:font-name="Arial1" style:font-name-asian="Arial1" style:font-name-complex="Arial1" fo:font-size="9pt" style:font-size-asian="9pt" style:font-size-complex="9pt" fo:font-weight="bold" style:font-weight-asian="bold" style:font-weight-complex="bold"/>
    </style:style>
    <style:style style:name="ce75" style:family="table-cell" style:parent-style-name="Default" style:data-style-name="N0">
      <style:table-cell-properties fo:border-top="none" fo:border-bottom="thin solid #3C3C3C" fo:border-left="none" fo:border-right="none"/>
      <style:text-properties style:font-name="Arial1" style:font-name-asian="Arial1" style:font-name-complex="Arial1" fo:font-size="9pt" style:font-size-asian="9pt" style:font-size-complex="9pt"/>
    </style:style>
    <style:style style:name="ce76" style:family="table-cell" style:parent-style-name="Default" style:data-style-name="N0">
      <style:text-properties fo:color="#008000" style:font-name="Arial1" style:font-name-asian="Arial1" style:font-name-complex="Arial1" fo:font-size="10pt" style:font-size-asian="10pt" style:font-size-complex="10pt"/>
    </style:style>
    <style:style style:name="ce77" style:family="table-cell" style:parent-style-name="Default" style:data-style-name="N0">
      <style:text-properties style:font-name="Arial1" style:font-name-asian="Arial1" style:font-name-complex="Arial1" fo:font-size="9pt" style:font-size-asian="9pt" style:font-size-complex="9pt"/>
    </style:style>
    <style:style style:name="ce78" style:family="table-cell" style:parent-style-name="Default" style:data-style-name="N0">
      <style:table-cell-properties style:vertical-align="top"/>
      <style:text-properties style:font-name="Arial1" style:font-name-asian="Arial1" style:font-name-complex="Arial1" fo:font-size="9pt" style:font-size-asian="9pt" style:font-size-complex="9pt"/>
    </style:style>
    <style:style style:name="ce79" style:family="table-cell" style:parent-style-name="Default" style:data-style-name="N0">
      <style:text-properties fo:color="#008000" style:font-name="Arial1" style:font-name-asian="Arial1" style:font-name-complex="Arial1" fo:font-size="10pt" style:font-size-asian="10pt" style:font-size-complex="10pt" fo:font-weight="bold" style:font-weight-asian="bold" style:font-weight-complex="bold"/>
    </style:style>
    <style:style style:name="ce80" style:family="table-cell" style:parent-style-name="Default" style:data-style-name="N0">
      <style:text-properties fo:color="#FF6600" style:font-name="Arial1" style:font-name-asian="Arial1" style:font-name-complex="Arial1" fo:font-size="9pt" style:font-size-asian="9pt" style:font-size-complex="9pt" fo:font-weight="bold" style:font-weight-asian="bold" style:font-weight-complex="bold"/>
    </style:style>
    <style:style style:name="ce81" style:family="table-cell" style:parent-style-name="Default" style:data-style-name="N0">
      <style:table-cell-properties style:vertical-align="top"/>
      <style:text-properties fo:color="#FF6600" style:font-name="Arial1" style:font-name-asian="Arial1" style:font-name-complex="Arial1" fo:font-size="9pt" style:font-size-asian="9pt" style:font-size-complex="9pt" fo:font-weight="bold" style:font-weight-asian="bold" style:font-weight-complex="bold"/>
    </style:style>
    <style:style style:name="ce82" style:family="table-cell" style:parent-style-name="Default" style:data-style-name="N0">
      <style:table-cell-properties style:vertical-align="top"/>
      <style:text-properties style:font-name="Arial1" style:font-name-asian="Arial1" style:font-name-complex="Arial1" fo:font-size="9pt" style:font-size-asian="9pt" style:font-size-complex="9pt" fo:font-weight="bold" style:font-weight-asian="bold" style:font-weight-complex="bold"/>
    </style:style>
    <style:style style:name="ce83" style:family="table-cell" style:parent-style-name="Default" style:data-style-name="N0">
      <style:table-cell-properties style:vertical-align="top" style:repeat-content="false"/>
      <style:paragraph-properties fo:text-align="end" fo:margin-right="0cm"/>
      <style:text-properties style:font-name="Arial1" style:font-name-asian="Arial1" style:font-name-complex="Arial1" fo:font-size="9pt" style:font-size-asian="9pt" style:font-size-complex="9pt"/>
    </style:style>
    <style:style style:name="ce84" style:family="table-cell" style:parent-style-name="Default" style:data-style-name="N0">
      <style:table-cell-properties style:vertical-align="top" style:repeat-content="false"/>
      <style:paragraph-properties fo:text-align="start" fo:margin-left="0cm"/>
      <style:text-properties style:font-name="Arial1" style:font-name-asian="Arial1" style:font-name-complex="Arial1" fo:font-size="9pt" style:font-size-asian="9pt" style:font-size-complex="9pt"/>
    </style:style>
    <style:style style:name="ce85" style:family="table-cell" style:parent-style-name="Default" style:data-style-name="N36">
      <style:table-cell-properties style:vertical-align="top"/>
      <style:text-properties style:font-name="Arial1" style:font-name-asian="Arial1" style:font-name-complex="Arial1" fo:font-size="9pt" style:font-size-asian="9pt" style:font-size-complex="9pt"/>
    </style:style>
    <style:style style:name="ce86" style:family="table-cell" style:parent-style-name="Default" style:data-style-name="N36">
      <style:table-cell-properties style:vertical-align="top"/>
      <style:text-properties style:font-name="Arial1" style:font-name-asian="Arial1" style:font-name-complex="Arial1" fo:font-size="9pt" style:font-size-asian="9pt" style:font-size-complex="9pt" fo:font-weight="bold" style:font-weight-asian="bold" style:font-weight-complex="bold"/>
    </style:style>
    <style:style style:name="ce87" style:family="table-cell" style:parent-style-name="Default" style:data-style-name="N0">
      <style:table-cell-properties fo:background-color="transparent"/>
      <style:text-properties fo:color="#008000" style:font-name="Arial1" style:font-name-asian="Arial1" style:font-name-complex="Arial1" fo:font-size="10pt" style:font-size-asian="10pt" style:font-size-complex="10pt"/>
    </style:style>
    <style:style style:name="ce88" style:family="table-cell" style:parent-style-name="Default" style:data-style-name="N0">
      <style:text-properties fo:color="#0000FF" style:font-name="Arial1" style:font-name-asian="Arial1" style:font-name-complex="Arial1" fo:font-size="10pt" style:font-size-asian="10pt" style:font-size-complex="10pt" fo:font-weight="bold" style:font-weight-asian="bold" style:font-weight-complex="bold"/>
    </style:style>
    <style:style style:name="ce89" style:family="table-cell" style:parent-style-name="Default" style:data-style-name="N0">
      <style:table-cell-properties style:vertical-align="automatic" style:repeat-content="false"/>
      <style:paragraph-properties fo:text-align="end" fo:margin-right="0cm"/>
      <style:text-properties style:font-name="Arial1" style:font-name-asian="Arial1" style:font-name-complex="Arial1" fo:font-size="9pt" style:font-size-asian="9pt" style:font-size-complex="9pt"/>
    </style:style>
    <style:style style:name="ce90" style:family="table-cell" style:parent-style-name="Default" style:data-style-name="N0">
      <style:table-cell-properties style:vertical-align="automatic"/>
      <style:text-properties style:font-name="Arial1" style:font-name-asian="Arial1" style:font-name-complex="Arial1" fo:font-size="9pt" style:font-size-asian="9pt" style:font-size-complex="9pt"/>
    </style:style>
    <style:style style:name="ce91" style:family="table-cell" style:parent-style-name="Default" style:data-style-name="N0">
      <style:table-cell-properties fo:border-top="none" fo:border-bottom="thin solid #3C3C3C" fo:border-left="none" fo:border-right="none" style:vertical-align="automatic" style:repeat-content="false"/>
      <style:paragraph-properties fo:text-align="end" fo:margin-right="0cm"/>
      <style:text-properties style:font-name="Arial1" style:font-name-asian="Arial1" style:font-name-complex="Arial1" fo:font-size="9pt" style:font-size-asian="9pt" style:font-size-complex="9pt"/>
    </style:style>
    <style:style style:name="ce92" style:family="table-cell" style:parent-style-name="Default" style:data-style-name="N0">
      <style:text-properties style:font-name="Arial1" style:font-name-asian="Arial1" style:font-name-complex="Arial1" fo:font-size="9pt" style:font-size-asian="9pt" style:font-size-complex="9pt" fo:font-weight="bold" style:font-weight-asian="bold" style:font-weight-complex="bold"/>
    </style:style>
    <style:style style:name="ce93" style:family="table-cell" style:parent-style-name="Default" style:data-style-name="N0">
      <style:text-properties fo:color="#008000" style:font-name="Arial1" style:font-name-asian="Arial1" style:font-name-complex="Arial1" fo:font-size="9pt" style:font-size-asian="9pt" style:font-size-complex="9pt"/>
    </style:style>
    <style:style style:name="ce94" style:family="table-cell" style:parent-style-name="Default" style:data-style-name="N0">
      <style:table-cell-properties style:vertical-align="top"/>
      <style:text-properties fo:color="#008000" style:font-name="Arial1" style:font-name-asian="Arial1" style:font-name-complex="Arial1" fo:font-size="9pt" style:font-size-asian="9pt" style:font-size-complex="9pt" fo:font-weight="bold" style:font-weight-asian="bold" style:font-weight-complex="bold"/>
    </style:style>
    <style:style style:name="ce95" style:family="table-cell" style:parent-style-name="Default" style:data-style-name="N0">
      <style:text-properties fo:color="#008000" style:font-name="Arial1" style:font-name-asian="Arial1" style:font-name-complex="Arial1" fo:font-size="9pt" style:font-size-asian="9pt" style:font-size-complex="9pt" fo:font-weight="bold" style:font-weight-asian="bold" style:font-weight-complex="bold"/>
    </style:style>
    <style:style style:name="ce96" style:family="table-cell" style:parent-style-name="Default" style:data-style-name="N0">
      <style:table-cell-properties style:vertical-align="automatic"/>
      <style:text-properties style:font-name="Arial1" style:font-name-asian="Arial1" style:font-name-complex="Arial1" fo:font-size="9pt" style:font-size-asian="9pt" style:font-size-complex="9pt" fo:font-weight="bold" style:font-weight-asian="bold" style:font-weight-complex="bold"/>
    </style:style>
    <style:style style:name="ce97" style:family="table-cell" style:parent-style-name="Default" style:data-style-name="N0">
      <style:table-cell-properties style:vertical-align="automatic" fo:wrap-option="wrap" fo:background-color="transparent"/>
    </style:style>
    <style:style style:name="ce98" style:family="table-cell" style:parent-style-name="Default" style:data-style-name="N0">
      <style:table-cell-properties fo:border-top="none" fo:border-bottom="thin solid #3C3C3C" fo:border-left="none" fo:border-right="none"/>
    </style:style>
    <style:style style:name="ce99" style:family="table-cell" style:parent-style-name="Default" style:data-style-name="N0">
      <style:table-cell-properties fo:background-color="transparent"/>
      <style:text-properties fo:color="#FF6600" style:font-name="Arial1" style:font-name-asian="Arial1" style:font-name-complex="Arial1" fo:font-size="9pt" style:font-size-asian="9pt" style:font-size-complex="9pt" fo:font-weight="bold" style:font-weight-asian="bold" style:font-weight-complex="bold"/>
    </style:style>
    <style:style style:name="ce100" style:family="table-cell" style:parent-style-name="Default" style:data-style-name="N0">
      <style:table-cell-properties style:vertical-align="top" fo:background-color="transparent"/>
      <style:text-properties fo:color="#FF6600" style:font-name="Arial1" style:font-name-asian="Arial1" style:font-name-complex="Arial1" fo:font-size="9pt" style:font-size-asian="9pt" style:font-size-complex="9pt" fo:font-weight="bold" style:font-weight-asian="bold" style:font-weight-complex="bold"/>
    </style:style>
    <style:style style:name="ce101" style:family="table-cell" style:parent-style-name="Default" style:data-style-name="N0">
      <style:table-cell-properties fo:background-color="transparent"/>
      <style:text-properties style:font-name="Arial1" style:font-name-asian="Arial1" style:font-name-complex="Arial1" fo:font-size="9pt" style:font-size-asian="9pt" style:font-size-complex="9pt"/>
    </style:style>
    <style:style style:name="ce102" style:family="table-cell" style:parent-style-name="Default" style:data-style-name="N0">
      <style:table-cell-properties style:vertical-align="top" fo:background-color="transparent"/>
      <style:text-properties style:font-name="Arial1" style:font-name-asian="Arial1" style:font-name-complex="Arial1" fo:font-size="9pt" style:font-size-asian="9pt" style:font-size-complex="9pt"/>
    </style:style>
    <style:style style:name="ce103" style:family="table-cell" style:parent-style-name="Default" style:data-style-name="N0">
      <style:table-cell-properties style:vertical-align="top" fo:background-color="transparent"/>
      <style:text-properties style:font-name="Arial1" style:font-name-asian="Arial1" style:font-name-complex="Arial1" fo:font-size="9pt" style:font-size-asian="9pt" style:font-size-complex="9pt" fo:font-weight="bold" style:font-weight-asian="bold" style:font-weight-complex="bold"/>
    </style:style>
    <style:style style:name="ce104" style:family="table-cell" style:parent-style-name="Default" style:data-style-name="N0">
      <style:table-cell-properties style:vertical-align="top" fo:background-color="transparent" style:repeat-content="false"/>
      <style:paragraph-properties fo:text-align="end" fo:margin-right="0cm"/>
      <style:text-properties style:font-name="Arial1" style:font-name-asian="Arial1" style:font-name-complex="Arial1" fo:font-size="9pt" style:font-size-asian="9pt" style:font-size-complex="9pt"/>
    </style:style>
    <style:style style:name="ce105" style:family="table-cell" style:parent-style-name="Default" style:data-style-name="N0">
      <style:table-cell-properties style:vertical-align="automatic" fo:wrap-option="wrap" fo:background-color="transparent" style:repeat-content="false"/>
      <style:paragraph-properties fo:text-align="end" fo:margin-right="0cm"/>
      <style:text-properties style:font-name="Arial1" style:font-name-asian="Arial1" style:font-name-complex="Arial1" fo:font-size="9pt" style:font-size-asian="9pt" style:font-size-complex="9pt"/>
    </style:style>
    <style:style style:name="ce106" style:family="table-cell" style:parent-style-name="Default" style:data-style-name="N0">
      <style:table-cell-properties style:vertical-align="top" fo:wrap-option="wrap" fo:background-color="transparent" style:repeat-content="false"/>
      <style:paragraph-properties fo:text-align="end" fo:margin-right="0cm"/>
      <style:text-properties style:font-name="Arial1" style:font-name-asian="Arial1" style:font-name-complex="Arial1" fo:font-size="9pt" style:font-size-asian="9pt" style:font-size-complex="9pt"/>
    </style:style>
    <style:style style:name="ce107" style:family="table-cell" style:parent-style-name="Default" style:data-style-name="N0">
      <style:table-cell-properties style:vertical-align="automatic" fo:wrap-option="wrap" fo:background-color="transparent"/>
      <style:text-properties style:font-name="Arial1" style:font-name-asian="Arial1" style:font-name-complex="Arial1" fo:font-size="9pt" style:font-size-asian="9pt" style:font-size-complex="9pt"/>
    </style:style>
    <style:style style:name="ce108"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1" style:font-name-asian="Arial1" style:font-name-complex="Arial1" fo:font-size="9pt" style:font-size-asian="9pt" style:font-size-complex="9pt"/>
    </style:style>
    <style:style style:name="ce109" style:family="table-cell" style:parent-style-name="Default" style:data-style-name="N0">
      <style:table-cell-properties fo:background-color="transparent"/>
      <style:text-properties fo:color="#008000" style:font-name="Arial1" style:font-name-asian="Arial1" style:font-name-complex="Arial1" fo:font-size="10pt" style:font-size-asian="10pt" style:font-size-complex="10pt" fo:font-weight="bold" style:font-weight-asian="bold" style:font-weight-complex="bold"/>
    </style:style>
    <style:style style:name="ce110" style:family="table-cell" style:parent-style-name="Default" style:data-style-name="N0">
      <style:table-cell-properties style:vertical-align="automatic" fo:wrap-option="wrap"/>
      <style:text-properties style:font-name="Arial1" style:font-name-asian="Arial1" style:font-name-complex="Arial1" fo:font-size="9pt" style:font-size-asian="9pt" style:font-size-complex="9pt"/>
    </style:style>
    <style:style style:name="ce111" style:family="table-cell" style:parent-style-name="Default" style:data-style-name="N0">
      <style:table-cell-properties style:vertical-align="automatic" fo:wrap-option="wrap"/>
    </style:style>
    <style:style style:name="ce112" style:family="table-cell" style:parent-style-name="Default" style:data-style-name="N0">
      <style:table-cell-properties style:vertical-align="top" fo:wrap-option="wrap"/>
      <style:text-properties style:font-name="Arial1" style:font-name-asian="Arial1" style:font-name-complex="Arial1" fo:font-size="9pt" style:font-size-asian="9pt" style:font-size-complex="9pt"/>
    </style:style>
    <style:style style:name="ce113" style:family="table-cell" style:parent-style-name="Excel_BuiltIn_Comma_0" style:data-style-name="N37">
      <style:table-cell-properties style:vertical-align="top" fo:background-color="transparent"/>
      <style:text-properties style:font-name="Arial1" style:font-name-asian="Arial1" style:font-name-complex="Arial1" fo:font-size="9pt" style:font-size-asian="9pt" style:font-size-complex="9pt"/>
    </style:style>
    <style:style style:name="ce114" style:family="table-cell" style:parent-style-name="Default" style:data-style-name="N30">
      <style:table-cell-properties style:vertical-align="automatic"/>
      <style:text-properties style:font-name="Arial1" style:font-name-asian="Arial1" style:font-name-complex="Arial1" fo:font-size="9pt" style:font-size-asian="9pt" style:font-size-complex="9pt"/>
    </style:style>
    <style:style style:name="ce115" style:family="table-cell" style:parent-style-name="Default" style:data-style-name="N0">
      <style:table-cell-properties style:vertical-align="automatic"/>
      <style:text-properties fo:color="#FF6600" style:font-name="Arial1" style:font-name-asian="Arial1" style:font-name-complex="Arial1" fo:font-size="9pt" style:font-size-asian="9pt" style:font-size-complex="9pt" fo:font-weight="bold" style:font-weight-asian="bold" style:font-weight-complex="bold"/>
    </style:style>
    <style:style style:name="ce116" style:family="table-cell" style:parent-style-name="Default" style:data-style-name="N0">
      <style:table-cell-properties fo:border-top="none" fo:border-bottom="thin solid #3C3C3C" fo:border-left="none" fo:border-right="none"/>
      <style:text-properties fo:color="#0000FF" style:font-name="Arial1" style:font-name-asian="Arial1" style:font-name-complex="Arial1" fo:font-size="9pt" style:font-size-asian="9pt" style:font-size-complex="9pt" fo:font-weight="bold" style:font-weight-asian="bold" style:font-weight-complex="bold"/>
    </style:style>
    <style:style style:name="ce117" style:family="table-cell" style:parent-style-name="Default" style:data-style-name="N0">
      <style:table-cell-properties style:vertical-align="automatic" fo:wrap-option="wrap" style:repeat-content="false"/>
      <style:paragraph-properties fo:text-align="end" fo:margin-right="0cm"/>
      <style:text-properties style:font-name="Arial1" style:font-name-asian="Arial1" style:font-name-complex="Arial1" fo:font-size="9pt" style:font-size-asian="9pt" style:font-size-complex="9pt"/>
    </style:style>
    <style:style style:name="ce118" style:family="table-cell" style:parent-style-name="Default" style:data-style-name="N0">
      <style:table-cell-properties style:vertical-align="top" fo:wrap-option="wrap" style:repeat-content="false"/>
      <style:paragraph-properties fo:text-align="end" fo:margin-right="0cm"/>
      <style:text-properties style:font-name="Arial1" style:font-name-asian="Arial1" style:font-name-complex="Arial1" fo:font-size="9pt" style:font-size-asian="9pt" style:font-size-complex="9pt"/>
    </style:style>
    <style:style style:name="ce119" style:family="table-cell" style:parent-style-name="Default" style:data-style-name="N0">
      <style:table-cell-properties style:vertical-align="middle" fo:wrap-option="wrap"/>
    </style:style>
    <style:style style:name="ce120" style:family="table-cell" style:parent-style-name="Default" style:data-style-name="N0">
      <style:table-cell-properties style:vertical-align="middle"/>
      <style:text-properties style:font-name="Arial1" style:font-name-asian="Arial1" style:font-name-complex="Arial1" fo:font-size="9pt" style:font-size-asian="9pt" style:font-size-complex="9pt"/>
    </style:style>
    <style:style style:name="ce121" style:family="table-cell" style:parent-style-name="Default" style:data-style-name="N0">
      <style:table-cell-properties style:vertical-align="automatic"/>
    </style:style>
    <style:style style:name="ce122" style:family="table-cell" style:parent-style-name="Default" style:data-style-name="N0">
      <style:table-cell-properties style:vertical-align="top"/>
      <style:text-properties fo:color="#008000" style:font-name="Arial1" style:font-name-asian="Arial1" style:font-name-complex="Arial1" fo:font-size="9pt" style:font-size-asian="9pt" style:font-size-complex="9pt"/>
    </style:style>
    <style:style style:name="ce123" style:family="table-cell" style:parent-style-name="Default" style:data-style-name="N0">
      <style:text-properties fo:color="#0000FF" style:font-name="Arial1" style:font-name-asian="Arial1" style:font-name-complex="Arial1" fo:font-size="9pt" style:font-size-asian="9pt" style:font-size-complex="9pt" fo:font-weight="bold" style:font-weight-asian="bold" style:font-weight-complex="bold"/>
    </style:style>
    <style:style style:name="ce124" style:family="table-cell" style:parent-style-name="Default" style:data-style-name="N0">
      <style:table-cell-properties style:vertical-align="automatic" style:repeat-content="false"/>
      <style:paragraph-properties fo:text-align="end" fo:margin-right="0cm"/>
    </style:style>
    <style:style style:name="ce125" style:family="table-cell" style:parent-style-name="Default" style:data-style-name="N0">
      <style:table-cell-properties style:vertical-align="top"/>
      <style:text-properties fo:color="#FF0000" style:font-name="Arial1" style:font-name-asian="Arial1" style:font-name-complex="Arial1" fo:font-size="9pt" style:font-size-asian="9pt" style:font-size-complex="9pt"/>
    </style:style>
    <style:style style:name="ce126" style:family="table-cell" style:parent-style-name="Default" style:data-style-name="N0">
      <style:table-cell-properties style:vertical-align="top"/>
      <style:text-properties fo:color="#008000" style:font-name="Arial1" style:font-name-asian="Arial1" style:font-name-complex="Arial1" fo:font-size="10pt" style:font-size-asian="10pt" style:font-size-complex="10pt" fo:font-weight="bold" style:font-weight-asian="bold" style:font-weight-complex="bold"/>
    </style:style>
    <style:style style:name="ce127" style:family="table-cell" style:parent-style-name="Default" style:data-style-name="N0">
      <style:table-cell-properties fo:border-top="none" fo:border-bottom="thin solid #3C3C3C" fo:border-left="none" fo:border-right="none" style:vertical-align="automatic"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style>
    <style:style style:name="ce128" style:family="table-cell" style:parent-style-name="Default" style:data-style-name="N0">
      <style:table-cell-properties style:vertical-align="automatic"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style>
    <style:style style:name="ce129" style:family="table-cell" style:parent-style-name="Default" style:data-style-name="N0">
      <style:table-cell-properties fo:border-top="none" fo:border-bottom="thin solid #3C3C3C" fo:border-left="none" fo:border-right="none" style:vertical-align="top"/>
      <style:text-properties style:font-name="Arial1" style:font-name-asian="Arial1" style:font-name-complex="Arial1" fo:font-size="9pt" style:font-size-asian="9pt" style:font-size-complex="9pt"/>
    </style:style>
    <style:style style:name="ce130" style:family="table-cell" style:parent-style-name="Default" style:data-style-name="N0">
      <style:text-properties fo:color="#FF0000" style:font-name="Arial1" style:font-name-asian="Arial1" style:font-name-complex="Arial1" fo:font-size="9pt" style:font-size-asian="9pt" style:font-size-complex="9pt"/>
    </style:style>
    <style:style style:name="ce131" style:family="table-cell" style:parent-style-name="Default" style:data-style-name="N0">
      <style:table-cell-properties style:vertical-align="automatic" fo:background-color="transparent" style:repeat-content="false"/>
      <style:paragraph-properties fo:text-align="end" fo:margin-right="0cm"/>
      <style:text-properties fo:color="#008000" style:font-name="Arial1" style:font-name-asian="Arial1" style:font-name-complex="Arial1" fo:font-size="10pt" style:font-size-asian="10pt" style:font-size-complex="10pt"/>
    </style:style>
    <style:style style:name="ce132" style:family="table-cell" style:parent-style-name="Default" style:data-style-name="N0">
      <style:table-cell-properties style:vertical-align="middle" fo:wrap-option="wrap" fo:background-color="transparent"/>
      <style:text-properties style:font-name="Arial1" style:font-name-asian="Arial1" style:font-name-complex="Arial1" fo:font-size="9pt" style:font-size-asian="9pt" style:font-size-complex="9pt"/>
    </style:style>
    <style:style style:name="ce133" style:family="table-cell" style:parent-style-name="Default" style:data-style-name="N0">
      <style:table-cell-properties style:vertical-align="automatic" fo:wrap-option="wrap" fo:background-color="transparent"/>
      <style:text-properties style:font-name="Arial1" style:font-name-asian="Arial1" style:font-name-complex="Arial1" fo:font-size="9pt" style:font-size-asian="9pt" style:font-size-complex="9pt"/>
    </style:style>
    <style:style style:name="ce134"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1" style:font-name-asian="Arial1" style:font-name-complex="Arial1" fo:font-size="9pt" style:font-size-asian="9pt" style:font-size-complex="9pt"/>
    </style:style>
    <style:style style:name="ce135" style:family="table-cell" style:parent-style-name="Default" style:data-style-name="N0">
      <style:table-cell-properties style:vertical-align="automatic" fo:wrap-option="wrap" fo:background-color="transparent"/>
    </style:style>
    <style:style style:name="ce136" style:family="table-cell" style:parent-style-name="Default" style:data-style-name="N0">
      <style:table-cell-properties style:vertical-align="top" fo:wrap-option="wrap" fo:background-color="transparent"/>
      <style:text-properties style:font-name="Arial1" style:font-name-asian="Arial1" style:font-name-complex="Arial1" fo:font-size="9pt" style:font-size-asian="9pt" style:font-size-complex="9pt"/>
    </style:style>
    <style:style style:name="ce137" style:family="table-cell" style:parent-style-name="Default" style:data-style-name="N0">
      <style:table-cell-properties style:vertical-align="automatic" fo:wrap-option="wrap" fo:background-color="transparent"/>
      <style:text-properties fo:color="#FF6600" style:font-name="Arial1" style:font-name-asian="Arial1" style:font-name-complex="Arial1" fo:font-size="9pt" style:font-size-asian="9pt" style:font-size-complex="9pt" fo:font-weight="bold" style:font-weight-asian="bold" style:font-weight-complex="bold"/>
    </style:style>
    <style:style style:name="ce138" style:family="table-cell" style:parent-style-name="Default" style:data-style-name="N0">
      <style:table-cell-properties fo:background-color="transparent"/>
    </style:style>
    <style:style style:name="ce139" style:family="table-cell" style:parent-style-name="Default" style:data-style-name="N0">
      <style:table-cell-properties fo:border-top="thin solid #3C3C3C" fo:border-bottom="none" fo:border-left="none" fo:border-right="none" style:vertical-align="automatic" fo:wrap-option="wrap" fo:background-color="transparent"/>
      <style:text-properties fo:color="#FF6600" style:font-name="Arial1" style:font-name-asian="Arial1" style:font-name-complex="Arial1" fo:font-size="9pt" style:font-size-asian="9pt" style:font-size-complex="9pt" fo:font-weight="bold" style:font-weight-asian="bold" style:font-weight-complex="bold"/>
    </style:style>
    <style:style style:name="ce140" style:family="table-cell" style:parent-style-name="Default" style:data-style-name="N0">
      <style:table-cell-properties fo:border-top="thin solid #3C3C3C" fo:border-bottom="none" fo:border-left="thin solid #3C3C3C" fo:border-right="none"/>
    </style:style>
    <style:style style:name="ce141" style:family="table-cell" style:parent-style-name="Default" style:data-style-name="N0">
      <style:table-cell-properties fo:border-top="thin solid #3C3C3C" fo:border-bottom="none" fo:border-left="none" fo:border-right="none"/>
    </style:style>
    <style:style style:name="ce142" style:family="table-cell" style:parent-style-name="Default" style:data-style-name="N0">
      <style:table-cell-properties fo:border-top="thin solid #3C3C3C" fo:border-bottom="thin solid #3C3C3C" fo:border-left="none" fo:border-right="none"/>
    </style:style>
    <style:style style:name="ce143" style:family="table-cell" style:parent-style-name="Default" style:data-style-name="N0">
      <style:table-cell-properties fo:border-top="none" fo:border-bottom="none" fo:border-left="thin solid #3C3C3C" fo:border-right="none" style:vertical-align="automatic"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144" style:family="table-cell" style:parent-style-name="Default" style:data-style-name="N30">
      <style:table-cell-properties fo:border="thin solid #3C3C3C" style:vertical-align="automatic" fo:background-color="#FFFF99" style:repeat-content="false"/>
      <style:paragraph-properties fo:text-align="start" fo:margin-left="0.353cm"/>
      <style:text-properties style:font-name="Arial1" style:font-name-asian="Arial1" style:font-name-complex="Arial1" fo:font-size="10pt" style:font-size-asian="10pt" style:font-size-complex="10pt" fo:font-weight="bold" style:font-weight-asian="bold" style:font-weight-complex="bold"/>
    </style:style>
    <style:style style:name="ce145" style:family="table-cell" style:parent-style-name="Default" style:data-style-name="N30">
      <style:table-cell-properties fo:border-top="none" fo:border-bottom="thin solid #3C3C3C" fo:border-left="thin solid #3C3C3C" fo:border-right="none" style:vertical-align="automatic" fo:background-color="transparent" style:repeat-content="false"/>
      <style:paragraph-properties fo:text-align="start" fo:margin-left="0.353cm"/>
      <style:text-properties style:font-name="Arial1" style:font-name-asian="Arial1" style:font-name-complex="Arial1" fo:font-size="10pt" style:font-size-asian="10pt" style:font-size-complex="10pt" fo:font-weight="bold" style:font-weight-asian="bold" style:font-weight-complex="bold"/>
    </style:style>
    <style:style style:name="ce146" style:family="table-cell" style:parent-style-name="Default" style:data-style-name="N30">
      <style:table-cell-properties fo:border-top="none" fo:border-bottom="thin solid #3C3C3C" fo:border-left="none" fo:border-right="thin solid #3C3C3C" style:vertical-align="automatic" fo:wrap-option="wrap" fo:background-color="transparent"/>
      <style:text-properties style:font-name="Arial1" style:font-name-asian="Arial1" style:font-name-complex="Arial1" fo:font-size="8pt" style:font-size-asian="8pt" style:font-size-complex="8pt"/>
    </style:style>
    <style:style style:name="ce147" style:family="table-cell" style:parent-style-name="Default" style:data-style-name="N30">
      <style:table-cell-properties fo:border-top="thin solid #3C3C3C" fo:border-bottom="thin solid #3C3C3C" fo:border-left="thin solid #3C3C3C" fo:border-right="none" style:vertical-align="automatic" fo:background-color="transparent" style:repeat-content="false"/>
      <style:paragraph-properties fo:text-align="start" fo:margin-left="0.353cm"/>
      <style:text-properties style:font-name="Arial1" style:font-name-asian="Arial1" style:font-name-complex="Arial1" fo:font-size="10pt" style:font-size-asian="10pt" style:font-size-complex="10pt" fo:font-weight="bold" style:font-weight-asian="bold" style:font-weight-complex="bold"/>
    </style:style>
    <style:style style:name="ce148" style:family="table-cell" style:parent-style-name="Default" style:data-style-name="N30">
      <style:table-cell-properties fo:border-top="thin solid #3C3C3C" fo:border-bottom="thin solid #3C3C3C" fo:border-left="none" fo:border-right="thin solid #3C3C3C" style:vertical-align="automatic" fo:wrap-option="wrap" fo:background-color="transparent"/>
      <style:text-properties style:font-name="Arial1" style:font-name-asian="Arial1" style:font-name-complex="Arial1" fo:font-size="8pt" style:font-size-asian="8pt" style:font-size-complex="8pt"/>
    </style:style>
    <style:style style:name="ce149" style:family="table-cell" style:parent-style-name="Default" style:data-style-name="N0">
      <style:table-cell-properties fo:border-top="none" fo:border-bottom="thin solid #3C3C3C" fo:border-left="thin solid #3C3C3C" fo:border-right="none" style:vertical-align="automatic"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150" style:family="table-cell" style:parent-style-name="Default" style:data-style-name="N30">
      <style:table-cell-properties fo:border-top="none" fo:border-bottom="thin solid #3C3C3C" fo:border-left="none" fo:border-right="none" style:vertical-align="automatic" fo:background-color="transparent" style:repeat-content="false"/>
      <style:paragraph-properties fo:text-align="start" fo:margin-left="0.353cm"/>
      <style:text-properties style:font-name="Arial1" style:font-name-asian="Arial1" style:font-name-complex="Arial1" fo:font-size="10pt" style:font-size-asian="10pt" style:font-size-complex="10pt" fo:font-weight="bold" style:font-weight-asian="bold" style:font-weight-complex="bold"/>
    </style:style>
    <style:style style:name="ce151" style:family="table-cell" style:parent-style-name="Default" style:data-style-name="N30">
      <style:table-cell-properties fo:border-top="none" fo:border-bottom="thin solid #3C3C3C" fo:border-left="none" fo:border-right="none" style:vertical-align="automatic" fo:wrap-option="wrap" fo:background-color="transparent"/>
      <style:text-properties style:font-name="Arial1" style:font-name-asian="Arial1" style:font-name-complex="Arial1" fo:font-size="8pt" style:font-size-asian="8pt" style:font-size-complex="8pt"/>
    </style:style>
    <style:style style:name="ce152" style:family="table-cell" style:parent-style-name="Default" style:data-style-name="N0">
      <style:text-properties fo:color="#800000" style:font-name="Arial1" style:font-name-asian="Arial1" style:font-name-complex="Arial1" fo:font-size="12pt" style:font-size-asian="12pt" style:font-size-complex="12pt"/>
    </style:style>
    <style:style style:name="ce153" style:family="table-cell" style:parent-style-name="Default" style:data-style-name="N0">
      <style:table-cell-properties fo:border-top="none" fo:border-bottom="thin solid #3C3C3C" fo:border-left="none" fo:border-right="none"/>
      <style:text-properties fo:font-size="10pt" style:font-size-asian="10pt" style:font-size-complex="10pt"/>
    </style:style>
    <style:style style:name="ce154" style:family="table-cell" style:parent-style-name="Default" style:data-style-name="N0">
      <style:text-properties fo:font-size="10pt" style:font-size-asian="10pt" style:font-size-complex="10pt"/>
    </style:style>
    <style:style style:name="ce155" style:family="table-cell" style:parent-style-name="Default" style:data-style-name="N0">
      <style:table-cell-properties fo:border-top="thin solid #3C3C3C" fo:border-bottom="none" fo:border-left="thin solid #3C3C3C" fo:border-right="none"/>
      <style:text-properties style:font-name="Arial1" style:font-name-asian="Arial1" style:font-name-complex="Arial1" fo:font-size="10pt" style:font-size-asian="10pt" style:font-size-complex="10pt"/>
    </style:style>
    <style:style style:name="ce156" style:family="table-cell" style:parent-style-name="Default" style:data-style-name="N0">
      <style:table-cell-properties fo:border-top="thin solid #3C3C3C" fo:border-bottom="none" fo:border-left="none" fo:border-right="none" style:vertical-align="automatic" fo:wrap-option="wrap"/>
      <style:text-properties style:font-name="Arial1" style:font-name-asian="Arial1" style:font-name-complex="Arial1" fo:font-size="10pt" style:font-size-asian="10pt" style:font-size-complex="10pt"/>
    </style:style>
    <style:style style:name="ce157" style:family="table-cell" style:parent-style-name="Default" style:data-style-name="N0">
      <style:table-cell-properties fo:border-top="thin solid #3C3C3C" fo:border-bottom="thin solid #3C3C3C" fo:border-left="none" fo:border-right="none" style:vertical-align="automatic" fo:wrap-option="wrap"/>
      <style:text-properties style:font-name="Arial1" style:font-name-asian="Arial1" style:font-name-complex="Arial1" fo:font-size="10pt" style:font-size-asian="10pt" style:font-size-complex="10pt"/>
    </style:style>
    <style:style style:name="ce158" style:family="table-cell" style:parent-style-name="Default" style:data-style-name="N0">
      <style:table-cell-properties fo:border-top="thin solid #3C3C3C" fo:border-bottom="none" fo:border-left="none" fo:border-right="none"/>
      <style:text-properties style:font-name="Arial1" style:font-name-asian="Arial1" style:font-name-complex="Arial1" fo:font-size="10pt" style:font-size-asian="10pt" style:font-size-complex="10pt"/>
    </style:style>
    <style:style style:name="ce159" style:family="table-cell" style:parent-style-name="Default" style:data-style-name="N30">
      <style:table-cell-properties fo:border-top="none" fo:border-bottom="thin solid #3C3C3C" fo:border-left="none" fo:border-right="thin solid #3C3C3C" style:vertical-align="automatic" fo:wrap-option="wrap" fo:background-color="transparent"/>
      <style:text-properties style:font-name="Arial1" style:font-name-asian="Arial1" style:font-name-complex="Arial1" fo:font-size="10pt" style:font-size-asian="10pt" style:font-size-complex="10pt" fo:font-weight="bold" style:font-weight-asian="bold" style:font-weight-complex="bold"/>
    </style:style>
    <style:style style:name="ce160" style:family="table-cell" style:parent-style-name="Default" style:data-style-name="N30">
      <style:table-cell-properties fo:border-top="thin solid #3C3C3C" fo:border-bottom="thin solid #3C3C3C" fo:border-left="none" fo:border-right="thin solid #3C3C3C" style:vertical-align="automatic" fo:wrap-option="wrap" fo:background-color="transparent"/>
      <style:text-properties style:font-name="Arial1" style:font-name-asian="Arial1" style:font-name-complex="Arial1" fo:font-size="10pt" style:font-size-asian="10pt" style:font-size-complex="10pt" fo:font-weight="bold" style:font-weight-asian="bold" style:font-weight-complex="bold"/>
    </style:style>
    <style:style style:name="ce161" style:family="table-cell" style:parent-style-name="Default" style:data-style-name="N0">
      <style:table-cell-properties fo:border-top="thin solid #3C3C3C" fo:border-bottom="thin solid #3C3C3C" fo:border-left="none" fo:border-right="thin solid #3C3C3C"/>
      <style:text-properties style:font-name="Arial1" style:font-name-asian="Arial1" style:font-name-complex="Arial1" fo:font-size="10pt" style:font-size-asian="10pt" style:font-size-complex="10pt" fo:font-weight="bold" style:font-weight-asian="bold" style:font-weight-complex="bold"/>
    </style:style>
    <style:style style:name="ce162" style:family="table-cell" style:parent-style-name="Default" style:data-style-name="N0">
      <style:table-cell-properties style:vertical-align="automatic" fo:wrap-option="wrap"/>
      <style:text-properties style:font-name="Arial1" style:font-name-asian="Arial1" style:font-name-complex="Arial1" fo:font-size="10pt" style:font-size-asian="10pt" style:font-size-complex="10pt"/>
    </style:style>
    <style:style style:name="ce163" style:family="table-cell" style:parent-style-name="Default" style:data-style-name="N0">
      <style:table-cell-properties fo:border-top="none" fo:border-bottom="thin solid #3C3C3C" fo:border-left="none" fo:border-right="none"/>
      <style:text-properties style:font-name="Arial1" style:font-name-asian="Arial1" style:font-name-complex="Arial1" fo:font-size="10pt" style:font-size-asian="10pt" style:font-size-complex="10pt"/>
    </style:style>
    <style:style style:name="ce164" style:family="table-cell" style:parent-style-name="Default" style:data-style-name="N0">
      <style:table-cell-properties fo:border-top="thin solid #3C3C3C" fo:border-bottom="thin solid #3C3C3C" fo:border-left="none" fo:border-right="thin solid #3C3C3C" style:vertical-align="automatic" fo:wrap-option="wrap"/>
      <style:text-properties style:font-name="Arial1" style:font-name-asian="Arial1" style:font-name-complex="Arial1" fo:font-size="10pt" style:font-size-asian="10pt" style:font-size-complex="10pt" fo:font-weight="bold" style:font-weight-asian="bold" style:font-weight-complex="bold"/>
    </style:style>
    <style:style style:name="ce165" style:family="table-cell" style:parent-style-name="Default" style:data-style-name="N0">
      <style:table-cell-properties style:vertical-align="automatic" fo:wrap-option="wrap"/>
      <style:text-properties style:font-name="Arial1" style:font-name-asian="Arial1" style:font-name-complex="Arial1" fo:font-size="10pt" style:font-size-asian="10pt" style:font-size-complex="10pt" fo:font-weight="bold" style:font-weight-asian="bold" style:font-weight-complex="bold"/>
    </style:style>
    <style:style style:name="ce166" style:family="table-cell" style:parent-style-name="Default" style:data-style-name="N0">
      <style:table-cell-properties fo:border-top="thin solid #3C3C3C" fo:border-bottom="none" fo:border-left="none" fo:border-right="none" fo:background-color="transparent"/>
    </style:style>
    <style:style style:name="ce167" style:family="table-cell" style:parent-style-name="Default" style:data-style-name="N0">
      <style:table-cell-properties style:vertical-align="middle" fo:wrap-option="wrap" fo:background-color="transparent" style:repeat-content="false"/>
      <style:paragraph-properties fo:text-align="center"/>
      <style:text-properties style:font-name="Calibri" style:font-name-asian="Calibri" style:font-name-complex="Calibri" fo:font-size="10pt" style:font-size-asian="10pt" style:font-size-complex="10pt"/>
    </style:style>
    <style:style style:name="ce168"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169" style:family="table-cell" style:parent-style-name="Incorrecto" style:data-style-name="N0">
      <style:table-cell-properties fo:background-color="#FFC7CE"/>
      <style:text-properties fo:color="#9C0006" style:font-name="Calibri" style:font-name-asian="Calibri" style:font-name-complex="Calibri"/>
    </style:style>
    <style:style style:name="ce170" style:family="table-cell" style:parent-style-name="Incorrecto" style:data-style-name="N0">
      <style:table-cell-properties style:vertical-align="automatic" fo:background-color="#FFC7CE" style:repeat-content="false"/>
      <style:paragraph-properties fo:text-align="center"/>
      <style:text-properties fo:color="#9C0006" style:font-name="Calibri" style:font-name-asian="Calibri" style:font-name-complex="Calibri"/>
    </style:style>
    <style:style style:name="T9"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0" style:family="text" style:parent-style-name="Default">
      <style:text-properties fo:color="#FF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FF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2"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3"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4"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7" style:family="text" style:parent-style-name="Default">
      <style:text-properties fo:color="#00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18" style:family="text" style:parent-style-name="Default">
      <style:text-properties fo:color="#339966"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9" style:family="text" style:parent-style-name="Default">
      <style:text-properties fo:color="#FF00FF"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0"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53458333333333cm"/>
    </style:style>
    <style:style style:name="co2" style:family="table-column">
      <style:table-column-properties fo:break-before="auto" style:column-width="2.16958333333333cm"/>
    </style:style>
    <style:style style:name="co3" style:family="table-column">
      <style:table-column-properties fo:break-before="auto" style:column-width="2.51354166666667cm"/>
    </style:style>
    <style:style style:name="co4" style:family="table-column">
      <style:table-column-properties fo:break-before="auto" style:column-width="3.04270833333333cm"/>
    </style:style>
    <style:style style:name="co5" style:family="table-column">
      <style:table-column-properties fo:break-before="auto" style:column-width="2.619375cm"/>
    </style:style>
    <style:style style:name="co6" style:family="table-column">
      <style:table-column-properties fo:break-before="auto" style:column-width="2.83104166666667cm"/>
    </style:style>
    <style:style style:name="co7" style:family="table-column">
      <style:table-column-properties fo:break-before="auto" style:column-width="2.32833333333333cm"/>
    </style:style>
    <style:style style:name="co8" style:family="table-column">
      <style:table-column-properties fo:break-before="auto" style:column-width="1.11125cm"/>
    </style:style>
    <style:style style:name="co9" style:family="table-column">
      <style:table-column-properties fo:break-before="auto" style:column-width="0.449791666666667cm"/>
    </style:style>
    <style:style style:name="co10" style:family="table-column">
      <style:table-column-properties fo:break-before="auto" style:column-width="0.396875cm"/>
    </style:style>
    <style:style style:name="co11" style:family="table-column">
      <style:table-column-properties fo:break-before="auto" style:column-width="1.825625cm"/>
    </style:style>
    <style:style style:name="co12" style:family="table-column">
      <style:table-column-properties fo:break-before="auto" style:column-width="0.211666666666667cm"/>
    </style:style>
    <style:style style:name="co13" style:family="table-column">
      <style:table-column-properties fo:break-before="auto" style:column-width="1.64041666666667cm"/>
    </style:style>
    <style:style style:name="co14" style:family="table-column">
      <style:table-column-properties fo:break-before="auto" style:column-width="0.264583333333333cm"/>
    </style:style>
    <style:style style:name="co15" style:family="table-column">
      <style:table-column-properties fo:break-before="auto" style:column-width="1.16416666666667cm"/>
    </style:style>
    <style:style style:name="co16" style:family="table-column">
      <style:table-column-properties fo:break-before="auto" style:column-width="1.666875cm"/>
    </style:style>
    <style:style style:name="co17" style:family="table-column">
      <style:table-column-properties fo:break-before="auto" style:column-width="12.54125cm"/>
    </style:style>
    <style:style style:name="co18" style:family="table-column">
      <style:table-column-properties fo:break-before="auto" style:column-width="2.24895833333333cm"/>
    </style:style>
    <style:style style:name="co19" style:family="table-column">
      <style:table-column-properties fo:break-before="auto" style:column-width="1.45520833333333cm"/>
    </style:style>
    <style:style style:name="co20" style:family="table-column">
      <style:table-column-properties fo:break-before="auto" style:column-width="3.36020833333333cm"/>
    </style:style>
    <style:style style:name="co21" style:family="table-column">
      <style:table-column-properties fo:break-before="auto" style:column-width="4.841875cm"/>
    </style:style>
    <style:style style:name="co22" style:family="table-column">
      <style:table-column-properties fo:break-before="auto" style:column-width="9.89541666666667cm"/>
    </style:style>
    <style:style style:name="co23" style:family="table-column">
      <style:table-column-properties fo:break-before="auto" style:column-width="1.190625cm"/>
    </style:style>
    <style:style style:name="co24" style:family="table-column">
      <style:table-column-properties fo:break-before="auto" style:column-width="3.12208333333333cm"/>
    </style:style>
    <style:style style:name="co25" style:family="table-column">
      <style:table-column-properties fo:break-before="auto" style:column-width="6.53520833333333cm"/>
    </style:style>
    <style:style style:name="co26" style:family="table-column">
      <style:table-column-properties fo:break-before="auto" style:column-width="11.1389583333333cm"/>
    </style:style>
    <style:style style:name="co27" style:family="table-column">
      <style:table-column-properties fo:break-before="auto" style:column-width="7.64645833333333cm"/>
    </style:style>
    <style:style style:name="co28" style:family="table-column">
      <style:table-column-properties fo:break-before="auto" style:column-width="2.38125cm"/>
    </style:style>
    <style:style style:name="ro1" style:family="table-row">
      <style:table-row-properties style:row-height="21.6pt" style:use-optimal-row-height="false" fo:break-before="auto"/>
    </style:style>
    <style:style style:name="ro2" style:family="table-row">
      <style:table-row-properties style:row-height="21pt" style:use-optimal-row-height="false" fo:break-before="auto"/>
    </style:style>
    <style:style style:name="ro3" style:family="table-row">
      <style:table-row-properties style:row-height="17.45pt" style:use-optimal-row-height="false" fo:break-before="auto"/>
    </style:style>
    <style:style style:name="ro4" style:family="table-row">
      <style:table-row-properties style:row-height="13.15pt" style:use-optimal-row-height="false" fo:break-before="auto"/>
    </style:style>
    <style:style style:name="ro5" style:family="table-row">
      <style:table-row-properties style:row-height="28.15pt" style:use-optimal-row-height="false" fo:break-before="auto"/>
    </style:style>
    <style:style style:name="ro6" style:family="table-row">
      <style:table-row-properties style:row-height="41.25pt" style:use-optimal-row-height="false" fo:break-before="auto"/>
    </style:style>
    <style:style style:name="ro7" style:family="table-row">
      <style:table-row-properties style:row-height="13.9pt" style:use-optimal-row-height="false" fo:break-before="auto"/>
    </style:style>
    <style:style style:name="ro8" style:family="table-row">
      <style:table-row-properties style:row-height="6pt" style:use-optimal-row-height="false" fo:break-before="auto"/>
    </style:style>
    <style:style style:name="ro9" style:family="table-row">
      <style:table-row-properties style:row-height="3.75pt" style:use-optimal-row-height="false" fo:break-before="auto"/>
    </style:style>
    <style:style style:name="ro10" style:family="table-row">
      <style:table-row-properties style:row-height="15.6pt" style:use-optimal-row-height="false" fo:break-before="auto"/>
    </style:style>
    <style:style style:name="ro11" style:family="table-row">
      <style:table-row-properties style:row-height="40.15pt" style:use-optimal-row-height="false" fo:break-before="auto"/>
    </style:style>
    <style:style style:name="ro12" style:family="table-row">
      <style:table-row-properties style:row-height="67.9pt" style:use-optimal-row-height="false" fo:break-before="auto"/>
    </style:style>
    <style:style style:name="ro13" style:family="table-row">
      <style:table-row-properties style:row-height="4.5pt" style:use-optimal-row-height="false" fo:break-before="auto"/>
    </style:style>
    <style:style style:name="ro14" style:family="table-row">
      <style:table-row-properties style:row-height="10.15pt" style:use-optimal-row-height="false" fo:break-before="auto"/>
    </style:style>
    <style:style style:name="ro15" style:family="table-row">
      <style:table-row-properties style:row-height="14.65pt" style:use-optimal-row-height="false" fo:break-before="auto"/>
    </style:style>
    <style:style style:name="ro16" style:family="table-row">
      <style:table-row-properties style:row-height="13.35pt" style:use-optimal-row-height="false" fo:break-before="auto"/>
    </style:style>
    <style:style style:name="ro17" style:family="table-row">
      <style:table-row-properties style:row-height="10.15pt" style:use-optimal-row-height="false" fo:break-before="page"/>
    </style:style>
    <style:style style:name="ro18" style:family="table-row">
      <style:table-row-properties style:row-height="20.85pt" style:use-optimal-row-height="false" fo:break-before="auto"/>
    </style:style>
    <style:style style:name="ro19" style:family="table-row">
      <style:table-row-properties style:row-height="13.15pt" style:use-optimal-row-height="false" fo:break-before="page"/>
    </style:style>
    <style:style style:name="ro20" style:family="table-row">
      <style:table-row-properties style:row-height="10.5pt" style:use-optimal-row-height="false" fo:break-before="auto"/>
    </style:style>
    <style:style style:name="ro21" style:family="table-row">
      <style:table-row-properties style:row-height="55.5pt" style:use-optimal-row-height="false" fo:break-before="auto"/>
    </style:style>
    <style:style style:name="ro22" style:family="table-row">
      <style:table-row-properties style:row-height="31.15pt" style:use-optimal-row-height="false" fo:break-before="auto"/>
    </style:style>
    <style:style style:name="ro23" style:family="table-row">
      <style:table-row-properties style:row-height="5.25pt" style:use-optimal-row-height="false" fo:break-before="auto"/>
    </style:style>
    <style:style style:name="ro24" style:family="table-row">
      <style:table-row-properties style:row-height="1.5pt" style:use-optimal-row-height="false" fo:break-before="page"/>
    </style:style>
    <style:style style:name="ro25" style:family="table-row">
      <style:table-row-properties style:row-height="11.25pt" style:use-optimal-row-height="false" fo:break-before="auto"/>
    </style:style>
    <style:style style:name="ro26" style:family="table-row">
      <style:table-row-properties style:row-height="12.75pt" style:use-optimal-row-height="false" fo:break-before="auto"/>
    </style:style>
    <style:style style:name="ro27" style:family="table-row">
      <style:table-row-properties style:row-height="39.75pt" style:use-optimal-row-height="false" fo:break-before="auto"/>
    </style:style>
    <style:style style:name="ro28" style:family="table-row">
      <style:table-row-properties style:row-height="13.5pt" style:use-optimal-row-height="false" fo:break-before="auto"/>
    </style:style>
    <style:style style:name="ro29" style:family="table-row">
      <style:table-row-properties style:row-height="42.75pt" style:use-optimal-row-height="false" fo:break-before="auto"/>
    </style:style>
    <style:style style:name="ro30" style:family="table-row">
      <style:table-row-properties style:row-height="45pt" style:use-optimal-row-height="false" fo:break-before="auto"/>
    </style:style>
    <style:style style:name="ro31" style:family="table-row">
      <style:table-row-properties style:row-height="12pt" style:use-optimal-row-height="false" fo:break-before="auto"/>
    </style:style>
    <style:style style:name="ro32" style:family="table-row">
      <style:table-row-properties style:row-height="15pt" style:use-optimal-row-height="false" fo:break-before="auto"/>
    </style:style>
    <style:style style:name="ro33" style:family="table-row">
      <style:table-row-properties style:row-height="27pt" style:use-optimal-row-height="false" fo:break-before="auto"/>
    </style:style>
    <style:style style:name="ro34" style:family="table-row">
      <style:table-row-properties style:row-height="25.5pt" style:use-optimal-row-height="false" fo:break-before="auto"/>
    </style:style>
    <style:style style:name="ro35" style:family="table-row">
      <style:table-row-properties style:row-height="36.75pt" style:use-optimal-row-height="false" fo:break-before="auto"/>
    </style:style>
    <style:style style:name="ro36" style:family="table-row">
      <style:table-row-properties style:row-height="24.75pt" style:use-optimal-row-height="false" fo:break-before="auto"/>
    </style:style>
    <style:style style:name="ro37" style:family="table-row">
      <style:table-row-properties style:row-height="37.5pt" style:use-optimal-row-height="false" fo:break-before="auto"/>
    </style:style>
    <style:style style:name="ro38" style:family="table-row">
      <style:table-row-properties style:row-height="36pt" style:use-optimal-row-height="false" fo:break-before="auto"/>
    </style:style>
    <style:style style:name="ro39" style:family="table-row">
      <style:table-row-properties style:row-height="28.5pt" style:use-optimal-row-height="false" fo:break-before="auto"/>
    </style:style>
    <style:style style:name="ro40" style:family="table-row">
      <style:table-row-properties style:row-height="27.75pt" style:use-optimal-row-height="false" fo:break-before="auto"/>
    </style:style>
    <style:style style:name="ro41" style:family="table-row">
      <style:table-row-properties style:row-height="14.25pt" style:use-optimal-row-height="false" fo:break-before="auto"/>
    </style:style>
    <style:style style:name="ro42" style:family="table-row">
      <style:table-row-properties style:row-height="26.25pt" style:use-optimal-row-height="false" fo:break-before="auto"/>
    </style:style>
    <style:style style:name="ro43" style:family="table-row">
      <style:table-row-properties style:row-height="7.5pt" style:use-optimal-row-height="false" fo:break-before="auto"/>
    </style:style>
    <style:style style:name="ro44" style:family="table-row">
      <style:table-row-properties style:row-height="17.25pt" style:use-optimal-row-height="false" fo:break-before="auto"/>
    </style:style>
    <style:style style:name="ro45" style:family="table-row">
      <style:table-row-properties style:row-height="24pt" style:use-optimal-row-height="false" fo:break-before="auto"/>
    </style:style>
    <style:style style:name="ro46" style:family="table-row">
      <style:table-row-properties style:row-height="14.45pt" style:use-optimal-row-height="false" fo:break-before="auto"/>
    </style:style>
    <style:style style:name="ro47" style:family="table-row">
      <style:table-row-properties style:row-height="8.25pt" style:use-optimal-row-height="false" fo:break-before="auto"/>
    </style:style>
    <style:style style:name="ro48" style:family="table-row">
      <style:table-row-properties style:row-height="12pt" style:use-optimal-row-height="false" fo:break-before="page"/>
    </style:style>
    <style:style style:name="ro49" style:family="table-row">
      <style:table-row-properties style:row-height="22.5pt" style:use-optimal-row-height="false" fo:break-before="auto"/>
    </style:style>
    <style:style style:name="ro50" style:family="table-row">
      <style:table-row-properties style:row-height="23.25pt" style:use-optimal-row-height="false" fo:break-before="auto"/>
    </style:style>
    <style:style style:name="ro51" style:family="table-row">
      <style:table-row-properties style:row-height="48pt" style:use-optimal-row-height="false" fo:break-before="auto"/>
    </style:style>
    <style:style style:name="ro52" style:family="table-row">
      <style:table-row-properties style:row-height="15.75pt" style:use-optimal-row-height="false" fo:break-before="auto"/>
    </style:style>
    <style:style style:name="ro53" style:family="table-row">
      <style:table-row-properties style:row-height="35.25pt" style:use-optimal-row-height="false" fo:break-before="auto"/>
    </style:style>
    <style:style style:name="ro54" style:family="table-row">
      <style:table-row-properties style:row-height="24.95pt" style:use-optimal-row-height="false" fo:break-before="auto"/>
    </style:style>
    <style:style style:name="ro55" style:family="table-row">
      <style:table-row-properties style:row-height="33.75pt" style:use-optimal-row-height="false" fo:break-before="auto"/>
    </style:style>
    <style:style style:name="ro56" style:family="table-row">
      <style:table-row-properties style:row-height="40.5pt" style:use-optimal-row-height="false" fo:break-before="auto"/>
    </style:style>
    <style:style style:name="ro57" style:family="table-row">
      <style:table-row-properties style:row-height="18pt" style:use-optimal-row-height="false" fo:break-before="auto"/>
    </style:style>
    <style:style style:name="ro58" style:family="table-row">
      <style:table-row-properties style:row-height="11.45pt" style:use-optimal-row-height="false" fo:break-before="auto"/>
    </style:style>
    <style:style style:name="ro59" style:family="table-row">
      <style:table-row-properties style:row-height="16.5pt" style:use-optimal-row-height="false" fo:break-before="auto"/>
    </style:style>
    <style:style style:name="ro60" style:family="table-row">
      <style:table-row-properties style:row-height="52.5pt" style:use-optimal-row-height="false" fo:break-before="auto"/>
    </style:style>
    <style:style style:name="ro61" style:family="table-row">
      <style:table-row-properties style:row-height="29.25pt" style:use-optimal-row-height="false" fo:break-before="auto"/>
    </style:style>
    <style:style style:name="ro62" style:family="table-row">
      <style:table-row-properties style:row-height="49.5pt" style:use-optimal-row-height="false" fo:break-before="auto"/>
    </style:style>
    <style:style style:name="ro63" style:family="table-row">
      <style:table-row-properties style:row-height="21.75pt" style:use-optimal-row-height="false" fo:break-before="auto"/>
    </style:style>
    <style:style style:name="ro64" style:family="table-row">
      <style:table-row-properties style:row-height="38.25pt" style:use-optimal-row-height="false" fo:break-before="auto"/>
    </style:style>
    <style:style style:name="ro65" style:family="table-row">
      <style:table-row-properties style:row-height="30pt" style:use-optimal-row-height="false" fo:break-before="auto"/>
    </style:style>
    <style:style style:name="ro66" style:family="table-row">
      <style:table-row-properties style:row-height="39pt" style:use-optimal-row-height="false" fo:break-before="auto"/>
    </style:style>
    <style:style style:name="ro67" style:family="table-row">
      <style:table-row-properties style:row-height="53.25pt" style:use-optimal-row-height="false" fo:break-before="auto"/>
    </style:style>
    <style:style style:name="ro68" style:family="table-row">
      <style:table-row-properties style:row-height="50.25pt" style:use-optimal-row-height="false" fo:break-before="auto"/>
    </style:style>
    <style:style style:name="ro69" style:family="table-row">
      <style:table-row-properties style:row-height="32.25pt" style:use-optimal-row-height="false" fo:break-before="auto"/>
    </style:style>
    <style:style style:name="ro70" style:family="table-row">
      <style:table-row-properties style:row-height="20.25pt" style:use-optimal-row-height="false" fo:break-before="auto"/>
    </style:style>
    <style:style style:name="ro71" style:family="table-row">
      <style:table-row-properties style:row-height="26.45pt" style:use-optimal-row-height="false" fo:break-before="auto"/>
    </style:style>
    <style:style style:name="ro72" style:family="table-row">
      <style:table-row-properties style:row-height="31.5pt" style:use-optimal-row-height="false" fo:break-before="auto"/>
    </style:style>
    <style:style style:name="ro73" style:family="table-row">
      <style:table-row-properties style:row-height="19.15pt" style:use-optimal-row-height="false" fo:break-before="auto"/>
    </style:style>
    <style:style style:name="ro74" style:family="table-row">
      <style:table-row-properties style:row-height="18.6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Portada" table:style-name="ta1">
        <table:table-column table:style-name="co1" table:default-cell-style-name="ce1"/>
        <table:table-column table:style-name="co2" table:number-columns-repeated="3"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2" table:number-columns-repeated="1016" table:default-cell-style-name="ce1"/>
        <table:table-column table:style-name="co7" table:number-columns-repeated="15360" table:default-cell-style-name="ce1"/>
        <table:table-row table:style-name="ro1">
          <table:table-cell table:style-name="ce2"/>
          <table:table-cell table:number-columns-repeated="3" table:style-name="ce3"/>
          <table:table-cell table:number-columns-repeated="3" table:style-name="ce4"/>
          <table:table-cell table:style-name="ce5"/>
          <table:table-cell table:style-name="ce1"/>
          <table:table-cell table:style-name="ce6"/>
          <table:table-cell table:number-columns-repeated="16374"/>
        </table:table-row>
        <table:table-row table:style-name="ro2">
          <table:table-cell table:style-name="ce7"/>
          <table:table-cell table:number-columns-repeated="3" table:style-name="ce8"/>
          <table:table-cell table:number-columns-repeated="3" table:style-name="ce1"/>
          <table:table-cell table:style-name="ce9"/>
          <table:table-cell table:style-name="ce1"/>
          <table:table-cell table:style-name="ce10"/>
          <table:table-cell table:number-columns-repeated="16374"/>
        </table:table-row>
        <table:table-row table:style-name="ro3">
          <table:table-cell table:style-name="ce7"/>
          <table:table-cell table:number-columns-repeated="6" table:style-name="ce1"/>
          <table:table-cell table:style-name="ce9"/>
          <table:table-cell table:style-name="ce1"/>
          <table:table-cell table:style-name="ce11"/>
          <table:table-cell table:number-columns-repeated="16374"/>
        </table:table-row>
        <table:table-row table:style-name="ro3">
          <table:table-cell table:style-name="ce7"/>
          <table:table-cell table:number-columns-repeated="3" table:style-name="ce12"/>
          <table:table-cell table:number-columns-repeated="3" table:style-name="ce1"/>
          <table:table-cell table:style-name="ce9"/>
          <table:table-cell table:style-name="ce1"/>
          <table:table-cell table:style-name="ce13"/>
          <table:table-cell table:number-columns-repeated="16374"/>
        </table:table-row>
        <table:table-row table:style-name="ro4">
          <table:table-cell table:style-name="ce7"/>
          <table:table-cell table:number-columns-repeated="6" table:style-name="ce1"/>
          <table:table-cell table:style-name="ce9"/>
          <table:table-cell table:number-columns-repeated="16376" table:style-name="ce1"/>
        </table:table-row>
        <table:table-row table:style-name="ro3">
          <table:table-cell table:style-name="ce14"/>
          <table:table-cell table:number-columns-repeated="6" table:style-name="ce1"/>
          <table:table-cell table:style-name="ce9"/>
          <table:table-cell table:number-columns-repeated="16376" table:style-name="ce1"/>
        </table:table-row>
        <table:table-row table:number-rows-repeated="10" table:style-name="ro4">
          <table:table-cell table:style-name="ce7"/>
          <table:table-cell table:number-columns-repeated="6" table:style-name="ce1"/>
          <table:table-cell table:style-name="ce9"/>
          <table:table-cell table:number-columns-repeated="16376" table:style-name="ce1"/>
        </table:table-row>
        <table:table-row table:number-rows-repeated="3" table:style-name="ro4">
          <table:table-cell table:style-name="ce7"/>
          <table:table-cell table:number-columns-repeated="6" table:style-name="ce1"/>
          <table:table-cell table:style-name="ce9"/>
          <table:table-cell table:number-columns-repeated="16376"/>
        </table:table-row>
        <table:table-row table:style-name="ro5">
          <table:table-cell table:style-name="ce15"/>
          <table:table-cell table:number-columns-repeated="6" table:style-name="ce1"/>
          <table:table-cell table:style-name="ce9"/>
          <table:table-cell table:number-columns-repeated="16376"/>
        </table:table-row>
        <table:table-row table:number-rows-repeated="2" table:style-name="ro4">
          <table:table-cell table:style-name="ce7"/>
          <table:table-cell table:number-columns-repeated="6" table:style-name="ce1"/>
          <table:table-cell table:style-name="ce9"/>
          <table:table-cell table:number-columns-repeated="16376"/>
        </table:table-row>
        <table:table-row table:style-name="ro4">
          <table:table-cell table:style-name="ce16"/>
          <table:table-cell table:number-columns-repeated="2" table:style-name="ce17"/>
          <table:table-cell table:number-columns-repeated="4" table:style-name="ce18"/>
          <table:table-cell table:style-name="ce19"/>
          <table:table-cell table:number-columns-repeated="16376" table:style-name="ce18"/>
        </table:table-row>
        <table:table-row table:style-name="ro4">
          <table:table-cell table:style-name="ce16"/>
          <table:table-cell table:number-columns-repeated="6" table:style-name="ce18"/>
          <table:table-cell table:style-name="ce19"/>
          <table:table-cell table:number-columns-repeated="16376" table:style-name="ce18"/>
        </table:table-row>
        <table:table-row table:number-rows-repeated="4" table:style-name="ro4">
          <table:table-cell table:style-name="ce7"/>
          <table:table-cell table:number-columns-repeated="6" table:style-name="ce1"/>
          <table:table-cell table:style-name="ce9"/>
          <table:table-cell table:number-columns-repeated="16376"/>
        </table:table-row>
        <table:table-row table:style-name="ro6">
          <table:table-cell table:number-columns-spanned="5" table:number-rows-spanned="1" table:style-name="ce26"/>
          <table:covered-table-cell table:number-columns-repeated="4"/>
          <table:table-cell table:number-columns-repeated="2" table:style-name="ce1"/>
          <table:table-cell table:style-name="ce9"/>
          <table:table-cell table:number-columns-repeated="16376"/>
        </table:table-row>
        <table:table-row table:number-rows-repeated="14" table:style-name="ro4">
          <table:table-cell table:style-name="ce7"/>
          <table:table-cell table:number-columns-repeated="6" table:style-name="ce1"/>
          <table:table-cell table:style-name="ce9"/>
          <table:table-cell table:number-columns-repeated="16376"/>
        </table:table-row>
        <table:table-row table:style-name="ro7">
          <table:table-cell table:style-name="ce7"/>
          <table:table-cell table:style-name="ce1"/>
          <table:table-cell table:style-name="ce20"/>
          <table:table-cell table:style-name="ce18"/>
          <table:table-cell table:number-columns-repeated="3" table:style-name="ce1"/>
          <table:table-cell table:style-name="ce9"/>
          <table:table-cell table:number-columns-repeated="16376"/>
        </table:table-row>
        <table:table-row table:number-rows-repeated="10" table:style-name="ro4">
          <table:table-cell table:style-name="ce7"/>
          <table:table-cell table:number-columns-repeated="6" table:style-name="ce1"/>
          <table:table-cell table:style-name="ce9"/>
          <table:table-cell table:number-columns-repeated="16376"/>
        </table:table-row>
        <table:table-row table:style-name="ro8">
          <table:table-cell table:style-name="ce7"/>
          <table:table-cell table:number-columns-repeated="6" table:style-name="ce1"/>
          <table:table-cell table:style-name="ce9"/>
          <table:table-cell table:number-columns-repeated="16376"/>
        </table:table-row>
        <table:table-row table:style-name="ro4">
          <table:table-cell table:style-name="ce7"/>
          <table:table-cell table:number-columns-repeated="6" table:style-name="ce1"/>
          <table:table-cell table:style-name="ce9"/>
          <table:table-cell table:number-columns-repeated="16376"/>
        </table:table-row>
        <table:table-row table:style-name="ro9">
          <table:table-cell table:style-name="ce7"/>
          <table:table-cell table:number-columns-repeated="6" table:style-name="ce1"/>
          <table:table-cell table:style-name="ce9"/>
          <table:table-cell table:number-columns-repeated="16376"/>
        </table:table-row>
        <table:table-row table:style-name="ro7">
          <table:table-cell table:style-name="ce7"/>
          <table:table-cell table:number-columns-repeated="4" table:style-name="ce1"/>
          <table:table-cell office:value-type="string" table:style-name="ce21">
            <text:p>Madrid,mayo de 2016</text:p>
          </table:table-cell>
          <table:table-cell table:style-name="ce1"/>
          <table:table-cell table:style-name="ce9"/>
          <table:table-cell table:number-columns-repeated="16376"/>
        </table:table-row>
        <table:table-row table:style-name="ro7">
          <table:table-cell table:style-name="ce22"/>
          <table:table-cell table:number-columns-repeated="4" table:style-name="ce23"/>
          <table:table-cell table:style-name="ce24"/>
          <table:table-cell table:style-name="ce23"/>
          <table:table-cell table:style-name="ce25"/>
          <table:table-cell table:number-columns-repeated="16376"/>
        </table:table-row>
        <table:table-row table:style-name="ro7">
          <table:table-cell table:number-columns-repeated="16384" table:style-name="ce1"/>
        </table:table-row>
        <table:table-row table:number-rows-repeated="1048516" table:style-name="ro4">
          <table:table-cell table:number-columns-repeated="16384"/>
        </table:table-row>
      </table:table>
      <table:table table:name="Modif__respecto_vers__anterior" table:style-name="ta2">
        <table:table-column table:style-name="co2" table:default-cell-style-name="ce1"/>
        <table:table-column table:style-name="co8" table:default-cell-style-name="ce1"/>
        <table:table-column table:style-name="co2" table:number-columns-repeated="1022" table:default-cell-style-name="ce1"/>
        <table:table-column table:style-name="co7" table:number-columns-repeated="15360" table:default-cell-style-name="ce1"/>
        <table:table-row table:number-rows-repeated="2" table:style-name="ro4">
          <table:table-cell table:number-columns-repeated="16384"/>
        </table:table-row>
        <table:table-row table:style-name="ro10">
          <table:table-cell office:value-type="string" table:style-name="ce27">
            <text:p>ÚLTIMA</text:p>
          </table:table-cell>
          <table:table-cell table:style-name="ce1"/>
          <table:table-cell office:value-type="string" table:style-name="ce28">
            <text:p>Modificaciones versión WEB-2005-2016</text:p>
          </table:table-cell>
          <table:table-cell table:number-columns-repeated="7" table:style-name="ce28"/>
          <table:table-cell table:number-columns-repeated="16374"/>
        </table:table-row>
        <table:table-row table:style-name="ro10">
          <table:table-cell table:style-name="ce27"/>
          <table:table-cell table:style-name="ce1"/>
          <table:table-cell office:value-type="string" table:number-columns-spanned="8" table:number-rows-spanned="1" table:style-name="ce30">
            <text:p>respecto a versión WEB 2005-2014</text:p>
          </table:table-cell>
          <table:covered-table-cell table:number-columns-repeated="7"/>
          <table:table-cell table:number-columns-repeated="16374"/>
        </table:table-row>
        <table:table-row table:style-name="ro11">
          <table:table-cell table:style-name="ce27"/>
          <table:table-cell table:style-name="ce1"/>
          <table:table-cell table:style-name="ce29"/>
          <table:table-cell office:value-type="string" table:number-columns-spanned="7" table:number-rows-spanned="1" table:style-name="ce31">
            <text:p>Nuevo código 38 en NFORMA y NCURSR, añadidos en el anexo de la CNED 2014. El de los estudios en curso (NCURSR) se añadió a la lista de códigos válidos en el T2 de 2015 y el del nivel de formación alcanzado (NFORMA) en el T2 de 2016</text:p>
          </table:table-cell>
          <table:covered-table-cell table:number-columns-repeated="6"/>
          <table:table-cell table:number-columns-repeated="16374"/>
        </table:table-row>
        <table:table-row table:style-name="ro12">
          <table:table-cell table:number-columns-repeated="3" table:style-name="ce1"/>
          <table:table-cell office:value-type="string" table:number-columns-spanned="7" table:number-rows-spanned="1" table:style-name="ce31">
            <text:p>El código 610 para las regiones de Francia en la variable REGEST (territorio donde está ubicado el establecimiento) añade a partir de 2016 los siguientes códigos: Guadalupe= 633, Martinica=634, Guayana=635, Reunión=636 y Mayotte=637. Cambio también en el código 600 en la denominación de alguna región de Portugal, en concreto el código 606=Región autónoma de las Azores y 607=Región autónoma de Madeira, en la misma variable. A partir del T1 de 2016<text:s text:c="2"/></text:p>
          </table:table-cell>
          <table:covered-table-cell table:number-columns-repeated="6"/>
          <table:table-cell table:number-columns-repeated="16374"/>
        </table:table-row>
        <table:table-row table:number-rows-repeated="1048570" table:style-name="ro4">
          <table:table-cell table:number-columns-repeated="16384"/>
        </table:table-row>
      </table:table>
      <table:table table:name="Diseño_de__Registro" table:style-name="ta3">
        <table:table-column table:style-name="co9" table:default-cell-style-name="ce1"/>
        <table:table-column table:style-name="co10" table:default-cell-style-name="ce1"/>
        <table:table-column table:style-name="co11" table:default-cell-style-name="ce36"/>
        <table:table-column table:style-name="co12" table:default-cell-style-name="ce33"/>
        <table:table-column table:style-name="co13" table:default-cell-style-name="ce34"/>
        <table:table-column table:style-name="co14" table:default-cell-style-name="ce34"/>
        <table:table-column table:style-name="co15" table:default-cell-style-name="ce34"/>
        <table:table-column table:style-name="co14" table:default-cell-style-name="ce34"/>
        <table:table-column table:style-name="co16" table:default-cell-style-name="ce34"/>
        <table:table-column table:style-name="co14" table:default-cell-style-name="ce34"/>
        <table:table-column table:style-name="co17" table:default-cell-style-name="ce36"/>
        <table:table-column table:style-name="co18" table:default-cell-style-name="ce36"/>
        <table:table-column table:style-name="co2" table:number-columns-repeated="1012" table:default-cell-style-name="ce1"/>
        <table:table-column table:style-name="co7" table:number-columns-repeated="15360" table:default-cell-style-name="ce1"/>
        <table:table-row table:style-name="ro4">
          <table:table-cell table:number-columns-repeated="2" table:style-name="ce1"/>
          <table:table-cell office:value-type="string" table:style-name="ce32">
            <text:p>ENCUESTA DE POBLACIÓN ACTIVA <text:s/>DESDE 2005-2016<text:s text:c="2"/></text:p>
          </table:table-cell>
          <table:table-cell table:style-name="ce33"/>
          <table:table-cell table:number-columns-repeated="6" table:style-name="ce34"/>
          <table:table-cell table:style-name="ce35"/>
          <table:table-cell table:style-name="ce36"/>
          <table:table-cell table:number-columns-repeated="16372" table:style-name="ce1"/>
        </table:table-row>
        <table:table-row table:style-name="ro4">
          <table:table-cell table:number-columns-repeated="2" table:style-name="ce1"/>
          <table:table-cell table:style-name="ce32"/>
          <table:table-cell table:style-name="ce33"/>
          <table:table-cell table:number-columns-repeated="6" table:style-name="ce34"/>
          <table:table-cell table:style-name="ce32"/>
          <table:table-cell table:style-name="ce36"/>
          <table:table-cell table:number-columns-repeated="16372" table:style-name="ce1"/>
        </table:table-row>
        <table:table-row table:style-name="ro4">
          <table:table-cell table:number-columns-repeated="2" table:style-name="ce1"/>
          <table:table-cell office:value-type="string" table:style-name="ce32">
            <text:p>REGISTRO:<text:s text:c="12"/></text:p>
          </table:table-cell>
          <table:table-cell table:style-name="ce33"/>
          <table:table-cell table:number-columns-repeated="6" table:style-name="ce34"/>
          <table:table-cell office:value-type="string" table:style-name="ce32">
            <text:p>NIVEL = 1 <text:s text:c="20"/>LONGITUD = 176</text:p>
          </table:table-cell>
          <table:table-cell table:style-name="ce36"/>
          <table:table-cell table:number-columns-repeated="16372" table:style-name="ce1"/>
        </table:table-row>
        <table:table-row table:style-name="ro4">
          <table:table-cell table:number-columns-repeated="2" table:style-name="ce1"/>
          <table:table-cell office:value-type="string" table:style-name="ce37">
            <text:p>DESCRIPCIÓN: <text:s text:c="2"/>DISEÑO DE REGISTRO ANONIMIZADO GRATUITO INEBASE</text:p>
          </table:table-cell>
          <table:table-cell table:style-name="ce33"/>
          <table:table-cell table:number-columns-repeated="6" table:style-name="ce34"/>
          <table:table-cell table:style-name="ce35"/>
          <table:table-cell table:style-name="ce36"/>
          <table:table-cell table:number-columns-repeated="16372" table:style-name="ce1"/>
        </table:table-row>
        <table:table-row table:style-name="ro13">
          <table:table-cell table:number-columns-repeated="2" table:style-name="ce1"/>
          <table:table-cell table:style-name="ce35"/>
          <table:table-cell table:style-name="ce33"/>
          <table:table-cell table:number-columns-repeated="6" table:style-name="ce34"/>
          <table:table-cell table:style-name="ce35"/>
          <table:table-cell table:style-name="ce36"/>
          <table:table-cell table:number-columns-repeated="16372" table:style-name="ce1"/>
        </table:table-row>
        <table:table-row table:style-name="ro14">
          <table:table-cell table:number-columns-repeated="2" table:style-name="ce38"/>
          <table:table-cell office:value-type="string" table:style-name="ce39">
            <text:p>CAMPO</text:p>
          </table:table-cell>
          <table:table-cell table:style-name="ce40"/>
          <table:table-cell office:value-type="string" table:style-name="ce41">
            <text:p>COMIENZO</text:p>
          </table:table-cell>
          <table:table-cell table:style-name="ce40"/>
          <table:table-cell office:value-type="string" table:style-name="ce41">
            <text:p>FIN</text:p>
          </table:table-cell>
          <table:table-cell table:style-name="ce40"/>
          <table:table-cell office:value-type="string" table:style-name="ce41">
            <text:p>LONGITUD</text:p>
          </table:table-cell>
          <table:table-cell table:style-name="ce40"/>
          <table:table-cell office:value-type="string" table:style-name="ce39">
            <text:p>DESCRIPCIÓN DEL CAMPO</text:p>
          </table:table-cell>
          <table:table-cell table:number-columns-repeated="16373" table:style-name="ce38"/>
        </table:table-row>
        <table:table-row table:style-name="ro8">
          <table:table-cell table:number-columns-repeated="2" table:style-name="ce1"/>
          <table:table-cell table:style-name="ce36"/>
          <table:table-cell table:style-name="ce33"/>
          <table:table-cell table:number-columns-repeated="6" table:style-name="ce34"/>
          <table:table-cell table:number-columns-repeated="12" table:style-name="ce36"/>
          <table:table-cell table:number-columns-repeated="16362"/>
        </table:table-row>
        <table:table-row table:style-name="ro15">
          <table:table-cell table:number-columns-repeated="2" table:style-name="ce1"/>
          <table:table-cell office:value-type="string" table:style-name="ce42">
            <text:p>CONTROL</text:p>
          </table:table-cell>
          <table:table-cell table:style-name="ce43"/>
          <table:table-cell office:value-type="float" office:value="1" table:style-name="ce44">
            <text:p>1</text:p>
          </table:table-cell>
          <table:table-cell table:style-name="ce44"/>
          <table:table-cell table:style-name="ce45"/>
          <table:table-cell table:style-name="ce44"/>
          <table:table-cell office:value-type="float" office:value="0" table:style-name="ce44">
            <text:p>0</text:p>
          </table:table-cell>
          <table:table-cell table:style-name="ce44"/>
          <table:table-cell office:value-type="string" table:style-name="ce42">
            <text:p>AGRUPACIÓN DE CAMPOS</text:p>
          </table:table-cell>
          <table:table-cell office:value-type="string" office:string-value="CONTROL&lt;-factor(gsub(&quot; &quot;,&quot;&quot;,substr(fichero, 1,)),exclude=&quot;&quot;)" table:formula="of:=CONCATENATE([.C8];&quot;&lt;-factor(gsub(&quot;&quot; &quot;&quot;,&quot;&quot;&quot;&quot;,substr(fichero, &quot;;[.E8];&quot;,&quot;;[.G8];&quot;)),exclude=&quot;&quot;&quot;&quot;)&quot;)" table:style-name="ce36">
            <text:p>CONTROL&lt;-factor(gsub(" ","",substr(fichero, 1,)),exclude="")</text:p>
          </table:table-cell>
          <table:table-cell table:number-columns-repeated="10" table:style-name="ce36"/>
          <table:table-cell table:number-columns-repeated="16362"/>
        </table:table-row>
        <table:table-row table:style-name="ro15">
          <table:table-cell table:number-columns-repeated="2" table:style-name="ce1"/>
          <table:table-cell office:value-type="string" table:style-name="ce36">
            <text:p>CICLO</text:p>
          </table:table-cell>
          <table:table-cell table:style-name="ce33"/>
          <table:table-cell office:value-type="float" office:value="1" table:style-name="ce34">
            <text:p>1</text:p>
          </table:table-cell>
          <table:table-cell table:style-name="ce34"/>
          <table:table-cell office:value-type="float" office:value="3" table:formula="of:=[.E9]+[.I9]-1" table:style-name="ce34">
            <text:p>3</text:p>
          </table:table-cell>
          <table:table-cell table:style-name="ce34"/>
          <table:table-cell office:value-type="float" office:value="3" table:style-name="ce34">
            <text:p>3</text:p>
          </table:table-cell>
          <table:table-cell table:style-name="ce34"/>
          <table:table-cell office:value-type="string" table:style-name="ce36">
            <text:p>Período de referencia</text:p>
          </table:table-cell>
          <table:table-cell office:value-type="string" office:string-value="CICLO&lt;-factor(gsub(&quot; &quot;,&quot;&quot;,substr(fichero, 1,3)),exclude=&quot;&quot;)" table:formula="of:=CONCATENATE([.C9];&quot;&lt;-factor(gsub(&quot;&quot; &quot;&quot;,&quot;&quot;&quot;&quot;,substr(fichero, &quot;;[.E9];&quot;,&quot;;[.G9];&quot;)),exclude=&quot;&quot;&quot;&quot;)&quot;)" table:style-name="ce36">
            <text:p>CICLO&lt;-factor(gsub(" ","",substr(fichero, 1,3)),exclude="")</text:p>
          </table:table-cell>
          <table:table-cell table:number-columns-repeated="10" table:style-name="ce36"/>
          <table:table-cell table:number-columns-repeated="16362"/>
        </table:table-row>
        <table:table-row table:style-name="ro15">
          <table:table-cell table:number-columns-repeated="2" table:style-name="ce1"/>
          <table:table-cell office:value-type="string" table:style-name="ce42">
            <text:p>IDEN</text:p>
          </table:table-cell>
          <table:table-cell table:style-name="ce43"/>
          <table:table-cell office:value-type="float" office:value="4" table:formula="of:=[.E9]+[.I9]" table:style-name="ce44">
            <text:p>4</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office:value-type="string" office:string-value="IDEN&lt;-factor(gsub(&quot; &quot;,&quot;&quot;,substr(fichero, 4,)),exclude=&quot;&quot;)" table:formula="of:=CONCATENATE([.C10];&quot;&lt;-factor(gsub(&quot;&quot; &quot;&quot;,&quot;&quot;&quot;&quot;,substr(fichero, &quot;;[.E10];&quot;,&quot;;[.G10];&quot;)),exclude=&quot;&quot;&quot;&quot;)&quot;)" table:style-name="ce36">
            <text:p>IDEN&lt;-factor(gsub(" ","",substr(fichero, 4,)),exclude="")</text:p>
          </table:table-cell>
          <table:table-cell table:number-columns-repeated="10" table:style-name="ce36"/>
          <table:table-cell table:number-columns-repeated="16362"/>
        </table:table-row>
        <table:table-row table:style-name="ro15">
          <table:table-cell table:number-columns-repeated="2" table:style-name="ce18"/>
          <table:table-cell office:value-type="string" table:style-name="ce36">
            <text:p>CCAA</text:p>
          </table:table-cell>
          <table:table-cell table:style-name="ce33"/>
          <table:table-cell office:value-type="float" office:value="4" table:formula="of:=[.E10]+[.I10]" table:style-name="ce34">
            <text:p>4</text:p>
          </table:table-cell>
          <table:table-cell table:style-name="ce34"/>
          <table:table-cell office:value-type="float" office:value="5" table:formula="of:=[.E11]+[.I11]-1" table:style-name="ce34">
            <text:p>5</text:p>
          </table:table-cell>
          <table:table-cell table:style-name="ce34"/>
          <table:table-cell office:value-type="float" office:value="2" table:style-name="ce34">
            <text:p>2</text:p>
          </table:table-cell>
          <table:table-cell table:style-name="ce34"/>
          <table:table-cell office:value-type="string" table:style-name="ce36">
            <text:p>Comunidad autónoma</text:p>
          </table:table-cell>
          <table:table-cell office:value-type="string" office:string-value="CCAA&lt;-factor(gsub(&quot; &quot;,&quot;&quot;,substr(fichero, 4,5)),exclude=&quot;&quot;)" table:formula="of:=CONCATENATE([.C11];&quot;&lt;-factor(gsub(&quot;&quot; &quot;&quot;,&quot;&quot;&quot;&quot;,substr(fichero, &quot;;[.E11];&quot;,&quot;;[.G11];&quot;)),exclude=&quot;&quot;&quot;&quot;)&quot;)" table:style-name="ce36">
            <text:p>CCAA&lt;-factor(gsub(" ","",substr(fichero, 4,5)),exclude="")</text:p>
          </table:table-cell>
          <table:table-cell table:number-columns-repeated="10" table:style-name="ce36"/>
          <table:table-cell table:number-columns-repeated="16362" table:style-name="ce18"/>
        </table:table-row>
        <table:table-row table:style-name="ro15">
          <table:table-cell table:number-columns-repeated="2" table:style-name="ce1"/>
          <table:table-cell office:value-type="string" table:style-name="ce36">
            <text:p>PROV</text:p>
          </table:table-cell>
          <table:table-cell table:style-name="ce33"/>
          <table:table-cell office:value-type="float" office:value="6" table:formula="of:=[.E11]+[.I11]" table:style-name="ce34">
            <text:p>6</text:p>
          </table:table-cell>
          <table:table-cell table:style-name="ce34"/>
          <table:table-cell office:value-type="float" office:value="7" table:formula="of:=[.E12]+[.I12]-1" table:style-name="ce34">
            <text:p>7</text:p>
          </table:table-cell>
          <table:table-cell table:style-name="ce34"/>
          <table:table-cell office:value-type="float" office:value="2" table:style-name="ce34">
            <text:p>2</text:p>
          </table:table-cell>
          <table:table-cell table:style-name="ce34"/>
          <table:table-cell office:value-type="string" table:style-name="ce36">
            <text:p>Provincia</text:p>
          </table:table-cell>
          <table:table-cell office:value-type="string" office:string-value="PROV&lt;-factor(gsub(&quot; &quot;,&quot;&quot;,substr(fichero, 6,7)),exclude=&quot;&quot;)" table:formula="of:=CONCATENATE([.C12];&quot;&lt;-factor(gsub(&quot;&quot; &quot;&quot;,&quot;&quot;&quot;&quot;,substr(fichero, &quot;;[.E12];&quot;,&quot;;[.G12];&quot;)),exclude=&quot;&quot;&quot;&quot;)&quot;)" table:style-name="ce36">
            <text:p>PROV&lt;-factor(gsub(" ","",substr(fichero, 6,7)),exclude="")</text:p>
          </table:table-cell>
          <table:table-cell table:number-columns-repeated="10" table:style-name="ce36"/>
          <table:table-cell table:number-columns-repeated="16362"/>
        </table:table-row>
        <table:table-row table:style-name="ro15">
          <table:table-cell table:number-columns-repeated="2" table:style-name="ce1"/>
          <table:table-cell office:value-type="string" table:style-name="ce36">
            <text:p>NVIVI</text:p>
          </table:table-cell>
          <table:table-cell table:style-name="ce33"/>
          <table:table-cell office:value-type="float" office:value="8" table:formula="of:=[.E12]+[.I12]" table:style-name="ce34">
            <text:p>8</text:p>
          </table:table-cell>
          <table:table-cell table:style-name="ce34"/>
          <table:table-cell office:value-type="float" office:value="12" table:formula="of:=[.E13]+[.I13]-1" table:style-name="ce34">
            <text:p>12</text:p>
          </table:table-cell>
          <table:table-cell table:style-name="ce34"/>
          <table:table-cell office:value-type="float" office:value="5" table:style-name="ce34">
            <text:p>5</text:p>
          </table:table-cell>
          <table:table-cell table:style-name="ce34"/>
          <table:table-cell office:value-type="string" table:style-name="ce36">
            <text:p>Número de orden de la vivienda</text:p>
          </table:table-cell>
          <table:table-cell office:value-type="string" office:string-value="NVIVI&lt;-factor(gsub(&quot; &quot;,&quot;&quot;,substr(fichero, 8,12)),exclude=&quot;&quot;)" table:formula="of:=CONCATENATE([.C13];&quot;&lt;-factor(gsub(&quot;&quot; &quot;&quot;,&quot;&quot;&quot;&quot;,substr(fichero, &quot;;[.E13];&quot;,&quot;;[.G13];&quot;)),exclude=&quot;&quot;&quot;&quot;)&quot;)" table:style-name="ce36">
            <text:p>NVIVI&lt;-factor(gsub(" ","",substr(fichero, 8,12)),exclude="")</text:p>
          </table:table-cell>
          <table:table-cell table:number-columns-repeated="10" table:style-name="ce36"/>
          <table:table-cell table:number-columns-repeated="16362"/>
        </table:table-row>
        <table:table-row table:style-name="ro15">
          <table:table-cell table:style-name="ce46"/>
          <table:table-cell table:style-name="ce1"/>
          <table:table-cell office:value-type="string" table:style-name="ce36">
            <text:p>NIVEL</text:p>
          </table:table-cell>
          <table:table-cell table:style-name="ce33"/>
          <table:table-cell office:value-type="float" office:value="13" table:formula="of:=[.E13]+[.I13]" table:style-name="ce34">
            <text:p>13</text:p>
          </table:table-cell>
          <table:table-cell table:style-name="ce34"/>
          <table:table-cell office:value-type="float" office:value="13" table:formula="of:=[.E14]+[.I14]-1" table:style-name="ce34">
            <text:p>13</text:p>
          </table:table-cell>
          <table:table-cell table:style-name="ce34"/>
          <table:table-cell office:value-type="float" office:value="1" table:style-name="ce34">
            <text:p>1</text:p>
          </table:table-cell>
          <table:table-cell table:style-name="ce34"/>
          <table:table-cell office:value-type="string" table:style-name="ce36">
            <text:p>Variable que indica el nivel del registro en el fichero</text:p>
          </table:table-cell>
          <table:table-cell office:value-type="string" office:string-value="NIVEL&lt;-factor(gsub(&quot; &quot;,&quot;&quot;,substr(fichero, 13,13)),exclude=&quot;&quot;)" table:formula="of:=CONCATENATE([.C14];&quot;&lt;-factor(gsub(&quot;&quot; &quot;&quot;,&quot;&quot;&quot;&quot;,substr(fichero, &quot;;[.E14];&quot;,&quot;;[.G14];&quot;)),exclude=&quot;&quot;&quot;&quot;)&quot;)" table:style-name="ce36">
            <text:p>NIVEL&lt;-factor(gsub(" ","",substr(fichero, 13,13)),exclude="")</text:p>
          </table:table-cell>
          <table:table-cell table:number-columns-repeated="10" table:style-name="ce36"/>
          <table:table-cell table:number-columns-repeated="16362"/>
        </table:table-row>
        <table:table-row table:style-name="ro15">
          <table:table-cell table:number-columns-repeated="2" table:style-name="ce1"/>
          <table:table-cell office:value-type="string" table:style-name="ce36">
            <text:p>NPERS</text:p>
          </table:table-cell>
          <table:table-cell table:style-name="ce34"/>
          <table:table-cell office:value-type="float" office:value="14" table:formula="of:=[.E14]+[.I14]" table:style-name="ce34">
            <text:p>14</text:p>
          </table:table-cell>
          <table:table-cell table:style-name="ce34"/>
          <table:table-cell office:value-type="float" office:value="15" table:formula="of:=[.E15]+[.I15]-1" table:style-name="ce34">
            <text:p>15</text:p>
          </table:table-cell>
          <table:table-cell table:style-name="ce34"/>
          <table:table-cell office:value-type="float" office:value="2" table:style-name="ce34">
            <text:p>2</text:p>
          </table:table-cell>
          <table:table-cell table:style-name="ce34"/>
          <table:table-cell office:value-type="string" table:style-name="ce36">
            <text:p>Número de la persona</text:p>
          </table:table-cell>
          <table:table-cell office:value-type="string" office:string-value="NPERS&lt;-factor(gsub(&quot; &quot;,&quot;&quot;,substr(fichero, 14,15)),exclude=&quot;&quot;)" table:formula="of:=CONCATENATE([.C15];&quot;&lt;-factor(gsub(&quot;&quot; &quot;&quot;,&quot;&quot;&quot;&quot;,substr(fichero, &quot;;[.E15];&quot;,&quot;;[.G15];&quot;)),exclude=&quot;&quot;&quot;&quot;)&quot;)" table:style-name="ce36">
            <text:p>NPERS&lt;-factor(gsub(" ","",substr(fichero, 14,15)),exclude="")</text:p>
          </table:table-cell>
          <table:table-cell table:number-columns-repeated="10" table:style-name="ce36"/>
          <table:table-cell table:number-columns-repeated="16362"/>
        </table:table-row>
        <table:table-row table:style-name="ro15">
          <table:table-cell table:number-columns-repeated="2" table:style-name="ce1"/>
          <table:table-cell office:value-type="string" table:style-name="ce42">
            <text:p>A</text:p>
          </table:table-cell>
          <table:table-cell table:style-name="ce43"/>
          <table:table-cell office:value-type="float" office:value="16" table:formula="of:=[.E15]+[.I15]" table:style-name="ce44">
            <text:p>16</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office:value-type="string" office:string-value="A&lt;-factor(gsub(&quot; &quot;,&quot;&quot;,substr(fichero, 16,)),exclude=&quot;&quot;)" table:formula="of:=CONCATENATE([.C16];&quot;&lt;-factor(gsub(&quot;&quot; &quot;&quot;,&quot;&quot;&quot;&quot;,substr(fichero, &quot;;[.E16];&quot;,&quot;;[.G16];&quot;)),exclude=&quot;&quot;&quot;&quot;)&quot;)" table:style-name="ce36">
            <text:p>A&lt;-factor(gsub(" ","",substr(fichero, 16,)),exclude="")</text:p>
          </table:table-cell>
          <table:table-cell table:number-columns-repeated="10" table:style-name="ce36"/>
          <table:table-cell table:number-columns-repeated="16362"/>
        </table:table-row>
        <table:table-row table:style-name="ro15">
          <table:table-cell table:number-columns-repeated="2"/>
          <table:table-cell office:value-type="string" table:style-name="ce36">
            <text:p>EDAD5</text:p>
          </table:table-cell>
          <table:table-cell table:style-name="ce33"/>
          <table:table-cell office:value-type="float" office:value="16" table:formula="of:=[.E16]+[.I16]" table:style-name="ce34">
            <text:p>16</text:p>
          </table:table-cell>
          <table:table-cell table:style-name="ce34"/>
          <table:table-cell office:value-type="float" office:value="17" table:formula="of:=[.E17]+[.I17]-1" table:style-name="ce34">
            <text:p>17</text:p>
          </table:table-cell>
          <table:table-cell table:style-name="ce34"/>
          <table:table-cell office:value-type="float" office:value="2" table:style-name="ce34">
            <text:p>2</text:p>
          </table:table-cell>
          <table:table-cell table:style-name="ce34"/>
          <table:table-cell office:value-type="string" table:style-name="ce36">
            <text:p>Edad, grupos quinquenales de años cumplidos</text:p>
          </table:table-cell>
          <table:table-cell office:value-type="string" office:string-value="EDAD5&lt;-factor(gsub(&quot; &quot;,&quot;&quot;,substr(fichero, 16,17)),exclude=&quot;&quot;)" table:formula="of:=CONCATENATE([.C17];&quot;&lt;-factor(gsub(&quot;&quot; &quot;&quot;,&quot;&quot;&quot;&quot;,substr(fichero, &quot;;[.E17];&quot;,&quot;;[.G17];&quot;)),exclude=&quot;&quot;&quot;&quot;)&quot;)" table:style-name="ce36">
            <text:p>EDAD5&lt;-factor(gsub(" ","",substr(fichero, 16,17)),exclude="")</text:p>
          </table:table-cell>
          <table:table-cell table:number-columns-repeated="10" table:style-name="ce36"/>
          <table:table-cell table:number-columns-repeated="16362"/>
        </table:table-row>
        <table:table-row table:style-name="ro15">
          <table:table-cell table:number-columns-repeated="2"/>
          <table:table-cell office:value-type="string" table:style-name="ce36">
            <text:p>RELPP1</text:p>
          </table:table-cell>
          <table:table-cell table:style-name="ce33"/>
          <table:table-cell office:value-type="float" office:value="18" table:formula="of:=[.E17]+[.I17]" table:style-name="ce34">
            <text:p>18</text:p>
          </table:table-cell>
          <table:table-cell table:style-name="ce34"/>
          <table:table-cell office:value-type="float" office:value="18" table:formula="of:=[.E18]+[.I18]-1" table:style-name="ce34">
            <text:p>18</text:p>
          </table:table-cell>
          <table:table-cell table:style-name="ce34"/>
          <table:table-cell office:value-type="float" office:value="1" table:style-name="ce34">
            <text:p>1</text:p>
          </table:table-cell>
          <table:table-cell table:style-name="ce34"/>
          <table:table-cell office:value-type="string" table:style-name="ce36">
            <text:p>Relación con la persona de referencia</text:p>
          </table:table-cell>
          <table:table-cell office:value-type="string" office:string-value="RELPP1&lt;-factor(gsub(&quot; &quot;,&quot;&quot;,substr(fichero, 18,18)),exclude=&quot;&quot;)" table:formula="of:=CONCATENATE([.C18];&quot;&lt;-factor(gsub(&quot;&quot; &quot;&quot;,&quot;&quot;&quot;&quot;,substr(fichero, &quot;;[.E18];&quot;,&quot;;[.G18];&quot;)),exclude=&quot;&quot;&quot;&quot;)&quot;)" table:style-name="ce36">
            <text:p>RELPP1&lt;-factor(gsub(" ","",substr(fichero, 18,18)),exclude="")</text:p>
          </table:table-cell>
          <table:table-cell table:number-columns-repeated="10" table:style-name="ce36"/>
          <table:table-cell table:number-columns-repeated="16362"/>
        </table:table-row>
        <table:table-row table:style-name="ro15">
          <table:table-cell table:number-columns-repeated="2"/>
          <table:table-cell office:value-type="string" table:style-name="ce36">
            <text:p>SEXO1</text:p>
          </table:table-cell>
          <table:table-cell table:style-name="ce33"/>
          <table:table-cell office:value-type="float" office:value="19" table:formula="of:=[.E18]+[.I18]" table:style-name="ce34">
            <text:p>19</text:p>
          </table:table-cell>
          <table:table-cell table:style-name="ce34"/>
          <table:table-cell office:value-type="float" office:value="19" table:formula="of:=[.E19]+[.I19]-1" table:style-name="ce34">
            <text:p>19</text:p>
          </table:table-cell>
          <table:table-cell table:style-name="ce34"/>
          <table:table-cell office:value-type="float" office:value="1" table:style-name="ce34">
            <text:p>1</text:p>
          </table:table-cell>
          <table:table-cell table:style-name="ce34"/>
          <table:table-cell office:value-type="string" table:style-name="ce36">
            <text:p>Sexo</text:p>
          </table:table-cell>
          <table:table-cell office:value-type="string" office:string-value="SEXO1&lt;-factor(gsub(&quot; &quot;,&quot;&quot;,substr(fichero, 19,19)),exclude=&quot;&quot;)" table:formula="of:=CONCATENATE([.C19];&quot;&lt;-factor(gsub(&quot;&quot; &quot;&quot;,&quot;&quot;&quot;&quot;,substr(fichero, &quot;;[.E19];&quot;,&quot;;[.G19];&quot;)),exclude=&quot;&quot;&quot;&quot;)&quot;)" table:style-name="ce36">
            <text:p>SEXO1&lt;-factor(gsub(" ","",substr(fichero, 19,19)),exclude="")</text:p>
          </table:table-cell>
          <table:table-cell table:number-columns-repeated="10" table:style-name="ce36"/>
          <table:table-cell table:number-columns-repeated="16362"/>
        </table:table-row>
        <table:table-row table:style-name="ro15">
          <table:table-cell table:number-columns-repeated="2"/>
          <table:table-cell office:value-type="string" table:style-name="ce36">
            <text:p>NCONY</text:p>
          </table:table-cell>
          <table:table-cell table:style-name="ce33"/>
          <table:table-cell office:value-type="float" office:value="20" table:formula="of:=[.E19]+[.I19]" table:style-name="ce34">
            <text:p>20</text:p>
          </table:table-cell>
          <table:table-cell table:style-name="ce34"/>
          <table:table-cell office:value-type="float" office:value="21" table:formula="of:=[.E20]+[.I20]-1" table:style-name="ce34">
            <text:p>21</text:p>
          </table:table-cell>
          <table:table-cell table:style-name="ce34"/>
          <table:table-cell office:value-type="float" office:value="2" table:style-name="ce34">
            <text:p>2</text:p>
          </table:table-cell>
          <table:table-cell table:style-name="ce34"/>
          <table:table-cell office:value-type="string" table:style-name="ce36">
            <text:p>Número de persona del cónyuge</text:p>
          </table:table-cell>
          <table:table-cell office:value-type="string" office:string-value="NCONY&lt;-factor(gsub(&quot; &quot;,&quot;&quot;,substr(fichero, 20,21)),exclude=&quot;&quot;)" table:formula="of:=CONCATENATE([.C20];&quot;&lt;-factor(gsub(&quot;&quot; &quot;&quot;,&quot;&quot;&quot;&quot;,substr(fichero, &quot;;[.E20];&quot;,&quot;;[.G20];&quot;)),exclude=&quot;&quot;&quot;&quot;)&quot;)" table:style-name="ce36">
            <text:p>NCONY&lt;-factor(gsub(" ","",substr(fichero, 20,21)),exclude="")</text:p>
          </table:table-cell>
          <table:table-cell table:number-columns-repeated="10" table:style-name="ce36"/>
          <table:table-cell table:number-columns-repeated="16362"/>
        </table:table-row>
        <table:table-row table:style-name="ro15">
          <table:table-cell table:number-columns-repeated="2"/>
          <table:table-cell office:value-type="string" table:style-name="ce36">
            <text:p>NPADRE</text:p>
          </table:table-cell>
          <table:table-cell table:style-name="ce33"/>
          <table:table-cell office:value-type="float" office:value="22" table:formula="of:=[.E20]+[.I20]" table:style-name="ce34">
            <text:p>22</text:p>
          </table:table-cell>
          <table:table-cell table:style-name="ce34"/>
          <table:table-cell office:value-type="float" office:value="23" table:formula="of:=[.E21]+[.I21]-1" table:style-name="ce34">
            <text:p>23</text:p>
          </table:table-cell>
          <table:table-cell table:style-name="ce34"/>
          <table:table-cell office:value-type="float" office:value="2" table:style-name="ce34">
            <text:p>2</text:p>
          </table:table-cell>
          <table:table-cell table:style-name="ce34"/>
          <table:table-cell office:value-type="string" table:style-name="ce36">
            <text:p>Número de persona del padre</text:p>
          </table:table-cell>
          <table:table-cell office:value-type="string" office:string-value="NPADRE&lt;-factor(gsub(&quot; &quot;,&quot;&quot;,substr(fichero, 22,23)),exclude=&quot;&quot;)" table:formula="of:=CONCATENATE([.C21];&quot;&lt;-factor(gsub(&quot;&quot; &quot;&quot;,&quot;&quot;&quot;&quot;,substr(fichero, &quot;;[.E21];&quot;,&quot;;[.G21];&quot;)),exclude=&quot;&quot;&quot;&quot;)&quot;)" table:style-name="ce36">
            <text:p>NPADRE&lt;-factor(gsub(" ","",substr(fichero, 22,23)),exclude="")</text:p>
          </table:table-cell>
          <table:table-cell table:number-columns-repeated="10" table:style-name="ce36"/>
          <table:table-cell table:number-columns-repeated="16362"/>
        </table:table-row>
        <table:table-row table:style-name="ro15">
          <table:table-cell table:number-columns-repeated="2"/>
          <table:table-cell office:value-type="string" table:style-name="ce36">
            <text:p>NMADRE</text:p>
          </table:table-cell>
          <table:table-cell table:style-name="ce33"/>
          <table:table-cell office:value-type="float" office:value="24" table:formula="of:=[.E21]+[.I21]" table:style-name="ce34">
            <text:p>24</text:p>
          </table:table-cell>
          <table:table-cell table:style-name="ce34"/>
          <table:table-cell office:value-type="float" office:value="25" table:formula="of:=[.E22]+[.I22]-1" table:style-name="ce34">
            <text:p>25</text:p>
          </table:table-cell>
          <table:table-cell table:style-name="ce34"/>
          <table:table-cell office:value-type="float" office:value="2" table:style-name="ce34">
            <text:p>2</text:p>
          </table:table-cell>
          <table:table-cell table:style-name="ce34"/>
          <table:table-cell office:value-type="string" table:style-name="ce36">
            <text:p>Número de persona de la madre</text:p>
          </table:table-cell>
          <table:table-cell office:value-type="string" office:string-value="NMADRE&lt;-factor(gsub(&quot; &quot;,&quot;&quot;,substr(fichero, 24,25)),exclude=&quot;&quot;)" table:formula="of:=CONCATENATE([.C22];&quot;&lt;-factor(gsub(&quot;&quot; &quot;&quot;,&quot;&quot;&quot;&quot;,substr(fichero, &quot;;[.E22];&quot;,&quot;;[.G22];&quot;)),exclude=&quot;&quot;&quot;&quot;)&quot;)" table:style-name="ce36">
            <text:p>NMADRE&lt;-factor(gsub(" ","",substr(fichero, 24,25)),exclude="")</text:p>
          </table:table-cell>
          <table:table-cell table:number-columns-repeated="10" table:style-name="ce36"/>
          <table:table-cell table:number-columns-repeated="16362"/>
        </table:table-row>
        <table:table-row table:style-name="ro15">
          <table:table-cell table:number-columns-repeated="2"/>
          <table:table-cell office:value-type="string" table:style-name="ce47">
            <text:p>RELLMILI</text:p>
          </table:table-cell>
          <table:table-cell table:style-name="ce48"/>
          <table:table-cell office:value-type="float" office:value="26" table:formula="of:=[.E22]+[.I22]" table:style-name="ce49">
            <text:p>26</text:p>
          </table:table-cell>
          <table:table-cell table:style-name="ce49"/>
          <table:table-cell office:value-type="float" office:value="26" table:formula="of:=[.E23]+[.I23]-1" table:style-name="ce49">
            <text:p>26</text:p>
          </table:table-cell>
          <table:table-cell table:style-name="ce49"/>
          <table:table-cell office:value-type="float" office:value="1" table:style-name="ce49">
            <text:p>1</text:p>
          </table:table-cell>
          <table:table-cell table:style-name="ce49"/>
          <table:table-cell office:value-type="string" table:style-name="ce47">
            <text:p>Relleno antigua variable MILI</text:p>
          </table:table-cell>
          <table:table-cell office:value-type="string" office:string-value="RELLMILI&lt;-factor(gsub(&quot; &quot;,&quot;&quot;,substr(fichero, 26,26)),exclude=&quot;&quot;)" table:formula="of:=CONCATENATE([.C23];&quot;&lt;-factor(gsub(&quot;&quot; &quot;&quot;,&quot;&quot;&quot;&quot;,substr(fichero, &quot;;[.E23];&quot;,&quot;;[.G23];&quot;)),exclude=&quot;&quot;&quot;&quot;)&quot;)" table:style-name="ce36">
            <text:p>RELLMILI&lt;-factor(gsub(" ","",substr(fichero, 26,26)),exclude="")</text:p>
          </table:table-cell>
          <table:table-cell table:number-columns-repeated="10" table:style-name="ce36"/>
          <table:table-cell table:number-columns-repeated="16362"/>
        </table:table-row>
        <table:table-row table:style-name="ro15">
          <table:table-cell table:number-columns-repeated="2"/>
          <table:table-cell office:value-type="string" table:style-name="ce36">
            <text:p>ECIV1</text:p>
          </table:table-cell>
          <table:table-cell table:style-name="ce33"/>
          <table:table-cell office:value-type="float" office:value="27" table:formula="of:=[.E23]+[.I23]" table:style-name="ce34">
            <text:p>27</text:p>
          </table:table-cell>
          <table:table-cell table:style-name="ce34"/>
          <table:table-cell office:value-type="float" office:value="27" table:formula="of:=[.E24]+[.I24]-1" table:style-name="ce34">
            <text:p>27</text:p>
          </table:table-cell>
          <table:table-cell table:style-name="ce34"/>
          <table:table-cell office:value-type="float" office:value="1" table:style-name="ce34">
            <text:p>1</text:p>
          </table:table-cell>
          <table:table-cell table:style-name="ce34"/>
          <table:table-cell office:value-type="string" table:style-name="ce36">
            <text:p>Estado civil legal</text:p>
          </table:table-cell>
          <table:table-cell office:value-type="string" office:string-value="ECIV1&lt;-factor(gsub(&quot; &quot;,&quot;&quot;,substr(fichero, 27,27)),exclude=&quot;&quot;)" table:formula="of:=CONCATENATE([.C24];&quot;&lt;-factor(gsub(&quot;&quot; &quot;&quot;,&quot;&quot;&quot;&quot;,substr(fichero, &quot;;[.E24];&quot;,&quot;;[.G24];&quot;)),exclude=&quot;&quot;&quot;&quot;)&quot;)" table:style-name="ce36">
            <text:p>ECIV1&lt;-factor(gsub(" ","",substr(fichero, 27,27)),exclude="")</text:p>
          </table:table-cell>
          <table:table-cell table:number-columns-repeated="10" table:style-name="ce36"/>
          <table:table-cell table:number-columns-repeated="16362"/>
        </table:table-row>
        <table:table-row table:style-name="ro15">
          <table:table-cell table:number-columns-repeated="2"/>
          <table:table-cell office:value-type="string" table:style-name="ce42">
            <text:p>NACIM</text:p>
          </table:table-cell>
          <table:table-cell table:style-name="ce43"/>
          <table:table-cell office:value-type="float" office:value="28" table:formula="of:=[.E24]+[.I24]" table:style-name="ce44">
            <text:p>28</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office:value-type="string" office:string-value="NACIM&lt;-factor(gsub(&quot; &quot;,&quot;&quot;,substr(fichero, 28,)),exclude=&quot;&quot;)" table:formula="of:=CONCATENATE([.C25];&quot;&lt;-factor(gsub(&quot;&quot; &quot;&quot;,&quot;&quot;&quot;&quot;,substr(fichero, &quot;;[.E25];&quot;,&quot;;[.G25];&quot;)),exclude=&quot;&quot;&quot;&quot;)&quot;)" table:style-name="ce36">
            <text:p>NACIM&lt;-factor(gsub(" ","",substr(fichero, 28,)),exclude="")</text:p>
          </table:table-cell>
          <table:table-cell table:number-columns-repeated="10" table:style-name="ce36"/>
          <table:table-cell table:number-columns-repeated="16362"/>
        </table:table-row>
        <table:table-row table:style-name="ro15">
          <table:table-cell table:number-columns-repeated="2"/>
          <table:table-cell office:value-type="string" table:style-name="ce36">
            <text:p>PRONA1</text:p>
          </table:table-cell>
          <table:table-cell table:style-name="ce33"/>
          <table:table-cell office:value-type="float" office:value="28" table:formula="of:=[.E25]+[.I25]" table:style-name="ce34">
            <text:p>28</text:p>
          </table:table-cell>
          <table:table-cell table:style-name="ce34"/>
          <table:table-cell office:value-type="float" office:value="29" table:formula="of:=[.E26]+[.I26]-1" table:style-name="ce34">
            <text:p>29</text:p>
          </table:table-cell>
          <table:table-cell table:style-name="ce34"/>
          <table:table-cell office:value-type="float" office:value="2" table:style-name="ce34">
            <text:p>2</text:p>
          </table:table-cell>
          <table:table-cell table:style-name="ce34"/>
          <table:table-cell office:value-type="string" table:style-name="ce36">
            <text:p>Si es en España, indicar provincia</text:p>
          </table:table-cell>
          <table:table-cell office:value-type="string" office:string-value="PRONA1&lt;-factor(gsub(&quot; &quot;,&quot;&quot;,substr(fichero, 28,29)),exclude=&quot;&quot;)" table:formula="of:=CONCATENATE([.C26];&quot;&lt;-factor(gsub(&quot;&quot; &quot;&quot;,&quot;&quot;&quot;&quot;,substr(fichero, &quot;;[.E26];&quot;,&quot;;[.G26];&quot;)),exclude=&quot;&quot;&quot;&quot;)&quot;)" table:style-name="ce36">
            <text:p>PRONA1&lt;-factor(gsub(" ","",substr(fichero, 28,29)),exclude="")</text:p>
          </table:table-cell>
          <table:table-cell table:number-columns-repeated="10" table:style-name="ce36"/>
          <table:table-cell table:number-columns-repeated="16362"/>
        </table:table-row>
        <table:table-row table:style-name="ro15">
          <table:table-cell table:number-columns-repeated="2"/>
          <table:table-cell office:value-type="string" table:style-name="ce36">
            <text:p>REGNA1</text:p>
          </table:table-cell>
          <table:table-cell table:style-name="ce33"/>
          <table:table-cell office:value-type="float" office:value="30" table:formula="of:=[.E26]+[.I26]" table:style-name="ce34">
            <text:p>30</text:p>
          </table:table-cell>
          <table:table-cell table:style-name="ce34"/>
          <table:table-cell office:value-type="float" office:value="32" table:formula="of:=[.E27]+[.I27]-1" table:style-name="ce34">
            <text:p>32</text:p>
          </table:table-cell>
          <table:table-cell table:style-name="ce34"/>
          <table:table-cell office:value-type="float" office:value="3" table:style-name="ce34">
            <text:p>3</text:p>
          </table:table-cell>
          <table:table-cell table:style-name="ce34"/>
          <table:table-cell office:value-type="string" table:style-name="ce36">
            <text:p>Región del país extranjero de nacimiento</text:p>
          </table:table-cell>
          <table:table-cell office:value-type="string" office:string-value="REGNA1&lt;-factor(gsub(&quot; &quot;,&quot;&quot;,substr(fichero, 30,32)),exclude=&quot;&quot;)" table:formula="of:=CONCATENATE([.C27];&quot;&lt;-factor(gsub(&quot;&quot; &quot;&quot;,&quot;&quot;&quot;&quot;,substr(fichero, &quot;;[.E27];&quot;,&quot;;[.G27];&quot;)),exclude=&quot;&quot;&quot;&quot;)&quot;)" table:style-name="ce36">
            <text:p>REGNA1&lt;-factor(gsub(" ","",substr(fichero, 30,32)),exclude="")</text:p>
          </table:table-cell>
          <table:table-cell table:number-columns-repeated="10" table:style-name="ce36"/>
          <table:table-cell table:number-columns-repeated="16362"/>
        </table:table-row>
        <table:table-row table:style-name="ro15">
          <table:table-cell table:number-columns-repeated="2"/>
          <table:table-cell office:value-type="string" table:style-name="ce36">
            <text:p>NAC1</text:p>
          </table:table-cell>
          <table:table-cell table:style-name="ce33"/>
          <table:table-cell office:value-type="float" office:value="33" table:formula="of:=[.E27]+[.I27]" table:style-name="ce34">
            <text:p>33</text:p>
          </table:table-cell>
          <table:table-cell table:style-name="ce34"/>
          <table:table-cell office:value-type="float" office:value="33" table:formula="of:=[.E28]+[.I28]-1" table:style-name="ce34">
            <text:p>33</text:p>
          </table:table-cell>
          <table:table-cell table:style-name="ce34"/>
          <table:table-cell office:value-type="float" office:value="1" table:style-name="ce34">
            <text:p>1</text:p>
          </table:table-cell>
          <table:table-cell table:style-name="ce34"/>
          <table:table-cell office:value-type="string" table:style-name="ce36">
            <text:p>Nacionalidad</text:p>
          </table:table-cell>
          <table:table-cell office:value-type="string" office:string-value="NAC1&lt;-factor(gsub(&quot; &quot;,&quot;&quot;,substr(fichero, 33,33)),exclude=&quot;&quot;)" table:formula="of:=CONCATENATE([.C28];&quot;&lt;-factor(gsub(&quot;&quot; &quot;&quot;,&quot;&quot;&quot;&quot;,substr(fichero, &quot;;[.E28];&quot;,&quot;;[.G28];&quot;)),exclude=&quot;&quot;&quot;&quot;)&quot;)" table:style-name="ce36">
            <text:p>NAC1&lt;-factor(gsub(" ","",substr(fichero, 33,33)),exclude="")</text:p>
          </table:table-cell>
          <table:table-cell table:number-columns-repeated="10" table:style-name="ce36"/>
          <table:table-cell table:number-columns-repeated="16362"/>
        </table:table-row>
        <table:table-row table:style-name="ro15">
          <table:table-cell table:number-columns-repeated="2"/>
          <table:table-cell office:value-type="string" table:style-name="ce36">
            <text:p>EXREGNA1</text:p>
          </table:table-cell>
          <table:table-cell table:style-name="ce33"/>
          <table:table-cell office:value-type="float" office:value="34" table:formula="of:=[.E28]+[.I28]" table:style-name="ce34">
            <text:p>34</text:p>
          </table:table-cell>
          <table:table-cell table:style-name="ce34"/>
          <table:table-cell office:value-type="float" office:value="36" table:formula="of:=[.E29]+[.I29]-1" table:style-name="ce34">
            <text:p>36</text:p>
          </table:table-cell>
          <table:table-cell table:style-name="ce34"/>
          <table:table-cell office:value-type="float" office:value="3" table:style-name="ce34">
            <text:p>3</text:p>
          </table:table-cell>
          <table:table-cell table:style-name="ce34"/>
          <table:table-cell office:value-type="string" table:style-name="ce36">
            <text:p>Región del país de la nacionalidad extranjera</text:p>
          </table:table-cell>
          <table:table-cell office:value-type="string" office:string-value="EXREGNA1&lt;-factor(gsub(&quot; &quot;,&quot;&quot;,substr(fichero, 34,36)),exclude=&quot;&quot;)" table:formula="of:=CONCATENATE([.C29];&quot;&lt;-factor(gsub(&quot;&quot; &quot;&quot;,&quot;&quot;&quot;&quot;,substr(fichero, &quot;;[.E29];&quot;,&quot;;[.G29];&quot;)),exclude=&quot;&quot;&quot;&quot;)&quot;)" table:style-name="ce36">
            <text:p>EXREGNA1&lt;-factor(gsub(" ","",substr(fichero, 34,36)),exclude="")</text:p>
          </table:table-cell>
          <table:table-cell table:number-columns-repeated="10" table:style-name="ce36"/>
          <table:table-cell table:number-columns-repeated="16362"/>
        </table:table-row>
        <table:table-row table:style-name="ro15">
          <table:table-cell table:number-columns-repeated="2"/>
          <table:table-cell office:value-type="string" table:style-name="ce36">
            <text:p>ANORE1</text:p>
          </table:table-cell>
          <table:table-cell table:style-name="ce33"/>
          <table:table-cell office:value-type="float" office:value="37" table:formula="of:=[.E29]+[.I29]" table:style-name="ce34">
            <text:p>37</text:p>
          </table:table-cell>
          <table:table-cell table:style-name="ce34"/>
          <table:table-cell office:value-type="float" office:value="38" table:formula="of:=[.E30]+[.I30]-1" table:style-name="ce34">
            <text:p>38</text:p>
          </table:table-cell>
          <table:table-cell table:style-name="ce34"/>
          <table:table-cell office:value-type="float" office:value="2" table:style-name="ce34">
            <text:p>2</text:p>
          </table:table-cell>
          <table:table-cell table:style-name="ce34"/>
          <table:table-cell office:value-type="string" table:style-name="ce36">
            <text:p>Años de residencia en España</text:p>
          </table:table-cell>
          <table:table-cell office:value-type="string" office:string-value="ANORE1&lt;-factor(gsub(&quot; &quot;,&quot;&quot;,substr(fichero, 37,38)),exclude=&quot;&quot;)" table:formula="of:=CONCATENATE([.C30];&quot;&lt;-factor(gsub(&quot;&quot; &quot;&quot;,&quot;&quot;&quot;&quot;,substr(fichero, &quot;;[.E30];&quot;,&quot;;[.G30];&quot;)),exclude=&quot;&quot;&quot;&quot;)&quot;)" table:style-name="ce36">
            <text:p>ANORE1&lt;-factor(gsub(" ","",substr(fichero, 37,38)),exclude="")</text:p>
          </table:table-cell>
          <table:table-cell table:number-columns-repeated="10" table:style-name="ce36"/>
          <table:table-cell table:number-columns-repeated="16362"/>
        </table:table-row>
        <table:table-row table:style-name="ro15">
          <table:table-cell table:number-columns-repeated="2"/>
          <table:table-cell office:value-type="string" table:style-name="ce42">
            <text:p>B</text:p>
          </table:table-cell>
          <table:table-cell table:style-name="ce43"/>
          <table:table-cell office:value-type="float" office:value="39" table:formula="of:=[.E30]+[.I30]" table:style-name="ce44">
            <text:p>39</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office:value-type="string" office:string-value="B&lt;-factor(gsub(&quot; &quot;,&quot;&quot;,substr(fichero, 39,)),exclude=&quot;&quot;)" table:formula="of:=CONCATENATE([.C31];&quot;&lt;-factor(gsub(&quot;&quot; &quot;&quot;,&quot;&quot;&quot;&quot;,substr(fichero, &quot;;[.E31];&quot;,&quot;;[.G31];&quot;)),exclude=&quot;&quot;&quot;&quot;)&quot;)" table:style-name="ce36">
            <text:p>B&lt;-factor(gsub(" ","",substr(fichero, 39,)),exclude="")</text:p>
          </table:table-cell>
          <table:table-cell table:number-columns-repeated="10" table:style-name="ce36"/>
          <table:table-cell table:number-columns-repeated="16362"/>
        </table:table-row>
        <table:table-row table:style-name="ro15">
          <table:table-cell table:number-columns-repeated="2"/>
          <table:table-cell office:value-type="string" table:style-name="ce36">
            <text:p>NFORMA<text:span text:style-name="T9"><text:s/>2 *</text:span></text:p>
          </table:table-cell>
          <table:table-cell table:style-name="ce33"/>
          <table:table-cell office:value-type="float" office:value="39" table:formula="of:=[.E31]+[.I31]" table:style-name="ce34">
            <text:p>39</text:p>
          </table:table-cell>
          <table:table-cell table:style-name="ce34"/>
          <table:table-cell office:value-type="float" office:value="40" table:formula="of:=[.E32]+[.I32]-1" table:style-name="ce34">
            <text:p>40</text:p>
          </table:table-cell>
          <table:table-cell table:style-name="ce34"/>
          <table:table-cell office:value-type="float" office:value="2" table:style-name="ce34">
            <text:p>2</text:p>
          </table:table-cell>
          <table:table-cell table:style-name="ce34"/>
          <table:table-cell office:value-type="string" table:style-name="ce36">
            <text:p>Nivel de estudios</text:p>
          </table:table-cell>
          <table:table-cell office:value-type="string" office:string-value="NFORMA 2 *&lt;-factor(gsub(&quot; &quot;,&quot;&quot;,substr(fichero, 39,40)),exclude=&quot;&quot;)" table:formula="of:=CONCATENATE([.C32];&quot;&lt;-factor(gsub(&quot;&quot; &quot;&quot;,&quot;&quot;&quot;&quot;,substr(fichero, &quot;;[.E32];&quot;,&quot;;[.G32];&quot;)),exclude=&quot;&quot;&quot;&quot;)&quot;)" table:style-name="ce36">
            <text:p>NFORMA 2 *&lt;-factor(gsub(" ","",substr(fichero, 39,40)),exclude="")</text:p>
          </table:table-cell>
          <table:table-cell table:number-columns-repeated="10" table:style-name="ce36"/>
          <table:table-cell table:number-columns-repeated="16362"/>
        </table:table-row>
        <table:table-row table:style-name="ro15">
          <table:table-cell/>
          <table:table-cell table:style-name="ce1"/>
          <table:table-cell office:value-type="string" table:style-name="ce47">
            <text:p>RELLB</text:p>
          </table:table-cell>
          <table:table-cell table:style-name="ce48"/>
          <table:table-cell office:value-type="float" office:value="41" table:formula="of:=[.E32]+[.I32]" table:style-name="ce49">
            <text:p>41</text:p>
          </table:table-cell>
          <table:table-cell table:style-name="ce49"/>
          <table:table-cell office:value-type="float" office:value="42" table:formula="of:=[.E33]+[.I33]-1" table:style-name="ce49">
            <text:p>42</text:p>
          </table:table-cell>
          <table:table-cell table:style-name="ce49"/>
          <table:table-cell office:value-type="float" office:value="2" table:style-name="ce49">
            <text:p>2</text:p>
          </table:table-cell>
          <table:table-cell table:style-name="ce49"/>
          <table:table-cell office:value-type="string" table:style-name="ce47">
            <text:p>Relleno en apartado de formación</text:p>
          </table:table-cell>
          <table:table-cell office:value-type="string" office:string-value="RELLB&lt;-factor(gsub(&quot; &quot;,&quot;&quot;,substr(fichero, 41,42)),exclude=&quot;&quot;)" table:formula="of:=CONCATENATE([.C33];&quot;&lt;-factor(gsub(&quot;&quot; &quot;&quot;,&quot;&quot;&quot;&quot;,substr(fichero, &quot;;[.E33];&quot;,&quot;;[.G33];&quot;)),exclude=&quot;&quot;&quot;&quot;)&quot;)" table:style-name="ce36">
            <text:p>RELLB&lt;-factor(gsub(" ","",substr(fichero, 41,42)),exclude="")</text:p>
          </table:table-cell>
          <table:table-cell table:number-columns-repeated="10" table:style-name="ce36"/>
          <table:table-cell table:number-columns-repeated="16362"/>
        </table:table-row>
        <table:table-row table:style-name="ro15">
          <table:table-cell/>
          <table:table-cell table:style-name="ce1"/>
          <table:table-cell office:value-type="string" table:style-name="ce36">
            <text:p>EDADEST</text:p>
          </table:table-cell>
          <table:table-cell table:style-name="ce33"/>
          <table:table-cell office:value-type="float" office:value="43" table:formula="of:=[.E33]+[.I33]" table:style-name="ce34">
            <text:p>43</text:p>
          </table:table-cell>
          <table:table-cell table:style-name="ce34"/>
          <table:table-cell office:value-type="float" office:value="45" table:formula="of:=[.E34]+[.I34]-1" table:style-name="ce34">
            <text:p>45</text:p>
          </table:table-cell>
          <table:table-cell table:style-name="ce34"/>
          <table:table-cell office:value-type="float" office:value="3" table:style-name="ce34">
            <text:p>3</text:p>
          </table:table-cell>
          <table:table-cell table:style-name="ce34"/>
          <table:table-cell office:value-type="string" table:style-name="ce36">
            <text:p>Edad en la que alcanzó el máximo nivel de estudios</text:p>
          </table:table-cell>
          <table:table-cell office:value-type="string" office:string-value="EDADEST&lt;-factor(gsub(&quot; &quot;,&quot;&quot;,substr(fichero, 43,45)),exclude=&quot;&quot;)" table:formula="of:=CONCATENATE([.C34];&quot;&lt;-factor(gsub(&quot;&quot; &quot;&quot;,&quot;&quot;&quot;&quot;,substr(fichero, &quot;;[.E34];&quot;,&quot;;[.G34];&quot;)),exclude=&quot;&quot;&quot;&quot;)&quot;)" table:style-name="ce36">
            <text:p>EDADEST&lt;-factor(gsub(" ","",substr(fichero, 43,45)),exclude="")</text:p>
          </table:table-cell>
          <table:table-cell table:number-columns-repeated="10" table:style-name="ce36"/>
          <table:table-cell table:number-columns-repeated="16362"/>
        </table:table-row>
        <table:table-row table:style-name="ro15">
          <table:table-cell/>
          <table:table-cell table:style-name="ce50"/>
          <table:table-cell office:value-type="string" table:style-name="ce36">
            <text:p>CURSR</text:p>
          </table:table-cell>
          <table:table-cell table:style-name="ce33"/>
          <table:table-cell office:value-type="float" office:value="46" table:formula="of:=[.E34]+[.I34]" table:style-name="ce34">
            <text:p>46</text:p>
          </table:table-cell>
          <table:table-cell table:style-name="ce34"/>
          <table:table-cell office:value-type="float" office:value="46" table:formula="of:=[.E35]+[.I35]-1" table:style-name="ce34">
            <text:p>46</text:p>
          </table:table-cell>
          <table:table-cell table:style-name="ce34"/>
          <table:table-cell office:value-type="float" office:value="1" table:style-name="ce34">
            <text:p>1</text:p>
          </table:table-cell>
          <table:table-cell table:style-name="ce34"/>
          <table:table-cell office:value-type="string" table:style-name="ce36">
            <text:p>Cursa estudios reglados</text:p>
          </table:table-cell>
          <table:table-cell office:value-type="string" office:string-value="CURSR&lt;-factor(gsub(&quot; &quot;,&quot;&quot;,substr(fichero, 46,46)),exclude=&quot;&quot;)" table:formula="of:=CONCATENATE([.C35];&quot;&lt;-factor(gsub(&quot;&quot; &quot;&quot;,&quot;&quot;&quot;&quot;,substr(fichero, &quot;;[.E35];&quot;,&quot;;[.G35];&quot;)),exclude=&quot;&quot;&quot;&quot;)&quot;)" table:style-name="ce36">
            <text:p>CURSR&lt;-factor(gsub(" ","",substr(fichero, 46,46)),exclude="")</text:p>
          </table:table-cell>
          <table:table-cell table:number-columns-repeated="10" table:style-name="ce36"/>
          <table:table-cell table:number-columns-repeated="16362"/>
        </table:table-row>
        <table:table-row table:style-name="ro15">
          <table:table-cell/>
          <table:table-cell table:style-name="ce50"/>
          <table:table-cell office:value-type="string" table:style-name="ce36">
            <text:p>NCURSR<text:s/><text:span text:style-name="T9">2 *</text:span></text:p>
          </table:table-cell>
          <table:table-cell table:style-name="ce33"/>
          <table:table-cell office:value-type="float" office:value="47" table:formula="of:=[.E35]+[.I35]" table:style-name="ce34">
            <text:p>47</text:p>
          </table:table-cell>
          <table:table-cell table:style-name="ce34"/>
          <table:table-cell office:value-type="float" office:value="48" table:formula="of:=[.E36]+[.I36]-1" table:style-name="ce34">
            <text:p>48</text:p>
          </table:table-cell>
          <table:table-cell table:style-name="ce34"/>
          <table:table-cell office:value-type="float" office:value="2" table:style-name="ce34">
            <text:p>2</text:p>
          </table:table-cell>
          <table:table-cell table:style-name="ce34"/>
          <table:table-cell office:value-type="string" table:style-name="ce36">
            <text:p>Nivel de los estudios reglados que cursa</text:p>
          </table:table-cell>
          <table:table-cell office:value-type="string" office:string-value="NCURSR 2 *&lt;-factor(gsub(&quot; &quot;,&quot;&quot;,substr(fichero, 47,48)),exclude=&quot;&quot;)" table:formula="of:=CONCATENATE([.C36];&quot;&lt;-factor(gsub(&quot;&quot; &quot;&quot;,&quot;&quot;&quot;&quot;,substr(fichero, &quot;;[.E36];&quot;,&quot;;[.G36];&quot;)),exclude=&quot;&quot;&quot;&quot;)&quot;)" table:style-name="ce36">
            <text:p>NCURSR 2 *&lt;-factor(gsub(" ","",substr(fichero, 47,48)),exclude="")</text:p>
          </table:table-cell>
          <table:table-cell table:number-columns-repeated="10" table:style-name="ce36"/>
          <table:table-cell table:number-columns-repeated="16362"/>
        </table:table-row>
        <table:table-row table:style-name="ro15">
          <table:table-cell/>
          <table:table-cell table:style-name="ce50"/>
          <table:table-cell office:value-type="string" table:style-name="ce36">
            <text:p>CURSNR</text:p>
          </table:table-cell>
          <table:table-cell table:style-name="ce33"/>
          <table:table-cell office:value-type="float" office:value="49" table:formula="of:=[.E36]+[.I36]" table:style-name="ce34">
            <text:p>49</text:p>
          </table:table-cell>
          <table:table-cell table:style-name="ce34"/>
          <table:table-cell office:value-type="float" office:value="49" table:formula="of:=[.E37]+[.I37]-1" table:style-name="ce34">
            <text:p>49</text:p>
          </table:table-cell>
          <table:table-cell table:style-name="ce34"/>
          <table:table-cell office:value-type="float" office:value="1" table:style-name="ce34">
            <text:p>1</text:p>
          </table:table-cell>
          <table:table-cell table:style-name="ce34"/>
          <table:table-cell office:value-type="string" table:style-name="ce36">
            <text:p>Cursa formación no reglada</text:p>
          </table:table-cell>
          <table:table-cell office:value-type="string" office:string-value="CURSNR&lt;-factor(gsub(&quot; &quot;,&quot;&quot;,substr(fichero, 49,49)),exclude=&quot;&quot;)" table:formula="of:=CONCATENATE([.C37];&quot;&lt;-factor(gsub(&quot;&quot; &quot;&quot;,&quot;&quot;&quot;&quot;,substr(fichero, &quot;;[.E37];&quot;,&quot;;[.G37];&quot;)),exclude=&quot;&quot;&quot;&quot;)&quot;)" table:style-name="ce36">
            <text:p>CURSNR&lt;-factor(gsub(" ","",substr(fichero, 49,49)),exclude="")</text:p>
          </table:table-cell>
          <table:table-cell table:number-columns-repeated="10" table:style-name="ce36"/>
          <table:table-cell table:number-columns-repeated="16362"/>
        </table:table-row>
        <table:table-row table:style-name="ro15">
          <table:table-cell/>
          <table:table-cell table:style-name="ce50"/>
          <table:table-cell office:value-type="string" table:style-name="ce36">
            <text:p>NCURNR<text:span text:style-name="T9"><text:s/>2</text:span></text:p>
          </table:table-cell>
          <table:table-cell table:style-name="ce33"/>
          <table:table-cell office:value-type="float" office:value="50" table:formula="of:=[.E37]+[.I37]" table:style-name="ce34">
            <text:p>50</text:p>
          </table:table-cell>
          <table:table-cell table:style-name="ce34"/>
          <table:table-cell office:value-type="float" office:value="51" table:formula="of:=[.E38]+[.I38]-1" table:style-name="ce34">
            <text:p>51</text:p>
          </table:table-cell>
          <table:table-cell table:style-name="ce34"/>
          <table:table-cell office:value-type="float" office:value="2" table:style-name="ce34">
            <text:p>2</text:p>
          </table:table-cell>
          <table:table-cell table:style-name="ce34"/>
          <table:table-cell office:value-type="string" table:style-name="ce36">
            <text:p>Nivel de estudios de la formación no reglada</text:p>
          </table:table-cell>
          <table:table-cell office:value-type="string" office:string-value="NCURNR 2&lt;-factor(gsub(&quot; &quot;,&quot;&quot;,substr(fichero, 50,51)),exclude=&quot;&quot;)" table:formula="of:=CONCATENATE([.C38];&quot;&lt;-factor(gsub(&quot;&quot; &quot;&quot;,&quot;&quot;&quot;&quot;,substr(fichero, &quot;;[.E38];&quot;,&quot;;[.G38];&quot;)),exclude=&quot;&quot;&quot;&quot;)&quot;)" table:style-name="ce36">
            <text:p>NCURNR 2&lt;-factor(gsub(" ","",substr(fichero, 50,51)),exclude="")</text:p>
          </table:table-cell>
          <table:table-cell table:number-columns-repeated="10" table:style-name="ce36"/>
          <table:table-cell table:number-columns-repeated="16362"/>
        </table:table-row>
        <table:table-row table:style-name="ro15">
          <table:table-cell/>
          <table:table-cell table:style-name="ce50"/>
          <table:table-cell office:value-type="string" table:style-name="ce36">
            <text:p>HCURNR</text:p>
          </table:table-cell>
          <table:table-cell table:style-name="ce33"/>
          <table:table-cell office:value-type="float" office:value="52" table:formula="of:=[.E38]+[.I38]" table:style-name="ce34">
            <text:p>52</text:p>
          </table:table-cell>
          <table:table-cell table:style-name="ce34"/>
          <table:table-cell office:value-type="float" office:value="54" table:formula="of:=[.E39]+[.I39]-1" table:style-name="ce34">
            <text:p>54</text:p>
          </table:table-cell>
          <table:table-cell table:style-name="ce34"/>
          <table:table-cell office:value-type="float" office:value="3" table:style-name="ce34">
            <text:p>3</text:p>
          </table:table-cell>
          <table:table-cell table:style-name="ce34"/>
          <table:table-cell office:value-type="string" table:style-name="ce36">
            <text:p>Total de horas de estudios no reglados en las últimas cuatro semanas</text:p>
          </table:table-cell>
          <table:table-cell office:value-type="string" office:string-value="HCURNR&lt;-factor(gsub(&quot; &quot;,&quot;&quot;,substr(fichero, 52,54)),exclude=&quot;&quot;)" table:formula="of:=CONCATENATE([.C39];&quot;&lt;-factor(gsub(&quot;&quot; &quot;&quot;,&quot;&quot;&quot;&quot;,substr(fichero, &quot;;[.E39];&quot;,&quot;;[.G39];&quot;)),exclude=&quot;&quot;&quot;&quot;)&quot;)" table:style-name="ce36">
            <text:p>HCURNR&lt;-factor(gsub(" ","",substr(fichero, 52,54)),exclude="")</text:p>
          </table:table-cell>
          <table:table-cell table:number-columns-repeated="10" table:style-name="ce36"/>
          <table:table-cell table:number-columns-repeated="16362"/>
        </table:table-row>
        <table:table-row table:style-name="ro15">
          <table:table-cell/>
          <table:table-cell table:style-name="ce1"/>
          <table:table-cell office:value-type="string" table:style-name="ce47">
            <text:p>RELLB</text:p>
          </table:table-cell>
          <table:table-cell table:style-name="ce48"/>
          <table:table-cell office:value-type="float" office:value="55" table:formula="of:=[.E39]+[.I39]" table:style-name="ce49">
            <text:p>55</text:p>
          </table:table-cell>
          <table:table-cell table:style-name="ce49"/>
          <table:table-cell office:value-type="float" office:value="56" table:formula="of:=[.E40]+[.I40]-1" table:style-name="ce49">
            <text:p>56</text:p>
          </table:table-cell>
          <table:table-cell table:style-name="ce49"/>
          <table:table-cell office:value-type="float" office:value="2" table:style-name="ce49">
            <text:p>2</text:p>
          </table:table-cell>
          <table:table-cell table:style-name="ce49"/>
          <table:table-cell office:value-type="string" table:style-name="ce47">
            <text:p>Relleno en apartado de formación</text:p>
          </table:table-cell>
          <table:table-cell office:value-type="string" office:string-value="RELLB&lt;-factor(gsub(&quot; &quot;,&quot;&quot;,substr(fichero, 55,56)),exclude=&quot;&quot;)" table:formula="of:=CONCATENATE([.C40];&quot;&lt;-factor(gsub(&quot;&quot; &quot;&quot;,&quot;&quot;&quot;&quot;,substr(fichero, &quot;;[.E40];&quot;,&quot;;[.G40];&quot;)),exclude=&quot;&quot;&quot;&quot;)&quot;)" table:style-name="ce36">
            <text:p>RELLB&lt;-factor(gsub(" ","",substr(fichero, 55,56)),exclude="")</text:p>
          </table:table-cell>
          <table:table-cell table:number-columns-repeated="10" table:style-name="ce36"/>
          <table:table-cell table:number-columns-repeated="16362"/>
        </table:table-row>
        <table:table-row table:style-name="ro15">
          <table:table-cell/>
          <table:table-cell table:style-name="ce1"/>
          <table:table-cell office:value-type="string" table:style-name="ce42">
            <text:p>C</text:p>
          </table:table-cell>
          <table:table-cell table:style-name="ce43"/>
          <table:table-cell office:value-type="float" office:value="57" table:formula="of:=[.E40]+[.I40]" table:style-name="ce44">
            <text:p>57</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office:value-type="string" office:string-value="C&lt;-factor(gsub(&quot; &quot;,&quot;&quot;,substr(fichero, 57,)),exclude=&quot;&quot;)" table:formula="of:=CONCATENATE([.C41];&quot;&lt;-factor(gsub(&quot;&quot; &quot;&quot;,&quot;&quot;&quot;&quot;,substr(fichero, &quot;;[.E41];&quot;,&quot;;[.G41];&quot;)),exclude=&quot;&quot;&quot;&quot;)&quot;)" table:style-name="ce36">
            <text:p>C&lt;-factor(gsub(" ","",substr(fichero, 57,)),exclude="")</text:p>
          </table:table-cell>
          <table:table-cell table:number-columns-repeated="10" table:style-name="ce36"/>
          <table:table-cell table:number-columns-repeated="16362"/>
        </table:table-row>
        <table:table-row table:style-name="ro16">
          <table:table-cell table:style-name="ce36"/>
          <table:table-cell table:style-name="ce36"/>
          <table:table-cell office:value-type="string" table:style-name="ce36">
            <text:p>TRAREM</text:p>
          </table:table-cell>
          <table:table-cell table:style-name="ce33"/>
          <table:table-cell office:value-type="float" office:value="57" table:formula="of:=[.E41]+[.I41]" table:style-name="ce34">
            <text:p>57</text:p>
          </table:table-cell>
          <table:table-cell table:style-name="ce34"/>
          <table:table-cell office:value-type="float" office:value="57" table:formula="of:=[.E42]+[.I42]-1" table:style-name="ce34">
            <text:p>57</text:p>
          </table:table-cell>
          <table:table-cell table:style-name="ce34"/>
          <table:table-cell office:value-type="float" office:value="1" table:style-name="ce34">
            <text:p>1</text:p>
          </table:table-cell>
          <table:table-cell table:style-name="ce34"/>
          <table:table-cell office:value-type="string" table:style-name="ce36">
            <text:p>Si ha realizado un trabajo remunerado durante la semana pasada</text:p>
          </table:table-cell>
          <table:table-cell office:value-type="string" office:string-value="TRAREM&lt;-factor(gsub(&quot; &quot;,&quot;&quot;,substr(fichero, 57,57)),exclude=&quot;&quot;)" table:formula="of:=CONCATENATE([.C42];&quot;&lt;-factor(gsub(&quot;&quot; &quot;&quot;,&quot;&quot;&quot;&quot;,substr(fichero, &quot;;[.E42];&quot;,&quot;;[.G42];&quot;)),exclude=&quot;&quot;&quot;&quot;)&quot;)" table:style-name="ce36">
            <text:p>TRAREM&lt;-factor(gsub(" ","",substr(fichero, 57,57)),exclude="")</text:p>
          </table:table-cell>
          <table:table-cell table:number-columns-repeated="16372" table:style-name="ce36"/>
        </table:table-row>
        <table:table-row table:style-name="ro16">
          <table:table-cell table:style-name="ce36"/>
          <table:table-cell table:style-name="ce36"/>
          <table:table-cell office:value-type="string" table:style-name="ce36">
            <text:p>AYUDFA</text:p>
          </table:table-cell>
          <table:table-cell table:style-name="ce33"/>
          <table:table-cell office:value-type="float" office:value="58" table:formula="of:=[.E42]+[.I42]" table:style-name="ce34">
            <text:p>58</text:p>
          </table:table-cell>
          <table:table-cell table:style-name="ce34"/>
          <table:table-cell office:value-type="float" office:value="58" table:formula="of:=[.E43]+[.I43]-1" table:style-name="ce34">
            <text:p>58</text:p>
          </table:table-cell>
          <table:table-cell table:style-name="ce34"/>
          <table:table-cell office:value-type="float" office:value="1" table:style-name="ce34">
            <text:p>1</text:p>
          </table:table-cell>
          <table:table-cell table:style-name="ce34"/>
          <table:table-cell office:value-type="string" table:style-name="ce36">
            <text:p>Ayuda familiar. Realización de trabajo no remunerado empresa familiar</text:p>
          </table:table-cell>
          <table:table-cell office:value-type="string" office:string-value="AYUDFA&lt;-factor(gsub(&quot; &quot;,&quot;&quot;,substr(fichero, 58,58)),exclude=&quot;&quot;)" table:formula="of:=CONCATENATE([.C43];&quot;&lt;-factor(gsub(&quot;&quot; &quot;&quot;,&quot;&quot;&quot;&quot;,substr(fichero, &quot;;[.E43];&quot;,&quot;;[.G43];&quot;)),exclude=&quot;&quot;&quot;&quot;)&quot;)" table:style-name="ce36">
            <text:p>AYUDFA&lt;-factor(gsub(" ","",substr(fichero, 58,58)),exclude="")</text:p>
          </table:table-cell>
          <table:table-cell table:number-columns-repeated="16372" table:style-name="ce36"/>
        </table:table-row>
        <table:table-row table:style-name="ro16">
          <table:table-cell table:style-name="ce36"/>
          <table:table-cell table:style-name="ce36"/>
          <table:table-cell office:value-type="string" table:style-name="ce36">
            <text:p>AUSENT</text:p>
          </table:table-cell>
          <table:table-cell table:style-name="ce33"/>
          <table:table-cell office:value-type="float" office:value="59" table:formula="of:=[.E43]+[.I43]" table:style-name="ce34">
            <text:p>59</text:p>
          </table:table-cell>
          <table:table-cell table:style-name="ce34"/>
          <table:table-cell office:value-type="float" office:value="59" table:formula="of:=[.E44]+[.I44]-1" table:style-name="ce34">
            <text:p>59</text:p>
          </table:table-cell>
          <table:table-cell table:style-name="ce34"/>
          <table:table-cell office:value-type="float" office:value="1" table:style-name="ce34">
            <text:p>1</text:p>
          </table:table-cell>
          <table:table-cell table:style-name="ce34"/>
          <table:table-cell office:value-type="string" table:style-name="ce36">
            <text:p>A pesar de no haber trabajado ¿tenía un empleo o negocio?</text:p>
          </table:table-cell>
          <table:table-cell office:value-type="string" office:string-value="AUSENT&lt;-factor(gsub(&quot; &quot;,&quot;&quot;,substr(fichero, 59,59)),exclude=&quot;&quot;)" table:formula="of:=CONCATENATE([.C44];&quot;&lt;-factor(gsub(&quot;&quot; &quot;&quot;,&quot;&quot;&quot;&quot;,substr(fichero, &quot;;[.E44];&quot;,&quot;;[.G44];&quot;)),exclude=&quot;&quot;&quot;&quot;)&quot;)" table:style-name="ce36">
            <text:p>AUSENT&lt;-factor(gsub(" ","",substr(fichero, 59,59)),exclude="")</text:p>
          </table:table-cell>
          <table:table-cell table:number-columns-repeated="16372" table:style-name="ce36"/>
        </table:table-row>
        <table:table-row table:style-name="ro15">
          <table:table-cell/>
          <table:table-cell table:style-name="ce1"/>
          <table:table-cell office:value-type="string" table:style-name="ce36">
            <text:p>RZNOTB</text:p>
          </table:table-cell>
          <table:table-cell table:style-name="ce33"/>
          <table:table-cell office:value-type="float" office:value="60" table:formula="of:=[.E44]+[.I44]" table:style-name="ce34">
            <text:p>60</text:p>
          </table:table-cell>
          <table:table-cell table:style-name="ce34"/>
          <table:table-cell office:value-type="float" office:value="61" table:formula="of:=[.E45]+[.I45]-1" table:style-name="ce34">
            <text:p>61</text:p>
          </table:table-cell>
          <table:table-cell table:style-name="ce34"/>
          <table:table-cell office:value-type="float" office:value="2" table:style-name="ce34">
            <text:p>2</text:p>
          </table:table-cell>
          <table:table-cell table:style-name="ce34"/>
          <table:table-cell office:value-type="string" table:style-name="ce36">
            <text:p>Razones por las que no trabajo, teniendo empleo</text:p>
          </table:table-cell>
          <table:table-cell office:value-type="string" office:string-value="RZNOTB&lt;-factor(gsub(&quot; &quot;,&quot;&quot;,substr(fichero, 60,61)),exclude=&quot;&quot;)" table:formula="of:=CONCATENATE([.C45];&quot;&lt;-factor(gsub(&quot;&quot; &quot;&quot;,&quot;&quot;&quot;&quot;,substr(fichero, &quot;;[.E45];&quot;,&quot;;[.G45];&quot;)),exclude=&quot;&quot;&quot;&quot;)&quot;)" table:style-name="ce36">
            <text:p>RZNOTB&lt;-factor(gsub(" ","",substr(fichero, 60,61)),exclude="")</text:p>
          </table:table-cell>
          <table:table-cell table:number-columns-repeated="16372" table:style-name="ce1"/>
        </table:table-row>
        <table:table-row table:style-name="ro15">
          <table:table-cell/>
          <table:table-cell table:style-name="ce50"/>
          <table:table-cell office:value-type="string" table:style-name="ce51">
            <text:p>VINCUL</text:p>
          </table:table-cell>
          <table:table-cell table:style-name="ce52"/>
          <table:table-cell office:value-type="float" office:value="62" table:formula="of:=[.E45]+[.I45]" table:style-name="ce34">
            <text:p>62</text:p>
          </table:table-cell>
          <table:table-cell table:style-name="ce34"/>
          <table:table-cell office:value-type="float" office:value="63" table:formula="of:=[.E46]+[.I46]-1" table:style-name="ce34">
            <text:p>63</text:p>
          </table:table-cell>
          <table:table-cell table:style-name="ce53"/>
          <table:table-cell office:value-type="float" office:value="2" table:style-name="ce54">
            <text:p>2</text:p>
          </table:table-cell>
          <table:table-cell table:style-name="ce53"/>
          <table:table-cell office:value-type="string" table:style-name="ce36">
            <text:p>Vinculación con el empleo de personas con empleo ausentes en la semana de referencia</text:p>
          </table:table-cell>
          <table:table-cell office:value-type="string" office:string-value="VINCUL&lt;-factor(gsub(&quot; &quot;,&quot;&quot;,substr(fichero, 62,63)),exclude=&quot;&quot;)" table:formula="of:=CONCATENATE([.C46];&quot;&lt;-factor(gsub(&quot;&quot; &quot;&quot;,&quot;&quot;&quot;&quot;,substr(fichero, &quot;;[.E46];&quot;,&quot;;[.G46];&quot;)),exclude=&quot;&quot;&quot;&quot;)&quot;)" table:style-name="ce36">
            <text:p>VINCUL&lt;-factor(gsub(" ","",substr(fichero, 62,63)),exclude="")</text:p>
          </table:table-cell>
          <table:table-cell table:number-columns-repeated="16372" table:style-name="ce1"/>
        </table:table-row>
        <table:table-row table:style-name="ro15">
          <table:table-cell/>
          <table:table-cell table:style-name="ce46"/>
          <table:table-cell office:value-type="string" table:style-name="ce51">
            <text:p>NUEVEM</text:p>
          </table:table-cell>
          <table:table-cell table:style-name="ce55"/>
          <table:table-cell office:value-type="float" office:value="64" table:formula="of:=[.E46]+[.I46]" table:style-name="ce34">
            <text:p>64</text:p>
          </table:table-cell>
          <table:table-cell table:style-name="ce34"/>
          <table:table-cell office:value-type="float" office:value="64" table:formula="of:=[.E47]+[.I47]-1" table:style-name="ce34">
            <text:p>64</text:p>
          </table:table-cell>
          <table:table-cell table:style-name="ce53"/>
          <table:table-cell office:value-type="float" office:value="1" table:style-name="ce54">
            <text:p>1</text:p>
          </table:table-cell>
          <table:table-cell table:style-name="ce53"/>
          <table:table-cell office:value-type="string" table:style-name="ce51">
            <text:p>Ha encontrado empleo</text:p>
          </table:table-cell>
          <table:table-cell office:value-type="string" office:string-value="NUEVEM&lt;-factor(gsub(&quot; &quot;,&quot;&quot;,substr(fichero, 64,64)),exclude=&quot;&quot;)" table:formula="of:=CONCATENATE([.C47];&quot;&lt;-factor(gsub(&quot;&quot; &quot;&quot;,&quot;&quot;&quot;&quot;,substr(fichero, &quot;;[.E47];&quot;,&quot;;[.G47];&quot;)),exclude=&quot;&quot;&quot;&quot;)&quot;)" table:style-name="ce36">
            <text:p>NUEVEM&lt;-factor(gsub(" ","",substr(fichero, 64,64)),exclude="")</text:p>
          </table:table-cell>
          <table:table-cell table:number-columns-repeated="10" table:style-name="ce36"/>
          <table:table-cell table:number-columns-repeated="16362"/>
        </table:table-row>
        <table:table-row table:style-name="ro15">
          <table:table-cell/>
          <table:table-cell table:style-name="ce1"/>
          <table:table-cell office:value-type="string" table:style-name="ce42">
            <text:p>D</text:p>
          </table:table-cell>
          <table:table-cell table:style-name="ce43"/>
          <table:table-cell office:value-type="float" office:value="65" table:formula="of:=[.E47]+[.I47]" table:style-name="ce44">
            <text:p>65</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office:value-type="string" office:string-value="D&lt;-factor(gsub(&quot; &quot;,&quot;&quot;,substr(fichero, 65,)),exclude=&quot;&quot;)" table:formula="of:=CONCATENATE([.C48];&quot;&lt;-factor(gsub(&quot;&quot; &quot;&quot;,&quot;&quot;&quot;&quot;,substr(fichero, &quot;;[.E48];&quot;,&quot;;[.G48];&quot;)),exclude=&quot;&quot;&quot;&quot;)&quot;)" table:style-name="ce36">
            <text:p>D&lt;-factor(gsub(" ","",substr(fichero, 65,)),exclude="")</text:p>
          </table:table-cell>
          <table:table-cell table:number-columns-repeated="10" table:style-name="ce36"/>
          <table:table-cell table:number-columns-repeated="16362"/>
        </table:table-row>
        <table:table-row table:style-name="ro15">
          <table:table-cell/>
          <table:table-cell table:style-name="ce1"/>
          <table:table-cell office:value-type="string" table:style-name="ce36">
            <text:p>OCUP1</text:p>
          </table:table-cell>
          <table:table-cell table:style-name="ce33"/>
          <table:table-cell office:value-type="float" office:value="65" table:formula="of:=[.E48]+[.I48]" table:style-name="ce34">
            <text:p>65</text:p>
          </table:table-cell>
          <table:table-cell table:style-name="ce34"/>
          <table:table-cell office:value-type="float" office:value="65" table:formula="of:=[.E49]+[.I49]-1" table:style-name="ce34">
            <text:p>65</text:p>
          </table:table-cell>
          <table:table-cell table:style-name="ce34"/>
          <table:table-cell office:value-type="float" office:value="1" table:style-name="ce34">
            <text:p>1</text:p>
          </table:table-cell>
          <table:table-cell table:style-name="ce34"/>
          <table:table-cell office:value-type="string" table:style-name="ce36">
            <text:p>Ocupación principal</text:p>
          </table:table-cell>
          <table:table-cell office:value-type="string" office:string-value="OCUP1&lt;-factor(gsub(&quot; &quot;,&quot;&quot;,substr(fichero, 65,65)),exclude=&quot;&quot;)" table:formula="of:=CONCATENATE([.C49];&quot;&lt;-factor(gsub(&quot;&quot; &quot;&quot;,&quot;&quot;&quot;&quot;,substr(fichero, &quot;;[.E49];&quot;,&quot;;[.G49];&quot;)),exclude=&quot;&quot;&quot;&quot;)&quot;)" table:style-name="ce36">
            <text:p>OCUP1&lt;-factor(gsub(" ","",substr(fichero, 65,65)),exclude="")</text:p>
          </table:table-cell>
          <table:table-cell table:number-columns-repeated="10" table:style-name="ce36"/>
          <table:table-cell table:number-columns-repeated="16362"/>
        </table:table-row>
        <table:table-row table:style-name="ro15">
          <table:table-cell/>
          <table:table-cell table:style-name="ce1"/>
          <table:table-cell office:value-type="string" table:style-name="ce36">
            <text:p>ACT1<text:span text:style-name="T9">1</text:span></text:p>
          </table:table-cell>
          <table:table-cell table:style-name="ce33"/>
          <table:table-cell office:value-type="float" office:value="66" table:formula="of:=[.E49]+[.I49]" table:style-name="ce34">
            <text:p>66</text:p>
          </table:table-cell>
          <table:table-cell table:style-name="ce34"/>
          <table:table-cell office:value-type="float" office:value="66" table:formula="of:=[.E50]+[.I50]-1" table:style-name="ce34">
            <text:p>66</text:p>
          </table:table-cell>
          <table:table-cell table:style-name="ce34"/>
          <table:table-cell office:value-type="float" office:value="1" table:style-name="ce34">
            <text:p>1</text:p>
          </table:table-cell>
          <table:table-cell table:style-name="ce34"/>
          <table:table-cell office:value-type="string" table:style-name="ce36">
            <text:p>Actividad principal</text:p>
          </table:table-cell>
          <table:table-cell office:value-type="string" office:string-value="ACT11&lt;-factor(gsub(&quot; &quot;,&quot;&quot;,substr(fichero, 66,66)),exclude=&quot;&quot;)" table:formula="of:=CONCATENATE([.C50];&quot;&lt;-factor(gsub(&quot;&quot; &quot;&quot;,&quot;&quot;&quot;&quot;,substr(fichero, &quot;;[.E50];&quot;,&quot;;[.G50];&quot;)),exclude=&quot;&quot;&quot;&quot;)&quot;)" table:style-name="ce36">
            <text:p>ACT11&lt;-factor(gsub(" ","",substr(fichero, 66,66)),exclude="")</text:p>
          </table:table-cell>
          <table:table-cell table:number-columns-repeated="10" table:style-name="ce36"/>
          <table:table-cell table:number-columns-repeated="16362"/>
        </table:table-row>
        <table:table-row table:style-name="ro15">
          <table:table-cell/>
          <table:table-cell table:style-name="ce1"/>
          <table:table-cell office:value-type="string" table:style-name="ce36">
            <text:p>SITU</text:p>
          </table:table-cell>
          <table:table-cell table:style-name="ce33"/>
          <table:table-cell office:value-type="float" office:value="67" table:formula="of:=[.E50]+[.I50]" table:style-name="ce34">
            <text:p>67</text:p>
          </table:table-cell>
          <table:table-cell table:style-name="ce34"/>
          <table:table-cell office:value-type="float" office:value="68" table:formula="of:=[.E51]+[.I51]-1" table:style-name="ce34">
            <text:p>68</text:p>
          </table:table-cell>
          <table:table-cell table:style-name="ce34"/>
          <table:table-cell office:value-type="float" office:value="2" table:style-name="ce34">
            <text:p>2</text:p>
          </table:table-cell>
          <table:table-cell table:style-name="ce34"/>
          <table:table-cell office:value-type="string" table:style-name="ce36">
            <text:p>¿Cuál es su situación profesional (actividad principal)?</text:p>
          </table:table-cell>
          <table:table-cell office:value-type="string" office:string-value="SITU&lt;-factor(gsub(&quot; &quot;,&quot;&quot;,substr(fichero, 67,68)),exclude=&quot;&quot;)" table:formula="of:=CONCATENATE([.C51];&quot;&lt;-factor(gsub(&quot;&quot; &quot;&quot;,&quot;&quot;&quot;&quot;,substr(fichero, &quot;;[.E51];&quot;,&quot;;[.G51];&quot;)),exclude=&quot;&quot;&quot;&quot;)&quot;)" table:style-name="ce36">
            <text:p>SITU&lt;-factor(gsub(" ","",substr(fichero, 67,68)),exclude="")</text:p>
          </table:table-cell>
          <table:table-cell table:number-columns-repeated="10" table:style-name="ce36"/>
          <table:table-cell table:number-columns-repeated="16362"/>
        </table:table-row>
        <table:table-row table:style-name="ro15">
          <table:table-cell/>
          <table:table-cell table:style-name="ce1"/>
          <table:table-cell office:value-type="string" table:style-name="ce36">
            <text:p>SP</text:p>
          </table:table-cell>
          <table:table-cell table:style-name="ce33"/>
          <table:table-cell office:value-type="float" office:value="69" table:formula="of:=[.E51]+[.I51]" table:style-name="ce34">
            <text:p>69</text:p>
          </table:table-cell>
          <table:table-cell table:style-name="ce34"/>
          <table:table-cell office:value-type="float" office:value="69" table:formula="of:=[.E52]+[.I52]-1" table:style-name="ce34">
            <text:p>69</text:p>
          </table:table-cell>
          <table:table-cell table:style-name="ce34"/>
          <table:table-cell office:value-type="float" office:value="1" table:style-name="ce34">
            <text:p>1</text:p>
          </table:table-cell>
          <table:table-cell table:style-name="ce34"/>
          <table:table-cell office:value-type="string" table:style-name="ce36">
            <text:p>Tipo de administración en la que trabaja</text:p>
          </table:table-cell>
          <table:table-cell office:value-type="string" office:string-value="SP&lt;-factor(gsub(&quot; &quot;,&quot;&quot;,substr(fichero, 69,69)),exclude=&quot;&quot;)" table:formula="of:=CONCATENATE([.C52];&quot;&lt;-factor(gsub(&quot;&quot; &quot;&quot;,&quot;&quot;&quot;&quot;,substr(fichero, &quot;;[.E52];&quot;,&quot;;[.G52];&quot;)),exclude=&quot;&quot;&quot;&quot;)&quot;)" table:style-name="ce36">
            <text:p>SP&lt;-factor(gsub(" ","",substr(fichero, 69,69)),exclude="")</text:p>
          </table:table-cell>
          <table:table-cell table:number-columns-repeated="10" table:style-name="ce36"/>
          <table:table-cell table:number-columns-repeated="16362"/>
        </table:table-row>
        <table:table-row table:style-name="ro15">
          <table:table-cell/>
          <table:table-cell table:style-name="ce46"/>
          <table:table-cell office:value-type="string" table:style-name="ce36">
            <text:p>DUCON1</text:p>
          </table:table-cell>
          <table:table-cell table:style-name="ce33"/>
          <table:table-cell office:value-type="float" office:value="70" table:formula="of:=[.E52]+[.I52]" table:style-name="ce34">
            <text:p>70</text:p>
          </table:table-cell>
          <table:table-cell table:style-name="ce34"/>
          <table:table-cell office:value-type="float" office:value="70" table:formula="of:=[.E53]+[.I53]-1" table:style-name="ce34">
            <text:p>70</text:p>
          </table:table-cell>
          <table:table-cell table:style-name="ce34"/>
          <table:table-cell office:value-type="float" office:value="1" table:style-name="ce34">
            <text:p>1</text:p>
          </table:table-cell>
          <table:table-cell table:style-name="ce34"/>
          <table:table-cell office:value-type="string" table:style-name="ce36">
            <text:p>Tiene contrato indefinido o temporal</text:p>
          </table:table-cell>
          <table:table-cell office:value-type="string" office:string-value="DUCON1&lt;-factor(gsub(&quot; &quot;,&quot;&quot;,substr(fichero, 70,70)),exclude=&quot;&quot;)" table:formula="of:=CONCATENATE([.C53];&quot;&lt;-factor(gsub(&quot;&quot; &quot;&quot;,&quot;&quot;&quot;&quot;,substr(fichero, &quot;;[.E53];&quot;,&quot;;[.G53];&quot;)),exclude=&quot;&quot;&quot;&quot;)&quot;)" table:style-name="ce36">
            <text:p>DUCON1&lt;-factor(gsub(" ","",substr(fichero, 70,70)),exclude="")</text:p>
          </table:table-cell>
          <table:table-cell table:number-columns-repeated="10" table:style-name="ce36"/>
          <table:table-cell table:number-columns-repeated="16362"/>
        </table:table-row>
        <table:table-row table:style-name="ro15">
          <table:table-cell/>
          <table:table-cell table:style-name="ce46"/>
          <table:table-cell office:value-type="string" table:style-name="ce36">
            <text:p>DUCON2</text:p>
          </table:table-cell>
          <table:table-cell table:style-name="ce33"/>
          <table:table-cell office:value-type="float" office:value="71" table:formula="of:=[.E53]+[.I53]" table:style-name="ce34">
            <text:p>71</text:p>
          </table:table-cell>
          <table:table-cell table:style-name="ce34"/>
          <table:table-cell office:value-type="float" office:value="71" table:formula="of:=[.E54]+[.I54]-1" table:style-name="ce34">
            <text:p>71</text:p>
          </table:table-cell>
          <table:table-cell table:style-name="ce34"/>
          <table:table-cell office:value-type="float" office:value="1" table:style-name="ce34">
            <text:p>1</text:p>
          </table:table-cell>
          <table:table-cell table:style-name="ce34"/>
          <table:table-cell office:value-type="string" table:style-name="ce36">
            <text:p>Relación laboral de carácter permanente o discontinuo</text:p>
          </table:table-cell>
          <table:table-cell office:value-type="string" office:string-value="DUCON2&lt;-factor(gsub(&quot; &quot;,&quot;&quot;,substr(fichero, 71,71)),exclude=&quot;&quot;)" table:formula="of:=CONCATENATE([.C54];&quot;&lt;-factor(gsub(&quot;&quot; &quot;&quot;,&quot;&quot;&quot;&quot;,substr(fichero, &quot;;[.E54];&quot;,&quot;;[.G54];&quot;)),exclude=&quot;&quot;&quot;&quot;)&quot;)" table:style-name="ce36">
            <text:p>DUCON2&lt;-factor(gsub(" ","",substr(fichero, 71,71)),exclude="")</text:p>
          </table:table-cell>
          <table:table-cell table:number-columns-repeated="10" table:style-name="ce36"/>
          <table:table-cell table:number-columns-repeated="16362"/>
        </table:table-row>
        <table:table-row table:style-name="ro15">
          <table:table-cell/>
          <table:table-cell table:style-name="ce46"/>
          <table:table-cell office:value-type="string" table:style-name="ce36">
            <text:p>DUCON3</text:p>
          </table:table-cell>
          <table:table-cell table:style-name="ce33"/>
          <table:table-cell office:value-type="float" office:value="72" table:formula="of:=[.E54]+[.I54]" table:style-name="ce34">
            <text:p>72</text:p>
          </table:table-cell>
          <table:table-cell table:style-name="ce34"/>
          <table:table-cell office:value-type="float" office:value="73" table:formula="of:=[.E55]+[.I55]-1" table:style-name="ce34">
            <text:p>73</text:p>
          </table:table-cell>
          <table:table-cell table:style-name="ce34"/>
          <table:table-cell office:value-type="float" office:value="2" table:style-name="ce34">
            <text:p>2</text:p>
          </table:table-cell>
          <table:table-cell table:style-name="ce34"/>
          <table:table-cell office:value-type="string" table:style-name="ce36">
            <text:p>Tipo de contrato o relación laboral de carácter temporal</text:p>
          </table:table-cell>
          <table:table-cell office:value-type="string" office:string-value="DUCON3&lt;-factor(gsub(&quot; &quot;,&quot;&quot;,substr(fichero, 72,73)),exclude=&quot;&quot;)" table:formula="of:=CONCATENATE([.C55];&quot;&lt;-factor(gsub(&quot;&quot; &quot;&quot;,&quot;&quot;&quot;&quot;,substr(fichero, &quot;;[.E55];&quot;,&quot;;[.G55];&quot;)),exclude=&quot;&quot;&quot;&quot;)&quot;)" table:style-name="ce36">
            <text:p>DUCON3&lt;-factor(gsub(" ","",substr(fichero, 72,73)),exclude="")</text:p>
          </table:table-cell>
          <table:table-cell table:number-columns-repeated="10" table:style-name="ce36"/>
          <table:table-cell table:number-columns-repeated="16362"/>
        </table:table-row>
        <table:table-row table:style-name="ro15">
          <table:table-cell/>
          <table:table-cell table:style-name="ce1"/>
          <table:table-cell office:value-type="string" table:style-name="ce42">
            <text:p>TCONT</text:p>
          </table:table-cell>
          <table:table-cell table:style-name="ce43"/>
          <table:table-cell office:value-type="float" office:value="74" table:formula="of:=[.E55]+[.I55]" table:style-name="ce44">
            <text:p>74</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office:value-type="string" office:string-value="TCONT&lt;-factor(gsub(&quot; &quot;,&quot;&quot;,substr(fichero, 74,)),exclude=&quot;&quot;)" table:formula="of:=CONCATENATE([.C56];&quot;&lt;-factor(gsub(&quot;&quot; &quot;&quot;,&quot;&quot;&quot;&quot;,substr(fichero, &quot;;[.E56];&quot;,&quot;;[.G56];&quot;)),exclude=&quot;&quot;&quot;&quot;)&quot;)" table:style-name="ce36">
            <text:p>TCONT&lt;-factor(gsub(" ","",substr(fichero, 74,)),exclude="")</text:p>
          </table:table-cell>
          <table:table-cell table:number-columns-repeated="10" table:style-name="ce36"/>
          <table:table-cell table:number-columns-repeated="16362"/>
        </table:table-row>
        <table:table-row table:style-name="ro15">
          <table:table-cell/>
          <table:table-cell table:style-name="ce1"/>
          <table:table-cell office:value-type="string" table:style-name="ce36">
            <text:p>TCONTM</text:p>
          </table:table-cell>
          <table:table-cell table:style-name="ce33"/>
          <table:table-cell office:value-type="float" office:value="74" table:formula="of:=[.E56]+[.I56]" table:style-name="ce34">
            <text:p>74</text:p>
          </table:table-cell>
          <table:table-cell table:style-name="ce34"/>
          <table:table-cell office:value-type="float" office:value="75" table:formula="of:=[.E57]+[.I57]-1" table:style-name="ce34">
            <text:p>75</text:p>
          </table:table-cell>
          <table:table-cell table:style-name="ce34"/>
          <table:table-cell office:value-type="float" office:value="2" table:style-name="ce34">
            <text:p>2</text:p>
          </table:table-cell>
          <table:table-cell table:style-name="ce34"/>
          <table:table-cell office:value-type="string" table:style-name="ce36">
            <text:p>Duración del contrato o rel. lab. si ha trabajado un mes o más</text:p>
          </table:table-cell>
          <table:table-cell office:value-type="string" office:string-value="TCONTM&lt;-factor(gsub(&quot; &quot;,&quot;&quot;,substr(fichero, 74,75)),exclude=&quot;&quot;)" table:formula="of:=CONCATENATE([.C57];&quot;&lt;-factor(gsub(&quot;&quot; &quot;&quot;,&quot;&quot;&quot;&quot;,substr(fichero, &quot;;[.E57];&quot;,&quot;;[.G57];&quot;)),exclude=&quot;&quot;&quot;&quot;)&quot;)" table:style-name="ce36">
            <text:p>TCONTM&lt;-factor(gsub(" ","",substr(fichero, 74,75)),exclude="")</text:p>
          </table:table-cell>
          <table:table-cell table:number-columns-repeated="10" table:style-name="ce36"/>
          <table:table-cell table:number-columns-repeated="16362"/>
        </table:table-row>
        <table:table-row table:style-name="ro15">
          <table:table-cell/>
          <table:table-cell table:style-name="ce1"/>
          <table:table-cell office:value-type="string" table:style-name="ce36">
            <text:p>TCONTD</text:p>
          </table:table-cell>
          <table:table-cell table:style-name="ce33"/>
          <table:table-cell office:value-type="float" office:value="76" table:formula="of:=[.E57]+[.I57]" table:style-name="ce34">
            <text:p>76</text:p>
          </table:table-cell>
          <table:table-cell table:style-name="ce34"/>
          <table:table-cell office:value-type="float" office:value="77" table:formula="of:=[.E58]+[.I58]-1" table:style-name="ce34">
            <text:p>77</text:p>
          </table:table-cell>
          <table:table-cell table:style-name="ce34"/>
          <table:table-cell office:value-type="float" office:value="2" table:style-name="ce34">
            <text:p>2</text:p>
          </table:table-cell>
          <table:table-cell table:style-name="ce34"/>
          <table:table-cell office:value-type="string" table:style-name="ce36">
            <text:p>Nº de días del contrato o rel. lab. si ha trabajado menos de un mes</text:p>
          </table:table-cell>
          <table:table-cell office:value-type="string" office:string-value="TCONTD&lt;-factor(gsub(&quot; &quot;,&quot;&quot;,substr(fichero, 76,77)),exclude=&quot;&quot;)" table:formula="of:=CONCATENATE([.C58];&quot;&lt;-factor(gsub(&quot;&quot; &quot;&quot;,&quot;&quot;&quot;&quot;,substr(fichero, &quot;;[.E58];&quot;,&quot;;[.G58];&quot;)),exclude=&quot;&quot;&quot;&quot;)&quot;)" table:style-name="ce36">
            <text:p>TCONTD&lt;-factor(gsub(" ","",substr(fichero, 76,77)),exclude="")</text:p>
          </table:table-cell>
          <table:table-cell table:number-columns-repeated="10" table:style-name="ce36"/>
          <table:table-cell table:number-columns-repeated="16362"/>
        </table:table-row>
        <table:table-row table:style-name="ro15">
          <table:table-cell table:style-name="ce17"/>
          <table:table-cell table:style-name="ce17"/>
          <table:table-cell office:value-type="string" table:style-name="ce36">
            <text:p>DREN</text:p>
          </table:table-cell>
          <table:table-cell table:style-name="ce33"/>
          <table:table-cell office:value-type="float" office:value="78" table:formula="of:=[.E58]+[.I58]" table:style-name="ce34">
            <text:p>78</text:p>
          </table:table-cell>
          <table:table-cell table:style-name="ce34"/>
          <table:table-cell office:value-type="float" office:value="80" table:formula="of:=[.E59]+[.I59]-1" table:style-name="ce34">
            <text:p>80</text:p>
          </table:table-cell>
          <table:table-cell table:style-name="ce34"/>
          <table:table-cell office:value-type="float" office:value="3" table:style-name="ce34">
            <text:p>3</text:p>
          </table:table-cell>
          <table:table-cell table:style-name="ce34"/>
          <table:table-cell office:value-type="string" table:style-name="ce36">
            <text:p>Tiempo en meses desde la renovación del contrato</text:p>
          </table:table-cell>
          <table:table-cell office:value-type="string" office:string-value="DREN&lt;-factor(gsub(&quot; &quot;,&quot;&quot;,substr(fichero, 78,80)),exclude=&quot;&quot;)" table:formula="of:=CONCATENATE([.C59];&quot;&lt;-factor(gsub(&quot;&quot; &quot;&quot;,&quot;&quot;&quot;&quot;,substr(fichero, &quot;;[.E59];&quot;,&quot;;[.G59];&quot;)),exclude=&quot;&quot;&quot;&quot;)&quot;)" table:style-name="ce36">
            <text:p>DREN&lt;-factor(gsub(" ","",substr(fichero, 78,80)),exclude="")</text:p>
          </table:table-cell>
          <table:table-cell table:number-columns-repeated="10" table:style-name="ce35"/>
          <table:table-cell table:number-columns-repeated="16362" table:style-name="ce17"/>
        </table:table-row>
        <table:table-row table:style-name="ro15">
          <table:table-cell table:style-name="ce17"/>
          <table:table-cell table:style-name="ce17"/>
          <table:table-cell office:value-type="string" table:style-name="ce56">
            <text:p>DCOM</text:p>
          </table:table-cell>
          <table:table-cell table:style-name="ce33"/>
          <table:table-cell office:value-type="float" office:value="81" table:formula="of:=[.E59]+[.I59]" table:style-name="ce57">
            <text:p>81</text:p>
          </table:table-cell>
          <table:table-cell table:style-name="ce34"/>
          <table:table-cell office:value-type="float" office:value="83" table:formula="of:=[.E60]+[.I60]-1" table:style-name="ce57">
            <text:p>83</text:p>
          </table:table-cell>
          <table:table-cell table:style-name="ce57"/>
          <table:table-cell office:value-type="float" office:value="3" table:style-name="ce57">
            <text:p>3</text:p>
          </table:table-cell>
          <table:table-cell table:style-name="ce34"/>
          <table:table-cell office:value-type="string" table:style-name="ce56">
            <text:p>Tiempo en meses en la empresa</text:p>
          </table:table-cell>
          <table:table-cell office:value-type="string" office:string-value="DCOM&lt;-factor(gsub(&quot; &quot;,&quot;&quot;,substr(fichero, 81,83)),exclude=&quot;&quot;)" table:formula="of:=CONCATENATE([.C60];&quot;&lt;-factor(gsub(&quot;&quot; &quot;&quot;,&quot;&quot;&quot;&quot;,substr(fichero, &quot;;[.E60];&quot;,&quot;;[.G60];&quot;)),exclude=&quot;&quot;&quot;&quot;)&quot;)" table:style-name="ce36">
            <text:p>DCOM&lt;-factor(gsub(" ","",substr(fichero, 81,83)),exclude="")</text:p>
          </table:table-cell>
          <table:table-cell table:number-columns-repeated="10" table:style-name="ce35"/>
          <table:table-cell table:number-columns-repeated="16362" table:style-name="ce17"/>
        </table:table-row>
        <table:table-row table:style-name="ro4">
          <table:table-cell table:style-name="ce17"/>
          <table:table-cell table:style-name="ce17"/>
          <table:table-cell table:style-name="ce36"/>
          <table:table-cell table:style-name="ce33"/>
          <table:table-cell table:number-columns-repeated="6" table:style-name="ce34"/>
          <table:table-cell table:style-name="ce36"/>
          <table:table-cell table:number-columns-repeated="11" table:style-name="ce35"/>
          <table:table-cell table:number-columns-repeated="16362" table:style-name="ce17"/>
        </table:table-row>
        <table:table-row table:style-name="ro17">
          <table:table-cell table:number-columns-repeated="2" table:style-name="ce38"/>
          <table:table-cell office:value-type="string" table:style-name="ce39">
            <text:p>CAMPO</text:p>
          </table:table-cell>
          <table:table-cell table:style-name="ce40"/>
          <table:table-cell office:value-type="string" table:style-name="ce41">
            <text:p>COMIENZO</text:p>
          </table:table-cell>
          <table:table-cell table:style-name="ce40"/>
          <table:table-cell office:value-type="string" table:style-name="ce41">
            <text:p>FIN</text:p>
          </table:table-cell>
          <table:table-cell table:style-name="ce40"/>
          <table:table-cell office:value-type="string" table:style-name="ce41">
            <text:p>LONGITUD</text:p>
          </table:table-cell>
          <table:table-cell table:style-name="ce40"/>
          <table:table-cell office:value-type="string" table:style-name="ce39">
            <text:p>DESCRIPCIÓN DEL CAMPO</text:p>
          </table:table-cell>
          <table:table-cell table:number-columns-repeated="16373" table:style-name="ce38"/>
        </table:table-row>
        <table:table-row table:style-name="ro8">
          <table:table-cell/>
          <table:table-cell table:style-name="ce1"/>
          <table:table-cell table:style-name="ce36"/>
          <table:table-cell table:style-name="ce33"/>
          <table:table-cell table:number-columns-repeated="6" table:style-name="ce34"/>
          <table:table-cell table:number-columns-repeated="12" table:style-name="ce36"/>
          <table:table-cell table:number-columns-repeated="16362"/>
        </table:table-row>
        <table:table-row table:style-name="ro15">
          <table:table-cell table:style-name="ce17"/>
          <table:table-cell table:style-name="ce17"/>
          <table:table-cell office:value-type="string" table:style-name="ce42">
            <text:p>UBICA</text:p>
          </table:table-cell>
          <table:table-cell table:style-name="ce43"/>
          <table:table-cell office:value-type="float" office:value="84" table:formula="of:=[.E60]+[.I60]" table:style-name="ce44">
            <text:p>84</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office:value-type="string" office:string-value="UBICA&lt;-factor(gsub(&quot; &quot;,&quot;&quot;,substr(fichero, 84,)),exclude=&quot;&quot;)" table:formula="of:=CONCATENATE([.C64];&quot;&lt;-factor(gsub(&quot;&quot; &quot;&quot;,&quot;&quot;&quot;&quot;,substr(fichero, &quot;;[.E64];&quot;,&quot;;[.G64];&quot;)),exclude=&quot;&quot;&quot;&quot;)&quot;)" table:style-name="ce36">
            <text:p>UBICA&lt;-factor(gsub(" ","",substr(fichero, 84,)),exclude="")</text:p>
          </table:table-cell>
          <table:table-cell table:number-columns-repeated="16372" table:style-name="ce17"/>
        </table:table-row>
        <table:table-row table:style-name="ro15">
          <table:table-cell/>
          <table:table-cell table:style-name="ce1"/>
          <table:table-cell office:value-type="string" table:style-name="ce36">
            <text:p>PROEST</text:p>
          </table:table-cell>
          <table:table-cell table:style-name="ce33"/>
          <table:table-cell office:value-type="float" office:value="84" table:formula="of:=[.E64]+[.I64]" table:style-name="ce34">
            <text:p>84</text:p>
          </table:table-cell>
          <table:table-cell table:style-name="ce34"/>
          <table:table-cell office:value-type="float" office:value="85" table:formula="of:=[.E65]+[.I65]-1" table:style-name="ce34">
            <text:p>85</text:p>
          </table:table-cell>
          <table:table-cell table:style-name="ce34"/>
          <table:table-cell office:value-type="float" office:value="2" table:style-name="ce34">
            <text:p>2</text:p>
          </table:table-cell>
          <table:table-cell table:style-name="ce34"/>
          <table:table-cell office:value-type="string" table:style-name="ce36">
            <text:p>Provincia donde está ubicado</text:p>
          </table:table-cell>
          <table:table-cell office:value-type="string" office:string-value="PROEST&lt;-factor(gsub(&quot; &quot;,&quot;&quot;,substr(fichero, 84,85)),exclude=&quot;&quot;)" table:formula="of:=CONCATENATE([.C65];&quot;&lt;-factor(gsub(&quot;&quot; &quot;&quot;,&quot;&quot;&quot;&quot;,substr(fichero, &quot;;[.E65];&quot;,&quot;;[.G65];&quot;)),exclude=&quot;&quot;&quot;&quot;)&quot;)" table:style-name="ce36">
            <text:p>PROEST&lt;-factor(gsub(" ","",substr(fichero, 84,85)),exclude="")</text:p>
          </table:table-cell>
          <table:table-cell table:number-columns-repeated="16372" table:style-name="ce1"/>
        </table:table-row>
        <table:table-row table:style-name="ro15">
          <table:table-cell/>
          <table:table-cell table:style-name="ce1"/>
          <table:table-cell office:value-type="string" table:style-name="ce36">
            <text:p>REGEST</text:p>
          </table:table-cell>
          <table:table-cell table:style-name="ce33"/>
          <table:table-cell office:value-type="float" office:value="86" table:formula="of:=[.E65]+[.I65]" table:style-name="ce34">
            <text:p>86</text:p>
          </table:table-cell>
          <table:table-cell table:style-name="ce34"/>
          <table:table-cell office:value-type="float" office:value="88" table:formula="of:=[.E66]+[.I66]-1" table:style-name="ce34">
            <text:p>88</text:p>
          </table:table-cell>
          <table:table-cell table:style-name="ce34"/>
          <table:table-cell office:value-type="float" office:value="3" table:style-name="ce34">
            <text:p>3</text:p>
          </table:table-cell>
          <table:table-cell table:style-name="ce34"/>
          <table:table-cell office:value-type="string" table:style-name="ce36">
            <text:p>Región o País donde está ubicado</text:p>
          </table:table-cell>
          <table:table-cell office:value-type="string" office:string-value="REGEST&lt;-factor(gsub(&quot; &quot;,&quot;&quot;,substr(fichero, 86,88)),exclude=&quot;&quot;)" table:formula="of:=CONCATENATE([.C66];&quot;&lt;-factor(gsub(&quot;&quot; &quot;&quot;,&quot;&quot;&quot;&quot;,substr(fichero, &quot;;[.E66];&quot;,&quot;;[.G66];&quot;)),exclude=&quot;&quot;&quot;&quot;)&quot;)" table:style-name="ce36">
            <text:p>REGEST&lt;-factor(gsub(" ","",substr(fichero, 86,88)),exclude="")</text:p>
          </table:table-cell>
          <table:table-cell table:number-columns-repeated="16372" table:style-name="ce1"/>
        </table:table-row>
        <table:table-row table:style-name="ro15">
          <table:table-cell/>
          <table:table-cell table:style-name="ce1"/>
          <table:table-cell office:value-type="string" table:style-name="ce36">
            <text:p>PARCO1</text:p>
          </table:table-cell>
          <table:table-cell table:style-name="ce33"/>
          <table:table-cell office:value-type="float" office:value="89" table:formula="of:=[.E66]+[.I66]" table:style-name="ce34">
            <text:p>89</text:p>
          </table:table-cell>
          <table:table-cell table:style-name="ce34"/>
          <table:table-cell office:value-type="float" office:value="89" table:formula="of:=[.E67]+[.I67]-1" table:style-name="ce34">
            <text:p>89</text:p>
          </table:table-cell>
          <table:table-cell table:style-name="ce34"/>
          <table:table-cell office:value-type="float" office:value="1" table:style-name="ce34">
            <text:p>1</text:p>
          </table:table-cell>
          <table:table-cell table:style-name="ce34"/>
          <table:table-cell office:value-type="string" table:style-name="ce36">
            <text:p>Tipo de jornada, completa o parcial</text:p>
          </table:table-cell>
          <table:table-cell office:value-type="string" office:string-value="PARCO1&lt;-factor(gsub(&quot; &quot;,&quot;&quot;,substr(fichero, 89,89)),exclude=&quot;&quot;)" table:formula="of:=CONCATENATE([.C67];&quot;&lt;-factor(gsub(&quot;&quot; &quot;&quot;,&quot;&quot;&quot;&quot;,substr(fichero, &quot;;[.E67];&quot;,&quot;;[.G67];&quot;)),exclude=&quot;&quot;&quot;&quot;)&quot;)" table:style-name="ce36">
            <text:p>PARCO1&lt;-factor(gsub(" ","",substr(fichero, 89,89)),exclude="")</text:p>
          </table:table-cell>
          <table:table-cell table:number-columns-repeated="10" table:style-name="ce36"/>
          <table:table-cell table:number-columns-repeated="16362"/>
        </table:table-row>
        <table:table-row table:style-name="ro15">
          <table:table-cell/>
          <table:table-cell table:style-name="ce1"/>
          <table:table-cell office:value-type="string" table:style-name="ce36">
            <text:p>PARCO2</text:p>
          </table:table-cell>
          <table:table-cell table:style-name="ce33"/>
          <table:table-cell office:value-type="float" office:value="90" table:formula="of:=[.E67]+[.I67]" table:style-name="ce34">
            <text:p>90</text:p>
          </table:table-cell>
          <table:table-cell table:style-name="ce34"/>
          <table:table-cell office:value-type="float" office:value="91" table:formula="of:=[.E68]+[.I68]-1" table:style-name="ce34">
            <text:p>91</text:p>
          </table:table-cell>
          <table:table-cell table:style-name="ce34"/>
          <table:table-cell office:value-type="float" office:value="2" table:style-name="ce34">
            <text:p>2</text:p>
          </table:table-cell>
          <table:table-cell table:style-name="ce34"/>
          <table:table-cell office:value-type="string" table:style-name="ce36">
            <text:p>Motivo de tener jornada parcial</text:p>
          </table:table-cell>
          <table:table-cell office:value-type="string" office:string-value="PARCO2&lt;-factor(gsub(&quot; &quot;,&quot;&quot;,substr(fichero, 90,91)),exclude=&quot;&quot;)" table:formula="of:=CONCATENATE([.C68];&quot;&lt;-factor(gsub(&quot;&quot; &quot;&quot;,&quot;&quot;&quot;&quot;,substr(fichero, &quot;;[.E68];&quot;,&quot;;[.G68];&quot;)),exclude=&quot;&quot;&quot;&quot;)&quot;)" table:style-name="ce36">
            <text:p>PARCO2&lt;-factor(gsub(" ","",substr(fichero, 90,91)),exclude="")</text:p>
          </table:table-cell>
          <table:table-cell table:number-columns-repeated="10" table:style-name="ce36"/>
          <table:table-cell table:number-columns-repeated="16362"/>
        </table:table-row>
        <table:table-row table:style-name="ro15">
          <table:table-cell/>
          <table:table-cell table:style-name="ce46"/>
          <table:table-cell office:value-type="string" table:style-name="ce36">
            <text:p>HORASP</text:p>
          </table:table-cell>
          <table:table-cell table:style-name="ce33"/>
          <table:table-cell office:value-type="float" office:value="92" table:formula="of:=[.E68]+[.I68]" table:style-name="ce34">
            <text:p>92</text:p>
          </table:table-cell>
          <table:table-cell table:style-name="ce34"/>
          <table:table-cell office:value-type="float" office:value="95" table:formula="of:=[.E69]+[.I69]-1" table:style-name="ce34">
            <text:p>95</text:p>
          </table:table-cell>
          <table:table-cell table:style-name="ce34"/>
          <table:table-cell office:value-type="float" office:value="4" table:style-name="ce34">
            <text:p>4</text:p>
          </table:table-cell>
          <table:table-cell table:style-name="ce34"/>
          <table:table-cell office:value-type="string" table:style-name="ce36">
            <text:p>Horas pactadas en contrato o acuerdo de trabajo (hhmm)</text:p>
          </table:table-cell>
          <table:table-cell office:value-type="string" office:string-value="HORASP&lt;-factor(gsub(&quot; &quot;,&quot;&quot;,substr(fichero, 92,95)),exclude=&quot;&quot;)" table:formula="of:=CONCATENATE([.C69];&quot;&lt;-factor(gsub(&quot;&quot; &quot;&quot;,&quot;&quot;&quot;&quot;,substr(fichero, &quot;;[.E69];&quot;,&quot;;[.G69];&quot;)),exclude=&quot;&quot;&quot;&quot;)&quot;)" table:style-name="ce36">
            <text:p>HORASP&lt;-factor(gsub(" ","",substr(fichero, 92,95)),exclude="")</text:p>
          </table:table-cell>
          <table:table-cell table:number-columns-repeated="10" table:style-name="ce36"/>
          <table:table-cell table:number-columns-repeated="16362"/>
        </table:table-row>
        <table:table-row table:style-name="ro15">
          <table:table-cell/>
          <table:table-cell table:style-name="ce46"/>
          <table:table-cell office:value-type="string" table:style-name="ce36">
            <text:p>HORASH</text:p>
          </table:table-cell>
          <table:table-cell table:style-name="ce33"/>
          <table:table-cell office:value-type="float" office:value="96" table:formula="of:=[.E69]+[.I69]" table:style-name="ce34">
            <text:p>96</text:p>
          </table:table-cell>
          <table:table-cell table:style-name="ce34"/>
          <table:table-cell office:value-type="float" office:value="99" table:formula="of:=[.E70]+[.I70]-1" table:style-name="ce34">
            <text:p>99</text:p>
          </table:table-cell>
          <table:table-cell table:style-name="ce34"/>
          <table:table-cell office:value-type="float" office:value="4" table:style-name="ce34">
            <text:p>4</text:p>
          </table:table-cell>
          <table:table-cell table:style-name="ce34"/>
          <table:table-cell office:value-type="string" table:style-name="ce36">
            <text:p>Número de horas semanales que dedica a este trabajo habitualmente (hhmm)</text:p>
          </table:table-cell>
          <table:table-cell office:value-type="string" office:string-value="HORASH&lt;-factor(gsub(&quot; &quot;,&quot;&quot;,substr(fichero, 96,99)),exclude=&quot;&quot;)" table:formula="of:=CONCATENATE([.C70];&quot;&lt;-factor(gsub(&quot;&quot; &quot;&quot;,&quot;&quot;&quot;&quot;,substr(fichero, &quot;;[.E70];&quot;,&quot;;[.G70];&quot;)),exclude=&quot;&quot;&quot;&quot;)&quot;)" table:style-name="ce36">
            <text:p>HORASH&lt;-factor(gsub(" ","",substr(fichero, 96,99)),exclude="")</text:p>
          </table:table-cell>
          <table:table-cell table:number-columns-repeated="10" table:style-name="ce36"/>
          <table:table-cell table:number-columns-repeated="16362"/>
        </table:table-row>
        <table:table-row table:style-name="ro15">
          <table:table-cell/>
          <table:table-cell table:style-name="ce46"/>
          <table:table-cell office:value-type="string" table:style-name="ce36">
            <text:p>HORASE</text:p>
          </table:table-cell>
          <table:table-cell table:style-name="ce33"/>
          <table:table-cell office:value-type="float" office:value="100" table:formula="of:=[.E70]+[.I70]" table:style-name="ce34">
            <text:p>100</text:p>
          </table:table-cell>
          <table:table-cell table:style-name="ce34"/>
          <table:table-cell office:value-type="float" office:value="103" table:formula="of:=[.E71]+[.I71]-1" table:style-name="ce34">
            <text:p>103</text:p>
          </table:table-cell>
          <table:table-cell table:style-name="ce34"/>
          <table:table-cell office:value-type="float" office:value="4" table:style-name="ce34">
            <text:p>4</text:p>
          </table:table-cell>
          <table:table-cell table:style-name="ce34"/>
          <table:table-cell office:value-type="string" table:style-name="ce36">
            <text:p>Número de horas efectivas que dedicó a este trab. la semana pasada (hhmm)</text:p>
          </table:table-cell>
          <table:table-cell office:value-type="string" office:string-value="HORASE&lt;-factor(gsub(&quot; &quot;,&quot;&quot;,substr(fichero, 100,103)),exclude=&quot;&quot;)" table:formula="of:=CONCATENATE([.C71];&quot;&lt;-factor(gsub(&quot;&quot; &quot;&quot;,&quot;&quot;&quot;&quot;,substr(fichero, &quot;;[.E71];&quot;,&quot;;[.G71];&quot;)),exclude=&quot;&quot;&quot;&quot;)&quot;)" table:style-name="ce36">
            <text:p>HORASE&lt;-factor(gsub(" ","",substr(fichero, 100,103)),exclude="")</text:p>
          </table:table-cell>
          <table:table-cell table:number-columns-repeated="10" table:style-name="ce36"/>
          <table:table-cell table:number-columns-repeated="16362"/>
        </table:table-row>
        <table:table-row table:style-name="ro15">
          <table:table-cell/>
          <table:table-cell table:style-name="ce46"/>
          <table:table-cell office:value-type="string" table:style-name="ce36">
            <text:p>EXTRA</text:p>
          </table:table-cell>
          <table:table-cell table:style-name="ce33"/>
          <table:table-cell office:value-type="float" office:value="104" table:formula="of:=[.E71]+[.I71]" table:style-name="ce34">
            <text:p>104</text:p>
          </table:table-cell>
          <table:table-cell table:style-name="ce34"/>
          <table:table-cell office:value-type="float" office:value="104" table:formula="of:=[.E72]+[.I72]-1" table:style-name="ce34">
            <text:p>104</text:p>
          </table:table-cell>
          <table:table-cell table:style-name="ce34"/>
          <table:table-cell office:value-type="float" office:value="1" table:style-name="ce34">
            <text:p>1</text:p>
          </table:table-cell>
          <table:table-cell table:style-name="ce34"/>
          <table:table-cell office:value-type="string" table:style-name="ce36">
            <text:p>Realizó horas extraordinarias en la semana de referencia</text:p>
          </table:table-cell>
          <table:table-cell office:value-type="string" office:string-value="EXTRA&lt;-factor(gsub(&quot; &quot;,&quot;&quot;,substr(fichero, 104,104)),exclude=&quot;&quot;)" table:formula="of:=CONCATENATE([.C72];&quot;&lt;-factor(gsub(&quot;&quot; &quot;&quot;,&quot;&quot;&quot;&quot;,substr(fichero, &quot;;[.E72];&quot;,&quot;;[.G72];&quot;)),exclude=&quot;&quot;&quot;&quot;)&quot;)" table:style-name="ce36">
            <text:p>EXTRA&lt;-factor(gsub(" ","",substr(fichero, 104,104)),exclude="")</text:p>
          </table:table-cell>
          <table:table-cell table:number-columns-repeated="10" table:style-name="ce36"/>
          <table:table-cell table:number-columns-repeated="16362"/>
        </table:table-row>
        <table:table-row table:style-name="ro15">
          <table:table-cell/>
          <table:table-cell table:style-name="ce46"/>
          <table:table-cell office:value-type="string" table:style-name="ce36">
            <text:p>EXTPAG</text:p>
          </table:table-cell>
          <table:table-cell table:style-name="ce33"/>
          <table:table-cell office:value-type="float" office:value="105" table:formula="of:=[.E72]+[.I72]" table:style-name="ce34">
            <text:p>105</text:p>
          </table:table-cell>
          <table:table-cell table:style-name="ce34"/>
          <table:table-cell office:value-type="float" office:value="108" table:formula="of:=[.E73]+[.I73]-1" table:style-name="ce34">
            <text:p>108</text:p>
          </table:table-cell>
          <table:table-cell table:style-name="ce34"/>
          <table:table-cell office:value-type="float" office:value="4" table:style-name="ce34">
            <text:p>4</text:p>
          </table:table-cell>
          <table:table-cell table:style-name="ce34"/>
          <table:table-cell office:value-type="string" table:style-name="ce36">
            <text:p>Número de horas extraordinarias pagadas realizadas en la semana de referencia (hhmm)</text:p>
          </table:table-cell>
          <table:table-cell office:value-type="string" office:string-value="EXTPAG&lt;-factor(gsub(&quot; &quot;,&quot;&quot;,substr(fichero, 105,108)),exclude=&quot;&quot;)" table:formula="of:=CONCATENATE([.C73];&quot;&lt;-factor(gsub(&quot;&quot; &quot;&quot;,&quot;&quot;&quot;&quot;,substr(fichero, &quot;;[.E73];&quot;,&quot;;[.G73];&quot;)),exclude=&quot;&quot;&quot;&quot;)&quot;)" table:style-name="ce36">
            <text:p>EXTPAG&lt;-factor(gsub(" ","",substr(fichero, 105,108)),exclude="")</text:p>
          </table:table-cell>
          <table:table-cell table:number-columns-repeated="10" table:style-name="ce36"/>
          <table:table-cell table:number-columns-repeated="16362"/>
        </table:table-row>
        <table:table-row table:style-name="ro15">
          <table:table-cell/>
          <table:table-cell table:style-name="ce46"/>
          <table:table-cell office:value-type="string" table:style-name="ce36">
            <text:p>EXTNPG</text:p>
          </table:table-cell>
          <table:table-cell table:style-name="ce33"/>
          <table:table-cell office:value-type="float" office:value="109" table:formula="of:=[.E73]+[.I73]" table:style-name="ce34">
            <text:p>109</text:p>
          </table:table-cell>
          <table:table-cell table:style-name="ce34"/>
          <table:table-cell office:value-type="float" office:value="112" table:formula="of:=[.E74]+[.I74]-1" table:style-name="ce34">
            <text:p>112</text:p>
          </table:table-cell>
          <table:table-cell table:style-name="ce34"/>
          <table:table-cell office:value-type="float" office:value="4" table:style-name="ce34">
            <text:p>4</text:p>
          </table:table-cell>
          <table:table-cell table:style-name="ce34"/>
          <table:table-cell office:value-type="string" table:style-name="ce36">
            <text:p>Número de horas extraordinarias no pagadas realizadas en la semana de referencia (hhmm)</text:p>
          </table:table-cell>
          <table:table-cell office:value-type="string" office:string-value="EXTNPG&lt;-factor(gsub(&quot; &quot;,&quot;&quot;,substr(fichero, 109,112)),exclude=&quot;&quot;)" table:formula="of:=CONCATENATE([.C74];&quot;&lt;-factor(gsub(&quot;&quot; &quot;&quot;,&quot;&quot;&quot;&quot;,substr(fichero, &quot;;[.E74];&quot;,&quot;;[.G74];&quot;)),exclude=&quot;&quot;&quot;&quot;)&quot;)" table:style-name="ce36">
            <text:p>EXTNPG&lt;-factor(gsub(" ","",substr(fichero, 109,112)),exclude="")</text:p>
          </table:table-cell>
          <table:table-cell table:number-columns-repeated="10" table:style-name="ce36"/>
          <table:table-cell table:number-columns-repeated="16362"/>
        </table:table-row>
        <table:table-row table:style-name="ro15">
          <table:table-cell/>
          <table:table-cell table:style-name="ce46"/>
          <table:table-cell office:value-type="string" table:style-name="ce36">
            <text:p>RZDIFH</text:p>
          </table:table-cell>
          <table:table-cell table:style-name="ce33"/>
          <table:table-cell office:value-type="float" office:value="113" table:formula="of:=[.E74]+[.I74]" table:style-name="ce34">
            <text:p>113</text:p>
          </table:table-cell>
          <table:table-cell table:style-name="ce34"/>
          <table:table-cell office:value-type="float" office:value="114" table:formula="of:=[.E75]+[.I75]-1" table:style-name="ce34">
            <text:p>114</text:p>
          </table:table-cell>
          <table:table-cell table:style-name="ce34"/>
          <table:table-cell office:value-type="float" office:value="2" table:style-name="ce34">
            <text:p>2</text:p>
          </table:table-cell>
          <table:table-cell table:style-name="ce34"/>
          <table:table-cell office:value-type="string" table:style-name="ce36">
            <text:p>Razón principal de la diferencia de horas efectivas y habituales</text:p>
          </table:table-cell>
          <table:table-cell office:value-type="string" office:string-value="RZDIFH&lt;-factor(gsub(&quot; &quot;,&quot;&quot;,substr(fichero, 113,114)),exclude=&quot;&quot;)" table:formula="of:=CONCATENATE([.C75];&quot;&lt;-factor(gsub(&quot;&quot; &quot;&quot;,&quot;&quot;&quot;&quot;,substr(fichero, &quot;;[.E75];&quot;,&quot;;[.G75];&quot;)),exclude=&quot;&quot;&quot;&quot;)&quot;)" table:style-name="ce36">
            <text:p>RZDIFH&lt;-factor(gsub(" ","",substr(fichero, 113,114)),exclude="")</text:p>
          </table:table-cell>
          <table:table-cell table:number-columns-repeated="10" table:style-name="ce36"/>
          <table:table-cell table:number-columns-repeated="16362"/>
        </table:table-row>
        <table:table-row table:style-name="ro15">
          <table:table-cell/>
          <table:table-cell table:style-name="ce1"/>
          <table:table-cell office:value-type="string" table:style-name="ce36">
            <text:p>TRAPLU</text:p>
          </table:table-cell>
          <table:table-cell table:style-name="ce33"/>
          <table:table-cell office:value-type="float" office:value="115" table:formula="of:=[.E75]+[.I75]" table:style-name="ce34">
            <text:p>115</text:p>
          </table:table-cell>
          <table:table-cell table:style-name="ce34"/>
          <table:table-cell office:value-type="float" office:value="115" table:formula="of:=[.E76]+[.I76]-1" table:style-name="ce34">
            <text:p>115</text:p>
          </table:table-cell>
          <table:table-cell table:style-name="ce34"/>
          <table:table-cell office:value-type="float" office:value="1" table:style-name="ce34">
            <text:p>1</text:p>
          </table:table-cell>
          <table:table-cell table:style-name="ce34"/>
          <table:table-cell office:value-type="string" table:style-name="ce36">
            <text:p>Si tiene otro u otros empleos</text:p>
          </table:table-cell>
          <table:table-cell office:value-type="string" office:string-value="TRAPLU&lt;-factor(gsub(&quot; &quot;,&quot;&quot;,substr(fichero, 115,115)),exclude=&quot;&quot;)" table:formula="of:=CONCATENATE([.C76];&quot;&lt;-factor(gsub(&quot;&quot; &quot;&quot;,&quot;&quot;&quot;&quot;,substr(fichero, &quot;;[.E76];&quot;,&quot;;[.G76];&quot;)),exclude=&quot;&quot;&quot;&quot;)&quot;)" table:style-name="ce36">
            <text:p>TRAPLU&lt;-factor(gsub(" ","",substr(fichero, 115,115)),exclude="")</text:p>
          </table:table-cell>
          <table:table-cell table:number-columns-repeated="10" table:style-name="ce36"/>
          <table:table-cell table:number-columns-repeated="16362"/>
        </table:table-row>
        <table:table-row table:style-name="ro15">
          <table:table-cell/>
          <table:table-cell table:style-name="ce1"/>
          <table:table-cell office:value-type="string" table:style-name="ce36">
            <text:p>OCUPLU1</text:p>
          </table:table-cell>
          <table:table-cell table:style-name="ce33"/>
          <table:table-cell office:value-type="float" office:value="116" table:formula="of:=[.E76]+[.I76]" table:style-name="ce34">
            <text:p>116</text:p>
          </table:table-cell>
          <table:table-cell table:style-name="ce34"/>
          <table:table-cell office:value-type="float" office:value="116" table:formula="of:=[.E77]+[.I77]-1" table:style-name="ce34">
            <text:p>116</text:p>
          </table:table-cell>
          <table:table-cell table:style-name="ce34"/>
          <table:table-cell office:value-type="float" office:value="1" table:style-name="ce34">
            <text:p>1</text:p>
          </table:table-cell>
          <table:table-cell table:style-name="ce34"/>
          <table:table-cell office:value-type="string" table:style-name="ce36">
            <text:p>¿Cuál es la ocupación u oficio en el segundo empleo?</text:p>
          </table:table-cell>
          <table:table-cell office:value-type="string" office:string-value="OCUPLU1&lt;-factor(gsub(&quot; &quot;,&quot;&quot;,substr(fichero, 116,116)),exclude=&quot;&quot;)" table:formula="of:=CONCATENATE([.C77];&quot;&lt;-factor(gsub(&quot;&quot; &quot;&quot;,&quot;&quot;&quot;&quot;,substr(fichero, &quot;;[.E77];&quot;,&quot;;[.G77];&quot;)),exclude=&quot;&quot;&quot;&quot;)&quot;)" table:style-name="ce36">
            <text:p>OCUPLU1&lt;-factor(gsub(" ","",substr(fichero, 116,116)),exclude="")</text:p>
          </table:table-cell>
          <table:table-cell table:number-columns-repeated="10" table:style-name="ce36"/>
          <table:table-cell table:number-columns-repeated="16362"/>
        </table:table-row>
        <table:table-row table:style-name="ro15">
          <table:table-cell/>
          <table:table-cell table:style-name="ce1"/>
          <table:table-cell office:value-type="string" table:style-name="ce36">
            <text:p>ACTPLU1<text:s/><text:span text:style-name="T9">1</text:span></text:p>
          </table:table-cell>
          <table:table-cell table:style-name="ce33"/>
          <table:table-cell office:value-type="float" office:value="117" table:formula="of:=[.E77]+[.I77]" table:style-name="ce34">
            <text:p>117</text:p>
          </table:table-cell>
          <table:table-cell table:style-name="ce34"/>
          <table:table-cell office:value-type="float" office:value="117" table:formula="of:=[.E78]+[.I78]-1" table:style-name="ce34">
            <text:p>117</text:p>
          </table:table-cell>
          <table:table-cell table:style-name="ce34"/>
          <table:table-cell office:value-type="float" office:value="1" table:style-name="ce34">
            <text:p>1</text:p>
          </table:table-cell>
          <table:table-cell table:style-name="ce34"/>
          <table:table-cell office:value-type="string" table:style-name="ce36">
            <text:p>Actividad del establecimiento donde tiene el segundo empleo</text:p>
          </table:table-cell>
          <table:table-cell office:value-type="string" office:string-value="ACTPLU1 1&lt;-factor(gsub(&quot; &quot;,&quot;&quot;,substr(fichero, 117,117)),exclude=&quot;&quot;)" table:formula="of:=CONCATENATE([.C78];&quot;&lt;-factor(gsub(&quot;&quot; &quot;&quot;,&quot;&quot;&quot;&quot;,substr(fichero, &quot;;[.E78];&quot;,&quot;;[.G78];&quot;)),exclude=&quot;&quot;&quot;&quot;)&quot;)" table:style-name="ce36">
            <text:p>ACTPLU1 1&lt;-factor(gsub(" ","",substr(fichero, 117,117)),exclude="")</text:p>
          </table:table-cell>
          <table:table-cell table:number-columns-repeated="10" table:style-name="ce36"/>
          <table:table-cell table:number-columns-repeated="16362"/>
        </table:table-row>
        <table:table-row table:style-name="ro15">
          <table:table-cell/>
          <table:table-cell table:style-name="ce1"/>
          <table:table-cell office:value-type="string" table:style-name="ce36">
            <text:p>SITPLU</text:p>
          </table:table-cell>
          <table:table-cell table:style-name="ce33"/>
          <table:table-cell office:value-type="float" office:value="118" table:formula="of:=[.E78]+[.I78]" table:style-name="ce34">
            <text:p>118</text:p>
          </table:table-cell>
          <table:table-cell table:style-name="ce34"/>
          <table:table-cell office:value-type="float" office:value="119" table:formula="of:=[.E79]+[.I79]-1" table:style-name="ce34">
            <text:p>119</text:p>
          </table:table-cell>
          <table:table-cell table:style-name="ce34"/>
          <table:table-cell office:value-type="float" office:value="2" table:style-name="ce34">
            <text:p>2</text:p>
          </table:table-cell>
          <table:table-cell table:style-name="ce34"/>
          <table:table-cell office:value-type="string" table:style-name="ce36">
            <text:p>Situación profesional en el segundo empleo</text:p>
          </table:table-cell>
          <table:table-cell office:value-type="string" office:string-value="SITPLU&lt;-factor(gsub(&quot; &quot;,&quot;&quot;,substr(fichero, 118,119)),exclude=&quot;&quot;)" table:formula="of:=CONCATENATE([.C79];&quot;&lt;-factor(gsub(&quot;&quot; &quot;&quot;,&quot;&quot;&quot;&quot;,substr(fichero, &quot;;[.E79];&quot;,&quot;;[.G79];&quot;)),exclude=&quot;&quot;&quot;&quot;)&quot;)" table:style-name="ce36">
            <text:p>SITPLU&lt;-factor(gsub(" ","",substr(fichero, 118,119)),exclude="")</text:p>
          </table:table-cell>
          <table:table-cell table:number-columns-repeated="10" table:style-name="ce36"/>
          <table:table-cell table:number-columns-repeated="16362"/>
        </table:table-row>
        <table:table-row table:style-name="ro15">
          <table:table-cell/>
          <table:table-cell table:style-name="ce1"/>
          <table:table-cell office:value-type="string" table:style-name="ce36">
            <text:p>HORPLU</text:p>
          </table:table-cell>
          <table:table-cell table:style-name="ce33"/>
          <table:table-cell office:value-type="float" office:value="120" table:formula="of:=[.E79]+[.I79]" table:style-name="ce34">
            <text:p>120</text:p>
          </table:table-cell>
          <table:table-cell table:style-name="ce34"/>
          <table:table-cell office:value-type="float" office:value="123" table:formula="of:=[.E80]+[.I80]-1" table:style-name="ce34">
            <text:p>123</text:p>
          </table:table-cell>
          <table:table-cell table:style-name="ce34"/>
          <table:table-cell office:value-type="float" office:value="4" table:style-name="ce34">
            <text:p>4</text:p>
          </table:table-cell>
          <table:table-cell table:style-name="ce34"/>
          <table:table-cell office:value-type="string" table:style-name="ce36">
            <text:p>Nº de horas efectivas trabaj. la semana pasada en el segundo empleo (hhmm)</text:p>
          </table:table-cell>
          <table:table-cell office:value-type="string" office:string-value="HORPLU&lt;-factor(gsub(&quot; &quot;,&quot;&quot;,substr(fichero, 120,123)),exclude=&quot;&quot;)" table:formula="of:=CONCATENATE([.C80];&quot;&lt;-factor(gsub(&quot;&quot; &quot;&quot;,&quot;&quot;&quot;&quot;,substr(fichero, &quot;;[.E80];&quot;,&quot;;[.G80];&quot;)),exclude=&quot;&quot;&quot;&quot;)&quot;)" table:style-name="ce36">
            <text:p>HORPLU&lt;-factor(gsub(" ","",substr(fichero, 120,123)),exclude="")</text:p>
          </table:table-cell>
          <table:table-cell table:number-columns-repeated="10" table:style-name="ce36"/>
          <table:table-cell table:number-columns-repeated="16362"/>
        </table:table-row>
        <table:table-row table:style-name="ro15">
          <table:table-cell table:number-columns-repeated="2" table:style-name="ce1"/>
          <table:table-cell office:value-type="string" table:style-name="ce36">
            <text:p>MASHOR</text:p>
          </table:table-cell>
          <table:table-cell table:style-name="ce33"/>
          <table:table-cell office:value-type="float" office:value="124" table:formula="of:=[.E80]+[.I80]" table:style-name="ce34">
            <text:p>124</text:p>
          </table:table-cell>
          <table:table-cell table:style-name="ce34"/>
          <table:table-cell office:value-type="float" office:value="124" table:formula="of:=[.E81]+[.I81]-1" table:style-name="ce34">
            <text:p>124</text:p>
          </table:table-cell>
          <table:table-cell table:style-name="ce34"/>
          <table:table-cell office:value-type="float" office:value="1" table:style-name="ce34">
            <text:p>1</text:p>
          </table:table-cell>
          <table:table-cell table:style-name="ce34"/>
          <table:table-cell office:value-type="string" table:style-name="ce36">
            <text:p>Si desearía trabajar más horas</text:p>
          </table:table-cell>
          <table:table-cell office:value-type="string" office:string-value="MASHOR&lt;-factor(gsub(&quot; &quot;,&quot;&quot;,substr(fichero, 124,124)),exclude=&quot;&quot;)" table:formula="of:=CONCATENATE([.C81];&quot;&lt;-factor(gsub(&quot;&quot; &quot;&quot;,&quot;&quot;&quot;&quot;,substr(fichero, &quot;;[.E81];&quot;,&quot;;[.G81];&quot;)),exclude=&quot;&quot;&quot;&quot;)&quot;)" table:style-name="ce36">
            <text:p>MASHOR&lt;-factor(gsub(" ","",substr(fichero, 124,124)),exclude="")</text:p>
          </table:table-cell>
          <table:table-cell table:number-columns-repeated="16372" table:style-name="ce1"/>
        </table:table-row>
        <table:table-row table:style-name="ro15">
          <table:table-cell table:number-columns-repeated="2" table:style-name="ce1"/>
          <table:table-cell office:value-type="string" table:style-name="ce36">
            <text:p>DISMAS</text:p>
          </table:table-cell>
          <table:table-cell table:style-name="ce33"/>
          <table:table-cell office:value-type="float" office:value="125" table:formula="of:=[.E81]+[.I81]" table:style-name="ce34">
            <text:p>125</text:p>
          </table:table-cell>
          <table:table-cell table:style-name="ce34"/>
          <table:table-cell office:value-type="float" office:value="125" table:formula="of:=[.E82]+[.I82]-1" table:style-name="ce34">
            <text:p>125</text:p>
          </table:table-cell>
          <table:table-cell table:style-name="ce34"/>
          <table:table-cell office:value-type="float" office:value="1" table:style-name="ce34">
            <text:p>1</text:p>
          </table:table-cell>
          <table:table-cell table:style-name="ce34"/>
          <table:table-cell office:value-type="string" table:style-name="ce36">
            <text:p>Disponibilidad para trabajar más horas</text:p>
          </table:table-cell>
          <table:table-cell office:value-type="string" office:string-value="DISMAS&lt;-factor(gsub(&quot; &quot;,&quot;&quot;,substr(fichero, 125,125)),exclude=&quot;&quot;)" table:formula="of:=CONCATENATE([.C82];&quot;&lt;-factor(gsub(&quot;&quot; &quot;&quot;,&quot;&quot;&quot;&quot;,substr(fichero, &quot;;[.E82];&quot;,&quot;;[.G82];&quot;)),exclude=&quot;&quot;&quot;&quot;)&quot;)" table:style-name="ce36">
            <text:p>DISMAS&lt;-factor(gsub(" ","",substr(fichero, 125,125)),exclude="")</text:p>
          </table:table-cell>
          <table:table-cell table:number-columns-repeated="16372" table:style-name="ce1"/>
        </table:table-row>
        <table:table-row table:style-name="ro15">
          <table:table-cell table:number-columns-repeated="2" table:style-name="ce1"/>
          <table:table-cell office:value-type="string" table:style-name="ce36">
            <text:p>RZNDISH</text:p>
          </table:table-cell>
          <table:table-cell table:style-name="ce33"/>
          <table:table-cell office:value-type="float" office:value="126" table:formula="of:=[.E82]+[.I82]" table:style-name="ce34">
            <text:p>126</text:p>
          </table:table-cell>
          <table:table-cell table:style-name="ce34"/>
          <table:table-cell office:value-type="float" office:value="127" table:formula="of:=[.E83]+[.I83]-1" table:style-name="ce34">
            <text:p>127</text:p>
          </table:table-cell>
          <table:table-cell table:style-name="ce34"/>
          <table:table-cell office:value-type="float" office:value="2" table:style-name="ce34">
            <text:p>2</text:p>
          </table:table-cell>
          <table:table-cell table:style-name="ce34"/>
          <table:table-cell office:value-type="string" table:style-name="ce36">
            <text:p>Razones por las que no podría trabajar más horas</text:p>
          </table:table-cell>
          <table:table-cell office:value-type="string" office:string-value="RZNDISH&lt;-factor(gsub(&quot; &quot;,&quot;&quot;,substr(fichero, 126,127)),exclude=&quot;&quot;)" table:formula="of:=CONCATENATE([.C83];&quot;&lt;-factor(gsub(&quot;&quot; &quot;&quot;,&quot;&quot;&quot;&quot;,substr(fichero, &quot;;[.E83];&quot;,&quot;;[.G83];&quot;)),exclude=&quot;&quot;&quot;&quot;)&quot;)" table:style-name="ce36">
            <text:p>RZNDISH&lt;-factor(gsub(" ","",substr(fichero, 126,127)),exclude="")</text:p>
          </table:table-cell>
          <table:table-cell table:number-columns-repeated="16372" table:style-name="ce1"/>
        </table:table-row>
        <table:table-row table:style-name="ro15">
          <table:table-cell table:number-columns-repeated="2" table:style-name="ce1"/>
          <table:table-cell office:value-type="string" table:style-name="ce36">
            <text:p>HORDES</text:p>
          </table:table-cell>
          <table:table-cell table:style-name="ce33"/>
          <table:table-cell office:value-type="float" office:value="128" table:formula="of:=[.E83]+[.I83]" table:style-name="ce34">
            <text:p>128</text:p>
          </table:table-cell>
          <table:table-cell table:style-name="ce34"/>
          <table:table-cell office:value-type="float" office:value="129" table:formula="of:=[.E84]+[.I84]-1" table:style-name="ce34">
            <text:p>129</text:p>
          </table:table-cell>
          <table:table-cell table:style-name="ce34"/>
          <table:table-cell office:value-type="float" office:value="2" table:style-name="ce34">
            <text:p>2</text:p>
          </table:table-cell>
          <table:table-cell table:style-name="ce34"/>
          <table:table-cell office:value-type="string" table:style-name="ce36">
            <text:p>Número de horas que desearía trabajar habitualmente</text:p>
          </table:table-cell>
          <table:table-cell office:value-type="string" office:string-value="HORDES&lt;-factor(gsub(&quot; &quot;,&quot;&quot;,substr(fichero, 128,129)),exclude=&quot;&quot;)" table:formula="of:=CONCATENATE([.C84];&quot;&lt;-factor(gsub(&quot;&quot; &quot;&quot;,&quot;&quot;&quot;&quot;,substr(fichero, &quot;;[.E84];&quot;,&quot;;[.G84];&quot;)),exclude=&quot;&quot;&quot;&quot;)&quot;)" table:style-name="ce36">
            <text:p>HORDES&lt;-factor(gsub(" ","",substr(fichero, 128,129)),exclude="")</text:p>
          </table:table-cell>
          <table:table-cell table:number-columns-repeated="16372" table:style-name="ce1"/>
        </table:table-row>
        <table:table-row table:style-name="ro15">
          <table:table-cell table:number-columns-repeated="2" table:style-name="ce1"/>
          <table:table-cell office:value-type="string" table:style-name="ce36">
            <text:p>BUSOTR</text:p>
          </table:table-cell>
          <table:table-cell table:style-name="ce33"/>
          <table:table-cell office:value-type="float" office:value="130" table:formula="of:=[.E84]+[.I84]" table:style-name="ce34">
            <text:p>130</text:p>
          </table:table-cell>
          <table:table-cell table:style-name="ce34"/>
          <table:table-cell office:value-type="float" office:value="130" table:formula="of:=[.E85]+[.I85]-1" table:style-name="ce34">
            <text:p>130</text:p>
          </table:table-cell>
          <table:table-cell table:style-name="ce34"/>
          <table:table-cell office:value-type="float" office:value="1" table:style-name="ce34">
            <text:p>1</text:p>
          </table:table-cell>
          <table:table-cell table:style-name="ce34"/>
          <table:table-cell office:value-type="string" table:style-name="ce36">
            <text:p>Busca otro empleo o está haciendo gestiones para establecerse por su cuenta</text:p>
          </table:table-cell>
          <table:table-cell office:value-type="string" office:string-value="BUSOTR&lt;-factor(gsub(&quot; &quot;,&quot;&quot;,substr(fichero, 130,130)),exclude=&quot;&quot;)" table:formula="of:=CONCATENATE([.C85];&quot;&lt;-factor(gsub(&quot;&quot; &quot;&quot;,&quot;&quot;&quot;&quot;,substr(fichero, &quot;;[.E85];&quot;,&quot;;[.G85];&quot;)),exclude=&quot;&quot;&quot;&quot;)&quot;)" table:style-name="ce36">
            <text:p>BUSOTR&lt;-factor(gsub(" ","",substr(fichero, 130,130)),exclude="")</text:p>
          </table:table-cell>
          <table:table-cell table:number-columns-repeated="16372" table:style-name="ce1"/>
        </table:table-row>
        <table:table-row table:style-name="ro15">
          <table:table-cell table:number-columns-repeated="2" table:style-name="ce1"/>
          <table:table-cell office:value-type="string" table:style-name="ce42">
            <text:p>E</text:p>
          </table:table-cell>
          <table:table-cell table:style-name="ce43"/>
          <table:table-cell office:value-type="float" office:value="131" table:formula="of:=[.E85]+[.I85]" table:style-name="ce44">
            <text:p>131</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office:value-type="string" office:string-value="E&lt;-factor(gsub(&quot; &quot;,&quot;&quot;,substr(fichero, 131,)),exclude=&quot;&quot;)" table:formula="of:=CONCATENATE([.C86];&quot;&lt;-factor(gsub(&quot;&quot; &quot;&quot;,&quot;&quot;&quot;&quot;,substr(fichero, &quot;;[.E86];&quot;,&quot;;[.G86];&quot;)),exclude=&quot;&quot;&quot;&quot;)&quot;)" table:style-name="ce36">
            <text:p>E&lt;-factor(gsub(" ","",substr(fichero, 131,)),exclude="")</text:p>
          </table:table-cell>
          <table:table-cell table:number-columns-repeated="10" table:style-name="ce36"/>
          <table:table-cell table:number-columns-repeated="16362"/>
        </table:table-row>
        <table:table-row table:style-name="ro15">
          <table:table-cell table:style-name="ce1"/>
          <table:table-cell table:style-name="ce46"/>
          <table:table-cell office:value-type="string" table:style-name="ce51">
            <text:p>BUSCA</text:p>
          </table:table-cell>
          <table:table-cell table:style-name="ce55"/>
          <table:table-cell office:value-type="float" office:value="131" table:formula="of:=[.E86]+[.I86]" table:style-name="ce34">
            <text:p>131</text:p>
          </table:table-cell>
          <table:table-cell table:style-name="ce34"/>
          <table:table-cell office:value-type="float" office:value="131" table:formula="of:=[.E87]+[.I87]-1" table:style-name="ce34">
            <text:p>131</text:p>
          </table:table-cell>
          <table:table-cell table:style-name="ce53"/>
          <table:table-cell office:value-type="float" office:value="1" table:style-name="ce54">
            <text:p>1</text:p>
          </table:table-cell>
          <table:table-cell table:style-name="ce53"/>
          <table:table-cell office:value-type="string" table:style-name="ce51">
            <text:p>Ha buscado empleo en las últimas cuatro semanas</text:p>
          </table:table-cell>
          <table:table-cell office:value-type="string" office:string-value="BUSCA&lt;-factor(gsub(&quot; &quot;,&quot;&quot;,substr(fichero, 131,131)),exclude=&quot;&quot;)" table:formula="of:=CONCATENATE([.C87];&quot;&lt;-factor(gsub(&quot;&quot; &quot;&quot;,&quot;&quot;&quot;&quot;,substr(fichero, &quot;;[.E87];&quot;,&quot;;[.G87];&quot;)),exclude=&quot;&quot;&quot;&quot;)&quot;)" table:style-name="ce36">
            <text:p>BUSCA&lt;-factor(gsub(" ","",substr(fichero, 131,131)),exclude="")</text:p>
          </table:table-cell>
          <table:table-cell table:number-columns-repeated="10" table:style-name="ce36"/>
          <table:table-cell table:number-columns-repeated="16362"/>
        </table:table-row>
        <table:table-row table:style-name="ro15">
          <table:table-cell table:style-name="ce1"/>
          <table:table-cell table:style-name="ce46"/>
          <table:table-cell office:value-type="string" table:style-name="ce51">
            <text:p>DESEA</text:p>
          </table:table-cell>
          <table:table-cell table:style-name="ce55"/>
          <table:table-cell office:value-type="float" office:value="132" table:formula="of:=[.E87]+[.I87]" table:style-name="ce34">
            <text:p>132</text:p>
          </table:table-cell>
          <table:table-cell table:style-name="ce34"/>
          <table:table-cell office:value-type="float" office:value="132" table:formula="of:=[.E88]+[.I88]-1" table:style-name="ce34">
            <text:p>132</text:p>
          </table:table-cell>
          <table:table-cell table:style-name="ce53"/>
          <table:table-cell office:value-type="float" office:value="1" table:style-name="ce54">
            <text:p>1</text:p>
          </table:table-cell>
          <table:table-cell table:style-name="ce53"/>
          <table:table-cell office:value-type="string" table:style-name="ce51">
            <text:p>Desearía tener un empleo</text:p>
          </table:table-cell>
          <table:table-cell office:value-type="string" office:string-value="DESEA&lt;-factor(gsub(&quot; &quot;,&quot;&quot;,substr(fichero, 132,132)),exclude=&quot;&quot;)" table:formula="of:=CONCATENATE([.C88];&quot;&lt;-factor(gsub(&quot;&quot; &quot;&quot;,&quot;&quot;&quot;&quot;,substr(fichero, &quot;;[.E88];&quot;,&quot;;[.G88];&quot;)),exclude=&quot;&quot;&quot;&quot;)&quot;)" table:style-name="ce36">
            <text:p>DESEA&lt;-factor(gsub(" ","",substr(fichero, 132,132)),exclude="")</text:p>
          </table:table-cell>
          <table:table-cell table:number-columns-repeated="10" table:style-name="ce36"/>
          <table:table-cell table:number-columns-repeated="16362"/>
        </table:table-row>
        <table:table-row table:style-name="ro15">
          <table:table-cell table:number-columns-repeated="2" table:style-name="ce1"/>
          <table:table-cell office:value-type="string" table:style-name="ce36">
            <text:p>FOBACT</text:p>
          </table:table-cell>
          <table:table-cell table:style-name="ce33"/>
          <table:table-cell office:value-type="float" office:value="133" table:formula="of:=[.E88]+[.I88]" table:style-name="ce34">
            <text:p>133</text:p>
          </table:table-cell>
          <table:table-cell table:style-name="ce34"/>
          <table:table-cell office:value-type="float" office:value="133" table:formula="of:=[.E89]+[.I89]-1" table:style-name="ce34">
            <text:p>133</text:p>
          </table:table-cell>
          <table:table-cell table:style-name="ce34"/>
          <table:table-cell office:value-type="float" office:value="1" table:style-name="ce34">
            <text:p>1</text:p>
          </table:table-cell>
          <table:table-cell table:style-name="ce34"/>
          <table:table-cell office:value-type="string" table:style-name="ce36">
            <text:p>Métodos de encontrar empleo. Oficina de empleo de la admón.</text:p>
          </table:table-cell>
          <table:table-cell office:value-type="string" office:string-value="FOBACT&lt;-factor(gsub(&quot; &quot;,&quot;&quot;,substr(fichero, 133,133)),exclude=&quot;&quot;)" table:formula="of:=CONCATENATE([.C89];&quot;&lt;-factor(gsub(&quot;&quot; &quot;&quot;,&quot;&quot;&quot;&quot;,substr(fichero, &quot;;[.E89];&quot;,&quot;;[.G89];&quot;)),exclude=&quot;&quot;&quot;&quot;)&quot;)" table:style-name="ce36">
            <text:p>FOBACT&lt;-factor(gsub(" ","",substr(fichero, 133,133)),exclude="")</text:p>
          </table:table-cell>
          <table:table-cell table:number-columns-repeated="10" table:style-name="ce36"/>
          <table:table-cell table:number-columns-repeated="16362"/>
        </table:table-row>
        <table:table-row table:style-name="ro15">
          <table:table-cell table:number-columns-repeated="2" table:style-name="ce1"/>
          <table:table-cell office:value-type="string" table:style-name="ce36">
            <text:p>NBUSCA</text:p>
          </table:table-cell>
          <table:table-cell table:style-name="ce33"/>
          <table:table-cell office:value-type="float" office:value="134" table:formula="of:=[.E89]+[.I89]" table:style-name="ce34">
            <text:p>134</text:p>
          </table:table-cell>
          <table:table-cell table:style-name="ce34"/>
          <table:table-cell office:value-type="float" office:value="135" table:formula="of:=[.E90]+[.I90]-1" table:style-name="ce34">
            <text:p>135</text:p>
          </table:table-cell>
          <table:table-cell table:style-name="ce34"/>
          <table:table-cell office:value-type="float" office:value="2" table:style-name="ce34">
            <text:p>2</text:p>
          </table:table-cell>
          <table:table-cell table:style-name="ce34"/>
          <table:table-cell office:value-type="string" table:style-name="ce36">
            <text:p>Razones por las <text:s/>que no busca empleo</text:p>
          </table:table-cell>
          <table:table-cell office:value-type="string" office:string-value="NBUSCA&lt;-factor(gsub(&quot; &quot;,&quot;&quot;,substr(fichero, 134,135)),exclude=&quot;&quot;)" table:formula="of:=CONCATENATE([.C90];&quot;&lt;-factor(gsub(&quot;&quot; &quot;&quot;,&quot;&quot;&quot;&quot;,substr(fichero, &quot;;[.E90];&quot;,&quot;;[.G90];&quot;)),exclude=&quot;&quot;&quot;&quot;)&quot;)" table:style-name="ce36">
            <text:p>NBUSCA&lt;-factor(gsub(" ","",substr(fichero, 134,135)),exclude="")</text:p>
          </table:table-cell>
          <table:table-cell table:number-columns-repeated="16372" table:style-name="ce1"/>
        </table:table-row>
        <table:table-row table:style-name="ro15">
          <table:table-cell table:number-columns-repeated="2" table:style-name="ce46"/>
          <table:table-cell office:value-type="string" table:style-name="ce36">
            <text:p>ASALA</text:p>
          </table:table-cell>
          <table:table-cell table:style-name="ce33"/>
          <table:table-cell office:value-type="float" office:value="136" table:formula="of:=[.E90]+[.I90]" table:style-name="ce34">
            <text:p>136</text:p>
          </table:table-cell>
          <table:table-cell table:style-name="ce34"/>
          <table:table-cell office:value-type="float" office:value="136" table:formula="of:=[.E91]+[.I91]-1" table:style-name="ce34">
            <text:p>136</text:p>
          </table:table-cell>
          <table:table-cell table:style-name="ce34"/>
          <table:table-cell office:value-type="float" office:value="1" table:style-name="ce34">
            <text:p>1</text:p>
          </table:table-cell>
          <table:table-cell table:style-name="ce34"/>
          <table:table-cell office:value-type="string" table:style-name="ce36">
            <text:p>El empleo que busca o ha encontrado es asalariado</text:p>
          </table:table-cell>
          <table:table-cell office:value-type="string" office:string-value="ASALA&lt;-factor(gsub(&quot; &quot;,&quot;&quot;,substr(fichero, 136,136)),exclude=&quot;&quot;)" table:formula="of:=CONCATENATE([.C91];&quot;&lt;-factor(gsub(&quot;&quot; &quot;&quot;,&quot;&quot;&quot;&quot;,substr(fichero, &quot;;[.E91];&quot;,&quot;;[.G91];&quot;)),exclude=&quot;&quot;&quot;&quot;)&quot;)" table:style-name="ce36">
            <text:p>ASALA&lt;-factor(gsub(" ","",substr(fichero, 136,136)),exclude="")</text:p>
          </table:table-cell>
          <table:table-cell table:number-columns-repeated="16372" table:style-name="ce1"/>
        </table:table-row>
        <table:table-row table:style-name="ro15">
          <table:table-cell table:number-columns-repeated="2" table:style-name="ce46"/>
          <table:table-cell office:value-type="string" table:style-name="ce36">
            <text:p>EMBUS</text:p>
          </table:table-cell>
          <table:table-cell table:style-name="ce33"/>
          <table:table-cell office:value-type="float" office:value="137" table:formula="of:=[.E91]+[.I91]" table:style-name="ce34">
            <text:p>137</text:p>
          </table:table-cell>
          <table:table-cell table:style-name="ce34"/>
          <table:table-cell office:value-type="float" office:value="137" table:formula="of:=[.E92]+[.I92]-1" table:style-name="ce34">
            <text:p>137</text:p>
          </table:table-cell>
          <table:table-cell table:style-name="ce34"/>
          <table:table-cell office:value-type="float" office:value="1" table:style-name="ce34">
            <text:p>1</text:p>
          </table:table-cell>
          <table:table-cell table:style-name="ce34"/>
          <table:table-cell office:value-type="string" table:style-name="ce36">
            <text:p>Tipo de jornada en el empleo buscado / ha encontrado</text:p>
          </table:table-cell>
          <table:table-cell office:value-type="string" office:string-value="EMBUS&lt;-factor(gsub(&quot; &quot;,&quot;&quot;,substr(fichero, 137,137)),exclude=&quot;&quot;)" table:formula="of:=CONCATENATE([.C92];&quot;&lt;-factor(gsub(&quot;&quot; &quot;&quot;,&quot;&quot;&quot;&quot;,substr(fichero, &quot;;[.E92];&quot;,&quot;;[.G92];&quot;)),exclude=&quot;&quot;&quot;&quot;)&quot;)" table:style-name="ce36">
            <text:p>EMBUS&lt;-factor(gsub(" ","",substr(fichero, 137,137)),exclude="")</text:p>
          </table:table-cell>
          <table:table-cell table:number-columns-repeated="16372" table:style-name="ce1"/>
        </table:table-row>
        <table:table-row table:style-name="ro15">
          <table:table-cell table:number-columns-repeated="2" table:style-name="ce46"/>
          <table:table-cell office:value-type="string" table:style-name="ce36">
            <text:p>ITBU</text:p>
          </table:table-cell>
          <table:table-cell table:style-name="ce33"/>
          <table:table-cell office:value-type="float" office:value="138" table:formula="of:=[.E92]+[.I92]" table:style-name="ce34">
            <text:p>138</text:p>
          </table:table-cell>
          <table:table-cell table:style-name="ce34"/>
          <table:table-cell office:value-type="float" office:value="139" table:formula="of:=[.E93]+[.I93]-1" table:style-name="ce34">
            <text:p>139</text:p>
          </table:table-cell>
          <table:table-cell table:style-name="ce34"/>
          <table:table-cell office:value-type="float" office:value="2" table:style-name="ce34">
            <text:p>2</text:p>
          </table:table-cell>
          <table:table-cell table:style-name="ce34"/>
          <table:table-cell office:value-type="string" table:style-name="ce36">
            <text:p>Tiempo que lleva buscando empleo / estuvo buscando empleo</text:p>
          </table:table-cell>
          <table:table-cell office:value-type="string" office:string-value="ITBU&lt;-factor(gsub(&quot; &quot;,&quot;&quot;,substr(fichero, 138,139)),exclude=&quot;&quot;)" table:formula="of:=CONCATENATE([.C93];&quot;&lt;-factor(gsub(&quot;&quot; &quot;&quot;,&quot;&quot;&quot;&quot;,substr(fichero, &quot;;[.E93];&quot;,&quot;;[.G93];&quot;)),exclude=&quot;&quot;&quot;&quot;)&quot;)" table:style-name="ce36">
            <text:p>ITBU&lt;-factor(gsub(" ","",substr(fichero, 138,139)),exclude="")</text:p>
          </table:table-cell>
          <table:table-cell table:number-columns-repeated="16372" table:style-name="ce1"/>
        </table:table-row>
        <table:table-row table:style-name="ro15">
          <table:table-cell table:number-columns-repeated="2" table:style-name="ce46"/>
          <table:table-cell office:value-type="string" table:style-name="ce36">
            <text:p>DISP</text:p>
          </table:table-cell>
          <table:table-cell table:style-name="ce33"/>
          <table:table-cell office:value-type="float" office:value="140" table:formula="of:=[.E93]+[.I93]" table:style-name="ce34">
            <text:p>140</text:p>
          </table:table-cell>
          <table:table-cell table:style-name="ce34"/>
          <table:table-cell office:value-type="float" office:value="140" table:formula="of:=[.E94]+[.I94]-1" table:style-name="ce34">
            <text:p>140</text:p>
          </table:table-cell>
          <table:table-cell table:style-name="ce34"/>
          <table:table-cell office:value-type="float" office:value="1" table:style-name="ce34">
            <text:p>1</text:p>
          </table:table-cell>
          <table:table-cell table:style-name="ce34"/>
          <table:table-cell office:value-type="string" table:style-name="ce36">
            <text:p>Disponible para trabajar en un plazo de 15 días</text:p>
          </table:table-cell>
          <table:table-cell office:value-type="string" office:string-value="DISP&lt;-factor(gsub(&quot; &quot;,&quot;&quot;,substr(fichero, 140,140)),exclude=&quot;&quot;)" table:formula="of:=CONCATENATE([.C94];&quot;&lt;-factor(gsub(&quot;&quot; &quot;&quot;,&quot;&quot;&quot;&quot;,substr(fichero, &quot;;[.E94];&quot;,&quot;;[.G94];&quot;)),exclude=&quot;&quot;&quot;&quot;)&quot;)" table:style-name="ce36">
            <text:p>DISP&lt;-factor(gsub(" ","",substr(fichero, 140,140)),exclude="")</text:p>
          </table:table-cell>
          <table:table-cell table:number-columns-repeated="16372" table:style-name="ce1"/>
        </table:table-row>
        <table:table-row table:style-name="ro15">
          <table:table-cell table:number-columns-repeated="2" table:style-name="ce46"/>
          <table:table-cell office:value-type="string" table:style-name="ce36">
            <text:p>RZNDIS</text:p>
          </table:table-cell>
          <table:table-cell table:style-name="ce33"/>
          <table:table-cell office:value-type="float" office:value="141" table:formula="of:=[.E94]+[.I94]" table:style-name="ce34">
            <text:p>141</text:p>
          </table:table-cell>
          <table:table-cell table:style-name="ce34"/>
          <table:table-cell office:value-type="float" office:value="141" table:formula="of:=[.E95]+[.I95]-1" table:style-name="ce34">
            <text:p>141</text:p>
          </table:table-cell>
          <table:table-cell table:style-name="ce34"/>
          <table:table-cell office:value-type="float" office:value="1" table:style-name="ce34">
            <text:p>1</text:p>
          </table:table-cell>
          <table:table-cell table:style-name="ce34"/>
          <table:table-cell office:value-type="string" table:style-name="ce36">
            <text:p>Razones para no poder empezar a trabajar en un plazo de 15 días</text:p>
          </table:table-cell>
          <table:table-cell office:value-type="string" office:string-value="RZNDIS&lt;-factor(gsub(&quot; &quot;,&quot;&quot;,substr(fichero, 141,141)),exclude=&quot;&quot;)" table:formula="of:=CONCATENATE([.C95];&quot;&lt;-factor(gsub(&quot;&quot; &quot;&quot;,&quot;&quot;&quot;&quot;,substr(fichero, &quot;;[.E95];&quot;,&quot;;[.G95];&quot;)),exclude=&quot;&quot;&quot;&quot;)&quot;)" table:style-name="ce36">
            <text:p>RZNDIS&lt;-factor(gsub(" ","",substr(fichero, 141,141)),exclude="")</text:p>
          </table:table-cell>
          <table:table-cell table:number-columns-repeated="16372" table:style-name="ce1"/>
        </table:table-row>
        <table:table-row table:style-name="ro15">
          <table:table-cell table:number-columns-repeated="2" table:style-name="ce50"/>
          <table:table-cell office:value-type="string" table:style-name="ce42">
            <text:p>F</text:p>
          </table:table-cell>
          <table:table-cell table:style-name="ce43"/>
          <table:table-cell office:value-type="float" office:value="142" table:formula="of:=[.E95]+[.I95]" table:style-name="ce44">
            <text:p>142</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office:value-type="string" office:string-value="F&lt;-factor(gsub(&quot; &quot;,&quot;&quot;,substr(fichero, 142,)),exclude=&quot;&quot;)" table:formula="of:=CONCATENATE([.C96];&quot;&lt;-factor(gsub(&quot;&quot; &quot;&quot;,&quot;&quot;&quot;&quot;,substr(fichero, &quot;;[.E96];&quot;,&quot;;[.G96];&quot;)),exclude=&quot;&quot;&quot;&quot;)&quot;)" table:style-name="ce36">
            <text:p>F&lt;-factor(gsub(" ","",substr(fichero, 142,)),exclude="")</text:p>
          </table:table-cell>
          <table:table-cell table:number-columns-repeated="16372" table:style-name="ce17"/>
        </table:table-row>
        <table:table-row table:style-name="ro15">
          <table:table-cell table:number-columns-repeated="2" table:style-name="ce46"/>
          <table:table-cell office:value-type="string" table:style-name="ce36">
            <text:p>EMPANT</text:p>
          </table:table-cell>
          <table:table-cell table:style-name="ce33"/>
          <table:table-cell office:value-type="float" office:value="142" table:formula="of:=[.E96]+[.I96]" table:style-name="ce34">
            <text:p>142</text:p>
          </table:table-cell>
          <table:table-cell table:style-name="ce34"/>
          <table:table-cell office:value-type="float" office:value="142" table:formula="of:=[.E97]+[.I97]-1" table:style-name="ce34">
            <text:p>142</text:p>
          </table:table-cell>
          <table:table-cell table:style-name="ce34"/>
          <table:table-cell office:value-type="float" office:value="1" table:style-name="ce34">
            <text:p>1</text:p>
          </table:table-cell>
          <table:table-cell table:style-name="ce34"/>
          <table:table-cell office:value-type="string" table:style-name="ce36">
            <text:p>Si ha realizado antes algún trabajo</text:p>
          </table:table-cell>
          <table:table-cell office:value-type="string" office:string-value="EMPANT&lt;-factor(gsub(&quot; &quot;,&quot;&quot;,substr(fichero, 142,142)),exclude=&quot;&quot;)" table:formula="of:=CONCATENATE([.C97];&quot;&lt;-factor(gsub(&quot;&quot; &quot;&quot;,&quot;&quot;&quot;&quot;,substr(fichero, &quot;;[.E97];&quot;,&quot;;[.G97];&quot;)),exclude=&quot;&quot;&quot;&quot;)&quot;)" table:style-name="ce36">
            <text:p>EMPANT&lt;-factor(gsub(" ","",substr(fichero, 142,142)),exclude="")</text:p>
          </table:table-cell>
          <table:table-cell table:number-columns-repeated="10" table:style-name="ce36"/>
          <table:table-cell table:number-columns-repeated="16362"/>
        </table:table-row>
        <table:table-row table:style-name="ro15">
          <table:table-cell table:number-columns-repeated="2" table:style-name="ce50"/>
          <table:table-cell office:value-type="string" table:style-name="ce36">
            <text:p>DTANT</text:p>
          </table:table-cell>
          <table:table-cell table:style-name="ce33"/>
          <table:table-cell office:value-type="float" office:value="143" table:formula="of:=[.E97]+[.I97]" table:style-name="ce34">
            <text:p>143</text:p>
          </table:table-cell>
          <table:table-cell table:style-name="ce34"/>
          <table:table-cell office:value-type="float" office:value="145" table:formula="of:=[.E98]+[.I98]-1" table:style-name="ce34">
            <text:p>145</text:p>
          </table:table-cell>
          <table:table-cell table:style-name="ce34"/>
          <table:table-cell office:value-type="float" office:value="3" table:style-name="ce34">
            <text:p>3</text:p>
          </table:table-cell>
          <table:table-cell table:style-name="ce34"/>
          <table:table-cell office:value-type="string" table:style-name="ce36">
            <text:p>Número de meses transcurridos desde que dejó su último empleo</text:p>
          </table:table-cell>
          <table:table-cell office:value-type="string" office:string-value="DTANT&lt;-factor(gsub(&quot; &quot;,&quot;&quot;,substr(fichero, 143,145)),exclude=&quot;&quot;)" table:formula="of:=CONCATENATE([.C98];&quot;&lt;-factor(gsub(&quot;&quot; &quot;&quot;,&quot;&quot;&quot;&quot;,substr(fichero, &quot;;[.E98];&quot;,&quot;;[.G98];&quot;)),exclude=&quot;&quot;&quot;&quot;)&quot;)" table:style-name="ce36">
            <text:p>DTANT&lt;-factor(gsub(" ","",substr(fichero, 143,145)),exclude="")</text:p>
          </table:table-cell>
          <table:table-cell table:number-columns-repeated="10" table:style-name="ce35"/>
          <table:table-cell table:number-columns-repeated="16362" table:style-name="ce17"/>
        </table:table-row>
        <table:table-row table:style-name="ro18">
          <table:table-cell table:number-columns-repeated="2" table:style-name="ce46"/>
          <table:table-cell office:value-type="string" table:style-name="ce36">
            <text:p>OCUPA<text:span text:style-name="T10">*</text:span></text:p>
          </table:table-cell>
          <table:table-cell table:style-name="ce33"/>
          <table:table-cell office:value-type="float" office:value="146" table:formula="of:=[.E98]+[.I98]" table:style-name="ce34">
            <text:p>146</text:p>
          </table:table-cell>
          <table:table-cell table:style-name="ce34"/>
          <table:table-cell office:value-type="float" office:value="146" table:formula="of:=[.E99]+[.I99]-1" table:style-name="ce34">
            <text:p>146</text:p>
          </table:table-cell>
          <table:table-cell table:style-name="ce34"/>
          <table:table-cell office:value-type="float" office:value="1" table:style-name="ce34">
            <text:p>1</text:p>
          </table:table-cell>
          <table:table-cell table:style-name="ce34"/>
          <table:table-cell office:value-type="string" table:style-name="ce58">
            <text:p>Ocupación u oficio que desempeñaba en su último empleo, si hace menos de un año que lo dejó</text:p>
          </table:table-cell>
          <table:table-cell office:value-type="string" office:string-value="OCUPA*&lt;-factor(gsub(&quot; &quot;,&quot;&quot;,substr(fichero, 146,146)),exclude=&quot;&quot;)" table:formula="of:=CONCATENATE([.C99];&quot;&lt;-factor(gsub(&quot;&quot; &quot;&quot;,&quot;&quot;&quot;&quot;,substr(fichero, &quot;;[.E99];&quot;,&quot;;[.G99];&quot;)),exclude=&quot;&quot;&quot;&quot;)&quot;)" table:style-name="ce36">
            <text:p>OCUPA*&lt;-factor(gsub(" ","",substr(fichero, 146,146)),exclude="")</text:p>
          </table:table-cell>
          <table:table-cell table:number-columns-repeated="10" table:style-name="ce36"/>
          <table:table-cell table:number-columns-repeated="16362"/>
        </table:table-row>
        <table:table-row table:style-name="ro15">
          <table:table-cell table:number-columns-repeated="2" table:style-name="ce46"/>
          <table:table-cell office:value-type="string" table:style-name="ce36">
            <text:p>ACTA<text:span text:style-name="T10">*<text:s/></text:span><text:span text:style-name="T11">1</text:span></text:p>
          </table:table-cell>
          <table:table-cell table:style-name="ce33"/>
          <table:table-cell office:value-type="float" office:value="147" table:formula="of:=[.E99]+[.I99]" table:style-name="ce34">
            <text:p>147</text:p>
          </table:table-cell>
          <table:table-cell table:style-name="ce34"/>
          <table:table-cell office:value-type="float" office:value="147" table:formula="of:=[.E100]+[.I100]-1" table:style-name="ce34">
            <text:p>147</text:p>
          </table:table-cell>
          <table:table-cell table:style-name="ce34"/>
          <table:table-cell office:value-type="float" office:value="1" table:style-name="ce34">
            <text:p>1</text:p>
          </table:table-cell>
          <table:table-cell table:style-name="ce34"/>
          <table:table-cell office:value-type="string" table:style-name="ce59">
            <text:p>Actividad del establecimiento <text:s/>donde trabajaba, si hace menos de un año que lo dejó</text:p>
          </table:table-cell>
          <table:table-cell office:value-type="string" office:string-value="ACTA* 1&lt;-factor(gsub(&quot; &quot;,&quot;&quot;,substr(fichero, 147,147)),exclude=&quot;&quot;)" table:formula="of:=CONCATENATE([.C100];&quot;&lt;-factor(gsub(&quot;&quot; &quot;&quot;,&quot;&quot;&quot;&quot;,substr(fichero, &quot;;[.E100];&quot;,&quot;;[.G100];&quot;)),exclude=&quot;&quot;&quot;&quot;)&quot;)" table:style-name="ce36">
            <text:p>ACTA* 1&lt;-factor(gsub(" ","",substr(fichero, 147,147)),exclude="")</text:p>
          </table:table-cell>
          <table:table-cell table:number-columns-repeated="10" table:style-name="ce36"/>
          <table:table-cell table:number-columns-repeated="16362"/>
        </table:table-row>
        <table:table-row table:style-name="ro15">
          <table:table-cell table:number-columns-repeated="2" table:style-name="ce46"/>
          <table:table-cell office:value-type="string" table:style-name="ce36">
            <text:p>SITUA<text:span text:style-name="T10">*</text:span></text:p>
          </table:table-cell>
          <table:table-cell table:style-name="ce33"/>
          <table:table-cell office:value-type="float" office:value="148" table:formula="of:=[.E100]+[.I100]" table:style-name="ce34">
            <text:p>148</text:p>
          </table:table-cell>
          <table:table-cell table:style-name="ce34"/>
          <table:table-cell office:value-type="float" office:value="149" table:formula="of:=[.E101]+[.I101]-1" table:style-name="ce34">
            <text:p>149</text:p>
          </table:table-cell>
          <table:table-cell table:style-name="ce34"/>
          <table:table-cell office:value-type="float" office:value="2" table:style-name="ce34">
            <text:p>2</text:p>
          </table:table-cell>
          <table:table-cell table:style-name="ce34"/>
          <table:table-cell office:value-type="string" table:style-name="ce58">
            <text:p>Situación profesional que tenía en su anterior trabajo, si hace menos de un año que lo dejó</text:p>
          </table:table-cell>
          <table:table-cell office:value-type="string" office:string-value="SITUA*&lt;-factor(gsub(&quot; &quot;,&quot;&quot;,substr(fichero, 148,149)),exclude=&quot;&quot;)" table:formula="of:=CONCATENATE([.C101];&quot;&lt;-factor(gsub(&quot;&quot; &quot;&quot;,&quot;&quot;&quot;&quot;,substr(fichero, &quot;;[.E101];&quot;,&quot;;[.G101];&quot;)),exclude=&quot;&quot;&quot;&quot;)&quot;)" table:style-name="ce36">
            <text:p>SITUA*&lt;-factor(gsub(" ","",substr(fichero, 148,149)),exclude="")</text:p>
          </table:table-cell>
          <table:table-cell table:number-columns-repeated="10" table:style-name="ce36"/>
          <table:table-cell table:number-columns-repeated="16362"/>
        </table:table-row>
        <table:table-row table:style-name="ro15">
          <table:table-cell table:number-columns-repeated="2" table:style-name="ce46"/>
          <table:table-cell office:value-type="string" table:style-name="ce42">
            <text:p>G</text:p>
          </table:table-cell>
          <table:table-cell table:style-name="ce43"/>
          <table:table-cell office:value-type="float" office:value="150" table:formula="of:=[.E101]+[.I101]" table:style-name="ce44">
            <text:p>150</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office:value-type="string" office:string-value="G&lt;-factor(gsub(&quot; &quot;,&quot;&quot;,substr(fichero, 150,)),exclude=&quot;&quot;)" table:formula="of:=CONCATENATE([.C102];&quot;&lt;-factor(gsub(&quot;&quot; &quot;&quot;,&quot;&quot;&quot;&quot;,substr(fichero, &quot;;[.E102];&quot;,&quot;;[.G102];&quot;)),exclude=&quot;&quot;&quot;&quot;)&quot;)" table:style-name="ce36">
            <text:p>G&lt;-factor(gsub(" ","",substr(fichero, 150,)),exclude="")</text:p>
          </table:table-cell>
          <table:table-cell table:number-columns-repeated="10" table:style-name="ce36"/>
          <table:table-cell table:number-columns-repeated="16362"/>
        </table:table-row>
        <table:table-row table:style-name="ro15">
          <table:table-cell table:number-columns-repeated="2" table:style-name="ce46"/>
          <table:table-cell office:value-type="string" table:style-name="ce36">
            <text:p>OFEMP</text:p>
          </table:table-cell>
          <table:table-cell table:style-name="ce33"/>
          <table:table-cell office:value-type="float" office:value="150" table:formula="of:=[.E102]+[.I102]" table:style-name="ce34">
            <text:p>150</text:p>
          </table:table-cell>
          <table:table-cell table:style-name="ce34"/>
          <table:table-cell office:value-type="float" office:value="150" table:formula="of:=[.E103]+[.I103]-1" table:style-name="ce34">
            <text:p>150</text:p>
          </table:table-cell>
          <table:table-cell table:style-name="ce34"/>
          <table:table-cell office:value-type="float" office:value="1" table:style-name="ce34">
            <text:p>1</text:p>
          </table:table-cell>
          <table:table-cell table:style-name="ce34"/>
          <table:table-cell office:value-type="string" table:style-name="ce36">
            <text:p>Situación el domingo pasado, en relación con las of. Empleo de la admon.</text:p>
          </table:table-cell>
          <table:table-cell office:value-type="string" office:string-value="OFEMP&lt;-factor(gsub(&quot; &quot;,&quot;&quot;,substr(fichero, 150,150)),exclude=&quot;&quot;)" table:formula="of:=CONCATENATE([.C103];&quot;&lt;-factor(gsub(&quot;&quot; &quot;&quot;,&quot;&quot;&quot;&quot;,substr(fichero, &quot;;[.E103];&quot;,&quot;;[.G103];&quot;)),exclude=&quot;&quot;&quot;&quot;)&quot;)" table:style-name="ce36">
            <text:p>OFEMP&lt;-factor(gsub(" ","",substr(fichero, 150,150)),exclude="")</text:p>
          </table:table-cell>
          <table:table-cell table:number-columns-repeated="10" table:style-name="ce36"/>
          <table:table-cell table:number-columns-repeated="16362"/>
        </table:table-row>
        <table:table-row table:style-name="ro15">
          <table:table-cell table:number-columns-repeated="2" table:style-name="ce50"/>
          <table:table-cell office:value-type="string" table:style-name="ce42">
            <text:p>H</text:p>
          </table:table-cell>
          <table:table-cell table:style-name="ce43"/>
          <table:table-cell office:value-type="float" office:value="151" table:formula="of:=[.E103]+[.I103]" table:style-name="ce44">
            <text:p>151</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office:value-type="string" office:string-value="H&lt;-factor(gsub(&quot; &quot;,&quot;&quot;,substr(fichero, 151,)),exclude=&quot;&quot;)" table:formula="of:=CONCATENATE([.C104];&quot;&lt;-factor(gsub(&quot;&quot; &quot;&quot;,&quot;&quot;&quot;&quot;,substr(fichero, &quot;;[.E104];&quot;,&quot;;[.G104];&quot;)),exclude=&quot;&quot;&quot;&quot;)&quot;)" table:style-name="ce36">
            <text:p>H&lt;-factor(gsub(" ","",substr(fichero, 151,)),exclude="")</text:p>
          </table:table-cell>
          <table:table-cell table:number-columns-repeated="10" table:style-name="ce35"/>
          <table:table-cell table:number-columns-repeated="16362" table:style-name="ce17"/>
        </table:table-row>
        <table:table-row table:style-name="ro15">
          <table:table-cell table:number-columns-repeated="2" table:style-name="ce46"/>
          <table:table-cell office:value-type="string" table:style-name="ce36">
            <text:p>SIDI1</text:p>
          </table:table-cell>
          <table:table-cell table:style-name="ce33"/>
          <table:table-cell office:value-type="float" office:value="151" table:formula="of:=[.E104]+[.I104]" table:style-name="ce34">
            <text:p>151</text:p>
          </table:table-cell>
          <table:table-cell table:style-name="ce34"/>
          <table:table-cell office:value-type="float" office:value="152" table:formula="of:=[.E105]+[.I105]-1" table:style-name="ce34">
            <text:p>152</text:p>
          </table:table-cell>
          <table:table-cell table:style-name="ce34"/>
          <table:table-cell office:value-type="float" office:value="2" table:style-name="ce34">
            <text:p>2</text:p>
          </table:table-cell>
          <table:table-cell table:style-name="ce34"/>
          <table:table-cell office:value-type="string" table:style-name="ce36">
            <text:p>Situación inactividad autopercibida en la que estaba la semana pasada</text:p>
          </table:table-cell>
          <table:table-cell office:value-type="string" office:string-value="SIDI1&lt;-factor(gsub(&quot; &quot;,&quot;&quot;,substr(fichero, 151,152)),exclude=&quot;&quot;)" table:formula="of:=CONCATENATE([.C105];&quot;&lt;-factor(gsub(&quot;&quot; &quot;&quot;,&quot;&quot;&quot;&quot;,substr(fichero, &quot;;[.E105];&quot;,&quot;;[.G105];&quot;)),exclude=&quot;&quot;&quot;&quot;)&quot;)" table:style-name="ce36">
            <text:p>SIDI1&lt;-factor(gsub(" ","",substr(fichero, 151,152)),exclude="")</text:p>
          </table:table-cell>
          <table:table-cell table:number-columns-repeated="10" table:style-name="ce36"/>
          <table:table-cell table:number-columns-repeated="16362"/>
        </table:table-row>
        <table:table-row table:style-name="ro15">
          <table:table-cell table:number-columns-repeated="2" table:style-name="ce46"/>
          <table:table-cell office:value-type="string" table:style-name="ce36">
            <text:p>SIDI2</text:p>
          </table:table-cell>
          <table:table-cell table:style-name="ce33"/>
          <table:table-cell office:value-type="float" office:value="153" table:formula="of:=[.E105]+[.I105]" table:style-name="ce34">
            <text:p>153</text:p>
          </table:table-cell>
          <table:table-cell table:style-name="ce34"/>
          <table:table-cell office:value-type="float" office:value="154" table:formula="of:=[.E106]+[.I106]-1" table:style-name="ce34">
            <text:p>154</text:p>
          </table:table-cell>
          <table:table-cell table:style-name="ce34"/>
          <table:table-cell office:value-type="float" office:value="2" table:style-name="ce34">
            <text:p>2</text:p>
          </table:table-cell>
          <table:table-cell table:style-name="ce34"/>
          <table:table-cell office:value-type="string" table:style-name="ce36">
            <text:p>Situación inactividad autopercibida en la que estaba la semana pasada</text:p>
          </table:table-cell>
          <table:table-cell office:value-type="string" office:string-value="SIDI2&lt;-factor(gsub(&quot; &quot;,&quot;&quot;,substr(fichero, 153,154)),exclude=&quot;&quot;)" table:formula="of:=CONCATENATE([.C106];&quot;&lt;-factor(gsub(&quot;&quot; &quot;&quot;,&quot;&quot;&quot;&quot;,substr(fichero, &quot;;[.E106];&quot;,&quot;;[.G106];&quot;)),exclude=&quot;&quot;&quot;&quot;)&quot;)" table:style-name="ce36">
            <text:p>SIDI2&lt;-factor(gsub(" ","",substr(fichero, 153,154)),exclude="")</text:p>
          </table:table-cell>
          <table:table-cell table:number-columns-repeated="10" table:style-name="ce36"/>
          <table:table-cell table:number-columns-repeated="16362"/>
        </table:table-row>
        <table:table-row table:style-name="ro15">
          <table:table-cell table:number-columns-repeated="2" table:style-name="ce46"/>
          <table:table-cell office:value-type="string" table:style-name="ce36">
            <text:p>SIDI3</text:p>
          </table:table-cell>
          <table:table-cell table:style-name="ce33"/>
          <table:table-cell office:value-type="float" office:value="155" table:formula="of:=[.E106]+[.I106]" table:style-name="ce34">
            <text:p>155</text:p>
          </table:table-cell>
          <table:table-cell table:style-name="ce34"/>
          <table:table-cell office:value-type="float" office:value="156" table:formula="of:=[.E107]+[.I107]-1" table:style-name="ce34">
            <text:p>156</text:p>
          </table:table-cell>
          <table:table-cell table:style-name="ce34"/>
          <table:table-cell office:value-type="float" office:value="2" table:style-name="ce34">
            <text:p>2</text:p>
          </table:table-cell>
          <table:table-cell table:style-name="ce34"/>
          <table:table-cell office:value-type="string" table:style-name="ce36">
            <text:p>Situación inactividad autopercibida en la que estaba la semana pasada</text:p>
          </table:table-cell>
          <table:table-cell office:value-type="string" office:string-value="SIDI3&lt;-factor(gsub(&quot; &quot;,&quot;&quot;,substr(fichero, 155,156)),exclude=&quot;&quot;)" table:formula="of:=CONCATENATE([.C107];&quot;&lt;-factor(gsub(&quot;&quot; &quot;&quot;,&quot;&quot;&quot;&quot;,substr(fichero, &quot;;[.E107];&quot;,&quot;;[.G107];&quot;)),exclude=&quot;&quot;&quot;&quot;)&quot;)" table:style-name="ce36">
            <text:p>SIDI3&lt;-factor(gsub(" ","",substr(fichero, 155,156)),exclude="")</text:p>
          </table:table-cell>
          <table:table-cell table:number-columns-repeated="10" table:style-name="ce36"/>
          <table:table-cell table:number-columns-repeated="16362"/>
        </table:table-row>
        <table:table-row table:style-name="ro15">
          <table:table-cell table:number-columns-repeated="2" table:style-name="ce46"/>
          <table:table-cell office:value-type="string" table:style-name="ce36">
            <text:p>SIDAC1</text:p>
          </table:table-cell>
          <table:table-cell table:style-name="ce33"/>
          <table:table-cell office:value-type="float" office:value="157" table:formula="of:=[.E107]+[.I107]" table:style-name="ce34">
            <text:p>157</text:p>
          </table:table-cell>
          <table:table-cell table:style-name="ce34"/>
          <table:table-cell office:value-type="float" office:value="157" table:formula="of:=[.E108]+[.I108]-1" table:style-name="ce34">
            <text:p>157</text:p>
          </table:table-cell>
          <table:table-cell table:style-name="ce34"/>
          <table:table-cell office:value-type="float" office:value="1" table:style-name="ce34">
            <text:p>1</text:p>
          </table:table-cell>
          <table:table-cell table:style-name="ce34"/>
          <table:table-cell office:value-type="string" table:style-name="ce36">
            <text:p>Situación de actividad autopercibida en la que estaba la semana pasada</text:p>
          </table:table-cell>
          <table:table-cell office:value-type="string" office:string-value="SIDAC1&lt;-factor(gsub(&quot; &quot;,&quot;&quot;,substr(fichero, 157,157)),exclude=&quot;&quot;)" table:formula="of:=CONCATENATE([.C108];&quot;&lt;-factor(gsub(&quot;&quot; &quot;&quot;,&quot;&quot;&quot;&quot;,substr(fichero, &quot;;[.E108];&quot;,&quot;;[.G108];&quot;)),exclude=&quot;&quot;&quot;&quot;)&quot;)" table:style-name="ce36">
            <text:p>SIDAC1&lt;-factor(gsub(" ","",substr(fichero, 157,157)),exclude="")</text:p>
          </table:table-cell>
          <table:table-cell table:number-columns-repeated="10" table:style-name="ce36"/>
          <table:table-cell table:number-columns-repeated="16362"/>
        </table:table-row>
        <table:table-row table:style-name="ro15">
          <table:table-cell table:number-columns-repeated="2" table:style-name="ce46"/>
          <table:table-cell office:value-type="string" table:style-name="ce56">
            <text:p>SIDAC2</text:p>
          </table:table-cell>
          <table:table-cell table:style-name="ce33"/>
          <table:table-cell office:value-type="float" office:value="158" table:formula="of:=[.E108]+[.I108]" table:style-name="ce57">
            <text:p>158</text:p>
          </table:table-cell>
          <table:table-cell table:style-name="ce34"/>
          <table:table-cell office:value-type="float" office:value="158" table:formula="of:=[.E109]+[.I109]-1" table:style-name="ce57">
            <text:p>158</text:p>
          </table:table-cell>
          <table:table-cell table:style-name="ce34"/>
          <table:table-cell office:value-type="float" office:value="1" table:style-name="ce57">
            <text:p>1</text:p>
          </table:table-cell>
          <table:table-cell table:style-name="ce34"/>
          <table:table-cell office:value-type="string" table:style-name="ce56">
            <text:p>Situación de actividad autopercibida en la que estaba la semana pasada</text:p>
          </table:table-cell>
          <table:table-cell office:value-type="string" office:string-value="SIDAC2&lt;-factor(gsub(&quot; &quot;,&quot;&quot;,substr(fichero, 158,158)),exclude=&quot;&quot;)" table:formula="of:=CONCATENATE([.C109];&quot;&lt;-factor(gsub(&quot;&quot; &quot;&quot;,&quot;&quot;&quot;&quot;,substr(fichero, &quot;;[.E109];&quot;,&quot;;[.G109];&quot;)),exclude=&quot;&quot;&quot;&quot;)&quot;)" table:style-name="ce36">
            <text:p>SIDAC2&lt;-factor(gsub(" ","",substr(fichero, 158,158)),exclude="")</text:p>
          </table:table-cell>
          <table:table-cell table:number-columns-repeated="10" table:style-name="ce36"/>
          <table:table-cell table:number-columns-repeated="16362"/>
        </table:table-row>
        <table:table-row table:style-name="ro4">
          <table:table-cell table:style-name="ce1"/>
          <table:table-cell table:style-name="ce46"/>
          <table:table-cell table:style-name="ce36"/>
          <table:table-cell table:style-name="ce33"/>
          <table:table-cell table:number-columns-repeated="6" table:style-name="ce34"/>
          <table:table-cell table:number-columns-repeated="12" table:style-name="ce36"/>
          <table:table-cell table:number-columns-repeated="16362"/>
        </table:table-row>
        <table:table-row table:style-name="ro19">
          <table:table-cell table:number-columns-repeated="2" table:style-name="ce1"/>
          <table:table-cell office:value-type="string" table:style-name="ce39">
            <text:p>CAMPO</text:p>
          </table:table-cell>
          <table:table-cell table:style-name="ce40"/>
          <table:table-cell office:value-type="string" table:style-name="ce41">
            <text:p>COMIENZO</text:p>
          </table:table-cell>
          <table:table-cell table:style-name="ce40"/>
          <table:table-cell office:value-type="string" table:style-name="ce41">
            <text:p>FIN</text:p>
          </table:table-cell>
          <table:table-cell table:style-name="ce40"/>
          <table:table-cell office:value-type="string" table:style-name="ce41">
            <text:p>LONGITUD</text:p>
          </table:table-cell>
          <table:table-cell table:style-name="ce40"/>
          <table:table-cell office:value-type="string" table:style-name="ce39">
            <text:p>DESCRIPCIÓN DEL CAMPO</text:p>
          </table:table-cell>
          <table:table-cell table:number-columns-repeated="11" table:style-name="ce36"/>
          <table:table-cell table:number-columns-repeated="16362"/>
        </table:table-row>
        <table:table-row table:style-name="ro9">
          <table:table-cell table:number-columns-repeated="2" table:style-name="ce1"/>
          <table:table-cell table:style-name="ce36"/>
          <table:table-cell table:style-name="ce33"/>
          <table:table-cell table:number-columns-repeated="6" table:style-name="ce34"/>
          <table:table-cell table:number-columns-repeated="12" table:style-name="ce36"/>
          <table:table-cell table:number-columns-repeated="16362"/>
        </table:table-row>
        <table:table-row table:style-name="ro15">
          <table:table-cell table:number-columns-repeated="2"/>
          <table:table-cell office:value-type="string" table:style-name="ce42">
            <text:p>I</text:p>
          </table:table-cell>
          <table:table-cell table:style-name="ce43"/>
          <table:table-cell office:value-type="float" office:value="159" table:formula="of:=[.E109]+[.I109]" table:style-name="ce44">
            <text:p>159</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office:value-type="string" office:string-value="I&lt;-factor(gsub(&quot; &quot;,&quot;&quot;,substr(fichero, 159,)),exclude=&quot;&quot;)" table:formula="of:=CONCATENATE([.C113];&quot;&lt;-factor(gsub(&quot;&quot; &quot;&quot;,&quot;&quot;&quot;&quot;,substr(fichero, &quot;;[.E113];&quot;,&quot;;[.G113];&quot;)),exclude=&quot;&quot;&quot;&quot;)&quot;)" table:style-name="ce36">
            <text:p>I&lt;-factor(gsub(" ","",substr(fichero, 159,)),exclude="")</text:p>
          </table:table-cell>
          <table:table-cell table:number-columns-repeated="10" table:style-name="ce36"/>
          <table:table-cell table:number-columns-repeated="16362"/>
        </table:table-row>
        <table:table-row table:style-name="ro15">
          <table:table-cell table:number-columns-repeated="2"/>
          <table:table-cell office:value-type="string" table:style-name="ce36">
            <text:p>MUN1</text:p>
          </table:table-cell>
          <table:table-cell table:style-name="ce60"/>
          <table:table-cell office:value-type="float" office:value="159" table:formula="of:=[.E113]+[.I113]" table:style-name="ce34">
            <text:p>159</text:p>
          </table:table-cell>
          <table:table-cell table:style-name="ce34"/>
          <table:table-cell office:value-type="float" office:value="159" table:formula="of:=[.E114]+[.I114]-1" table:style-name="ce34">
            <text:p>159</text:p>
          </table:table-cell>
          <table:table-cell table:style-name="ce34"/>
          <table:table-cell office:value-type="float" office:value="1" table:style-name="ce34">
            <text:p>1</text:p>
          </table:table-cell>
          <table:table-cell table:style-name="ce61"/>
          <table:table-cell office:value-type="string" table:style-name="ce36">
            <text:p>Lugar de residencia hace un año</text:p>
          </table:table-cell>
          <table:table-cell office:value-type="string" office:string-value="MUN1&lt;-factor(gsub(&quot; &quot;,&quot;&quot;,substr(fichero, 159,159)),exclude=&quot;&quot;)" table:formula="of:=CONCATENATE([.C114];&quot;&lt;-factor(gsub(&quot;&quot; &quot;&quot;,&quot;&quot;&quot;&quot;,substr(fichero, &quot;;[.E114];&quot;,&quot;;[.G114];&quot;)),exclude=&quot;&quot;&quot;&quot;)&quot;)" table:style-name="ce36">
            <text:p>MUN1&lt;-factor(gsub(" ","",substr(fichero, 159,159)),exclude="")</text:p>
          </table:table-cell>
          <table:table-cell table:number-columns-repeated="10" table:style-name="ce36"/>
          <table:table-cell table:number-columns-repeated="16362"/>
        </table:table-row>
        <table:table-row table:style-name="ro15">
          <table:table-cell table:number-columns-repeated="2"/>
          <table:table-cell office:value-type="string" table:style-name="ce36">
            <text:p>PRORE1</text:p>
          </table:table-cell>
          <table:table-cell table:style-name="ce33"/>
          <table:table-cell office:value-type="float" office:value="160" table:formula="of:=[.E114]+[.I114]" table:style-name="ce34">
            <text:p>160</text:p>
          </table:table-cell>
          <table:table-cell table:style-name="ce34"/>
          <table:table-cell office:value-type="float" office:value="161" table:formula="of:=[.E115]+[.I115]-1" table:style-name="ce34">
            <text:p>161</text:p>
          </table:table-cell>
          <table:table-cell table:style-name="ce34"/>
          <table:table-cell office:value-type="float" office:value="2" table:style-name="ce34">
            <text:p>2</text:p>
          </table:table-cell>
          <table:table-cell table:style-name="ce34"/>
          <table:table-cell office:value-type="string" table:style-name="ce36">
            <text:p>Si es España: provincia</text:p>
          </table:table-cell>
          <table:table-cell office:value-type="string" office:string-value="PRORE1&lt;-factor(gsub(&quot; &quot;,&quot;&quot;,substr(fichero, 160,161)),exclude=&quot;&quot;)" table:formula="of:=CONCATENATE([.C115];&quot;&lt;-factor(gsub(&quot;&quot; &quot;&quot;,&quot;&quot;&quot;&quot;,substr(fichero, &quot;;[.E115];&quot;,&quot;;[.G115];&quot;)),exclude=&quot;&quot;&quot;&quot;)&quot;)" table:style-name="ce36">
            <text:p>PRORE1&lt;-factor(gsub(" ","",substr(fichero, 160,161)),exclude="")</text:p>
          </table:table-cell>
          <table:table-cell table:number-columns-repeated="10" table:style-name="ce36"/>
          <table:table-cell table:number-columns-repeated="16362"/>
        </table:table-row>
        <table:table-row table:style-name="ro15">
          <table:table-cell table:number-columns-repeated="2"/>
          <table:table-cell office:value-type="string" table:style-name="ce36">
            <text:p>REPAIRE1</text:p>
          </table:table-cell>
          <table:table-cell table:style-name="ce33"/>
          <table:table-cell office:value-type="float" office:value="162" table:formula="of:=[.E115]+[.I115]" table:style-name="ce34">
            <text:p>162</text:p>
          </table:table-cell>
          <table:table-cell table:style-name="ce34"/>
          <table:table-cell office:value-type="float" office:value="164" table:formula="of:=[.E116]+[.I116]-1" table:style-name="ce34">
            <text:p>164</text:p>
          </table:table-cell>
          <table:table-cell table:style-name="ce34"/>
          <table:table-cell office:value-type="float" office:value="3" table:style-name="ce34">
            <text:p>3</text:p>
          </table:table-cell>
          <table:table-cell table:style-name="ce34"/>
          <table:table-cell office:value-type="string" table:style-name="ce36">
            <text:p>Región del país extranjero de <text:s/>residencia anterior</text:p>
          </table:table-cell>
          <table:table-cell office:value-type="string" office:string-value="REPAIRE1&lt;-factor(gsub(&quot; &quot;,&quot;&quot;,substr(fichero, 162,164)),exclude=&quot;&quot;)" table:formula="of:=CONCATENATE([.C116];&quot;&lt;-factor(gsub(&quot;&quot; &quot;&quot;,&quot;&quot;&quot;&quot;,substr(fichero, &quot;;[.E116];&quot;,&quot;;[.G116];&quot;)),exclude=&quot;&quot;&quot;&quot;)&quot;)" table:style-name="ce36">
            <text:p>REPAIRE1&lt;-factor(gsub(" ","",substr(fichero, 162,164)),exclude="")</text:p>
          </table:table-cell>
          <table:table-cell table:number-columns-repeated="10" table:style-name="ce36"/>
          <table:table-cell table:number-columns-repeated="16362"/>
        </table:table-row>
        <table:table-row table:style-name="ro15">
          <table:table-cell table:number-columns-repeated="2"/>
          <table:table-cell office:value-type="string" table:style-name="ce42">
            <text:p>J</text:p>
          </table:table-cell>
          <table:table-cell table:style-name="ce43"/>
          <table:table-cell office:value-type="float" office:value="165" table:formula="of:=[.E116]+[.I116]" table:style-name="ce62">
            <text:p>165</text:p>
          </table:table-cell>
          <table:table-cell table:style-name="ce62"/>
          <table:table-cell office:value-type="float" office:value="164" table:formula="of:=[.E117]+[.I117]-1" table:style-name="ce62">
            <text:p>164</text:p>
          </table:table-cell>
          <table:table-cell table:style-name="ce44"/>
          <table:table-cell office:value-type="float" office:value="0" table:style-name="ce44">
            <text:p>0</text:p>
          </table:table-cell>
          <table:table-cell table:style-name="ce44"/>
          <table:table-cell office:value-type="string" table:style-name="ce42">
            <text:p>AGRUPACIÓN DE CAMPOS</text:p>
          </table:table-cell>
          <table:table-cell office:value-type="string" office:string-value="J&lt;-factor(gsub(&quot; &quot;,&quot;&quot;,substr(fichero, 165,164)),exclude=&quot;&quot;)" table:formula="of:=CONCATENATE([.C117];&quot;&lt;-factor(gsub(&quot;&quot; &quot;&quot;,&quot;&quot;&quot;&quot;,substr(fichero, &quot;;[.E117];&quot;,&quot;;[.G117];&quot;)),exclude=&quot;&quot;&quot;&quot;)&quot;)" table:style-name="ce36">
            <text:p>J&lt;-factor(gsub(" ","",substr(fichero, 165,164)),exclude="")</text:p>
          </table:table-cell>
          <table:table-cell table:number-columns-repeated="10" table:style-name="ce36"/>
          <table:table-cell table:number-columns-repeated="16362"/>
        </table:table-row>
        <table:table-row table:style-name="ro20">
          <table:table-cell table:number-columns-repeated="2" table:style-name="ce18"/>
          <table:table-cell office:value-type="string" table:style-name="ce36">
            <text:p>TRAANT</text:p>
          </table:table-cell>
          <table:table-cell table:style-name="ce33"/>
          <table:table-cell office:value-type="float" office:value="165" table:formula="of:=[.E117]+[.I117]" table:style-name="ce34">
            <text:p>165</text:p>
          </table:table-cell>
          <table:table-cell table:style-name="ce34"/>
          <table:table-cell office:value-type="float" office:value="165" table:formula="of:=[.E118]+[.I118]-1" table:style-name="ce34">
            <text:p>165</text:p>
          </table:table-cell>
          <table:table-cell table:style-name="ce34"/>
          <table:table-cell office:value-type="float" office:value="1" table:style-name="ce34">
            <text:p>1</text:p>
          </table:table-cell>
          <table:table-cell table:style-name="ce34"/>
          <table:table-cell office:value-type="string" table:style-name="ce36">
            <text:p>Si trabajó en algún momento el año pasado</text:p>
          </table:table-cell>
          <table:table-cell office:value-type="string" office:string-value="TRAANT&lt;-factor(gsub(&quot; &quot;,&quot;&quot;,substr(fichero, 165,165)),exclude=&quot;&quot;)" table:formula="of:=CONCATENATE([.C118];&quot;&lt;-factor(gsub(&quot;&quot; &quot;&quot;,&quot;&quot;&quot;&quot;,substr(fichero, &quot;;[.E118];&quot;,&quot;;[.G118];&quot;)),exclude=&quot;&quot;&quot;&quot;)&quot;)" table:style-name="ce36">
            <text:p>TRAANT&lt;-factor(gsub(" ","",substr(fichero, 165,165)),exclude="")</text:p>
          </table:table-cell>
          <table:table-cell table:number-columns-repeated="10" table:style-name="ce36"/>
          <table:table-cell table:number-columns-repeated="16362" table:style-name="ce18"/>
        </table:table-row>
        <table:table-row table:style-name="ro15">
          <table:table-cell table:number-columns-repeated="2" table:style-name="ce17"/>
          <table:table-cell office:value-type="string" table:style-name="ce42">
            <text:p>VARDER1</text:p>
          </table:table-cell>
          <table:table-cell table:style-name="ce43"/>
          <table:table-cell office:value-type="float" office:value="166" table:formula="of:=[.E118]+[.I118]" table:style-name="ce62">
            <text:p>166</text:p>
          </table:table-cell>
          <table:table-cell table:style-name="ce62"/>
          <table:table-cell office:value-type="float" office:value="165" table:formula="of:=[.E119]+[.I119]-1" table:style-name="ce62">
            <text:p>165</text:p>
          </table:table-cell>
          <table:table-cell table:style-name="ce44"/>
          <table:table-cell office:value-type="float" office:value="0" table:style-name="ce44">
            <text:p>0</text:p>
          </table:table-cell>
          <table:table-cell table:style-name="ce44"/>
          <table:table-cell office:value-type="string" table:style-name="ce42">
            <text:p>AGRUPACIÓN DE CAMPOS</text:p>
          </table:table-cell>
          <table:table-cell office:value-type="string" office:string-value="VARDER1&lt;-factor(gsub(&quot; &quot;,&quot;&quot;,substr(fichero, 166,165)),exclude=&quot;&quot;)" table:formula="of:=CONCATENATE([.C119];&quot;&lt;-factor(gsub(&quot;&quot; &quot;&quot;,&quot;&quot;&quot;&quot;,substr(fichero, &quot;;[.E119];&quot;,&quot;;[.G119];&quot;)),exclude=&quot;&quot;&quot;&quot;)&quot;)" table:style-name="ce36">
            <text:p>VARDER1&lt;-factor(gsub(" ","",substr(fichero, 166,165)),exclude="")</text:p>
          </table:table-cell>
          <table:table-cell table:number-columns-repeated="10" table:style-name="ce35"/>
          <table:table-cell table:number-columns-repeated="16362" table:style-name="ce17"/>
        </table:table-row>
        <table:table-row table:style-name="ro15">
          <table:table-cell table:number-columns-repeated="2"/>
          <table:table-cell office:value-type="string" table:style-name="ce36">
            <text:p>AOI</text:p>
          </table:table-cell>
          <table:table-cell table:style-name="ce33"/>
          <table:table-cell office:value-type="float" office:value="166" table:formula="of:=[.E119]+[.I119]" table:style-name="ce34">
            <text:p>166</text:p>
          </table:table-cell>
          <table:table-cell table:style-name="ce34"/>
          <table:table-cell office:value-type="float" office:value="167" table:formula="of:=[.E120]+[.I120]-1" table:style-name="ce34">
            <text:p>167</text:p>
          </table:table-cell>
          <table:table-cell table:style-name="ce34"/>
          <table:table-cell office:value-type="float" office:value="2" table:style-name="ce34">
            <text:p>2</text:p>
          </table:table-cell>
          <table:table-cell table:style-name="ce34"/>
          <table:table-cell office:value-type="string" table:style-name="ce58">
            <text:p>Clasificación de los entrevistados por relación con la actividad económica según criterios OIT</text:p>
          </table:table-cell>
          <table:table-cell office:value-type="string" office:string-value="AOI&lt;-factor(gsub(&quot; &quot;,&quot;&quot;,substr(fichero, 166,167)),exclude=&quot;&quot;)" table:formula="of:=CONCATENATE([.C120];&quot;&lt;-factor(gsub(&quot;&quot; &quot;&quot;,&quot;&quot;&quot;&quot;,substr(fichero, &quot;;[.E120];&quot;,&quot;;[.G120];&quot;)),exclude=&quot;&quot;&quot;&quot;)&quot;)" table:style-name="ce36">
            <text:p>AOI&lt;-factor(gsub(" ","",substr(fichero, 166,167)),exclude="")</text:p>
          </table:table-cell>
          <table:table-cell table:number-columns-repeated="10" table:style-name="ce36"/>
          <table:table-cell table:number-columns-repeated="16362"/>
        </table:table-row>
        <table:table-row table:style-name="ro15">
          <table:table-cell table:number-columns-repeated="2"/>
          <table:table-cell office:value-type="string" table:style-name="ce36">
            <text:p>CSE</text:p>
          </table:table-cell>
          <table:table-cell table:style-name="ce33"/>
          <table:table-cell office:value-type="float" office:value="168" table:formula="of:=[.E120]+[.I120]" table:style-name="ce34">
            <text:p>168</text:p>
          </table:table-cell>
          <table:table-cell table:style-name="ce34"/>
          <table:table-cell office:value-type="float" office:value="169" table:formula="of:=[.E121]+[.I121]-1" table:style-name="ce34">
            <text:p>169</text:p>
          </table:table-cell>
          <table:table-cell table:style-name="ce34"/>
          <table:table-cell office:value-type="float" office:value="2" table:style-name="ce34">
            <text:p>2</text:p>
          </table:table-cell>
          <table:table-cell table:style-name="ce34"/>
          <table:table-cell office:value-type="string" table:style-name="ce36">
            <text:p>Asignación de la condición socioeconómica</text:p>
          </table:table-cell>
          <table:table-cell office:value-type="string" office:string-value="CSE&lt;-factor(gsub(&quot; &quot;,&quot;&quot;,substr(fichero, 168,169)),exclude=&quot;&quot;)" table:formula="of:=CONCATENATE([.C121];&quot;&lt;-factor(gsub(&quot;&quot; &quot;&quot;,&quot;&quot;&quot;&quot;,substr(fichero, &quot;;[.E121];&quot;,&quot;;[.G121];&quot;)),exclude=&quot;&quot;&quot;&quot;)&quot;)" table:style-name="ce36">
            <text:p>CSE&lt;-factor(gsub(" ","",substr(fichero, 168,169)),exclude="")</text:p>
          </table:table-cell>
          <table:table-cell table:number-columns-repeated="10" table:style-name="ce36"/>
          <table:table-cell table:number-columns-repeated="16362"/>
        </table:table-row>
        <table:table-row table:style-name="ro15">
          <table:table-cell table:number-columns-repeated="2"/>
          <table:table-cell office:value-type="string" table:style-name="ce42">
            <text:p>VARDERC</text:p>
          </table:table-cell>
          <table:table-cell table:style-name="ce63"/>
          <table:table-cell office:value-type="float" office:value="170" table:formula="of:=[.E121]+[.I121]" table:style-name="ce62">
            <text:p>170</text:p>
          </table:table-cell>
          <table:table-cell table:style-name="ce62"/>
          <table:table-cell office:value-type="float" office:value="169" table:formula="of:=[.E122]+[.I122]-1" table:style-name="ce62">
            <text:p>169</text:p>
          </table:table-cell>
          <table:table-cell table:style-name="ce45"/>
          <table:table-cell office:value-type="float" office:value="0" table:style-name="ce44">
            <text:p>0</text:p>
          </table:table-cell>
          <table:table-cell table:style-name="ce45"/>
          <table:table-cell office:value-type="string" table:style-name="ce42">
            <text:p>AGRUPACIÓN DE CAMPOS</text:p>
          </table:table-cell>
          <table:table-cell office:value-type="string" office:string-value="VARDERC&lt;-factor(gsub(&quot; &quot;,&quot;&quot;,substr(fichero, 170,169)),exclude=&quot;&quot;)" table:formula="of:=CONCATENATE([.C122];&quot;&lt;-factor(gsub(&quot;&quot; &quot;&quot;,&quot;&quot;&quot;&quot;,substr(fichero, &quot;;[.E122];&quot;,&quot;;[.G122];&quot;)),exclude=&quot;&quot;&quot;&quot;)&quot;)" table:style-name="ce36">
            <text:p>VARDERC&lt;-factor(gsub(" ","",substr(fichero, 170,169)),exclude="")</text:p>
          </table:table-cell>
          <table:table-cell table:number-columns-repeated="16372" table:style-name="ce1"/>
        </table:table-row>
        <table:table-row table:style-name="ro15">
          <table:table-cell table:number-columns-repeated="2"/>
          <table:table-cell office:value-type="string" table:style-name="ce56">
            <text:p>FACTOREL</text:p>
          </table:table-cell>
          <table:table-cell table:style-name="ce34"/>
          <table:table-cell office:value-type="float" office:value="170" table:formula="of:=[.E122]+[.I122]" table:style-name="ce57">
            <text:p>170</text:p>
          </table:table-cell>
          <table:table-cell table:style-name="ce34"/>
          <table:table-cell office:value-type="float" office:value="176" table:formula="of:=[.E123]+[.I123]-1" table:style-name="ce57">
            <text:p>176</text:p>
          </table:table-cell>
          <table:table-cell table:style-name="ce34"/>
          <table:table-cell office:value-type="float" office:value="7" table:style-name="ce57">
            <text:p>7</text:p>
          </table:table-cell>
          <table:table-cell table:style-name="ce34"/>
          <table:table-cell office:value-type="string" table:style-name="ce56">
            <text:p>Factor de elevación</text:p>
          </table:table-cell>
          <table:table-cell office:value-type="string" office:string-value="FACTOREL&lt;-factor(gsub(&quot; &quot;,&quot;&quot;,substr(fichero, 170,176)),exclude=&quot;&quot;)" table:formula="of:=CONCATENATE([.C123];&quot;&lt;-factor(gsub(&quot;&quot; &quot;&quot;,&quot;&quot;&quot;&quot;,substr(fichero, &quot;;[.E123];&quot;,&quot;;[.G123];&quot;)),exclude=&quot;&quot;&quot;&quot;)&quot;)" table:style-name="ce36">
            <text:p>FACTOREL&lt;-factor(gsub(" ","",substr(fichero, 170,176)),exclude="")</text:p>
          </table:table-cell>
          <table:table-cell table:number-columns-repeated="16372" table:style-name="ce1"/>
        </table:table-row>
        <table:table-row table:number-rows-repeated="2" table:style-name="ro4">
          <table:table-cell table:number-columns-repeated="16384"/>
        </table:table-row>
        <table:table-row table:style-name="ro4">
          <table:table-cell table:number-columns-repeated="2"/>
          <table:table-cell office:value-type="string" table:style-name="ce64">
            <text:p>* Las variables OCUPA, ACTA, SITUA se ofrecen sólo si hace a lo sumo un año que dejaron el empleo.</text:p>
          </table:table-cell>
          <table:table-cell table:style-name="ce33"/>
          <table:table-cell table:number-columns-repeated="6" table:style-name="ce34"/>
          <table:table-cell table:number-columns-repeated="2" table:style-name="ce36"/>
          <table:table-cell table:number-columns-repeated="16372" table:style-name="ce1"/>
        </table:table-row>
        <table:table-row table:style-name="ro4">
          <table:table-cell table:number-columns-repeated="2"/>
          <table:table-cell table:style-name="ce36"/>
          <table:table-cell table:style-name="ce33"/>
          <table:table-cell table:style-name="ce65"/>
          <table:table-cell table:number-columns-repeated="5" table:style-name="ce34"/>
          <table:table-cell table:number-columns-repeated="2" table:style-name="ce36"/>
          <table:table-cell table:number-columns-repeated="16372" table:style-name="ce1"/>
        </table:table-row>
        <table:table-row table:style-name="ro21">
          <table:table-cell table:number-columns-repeated="2"/>
          <table:table-cell office:value-type="string" table:number-columns-spanned="9" table:number-rows-spanned="1" table:style-name="ce71">
            <text:p><text:span text:style-name="T9">1</text:span><text:span text:style-name="T12"><text:s/>A partir del primer trimestre de 2008, en las posiciones habituales de las variables de actividad las categorías se han obtenido con la nueva clasificación de actividades CNAE 2009. Se ha tratado de buscar la continuidad de las agrupaciones con la antigua CNAE-1993 rev-1, utilizada hasta el T4-2007, pero la correspondencia de ambas clasificaciones no es perfecta. Para más información sobre las diferencias véase Anexo Códigos CNAE 2009 y 1993)</text:span></text:p>
          </table:table-cell>
          <table:covered-table-cell table:number-columns-repeated="8"/>
          <table:table-cell table:style-name="ce36"/>
          <table:table-cell table:number-columns-repeated="16372" table:style-name="ce1"/>
        </table:table-row>
        <table:table-row table:style-name="ro21">
          <table:table-cell table:number-columns-repeated="2"/>
          <table:table-cell office:value-type="string" table:number-columns-spanned="9" table:number-rows-spanned="1" table:style-name="ce71">
            <text:p><text:span text:style-name="T9">2</text:span><text:span text:style-name="T12"><text:s/>A partir del primer trimestre de 2014, en las posiciones habituales de las variables de estudios las categorías se han obtenido con la nueva clasificación de estudios CNED 2014. Se ha tratado de buscar la continuidad de las agrupaciones con la antigua CNED 2000, utilizada hasta el T4-2012 pero la correspondencia de ambas clasificaciones no es perfecta. Para más información sobre las diferencias véase Anexo Códigos CNED 2014 y 2000)</text:span></text:p>
          </table:table-cell>
          <table:covered-table-cell table:number-columns-repeated="8"/>
          <table:table-cell table:style-name="ce36"/>
          <table:table-cell table:number-columns-repeated="16372" table:style-name="ce1"/>
        </table:table-row>
        <table:table-row table:style-name="ro22">
          <table:table-cell table:number-columns-repeated="2"/>
          <table:table-cell office:value-type="string" table:number-columns-spanned="9" table:number-rows-spanned="1" table:style-name="ce71">
            <text:p><text:span text:style-name="T9">*</text:span><text:span text:style-name="T12"><text:s/>Nuevo código 38 en NFORMA y NCURSR. El de estudios en curso (NCURSR) se añade como válido a partir del segundo trimestre de 2015 y el de formación alcanzado (NFORMA) a partir del segundo trimestre de 2016</text:span></text:p>
          </table:table-cell>
          <table:covered-table-cell table:number-columns-repeated="8"/>
          <table:table-cell table:style-name="ce36"/>
          <table:table-cell table:number-columns-repeated="16372" table:style-name="ce1"/>
        </table:table-row>
        <table:table-row table:number-rows-repeated="2" table:style-name="ro4">
          <table:table-cell table:number-columns-repeated="2"/>
          <table:table-cell table:style-name="ce36"/>
          <table:table-cell table:style-name="ce33"/>
          <table:table-cell table:style-name="ce65"/>
          <table:table-cell table:number-columns-repeated="5" table:style-name="ce34"/>
          <table:table-cell table:number-columns-repeated="2" table:style-name="ce36"/>
          <table:table-cell table:number-columns-repeated="16372" table:style-name="ce1"/>
        </table:table-row>
        <table:table-row table:style-name="ro19">
          <table:table-cell table:number-columns-repeated="2" table:style-name="ce1"/>
          <table:table-cell office:value-type="string" table:style-name="ce32">
            <text:p>ENCUESTA DE POBLACIÓN ACTIVA <text:s/>DESDE 2005-2016<text:s text:c="2"/></text:p>
          </table:table-cell>
          <table:table-cell table:style-name="ce66"/>
          <table:table-cell table:number-columns-repeated="6" table:style-name="ce67"/>
          <table:table-cell table:style-name="ce38"/>
          <table:table-cell table:number-columns-repeated="11" table:style-name="ce36"/>
          <table:table-cell table:number-columns-repeated="16362"/>
        </table:table-row>
        <table:table-row table:style-name="ro4">
          <table:table-cell table:number-columns-repeated="2"/>
          <table:table-cell table:style-name="ce32"/>
          <table:table-cell table:style-name="ce66"/>
          <table:table-cell table:number-columns-repeated="6" table:style-name="ce67"/>
          <table:table-cell table:style-name="ce32"/>
          <table:table-cell table:number-columns-repeated="11" table:style-name="ce36"/>
          <table:table-cell table:number-columns-repeated="16362"/>
        </table:table-row>
        <table:table-row table:style-name="ro4">
          <table:table-cell table:number-columns-repeated="2"/>
          <table:table-cell office:value-type="string" table:style-name="ce32">
            <text:p>REGISTRO:<text:s text:c="12"/></text:p>
          </table:table-cell>
          <table:table-cell table:style-name="ce66"/>
          <table:table-cell table:number-columns-repeated="6" table:style-name="ce67"/>
          <table:table-cell office:value-type="string" table:style-name="ce32">
            <text:p>NIVEL = 2 <text:s text:c="19"/>LONGITUD =176</text:p>
          </table:table-cell>
          <table:table-cell table:number-columns-repeated="11" table:style-name="ce36"/>
          <table:table-cell table:number-columns-repeated="16362"/>
        </table:table-row>
        <table:table-row table:style-name="ro4">
          <table:table-cell table:number-columns-repeated="2"/>
          <table:table-cell office:value-type="string" table:style-name="ce37">
            <text:p>DESCRIPCIÓN: <text:s text:c="2"/>DISEÑO DE REGISTRO ANONIMIZADO GRATUITO INEBASE</text:p>
          </table:table-cell>
          <table:table-cell table:style-name="ce33"/>
          <table:table-cell table:number-columns-repeated="6" table:style-name="ce34"/>
          <table:table-cell table:style-name="ce35"/>
          <table:table-cell table:number-columns-repeated="11" table:style-name="ce36"/>
          <table:table-cell table:number-columns-repeated="16362"/>
        </table:table-row>
        <table:table-row table:style-name="ro23">
          <table:table-cell table:number-columns-repeated="2"/>
          <table:table-cell table:style-name="ce36"/>
          <table:table-cell table:style-name="ce33"/>
          <table:table-cell table:number-columns-repeated="6" table:style-name="ce34"/>
          <table:table-cell table:number-columns-repeated="12" table:style-name="ce36"/>
          <table:table-cell table:number-columns-repeated="16362"/>
        </table:table-row>
        <table:table-row table:style-name="ro14">
          <table:table-cell table:number-columns-repeated="2" table:style-name="ce38"/>
          <table:table-cell office:value-type="string" table:style-name="ce39">
            <text:p>CAMPO</text:p>
          </table:table-cell>
          <table:table-cell table:style-name="ce40"/>
          <table:table-cell office:value-type="string" table:style-name="ce41">
            <text:p>COMIENZO</text:p>
          </table:table-cell>
          <table:table-cell table:style-name="ce40"/>
          <table:table-cell office:value-type="string" table:style-name="ce41">
            <text:p>FIN</text:p>
          </table:table-cell>
          <table:table-cell table:style-name="ce40"/>
          <table:table-cell office:value-type="string" table:style-name="ce41">
            <text:p>LONGITUD</text:p>
          </table:table-cell>
          <table:table-cell table:style-name="ce40"/>
          <table:table-cell office:value-type="string" table:style-name="ce39">
            <text:p>DESCRIPCIÓN DEL CAMPO</text:p>
          </table:table-cell>
          <table:table-cell table:number-columns-repeated="16373" table:style-name="ce38"/>
        </table:table-row>
        <table:table-row table:style-name="ro8">
          <table:table-cell table:number-columns-repeated="2"/>
          <table:table-cell table:style-name="ce36"/>
          <table:table-cell table:style-name="ce33"/>
          <table:table-cell table:number-columns-repeated="6" table:style-name="ce34"/>
          <table:table-cell table:number-columns-repeated="12" table:style-name="ce36"/>
          <table:table-cell table:number-columns-repeated="16362"/>
        </table:table-row>
        <table:table-row table:style-name="ro4">
          <table:table-cell table:number-columns-repeated="2"/>
          <table:table-cell office:value-type="string" table:style-name="ce42">
            <text:p>CONTROL</text:p>
          </table:table-cell>
          <table:table-cell table:style-name="ce43"/>
          <table:table-cell office:value-type="float" office:value="1" table:style-name="ce44">
            <text:p>1</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table:number-columns-repeated="11" table:style-name="ce36"/>
          <table:table-cell table:number-columns-repeated="16362"/>
        </table:table-row>
        <table:table-row table:style-name="ro4">
          <table:table-cell table:number-columns-repeated="2"/>
          <table:table-cell office:value-type="string" table:style-name="ce36">
            <text:p>CICLO</text:p>
          </table:table-cell>
          <table:table-cell table:style-name="ce33"/>
          <table:table-cell office:value-type="float" office:value="1" table:formula="of:=[.E140]+[.I140]" table:style-name="ce34">
            <text:p>1</text:p>
          </table:table-cell>
          <table:table-cell table:style-name="ce34"/>
          <table:table-cell office:value-type="float" office:value="3" table:formula="of:=[.E141]+[.I141]-1" table:style-name="ce34">
            <text:p>3</text:p>
          </table:table-cell>
          <table:table-cell table:style-name="ce34"/>
          <table:table-cell office:value-type="float" office:value="3" table:style-name="ce34">
            <text:p>3</text:p>
          </table:table-cell>
          <table:table-cell table:style-name="ce34"/>
          <table:table-cell office:value-type="string" table:style-name="ce36">
            <text:p>Período de referencia</text:p>
          </table:table-cell>
          <table:table-cell table:number-columns-repeated="11" table:style-name="ce36"/>
          <table:table-cell table:number-columns-repeated="16362"/>
        </table:table-row>
        <table:table-row table:style-name="ro4">
          <table:table-cell table:number-columns-repeated="2"/>
          <table:table-cell office:value-type="string" table:style-name="ce42">
            <text:p>IDEN</text:p>
          </table:table-cell>
          <table:table-cell table:style-name="ce43"/>
          <table:table-cell office:value-type="float" office:value="4" table:formula="of:=[.E141]+[.I141]" table:style-name="ce62">
            <text:p>4</text:p>
          </table:table-cell>
          <table:table-cell table:number-columns-repeated="2" table:style-name="ce62"/>
          <table:table-cell table:style-name="ce44"/>
          <table:table-cell office:value-type="float" office:value="0" table:style-name="ce44">
            <text:p>0</text:p>
          </table:table-cell>
          <table:table-cell table:style-name="ce44"/>
          <table:table-cell office:value-type="string" table:style-name="ce42">
            <text:p>AGRUPACIÓN DE CAMPOS</text:p>
          </table:table-cell>
          <table:table-cell table:number-columns-repeated="11" table:style-name="ce36"/>
          <table:table-cell table:number-columns-repeated="16362"/>
        </table:table-row>
        <table:table-row table:style-name="ro4">
          <table:table-cell table:number-columns-repeated="2"/>
          <table:table-cell office:value-type="string" table:style-name="ce36">
            <text:p>CCAA</text:p>
          </table:table-cell>
          <table:table-cell table:style-name="ce33"/>
          <table:table-cell office:value-type="float" office:value="4" table:formula="of:=[.E142]+[.I142]" table:style-name="ce34">
            <text:p>4</text:p>
          </table:table-cell>
          <table:table-cell table:style-name="ce34"/>
          <table:table-cell office:value-type="float" office:value="5" table:formula="of:=[.E143]+[.I143]-1" table:style-name="ce34">
            <text:p>5</text:p>
          </table:table-cell>
          <table:table-cell table:style-name="ce34"/>
          <table:table-cell office:value-type="float" office:value="2" table:style-name="ce34">
            <text:p>2</text:p>
          </table:table-cell>
          <table:table-cell table:style-name="ce34"/>
          <table:table-cell office:value-type="string" table:style-name="ce36">
            <text:p>Comunidad autónoma</text:p>
          </table:table-cell>
          <table:table-cell table:number-columns-repeated="11" table:style-name="ce36"/>
          <table:table-cell table:number-columns-repeated="16362"/>
        </table:table-row>
        <table:table-row table:style-name="ro4">
          <table:table-cell table:number-columns-repeated="2"/>
          <table:table-cell office:value-type="string" table:style-name="ce36">
            <text:p>PROV</text:p>
          </table:table-cell>
          <table:table-cell table:style-name="ce33"/>
          <table:table-cell office:value-type="float" office:value="6" table:formula="of:=[.E143]+[.I143]" table:style-name="ce34">
            <text:p>6</text:p>
          </table:table-cell>
          <table:table-cell table:style-name="ce34"/>
          <table:table-cell office:value-type="float" office:value="7" table:formula="of:=[.E144]+[.I144]-1" table:style-name="ce34">
            <text:p>7</text:p>
          </table:table-cell>
          <table:table-cell table:style-name="ce34"/>
          <table:table-cell office:value-type="float" office:value="2" table:style-name="ce34">
            <text:p>2</text:p>
          </table:table-cell>
          <table:table-cell table:style-name="ce34"/>
          <table:table-cell office:value-type="string" table:style-name="ce36">
            <text:p>Provincia</text:p>
          </table:table-cell>
          <table:table-cell table:number-columns-repeated="11" table:style-name="ce36"/>
          <table:table-cell table:number-columns-repeated="16362"/>
        </table:table-row>
        <table:table-row table:style-name="ro4">
          <table:table-cell/>
          <table:table-cell table:style-name="ce1"/>
          <table:table-cell office:value-type="string" table:style-name="ce36">
            <text:p>NVIVI</text:p>
          </table:table-cell>
          <table:table-cell table:style-name="ce33"/>
          <table:table-cell office:value-type="float" office:value="8" table:formula="of:=[.E144]+[.I144]" table:style-name="ce34">
            <text:p>8</text:p>
          </table:table-cell>
          <table:table-cell table:style-name="ce34"/>
          <table:table-cell office:value-type="float" office:value="12" table:formula="of:=[.E145]+[.I145]-1" table:style-name="ce34">
            <text:p>12</text:p>
          </table:table-cell>
          <table:table-cell table:style-name="ce34"/>
          <table:table-cell office:value-type="float" office:value="5" table:style-name="ce34">
            <text:p>5</text:p>
          </table:table-cell>
          <table:table-cell table:style-name="ce34"/>
          <table:table-cell office:value-type="string" table:style-name="ce36">
            <text:p>Número de orden de la vivienda</text:p>
          </table:table-cell>
          <table:table-cell table:number-columns-repeated="11" table:style-name="ce36"/>
          <table:table-cell table:number-columns-repeated="16362"/>
        </table:table-row>
        <table:table-row table:style-name="ro4">
          <table:table-cell/>
          <table:table-cell table:style-name="ce1"/>
          <table:table-cell office:value-type="string" table:style-name="ce36">
            <text:p>NIVEL</text:p>
          </table:table-cell>
          <table:table-cell table:style-name="ce33"/>
          <table:table-cell office:value-type="float" office:value="13" table:formula="of:=[.E145]+[.I145]" table:style-name="ce34">
            <text:p>13</text:p>
          </table:table-cell>
          <table:table-cell table:style-name="ce34"/>
          <table:table-cell office:value-type="float" office:value="13" table:formula="of:=[.E146]+[.I146]-1" table:style-name="ce34">
            <text:p>13</text:p>
          </table:table-cell>
          <table:table-cell table:style-name="ce34"/>
          <table:table-cell office:value-type="float" office:value="1" table:style-name="ce34">
            <text:p>1</text:p>
          </table:table-cell>
          <table:table-cell table:style-name="ce34"/>
          <table:table-cell office:value-type="string" table:style-name="ce36">
            <text:p>Variable que indica el nivel del registro en el fichero</text:p>
          </table:table-cell>
          <table:table-cell table:number-columns-repeated="11" table:style-name="ce36"/>
          <table:table-cell table:number-columns-repeated="16362"/>
        </table:table-row>
        <table:table-row table:style-name="ro4">
          <table:table-cell/>
          <table:table-cell table:style-name="ce1"/>
          <table:table-cell office:value-type="string" table:style-name="ce42">
            <text:p>IDENPER</text:p>
          </table:table-cell>
          <table:table-cell table:style-name="ce63"/>
          <table:table-cell office:value-type="float" office:value="14" table:formula="of:=[.E146]+[.I146]" table:style-name="ce62">
            <text:p>14</text:p>
          </table:table-cell>
          <table:table-cell table:number-columns-repeated="3" table:style-name="ce45"/>
          <table:table-cell office:value-type="float" office:value="0" table:style-name="ce44">
            <text:p>0</text:p>
          </table:table-cell>
          <table:table-cell table:style-name="ce45"/>
          <table:table-cell office:value-type="string" table:style-name="ce42">
            <text:p>AGRUPACIÓN DE CAMPOS</text:p>
          </table:table-cell>
          <table:table-cell table:number-columns-repeated="11" table:style-name="ce36"/>
          <table:table-cell table:number-columns-repeated="16362"/>
        </table:table-row>
        <table:table-row table:style-name="ro4">
          <table:table-cell/>
          <table:table-cell table:style-name="ce17"/>
          <table:table-cell office:value-type="string" table:style-name="ce36">
            <text:p>NPERS</text:p>
          </table:table-cell>
          <table:table-cell table:style-name="ce34"/>
          <table:table-cell office:value-type="float" office:value="14" table:formula="of:=[.E147]+[.I147]" table:style-name="ce34">
            <text:p>14</text:p>
          </table:table-cell>
          <table:table-cell table:style-name="ce34"/>
          <table:table-cell office:value-type="float" office:value="15" table:formula="of:=[.E148]+[.I148]-1" table:style-name="ce34">
            <text:p>15</text:p>
          </table:table-cell>
          <table:table-cell table:style-name="ce34"/>
          <table:table-cell office:value-type="float" office:value="2" table:style-name="ce34">
            <text:p>2</text:p>
          </table:table-cell>
          <table:table-cell table:style-name="ce34"/>
          <table:table-cell office:value-type="string" table:style-name="ce36">
            <text:p>Número de la persona</text:p>
          </table:table-cell>
          <table:table-cell table:style-name="ce36"/>
          <table:table-cell table:number-columns-repeated="16372" table:style-name="ce1"/>
        </table:table-row>
        <table:table-row table:style-name="ro4">
          <table:table-cell/>
          <table:table-cell table:style-name="ce1"/>
          <table:table-cell office:value-type="string" table:style-name="ce42">
            <text:p>A</text:p>
          </table:table-cell>
          <table:table-cell table:style-name="ce63"/>
          <table:table-cell office:value-type="float" office:value="16" table:formula="of:=[.E148]+[.I148]" table:style-name="ce44">
            <text:p>16</text:p>
          </table:table-cell>
          <table:table-cell table:number-columns-repeated="3" table:style-name="ce45"/>
          <table:table-cell office:value-type="float" office:value="0" table:style-name="ce44">
            <text:p>0</text:p>
          </table:table-cell>
          <table:table-cell table:style-name="ce45"/>
          <table:table-cell office:value-type="string" table:style-name="ce42">
            <text:p>AGRUPACIÓN DE CAMPOS</text:p>
          </table:table-cell>
          <table:table-cell table:number-columns-repeated="11" table:style-name="ce36"/>
          <table:table-cell table:number-columns-repeated="16362"/>
        </table:table-row>
        <table:table-row table:style-name="ro4">
          <table:table-cell/>
          <table:table-cell table:style-name="ce1"/>
          <table:table-cell office:value-type="string" table:style-name="ce36">
            <text:p>EDAD2</text:p>
          </table:table-cell>
          <table:table-cell table:style-name="ce33"/>
          <table:table-cell office:value-type="float" office:value="16" table:formula="of:=[.E149]+[.I149]" table:style-name="ce34">
            <text:p>16</text:p>
          </table:table-cell>
          <table:table-cell table:style-name="ce34"/>
          <table:table-cell office:value-type="float" office:value="17" table:formula="of:=[.E150]+[.I150]-1" table:style-name="ce34">
            <text:p>17</text:p>
          </table:table-cell>
          <table:table-cell table:style-name="ce34"/>
          <table:table-cell office:value-type="float" office:value="2" table:style-name="ce34">
            <text:p>2</text:p>
          </table:table-cell>
          <table:table-cell table:style-name="ce34"/>
          <table:table-cell office:value-type="string" table:style-name="ce36">
            <text:p>Grupo quinquenal de edad (años cumplidos)</text:p>
          </table:table-cell>
          <table:table-cell table:number-columns-repeated="11" table:style-name="ce36"/>
          <table:table-cell table:number-columns-repeated="16362"/>
        </table:table-row>
        <table:table-row table:style-name="ro4">
          <table:table-cell table:style-name="ce17"/>
          <table:table-cell table:style-name="ce17"/>
          <table:table-cell office:value-type="string" table:style-name="ce36">
            <text:p>RELPP2</text:p>
          </table:table-cell>
          <table:table-cell table:style-name="ce33"/>
          <table:table-cell office:value-type="float" office:value="18" table:formula="of:=[.E150]+[.I150]" table:style-name="ce34">
            <text:p>18</text:p>
          </table:table-cell>
          <table:table-cell table:style-name="ce34"/>
          <table:table-cell office:value-type="float" office:value="18" table:formula="of:=[.E151]+[.I151]-1" table:style-name="ce34">
            <text:p>18</text:p>
          </table:table-cell>
          <table:table-cell table:style-name="ce34"/>
          <table:table-cell office:value-type="float" office:value="1" table:style-name="ce34">
            <text:p>1</text:p>
          </table:table-cell>
          <table:table-cell table:style-name="ce34"/>
          <table:table-cell office:value-type="string" table:style-name="ce36">
            <text:p>Relación con la persona de referencia</text:p>
          </table:table-cell>
          <table:table-cell table:number-columns-repeated="11" table:style-name="ce35"/>
          <table:table-cell table:number-columns-repeated="16362" table:style-name="ce17"/>
        </table:table-row>
        <table:table-row table:style-name="ro4">
          <table:table-cell/>
          <table:table-cell table:style-name="ce1"/>
          <table:table-cell office:value-type="string" table:style-name="ce36">
            <text:p>SEXO2</text:p>
          </table:table-cell>
          <table:table-cell table:style-name="ce33"/>
          <table:table-cell office:value-type="float" office:value="19" table:formula="of:=[.E151]+[.I151]" table:style-name="ce34">
            <text:p>19</text:p>
          </table:table-cell>
          <table:table-cell table:style-name="ce34"/>
          <table:table-cell office:value-type="float" office:value="19" table:formula="of:=[.E152]+[.I152]-1" table:style-name="ce34">
            <text:p>19</text:p>
          </table:table-cell>
          <table:table-cell table:style-name="ce34"/>
          <table:table-cell office:value-type="float" office:value="1" table:style-name="ce34">
            <text:p>1</text:p>
          </table:table-cell>
          <table:table-cell table:style-name="ce34"/>
          <table:table-cell office:value-type="string" table:style-name="ce36">
            <text:p>Sexo</text:p>
          </table:table-cell>
          <table:table-cell table:number-columns-repeated="11" table:style-name="ce36"/>
          <table:table-cell table:number-columns-repeated="16362"/>
        </table:table-row>
        <table:table-row table:style-name="ro4">
          <table:table-cell/>
          <table:table-cell table:style-name="ce1"/>
          <table:table-cell office:value-type="string" table:style-name="ce36">
            <text:p>NCONY</text:p>
          </table:table-cell>
          <table:table-cell table:style-name="ce33"/>
          <table:table-cell office:value-type="float" office:value="20" table:formula="of:=[.E152]+[.I152]" table:style-name="ce34">
            <text:p>20</text:p>
          </table:table-cell>
          <table:table-cell table:style-name="ce34"/>
          <table:table-cell office:value-type="float" office:value="21" table:formula="of:=[.E153]+[.I153]-1" table:style-name="ce34">
            <text:p>21</text:p>
          </table:table-cell>
          <table:table-cell table:style-name="ce34"/>
          <table:table-cell office:value-type="float" office:value="2" table:style-name="ce34">
            <text:p>2</text:p>
          </table:table-cell>
          <table:table-cell table:style-name="ce34"/>
          <table:table-cell office:value-type="string" table:style-name="ce36">
            <text:p>Número de persona del cónyuge</text:p>
          </table:table-cell>
          <table:table-cell table:number-columns-repeated="11" table:style-name="ce36"/>
          <table:table-cell table:number-columns-repeated="16362"/>
        </table:table-row>
        <table:table-row table:style-name="ro4">
          <table:table-cell/>
          <table:table-cell table:style-name="ce1"/>
          <table:table-cell office:value-type="string" table:style-name="ce36">
            <text:p>NPADRE</text:p>
          </table:table-cell>
          <table:table-cell table:style-name="ce33"/>
          <table:table-cell office:value-type="float" office:value="22" table:formula="of:=[.E153]+[.I153]" table:style-name="ce34">
            <text:p>22</text:p>
          </table:table-cell>
          <table:table-cell table:style-name="ce34"/>
          <table:table-cell office:value-type="float" office:value="23" table:formula="of:=[.E154]+[.I154]-1" table:style-name="ce34">
            <text:p>23</text:p>
          </table:table-cell>
          <table:table-cell table:style-name="ce34"/>
          <table:table-cell office:value-type="float" office:value="2" table:style-name="ce34">
            <text:p>2</text:p>
          </table:table-cell>
          <table:table-cell table:style-name="ce34"/>
          <table:table-cell office:value-type="string" table:style-name="ce36">
            <text:p>Número de persona del padre</text:p>
          </table:table-cell>
          <table:table-cell table:number-columns-repeated="11" table:style-name="ce36"/>
          <table:table-cell table:number-columns-repeated="16362"/>
        </table:table-row>
        <table:table-row table:style-name="ro4">
          <table:table-cell/>
          <table:table-cell table:style-name="ce1"/>
          <table:table-cell office:value-type="string" table:style-name="ce36">
            <text:p>NMADRE</text:p>
          </table:table-cell>
          <table:table-cell table:style-name="ce33"/>
          <table:table-cell office:value-type="float" office:value="24" table:formula="of:=[.E154]+[.I154]" table:style-name="ce34">
            <text:p>24</text:p>
          </table:table-cell>
          <table:table-cell table:style-name="ce34"/>
          <table:table-cell office:value-type="float" office:value="25" table:formula="of:=[.E155]+[.I155]-1" table:style-name="ce34">
            <text:p>25</text:p>
          </table:table-cell>
          <table:table-cell table:style-name="ce34"/>
          <table:table-cell office:value-type="float" office:value="2" table:style-name="ce34">
            <text:p>2</text:p>
          </table:table-cell>
          <table:table-cell table:style-name="ce34"/>
          <table:table-cell office:value-type="string" table:style-name="ce36">
            <text:p>Número de persona de la madre</text:p>
          </table:table-cell>
          <table:table-cell table:number-columns-repeated="11" table:style-name="ce36"/>
          <table:table-cell table:number-columns-repeated="16362"/>
        </table:table-row>
        <table:table-row table:style-name="ro4">
          <table:table-cell/>
          <table:table-cell table:style-name="ce1"/>
          <table:table-cell office:value-type="string" table:style-name="ce36">
            <text:p>RELLE1</text:p>
          </table:table-cell>
          <table:table-cell table:style-name="ce33"/>
          <table:table-cell office:value-type="float" office:value="26" table:formula="of:=[.E155]+[.I155]" table:style-name="ce34">
            <text:p>26</text:p>
          </table:table-cell>
          <table:table-cell table:style-name="ce34"/>
          <table:table-cell office:value-type="float" office:value="27" table:formula="of:=[.E156]+[.I156]-1" table:style-name="ce34">
            <text:p>27</text:p>
          </table:table-cell>
          <table:table-cell table:style-name="ce34"/>
          <table:table-cell office:value-type="float" office:value="2" table:style-name="ce34">
            <text:p>2</text:p>
          </table:table-cell>
          <table:table-cell table:style-name="ce34"/>
          <table:table-cell office:value-type="string" table:style-name="ce36">
            <text:p>Relleno (blancos)</text:p>
          </table:table-cell>
          <table:table-cell table:number-columns-repeated="11" table:style-name="ce36"/>
          <table:table-cell table:number-columns-repeated="16362"/>
        </table:table-row>
        <table:table-row table:style-name="ro4">
          <table:table-cell/>
          <table:table-cell table:style-name="ce1"/>
          <table:table-cell office:value-type="string" table:style-name="ce42">
            <text:p>NACIM</text:p>
          </table:table-cell>
          <table:table-cell table:style-name="ce63"/>
          <table:table-cell office:value-type="float" office:value="28" table:formula="of:=[.E156]+[.I156]" table:style-name="ce44">
            <text:p>28</text:p>
          </table:table-cell>
          <table:table-cell table:number-columns-repeated="3" table:style-name="ce45"/>
          <table:table-cell office:value-type="float" office:value="0" table:style-name="ce44">
            <text:p>0</text:p>
          </table:table-cell>
          <table:table-cell table:style-name="ce45"/>
          <table:table-cell office:value-type="string" table:style-name="ce42">
            <text:p>AGRUPACIÓN DE CAMPOS</text:p>
          </table:table-cell>
          <table:table-cell table:number-columns-repeated="11" table:style-name="ce36"/>
          <table:table-cell table:number-columns-repeated="16362"/>
        </table:table-row>
        <table:table-row table:style-name="ro4">
          <table:table-cell/>
          <table:table-cell table:style-name="ce1"/>
          <table:table-cell office:value-type="string" table:style-name="ce36">
            <text:p>PRONA2</text:p>
          </table:table-cell>
          <table:table-cell table:style-name="ce34"/>
          <table:table-cell office:value-type="float" office:value="28" table:formula="of:=[.E157]+[.I157]" table:style-name="ce34">
            <text:p>28</text:p>
          </table:table-cell>
          <table:table-cell table:style-name="ce34"/>
          <table:table-cell office:value-type="float" office:value="29" table:formula="of:=[.E158]+[.I158]-1" table:style-name="ce34">
            <text:p>29</text:p>
          </table:table-cell>
          <table:table-cell table:style-name="ce34"/>
          <table:table-cell office:value-type="float" office:value="2" table:style-name="ce34">
            <text:p>2</text:p>
          </table:table-cell>
          <table:table-cell table:style-name="ce34"/>
          <table:table-cell office:value-type="string" table:style-name="ce36">
            <text:p>Si es en España, indicar provincia</text:p>
          </table:table-cell>
          <table:table-cell table:style-name="ce36"/>
          <table:table-cell table:number-columns-repeated="16372" table:style-name="ce1"/>
        </table:table-row>
        <table:table-row table:style-name="ro4">
          <table:table-cell/>
          <table:table-cell table:style-name="ce1"/>
          <table:table-cell office:value-type="string" table:style-name="ce36">
            <text:p>REGNA2</text:p>
          </table:table-cell>
          <table:table-cell table:style-name="ce34"/>
          <table:table-cell office:value-type="float" office:value="30" table:formula="of:=[.E158]+[.I158]" table:style-name="ce34">
            <text:p>30</text:p>
          </table:table-cell>
          <table:table-cell table:style-name="ce34"/>
          <table:table-cell office:value-type="float" office:value="32" table:formula="of:=[.E159]+[.I159]-1" table:style-name="ce34">
            <text:p>32</text:p>
          </table:table-cell>
          <table:table-cell table:style-name="ce34"/>
          <table:table-cell office:value-type="float" office:value="3" table:style-name="ce34">
            <text:p>3</text:p>
          </table:table-cell>
          <table:table-cell table:style-name="ce34"/>
          <table:table-cell office:value-type="string" table:style-name="ce36">
            <text:p>Región del país extranjero de nacimiento</text:p>
          </table:table-cell>
          <table:table-cell table:style-name="ce36"/>
          <table:table-cell table:number-columns-repeated="16372" table:style-name="ce1"/>
        </table:table-row>
        <table:table-row table:style-name="ro4">
          <table:table-cell/>
          <table:table-cell table:style-name="ce1"/>
          <table:table-cell office:value-type="string" table:style-name="ce36">
            <text:p>NAC2</text:p>
          </table:table-cell>
          <table:table-cell table:style-name="ce34"/>
          <table:table-cell office:value-type="float" office:value="33" table:formula="of:=[.E159]+[.I159]" table:style-name="ce34">
            <text:p>33</text:p>
          </table:table-cell>
          <table:table-cell table:style-name="ce34"/>
          <table:table-cell office:value-type="float" office:value="33" table:formula="of:=[.E160]+[.I160]-1" table:style-name="ce34">
            <text:p>33</text:p>
          </table:table-cell>
          <table:table-cell table:style-name="ce34"/>
          <table:table-cell office:value-type="float" office:value="1" table:style-name="ce34">
            <text:p>1</text:p>
          </table:table-cell>
          <table:table-cell table:style-name="ce34"/>
          <table:table-cell office:value-type="string" table:style-name="ce36">
            <text:p>Nacionalidad</text:p>
          </table:table-cell>
          <table:table-cell table:style-name="ce36"/>
          <table:table-cell table:number-columns-repeated="16372" table:style-name="ce1"/>
        </table:table-row>
        <table:table-row table:style-name="ro4">
          <table:table-cell table:number-columns-repeated="2"/>
          <table:table-cell office:value-type="string" table:style-name="ce36">
            <text:p>EXREGNA2</text:p>
          </table:table-cell>
          <table:table-cell table:style-name="ce34"/>
          <table:table-cell office:value-type="float" office:value="34" table:formula="of:=[.E160]+[.I160]" table:style-name="ce34">
            <text:p>34</text:p>
          </table:table-cell>
          <table:table-cell table:style-name="ce34"/>
          <table:table-cell office:value-type="float" office:value="36" table:formula="of:=[.E161]+[.I161]-1" table:style-name="ce34">
            <text:p>36</text:p>
          </table:table-cell>
          <table:table-cell table:style-name="ce34"/>
          <table:table-cell office:value-type="float" office:value="3" table:style-name="ce34">
            <text:p>3</text:p>
          </table:table-cell>
          <table:table-cell table:style-name="ce34"/>
          <table:table-cell office:value-type="string" table:style-name="ce36">
            <text:p>Región del país de la nacionalidad extranjera</text:p>
          </table:table-cell>
          <table:table-cell table:style-name="ce36"/>
          <table:table-cell table:number-columns-repeated="16372" table:style-name="ce1"/>
        </table:table-row>
        <table:table-row table:style-name="ro4">
          <table:table-cell table:number-columns-repeated="2"/>
          <table:table-cell office:value-type="string" table:style-name="ce36">
            <text:p>ANORE2</text:p>
          </table:table-cell>
          <table:table-cell table:style-name="ce34"/>
          <table:table-cell office:value-type="float" office:value="37" table:formula="of:=[.E161]+[.I161]" table:style-name="ce34">
            <text:p>37</text:p>
          </table:table-cell>
          <table:table-cell table:style-name="ce34"/>
          <table:table-cell office:value-type="float" office:value="38" table:formula="of:=[.E162]+[.I162]-1" table:style-name="ce34">
            <text:p>38</text:p>
          </table:table-cell>
          <table:table-cell table:style-name="ce34"/>
          <table:table-cell office:value-type="float" office:value="2" table:style-name="ce34">
            <text:p>2</text:p>
          </table:table-cell>
          <table:table-cell table:style-name="ce34"/>
          <table:table-cell office:value-type="string" table:style-name="ce36">
            <text:p>Años de residencia en España</text:p>
          </table:table-cell>
          <table:table-cell table:style-name="ce36"/>
          <table:table-cell table:number-columns-repeated="16372" table:style-name="ce1"/>
        </table:table-row>
        <table:table-row table:style-name="ro4">
          <table:table-cell table:number-columns-repeated="2"/>
          <table:table-cell office:value-type="string" table:style-name="ce47">
            <text:p>RELLE2</text:p>
          </table:table-cell>
          <table:table-cell table:style-name="ce49"/>
          <table:table-cell office:value-type="float" office:value="39" table:formula="of:=[.E162]+[.I162]" table:style-name="ce49">
            <text:p>39</text:p>
          </table:table-cell>
          <table:table-cell table:style-name="ce49"/>
          <table:table-cell office:value-type="float" office:value="158" table:formula="of:=[.E163]+[.I163]-1" table:style-name="ce49">
            <text:p>158</text:p>
          </table:table-cell>
          <table:table-cell table:style-name="ce49"/>
          <table:table-cell office:value-type="float" office:value="120" table:style-name="ce68">
            <text:p>120</text:p>
          </table:table-cell>
          <table:table-cell table:style-name="ce49"/>
          <table:table-cell office:value-type="string" table:style-name="ce47">
            <text:p>Relleno (blancos)</text:p>
          </table:table-cell>
          <table:table-cell table:number-columns-repeated="11" table:style-name="ce36"/>
          <table:table-cell table:number-columns-repeated="16362"/>
        </table:table-row>
        <table:table-row table:style-name="ro4">
          <table:table-cell table:number-columns-repeated="2"/>
          <table:table-cell office:value-type="string" table:style-name="ce42">
            <text:p>I</text:p>
          </table:table-cell>
          <table:table-cell table:style-name="ce63"/>
          <table:table-cell office:value-type="float" office:value="159" table:formula="of:=[.E163]+[.I163]" table:style-name="ce44">
            <text:p>159</text:p>
          </table:table-cell>
          <table:table-cell table:number-columns-repeated="3" table:style-name="ce45"/>
          <table:table-cell office:value-type="float" office:value="0" table:style-name="ce44">
            <text:p>0</text:p>
          </table:table-cell>
          <table:table-cell table:style-name="ce45"/>
          <table:table-cell office:value-type="string" table:style-name="ce42">
            <text:p>AGRUPACIÓN DE CAMPOS</text:p>
          </table:table-cell>
          <table:table-cell table:style-name="ce36"/>
          <table:table-cell table:number-columns-repeated="16372" table:style-name="ce1"/>
        </table:table-row>
        <table:table-row table:style-name="ro14">
          <table:table-cell table:number-columns-repeated="2" table:style-name="ce38"/>
          <table:table-cell office:value-type="string" table:style-name="ce56">
            <text:p>MUN2</text:p>
          </table:table-cell>
          <table:table-cell table:style-name="ce34"/>
          <table:table-cell office:value-type="float" office:value="159" table:formula="of:=[.E164]+[.I164]" table:style-name="ce57">
            <text:p>159</text:p>
          </table:table-cell>
          <table:table-cell table:style-name="ce34"/>
          <table:table-cell office:value-type="float" office:value="159" table:formula="of:=[.E165]+[.I165]-1" table:style-name="ce57">
            <text:p>159</text:p>
          </table:table-cell>
          <table:table-cell table:style-name="ce34"/>
          <table:table-cell office:value-type="float" office:value="1" table:style-name="ce57">
            <text:p>1</text:p>
          </table:table-cell>
          <table:table-cell table:style-name="ce34"/>
          <table:table-cell office:value-type="string" table:style-name="ce56">
            <text:p>Lugar de residencia hace un año</text:p>
          </table:table-cell>
          <table:table-cell table:number-columns-repeated="16373" table:style-name="ce38"/>
        </table:table-row>
        <table:table-row table:style-name="ro4">
          <table:table-cell table:number-columns-repeated="2"/>
          <table:table-cell office:value-type="string" table:style-name="ce42">
            <text:p>RESI</text:p>
          </table:table-cell>
          <table:table-cell table:style-name="ce63"/>
          <table:table-cell office:value-type="float" office:value="160" table:formula="of:=[.E165]+[.I165]" table:style-name="ce44">
            <text:p>160</text:p>
          </table:table-cell>
          <table:table-cell table:number-columns-repeated="3" table:style-name="ce45"/>
          <table:table-cell office:value-type="float" office:value="0" table:style-name="ce44">
            <text:p>0</text:p>
          </table:table-cell>
          <table:table-cell table:style-name="ce45"/>
          <table:table-cell office:value-type="string" table:style-name="ce42">
            <text:p>AGRUPACIÓN DE CAMPOS</text:p>
          </table:table-cell>
          <table:table-cell table:style-name="ce36"/>
          <table:table-cell table:number-columns-repeated="16372" table:style-name="ce1"/>
        </table:table-row>
        <table:table-row table:style-name="ro4">
          <table:table-cell table:number-columns-repeated="2"/>
          <table:table-cell office:value-type="string" table:style-name="ce36">
            <text:p>PRORE2</text:p>
          </table:table-cell>
          <table:table-cell table:style-name="ce34"/>
          <table:table-cell office:value-type="float" office:value="160" table:formula="of:=[.E166]+[.I166]" table:style-name="ce69">
            <text:p>160</text:p>
          </table:table-cell>
          <table:table-cell table:style-name="ce70"/>
          <table:table-cell office:value-type="float" office:value="161" table:formula="of:=[.E167]+[.I167]-1" table:style-name="ce70">
            <text:p>161</text:p>
          </table:table-cell>
          <table:table-cell table:style-name="ce34"/>
          <table:table-cell office:value-type="float" office:value="2" table:style-name="ce34">
            <text:p>2</text:p>
          </table:table-cell>
          <table:table-cell table:style-name="ce34"/>
          <table:table-cell office:value-type="string" table:style-name="ce36">
            <text:p>Si es en España, indicar provincia</text:p>
          </table:table-cell>
          <table:table-cell table:style-name="ce36"/>
          <table:table-cell table:number-columns-repeated="16372" table:style-name="ce1"/>
        </table:table-row>
        <table:table-row table:style-name="ro4">
          <table:table-cell table:number-columns-repeated="2"/>
          <table:table-cell office:value-type="string" table:style-name="ce36">
            <text:p>REPAIRE2</text:p>
          </table:table-cell>
          <table:table-cell table:style-name="ce34"/>
          <table:table-cell office:value-type="float" office:value="162" table:formula="of:=[.E167]+[.I167]" table:style-name="ce34">
            <text:p>162</text:p>
          </table:table-cell>
          <table:table-cell table:style-name="ce34"/>
          <table:table-cell office:value-type="float" office:value="164" table:formula="of:=[.E168]+[.I168]-1" table:style-name="ce34">
            <text:p>164</text:p>
          </table:table-cell>
          <table:table-cell table:style-name="ce34"/>
          <table:table-cell office:value-type="float" office:value="3" table:style-name="ce34">
            <text:p>3</text:p>
          </table:table-cell>
          <table:table-cell table:style-name="ce34"/>
          <table:table-cell office:value-type="string" table:style-name="ce36">
            <text:p>Región del país extranjero de <text:s/>residencia anterior</text:p>
          </table:table-cell>
          <table:table-cell table:style-name="ce36"/>
          <table:table-cell table:number-columns-repeated="16372" table:style-name="ce1"/>
        </table:table-row>
        <table:table-row table:style-name="ro4">
          <table:table-cell table:number-columns-repeated="2"/>
          <table:table-cell office:value-type="string" table:style-name="ce47">
            <text:p>RELLE3</text:p>
          </table:table-cell>
          <table:table-cell table:style-name="ce49"/>
          <table:table-cell office:value-type="float" office:value="165" table:formula="of:=[.E168]+[.I168]" table:style-name="ce49">
            <text:p>165</text:p>
          </table:table-cell>
          <table:table-cell table:style-name="ce49"/>
          <table:table-cell office:value-type="float" office:value="169" table:formula="of:=[.E169]+[.I169]-1" table:style-name="ce49">
            <text:p>169</text:p>
          </table:table-cell>
          <table:table-cell table:style-name="ce49"/>
          <table:table-cell office:value-type="float" office:value="5" table:style-name="ce49">
            <text:p>5</text:p>
          </table:table-cell>
          <table:table-cell table:style-name="ce49"/>
          <table:table-cell office:value-type="string" table:style-name="ce47">
            <text:p>Relleno (blancos)</text:p>
          </table:table-cell>
          <table:table-cell table:number-columns-repeated="11" table:style-name="ce36"/>
          <table:table-cell table:number-columns-repeated="16362"/>
        </table:table-row>
        <table:table-row table:style-name="ro4">
          <table:table-cell table:number-columns-repeated="2"/>
          <table:table-cell office:value-type="string" table:style-name="ce42">
            <text:p>VARDERC</text:p>
          </table:table-cell>
          <table:table-cell table:style-name="ce63"/>
          <table:table-cell office:value-type="float" office:value="170" table:formula="of:=[.E169]+[.I169]" table:style-name="ce44">
            <text:p>170</text:p>
          </table:table-cell>
          <table:table-cell table:number-columns-repeated="3" table:style-name="ce45"/>
          <table:table-cell office:value-type="float" office:value="0" table:style-name="ce44">
            <text:p>0</text:p>
          </table:table-cell>
          <table:table-cell table:style-name="ce45"/>
          <table:table-cell office:value-type="string" table:style-name="ce42">
            <text:p>AGRUPACIÓN DE CAMPOS</text:p>
          </table:table-cell>
          <table:table-cell table:number-columns-repeated="11" table:style-name="ce36"/>
          <table:table-cell table:number-columns-repeated="16362"/>
        </table:table-row>
        <table:table-row table:style-name="ro4">
          <table:table-cell table:number-columns-repeated="2"/>
          <table:table-cell office:value-type="string" table:style-name="ce56">
            <text:p>FACTOREL</text:p>
          </table:table-cell>
          <table:table-cell table:style-name="ce34"/>
          <table:table-cell office:value-type="float" office:value="170" table:formula="of:=[.E170]+[.I170]" table:style-name="ce57">
            <text:p>170</text:p>
          </table:table-cell>
          <table:table-cell table:style-name="ce34"/>
          <table:table-cell office:value-type="float" office:value="176" table:formula="of:=[.E171]+[.I171]-1" table:style-name="ce57">
            <text:p>176</text:p>
          </table:table-cell>
          <table:table-cell table:style-name="ce57"/>
          <table:table-cell office:value-type="float" office:value="7" table:style-name="ce57">
            <text:p>7</text:p>
          </table:table-cell>
          <table:table-cell table:style-name="ce34"/>
          <table:table-cell office:value-type="string" table:style-name="ce56">
            <text:p>Factor de elevación</text:p>
          </table:table-cell>
          <table:table-cell table:style-name="ce36"/>
          <table:table-cell table:number-columns-repeated="16372" table:style-name="ce1"/>
        </table:table-row>
        <table:table-row table:style-name="ro23">
          <table:table-cell table:number-columns-repeated="2"/>
          <table:table-cell table:style-name="ce36"/>
          <table:table-cell table:style-name="ce33"/>
          <table:table-cell table:number-columns-repeated="6" table:style-name="ce34"/>
          <table:table-cell table:number-columns-repeated="2" table:style-name="ce36"/>
          <table:table-cell table:number-columns-repeated="16372" table:style-name="ce1"/>
        </table:table-row>
        <table:table-row table:number-rows-repeated="2" table:style-name="ro4">
          <table:table-cell table:number-columns-repeated="16384"/>
        </table:table-row>
        <table:table-row table:style-name="ro24">
          <table:table-cell table:number-columns-repeated="2" table:style-name="ce1"/>
          <table:table-cell table:style-name="ce36"/>
          <table:table-cell table:style-name="ce33"/>
          <table:table-cell table:number-columns-repeated="6" table:style-name="ce34"/>
          <table:table-cell table:number-columns-repeated="2" table:style-name="ce36"/>
          <table:table-cell table:number-columns-repeated="16372" table:style-name="ce1"/>
        </table:table-row>
        <table:table-row table:number-rows-repeated="1048401" table:style-name="ro4">
          <table:table-cell table:number-columns-repeated="16384"/>
        </table:table-row>
        <table:named-expressions>
          <table:named-range table:name="Print_Area" table:cell-range-address="Diseño_de__Registro.$A$1:Diseño_de__Registro.$K$173" table:base-cell-address="Diseño_de__Registro.$A$1"/>
        </table:named-expressions>
      </table:table>
      <table:table table:name="Comentarios" table:style-name="ta3">
        <table:table-column table:style-name="co9" table:default-cell-style-name="ce1"/>
        <table:table-column table:style-name="co10" table:default-cell-style-name="ce1"/>
        <table:table-column table:style-name="co11" table:default-cell-style-name="ce36"/>
        <table:table-column table:style-name="co12" table:default-cell-style-name="ce33"/>
        <table:table-column table:style-name="co13" table:default-cell-style-name="ce34"/>
        <table:table-column table:style-name="co14" table:default-cell-style-name="ce34"/>
        <table:table-column table:style-name="co15" table:default-cell-style-name="ce34"/>
        <table:table-column table:style-name="co14" table:default-cell-style-name="ce34"/>
        <table:table-column table:style-name="co16" table:default-cell-style-name="ce34"/>
        <table:table-column table:style-name="co14" table:default-cell-style-name="ce34"/>
        <table:table-column table:style-name="co17" table:default-cell-style-name="ce36"/>
        <table:table-column table:style-name="co18" table:default-cell-style-name="ce36"/>
        <table:table-column table:style-name="co2" table:number-columns-repeated="1012" table:default-cell-style-name="ce1"/>
        <table:table-column table:style-name="co7" table:number-columns-repeated="15360" table:default-cell-style-name="ce1"/>
        <table:table-row table:style-name="ro4">
          <table:table-cell table:number-columns-repeated="2" table:style-name="ce1"/>
          <table:table-cell office:value-type="string" table:style-name="ce32">
            <text:p>ENCUESTA DE POBLACIÓN ACTIVA <text:s/>DESDE 2005-2016<text:s text:c="2"/></text:p>
          </table:table-cell>
          <table:table-cell table:style-name="ce33"/>
          <table:table-cell table:number-columns-repeated="6" table:style-name="ce34"/>
          <table:table-cell table:style-name="ce35"/>
          <table:table-cell table:style-name="ce36"/>
          <table:table-cell table:number-columns-repeated="16372" table:style-name="ce1"/>
        </table:table-row>
        <table:table-row table:style-name="ro4">
          <table:table-cell table:number-columns-repeated="2" table:style-name="ce1"/>
          <table:table-cell table:style-name="ce32"/>
          <table:table-cell table:style-name="ce33"/>
          <table:table-cell table:number-columns-repeated="6" table:style-name="ce34"/>
          <table:table-cell table:style-name="ce32"/>
          <table:table-cell table:style-name="ce36"/>
          <table:table-cell table:number-columns-repeated="16372" table:style-name="ce1"/>
        </table:table-row>
        <table:table-row table:style-name="ro4">
          <table:table-cell table:number-columns-repeated="2" table:style-name="ce1"/>
          <table:table-cell office:value-type="string" table:style-name="ce32">
            <text:p>REGISTRO:<text:s text:c="12"/></text:p>
          </table:table-cell>
          <table:table-cell table:style-name="ce33"/>
          <table:table-cell table:number-columns-repeated="6" table:style-name="ce34"/>
          <table:table-cell office:value-type="string" table:style-name="ce32">
            <text:p>NIVEL = 1 <text:s text:c="20"/>LONGITUD = 176</text:p>
          </table:table-cell>
          <table:table-cell table:style-name="ce36"/>
          <table:table-cell table:number-columns-repeated="16372" table:style-name="ce1"/>
        </table:table-row>
        <table:table-row table:style-name="ro4">
          <table:table-cell table:number-columns-repeated="2" table:style-name="ce1"/>
          <table:table-cell office:value-type="string" table:style-name="ce37">
            <text:p>DESCRIPCIÓN: <text:s text:c="2"/>DISEÑO DE REGISTRO ANONIMIZADO GRATUITO INEBASE</text:p>
          </table:table-cell>
          <table:table-cell table:style-name="ce33"/>
          <table:table-cell table:number-columns-repeated="6" table:style-name="ce34"/>
          <table:table-cell table:style-name="ce35"/>
          <table:table-cell table:style-name="ce36"/>
          <table:table-cell table:number-columns-repeated="16372" table:style-name="ce1"/>
        </table:table-row>
        <table:table-row table:style-name="ro13">
          <table:table-cell table:number-columns-repeated="2" table:style-name="ce1"/>
          <table:table-cell table:style-name="ce35"/>
          <table:table-cell table:style-name="ce33"/>
          <table:table-cell table:number-columns-repeated="6" table:style-name="ce34"/>
          <table:table-cell table:style-name="ce35"/>
          <table:table-cell table:style-name="ce36"/>
          <table:table-cell table:number-columns-repeated="16372" table:style-name="ce1"/>
        </table:table-row>
        <table:table-row table:style-name="ro14">
          <table:table-cell table:number-columns-repeated="2" table:style-name="ce38"/>
          <table:table-cell office:value-type="string" table:style-name="ce39">
            <text:p>CAMPO</text:p>
          </table:table-cell>
          <table:table-cell table:style-name="ce40"/>
          <table:table-cell office:value-type="string" table:style-name="ce41">
            <text:p>COMIENZO</text:p>
          </table:table-cell>
          <table:table-cell table:style-name="ce40"/>
          <table:table-cell office:value-type="string" table:style-name="ce41">
            <text:p>FIN</text:p>
          </table:table-cell>
          <table:table-cell table:style-name="ce40"/>
          <table:table-cell office:value-type="string" table:style-name="ce41">
            <text:p>LONGITUD</text:p>
          </table:table-cell>
          <table:table-cell table:style-name="ce40"/>
          <table:table-cell office:value-type="string" table:style-name="ce39">
            <text:p>DESCRIPCIÓN DEL CAMPO</text:p>
          </table:table-cell>
          <table:table-cell table:number-columns-repeated="16373" table:style-name="ce38"/>
        </table:table-row>
        <table:table-row table:style-name="ro8">
          <table:table-cell table:number-columns-repeated="2" table:style-name="ce1"/>
          <table:table-cell table:style-name="ce36"/>
          <table:table-cell table:style-name="ce33"/>
          <table:table-cell table:number-columns-repeated="6" table:style-name="ce34"/>
          <table:table-cell table:number-columns-repeated="12" table:style-name="ce36"/>
          <table:table-cell table:number-columns-repeated="16362"/>
        </table:table-row>
        <table:table-row table:style-name="ro15">
          <table:table-cell table:number-columns-repeated="2" table:style-name="ce1"/>
          <table:table-cell office:value-type="string" table:style-name="ce42">
            <text:p>CONTROL</text:p>
          </table:table-cell>
          <table:table-cell table:style-name="ce43"/>
          <table:table-cell office:value-type="float" office:value="1" table:style-name="ce44">
            <text:p>1</text:p>
          </table:table-cell>
          <table:table-cell table:style-name="ce44"/>
          <table:table-cell table:style-name="ce45"/>
          <table:table-cell table:style-name="ce44"/>
          <table:table-cell office:value-type="float" office:value="0" table:style-name="ce44">
            <text:p>0</text:p>
          </table:table-cell>
          <table:table-cell table:style-name="ce44"/>
          <table:table-cell office:value-type="string" table:style-name="ce42">
            <text:p>AGRUPACIÓN DE CAMPOS</text:p>
          </table:table-cell>
          <table:table-cell table:number-columns-repeated="11" table:style-name="ce36"/>
          <table:table-cell table:number-columns-repeated="16362"/>
        </table:table-row>
        <table:table-row table:style-name="ro15">
          <table:table-cell table:number-columns-repeated="2" table:style-name="ce1"/>
          <table:table-cell office:value-type="string" table:style-name="ce36">
            <text:p>CICLO</text:p>
          </table:table-cell>
          <table:table-cell table:style-name="ce33"/>
          <table:table-cell office:value-type="float" office:value="1" table:style-name="ce34">
            <text:p>1</text:p>
          </table:table-cell>
          <table:table-cell table:style-name="ce34"/>
          <table:table-cell office:value-type="float" office:value="3" table:formula="of:=[.E9]+[.I9]-1" table:style-name="ce34">
            <text:p>3</text:p>
          </table:table-cell>
          <table:table-cell table:style-name="ce34"/>
          <table:table-cell office:value-type="float" office:value="3" table:style-name="ce34">
            <text:p>3</text:p>
          </table:table-cell>
          <table:table-cell table:style-name="ce34"/>
          <table:table-cell office:value-type="string" table:style-name="ce36">
            <text:p>Período de referencia</text:p>
          </table:table-cell>
          <table:table-cell table:number-columns-repeated="11" table:style-name="ce36"/>
          <table:table-cell table:number-columns-repeated="16362"/>
        </table:table-row>
        <table:table-row table:style-name="ro15">
          <table:table-cell table:number-columns-repeated="2" table:style-name="ce1"/>
          <table:table-cell office:value-type="string" table:style-name="ce42">
            <text:p>IDEN</text:p>
          </table:table-cell>
          <table:table-cell table:style-name="ce43"/>
          <table:table-cell office:value-type="float" office:value="4" table:formula="of:=[.E9]+[.I9]" table:style-name="ce44">
            <text:p>4</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table:number-columns-repeated="11" table:style-name="ce36"/>
          <table:table-cell table:number-columns-repeated="16362"/>
        </table:table-row>
        <table:table-row table:style-name="ro15">
          <table:table-cell table:number-columns-repeated="2" table:style-name="ce18"/>
          <table:table-cell office:value-type="string" table:style-name="ce169">
            <text:p>CCAA</text:p>
          </table:table-cell>
          <table:table-cell table:style-name="ce170"/>
          <table:table-cell office:value-type="float" office:value="4" table:formula="of:=[.E10]+[.I10]" table:style-name="ce170">
            <text:p>4</text:p>
          </table:table-cell>
          <table:table-cell table:style-name="ce170"/>
          <table:table-cell office:value-type="float" office:value="5" table:formula="of:=[.E11]+[.I11]-1" table:style-name="ce170">
            <text:p>5</text:p>
          </table:table-cell>
          <table:table-cell table:style-name="ce170"/>
          <table:table-cell office:value-type="float" office:value="2" table:style-name="ce170">
            <text:p>2</text:p>
          </table:table-cell>
          <table:table-cell table:style-name="ce170"/>
          <table:table-cell office:value-type="string" table:style-name="ce169">
            <text:p>Comunidad autónoma</text:p>
          </table:table-cell>
          <table:table-cell table:number-columns-repeated="11" table:style-name="ce36"/>
          <table:table-cell table:number-columns-repeated="16362" table:style-name="ce18"/>
        </table:table-row>
        <table:table-row table:style-name="ro15">
          <table:table-cell table:number-columns-repeated="2" table:style-name="ce1"/>
          <table:table-cell office:value-type="string" table:style-name="ce36">
            <text:p>PROV</text:p>
          </table:table-cell>
          <table:table-cell table:style-name="ce33"/>
          <table:table-cell office:value-type="float" office:value="6" table:formula="of:=[.E11]+[.I11]" table:style-name="ce34">
            <text:p>6</text:p>
          </table:table-cell>
          <table:table-cell table:style-name="ce34"/>
          <table:table-cell office:value-type="float" office:value="7" table:formula="of:=[.E12]+[.I12]-1" table:style-name="ce34">
            <text:p>7</text:p>
          </table:table-cell>
          <table:table-cell table:style-name="ce34"/>
          <table:table-cell office:value-type="float" office:value="2" table:style-name="ce34">
            <text:p>2</text:p>
          </table:table-cell>
          <table:table-cell table:style-name="ce34"/>
          <table:table-cell office:value-type="string" table:style-name="ce36">
            <text:p>Provincia</text:p>
          </table:table-cell>
          <table:table-cell table:number-columns-repeated="11" table:style-name="ce36"/>
          <table:table-cell table:number-columns-repeated="16362"/>
        </table:table-row>
        <table:table-row table:style-name="ro15">
          <table:table-cell table:number-columns-repeated="2" table:style-name="ce1"/>
          <table:table-cell office:value-type="string" table:style-name="ce36">
            <text:p>NVIVI</text:p>
          </table:table-cell>
          <table:table-cell table:style-name="ce33"/>
          <table:table-cell office:value-type="float" office:value="8" table:formula="of:=[.E12]+[.I12]" table:style-name="ce34">
            <text:p>8</text:p>
          </table:table-cell>
          <table:table-cell table:style-name="ce34"/>
          <table:table-cell office:value-type="float" office:value="12" table:formula="of:=[.E13]+[.I13]-1" table:style-name="ce34">
            <text:p>12</text:p>
          </table:table-cell>
          <table:table-cell table:style-name="ce34"/>
          <table:table-cell office:value-type="float" office:value="5" table:style-name="ce34">
            <text:p>5</text:p>
          </table:table-cell>
          <table:table-cell table:style-name="ce34"/>
          <table:table-cell office:value-type="string" table:style-name="ce36">
            <text:p>Número de orden de la vivienda</text:p>
          </table:table-cell>
          <table:table-cell table:number-columns-repeated="11" table:style-name="ce36"/>
          <table:table-cell table:number-columns-repeated="16362"/>
        </table:table-row>
        <table:table-row table:style-name="ro15">
          <table:table-cell table:style-name="ce46"/>
          <table:table-cell table:style-name="ce1"/>
          <table:table-cell office:value-type="string" table:style-name="ce36">
            <text:p>NIVEL</text:p>
          </table:table-cell>
          <table:table-cell table:style-name="ce33"/>
          <table:table-cell office:value-type="float" office:value="13" table:formula="of:=[.E13]+[.I13]" table:style-name="ce34">
            <text:p>13</text:p>
          </table:table-cell>
          <table:table-cell table:style-name="ce34"/>
          <table:table-cell office:value-type="float" office:value="13" table:formula="of:=[.E14]+[.I14]-1" table:style-name="ce34">
            <text:p>13</text:p>
          </table:table-cell>
          <table:table-cell table:style-name="ce34"/>
          <table:table-cell office:value-type="float" office:value="1" table:style-name="ce34">
            <text:p>1</text:p>
          </table:table-cell>
          <table:table-cell table:style-name="ce34"/>
          <table:table-cell office:value-type="string" table:style-name="ce36">
            <text:p>Variable que indica el nivel del registro en el fichero</text:p>
          </table:table-cell>
          <table:table-cell table:number-columns-repeated="11" table:style-name="ce36"/>
          <table:table-cell table:number-columns-repeated="16362"/>
        </table:table-row>
        <table:table-row table:style-name="ro15">
          <table:table-cell table:number-columns-repeated="2" table:style-name="ce1"/>
          <table:table-cell office:value-type="string" table:style-name="ce169">
            <text:p>NPERS</text:p>
          </table:table-cell>
          <table:table-cell table:style-name="ce170"/>
          <table:table-cell office:value-type="float" office:value="14" table:formula="of:=[.E14]+[.I14]" table:style-name="ce170">
            <text:p>14</text:p>
          </table:table-cell>
          <table:table-cell table:style-name="ce170"/>
          <table:table-cell office:value-type="float" office:value="15" table:formula="of:=[.E15]+[.I15]-1" table:style-name="ce170">
            <text:p>15</text:p>
          </table:table-cell>
          <table:table-cell table:style-name="ce170"/>
          <table:table-cell office:value-type="float" office:value="2" table:style-name="ce170">
            <text:p>2</text:p>
          </table:table-cell>
          <table:table-cell table:style-name="ce170"/>
          <table:table-cell office:value-type="string" table:style-name="ce169">
            <text:p>Número de la persona</text:p>
          </table:table-cell>
          <table:table-cell table:number-columns-repeated="11" table:style-name="ce36"/>
          <table:table-cell table:number-columns-repeated="16362"/>
        </table:table-row>
        <table:table-row table:style-name="ro15">
          <table:table-cell table:number-columns-repeated="2" table:style-name="ce1"/>
          <table:table-cell office:value-type="string" table:style-name="ce42">
            <text:p>A</text:p>
          </table:table-cell>
          <table:table-cell table:style-name="ce43"/>
          <table:table-cell office:value-type="float" office:value="16" table:formula="of:=[.E15]+[.I15]" table:style-name="ce44">
            <text:p>16</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table:number-columns-repeated="11" table:style-name="ce36"/>
          <table:table-cell table:number-columns-repeated="16362"/>
        </table:table-row>
        <table:table-row table:style-name="ro15">
          <table:table-cell table:number-columns-repeated="2"/>
          <table:table-cell office:value-type="string" table:style-name="ce36">
            <text:p>EDAD5</text:p>
          </table:table-cell>
          <table:table-cell table:style-name="ce33"/>
          <table:table-cell office:value-type="float" office:value="16" table:formula="of:=[.E16]+[.I16]" table:style-name="ce34">
            <text:p>16</text:p>
          </table:table-cell>
          <table:table-cell table:style-name="ce34"/>
          <table:table-cell office:value-type="float" office:value="17" table:formula="of:=[.E17]+[.I17]-1" table:style-name="ce34">
            <text:p>17</text:p>
          </table:table-cell>
          <table:table-cell table:style-name="ce34"/>
          <table:table-cell office:value-type="float" office:value="2" table:style-name="ce34">
            <text:p>2</text:p>
          </table:table-cell>
          <table:table-cell table:style-name="ce34"/>
          <table:table-cell office:value-type="string" table:style-name="ce36">
            <text:p>Edad, grupos quinquenales de años cumplidos</text:p>
          </table:table-cell>
          <table:table-cell table:number-columns-repeated="11" table:style-name="ce36"/>
          <table:table-cell table:number-columns-repeated="16362"/>
        </table:table-row>
        <table:table-row table:style-name="ro15">
          <table:table-cell table:number-columns-repeated="2"/>
          <table:table-cell office:value-type="string" table:style-name="ce36">
            <text:p>RELPP1</text:p>
          </table:table-cell>
          <table:table-cell table:style-name="ce33"/>
          <table:table-cell office:value-type="float" office:value="18" table:formula="of:=[.E17]+[.I17]" table:style-name="ce34">
            <text:p>18</text:p>
          </table:table-cell>
          <table:table-cell table:style-name="ce34"/>
          <table:table-cell office:value-type="float" office:value="18" table:formula="of:=[.E18]+[.I18]-1" table:style-name="ce34">
            <text:p>18</text:p>
          </table:table-cell>
          <table:table-cell table:style-name="ce34"/>
          <table:table-cell office:value-type="float" office:value="1" table:style-name="ce34">
            <text:p>1</text:p>
          </table:table-cell>
          <table:table-cell table:style-name="ce34"/>
          <table:table-cell office:value-type="string" table:style-name="ce36">
            <text:p>Relación con la persona de referencia</text:p>
          </table:table-cell>
          <table:table-cell table:number-columns-repeated="11" table:style-name="ce36"/>
          <table:table-cell table:number-columns-repeated="16362"/>
        </table:table-row>
        <table:table-row table:style-name="ro15">
          <table:table-cell table:number-columns-repeated="2"/>
          <table:table-cell office:value-type="string" table:style-name="ce36">
            <text:p>SEXO1</text:p>
          </table:table-cell>
          <table:table-cell table:style-name="ce33"/>
          <table:table-cell office:value-type="float" office:value="19" table:formula="of:=[.E18]+[.I18]" table:style-name="ce34">
            <text:p>19</text:p>
          </table:table-cell>
          <table:table-cell table:style-name="ce34"/>
          <table:table-cell office:value-type="float" office:value="19" table:formula="of:=[.E19]+[.I19]-1" table:style-name="ce34">
            <text:p>19</text:p>
          </table:table-cell>
          <table:table-cell table:style-name="ce34"/>
          <table:table-cell office:value-type="float" office:value="1" table:style-name="ce34">
            <text:p>1</text:p>
          </table:table-cell>
          <table:table-cell table:style-name="ce34"/>
          <table:table-cell office:value-type="string" table:style-name="ce36">
            <text:p>Sexo</text:p>
          </table:table-cell>
          <table:table-cell table:number-columns-repeated="11" table:style-name="ce36"/>
          <table:table-cell table:number-columns-repeated="16362"/>
        </table:table-row>
        <table:table-row table:style-name="ro15">
          <table:table-cell table:number-columns-repeated="2"/>
          <table:table-cell office:value-type="string" table:style-name="ce169">
            <text:p>NCONY</text:p>
          </table:table-cell>
          <table:table-cell table:style-name="ce170"/>
          <table:table-cell office:value-type="float" office:value="20" table:formula="of:=[.E19]+[.I19]" table:style-name="ce170">
            <text:p>20</text:p>
          </table:table-cell>
          <table:table-cell table:style-name="ce170"/>
          <table:table-cell office:value-type="float" office:value="21" table:formula="of:=[.E20]+[.I20]-1" table:style-name="ce170">
            <text:p>21</text:p>
          </table:table-cell>
          <table:table-cell table:style-name="ce170"/>
          <table:table-cell office:value-type="float" office:value="2" table:style-name="ce170">
            <text:p>2</text:p>
          </table:table-cell>
          <table:table-cell table:style-name="ce170"/>
          <table:table-cell office:value-type="string" table:style-name="ce169">
            <text:p>Número de persona del cónyuge</text:p>
          </table:table-cell>
          <table:table-cell table:number-columns-repeated="11" table:style-name="ce36"/>
          <table:table-cell table:number-columns-repeated="16362"/>
        </table:table-row>
        <table:table-row table:style-name="ro15">
          <table:table-cell table:number-columns-repeated="2"/>
          <table:table-cell office:value-type="string" table:style-name="ce169">
            <text:p>NPADRE</text:p>
          </table:table-cell>
          <table:table-cell table:style-name="ce170"/>
          <table:table-cell office:value-type="float" office:value="22" table:formula="of:=[.E20]+[.I20]" table:style-name="ce170">
            <text:p>22</text:p>
          </table:table-cell>
          <table:table-cell table:style-name="ce170"/>
          <table:table-cell office:value-type="float" office:value="23" table:formula="of:=[.E21]+[.I21]-1" table:style-name="ce170">
            <text:p>23</text:p>
          </table:table-cell>
          <table:table-cell table:style-name="ce170"/>
          <table:table-cell office:value-type="float" office:value="2" table:style-name="ce170">
            <text:p>2</text:p>
          </table:table-cell>
          <table:table-cell table:style-name="ce170"/>
          <table:table-cell office:value-type="string" table:style-name="ce169">
            <text:p>Número de persona del padre</text:p>
          </table:table-cell>
          <table:table-cell table:number-columns-repeated="11" table:style-name="ce36"/>
          <table:table-cell table:number-columns-repeated="16362"/>
        </table:table-row>
        <table:table-row table:style-name="ro15">
          <table:table-cell table:number-columns-repeated="2"/>
          <table:table-cell office:value-type="string" table:style-name="ce169">
            <text:p>NMADRE</text:p>
          </table:table-cell>
          <table:table-cell table:style-name="ce170"/>
          <table:table-cell office:value-type="float" office:value="24" table:formula="of:=[.E21]+[.I21]" table:style-name="ce170">
            <text:p>24</text:p>
          </table:table-cell>
          <table:table-cell table:style-name="ce170"/>
          <table:table-cell office:value-type="float" office:value="25" table:formula="of:=[.E22]+[.I22]-1" table:style-name="ce170">
            <text:p>25</text:p>
          </table:table-cell>
          <table:table-cell table:style-name="ce170"/>
          <table:table-cell office:value-type="float" office:value="2" table:style-name="ce170">
            <text:p>2</text:p>
          </table:table-cell>
          <table:table-cell table:style-name="ce170"/>
          <table:table-cell office:value-type="string" table:style-name="ce169">
            <text:p>Número de persona de la madre</text:p>
          </table:table-cell>
          <table:table-cell table:number-columns-repeated="11" table:style-name="ce36"/>
          <table:table-cell table:number-columns-repeated="16362"/>
        </table:table-row>
        <table:table-row table:style-name="ro15">
          <table:table-cell table:number-columns-repeated="2"/>
          <table:table-cell office:value-type="string" table:style-name="ce169">
            <text:p>RELLMILI</text:p>
          </table:table-cell>
          <table:table-cell table:style-name="ce169"/>
          <table:table-cell office:value-type="float" office:value="26" table:formula="of:=[.E22]+[.I22]" table:style-name="ce169">
            <text:p>26</text:p>
          </table:table-cell>
          <table:table-cell table:style-name="ce169"/>
          <table:table-cell office:value-type="float" office:value="26" table:formula="of:=[.E23]+[.I23]-1" table:style-name="ce169">
            <text:p>26</text:p>
          </table:table-cell>
          <table:table-cell table:style-name="ce169"/>
          <table:table-cell office:value-type="float" office:value="1" table:style-name="ce169">
            <text:p>1</text:p>
          </table:table-cell>
          <table:table-cell table:style-name="ce169"/>
          <table:table-cell office:value-type="string" table:style-name="ce169">
            <text:p>Relleno antigua variable MILI</text:p>
          </table:table-cell>
          <table:table-cell table:number-columns-repeated="11" table:style-name="ce36"/>
          <table:table-cell table:number-columns-repeated="16362"/>
        </table:table-row>
        <table:table-row table:style-name="ro15">
          <table:table-cell table:number-columns-repeated="2"/>
          <table:table-cell office:value-type="string" table:style-name="ce36">
            <text:p>ECIV1</text:p>
          </table:table-cell>
          <table:table-cell table:style-name="ce33"/>
          <table:table-cell office:value-type="float" office:value="27" table:formula="of:=[.E23]+[.I23]" table:style-name="ce34">
            <text:p>27</text:p>
          </table:table-cell>
          <table:table-cell table:style-name="ce34"/>
          <table:table-cell office:value-type="float" office:value="27" table:formula="of:=[.E24]+[.I24]-1" table:style-name="ce34">
            <text:p>27</text:p>
          </table:table-cell>
          <table:table-cell table:style-name="ce34"/>
          <table:table-cell office:value-type="float" office:value="1" table:style-name="ce34">
            <text:p>1</text:p>
          </table:table-cell>
          <table:table-cell table:style-name="ce34"/>
          <table:table-cell office:value-type="string" table:style-name="ce36">
            <text:p>Estado civil legal</text:p>
          </table:table-cell>
          <table:table-cell table:number-columns-repeated="11" table:style-name="ce36"/>
          <table:table-cell table:number-columns-repeated="16362"/>
        </table:table-row>
        <table:table-row table:style-name="ro15">
          <table:table-cell table:number-columns-repeated="2"/>
          <table:table-cell office:value-type="string" table:style-name="ce42">
            <text:p>NACIM</text:p>
          </table:table-cell>
          <table:table-cell table:style-name="ce43"/>
          <table:table-cell office:value-type="float" office:value="28" table:formula="of:=[.E24]+[.I24]" table:style-name="ce44">
            <text:p>28</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table:number-columns-repeated="11" table:style-name="ce36"/>
          <table:table-cell table:number-columns-repeated="16362"/>
        </table:table-row>
        <table:table-row table:style-name="ro15">
          <table:table-cell table:number-columns-repeated="2"/>
          <table:table-cell office:value-type="string" table:style-name="ce36">
            <text:p>PRONA1</text:p>
          </table:table-cell>
          <table:table-cell table:style-name="ce33"/>
          <table:table-cell office:value-type="float" office:value="28" table:formula="of:=[.E25]+[.I25]" table:style-name="ce34">
            <text:p>28</text:p>
          </table:table-cell>
          <table:table-cell table:style-name="ce34"/>
          <table:table-cell office:value-type="float" office:value="29" table:formula="of:=[.E26]+[.I26]-1" table:style-name="ce34">
            <text:p>29</text:p>
          </table:table-cell>
          <table:table-cell table:style-name="ce34"/>
          <table:table-cell office:value-type="float" office:value="2" table:style-name="ce34">
            <text:p>2</text:p>
          </table:table-cell>
          <table:table-cell table:style-name="ce34"/>
          <table:table-cell office:value-type="string" table:style-name="ce36">
            <text:p>Si es en España, indicar provincia</text:p>
          </table:table-cell>
          <table:table-cell table:number-columns-repeated="11" table:style-name="ce36"/>
          <table:table-cell table:number-columns-repeated="16362"/>
        </table:table-row>
        <table:table-row table:style-name="ro15">
          <table:table-cell table:number-columns-repeated="2"/>
          <table:table-cell office:value-type="string" table:style-name="ce36">
            <text:p>REGNA1</text:p>
          </table:table-cell>
          <table:table-cell table:style-name="ce33"/>
          <table:table-cell office:value-type="float" office:value="30" table:formula="of:=[.E26]+[.I26]" table:style-name="ce34">
            <text:p>30</text:p>
          </table:table-cell>
          <table:table-cell table:style-name="ce34"/>
          <table:table-cell office:value-type="float" office:value="32" table:formula="of:=[.E27]+[.I27]-1" table:style-name="ce34">
            <text:p>32</text:p>
          </table:table-cell>
          <table:table-cell table:style-name="ce34"/>
          <table:table-cell office:value-type="float" office:value="3" table:style-name="ce34">
            <text:p>3</text:p>
          </table:table-cell>
          <table:table-cell table:style-name="ce34"/>
          <table:table-cell office:value-type="string" table:style-name="ce36">
            <text:p>Región del país extranjero de nacimiento</text:p>
          </table:table-cell>
          <table:table-cell table:number-columns-repeated="11" table:style-name="ce36"/>
          <table:table-cell table:number-columns-repeated="16362"/>
        </table:table-row>
        <table:table-row table:style-name="ro15">
          <table:table-cell table:number-columns-repeated="2"/>
          <table:table-cell office:value-type="string" table:style-name="ce36">
            <text:p>NAC1</text:p>
          </table:table-cell>
          <table:table-cell table:style-name="ce33"/>
          <table:table-cell office:value-type="float" office:value="33" table:formula="of:=[.E27]+[.I27]" table:style-name="ce34">
            <text:p>33</text:p>
          </table:table-cell>
          <table:table-cell table:style-name="ce34"/>
          <table:table-cell office:value-type="float" office:value="33" table:formula="of:=[.E28]+[.I28]-1" table:style-name="ce34">
            <text:p>33</text:p>
          </table:table-cell>
          <table:table-cell table:style-name="ce34"/>
          <table:table-cell office:value-type="float" office:value="1" table:style-name="ce34">
            <text:p>1</text:p>
          </table:table-cell>
          <table:table-cell table:style-name="ce34"/>
          <table:table-cell office:value-type="string" table:style-name="ce36">
            <text:p>Nacionalidad</text:p>
          </table:table-cell>
          <table:table-cell table:number-columns-repeated="11" table:style-name="ce36"/>
          <table:table-cell table:number-columns-repeated="16362"/>
        </table:table-row>
        <table:table-row table:style-name="ro15">
          <table:table-cell table:number-columns-repeated="2"/>
          <table:table-cell office:value-type="string" table:style-name="ce36">
            <text:p>EXREGNA1</text:p>
          </table:table-cell>
          <table:table-cell table:style-name="ce33"/>
          <table:table-cell office:value-type="float" office:value="34" table:formula="of:=[.E28]+[.I28]" table:style-name="ce34">
            <text:p>34</text:p>
          </table:table-cell>
          <table:table-cell table:style-name="ce34"/>
          <table:table-cell office:value-type="float" office:value="36" table:formula="of:=[.E29]+[.I29]-1" table:style-name="ce34">
            <text:p>36</text:p>
          </table:table-cell>
          <table:table-cell table:style-name="ce34"/>
          <table:table-cell office:value-type="float" office:value="3" table:style-name="ce34">
            <text:p>3</text:p>
          </table:table-cell>
          <table:table-cell table:style-name="ce34"/>
          <table:table-cell office:value-type="string" table:style-name="ce36">
            <text:p>Región del país de la nacionalidad extranjera</text:p>
          </table:table-cell>
          <table:table-cell table:number-columns-repeated="11" table:style-name="ce36"/>
          <table:table-cell table:number-columns-repeated="16362"/>
        </table:table-row>
        <table:table-row table:style-name="ro15">
          <table:table-cell table:number-columns-repeated="2"/>
          <table:table-cell office:value-type="string" table:style-name="ce36">
            <text:p>ANORE1</text:p>
          </table:table-cell>
          <table:table-cell table:style-name="ce33"/>
          <table:table-cell office:value-type="float" office:value="37" table:formula="of:=[.E29]+[.I29]" table:style-name="ce34">
            <text:p>37</text:p>
          </table:table-cell>
          <table:table-cell table:style-name="ce34"/>
          <table:table-cell office:value-type="float" office:value="38" table:formula="of:=[.E30]+[.I30]-1" table:style-name="ce34">
            <text:p>38</text:p>
          </table:table-cell>
          <table:table-cell table:style-name="ce34"/>
          <table:table-cell office:value-type="float" office:value="2" table:style-name="ce34">
            <text:p>2</text:p>
          </table:table-cell>
          <table:table-cell table:style-name="ce34"/>
          <table:table-cell office:value-type="string" table:style-name="ce36">
            <text:p>Años de residencia en España</text:p>
          </table:table-cell>
          <table:table-cell table:number-columns-repeated="11" table:style-name="ce36"/>
          <table:table-cell table:number-columns-repeated="16362"/>
        </table:table-row>
        <table:table-row table:style-name="ro15">
          <table:table-cell table:number-columns-repeated="2"/>
          <table:table-cell office:value-type="string" table:style-name="ce42">
            <text:p>B</text:p>
          </table:table-cell>
          <table:table-cell table:style-name="ce43"/>
          <table:table-cell office:value-type="float" office:value="39" table:formula="of:=[.E30]+[.I30]" table:style-name="ce44">
            <text:p>39</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table:number-columns-repeated="11" table:style-name="ce36"/>
          <table:table-cell table:number-columns-repeated="16362"/>
        </table:table-row>
        <table:table-row table:style-name="ro15">
          <table:table-cell table:number-columns-repeated="2"/>
          <table:table-cell office:value-type="string" table:style-name="ce36">
            <text:p>NFORMA<text:span text:style-name="T9"><text:s/>2 *</text:span></text:p>
          </table:table-cell>
          <table:table-cell table:style-name="ce33"/>
          <table:table-cell office:value-type="float" office:value="39" table:formula="of:=[.E31]+[.I31]" table:style-name="ce34">
            <text:p>39</text:p>
          </table:table-cell>
          <table:table-cell table:style-name="ce34"/>
          <table:table-cell office:value-type="float" office:value="40" table:formula="of:=[.E32]+[.I32]-1" table:style-name="ce34">
            <text:p>40</text:p>
          </table:table-cell>
          <table:table-cell table:style-name="ce34"/>
          <table:table-cell office:value-type="float" office:value="2" table:style-name="ce34">
            <text:p>2</text:p>
          </table:table-cell>
          <table:table-cell table:style-name="ce34"/>
          <table:table-cell office:value-type="string" table:style-name="ce36">
            <text:p>Nivel de estudios</text:p>
          </table:table-cell>
          <table:table-cell table:number-columns-repeated="11" table:style-name="ce36"/>
          <table:table-cell table:number-columns-repeated="16362"/>
        </table:table-row>
        <table:table-row table:style-name="ro15">
          <table:table-cell/>
          <table:table-cell table:style-name="ce1"/>
          <table:table-cell office:value-type="string" table:style-name="ce169">
            <text:p>RELLB</text:p>
          </table:table-cell>
          <table:table-cell table:style-name="ce169"/>
          <table:table-cell office:value-type="float" office:value="41" table:formula="of:=[.E32]+[.I32]" table:style-name="ce169">
            <text:p>41</text:p>
          </table:table-cell>
          <table:table-cell table:style-name="ce169"/>
          <table:table-cell office:value-type="float" office:value="42" table:formula="of:=[.E33]+[.I33]-1" table:style-name="ce169">
            <text:p>42</text:p>
          </table:table-cell>
          <table:table-cell table:style-name="ce169"/>
          <table:table-cell office:value-type="float" office:value="2" table:style-name="ce169">
            <text:p>2</text:p>
          </table:table-cell>
          <table:table-cell table:style-name="ce169"/>
          <table:table-cell office:value-type="string" table:style-name="ce169">
            <text:p>Relleno en apartado de formación</text:p>
          </table:table-cell>
          <table:table-cell table:number-columns-repeated="11" table:style-name="ce36"/>
          <table:table-cell table:number-columns-repeated="16362"/>
        </table:table-row>
        <table:table-row table:style-name="ro15">
          <table:table-cell/>
          <table:table-cell table:style-name="ce1"/>
          <table:table-cell office:value-type="string" table:style-name="ce36">
            <text:p>EDADEST</text:p>
          </table:table-cell>
          <table:table-cell table:style-name="ce33"/>
          <table:table-cell office:value-type="float" office:value="43" table:formula="of:=[.E33]+[.I33]" table:style-name="ce34">
            <text:p>43</text:p>
          </table:table-cell>
          <table:table-cell table:style-name="ce34"/>
          <table:table-cell office:value-type="float" office:value="45" table:formula="of:=[.E34]+[.I34]-1" table:style-name="ce34">
            <text:p>45</text:p>
          </table:table-cell>
          <table:table-cell table:style-name="ce34"/>
          <table:table-cell office:value-type="float" office:value="3" table:style-name="ce34">
            <text:p>3</text:p>
          </table:table-cell>
          <table:table-cell table:style-name="ce34"/>
          <table:table-cell office:value-type="string" table:style-name="ce36">
            <text:p>Edad en la que alcanzó el máximo nivel de estudios</text:p>
          </table:table-cell>
          <table:table-cell table:number-columns-repeated="11" table:style-name="ce36"/>
          <table:table-cell table:number-columns-repeated="16362"/>
        </table:table-row>
        <table:table-row table:style-name="ro15">
          <table:table-cell/>
          <table:table-cell table:style-name="ce50"/>
          <table:table-cell office:value-type="string" table:style-name="ce36">
            <text:p>CURSR</text:p>
          </table:table-cell>
          <table:table-cell table:style-name="ce33"/>
          <table:table-cell office:value-type="float" office:value="46" table:formula="of:=[.E34]+[.I34]" table:style-name="ce34">
            <text:p>46</text:p>
          </table:table-cell>
          <table:table-cell table:style-name="ce34"/>
          <table:table-cell office:value-type="float" office:value="46" table:formula="of:=[.E35]+[.I35]-1" table:style-name="ce34">
            <text:p>46</text:p>
          </table:table-cell>
          <table:table-cell table:style-name="ce34"/>
          <table:table-cell office:value-type="float" office:value="1" table:style-name="ce34">
            <text:p>1</text:p>
          </table:table-cell>
          <table:table-cell table:style-name="ce34"/>
          <table:table-cell office:value-type="string" table:style-name="ce36">
            <text:p>Cursa estudios reglados</text:p>
          </table:table-cell>
          <table:table-cell table:number-columns-repeated="11" table:style-name="ce36"/>
          <table:table-cell table:number-columns-repeated="16362"/>
        </table:table-row>
        <table:table-row table:style-name="ro15">
          <table:table-cell/>
          <table:table-cell table:style-name="ce50"/>
          <table:table-cell office:value-type="string" table:style-name="ce36">
            <text:p>NCURSR<text:s/><text:span text:style-name="T9">2 *</text:span></text:p>
          </table:table-cell>
          <table:table-cell table:style-name="ce33"/>
          <table:table-cell office:value-type="float" office:value="47" table:formula="of:=[.E35]+[.I35]" table:style-name="ce34">
            <text:p>47</text:p>
          </table:table-cell>
          <table:table-cell table:style-name="ce34"/>
          <table:table-cell office:value-type="float" office:value="48" table:formula="of:=[.E36]+[.I36]-1" table:style-name="ce34">
            <text:p>48</text:p>
          </table:table-cell>
          <table:table-cell table:style-name="ce34"/>
          <table:table-cell office:value-type="float" office:value="2" table:style-name="ce34">
            <text:p>2</text:p>
          </table:table-cell>
          <table:table-cell table:style-name="ce34"/>
          <table:table-cell office:value-type="string" table:style-name="ce36">
            <text:p>Nivel de los estudios reglados que cursa</text:p>
          </table:table-cell>
          <table:table-cell table:number-columns-repeated="11" table:style-name="ce36"/>
          <table:table-cell table:number-columns-repeated="16362"/>
        </table:table-row>
        <table:table-row table:style-name="ro15">
          <table:table-cell/>
          <table:table-cell table:style-name="ce50"/>
          <table:table-cell office:value-type="string" table:style-name="ce36">
            <text:p>CURSNR</text:p>
          </table:table-cell>
          <table:table-cell table:style-name="ce33"/>
          <table:table-cell office:value-type="float" office:value="49" table:formula="of:=[.E36]+[.I36]" table:style-name="ce34">
            <text:p>49</text:p>
          </table:table-cell>
          <table:table-cell table:style-name="ce34"/>
          <table:table-cell office:value-type="float" office:value="49" table:formula="of:=[.E37]+[.I37]-1" table:style-name="ce34">
            <text:p>49</text:p>
          </table:table-cell>
          <table:table-cell table:style-name="ce34"/>
          <table:table-cell office:value-type="float" office:value="1" table:style-name="ce34">
            <text:p>1</text:p>
          </table:table-cell>
          <table:table-cell table:style-name="ce34"/>
          <table:table-cell office:value-type="string" table:style-name="ce36">
            <text:p>Cursa formación no reglada</text:p>
          </table:table-cell>
          <table:table-cell table:number-columns-repeated="11" table:style-name="ce36"/>
          <table:table-cell table:number-columns-repeated="16362"/>
        </table:table-row>
        <table:table-row table:style-name="ro15">
          <table:table-cell/>
          <table:table-cell table:style-name="ce50"/>
          <table:table-cell office:value-type="string" table:style-name="ce36">
            <text:p>NCURNR<text:span text:style-name="T9"><text:s/>2</text:span></text:p>
          </table:table-cell>
          <table:table-cell table:style-name="ce33"/>
          <table:table-cell office:value-type="float" office:value="50" table:formula="of:=[.E37]+[.I37]" table:style-name="ce34">
            <text:p>50</text:p>
          </table:table-cell>
          <table:table-cell table:style-name="ce34"/>
          <table:table-cell office:value-type="float" office:value="51" table:formula="of:=[.E38]+[.I38]-1" table:style-name="ce34">
            <text:p>51</text:p>
          </table:table-cell>
          <table:table-cell table:style-name="ce34"/>
          <table:table-cell office:value-type="float" office:value="2" table:style-name="ce34">
            <text:p>2</text:p>
          </table:table-cell>
          <table:table-cell table:style-name="ce34"/>
          <table:table-cell office:value-type="string" table:style-name="ce36">
            <text:p>Nivel de estudios de la formación no reglada</text:p>
          </table:table-cell>
          <table:table-cell table:number-columns-repeated="11" table:style-name="ce36"/>
          <table:table-cell table:number-columns-repeated="16362"/>
        </table:table-row>
        <table:table-row table:style-name="ro15">
          <table:table-cell/>
          <table:table-cell table:style-name="ce50"/>
          <table:table-cell office:value-type="string" table:style-name="ce36">
            <text:p>HCURNR</text:p>
          </table:table-cell>
          <table:table-cell table:style-name="ce33"/>
          <table:table-cell office:value-type="float" office:value="52" table:formula="of:=[.E38]+[.I38]" table:style-name="ce34">
            <text:p>52</text:p>
          </table:table-cell>
          <table:table-cell table:style-name="ce34"/>
          <table:table-cell office:value-type="float" office:value="54" table:formula="of:=[.E39]+[.I39]-1" table:style-name="ce34">
            <text:p>54</text:p>
          </table:table-cell>
          <table:table-cell table:style-name="ce34"/>
          <table:table-cell office:value-type="float" office:value="3" table:style-name="ce34">
            <text:p>3</text:p>
          </table:table-cell>
          <table:table-cell table:style-name="ce34"/>
          <table:table-cell office:value-type="string" table:style-name="ce36">
            <text:p>Total de horas de estudios no reglados en las últimas cuatro semanas</text:p>
          </table:table-cell>
          <table:table-cell table:number-columns-repeated="11" table:style-name="ce36"/>
          <table:table-cell table:number-columns-repeated="16362"/>
        </table:table-row>
        <table:table-row table:style-name="ro15">
          <table:table-cell/>
          <table:table-cell table:style-name="ce1"/>
          <table:table-cell office:value-type="string" table:style-name="ce169">
            <text:p>RELLB</text:p>
          </table:table-cell>
          <table:table-cell table:style-name="ce169"/>
          <table:table-cell office:value-type="float" office:value="55" table:formula="of:=[.E39]+[.I39]" table:style-name="ce169">
            <text:p>55</text:p>
          </table:table-cell>
          <table:table-cell table:style-name="ce169"/>
          <table:table-cell office:value-type="float" office:value="56" table:formula="of:=[.E40]+[.I40]-1" table:style-name="ce169">
            <text:p>56</text:p>
          </table:table-cell>
          <table:table-cell table:style-name="ce169"/>
          <table:table-cell office:value-type="float" office:value="2" table:style-name="ce169">
            <text:p>2</text:p>
          </table:table-cell>
          <table:table-cell table:style-name="ce169"/>
          <table:table-cell office:value-type="string" table:style-name="ce169">
            <text:p>Relleno en apartado de formación</text:p>
          </table:table-cell>
          <table:table-cell table:number-columns-repeated="11" table:style-name="ce36"/>
          <table:table-cell table:number-columns-repeated="16362"/>
        </table:table-row>
        <table:table-row table:style-name="ro15">
          <table:table-cell/>
          <table:table-cell table:style-name="ce1"/>
          <table:table-cell office:value-type="string" table:style-name="ce42">
            <text:p>C</text:p>
          </table:table-cell>
          <table:table-cell table:style-name="ce43"/>
          <table:table-cell office:value-type="float" office:value="57" table:formula="of:=[.E40]+[.I40]" table:style-name="ce44">
            <text:p>57</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table:number-columns-repeated="11" table:style-name="ce36"/>
          <table:table-cell table:number-columns-repeated="16362"/>
        </table:table-row>
        <table:table-row table:style-name="ro16">
          <table:table-cell table:style-name="ce36"/>
          <table:table-cell table:style-name="ce36"/>
          <table:table-cell office:value-type="string" table:style-name="ce36">
            <text:p>TRAREM</text:p>
          </table:table-cell>
          <table:table-cell table:style-name="ce33"/>
          <table:table-cell office:value-type="float" office:value="57" table:formula="of:=[.E41]+[.I41]" table:style-name="ce34">
            <text:p>57</text:p>
          </table:table-cell>
          <table:table-cell table:style-name="ce34"/>
          <table:table-cell office:value-type="float" office:value="57" table:formula="of:=[.E42]+[.I42]-1" table:style-name="ce34">
            <text:p>57</text:p>
          </table:table-cell>
          <table:table-cell table:style-name="ce34"/>
          <table:table-cell office:value-type="float" office:value="1" table:style-name="ce34">
            <text:p>1</text:p>
          </table:table-cell>
          <table:table-cell table:style-name="ce34"/>
          <table:table-cell office:value-type="string" table:style-name="ce36">
            <text:p>Si ha realizado un trabajo remunerado durante la semana pasada</text:p>
          </table:table-cell>
          <table:table-cell table:number-columns-repeated="16373" table:style-name="ce36"/>
        </table:table-row>
        <table:table-row table:style-name="ro16">
          <table:table-cell table:style-name="ce36"/>
          <table:table-cell table:style-name="ce36"/>
          <table:table-cell office:value-type="string" table:style-name="ce36">
            <text:p>AYUDFA</text:p>
          </table:table-cell>
          <table:table-cell table:style-name="ce33"/>
          <table:table-cell office:value-type="float" office:value="58" table:formula="of:=[.E42]+[.I42]" table:style-name="ce34">
            <text:p>58</text:p>
          </table:table-cell>
          <table:table-cell table:style-name="ce34"/>
          <table:table-cell office:value-type="float" office:value="58" table:formula="of:=[.E43]+[.I43]-1" table:style-name="ce34">
            <text:p>58</text:p>
          </table:table-cell>
          <table:table-cell table:style-name="ce34"/>
          <table:table-cell office:value-type="float" office:value="1" table:style-name="ce34">
            <text:p>1</text:p>
          </table:table-cell>
          <table:table-cell table:style-name="ce34"/>
          <table:table-cell office:value-type="string" table:style-name="ce36">
            <text:p>Ayuda familiar. Realización de trabajo no remunerado empresa familiar</text:p>
          </table:table-cell>
          <table:table-cell table:number-columns-repeated="16373" table:style-name="ce36"/>
        </table:table-row>
        <table:table-row table:style-name="ro16">
          <table:table-cell table:style-name="ce36"/>
          <table:table-cell table:style-name="ce36"/>
          <table:table-cell office:value-type="string" table:style-name="ce36">
            <text:p>AUSENT</text:p>
          </table:table-cell>
          <table:table-cell table:style-name="ce33"/>
          <table:table-cell office:value-type="float" office:value="59" table:formula="of:=[.E43]+[.I43]" table:style-name="ce34">
            <text:p>59</text:p>
          </table:table-cell>
          <table:table-cell table:style-name="ce34"/>
          <table:table-cell office:value-type="float" office:value="59" table:formula="of:=[.E44]+[.I44]-1" table:style-name="ce34">
            <text:p>59</text:p>
          </table:table-cell>
          <table:table-cell table:style-name="ce34"/>
          <table:table-cell office:value-type="float" office:value="1" table:style-name="ce34">
            <text:p>1</text:p>
          </table:table-cell>
          <table:table-cell table:style-name="ce34"/>
          <table:table-cell office:value-type="string" table:style-name="ce36">
            <text:p>A pesar de no haber trabajado ¿tenía un empleo o negocio?</text:p>
          </table:table-cell>
          <table:table-cell table:number-columns-repeated="16373" table:style-name="ce36"/>
        </table:table-row>
        <table:table-row table:style-name="ro15">
          <table:table-cell/>
          <table:table-cell table:style-name="ce1"/>
          <table:table-cell office:value-type="string" table:style-name="ce36">
            <text:p>RZNOTB</text:p>
          </table:table-cell>
          <table:table-cell table:style-name="ce33"/>
          <table:table-cell office:value-type="float" office:value="60" table:formula="of:=[.E44]+[.I44]" table:style-name="ce34">
            <text:p>60</text:p>
          </table:table-cell>
          <table:table-cell table:style-name="ce34"/>
          <table:table-cell office:value-type="float" office:value="61" table:formula="of:=[.E45]+[.I45]-1" table:style-name="ce34">
            <text:p>61</text:p>
          </table:table-cell>
          <table:table-cell table:style-name="ce34"/>
          <table:table-cell office:value-type="float" office:value="2" table:style-name="ce34">
            <text:p>2</text:p>
          </table:table-cell>
          <table:table-cell table:style-name="ce34"/>
          <table:table-cell office:value-type="string" table:style-name="ce36">
            <text:p>Razones por las que no trabajo, teniendo empleo</text:p>
          </table:table-cell>
          <table:table-cell table:style-name="ce36"/>
          <table:table-cell table:number-columns-repeated="16372" table:style-name="ce1"/>
        </table:table-row>
        <table:table-row table:style-name="ro15">
          <table:table-cell/>
          <table:table-cell table:style-name="ce50"/>
          <table:table-cell office:value-type="string" table:style-name="ce51">
            <text:p>VINCUL</text:p>
          </table:table-cell>
          <table:table-cell table:style-name="ce52"/>
          <table:table-cell office:value-type="float" office:value="62" table:formula="of:=[.E45]+[.I45]" table:style-name="ce34">
            <text:p>62</text:p>
          </table:table-cell>
          <table:table-cell table:style-name="ce34"/>
          <table:table-cell office:value-type="float" office:value="63" table:formula="of:=[.E46]+[.I46]-1" table:style-name="ce34">
            <text:p>63</text:p>
          </table:table-cell>
          <table:table-cell table:style-name="ce53"/>
          <table:table-cell office:value-type="float" office:value="2" table:style-name="ce54">
            <text:p>2</text:p>
          </table:table-cell>
          <table:table-cell table:style-name="ce53"/>
          <table:table-cell office:value-type="string" table:style-name="ce36">
            <text:p>Vinculación con el empleo de personas con empleo ausentes en la semana de referencia</text:p>
          </table:table-cell>
          <table:table-cell table:style-name="ce36"/>
          <table:table-cell table:number-columns-repeated="16372" table:style-name="ce1"/>
        </table:table-row>
        <table:table-row table:style-name="ro15">
          <table:table-cell/>
          <table:table-cell table:style-name="ce46"/>
          <table:table-cell office:value-type="string" table:style-name="ce51">
            <text:p>NUEVEM</text:p>
          </table:table-cell>
          <table:table-cell table:style-name="ce55"/>
          <table:table-cell office:value-type="float" office:value="64" table:formula="of:=[.E46]+[.I46]" table:style-name="ce34">
            <text:p>64</text:p>
          </table:table-cell>
          <table:table-cell table:style-name="ce34"/>
          <table:table-cell office:value-type="float" office:value="64" table:formula="of:=[.E47]+[.I47]-1" table:style-name="ce34">
            <text:p>64</text:p>
          </table:table-cell>
          <table:table-cell table:style-name="ce53"/>
          <table:table-cell office:value-type="float" office:value="1" table:style-name="ce54">
            <text:p>1</text:p>
          </table:table-cell>
          <table:table-cell table:style-name="ce53"/>
          <table:table-cell office:value-type="string" table:style-name="ce51">
            <text:p>Ha encontrado empleo</text:p>
          </table:table-cell>
          <table:table-cell table:number-columns-repeated="11" table:style-name="ce36"/>
          <table:table-cell table:number-columns-repeated="16362"/>
        </table:table-row>
        <table:table-row table:style-name="ro15">
          <table:table-cell/>
          <table:table-cell table:style-name="ce1"/>
          <table:table-cell office:value-type="string" table:style-name="ce42">
            <text:p>D</text:p>
          </table:table-cell>
          <table:table-cell table:style-name="ce43"/>
          <table:table-cell office:value-type="float" office:value="65" table:formula="of:=[.E47]+[.I47]" table:style-name="ce44">
            <text:p>65</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table:number-columns-repeated="11" table:style-name="ce36"/>
          <table:table-cell table:number-columns-repeated="16362"/>
        </table:table-row>
        <table:table-row table:style-name="ro15">
          <table:table-cell/>
          <table:table-cell table:style-name="ce1"/>
          <table:table-cell office:value-type="string" table:style-name="ce36">
            <text:p>OCUP1</text:p>
          </table:table-cell>
          <table:table-cell table:style-name="ce33"/>
          <table:table-cell office:value-type="float" office:value="65" table:formula="of:=[.E48]+[.I48]" table:style-name="ce34">
            <text:p>65</text:p>
          </table:table-cell>
          <table:table-cell table:style-name="ce34"/>
          <table:table-cell office:value-type="float" office:value="65" table:formula="of:=[.E49]+[.I49]-1" table:style-name="ce34">
            <text:p>65</text:p>
          </table:table-cell>
          <table:table-cell table:style-name="ce34"/>
          <table:table-cell office:value-type="float" office:value="1" table:style-name="ce34">
            <text:p>1</text:p>
          </table:table-cell>
          <table:table-cell table:style-name="ce34"/>
          <table:table-cell office:value-type="string" table:style-name="ce36">
            <text:p>Ocupación principal</text:p>
          </table:table-cell>
          <table:table-cell table:number-columns-repeated="11" table:style-name="ce36"/>
          <table:table-cell table:number-columns-repeated="16362"/>
        </table:table-row>
        <table:table-row table:style-name="ro15">
          <table:table-cell/>
          <table:table-cell table:style-name="ce1"/>
          <table:table-cell office:value-type="string" table:style-name="ce36">
            <text:p>ACT1<text:span text:style-name="T9">1</text:span></text:p>
          </table:table-cell>
          <table:table-cell table:style-name="ce33"/>
          <table:table-cell office:value-type="float" office:value="66" table:formula="of:=[.E49]+[.I49]" table:style-name="ce34">
            <text:p>66</text:p>
          </table:table-cell>
          <table:table-cell table:style-name="ce34"/>
          <table:table-cell office:value-type="float" office:value="66" table:formula="of:=[.E50]+[.I50]-1" table:style-name="ce34">
            <text:p>66</text:p>
          </table:table-cell>
          <table:table-cell table:style-name="ce34"/>
          <table:table-cell office:value-type="float" office:value="1" table:style-name="ce34">
            <text:p>1</text:p>
          </table:table-cell>
          <table:table-cell table:style-name="ce34"/>
          <table:table-cell office:value-type="string" table:style-name="ce36">
            <text:p>Actividad principal</text:p>
          </table:table-cell>
          <table:table-cell table:number-columns-repeated="11" table:style-name="ce36"/>
          <table:table-cell table:number-columns-repeated="16362"/>
        </table:table-row>
        <table:table-row table:style-name="ro15">
          <table:table-cell/>
          <table:table-cell table:style-name="ce1"/>
          <table:table-cell office:value-type="string" table:style-name="ce36">
            <text:p>SITU</text:p>
          </table:table-cell>
          <table:table-cell table:style-name="ce33"/>
          <table:table-cell office:value-type="float" office:value="67" table:formula="of:=[.E50]+[.I50]" table:style-name="ce34">
            <text:p>67</text:p>
          </table:table-cell>
          <table:table-cell table:style-name="ce34"/>
          <table:table-cell office:value-type="float" office:value="68" table:formula="of:=[.E51]+[.I51]-1" table:style-name="ce34">
            <text:p>68</text:p>
          </table:table-cell>
          <table:table-cell table:style-name="ce34"/>
          <table:table-cell office:value-type="float" office:value="2" table:style-name="ce34">
            <text:p>2</text:p>
          </table:table-cell>
          <table:table-cell table:style-name="ce34"/>
          <table:table-cell office:value-type="string" table:style-name="ce36">
            <text:p>¿Cuál es su situación profesional (actividad principal)?</text:p>
          </table:table-cell>
          <table:table-cell table:number-columns-repeated="11" table:style-name="ce36"/>
          <table:table-cell table:number-columns-repeated="16362"/>
        </table:table-row>
        <table:table-row table:style-name="ro15">
          <table:table-cell/>
          <table:table-cell table:style-name="ce1"/>
          <table:table-cell office:value-type="string" table:style-name="ce36">
            <text:p>SP</text:p>
          </table:table-cell>
          <table:table-cell table:style-name="ce33"/>
          <table:table-cell office:value-type="float" office:value="69" table:formula="of:=[.E51]+[.I51]" table:style-name="ce34">
            <text:p>69</text:p>
          </table:table-cell>
          <table:table-cell table:style-name="ce34"/>
          <table:table-cell office:value-type="float" office:value="69" table:formula="of:=[.E52]+[.I52]-1" table:style-name="ce34">
            <text:p>69</text:p>
          </table:table-cell>
          <table:table-cell table:style-name="ce34"/>
          <table:table-cell office:value-type="float" office:value="1" table:style-name="ce34">
            <text:p>1</text:p>
          </table:table-cell>
          <table:table-cell table:style-name="ce34"/>
          <table:table-cell office:value-type="string" table:style-name="ce36">
            <text:p>Tipo de administración en la que trabaja</text:p>
          </table:table-cell>
          <table:table-cell table:number-columns-repeated="11" table:style-name="ce36"/>
          <table:table-cell table:number-columns-repeated="16362"/>
        </table:table-row>
        <table:table-row table:style-name="ro15">
          <table:table-cell/>
          <table:table-cell table:style-name="ce46"/>
          <table:table-cell office:value-type="string" table:style-name="ce36">
            <text:p>DUCON1</text:p>
          </table:table-cell>
          <table:table-cell table:style-name="ce33"/>
          <table:table-cell office:value-type="float" office:value="70" table:formula="of:=[.E52]+[.I52]" table:style-name="ce34">
            <text:p>70</text:p>
          </table:table-cell>
          <table:table-cell table:style-name="ce34"/>
          <table:table-cell office:value-type="float" office:value="70" table:formula="of:=[.E53]+[.I53]-1" table:style-name="ce34">
            <text:p>70</text:p>
          </table:table-cell>
          <table:table-cell table:style-name="ce34"/>
          <table:table-cell office:value-type="float" office:value="1" table:style-name="ce34">
            <text:p>1</text:p>
          </table:table-cell>
          <table:table-cell table:style-name="ce34"/>
          <table:table-cell office:value-type="string" table:style-name="ce36">
            <text:p>Tiene contrato indefinido o temporal</text:p>
          </table:table-cell>
          <table:table-cell table:number-columns-repeated="11" table:style-name="ce36"/>
          <table:table-cell table:number-columns-repeated="16362"/>
        </table:table-row>
        <table:table-row table:style-name="ro15">
          <table:table-cell/>
          <table:table-cell table:style-name="ce46"/>
          <table:table-cell office:value-type="string" table:style-name="ce36">
            <text:p>DUCON2</text:p>
          </table:table-cell>
          <table:table-cell table:style-name="ce33"/>
          <table:table-cell office:value-type="float" office:value="71" table:formula="of:=[.E53]+[.I53]" table:style-name="ce34">
            <text:p>71</text:p>
          </table:table-cell>
          <table:table-cell table:style-name="ce34"/>
          <table:table-cell office:value-type="float" office:value="71" table:formula="of:=[.E54]+[.I54]-1" table:style-name="ce34">
            <text:p>71</text:p>
          </table:table-cell>
          <table:table-cell table:style-name="ce34"/>
          <table:table-cell office:value-type="float" office:value="1" table:style-name="ce34">
            <text:p>1</text:p>
          </table:table-cell>
          <table:table-cell table:style-name="ce34"/>
          <table:table-cell office:value-type="string" table:style-name="ce36">
            <text:p>Relación laboral de carácter permanente o discontinuo</text:p>
          </table:table-cell>
          <table:table-cell table:number-columns-repeated="11" table:style-name="ce36"/>
          <table:table-cell table:number-columns-repeated="16362"/>
        </table:table-row>
        <table:table-row table:style-name="ro15">
          <table:table-cell/>
          <table:table-cell table:style-name="ce46"/>
          <table:table-cell office:value-type="string" table:style-name="ce36">
            <text:p>DUCON3</text:p>
          </table:table-cell>
          <table:table-cell table:style-name="ce33"/>
          <table:table-cell office:value-type="float" office:value="72" table:formula="of:=[.E54]+[.I54]" table:style-name="ce34">
            <text:p>72</text:p>
          </table:table-cell>
          <table:table-cell table:style-name="ce34"/>
          <table:table-cell office:value-type="float" office:value="73" table:formula="of:=[.E55]+[.I55]-1" table:style-name="ce34">
            <text:p>73</text:p>
          </table:table-cell>
          <table:table-cell table:style-name="ce34"/>
          <table:table-cell office:value-type="float" office:value="2" table:style-name="ce34">
            <text:p>2</text:p>
          </table:table-cell>
          <table:table-cell table:style-name="ce34"/>
          <table:table-cell office:value-type="string" table:style-name="ce36">
            <text:p>Tipo de contrato o relación laboral de carácter temporal</text:p>
          </table:table-cell>
          <table:table-cell table:number-columns-repeated="11" table:style-name="ce36"/>
          <table:table-cell table:number-columns-repeated="16362"/>
        </table:table-row>
        <table:table-row table:style-name="ro15">
          <table:table-cell/>
          <table:table-cell table:style-name="ce1"/>
          <table:table-cell office:value-type="string" table:style-name="ce42">
            <text:p>TCONT</text:p>
          </table:table-cell>
          <table:table-cell table:style-name="ce43"/>
          <table:table-cell office:value-type="float" office:value="74" table:formula="of:=[.E55]+[.I55]" table:style-name="ce44">
            <text:p>74</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table:number-columns-repeated="11" table:style-name="ce36"/>
          <table:table-cell table:number-columns-repeated="16362"/>
        </table:table-row>
        <table:table-row table:style-name="ro15">
          <table:table-cell/>
          <table:table-cell table:style-name="ce1"/>
          <table:table-cell office:value-type="string" table:style-name="ce36">
            <text:p>TCONTM</text:p>
          </table:table-cell>
          <table:table-cell table:style-name="ce33"/>
          <table:table-cell office:value-type="float" office:value="74" table:formula="of:=[.E56]+[.I56]" table:style-name="ce34">
            <text:p>74</text:p>
          </table:table-cell>
          <table:table-cell table:style-name="ce34"/>
          <table:table-cell office:value-type="float" office:value="75" table:formula="of:=[.E57]+[.I57]-1" table:style-name="ce34">
            <text:p>75</text:p>
          </table:table-cell>
          <table:table-cell table:style-name="ce34"/>
          <table:table-cell office:value-type="float" office:value="2" table:style-name="ce34">
            <text:p>2</text:p>
          </table:table-cell>
          <table:table-cell table:style-name="ce34"/>
          <table:table-cell office:value-type="string" table:style-name="ce36">
            <text:p>Duración del contrato o rel. lab. si ha trabajado un mes o más</text:p>
          </table:table-cell>
          <table:table-cell table:number-columns-repeated="11" table:style-name="ce36"/>
          <table:table-cell table:number-columns-repeated="16362"/>
        </table:table-row>
        <table:table-row table:style-name="ro15">
          <table:table-cell/>
          <table:table-cell table:style-name="ce1"/>
          <table:table-cell office:value-type="string" table:style-name="ce36">
            <text:p>TCONTD</text:p>
          </table:table-cell>
          <table:table-cell table:style-name="ce33"/>
          <table:table-cell office:value-type="float" office:value="76" table:formula="of:=[.E57]+[.I57]" table:style-name="ce34">
            <text:p>76</text:p>
          </table:table-cell>
          <table:table-cell table:style-name="ce34"/>
          <table:table-cell office:value-type="float" office:value="77" table:formula="of:=[.E58]+[.I58]-1" table:style-name="ce34">
            <text:p>77</text:p>
          </table:table-cell>
          <table:table-cell table:style-name="ce34"/>
          <table:table-cell office:value-type="float" office:value="2" table:style-name="ce34">
            <text:p>2</text:p>
          </table:table-cell>
          <table:table-cell table:style-name="ce34"/>
          <table:table-cell office:value-type="string" table:style-name="ce36">
            <text:p>Nº de días del contrato o rel. lab. si ha trabajado menos de un mes</text:p>
          </table:table-cell>
          <table:table-cell table:number-columns-repeated="11" table:style-name="ce36"/>
          <table:table-cell table:number-columns-repeated="16362"/>
        </table:table-row>
        <table:table-row table:style-name="ro15">
          <table:table-cell table:style-name="ce17"/>
          <table:table-cell table:style-name="ce17"/>
          <table:table-cell office:value-type="string" table:style-name="ce36">
            <text:p>DREN</text:p>
          </table:table-cell>
          <table:table-cell table:style-name="ce33"/>
          <table:table-cell office:value-type="float" office:value="78" table:formula="of:=[.E58]+[.I58]" table:style-name="ce34">
            <text:p>78</text:p>
          </table:table-cell>
          <table:table-cell table:style-name="ce34"/>
          <table:table-cell office:value-type="float" office:value="80" table:formula="of:=[.E59]+[.I59]-1" table:style-name="ce34">
            <text:p>80</text:p>
          </table:table-cell>
          <table:table-cell table:style-name="ce34"/>
          <table:table-cell office:value-type="float" office:value="3" table:style-name="ce34">
            <text:p>3</text:p>
          </table:table-cell>
          <table:table-cell table:style-name="ce34"/>
          <table:table-cell office:value-type="string" table:style-name="ce36">
            <text:p>Tiempo en meses desde la renovación del contrato</text:p>
          </table:table-cell>
          <table:table-cell table:style-name="ce36"/>
          <table:table-cell table:number-columns-repeated="10" table:style-name="ce35"/>
          <table:table-cell table:number-columns-repeated="16362" table:style-name="ce17"/>
        </table:table-row>
        <table:table-row table:style-name="ro15">
          <table:table-cell table:style-name="ce17"/>
          <table:table-cell table:style-name="ce17"/>
          <table:table-cell office:value-type="string" table:style-name="ce56">
            <text:p>DCOM</text:p>
          </table:table-cell>
          <table:table-cell table:style-name="ce33"/>
          <table:table-cell office:value-type="float" office:value="81" table:formula="of:=[.E59]+[.I59]" table:style-name="ce57">
            <text:p>81</text:p>
          </table:table-cell>
          <table:table-cell table:style-name="ce34"/>
          <table:table-cell office:value-type="float" office:value="83" table:formula="of:=[.E60]+[.I60]-1" table:style-name="ce57">
            <text:p>83</text:p>
          </table:table-cell>
          <table:table-cell table:style-name="ce57"/>
          <table:table-cell office:value-type="float" office:value="3" table:style-name="ce57">
            <text:p>3</text:p>
          </table:table-cell>
          <table:table-cell table:style-name="ce34"/>
          <table:table-cell office:value-type="string" table:style-name="ce56">
            <text:p>Tiempo en meses en la empresa</text:p>
          </table:table-cell>
          <table:table-cell table:style-name="ce36"/>
          <table:table-cell table:number-columns-repeated="10" table:style-name="ce35"/>
          <table:table-cell table:number-columns-repeated="16362" table:style-name="ce17"/>
        </table:table-row>
        <table:table-row table:style-name="ro4">
          <table:table-cell table:style-name="ce17"/>
          <table:table-cell table:style-name="ce17"/>
          <table:table-cell table:style-name="ce36"/>
          <table:table-cell table:style-name="ce33"/>
          <table:table-cell table:number-columns-repeated="6" table:style-name="ce34"/>
          <table:table-cell table:style-name="ce36"/>
          <table:table-cell table:number-columns-repeated="11" table:style-name="ce35"/>
          <table:table-cell table:number-columns-repeated="16362" table:style-name="ce17"/>
        </table:table-row>
        <table:table-row table:style-name="ro17">
          <table:table-cell table:number-columns-repeated="2" table:style-name="ce38"/>
          <table:table-cell office:value-type="string" table:style-name="ce39">
            <text:p>CAMPO</text:p>
          </table:table-cell>
          <table:table-cell table:style-name="ce40"/>
          <table:table-cell office:value-type="string" table:style-name="ce41">
            <text:p>COMIENZO</text:p>
          </table:table-cell>
          <table:table-cell table:style-name="ce40"/>
          <table:table-cell office:value-type="string" table:style-name="ce41">
            <text:p>FIN</text:p>
          </table:table-cell>
          <table:table-cell table:style-name="ce40"/>
          <table:table-cell office:value-type="string" table:style-name="ce41">
            <text:p>LONGITUD</text:p>
          </table:table-cell>
          <table:table-cell table:style-name="ce40"/>
          <table:table-cell office:value-type="string" table:style-name="ce39">
            <text:p>DESCRIPCIÓN DEL CAMPO</text:p>
          </table:table-cell>
          <table:table-cell table:number-columns-repeated="16373" table:style-name="ce38"/>
        </table:table-row>
        <table:table-row table:style-name="ro8">
          <table:table-cell/>
          <table:table-cell table:style-name="ce1"/>
          <table:table-cell table:style-name="ce36"/>
          <table:table-cell table:style-name="ce33"/>
          <table:table-cell table:number-columns-repeated="6" table:style-name="ce34"/>
          <table:table-cell table:number-columns-repeated="12" table:style-name="ce36"/>
          <table:table-cell table:number-columns-repeated="16362"/>
        </table:table-row>
        <table:table-row table:style-name="ro15">
          <table:table-cell table:style-name="ce17"/>
          <table:table-cell table:style-name="ce17"/>
          <table:table-cell office:value-type="string" table:style-name="ce42">
            <text:p>UBICA</text:p>
          </table:table-cell>
          <table:table-cell table:style-name="ce43"/>
          <table:table-cell office:value-type="float" office:value="84" table:formula="of:=[.E60]+[.I60]" table:style-name="ce44">
            <text:p>84</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table:style-name="ce36"/>
          <table:table-cell table:number-columns-repeated="16372" table:style-name="ce17"/>
        </table:table-row>
        <table:table-row table:style-name="ro15">
          <table:table-cell/>
          <table:table-cell table:style-name="ce1"/>
          <table:table-cell office:value-type="string" table:style-name="ce36">
            <text:p>PROEST</text:p>
          </table:table-cell>
          <table:table-cell table:style-name="ce33"/>
          <table:table-cell office:value-type="float" office:value="84" table:formula="of:=[.E64]+[.I64]" table:style-name="ce34">
            <text:p>84</text:p>
          </table:table-cell>
          <table:table-cell table:style-name="ce34"/>
          <table:table-cell office:value-type="float" office:value="85" table:formula="of:=[.E65]+[.I65]-1" table:style-name="ce34">
            <text:p>85</text:p>
          </table:table-cell>
          <table:table-cell table:style-name="ce34"/>
          <table:table-cell office:value-type="float" office:value="2" table:style-name="ce34">
            <text:p>2</text:p>
          </table:table-cell>
          <table:table-cell table:style-name="ce34"/>
          <table:table-cell office:value-type="string" table:style-name="ce36">
            <text:p>Provincia donde está ubicado</text:p>
          </table:table-cell>
          <table:table-cell table:style-name="ce36"/>
          <table:table-cell table:number-columns-repeated="16372" table:style-name="ce1"/>
        </table:table-row>
        <table:table-row table:style-name="ro15">
          <table:table-cell/>
          <table:table-cell table:style-name="ce1"/>
          <table:table-cell office:value-type="string" table:style-name="ce36">
            <text:p>REGEST</text:p>
          </table:table-cell>
          <table:table-cell table:style-name="ce33"/>
          <table:table-cell office:value-type="float" office:value="86" table:formula="of:=[.E65]+[.I65]" table:style-name="ce34">
            <text:p>86</text:p>
          </table:table-cell>
          <table:table-cell table:style-name="ce34"/>
          <table:table-cell office:value-type="float" office:value="88" table:formula="of:=[.E66]+[.I66]-1" table:style-name="ce34">
            <text:p>88</text:p>
          </table:table-cell>
          <table:table-cell table:style-name="ce34"/>
          <table:table-cell office:value-type="float" office:value="3" table:style-name="ce34">
            <text:p>3</text:p>
          </table:table-cell>
          <table:table-cell table:style-name="ce34"/>
          <table:table-cell office:value-type="string" table:style-name="ce36">
            <text:p>Región o País donde está ubicado</text:p>
          </table:table-cell>
          <table:table-cell table:style-name="ce36"/>
          <table:table-cell table:number-columns-repeated="16372" table:style-name="ce1"/>
        </table:table-row>
        <table:table-row table:style-name="ro15">
          <table:table-cell/>
          <table:table-cell table:style-name="ce1"/>
          <table:table-cell office:value-type="string" table:style-name="ce36">
            <text:p>PARCO1</text:p>
          </table:table-cell>
          <table:table-cell table:style-name="ce33"/>
          <table:table-cell office:value-type="float" office:value="89" table:formula="of:=[.E66]+[.I66]" table:style-name="ce34">
            <text:p>89</text:p>
          </table:table-cell>
          <table:table-cell table:style-name="ce34"/>
          <table:table-cell office:value-type="float" office:value="89" table:formula="of:=[.E67]+[.I67]-1" table:style-name="ce34">
            <text:p>89</text:p>
          </table:table-cell>
          <table:table-cell table:style-name="ce34"/>
          <table:table-cell office:value-type="float" office:value="1" table:style-name="ce34">
            <text:p>1</text:p>
          </table:table-cell>
          <table:table-cell table:style-name="ce34"/>
          <table:table-cell office:value-type="string" table:style-name="ce36">
            <text:p>Tipo de jornada, completa o parcial</text:p>
          </table:table-cell>
          <table:table-cell table:number-columns-repeated="11" table:style-name="ce36"/>
          <table:table-cell table:number-columns-repeated="16362"/>
        </table:table-row>
        <table:table-row table:style-name="ro15">
          <table:table-cell/>
          <table:table-cell table:style-name="ce1"/>
          <table:table-cell office:value-type="string" table:style-name="ce36">
            <text:p>PARCO2</text:p>
          </table:table-cell>
          <table:table-cell table:style-name="ce33"/>
          <table:table-cell office:value-type="float" office:value="90" table:formula="of:=[.E67]+[.I67]" table:style-name="ce34">
            <text:p>90</text:p>
          </table:table-cell>
          <table:table-cell table:style-name="ce34"/>
          <table:table-cell office:value-type="float" office:value="91" table:formula="of:=[.E68]+[.I68]-1" table:style-name="ce34">
            <text:p>91</text:p>
          </table:table-cell>
          <table:table-cell table:style-name="ce34"/>
          <table:table-cell office:value-type="float" office:value="2" table:style-name="ce34">
            <text:p>2</text:p>
          </table:table-cell>
          <table:table-cell table:style-name="ce34"/>
          <table:table-cell office:value-type="string" table:style-name="ce36">
            <text:p>Motivo de tener jornada parcial</text:p>
          </table:table-cell>
          <table:table-cell table:number-columns-repeated="11" table:style-name="ce36"/>
          <table:table-cell table:number-columns-repeated="16362"/>
        </table:table-row>
        <table:table-row table:style-name="ro15">
          <table:table-cell/>
          <table:table-cell table:style-name="ce46"/>
          <table:table-cell office:value-type="string" table:style-name="ce36">
            <text:p>HORASP</text:p>
          </table:table-cell>
          <table:table-cell table:style-name="ce33"/>
          <table:table-cell office:value-type="float" office:value="92" table:formula="of:=[.E68]+[.I68]" table:style-name="ce34">
            <text:p>92</text:p>
          </table:table-cell>
          <table:table-cell table:style-name="ce34"/>
          <table:table-cell office:value-type="float" office:value="95" table:formula="of:=[.E69]+[.I69]-1" table:style-name="ce34">
            <text:p>95</text:p>
          </table:table-cell>
          <table:table-cell table:style-name="ce34"/>
          <table:table-cell office:value-type="float" office:value="4" table:style-name="ce34">
            <text:p>4</text:p>
          </table:table-cell>
          <table:table-cell table:style-name="ce34"/>
          <table:table-cell office:value-type="string" table:style-name="ce36">
            <text:p>Horas pactadas en contrato o acuerdo de trabajo (hhmm)</text:p>
          </table:table-cell>
          <table:table-cell table:number-columns-repeated="11" table:style-name="ce36"/>
          <table:table-cell table:number-columns-repeated="16362"/>
        </table:table-row>
        <table:table-row table:style-name="ro15">
          <table:table-cell/>
          <table:table-cell table:style-name="ce46"/>
          <table:table-cell office:value-type="string" table:style-name="ce36">
            <text:p>HORASH</text:p>
          </table:table-cell>
          <table:table-cell table:style-name="ce33"/>
          <table:table-cell office:value-type="float" office:value="96" table:formula="of:=[.E69]+[.I69]" table:style-name="ce34">
            <text:p>96</text:p>
          </table:table-cell>
          <table:table-cell table:style-name="ce34"/>
          <table:table-cell office:value-type="float" office:value="99" table:formula="of:=[.E70]+[.I70]-1" table:style-name="ce34">
            <text:p>99</text:p>
          </table:table-cell>
          <table:table-cell table:style-name="ce34"/>
          <table:table-cell office:value-type="float" office:value="4" table:style-name="ce34">
            <text:p>4</text:p>
          </table:table-cell>
          <table:table-cell table:style-name="ce34"/>
          <table:table-cell office:value-type="string" table:style-name="ce36">
            <text:p>Número de horas semanales que dedica a este trabajo habitualmente (hhmm)</text:p>
          </table:table-cell>
          <table:table-cell table:number-columns-repeated="11" table:style-name="ce36"/>
          <table:table-cell table:number-columns-repeated="16362"/>
        </table:table-row>
        <table:table-row table:style-name="ro15">
          <table:table-cell/>
          <table:table-cell table:style-name="ce46"/>
          <table:table-cell office:value-type="string" table:style-name="ce36">
            <text:p>HORASE</text:p>
          </table:table-cell>
          <table:table-cell table:style-name="ce33"/>
          <table:table-cell office:value-type="float" office:value="100" table:formula="of:=[.E70]+[.I70]" table:style-name="ce34">
            <text:p>100</text:p>
          </table:table-cell>
          <table:table-cell table:style-name="ce34"/>
          <table:table-cell office:value-type="float" office:value="103" table:formula="of:=[.E71]+[.I71]-1" table:style-name="ce34">
            <text:p>103</text:p>
          </table:table-cell>
          <table:table-cell table:style-name="ce34"/>
          <table:table-cell office:value-type="float" office:value="4" table:style-name="ce34">
            <text:p>4</text:p>
          </table:table-cell>
          <table:table-cell table:style-name="ce34"/>
          <table:table-cell office:value-type="string" table:style-name="ce36">
            <text:p>Número de horas efectivas que dedicó a este trab. la semana pasada (hhmm)</text:p>
          </table:table-cell>
          <table:table-cell table:number-columns-repeated="11" table:style-name="ce36"/>
          <table:table-cell table:number-columns-repeated="16362"/>
        </table:table-row>
        <table:table-row table:style-name="ro15">
          <table:table-cell/>
          <table:table-cell table:style-name="ce46"/>
          <table:table-cell office:value-type="string" table:style-name="ce36">
            <text:p>EXTRA</text:p>
          </table:table-cell>
          <table:table-cell table:style-name="ce33"/>
          <table:table-cell office:value-type="float" office:value="104" table:formula="of:=[.E71]+[.I71]" table:style-name="ce34">
            <text:p>104</text:p>
          </table:table-cell>
          <table:table-cell table:style-name="ce34"/>
          <table:table-cell office:value-type="float" office:value="104" table:formula="of:=[.E72]+[.I72]-1" table:style-name="ce34">
            <text:p>104</text:p>
          </table:table-cell>
          <table:table-cell table:style-name="ce34"/>
          <table:table-cell office:value-type="float" office:value="1" table:style-name="ce34">
            <text:p>1</text:p>
          </table:table-cell>
          <table:table-cell table:style-name="ce34"/>
          <table:table-cell office:value-type="string" table:style-name="ce36">
            <text:p>Realizó horas extraordinarias en la semana de referencia</text:p>
          </table:table-cell>
          <table:table-cell table:number-columns-repeated="11" table:style-name="ce36"/>
          <table:table-cell table:number-columns-repeated="16362"/>
        </table:table-row>
        <table:table-row table:style-name="ro15">
          <table:table-cell/>
          <table:table-cell table:style-name="ce46"/>
          <table:table-cell office:value-type="string" table:style-name="ce36">
            <text:p>EXTPAG</text:p>
          </table:table-cell>
          <table:table-cell table:style-name="ce33"/>
          <table:table-cell office:value-type="float" office:value="105" table:formula="of:=[.E72]+[.I72]" table:style-name="ce34">
            <text:p>105</text:p>
          </table:table-cell>
          <table:table-cell table:style-name="ce34"/>
          <table:table-cell office:value-type="float" office:value="108" table:formula="of:=[.E73]+[.I73]-1" table:style-name="ce34">
            <text:p>108</text:p>
          </table:table-cell>
          <table:table-cell table:style-name="ce34"/>
          <table:table-cell office:value-type="float" office:value="4" table:style-name="ce34">
            <text:p>4</text:p>
          </table:table-cell>
          <table:table-cell table:style-name="ce34"/>
          <table:table-cell office:value-type="string" table:style-name="ce36">
            <text:p>Número de horas extraordinarias pagadas realizadas en la semana de referencia (hhmm)</text:p>
          </table:table-cell>
          <table:table-cell table:number-columns-repeated="11" table:style-name="ce36"/>
          <table:table-cell table:number-columns-repeated="16362"/>
        </table:table-row>
        <table:table-row table:style-name="ro15">
          <table:table-cell/>
          <table:table-cell table:style-name="ce46"/>
          <table:table-cell office:value-type="string" table:style-name="ce36">
            <text:p>EXTNPG</text:p>
          </table:table-cell>
          <table:table-cell table:style-name="ce33"/>
          <table:table-cell office:value-type="float" office:value="109" table:formula="of:=[.E73]+[.I73]" table:style-name="ce34">
            <text:p>109</text:p>
          </table:table-cell>
          <table:table-cell table:style-name="ce34"/>
          <table:table-cell office:value-type="float" office:value="112" table:formula="of:=[.E74]+[.I74]-1" table:style-name="ce34">
            <text:p>112</text:p>
          </table:table-cell>
          <table:table-cell table:style-name="ce34"/>
          <table:table-cell office:value-type="float" office:value="4" table:style-name="ce34">
            <text:p>4</text:p>
          </table:table-cell>
          <table:table-cell table:style-name="ce34"/>
          <table:table-cell office:value-type="string" table:style-name="ce36">
            <text:p>Número de horas extraordinarias no pagadas realizadas en la semana de referencia (hhmm)</text:p>
          </table:table-cell>
          <table:table-cell table:number-columns-repeated="11" table:style-name="ce36"/>
          <table:table-cell table:number-columns-repeated="16362"/>
        </table:table-row>
        <table:table-row table:style-name="ro15">
          <table:table-cell/>
          <table:table-cell table:style-name="ce46"/>
          <table:table-cell office:value-type="string" table:style-name="ce36">
            <text:p>RZDIFH</text:p>
          </table:table-cell>
          <table:table-cell table:style-name="ce33"/>
          <table:table-cell office:value-type="float" office:value="113" table:formula="of:=[.E74]+[.I74]" table:style-name="ce34">
            <text:p>113</text:p>
          </table:table-cell>
          <table:table-cell table:style-name="ce34"/>
          <table:table-cell office:value-type="float" office:value="114" table:formula="of:=[.E75]+[.I75]-1" table:style-name="ce34">
            <text:p>114</text:p>
          </table:table-cell>
          <table:table-cell table:style-name="ce34"/>
          <table:table-cell office:value-type="float" office:value="2" table:style-name="ce34">
            <text:p>2</text:p>
          </table:table-cell>
          <table:table-cell table:style-name="ce34"/>
          <table:table-cell office:value-type="string" table:style-name="ce36">
            <text:p>Razón principal de la diferencia de horas efectivas y habituales</text:p>
          </table:table-cell>
          <table:table-cell table:number-columns-repeated="11" table:style-name="ce36"/>
          <table:table-cell table:number-columns-repeated="16362"/>
        </table:table-row>
        <table:table-row table:style-name="ro15">
          <table:table-cell/>
          <table:table-cell table:style-name="ce1"/>
          <table:table-cell office:value-type="string" table:style-name="ce36">
            <text:p>TRAPLU</text:p>
          </table:table-cell>
          <table:table-cell table:style-name="ce33"/>
          <table:table-cell office:value-type="float" office:value="115" table:formula="of:=[.E75]+[.I75]" table:style-name="ce34">
            <text:p>115</text:p>
          </table:table-cell>
          <table:table-cell table:style-name="ce34"/>
          <table:table-cell office:value-type="float" office:value="115" table:formula="of:=[.E76]+[.I76]-1" table:style-name="ce34">
            <text:p>115</text:p>
          </table:table-cell>
          <table:table-cell table:style-name="ce34"/>
          <table:table-cell office:value-type="float" office:value="1" table:style-name="ce34">
            <text:p>1</text:p>
          </table:table-cell>
          <table:table-cell table:style-name="ce34"/>
          <table:table-cell office:value-type="string" table:style-name="ce36">
            <text:p>Si tiene otro u otros empleos</text:p>
          </table:table-cell>
          <table:table-cell table:number-columns-repeated="11" table:style-name="ce36"/>
          <table:table-cell table:number-columns-repeated="16362"/>
        </table:table-row>
        <table:table-row table:style-name="ro15">
          <table:table-cell/>
          <table:table-cell table:style-name="ce1"/>
          <table:table-cell office:value-type="string" table:style-name="ce36">
            <text:p>OCUPLU1</text:p>
          </table:table-cell>
          <table:table-cell table:style-name="ce33"/>
          <table:table-cell office:value-type="float" office:value="116" table:formula="of:=[.E76]+[.I76]" table:style-name="ce34">
            <text:p>116</text:p>
          </table:table-cell>
          <table:table-cell table:style-name="ce34"/>
          <table:table-cell office:value-type="float" office:value="116" table:formula="of:=[.E77]+[.I77]-1" table:style-name="ce34">
            <text:p>116</text:p>
          </table:table-cell>
          <table:table-cell table:style-name="ce34"/>
          <table:table-cell office:value-type="float" office:value="1" table:style-name="ce34">
            <text:p>1</text:p>
          </table:table-cell>
          <table:table-cell table:style-name="ce34"/>
          <table:table-cell office:value-type="string" table:style-name="ce36">
            <text:p>¿Cuál es la ocupación u oficio en el segundo empleo?</text:p>
          </table:table-cell>
          <table:table-cell table:number-columns-repeated="11" table:style-name="ce36"/>
          <table:table-cell table:number-columns-repeated="16362"/>
        </table:table-row>
        <table:table-row table:style-name="ro15">
          <table:table-cell/>
          <table:table-cell table:style-name="ce1"/>
          <table:table-cell office:value-type="string" table:style-name="ce36">
            <text:p>ACTPLU1<text:s/><text:span text:style-name="T9">1</text:span></text:p>
          </table:table-cell>
          <table:table-cell table:style-name="ce33"/>
          <table:table-cell office:value-type="float" office:value="117" table:formula="of:=[.E77]+[.I77]" table:style-name="ce34">
            <text:p>117</text:p>
          </table:table-cell>
          <table:table-cell table:style-name="ce34"/>
          <table:table-cell office:value-type="float" office:value="117" table:formula="of:=[.E78]+[.I78]-1" table:style-name="ce34">
            <text:p>117</text:p>
          </table:table-cell>
          <table:table-cell table:style-name="ce34"/>
          <table:table-cell office:value-type="float" office:value="1" table:style-name="ce34">
            <text:p>1</text:p>
          </table:table-cell>
          <table:table-cell table:style-name="ce34"/>
          <table:table-cell office:value-type="string" table:style-name="ce36">
            <text:p>Actividad del establecimiento donde tiene el segundo empleo</text:p>
          </table:table-cell>
          <table:table-cell table:number-columns-repeated="11" table:style-name="ce36"/>
          <table:table-cell table:number-columns-repeated="16362"/>
        </table:table-row>
        <table:table-row table:style-name="ro15">
          <table:table-cell/>
          <table:table-cell table:style-name="ce1"/>
          <table:table-cell office:value-type="string" table:style-name="ce36">
            <text:p>SITPLU</text:p>
          </table:table-cell>
          <table:table-cell table:style-name="ce33"/>
          <table:table-cell office:value-type="float" office:value="118" table:formula="of:=[.E78]+[.I78]" table:style-name="ce34">
            <text:p>118</text:p>
          </table:table-cell>
          <table:table-cell table:style-name="ce34"/>
          <table:table-cell office:value-type="float" office:value="119" table:formula="of:=[.E79]+[.I79]-1" table:style-name="ce34">
            <text:p>119</text:p>
          </table:table-cell>
          <table:table-cell table:style-name="ce34"/>
          <table:table-cell office:value-type="float" office:value="2" table:style-name="ce34">
            <text:p>2</text:p>
          </table:table-cell>
          <table:table-cell table:style-name="ce34"/>
          <table:table-cell office:value-type="string" table:style-name="ce36">
            <text:p>Situación profesional en el segundo empleo</text:p>
          </table:table-cell>
          <table:table-cell table:number-columns-repeated="11" table:style-name="ce36"/>
          <table:table-cell table:number-columns-repeated="16362"/>
        </table:table-row>
        <table:table-row table:style-name="ro15">
          <table:table-cell/>
          <table:table-cell table:style-name="ce1"/>
          <table:table-cell office:value-type="string" table:style-name="ce36">
            <text:p>HORPLU</text:p>
          </table:table-cell>
          <table:table-cell table:style-name="ce33"/>
          <table:table-cell office:value-type="float" office:value="120" table:formula="of:=[.E79]+[.I79]" table:style-name="ce34">
            <text:p>120</text:p>
          </table:table-cell>
          <table:table-cell table:style-name="ce34"/>
          <table:table-cell office:value-type="float" office:value="123" table:formula="of:=[.E80]+[.I80]-1" table:style-name="ce34">
            <text:p>123</text:p>
          </table:table-cell>
          <table:table-cell table:style-name="ce34"/>
          <table:table-cell office:value-type="float" office:value="4" table:style-name="ce34">
            <text:p>4</text:p>
          </table:table-cell>
          <table:table-cell table:style-name="ce34"/>
          <table:table-cell office:value-type="string" table:style-name="ce36">
            <text:p>Nº de horas efectivas trabaj. la semana pasada en el segundo empleo (hhmm)</text:p>
          </table:table-cell>
          <table:table-cell table:number-columns-repeated="11" table:style-name="ce36"/>
          <table:table-cell table:number-columns-repeated="16362"/>
        </table:table-row>
        <table:table-row table:style-name="ro15">
          <table:table-cell table:number-columns-repeated="2" table:style-name="ce1"/>
          <table:table-cell office:value-type="string" table:style-name="ce36">
            <text:p>MASHOR</text:p>
          </table:table-cell>
          <table:table-cell table:style-name="ce33"/>
          <table:table-cell office:value-type="float" office:value="124" table:formula="of:=[.E80]+[.I80]" table:style-name="ce34">
            <text:p>124</text:p>
          </table:table-cell>
          <table:table-cell table:style-name="ce34"/>
          <table:table-cell office:value-type="float" office:value="124" table:formula="of:=[.E81]+[.I81]-1" table:style-name="ce34">
            <text:p>124</text:p>
          </table:table-cell>
          <table:table-cell table:style-name="ce34"/>
          <table:table-cell office:value-type="float" office:value="1" table:style-name="ce34">
            <text:p>1</text:p>
          </table:table-cell>
          <table:table-cell table:style-name="ce34"/>
          <table:table-cell office:value-type="string" table:style-name="ce36">
            <text:p>Si desearía trabajar más horas</text:p>
          </table:table-cell>
          <table:table-cell table:style-name="ce36"/>
          <table:table-cell table:number-columns-repeated="16372" table:style-name="ce1"/>
        </table:table-row>
        <table:table-row table:style-name="ro15">
          <table:table-cell table:number-columns-repeated="2" table:style-name="ce1"/>
          <table:table-cell office:value-type="string" table:style-name="ce36">
            <text:p>DISMAS</text:p>
          </table:table-cell>
          <table:table-cell table:style-name="ce33"/>
          <table:table-cell office:value-type="float" office:value="125" table:formula="of:=[.E81]+[.I81]" table:style-name="ce34">
            <text:p>125</text:p>
          </table:table-cell>
          <table:table-cell table:style-name="ce34"/>
          <table:table-cell office:value-type="float" office:value="125" table:formula="of:=[.E82]+[.I82]-1" table:style-name="ce34">
            <text:p>125</text:p>
          </table:table-cell>
          <table:table-cell table:style-name="ce34"/>
          <table:table-cell office:value-type="float" office:value="1" table:style-name="ce34">
            <text:p>1</text:p>
          </table:table-cell>
          <table:table-cell table:style-name="ce34"/>
          <table:table-cell office:value-type="string" table:style-name="ce36">
            <text:p>Disponibilidad para trabajar más horas</text:p>
          </table:table-cell>
          <table:table-cell table:style-name="ce36"/>
          <table:table-cell table:number-columns-repeated="16372" table:style-name="ce1"/>
        </table:table-row>
        <table:table-row table:style-name="ro15">
          <table:table-cell table:number-columns-repeated="2" table:style-name="ce1"/>
          <table:table-cell office:value-type="string" table:style-name="ce36">
            <text:p>RZNDISH</text:p>
          </table:table-cell>
          <table:table-cell table:style-name="ce33"/>
          <table:table-cell office:value-type="float" office:value="126" table:formula="of:=[.E82]+[.I82]" table:style-name="ce34">
            <text:p>126</text:p>
          </table:table-cell>
          <table:table-cell table:style-name="ce34"/>
          <table:table-cell office:value-type="float" office:value="127" table:formula="of:=[.E83]+[.I83]-1" table:style-name="ce34">
            <text:p>127</text:p>
          </table:table-cell>
          <table:table-cell table:style-name="ce34"/>
          <table:table-cell office:value-type="float" office:value="2" table:style-name="ce34">
            <text:p>2</text:p>
          </table:table-cell>
          <table:table-cell table:style-name="ce34"/>
          <table:table-cell office:value-type="string" table:style-name="ce36">
            <text:p>Razones por las que no podría trabajar más horas</text:p>
          </table:table-cell>
          <table:table-cell table:style-name="ce36"/>
          <table:table-cell table:number-columns-repeated="16372" table:style-name="ce1"/>
        </table:table-row>
        <table:table-row table:style-name="ro15">
          <table:table-cell table:number-columns-repeated="2" table:style-name="ce1"/>
          <table:table-cell office:value-type="string" table:style-name="ce36">
            <text:p>HORDES</text:p>
          </table:table-cell>
          <table:table-cell table:style-name="ce33"/>
          <table:table-cell office:value-type="float" office:value="128" table:formula="of:=[.E83]+[.I83]" table:style-name="ce34">
            <text:p>128</text:p>
          </table:table-cell>
          <table:table-cell table:style-name="ce34"/>
          <table:table-cell office:value-type="float" office:value="129" table:formula="of:=[.E84]+[.I84]-1" table:style-name="ce34">
            <text:p>129</text:p>
          </table:table-cell>
          <table:table-cell table:style-name="ce34"/>
          <table:table-cell office:value-type="float" office:value="2" table:style-name="ce34">
            <text:p>2</text:p>
          </table:table-cell>
          <table:table-cell table:style-name="ce34"/>
          <table:table-cell office:value-type="string" table:style-name="ce36">
            <text:p>Número de horas que desearía trabajar habitualmente</text:p>
          </table:table-cell>
          <table:table-cell table:style-name="ce36"/>
          <table:table-cell table:number-columns-repeated="16372" table:style-name="ce1"/>
        </table:table-row>
        <table:table-row table:style-name="ro15">
          <table:table-cell table:number-columns-repeated="2" table:style-name="ce1"/>
          <table:table-cell office:value-type="string" table:style-name="ce36">
            <text:p>BUSOTR</text:p>
          </table:table-cell>
          <table:table-cell table:style-name="ce33"/>
          <table:table-cell office:value-type="float" office:value="130" table:formula="of:=[.E84]+[.I84]" table:style-name="ce34">
            <text:p>130</text:p>
          </table:table-cell>
          <table:table-cell table:style-name="ce34"/>
          <table:table-cell office:value-type="float" office:value="130" table:formula="of:=[.E85]+[.I85]-1" table:style-name="ce34">
            <text:p>130</text:p>
          </table:table-cell>
          <table:table-cell table:style-name="ce34"/>
          <table:table-cell office:value-type="float" office:value="1" table:style-name="ce34">
            <text:p>1</text:p>
          </table:table-cell>
          <table:table-cell table:style-name="ce34"/>
          <table:table-cell office:value-type="string" table:style-name="ce36">
            <text:p>Busca otro empleo o está haciendo gestiones para establecerse por su cuenta</text:p>
          </table:table-cell>
          <table:table-cell table:style-name="ce36"/>
          <table:table-cell table:number-columns-repeated="16372" table:style-name="ce1"/>
        </table:table-row>
        <table:table-row table:style-name="ro15">
          <table:table-cell table:number-columns-repeated="2" table:style-name="ce1"/>
          <table:table-cell office:value-type="string" table:style-name="ce42">
            <text:p>E</text:p>
          </table:table-cell>
          <table:table-cell table:style-name="ce43"/>
          <table:table-cell office:value-type="float" office:value="131" table:formula="of:=[.E85]+[.I85]" table:style-name="ce44">
            <text:p>131</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table:number-columns-repeated="11" table:style-name="ce36"/>
          <table:table-cell table:number-columns-repeated="16362"/>
        </table:table-row>
        <table:table-row table:style-name="ro15">
          <table:table-cell table:style-name="ce1"/>
          <table:table-cell table:style-name="ce46"/>
          <table:table-cell office:value-type="string" table:style-name="ce51">
            <text:p>BUSCA</text:p>
          </table:table-cell>
          <table:table-cell table:style-name="ce55"/>
          <table:table-cell office:value-type="float" office:value="131" table:formula="of:=[.E86]+[.I86]" table:style-name="ce34">
            <text:p>131</text:p>
          </table:table-cell>
          <table:table-cell table:style-name="ce34"/>
          <table:table-cell office:value-type="float" office:value="131" table:formula="of:=[.E87]+[.I87]-1" table:style-name="ce34">
            <text:p>131</text:p>
          </table:table-cell>
          <table:table-cell table:style-name="ce53"/>
          <table:table-cell office:value-type="float" office:value="1" table:style-name="ce54">
            <text:p>1</text:p>
          </table:table-cell>
          <table:table-cell table:style-name="ce53"/>
          <table:table-cell office:value-type="string" table:style-name="ce51">
            <text:p>Ha buscado empleo en las últimas cuatro semanas</text:p>
          </table:table-cell>
          <table:table-cell table:number-columns-repeated="11" table:style-name="ce36"/>
          <table:table-cell table:number-columns-repeated="16362"/>
        </table:table-row>
        <table:table-row table:style-name="ro15">
          <table:table-cell table:style-name="ce1"/>
          <table:table-cell table:style-name="ce46"/>
          <table:table-cell office:value-type="string" table:style-name="ce51">
            <text:p>DESEA</text:p>
          </table:table-cell>
          <table:table-cell table:style-name="ce55"/>
          <table:table-cell office:value-type="float" office:value="132" table:formula="of:=[.E87]+[.I87]" table:style-name="ce34">
            <text:p>132</text:p>
          </table:table-cell>
          <table:table-cell table:style-name="ce34"/>
          <table:table-cell office:value-type="float" office:value="132" table:formula="of:=[.E88]+[.I88]-1" table:style-name="ce34">
            <text:p>132</text:p>
          </table:table-cell>
          <table:table-cell table:style-name="ce53"/>
          <table:table-cell office:value-type="float" office:value="1" table:style-name="ce54">
            <text:p>1</text:p>
          </table:table-cell>
          <table:table-cell table:style-name="ce53"/>
          <table:table-cell office:value-type="string" table:style-name="ce51">
            <text:p>Desearía tener un empleo</text:p>
          </table:table-cell>
          <table:table-cell table:number-columns-repeated="11" table:style-name="ce36"/>
          <table:table-cell table:number-columns-repeated="16362"/>
        </table:table-row>
        <table:table-row table:style-name="ro15">
          <table:table-cell table:number-columns-repeated="2" table:style-name="ce1"/>
          <table:table-cell office:value-type="string" table:style-name="ce36">
            <text:p>FOBACT</text:p>
          </table:table-cell>
          <table:table-cell table:style-name="ce33"/>
          <table:table-cell office:value-type="float" office:value="133" table:formula="of:=[.E88]+[.I88]" table:style-name="ce34">
            <text:p>133</text:p>
          </table:table-cell>
          <table:table-cell table:style-name="ce34"/>
          <table:table-cell office:value-type="float" office:value="133" table:formula="of:=[.E89]+[.I89]-1" table:style-name="ce34">
            <text:p>133</text:p>
          </table:table-cell>
          <table:table-cell table:style-name="ce34"/>
          <table:table-cell office:value-type="float" office:value="1" table:style-name="ce34">
            <text:p>1</text:p>
          </table:table-cell>
          <table:table-cell table:style-name="ce34"/>
          <table:table-cell office:value-type="string" table:style-name="ce36">
            <text:p>Métodos de encontrar empleo. Oficina de empleo de la admón.</text:p>
          </table:table-cell>
          <table:table-cell table:number-columns-repeated="11" table:style-name="ce36"/>
          <table:table-cell table:number-columns-repeated="16362"/>
        </table:table-row>
        <table:table-row table:style-name="ro15">
          <table:table-cell table:number-columns-repeated="2" table:style-name="ce1"/>
          <table:table-cell office:value-type="string" table:style-name="ce36">
            <text:p>NBUSCA</text:p>
          </table:table-cell>
          <table:table-cell table:style-name="ce33"/>
          <table:table-cell office:value-type="float" office:value="134" table:formula="of:=[.E89]+[.I89]" table:style-name="ce34">
            <text:p>134</text:p>
          </table:table-cell>
          <table:table-cell table:style-name="ce34"/>
          <table:table-cell office:value-type="float" office:value="135" table:formula="of:=[.E90]+[.I90]-1" table:style-name="ce34">
            <text:p>135</text:p>
          </table:table-cell>
          <table:table-cell table:style-name="ce34"/>
          <table:table-cell office:value-type="float" office:value="2" table:style-name="ce34">
            <text:p>2</text:p>
          </table:table-cell>
          <table:table-cell table:style-name="ce34"/>
          <table:table-cell office:value-type="string" table:style-name="ce36">
            <text:p>Razones por las <text:s/>que no busca empleo</text:p>
          </table:table-cell>
          <table:table-cell table:style-name="ce36"/>
          <table:table-cell table:number-columns-repeated="16372" table:style-name="ce1"/>
        </table:table-row>
        <table:table-row table:style-name="ro15">
          <table:table-cell table:number-columns-repeated="2" table:style-name="ce46"/>
          <table:table-cell office:value-type="string" table:style-name="ce36">
            <text:p>ASALA</text:p>
          </table:table-cell>
          <table:table-cell table:style-name="ce33"/>
          <table:table-cell office:value-type="float" office:value="136" table:formula="of:=[.E90]+[.I90]" table:style-name="ce34">
            <text:p>136</text:p>
          </table:table-cell>
          <table:table-cell table:style-name="ce34"/>
          <table:table-cell office:value-type="float" office:value="136" table:formula="of:=[.E91]+[.I91]-1" table:style-name="ce34">
            <text:p>136</text:p>
          </table:table-cell>
          <table:table-cell table:style-name="ce34"/>
          <table:table-cell office:value-type="float" office:value="1" table:style-name="ce34">
            <text:p>1</text:p>
          </table:table-cell>
          <table:table-cell table:style-name="ce34"/>
          <table:table-cell office:value-type="string" table:style-name="ce36">
            <text:p>El empleo que busca o ha encontrado es asalariado</text:p>
          </table:table-cell>
          <table:table-cell table:style-name="ce36"/>
          <table:table-cell table:number-columns-repeated="16372" table:style-name="ce1"/>
        </table:table-row>
        <table:table-row table:style-name="ro15">
          <table:table-cell table:number-columns-repeated="2" table:style-name="ce46"/>
          <table:table-cell office:value-type="string" table:style-name="ce36">
            <text:p>EMBUS</text:p>
          </table:table-cell>
          <table:table-cell table:style-name="ce33"/>
          <table:table-cell office:value-type="float" office:value="137" table:formula="of:=[.E91]+[.I91]" table:style-name="ce34">
            <text:p>137</text:p>
          </table:table-cell>
          <table:table-cell table:style-name="ce34"/>
          <table:table-cell office:value-type="float" office:value="137" table:formula="of:=[.E92]+[.I92]-1" table:style-name="ce34">
            <text:p>137</text:p>
          </table:table-cell>
          <table:table-cell table:style-name="ce34"/>
          <table:table-cell office:value-type="float" office:value="1" table:style-name="ce34">
            <text:p>1</text:p>
          </table:table-cell>
          <table:table-cell table:style-name="ce34"/>
          <table:table-cell office:value-type="string" table:style-name="ce36">
            <text:p>Tipo de jornada en el empleo buscado / ha encontrado</text:p>
          </table:table-cell>
          <table:table-cell table:style-name="ce36"/>
          <table:table-cell table:number-columns-repeated="16372" table:style-name="ce1"/>
        </table:table-row>
        <table:table-row table:style-name="ro15">
          <table:table-cell table:number-columns-repeated="2" table:style-name="ce46"/>
          <table:table-cell office:value-type="string" table:style-name="ce36">
            <text:p>ITBU</text:p>
          </table:table-cell>
          <table:table-cell table:style-name="ce33"/>
          <table:table-cell office:value-type="float" office:value="138" table:formula="of:=[.E92]+[.I92]" table:style-name="ce34">
            <text:p>138</text:p>
          </table:table-cell>
          <table:table-cell table:style-name="ce34"/>
          <table:table-cell office:value-type="float" office:value="139" table:formula="of:=[.E93]+[.I93]-1" table:style-name="ce34">
            <text:p>139</text:p>
          </table:table-cell>
          <table:table-cell table:style-name="ce34"/>
          <table:table-cell office:value-type="float" office:value="2" table:style-name="ce34">
            <text:p>2</text:p>
          </table:table-cell>
          <table:table-cell table:style-name="ce34"/>
          <table:table-cell office:value-type="string" table:style-name="ce36">
            <text:p>Tiempo que lleva buscando empleo / estuvo buscando empleo</text:p>
          </table:table-cell>
          <table:table-cell table:style-name="ce36"/>
          <table:table-cell table:number-columns-repeated="16372" table:style-name="ce1"/>
        </table:table-row>
        <table:table-row table:style-name="ro15">
          <table:table-cell table:number-columns-repeated="2" table:style-name="ce46"/>
          <table:table-cell office:value-type="string" table:style-name="ce36">
            <text:p>DISP</text:p>
          </table:table-cell>
          <table:table-cell table:style-name="ce33"/>
          <table:table-cell office:value-type="float" office:value="140" table:formula="of:=[.E93]+[.I93]" table:style-name="ce34">
            <text:p>140</text:p>
          </table:table-cell>
          <table:table-cell table:style-name="ce34"/>
          <table:table-cell office:value-type="float" office:value="140" table:formula="of:=[.E94]+[.I94]-1" table:style-name="ce34">
            <text:p>140</text:p>
          </table:table-cell>
          <table:table-cell table:style-name="ce34"/>
          <table:table-cell office:value-type="float" office:value="1" table:style-name="ce34">
            <text:p>1</text:p>
          </table:table-cell>
          <table:table-cell table:style-name="ce34"/>
          <table:table-cell office:value-type="string" table:style-name="ce36">
            <text:p>Disponible para trabajar en un plazo de 15 días</text:p>
          </table:table-cell>
          <table:table-cell table:style-name="ce36"/>
          <table:table-cell table:number-columns-repeated="16372" table:style-name="ce1"/>
        </table:table-row>
        <table:table-row table:style-name="ro15">
          <table:table-cell table:number-columns-repeated="2" table:style-name="ce46"/>
          <table:table-cell office:value-type="string" table:style-name="ce36">
            <text:p>RZNDIS</text:p>
          </table:table-cell>
          <table:table-cell table:style-name="ce33"/>
          <table:table-cell office:value-type="float" office:value="141" table:formula="of:=[.E94]+[.I94]" table:style-name="ce34">
            <text:p>141</text:p>
          </table:table-cell>
          <table:table-cell table:style-name="ce34"/>
          <table:table-cell office:value-type="float" office:value="141" table:formula="of:=[.E95]+[.I95]-1" table:style-name="ce34">
            <text:p>141</text:p>
          </table:table-cell>
          <table:table-cell table:style-name="ce34"/>
          <table:table-cell office:value-type="float" office:value="1" table:style-name="ce34">
            <text:p>1</text:p>
          </table:table-cell>
          <table:table-cell table:style-name="ce34"/>
          <table:table-cell office:value-type="string" table:style-name="ce36">
            <text:p>Razones para no poder empezar a trabajar en un plazo de 15 días</text:p>
          </table:table-cell>
          <table:table-cell table:style-name="ce36"/>
          <table:table-cell table:number-columns-repeated="16372" table:style-name="ce1"/>
        </table:table-row>
        <table:table-row table:style-name="ro15">
          <table:table-cell table:number-columns-repeated="2" table:style-name="ce50"/>
          <table:table-cell office:value-type="string" table:style-name="ce42">
            <text:p>F</text:p>
          </table:table-cell>
          <table:table-cell table:style-name="ce43"/>
          <table:table-cell office:value-type="float" office:value="142" table:formula="of:=[.E95]+[.I95]" table:style-name="ce44">
            <text:p>142</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table:style-name="ce36"/>
          <table:table-cell table:number-columns-repeated="16372" table:style-name="ce17"/>
        </table:table-row>
        <table:table-row table:style-name="ro15">
          <table:table-cell table:number-columns-repeated="2" table:style-name="ce46"/>
          <table:table-cell office:value-type="string" table:style-name="ce36">
            <text:p>EMPANT</text:p>
          </table:table-cell>
          <table:table-cell table:style-name="ce33"/>
          <table:table-cell office:value-type="float" office:value="142" table:formula="of:=[.E96]+[.I96]" table:style-name="ce34">
            <text:p>142</text:p>
          </table:table-cell>
          <table:table-cell table:style-name="ce34"/>
          <table:table-cell office:value-type="float" office:value="142" table:formula="of:=[.E97]+[.I97]-1" table:style-name="ce34">
            <text:p>142</text:p>
          </table:table-cell>
          <table:table-cell table:style-name="ce34"/>
          <table:table-cell office:value-type="float" office:value="1" table:style-name="ce34">
            <text:p>1</text:p>
          </table:table-cell>
          <table:table-cell table:style-name="ce34"/>
          <table:table-cell office:value-type="string" table:style-name="ce36">
            <text:p>Si ha realizado antes algún trabajo</text:p>
          </table:table-cell>
          <table:table-cell table:number-columns-repeated="11" table:style-name="ce36"/>
          <table:table-cell table:number-columns-repeated="16362"/>
        </table:table-row>
        <table:table-row table:style-name="ro15">
          <table:table-cell table:number-columns-repeated="2" table:style-name="ce50"/>
          <table:table-cell office:value-type="string" table:style-name="ce36">
            <text:p>DTANT</text:p>
          </table:table-cell>
          <table:table-cell table:style-name="ce33"/>
          <table:table-cell office:value-type="float" office:value="143" table:formula="of:=[.E97]+[.I97]" table:style-name="ce34">
            <text:p>143</text:p>
          </table:table-cell>
          <table:table-cell table:style-name="ce34"/>
          <table:table-cell office:value-type="float" office:value="145" table:formula="of:=[.E98]+[.I98]-1" table:style-name="ce34">
            <text:p>145</text:p>
          </table:table-cell>
          <table:table-cell table:style-name="ce34"/>
          <table:table-cell office:value-type="float" office:value="3" table:style-name="ce34">
            <text:p>3</text:p>
          </table:table-cell>
          <table:table-cell table:style-name="ce34"/>
          <table:table-cell office:value-type="string" table:style-name="ce36">
            <text:p>Número de meses transcurridos desde que dejó su último empleo</text:p>
          </table:table-cell>
          <table:table-cell table:style-name="ce36"/>
          <table:table-cell table:number-columns-repeated="10" table:style-name="ce35"/>
          <table:table-cell table:number-columns-repeated="16362" table:style-name="ce17"/>
        </table:table-row>
        <table:table-row table:style-name="ro18">
          <table:table-cell table:number-columns-repeated="2" table:style-name="ce46"/>
          <table:table-cell office:value-type="string" table:style-name="ce36">
            <text:p>OCUPA<text:span text:style-name="T10">*</text:span></text:p>
          </table:table-cell>
          <table:table-cell table:style-name="ce33"/>
          <table:table-cell office:value-type="float" office:value="146" table:formula="of:=[.E98]+[.I98]" table:style-name="ce34">
            <text:p>146</text:p>
          </table:table-cell>
          <table:table-cell table:style-name="ce34"/>
          <table:table-cell office:value-type="float" office:value="146" table:formula="of:=[.E99]+[.I99]-1" table:style-name="ce34">
            <text:p>146</text:p>
          </table:table-cell>
          <table:table-cell table:style-name="ce34"/>
          <table:table-cell office:value-type="float" office:value="1" table:style-name="ce34">
            <text:p>1</text:p>
          </table:table-cell>
          <table:table-cell table:style-name="ce34"/>
          <table:table-cell office:value-type="string" table:style-name="ce58">
            <text:p>Ocupación u oficio que desempeñaba en su último empleo, si hace menos de un año que lo dejó</text:p>
          </table:table-cell>
          <table:table-cell table:number-columns-repeated="11" table:style-name="ce36"/>
          <table:table-cell table:number-columns-repeated="16362"/>
        </table:table-row>
        <table:table-row table:style-name="ro15">
          <table:table-cell table:number-columns-repeated="2" table:style-name="ce46"/>
          <table:table-cell office:value-type="string" table:style-name="ce36">
            <text:p>ACTA<text:span text:style-name="T10">*<text:s/></text:span><text:span text:style-name="T11">1</text:span></text:p>
          </table:table-cell>
          <table:table-cell table:style-name="ce33"/>
          <table:table-cell office:value-type="float" office:value="147" table:formula="of:=[.E99]+[.I99]" table:style-name="ce34">
            <text:p>147</text:p>
          </table:table-cell>
          <table:table-cell table:style-name="ce34"/>
          <table:table-cell office:value-type="float" office:value="147" table:formula="of:=[.E100]+[.I100]-1" table:style-name="ce34">
            <text:p>147</text:p>
          </table:table-cell>
          <table:table-cell table:style-name="ce34"/>
          <table:table-cell office:value-type="float" office:value="1" table:style-name="ce34">
            <text:p>1</text:p>
          </table:table-cell>
          <table:table-cell table:style-name="ce34"/>
          <table:table-cell office:value-type="string" table:style-name="ce59">
            <text:p>Actividad del establecimiento <text:s/>donde trabajaba, si hace menos de un año que lo dejó</text:p>
          </table:table-cell>
          <table:table-cell table:number-columns-repeated="11" table:style-name="ce36"/>
          <table:table-cell table:number-columns-repeated="16362"/>
        </table:table-row>
        <table:table-row table:style-name="ro15">
          <table:table-cell table:number-columns-repeated="2" table:style-name="ce46"/>
          <table:table-cell office:value-type="string" table:style-name="ce36">
            <text:p>SITUA<text:span text:style-name="T10">*</text:span></text:p>
          </table:table-cell>
          <table:table-cell table:style-name="ce33"/>
          <table:table-cell office:value-type="float" office:value="148" table:formula="of:=[.E100]+[.I100]" table:style-name="ce34">
            <text:p>148</text:p>
          </table:table-cell>
          <table:table-cell table:style-name="ce34"/>
          <table:table-cell office:value-type="float" office:value="149" table:formula="of:=[.E101]+[.I101]-1" table:style-name="ce34">
            <text:p>149</text:p>
          </table:table-cell>
          <table:table-cell table:style-name="ce34"/>
          <table:table-cell office:value-type="float" office:value="2" table:style-name="ce34">
            <text:p>2</text:p>
          </table:table-cell>
          <table:table-cell table:style-name="ce34"/>
          <table:table-cell office:value-type="string" table:style-name="ce58">
            <text:p>Situación profesional que tenía en su anterior trabajo, si hace menos de un año que lo dejó</text:p>
          </table:table-cell>
          <table:table-cell table:number-columns-repeated="11" table:style-name="ce36"/>
          <table:table-cell table:number-columns-repeated="16362"/>
        </table:table-row>
        <table:table-row table:style-name="ro15">
          <table:table-cell table:number-columns-repeated="2" table:style-name="ce46"/>
          <table:table-cell office:value-type="string" table:style-name="ce42">
            <text:p>G</text:p>
          </table:table-cell>
          <table:table-cell table:style-name="ce43"/>
          <table:table-cell office:value-type="float" office:value="150" table:formula="of:=[.E101]+[.I101]" table:style-name="ce44">
            <text:p>150</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table:number-columns-repeated="11" table:style-name="ce36"/>
          <table:table-cell table:number-columns-repeated="16362"/>
        </table:table-row>
        <table:table-row table:style-name="ro15">
          <table:table-cell table:number-columns-repeated="2" table:style-name="ce46"/>
          <table:table-cell office:value-type="string" table:style-name="ce36">
            <text:p>OFEMP</text:p>
          </table:table-cell>
          <table:table-cell table:style-name="ce33"/>
          <table:table-cell office:value-type="float" office:value="150" table:formula="of:=[.E102]+[.I102]" table:style-name="ce34">
            <text:p>150</text:p>
          </table:table-cell>
          <table:table-cell table:style-name="ce34"/>
          <table:table-cell office:value-type="float" office:value="150" table:formula="of:=[.E103]+[.I103]-1" table:style-name="ce34">
            <text:p>150</text:p>
          </table:table-cell>
          <table:table-cell table:style-name="ce34"/>
          <table:table-cell office:value-type="float" office:value="1" table:style-name="ce34">
            <text:p>1</text:p>
          </table:table-cell>
          <table:table-cell table:style-name="ce34"/>
          <table:table-cell office:value-type="string" table:style-name="ce36">
            <text:p>Situación el domingo pasado, en relación con las of. Empleo de la admon.</text:p>
          </table:table-cell>
          <table:table-cell table:number-columns-repeated="11" table:style-name="ce36"/>
          <table:table-cell table:number-columns-repeated="16362"/>
        </table:table-row>
        <table:table-row table:style-name="ro15">
          <table:table-cell table:number-columns-repeated="2" table:style-name="ce50"/>
          <table:table-cell office:value-type="string" table:style-name="ce42">
            <text:p>H</text:p>
          </table:table-cell>
          <table:table-cell table:style-name="ce43"/>
          <table:table-cell office:value-type="float" office:value="151" table:formula="of:=[.E103]+[.I103]" table:style-name="ce44">
            <text:p>151</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table:style-name="ce36"/>
          <table:table-cell table:number-columns-repeated="10" table:style-name="ce35"/>
          <table:table-cell table:number-columns-repeated="16362" table:style-name="ce17"/>
        </table:table-row>
        <table:table-row table:style-name="ro15">
          <table:table-cell table:number-columns-repeated="2" table:style-name="ce46"/>
          <table:table-cell office:value-type="string" table:style-name="ce36">
            <text:p>SIDI1</text:p>
          </table:table-cell>
          <table:table-cell table:style-name="ce33"/>
          <table:table-cell office:value-type="float" office:value="151" table:formula="of:=[.E104]+[.I104]" table:style-name="ce34">
            <text:p>151</text:p>
          </table:table-cell>
          <table:table-cell table:style-name="ce34"/>
          <table:table-cell office:value-type="float" office:value="152" table:formula="of:=[.E105]+[.I105]-1" table:style-name="ce34">
            <text:p>152</text:p>
          </table:table-cell>
          <table:table-cell table:style-name="ce34"/>
          <table:table-cell office:value-type="float" office:value="2" table:style-name="ce34">
            <text:p>2</text:p>
          </table:table-cell>
          <table:table-cell table:style-name="ce34"/>
          <table:table-cell office:value-type="string" table:style-name="ce36">
            <text:p>Situación inactividad autopercibida en la que estaba la semana pasada</text:p>
          </table:table-cell>
          <table:table-cell table:number-columns-repeated="11" table:style-name="ce36"/>
          <table:table-cell table:number-columns-repeated="16362"/>
        </table:table-row>
        <table:table-row table:style-name="ro15">
          <table:table-cell table:number-columns-repeated="2" table:style-name="ce46"/>
          <table:table-cell office:value-type="string" table:style-name="ce36">
            <text:p>SIDI2</text:p>
          </table:table-cell>
          <table:table-cell table:style-name="ce33"/>
          <table:table-cell office:value-type="float" office:value="153" table:formula="of:=[.E105]+[.I105]" table:style-name="ce34">
            <text:p>153</text:p>
          </table:table-cell>
          <table:table-cell table:style-name="ce34"/>
          <table:table-cell office:value-type="float" office:value="154" table:formula="of:=[.E106]+[.I106]-1" table:style-name="ce34">
            <text:p>154</text:p>
          </table:table-cell>
          <table:table-cell table:style-name="ce34"/>
          <table:table-cell office:value-type="float" office:value="2" table:style-name="ce34">
            <text:p>2</text:p>
          </table:table-cell>
          <table:table-cell table:style-name="ce34"/>
          <table:table-cell office:value-type="string" table:style-name="ce36">
            <text:p>Situación inactividad autopercibida en la que estaba la semana pasada</text:p>
          </table:table-cell>
          <table:table-cell table:number-columns-repeated="11" table:style-name="ce36"/>
          <table:table-cell table:number-columns-repeated="16362"/>
        </table:table-row>
        <table:table-row table:style-name="ro15">
          <table:table-cell table:number-columns-repeated="2" table:style-name="ce46"/>
          <table:table-cell office:value-type="string" table:style-name="ce36">
            <text:p>SIDI3</text:p>
          </table:table-cell>
          <table:table-cell table:style-name="ce33"/>
          <table:table-cell office:value-type="float" office:value="155" table:formula="of:=[.E106]+[.I106]" table:style-name="ce34">
            <text:p>155</text:p>
          </table:table-cell>
          <table:table-cell table:style-name="ce34"/>
          <table:table-cell office:value-type="float" office:value="156" table:formula="of:=[.E107]+[.I107]-1" table:style-name="ce34">
            <text:p>156</text:p>
          </table:table-cell>
          <table:table-cell table:style-name="ce34"/>
          <table:table-cell office:value-type="float" office:value="2" table:style-name="ce34">
            <text:p>2</text:p>
          </table:table-cell>
          <table:table-cell table:style-name="ce34"/>
          <table:table-cell office:value-type="string" table:style-name="ce36">
            <text:p>Situación inactividad autopercibida en la que estaba la semana pasada</text:p>
          </table:table-cell>
          <table:table-cell table:number-columns-repeated="11" table:style-name="ce36"/>
          <table:table-cell table:number-columns-repeated="16362"/>
        </table:table-row>
        <table:table-row table:style-name="ro15">
          <table:table-cell table:number-columns-repeated="2" table:style-name="ce46"/>
          <table:table-cell office:value-type="string" table:style-name="ce36">
            <text:p>SIDAC1</text:p>
          </table:table-cell>
          <table:table-cell table:style-name="ce33"/>
          <table:table-cell office:value-type="float" office:value="157" table:formula="of:=[.E107]+[.I107]" table:style-name="ce34">
            <text:p>157</text:p>
          </table:table-cell>
          <table:table-cell table:style-name="ce34"/>
          <table:table-cell office:value-type="float" office:value="157" table:formula="of:=[.E108]+[.I108]-1" table:style-name="ce34">
            <text:p>157</text:p>
          </table:table-cell>
          <table:table-cell table:style-name="ce34"/>
          <table:table-cell office:value-type="float" office:value="1" table:style-name="ce34">
            <text:p>1</text:p>
          </table:table-cell>
          <table:table-cell table:style-name="ce34"/>
          <table:table-cell office:value-type="string" table:style-name="ce36">
            <text:p>Situación de actividad autopercibida en la que estaba la semana pasada</text:p>
          </table:table-cell>
          <table:table-cell table:number-columns-repeated="11" table:style-name="ce36"/>
          <table:table-cell table:number-columns-repeated="16362"/>
        </table:table-row>
        <table:table-row table:style-name="ro15">
          <table:table-cell table:number-columns-repeated="2" table:style-name="ce46"/>
          <table:table-cell office:value-type="string" table:style-name="ce56">
            <text:p>SIDAC2</text:p>
          </table:table-cell>
          <table:table-cell table:style-name="ce33"/>
          <table:table-cell office:value-type="float" office:value="158" table:formula="of:=[.E108]+[.I108]" table:style-name="ce57">
            <text:p>158</text:p>
          </table:table-cell>
          <table:table-cell table:style-name="ce34"/>
          <table:table-cell office:value-type="float" office:value="158" table:formula="of:=[.E109]+[.I109]-1" table:style-name="ce57">
            <text:p>158</text:p>
          </table:table-cell>
          <table:table-cell table:style-name="ce34"/>
          <table:table-cell office:value-type="float" office:value="1" table:style-name="ce57">
            <text:p>1</text:p>
          </table:table-cell>
          <table:table-cell table:style-name="ce34"/>
          <table:table-cell office:value-type="string" table:style-name="ce56">
            <text:p>Situación de actividad autopercibida en la que estaba la semana pasada</text:p>
          </table:table-cell>
          <table:table-cell table:number-columns-repeated="11" table:style-name="ce36"/>
          <table:table-cell table:number-columns-repeated="16362"/>
        </table:table-row>
        <table:table-row table:style-name="ro4">
          <table:table-cell table:style-name="ce1"/>
          <table:table-cell table:style-name="ce46"/>
          <table:table-cell table:style-name="ce36"/>
          <table:table-cell table:style-name="ce33"/>
          <table:table-cell table:number-columns-repeated="6" table:style-name="ce34"/>
          <table:table-cell table:number-columns-repeated="12" table:style-name="ce36"/>
          <table:table-cell table:number-columns-repeated="16362"/>
        </table:table-row>
        <table:table-row table:style-name="ro19">
          <table:table-cell table:number-columns-repeated="2" table:style-name="ce1"/>
          <table:table-cell office:value-type="string" table:style-name="ce39">
            <text:p>CAMPO</text:p>
          </table:table-cell>
          <table:table-cell table:style-name="ce40"/>
          <table:table-cell office:value-type="string" table:style-name="ce41">
            <text:p>COMIENZO</text:p>
          </table:table-cell>
          <table:table-cell table:style-name="ce40"/>
          <table:table-cell office:value-type="string" table:style-name="ce41">
            <text:p>FIN</text:p>
          </table:table-cell>
          <table:table-cell table:style-name="ce40"/>
          <table:table-cell office:value-type="string" table:style-name="ce41">
            <text:p>LONGITUD</text:p>
          </table:table-cell>
          <table:table-cell table:style-name="ce40"/>
          <table:table-cell office:value-type="string" table:style-name="ce39">
            <text:p>DESCRIPCIÓN DEL CAMPO</text:p>
          </table:table-cell>
          <table:table-cell table:number-columns-repeated="11" table:style-name="ce36"/>
          <table:table-cell table:number-columns-repeated="16362"/>
        </table:table-row>
        <table:table-row table:style-name="ro9">
          <table:table-cell table:number-columns-repeated="2" table:style-name="ce1"/>
          <table:table-cell table:style-name="ce36"/>
          <table:table-cell table:style-name="ce33"/>
          <table:table-cell table:number-columns-repeated="6" table:style-name="ce34"/>
          <table:table-cell table:number-columns-repeated="12" table:style-name="ce36"/>
          <table:table-cell table:number-columns-repeated="16362"/>
        </table:table-row>
        <table:table-row table:style-name="ro15">
          <table:table-cell table:number-columns-repeated="2"/>
          <table:table-cell office:value-type="string" table:style-name="ce42">
            <text:p>I</text:p>
          </table:table-cell>
          <table:table-cell table:style-name="ce43"/>
          <table:table-cell office:value-type="float" office:value="159" table:formula="of:=[.E109]+[.I109]" table:style-name="ce44">
            <text:p>159</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table:number-columns-repeated="11" table:style-name="ce36"/>
          <table:table-cell table:number-columns-repeated="16362"/>
        </table:table-row>
        <table:table-row table:style-name="ro15">
          <table:table-cell table:number-columns-repeated="2"/>
          <table:table-cell office:value-type="string" table:style-name="ce36">
            <text:p>MUN1</text:p>
          </table:table-cell>
          <table:table-cell table:style-name="ce60"/>
          <table:table-cell office:value-type="float" office:value="159" table:formula="of:=[.E113]+[.I113]" table:style-name="ce34">
            <text:p>159</text:p>
          </table:table-cell>
          <table:table-cell table:style-name="ce34"/>
          <table:table-cell office:value-type="float" office:value="159" table:formula="of:=[.E114]+[.I114]-1" table:style-name="ce34">
            <text:p>159</text:p>
          </table:table-cell>
          <table:table-cell table:style-name="ce34"/>
          <table:table-cell office:value-type="float" office:value="1" table:style-name="ce34">
            <text:p>1</text:p>
          </table:table-cell>
          <table:table-cell table:style-name="ce61"/>
          <table:table-cell office:value-type="string" table:style-name="ce36">
            <text:p>Lugar de residencia hace un año</text:p>
          </table:table-cell>
          <table:table-cell table:number-columns-repeated="11" table:style-name="ce36"/>
          <table:table-cell table:number-columns-repeated="16362"/>
        </table:table-row>
        <table:table-row table:style-name="ro15">
          <table:table-cell table:number-columns-repeated="2"/>
          <table:table-cell office:value-type="string" table:style-name="ce36">
            <text:p>PRORE1</text:p>
          </table:table-cell>
          <table:table-cell table:style-name="ce33"/>
          <table:table-cell office:value-type="float" office:value="160" table:formula="of:=[.E114]+[.I114]" table:style-name="ce34">
            <text:p>160</text:p>
          </table:table-cell>
          <table:table-cell table:style-name="ce34"/>
          <table:table-cell office:value-type="float" office:value="161" table:formula="of:=[.E115]+[.I115]-1" table:style-name="ce34">
            <text:p>161</text:p>
          </table:table-cell>
          <table:table-cell table:style-name="ce34"/>
          <table:table-cell office:value-type="float" office:value="2" table:style-name="ce34">
            <text:p>2</text:p>
          </table:table-cell>
          <table:table-cell table:style-name="ce34"/>
          <table:table-cell office:value-type="string" table:style-name="ce36">
            <text:p>Si es España: provincia</text:p>
          </table:table-cell>
          <table:table-cell table:number-columns-repeated="11" table:style-name="ce36"/>
          <table:table-cell table:number-columns-repeated="16362"/>
        </table:table-row>
        <table:table-row table:style-name="ro15">
          <table:table-cell table:number-columns-repeated="2"/>
          <table:table-cell office:value-type="string" table:style-name="ce36">
            <text:p>REPAIRE1</text:p>
          </table:table-cell>
          <table:table-cell table:style-name="ce33"/>
          <table:table-cell office:value-type="float" office:value="162" table:formula="of:=[.E115]+[.I115]" table:style-name="ce34">
            <text:p>162</text:p>
          </table:table-cell>
          <table:table-cell table:style-name="ce34"/>
          <table:table-cell office:value-type="float" office:value="164" table:formula="of:=[.E116]+[.I116]-1" table:style-name="ce34">
            <text:p>164</text:p>
          </table:table-cell>
          <table:table-cell table:style-name="ce34"/>
          <table:table-cell office:value-type="float" office:value="3" table:style-name="ce34">
            <text:p>3</text:p>
          </table:table-cell>
          <table:table-cell table:style-name="ce34"/>
          <table:table-cell office:value-type="string" table:style-name="ce36">
            <text:p>Región del país extranjero de <text:s/>residencia anterior</text:p>
          </table:table-cell>
          <table:table-cell table:number-columns-repeated="11" table:style-name="ce36"/>
          <table:table-cell table:number-columns-repeated="16362"/>
        </table:table-row>
        <table:table-row table:style-name="ro15">
          <table:table-cell table:number-columns-repeated="2"/>
          <table:table-cell office:value-type="string" table:style-name="ce42">
            <text:p>J</text:p>
          </table:table-cell>
          <table:table-cell table:style-name="ce43"/>
          <table:table-cell office:value-type="float" office:value="165" table:formula="of:=[.E116]+[.I116]" table:style-name="ce62">
            <text:p>165</text:p>
          </table:table-cell>
          <table:table-cell table:style-name="ce62"/>
          <table:table-cell office:value-type="float" office:value="164" table:formula="of:=[.E117]+[.I117]-1" table:style-name="ce62">
            <text:p>164</text:p>
          </table:table-cell>
          <table:table-cell table:style-name="ce44"/>
          <table:table-cell office:value-type="float" office:value="0" table:style-name="ce44">
            <text:p>0</text:p>
          </table:table-cell>
          <table:table-cell table:style-name="ce44"/>
          <table:table-cell office:value-type="string" table:style-name="ce42">
            <text:p>AGRUPACIÓN DE CAMPOS</text:p>
          </table:table-cell>
          <table:table-cell table:number-columns-repeated="11" table:style-name="ce36"/>
          <table:table-cell table:number-columns-repeated="16362"/>
        </table:table-row>
        <table:table-row table:style-name="ro20">
          <table:table-cell table:number-columns-repeated="2" table:style-name="ce18"/>
          <table:table-cell office:value-type="string" table:style-name="ce36">
            <text:p>TRAANT</text:p>
          </table:table-cell>
          <table:table-cell table:style-name="ce33"/>
          <table:table-cell office:value-type="float" office:value="165" table:formula="of:=[.E117]+[.I117]" table:style-name="ce34">
            <text:p>165</text:p>
          </table:table-cell>
          <table:table-cell table:style-name="ce34"/>
          <table:table-cell office:value-type="float" office:value="165" table:formula="of:=[.E118]+[.I118]-1" table:style-name="ce34">
            <text:p>165</text:p>
          </table:table-cell>
          <table:table-cell table:style-name="ce34"/>
          <table:table-cell office:value-type="float" office:value="1" table:style-name="ce34">
            <text:p>1</text:p>
          </table:table-cell>
          <table:table-cell table:style-name="ce34"/>
          <table:table-cell office:value-type="string" table:style-name="ce36">
            <text:p>Si trabajó en algún momento el año pasado</text:p>
          </table:table-cell>
          <table:table-cell table:number-columns-repeated="11" table:style-name="ce36"/>
          <table:table-cell table:number-columns-repeated="16362" table:style-name="ce18"/>
        </table:table-row>
        <table:table-row table:style-name="ro15">
          <table:table-cell table:number-columns-repeated="2" table:style-name="ce17"/>
          <table:table-cell office:value-type="string" table:style-name="ce42">
            <text:p>VARDER1</text:p>
          </table:table-cell>
          <table:table-cell table:style-name="ce43"/>
          <table:table-cell office:value-type="float" office:value="166" table:formula="of:=[.E118]+[.I118]" table:style-name="ce62">
            <text:p>166</text:p>
          </table:table-cell>
          <table:table-cell table:style-name="ce62"/>
          <table:table-cell office:value-type="float" office:value="165" table:formula="of:=[.E119]+[.I119]-1" table:style-name="ce62">
            <text:p>165</text:p>
          </table:table-cell>
          <table:table-cell table:style-name="ce44"/>
          <table:table-cell office:value-type="float" office:value="0" table:style-name="ce44">
            <text:p>0</text:p>
          </table:table-cell>
          <table:table-cell table:style-name="ce44"/>
          <table:table-cell office:value-type="string" table:style-name="ce42">
            <text:p>AGRUPACIÓN DE CAMPOS</text:p>
          </table:table-cell>
          <table:table-cell table:style-name="ce36"/>
          <table:table-cell table:number-columns-repeated="10" table:style-name="ce35"/>
          <table:table-cell table:number-columns-repeated="16362" table:style-name="ce17"/>
        </table:table-row>
        <table:table-row table:style-name="ro15">
          <table:table-cell table:number-columns-repeated="2"/>
          <table:table-cell office:value-type="string" table:style-name="ce36">
            <text:p>AOI</text:p>
          </table:table-cell>
          <table:table-cell table:style-name="ce33"/>
          <table:table-cell office:value-type="float" office:value="166" table:formula="of:=[.E119]+[.I119]" table:style-name="ce34">
            <text:p>166</text:p>
          </table:table-cell>
          <table:table-cell table:style-name="ce34"/>
          <table:table-cell office:value-type="float" office:value="167" table:formula="of:=[.E120]+[.I120]-1" table:style-name="ce34">
            <text:p>167</text:p>
          </table:table-cell>
          <table:table-cell table:style-name="ce34"/>
          <table:table-cell office:value-type="float" office:value="2" table:style-name="ce34">
            <text:p>2</text:p>
          </table:table-cell>
          <table:table-cell table:style-name="ce34"/>
          <table:table-cell office:value-type="string" table:style-name="ce58">
            <text:p>Clasificación de los entrevistados por relación con la actividad económica según criterios OIT</text:p>
          </table:table-cell>
          <table:table-cell table:number-columns-repeated="11" table:style-name="ce36"/>
          <table:table-cell table:number-columns-repeated="16362"/>
        </table:table-row>
        <table:table-row table:style-name="ro15">
          <table:table-cell table:number-columns-repeated="2"/>
          <table:table-cell office:value-type="string" table:style-name="ce36">
            <text:p>CSE</text:p>
          </table:table-cell>
          <table:table-cell table:style-name="ce33"/>
          <table:table-cell office:value-type="float" office:value="168" table:formula="of:=[.E120]+[.I120]" table:style-name="ce34">
            <text:p>168</text:p>
          </table:table-cell>
          <table:table-cell table:style-name="ce34"/>
          <table:table-cell office:value-type="float" office:value="169" table:formula="of:=[.E121]+[.I121]-1" table:style-name="ce34">
            <text:p>169</text:p>
          </table:table-cell>
          <table:table-cell table:style-name="ce34"/>
          <table:table-cell office:value-type="float" office:value="2" table:style-name="ce34">
            <text:p>2</text:p>
          </table:table-cell>
          <table:table-cell table:style-name="ce34"/>
          <table:table-cell office:value-type="string" table:style-name="ce36">
            <text:p>Asignación de la condición socioeconómica</text:p>
          </table:table-cell>
          <table:table-cell table:number-columns-repeated="11" table:style-name="ce36"/>
          <table:table-cell table:number-columns-repeated="16362"/>
        </table:table-row>
        <table:table-row table:style-name="ro15">
          <table:table-cell table:number-columns-repeated="2"/>
          <table:table-cell office:value-type="string" table:style-name="ce42">
            <text:p>VARDERC</text:p>
          </table:table-cell>
          <table:table-cell table:style-name="ce63"/>
          <table:table-cell office:value-type="float" office:value="170" table:formula="of:=[.E121]+[.I121]" table:style-name="ce62">
            <text:p>170</text:p>
          </table:table-cell>
          <table:table-cell table:style-name="ce62"/>
          <table:table-cell office:value-type="float" office:value="169" table:formula="of:=[.E122]+[.I122]-1" table:style-name="ce62">
            <text:p>169</text:p>
          </table:table-cell>
          <table:table-cell table:style-name="ce45"/>
          <table:table-cell office:value-type="float" office:value="0" table:style-name="ce44">
            <text:p>0</text:p>
          </table:table-cell>
          <table:table-cell table:style-name="ce45"/>
          <table:table-cell office:value-type="string" table:style-name="ce42">
            <text:p>AGRUPACIÓN DE CAMPOS</text:p>
          </table:table-cell>
          <table:table-cell table:style-name="ce36"/>
          <table:table-cell table:number-columns-repeated="16372" table:style-name="ce1"/>
        </table:table-row>
        <table:table-row table:style-name="ro15">
          <table:table-cell table:number-columns-repeated="2"/>
          <table:table-cell office:value-type="string" table:style-name="ce56">
            <text:p>FACTOREL</text:p>
          </table:table-cell>
          <table:table-cell table:style-name="ce34"/>
          <table:table-cell office:value-type="float" office:value="170" table:formula="of:=[.E122]+[.I122]" table:style-name="ce57">
            <text:p>170</text:p>
          </table:table-cell>
          <table:table-cell table:style-name="ce34"/>
          <table:table-cell office:value-type="float" office:value="176" table:formula="of:=[.E123]+[.I123]-1" table:style-name="ce57">
            <text:p>176</text:p>
          </table:table-cell>
          <table:table-cell table:style-name="ce34"/>
          <table:table-cell office:value-type="float" office:value="7" table:style-name="ce57">
            <text:p>7</text:p>
          </table:table-cell>
          <table:table-cell table:style-name="ce34"/>
          <table:table-cell office:value-type="string" table:style-name="ce56">
            <text:p>Factor de elevación</text:p>
          </table:table-cell>
          <table:table-cell table:style-name="ce36"/>
          <table:table-cell table:number-columns-repeated="16372" table:style-name="ce1"/>
        </table:table-row>
        <table:table-row table:number-rows-repeated="2" table:style-name="ro4">
          <table:table-cell table:number-columns-repeated="16384"/>
        </table:table-row>
        <table:table-row table:style-name="ro4">
          <table:table-cell table:number-columns-repeated="2"/>
          <table:table-cell office:value-type="string" table:style-name="ce64">
            <text:p>* Las variables OCUPA, ACTA, SITUA se ofrecen sólo si hace a lo sumo un año que dejaron el empleo.</text:p>
          </table:table-cell>
          <table:table-cell table:style-name="ce33"/>
          <table:table-cell table:number-columns-repeated="6" table:style-name="ce34"/>
          <table:table-cell table:number-columns-repeated="2" table:style-name="ce36"/>
          <table:table-cell table:number-columns-repeated="16372" table:style-name="ce1"/>
        </table:table-row>
        <table:table-row table:style-name="ro4">
          <table:table-cell table:number-columns-repeated="2"/>
          <table:table-cell table:style-name="ce36"/>
          <table:table-cell table:style-name="ce33"/>
          <table:table-cell table:style-name="ce65"/>
          <table:table-cell table:number-columns-repeated="5" table:style-name="ce34"/>
          <table:table-cell table:number-columns-repeated="2" table:style-name="ce36"/>
          <table:table-cell table:number-columns-repeated="16372" table:style-name="ce1"/>
        </table:table-row>
        <table:table-row table:style-name="ro21">
          <table:table-cell table:number-columns-repeated="2"/>
          <table:table-cell office:value-type="string" table:number-columns-spanned="9" table:number-rows-spanned="1" table:style-name="ce71">
            <text:p><text:span text:style-name="T9">1</text:span><text:span text:style-name="T12"><text:s/>A partir del primer trimestre de 2008, en las posiciones habituales de las variables de actividad las categorías se han obtenido con la nueva clasificación de actividades CNAE 2009. Se ha tratado de buscar la continuidad de las agrupaciones con la antigua CNAE-1993 rev-1, utilizada hasta el T4-2007, pero la correspondencia de ambas clasificaciones no es perfecta. Para más información sobre las diferencias véase Anexo Códigos CNAE 2009 y 1993)</text:span></text:p>
          </table:table-cell>
          <table:covered-table-cell table:number-columns-repeated="8"/>
          <table:table-cell table:style-name="ce36"/>
          <table:table-cell table:number-columns-repeated="16372" table:style-name="ce1"/>
        </table:table-row>
        <table:table-row table:style-name="ro21">
          <table:table-cell table:number-columns-repeated="2"/>
          <table:table-cell office:value-type="string" table:number-columns-spanned="9" table:number-rows-spanned="1" table:style-name="ce71">
            <text:p><text:span text:style-name="T9">2</text:span><text:span text:style-name="T12"><text:s/>A partir del primer trimestre de 2014, en las posiciones habituales de las variables de estudios las categorías se han obtenido con la nueva clasificación de estudios CNED 2014. Se ha tratado de buscar la continuidad de las agrupaciones con la antigua CNED 2000, utilizada hasta el T4-2012 pero la correspondencia de ambas clasificaciones no es perfecta. Para más información sobre las diferencias véase Anexo Códigos CNED 2014 y 2000)</text:span></text:p>
          </table:table-cell>
          <table:covered-table-cell table:number-columns-repeated="8"/>
          <table:table-cell table:style-name="ce36"/>
          <table:table-cell table:number-columns-repeated="16372" table:style-name="ce1"/>
        </table:table-row>
        <table:table-row table:style-name="ro22">
          <table:table-cell table:number-columns-repeated="2"/>
          <table:table-cell office:value-type="string" table:number-columns-spanned="9" table:number-rows-spanned="1" table:style-name="ce71">
            <text:p><text:span text:style-name="T9">*</text:span><text:span text:style-name="T12"><text:s/>Nuevo código 38 en NFORMA y NCURSR. El de estudios en curso (NCURSR) se añade como válido a partir del segundo trimestre de 2015 y el de formación alcanzado (NFORMA) a partir del segundo trimestre de 2016</text:span></text:p>
          </table:table-cell>
          <table:covered-table-cell table:number-columns-repeated="8"/>
          <table:table-cell table:style-name="ce36"/>
          <table:table-cell table:number-columns-repeated="16372" table:style-name="ce1"/>
        </table:table-row>
        <table:table-row table:number-rows-repeated="2" table:style-name="ro4">
          <table:table-cell table:number-columns-repeated="2"/>
          <table:table-cell table:style-name="ce36"/>
          <table:table-cell table:style-name="ce33"/>
          <table:table-cell table:style-name="ce65"/>
          <table:table-cell table:number-columns-repeated="5" table:style-name="ce34"/>
          <table:table-cell table:number-columns-repeated="2" table:style-name="ce36"/>
          <table:table-cell table:number-columns-repeated="16372" table:style-name="ce1"/>
        </table:table-row>
        <table:table-row table:style-name="ro19">
          <table:table-cell table:number-columns-repeated="2" table:style-name="ce1"/>
          <table:table-cell office:value-type="string" table:style-name="ce32">
            <text:p>ENCUESTA DE POBLACIÓN ACTIVA <text:s/>DESDE 2005-2016<text:s text:c="2"/></text:p>
          </table:table-cell>
          <table:table-cell table:style-name="ce66"/>
          <table:table-cell table:number-columns-repeated="6" table:style-name="ce67"/>
          <table:table-cell table:style-name="ce38"/>
          <table:table-cell table:number-columns-repeated="11" table:style-name="ce36"/>
          <table:table-cell table:number-columns-repeated="16362"/>
        </table:table-row>
        <table:table-row table:style-name="ro4">
          <table:table-cell table:number-columns-repeated="2"/>
          <table:table-cell table:style-name="ce32"/>
          <table:table-cell table:style-name="ce66"/>
          <table:table-cell table:number-columns-repeated="6" table:style-name="ce67"/>
          <table:table-cell table:style-name="ce32"/>
          <table:table-cell table:number-columns-repeated="11" table:style-name="ce36"/>
          <table:table-cell table:number-columns-repeated="16362"/>
        </table:table-row>
        <table:table-row table:style-name="ro4">
          <table:table-cell table:number-columns-repeated="2"/>
          <table:table-cell office:value-type="string" table:style-name="ce32">
            <text:p>REGISTRO:<text:s text:c="12"/></text:p>
          </table:table-cell>
          <table:table-cell table:style-name="ce66"/>
          <table:table-cell table:number-columns-repeated="6" table:style-name="ce67"/>
          <table:table-cell office:value-type="string" table:style-name="ce32">
            <text:p>NIVEL = 2 <text:s text:c="19"/>LONGITUD =176</text:p>
          </table:table-cell>
          <table:table-cell table:number-columns-repeated="11" table:style-name="ce36"/>
          <table:table-cell table:number-columns-repeated="16362"/>
        </table:table-row>
        <table:table-row table:style-name="ro4">
          <table:table-cell table:number-columns-repeated="2"/>
          <table:table-cell office:value-type="string" table:style-name="ce37">
            <text:p>DESCRIPCIÓN: <text:s text:c="2"/>DISEÑO DE REGISTRO ANONIMIZADO GRATUITO INEBASE</text:p>
          </table:table-cell>
          <table:table-cell table:style-name="ce33"/>
          <table:table-cell table:number-columns-repeated="6" table:style-name="ce34"/>
          <table:table-cell table:style-name="ce35"/>
          <table:table-cell table:number-columns-repeated="11" table:style-name="ce36"/>
          <table:table-cell table:number-columns-repeated="16362"/>
        </table:table-row>
        <table:table-row table:style-name="ro23">
          <table:table-cell table:number-columns-repeated="2"/>
          <table:table-cell table:style-name="ce36"/>
          <table:table-cell table:style-name="ce33"/>
          <table:table-cell table:number-columns-repeated="6" table:style-name="ce34"/>
          <table:table-cell table:number-columns-repeated="12" table:style-name="ce36"/>
          <table:table-cell table:number-columns-repeated="16362"/>
        </table:table-row>
        <table:table-row table:style-name="ro14">
          <table:table-cell table:number-columns-repeated="2" table:style-name="ce38"/>
          <table:table-cell office:value-type="string" table:style-name="ce39">
            <text:p>CAMPO</text:p>
          </table:table-cell>
          <table:table-cell table:style-name="ce40"/>
          <table:table-cell office:value-type="string" table:style-name="ce41">
            <text:p>COMIENZO</text:p>
          </table:table-cell>
          <table:table-cell table:style-name="ce40"/>
          <table:table-cell office:value-type="string" table:style-name="ce41">
            <text:p>FIN</text:p>
          </table:table-cell>
          <table:table-cell table:style-name="ce40"/>
          <table:table-cell office:value-type="string" table:style-name="ce41">
            <text:p>LONGITUD</text:p>
          </table:table-cell>
          <table:table-cell table:style-name="ce40"/>
          <table:table-cell office:value-type="string" table:style-name="ce39">
            <text:p>DESCRIPCIÓN DEL CAMPO</text:p>
          </table:table-cell>
          <table:table-cell table:number-columns-repeated="16373" table:style-name="ce38"/>
        </table:table-row>
        <table:table-row table:style-name="ro8">
          <table:table-cell table:number-columns-repeated="2"/>
          <table:table-cell table:style-name="ce36"/>
          <table:table-cell table:style-name="ce33"/>
          <table:table-cell table:number-columns-repeated="6" table:style-name="ce34"/>
          <table:table-cell table:number-columns-repeated="12" table:style-name="ce36"/>
          <table:table-cell table:number-columns-repeated="16362"/>
        </table:table-row>
        <table:table-row table:style-name="ro4">
          <table:table-cell table:number-columns-repeated="2"/>
          <table:table-cell office:value-type="string" table:style-name="ce42">
            <text:p>CONTROL</text:p>
          </table:table-cell>
          <table:table-cell table:style-name="ce43"/>
          <table:table-cell office:value-type="float" office:value="1" table:style-name="ce44">
            <text:p>1</text:p>
          </table:table-cell>
          <table:table-cell table:number-columns-repeated="3" table:style-name="ce44"/>
          <table:table-cell office:value-type="float" office:value="0" table:style-name="ce44">
            <text:p>0</text:p>
          </table:table-cell>
          <table:table-cell table:style-name="ce44"/>
          <table:table-cell office:value-type="string" table:style-name="ce42">
            <text:p>AGRUPACIÓN DE CAMPOS</text:p>
          </table:table-cell>
          <table:table-cell table:number-columns-repeated="11" table:style-name="ce36"/>
          <table:table-cell table:number-columns-repeated="16362"/>
        </table:table-row>
        <table:table-row table:style-name="ro4">
          <table:table-cell table:number-columns-repeated="2"/>
          <table:table-cell office:value-type="string" table:style-name="ce36">
            <text:p>CICLO</text:p>
          </table:table-cell>
          <table:table-cell table:style-name="ce33"/>
          <table:table-cell office:value-type="float" office:value="1" table:formula="of:=[.E140]+[.I140]" table:style-name="ce34">
            <text:p>1</text:p>
          </table:table-cell>
          <table:table-cell table:style-name="ce34"/>
          <table:table-cell office:value-type="float" office:value="3" table:formula="of:=[.E141]+[.I141]-1" table:style-name="ce34">
            <text:p>3</text:p>
          </table:table-cell>
          <table:table-cell table:style-name="ce34"/>
          <table:table-cell office:value-type="float" office:value="3" table:style-name="ce34">
            <text:p>3</text:p>
          </table:table-cell>
          <table:table-cell table:style-name="ce34"/>
          <table:table-cell office:value-type="string" table:style-name="ce36">
            <text:p>Período de referencia</text:p>
          </table:table-cell>
          <table:table-cell table:number-columns-repeated="11" table:style-name="ce36"/>
          <table:table-cell table:number-columns-repeated="16362"/>
        </table:table-row>
        <table:table-row table:style-name="ro4">
          <table:table-cell table:number-columns-repeated="2"/>
          <table:table-cell office:value-type="string" table:style-name="ce42">
            <text:p>IDEN</text:p>
          </table:table-cell>
          <table:table-cell table:style-name="ce43"/>
          <table:table-cell office:value-type="float" office:value="4" table:formula="of:=[.E141]+[.I141]" table:style-name="ce62">
            <text:p>4</text:p>
          </table:table-cell>
          <table:table-cell table:number-columns-repeated="2" table:style-name="ce62"/>
          <table:table-cell table:style-name="ce44"/>
          <table:table-cell office:value-type="float" office:value="0" table:style-name="ce44">
            <text:p>0</text:p>
          </table:table-cell>
          <table:table-cell table:style-name="ce44"/>
          <table:table-cell office:value-type="string" table:style-name="ce42">
            <text:p>AGRUPACIÓN DE CAMPOS</text:p>
          </table:table-cell>
          <table:table-cell table:number-columns-repeated="11" table:style-name="ce36"/>
          <table:table-cell table:number-columns-repeated="16362"/>
        </table:table-row>
        <table:table-row table:style-name="ro4">
          <table:table-cell table:number-columns-repeated="2"/>
          <table:table-cell office:value-type="string" table:style-name="ce36">
            <text:p>CCAA</text:p>
          </table:table-cell>
          <table:table-cell table:style-name="ce33"/>
          <table:table-cell office:value-type="float" office:value="4" table:formula="of:=[.E142]+[.I142]" table:style-name="ce34">
            <text:p>4</text:p>
          </table:table-cell>
          <table:table-cell table:style-name="ce34"/>
          <table:table-cell office:value-type="float" office:value="5" table:formula="of:=[.E143]+[.I143]-1" table:style-name="ce34">
            <text:p>5</text:p>
          </table:table-cell>
          <table:table-cell table:style-name="ce34"/>
          <table:table-cell office:value-type="float" office:value="2" table:style-name="ce34">
            <text:p>2</text:p>
          </table:table-cell>
          <table:table-cell table:style-name="ce34"/>
          <table:table-cell office:value-type="string" table:style-name="ce36">
            <text:p>Comunidad autónoma</text:p>
          </table:table-cell>
          <table:table-cell table:number-columns-repeated="11" table:style-name="ce36"/>
          <table:table-cell table:number-columns-repeated="16362"/>
        </table:table-row>
        <table:table-row table:style-name="ro4">
          <table:table-cell table:number-columns-repeated="2"/>
          <table:table-cell office:value-type="string" table:style-name="ce36">
            <text:p>PROV</text:p>
          </table:table-cell>
          <table:table-cell table:style-name="ce33"/>
          <table:table-cell office:value-type="float" office:value="6" table:formula="of:=[.E143]+[.I143]" table:style-name="ce34">
            <text:p>6</text:p>
          </table:table-cell>
          <table:table-cell table:style-name="ce34"/>
          <table:table-cell office:value-type="float" office:value="7" table:formula="of:=[.E144]+[.I144]-1" table:style-name="ce34">
            <text:p>7</text:p>
          </table:table-cell>
          <table:table-cell table:style-name="ce34"/>
          <table:table-cell office:value-type="float" office:value="2" table:style-name="ce34">
            <text:p>2</text:p>
          </table:table-cell>
          <table:table-cell table:style-name="ce34"/>
          <table:table-cell office:value-type="string" table:style-name="ce36">
            <text:p>Provincia</text:p>
          </table:table-cell>
          <table:table-cell table:number-columns-repeated="11" table:style-name="ce36"/>
          <table:table-cell table:number-columns-repeated="16362"/>
        </table:table-row>
        <table:table-row table:style-name="ro4">
          <table:table-cell/>
          <table:table-cell table:style-name="ce1"/>
          <table:table-cell office:value-type="string" table:style-name="ce36">
            <text:p>NVIVI</text:p>
          </table:table-cell>
          <table:table-cell table:style-name="ce33"/>
          <table:table-cell office:value-type="float" office:value="8" table:formula="of:=[.E144]+[.I144]" table:style-name="ce34">
            <text:p>8</text:p>
          </table:table-cell>
          <table:table-cell table:style-name="ce34"/>
          <table:table-cell office:value-type="float" office:value="12" table:formula="of:=[.E145]+[.I145]-1" table:style-name="ce34">
            <text:p>12</text:p>
          </table:table-cell>
          <table:table-cell table:style-name="ce34"/>
          <table:table-cell office:value-type="float" office:value="5" table:style-name="ce34">
            <text:p>5</text:p>
          </table:table-cell>
          <table:table-cell table:style-name="ce34"/>
          <table:table-cell office:value-type="string" table:style-name="ce36">
            <text:p>Número de orden de la vivienda</text:p>
          </table:table-cell>
          <table:table-cell table:number-columns-repeated="11" table:style-name="ce36"/>
          <table:table-cell table:number-columns-repeated="16362"/>
        </table:table-row>
        <table:table-row table:style-name="ro4">
          <table:table-cell/>
          <table:table-cell table:style-name="ce1"/>
          <table:table-cell office:value-type="string" table:style-name="ce36">
            <text:p>NIVEL</text:p>
          </table:table-cell>
          <table:table-cell table:style-name="ce33"/>
          <table:table-cell office:value-type="float" office:value="13" table:formula="of:=[.E145]+[.I145]" table:style-name="ce34">
            <text:p>13</text:p>
          </table:table-cell>
          <table:table-cell table:style-name="ce34"/>
          <table:table-cell office:value-type="float" office:value="13" table:formula="of:=[.E146]+[.I146]-1" table:style-name="ce34">
            <text:p>13</text:p>
          </table:table-cell>
          <table:table-cell table:style-name="ce34"/>
          <table:table-cell office:value-type="float" office:value="1" table:style-name="ce34">
            <text:p>1</text:p>
          </table:table-cell>
          <table:table-cell table:style-name="ce34"/>
          <table:table-cell office:value-type="string" table:style-name="ce36">
            <text:p>Variable que indica el nivel del registro en el fichero</text:p>
          </table:table-cell>
          <table:table-cell table:number-columns-repeated="11" table:style-name="ce36"/>
          <table:table-cell table:number-columns-repeated="16362"/>
        </table:table-row>
        <table:table-row table:style-name="ro4">
          <table:table-cell/>
          <table:table-cell table:style-name="ce1"/>
          <table:table-cell office:value-type="string" table:style-name="ce42">
            <text:p>IDENPER</text:p>
          </table:table-cell>
          <table:table-cell table:style-name="ce63"/>
          <table:table-cell office:value-type="float" office:value="14" table:formula="of:=[.E146]+[.I146]" table:style-name="ce62">
            <text:p>14</text:p>
          </table:table-cell>
          <table:table-cell table:number-columns-repeated="3" table:style-name="ce45"/>
          <table:table-cell office:value-type="float" office:value="0" table:style-name="ce44">
            <text:p>0</text:p>
          </table:table-cell>
          <table:table-cell table:style-name="ce45"/>
          <table:table-cell office:value-type="string" table:style-name="ce42">
            <text:p>AGRUPACIÓN DE CAMPOS</text:p>
          </table:table-cell>
          <table:table-cell table:number-columns-repeated="11" table:style-name="ce36"/>
          <table:table-cell table:number-columns-repeated="16362"/>
        </table:table-row>
        <table:table-row table:style-name="ro4">
          <table:table-cell/>
          <table:table-cell table:style-name="ce17"/>
          <table:table-cell office:value-type="string" table:style-name="ce36">
            <text:p>NPERS</text:p>
          </table:table-cell>
          <table:table-cell table:style-name="ce34"/>
          <table:table-cell office:value-type="float" office:value="14" table:formula="of:=[.E147]+[.I147]" table:style-name="ce34">
            <text:p>14</text:p>
          </table:table-cell>
          <table:table-cell table:style-name="ce34"/>
          <table:table-cell office:value-type="float" office:value="15" table:formula="of:=[.E148]+[.I148]-1" table:style-name="ce34">
            <text:p>15</text:p>
          </table:table-cell>
          <table:table-cell table:style-name="ce34"/>
          <table:table-cell office:value-type="float" office:value="2" table:style-name="ce34">
            <text:p>2</text:p>
          </table:table-cell>
          <table:table-cell table:style-name="ce34"/>
          <table:table-cell office:value-type="string" table:style-name="ce36">
            <text:p>Número de la persona</text:p>
          </table:table-cell>
          <table:table-cell table:style-name="ce36"/>
          <table:table-cell table:number-columns-repeated="16372" table:style-name="ce1"/>
        </table:table-row>
        <table:table-row table:style-name="ro4">
          <table:table-cell/>
          <table:table-cell table:style-name="ce1"/>
          <table:table-cell office:value-type="string" table:style-name="ce42">
            <text:p>A</text:p>
          </table:table-cell>
          <table:table-cell table:style-name="ce63"/>
          <table:table-cell office:value-type="float" office:value="16" table:formula="of:=[.E148]+[.I148]" table:style-name="ce44">
            <text:p>16</text:p>
          </table:table-cell>
          <table:table-cell table:number-columns-repeated="3" table:style-name="ce45"/>
          <table:table-cell office:value-type="float" office:value="0" table:style-name="ce44">
            <text:p>0</text:p>
          </table:table-cell>
          <table:table-cell table:style-name="ce45"/>
          <table:table-cell office:value-type="string" table:style-name="ce42">
            <text:p>AGRUPACIÓN DE CAMPOS</text:p>
          </table:table-cell>
          <table:table-cell table:number-columns-repeated="11" table:style-name="ce36"/>
          <table:table-cell table:number-columns-repeated="16362"/>
        </table:table-row>
        <table:table-row table:style-name="ro4">
          <table:table-cell/>
          <table:table-cell table:style-name="ce1"/>
          <table:table-cell office:value-type="string" table:style-name="ce36">
            <text:p>EDAD2</text:p>
          </table:table-cell>
          <table:table-cell table:style-name="ce33"/>
          <table:table-cell office:value-type="float" office:value="16" table:formula="of:=[.E149]+[.I149]" table:style-name="ce34">
            <text:p>16</text:p>
          </table:table-cell>
          <table:table-cell table:style-name="ce34"/>
          <table:table-cell office:value-type="float" office:value="17" table:formula="of:=[.E150]+[.I150]-1" table:style-name="ce34">
            <text:p>17</text:p>
          </table:table-cell>
          <table:table-cell table:style-name="ce34"/>
          <table:table-cell office:value-type="float" office:value="2" table:style-name="ce34">
            <text:p>2</text:p>
          </table:table-cell>
          <table:table-cell table:style-name="ce34"/>
          <table:table-cell office:value-type="string" table:style-name="ce36">
            <text:p>Grupo quinquenal de edad (años cumplidos)</text:p>
          </table:table-cell>
          <table:table-cell table:number-columns-repeated="11" table:style-name="ce36"/>
          <table:table-cell table:number-columns-repeated="16362"/>
        </table:table-row>
        <table:table-row table:style-name="ro4">
          <table:table-cell table:style-name="ce17"/>
          <table:table-cell table:style-name="ce17"/>
          <table:table-cell office:value-type="string" table:style-name="ce36">
            <text:p>RELPP2</text:p>
          </table:table-cell>
          <table:table-cell table:style-name="ce33"/>
          <table:table-cell office:value-type="float" office:value="18" table:formula="of:=[.E150]+[.I150]" table:style-name="ce34">
            <text:p>18</text:p>
          </table:table-cell>
          <table:table-cell table:style-name="ce34"/>
          <table:table-cell office:value-type="float" office:value="18" table:formula="of:=[.E151]+[.I151]-1" table:style-name="ce34">
            <text:p>18</text:p>
          </table:table-cell>
          <table:table-cell table:style-name="ce34"/>
          <table:table-cell office:value-type="float" office:value="1" table:style-name="ce34">
            <text:p>1</text:p>
          </table:table-cell>
          <table:table-cell table:style-name="ce34"/>
          <table:table-cell office:value-type="string" table:style-name="ce36">
            <text:p>Relación con la persona de referencia</text:p>
          </table:table-cell>
          <table:table-cell table:number-columns-repeated="11" table:style-name="ce35"/>
          <table:table-cell table:number-columns-repeated="16362" table:style-name="ce17"/>
        </table:table-row>
        <table:table-row table:style-name="ro4">
          <table:table-cell/>
          <table:table-cell table:style-name="ce1"/>
          <table:table-cell office:value-type="string" table:style-name="ce36">
            <text:p>SEXO2</text:p>
          </table:table-cell>
          <table:table-cell table:style-name="ce33"/>
          <table:table-cell office:value-type="float" office:value="19" table:formula="of:=[.E151]+[.I151]" table:style-name="ce34">
            <text:p>19</text:p>
          </table:table-cell>
          <table:table-cell table:style-name="ce34"/>
          <table:table-cell office:value-type="float" office:value="19" table:formula="of:=[.E152]+[.I152]-1" table:style-name="ce34">
            <text:p>19</text:p>
          </table:table-cell>
          <table:table-cell table:style-name="ce34"/>
          <table:table-cell office:value-type="float" office:value="1" table:style-name="ce34">
            <text:p>1</text:p>
          </table:table-cell>
          <table:table-cell table:style-name="ce34"/>
          <table:table-cell office:value-type="string" table:style-name="ce36">
            <text:p>Sexo</text:p>
          </table:table-cell>
          <table:table-cell table:number-columns-repeated="11" table:style-name="ce36"/>
          <table:table-cell table:number-columns-repeated="16362"/>
        </table:table-row>
        <table:table-row table:style-name="ro4">
          <table:table-cell/>
          <table:table-cell table:style-name="ce1"/>
          <table:table-cell office:value-type="string" table:style-name="ce36">
            <text:p>NCONY</text:p>
          </table:table-cell>
          <table:table-cell table:style-name="ce33"/>
          <table:table-cell office:value-type="float" office:value="20" table:formula="of:=[.E152]+[.I152]" table:style-name="ce34">
            <text:p>20</text:p>
          </table:table-cell>
          <table:table-cell table:style-name="ce34"/>
          <table:table-cell office:value-type="float" office:value="21" table:formula="of:=[.E153]+[.I153]-1" table:style-name="ce34">
            <text:p>21</text:p>
          </table:table-cell>
          <table:table-cell table:style-name="ce34"/>
          <table:table-cell office:value-type="float" office:value="2" table:style-name="ce34">
            <text:p>2</text:p>
          </table:table-cell>
          <table:table-cell table:style-name="ce34"/>
          <table:table-cell office:value-type="string" table:style-name="ce36">
            <text:p>Número de persona del cónyuge</text:p>
          </table:table-cell>
          <table:table-cell table:number-columns-repeated="11" table:style-name="ce36"/>
          <table:table-cell table:number-columns-repeated="16362"/>
        </table:table-row>
        <table:table-row table:style-name="ro4">
          <table:table-cell/>
          <table:table-cell table:style-name="ce1"/>
          <table:table-cell office:value-type="string" table:style-name="ce36">
            <text:p>NPADRE</text:p>
          </table:table-cell>
          <table:table-cell table:style-name="ce33"/>
          <table:table-cell office:value-type="float" office:value="22" table:formula="of:=[.E153]+[.I153]" table:style-name="ce34">
            <text:p>22</text:p>
          </table:table-cell>
          <table:table-cell table:style-name="ce34"/>
          <table:table-cell office:value-type="float" office:value="23" table:formula="of:=[.E154]+[.I154]-1" table:style-name="ce34">
            <text:p>23</text:p>
          </table:table-cell>
          <table:table-cell table:style-name="ce34"/>
          <table:table-cell office:value-type="float" office:value="2" table:style-name="ce34">
            <text:p>2</text:p>
          </table:table-cell>
          <table:table-cell table:style-name="ce34"/>
          <table:table-cell office:value-type="string" table:style-name="ce36">
            <text:p>Número de persona del padre</text:p>
          </table:table-cell>
          <table:table-cell table:number-columns-repeated="11" table:style-name="ce36"/>
          <table:table-cell table:number-columns-repeated="16362"/>
        </table:table-row>
        <table:table-row table:style-name="ro4">
          <table:table-cell/>
          <table:table-cell table:style-name="ce1"/>
          <table:table-cell office:value-type="string" table:style-name="ce36">
            <text:p>NMADRE</text:p>
          </table:table-cell>
          <table:table-cell table:style-name="ce33"/>
          <table:table-cell office:value-type="float" office:value="24" table:formula="of:=[.E154]+[.I154]" table:style-name="ce34">
            <text:p>24</text:p>
          </table:table-cell>
          <table:table-cell table:style-name="ce34"/>
          <table:table-cell office:value-type="float" office:value="25" table:formula="of:=[.E155]+[.I155]-1" table:style-name="ce34">
            <text:p>25</text:p>
          </table:table-cell>
          <table:table-cell table:style-name="ce34"/>
          <table:table-cell office:value-type="float" office:value="2" table:style-name="ce34">
            <text:p>2</text:p>
          </table:table-cell>
          <table:table-cell table:style-name="ce34"/>
          <table:table-cell office:value-type="string" table:style-name="ce36">
            <text:p>Número de persona de la madre</text:p>
          </table:table-cell>
          <table:table-cell table:number-columns-repeated="11" table:style-name="ce36"/>
          <table:table-cell table:number-columns-repeated="16362"/>
        </table:table-row>
        <table:table-row table:style-name="ro4">
          <table:table-cell/>
          <table:table-cell table:style-name="ce1"/>
          <table:table-cell office:value-type="string" table:style-name="ce36">
            <text:p>RELLE1</text:p>
          </table:table-cell>
          <table:table-cell table:style-name="ce33"/>
          <table:table-cell office:value-type="float" office:value="26" table:formula="of:=[.E155]+[.I155]" table:style-name="ce34">
            <text:p>26</text:p>
          </table:table-cell>
          <table:table-cell table:style-name="ce34"/>
          <table:table-cell office:value-type="float" office:value="27" table:formula="of:=[.E156]+[.I156]-1" table:style-name="ce34">
            <text:p>27</text:p>
          </table:table-cell>
          <table:table-cell table:style-name="ce34"/>
          <table:table-cell office:value-type="float" office:value="2" table:style-name="ce34">
            <text:p>2</text:p>
          </table:table-cell>
          <table:table-cell table:style-name="ce34"/>
          <table:table-cell office:value-type="string" table:style-name="ce36">
            <text:p>Relleno (blancos)</text:p>
          </table:table-cell>
          <table:table-cell table:number-columns-repeated="11" table:style-name="ce36"/>
          <table:table-cell table:number-columns-repeated="16362"/>
        </table:table-row>
        <table:table-row table:style-name="ro4">
          <table:table-cell/>
          <table:table-cell table:style-name="ce1"/>
          <table:table-cell office:value-type="string" table:style-name="ce42">
            <text:p>NACIM</text:p>
          </table:table-cell>
          <table:table-cell table:style-name="ce63"/>
          <table:table-cell office:value-type="float" office:value="28" table:formula="of:=[.E156]+[.I156]" table:style-name="ce44">
            <text:p>28</text:p>
          </table:table-cell>
          <table:table-cell table:number-columns-repeated="3" table:style-name="ce45"/>
          <table:table-cell office:value-type="float" office:value="0" table:style-name="ce44">
            <text:p>0</text:p>
          </table:table-cell>
          <table:table-cell table:style-name="ce45"/>
          <table:table-cell office:value-type="string" table:style-name="ce42">
            <text:p>AGRUPACIÓN DE CAMPOS</text:p>
          </table:table-cell>
          <table:table-cell table:number-columns-repeated="11" table:style-name="ce36"/>
          <table:table-cell table:number-columns-repeated="16362"/>
        </table:table-row>
        <table:table-row table:style-name="ro4">
          <table:table-cell/>
          <table:table-cell table:style-name="ce1"/>
          <table:table-cell office:value-type="string" table:style-name="ce36">
            <text:p>PRONA2</text:p>
          </table:table-cell>
          <table:table-cell table:style-name="ce34"/>
          <table:table-cell office:value-type="float" office:value="28" table:formula="of:=[.E157]+[.I157]" table:style-name="ce34">
            <text:p>28</text:p>
          </table:table-cell>
          <table:table-cell table:style-name="ce34"/>
          <table:table-cell office:value-type="float" office:value="29" table:formula="of:=[.E158]+[.I158]-1" table:style-name="ce34">
            <text:p>29</text:p>
          </table:table-cell>
          <table:table-cell table:style-name="ce34"/>
          <table:table-cell office:value-type="float" office:value="2" table:style-name="ce34">
            <text:p>2</text:p>
          </table:table-cell>
          <table:table-cell table:style-name="ce34"/>
          <table:table-cell office:value-type="string" table:style-name="ce36">
            <text:p>Si es en España, indicar provincia</text:p>
          </table:table-cell>
          <table:table-cell table:style-name="ce36"/>
          <table:table-cell table:number-columns-repeated="16372" table:style-name="ce1"/>
        </table:table-row>
        <table:table-row table:style-name="ro4">
          <table:table-cell/>
          <table:table-cell table:style-name="ce1"/>
          <table:table-cell office:value-type="string" table:style-name="ce36">
            <text:p>REGNA2</text:p>
          </table:table-cell>
          <table:table-cell table:style-name="ce34"/>
          <table:table-cell office:value-type="float" office:value="30" table:formula="of:=[.E158]+[.I158]" table:style-name="ce34">
            <text:p>30</text:p>
          </table:table-cell>
          <table:table-cell table:style-name="ce34"/>
          <table:table-cell office:value-type="float" office:value="32" table:formula="of:=[.E159]+[.I159]-1" table:style-name="ce34">
            <text:p>32</text:p>
          </table:table-cell>
          <table:table-cell table:style-name="ce34"/>
          <table:table-cell office:value-type="float" office:value="3" table:style-name="ce34">
            <text:p>3</text:p>
          </table:table-cell>
          <table:table-cell table:style-name="ce34"/>
          <table:table-cell office:value-type="string" table:style-name="ce36">
            <text:p>Región del país extranjero de nacimiento</text:p>
          </table:table-cell>
          <table:table-cell table:style-name="ce36"/>
          <table:table-cell table:number-columns-repeated="16372" table:style-name="ce1"/>
        </table:table-row>
        <table:table-row table:style-name="ro4">
          <table:table-cell/>
          <table:table-cell table:style-name="ce1"/>
          <table:table-cell office:value-type="string" table:style-name="ce36">
            <text:p>NAC2</text:p>
          </table:table-cell>
          <table:table-cell table:style-name="ce34"/>
          <table:table-cell office:value-type="float" office:value="33" table:formula="of:=[.E159]+[.I159]" table:style-name="ce34">
            <text:p>33</text:p>
          </table:table-cell>
          <table:table-cell table:style-name="ce34"/>
          <table:table-cell office:value-type="float" office:value="33" table:formula="of:=[.E160]+[.I160]-1" table:style-name="ce34">
            <text:p>33</text:p>
          </table:table-cell>
          <table:table-cell table:style-name="ce34"/>
          <table:table-cell office:value-type="float" office:value="1" table:style-name="ce34">
            <text:p>1</text:p>
          </table:table-cell>
          <table:table-cell table:style-name="ce34"/>
          <table:table-cell office:value-type="string" table:style-name="ce36">
            <text:p>Nacionalidad</text:p>
          </table:table-cell>
          <table:table-cell table:style-name="ce36"/>
          <table:table-cell table:number-columns-repeated="16372" table:style-name="ce1"/>
        </table:table-row>
        <table:table-row table:style-name="ro4">
          <table:table-cell table:number-columns-repeated="2"/>
          <table:table-cell office:value-type="string" table:style-name="ce36">
            <text:p>EXREGNA2</text:p>
          </table:table-cell>
          <table:table-cell table:style-name="ce34"/>
          <table:table-cell office:value-type="float" office:value="34" table:formula="of:=[.E160]+[.I160]" table:style-name="ce34">
            <text:p>34</text:p>
          </table:table-cell>
          <table:table-cell table:style-name="ce34"/>
          <table:table-cell office:value-type="float" office:value="36" table:formula="of:=[.E161]+[.I161]-1" table:style-name="ce34">
            <text:p>36</text:p>
          </table:table-cell>
          <table:table-cell table:style-name="ce34"/>
          <table:table-cell office:value-type="float" office:value="3" table:style-name="ce34">
            <text:p>3</text:p>
          </table:table-cell>
          <table:table-cell table:style-name="ce34"/>
          <table:table-cell office:value-type="string" table:style-name="ce36">
            <text:p>Región del país de la nacionalidad extranjera</text:p>
          </table:table-cell>
          <table:table-cell table:style-name="ce36"/>
          <table:table-cell table:number-columns-repeated="16372" table:style-name="ce1"/>
        </table:table-row>
        <table:table-row table:style-name="ro4">
          <table:table-cell table:number-columns-repeated="2"/>
          <table:table-cell office:value-type="string" table:style-name="ce36">
            <text:p>ANORE2</text:p>
          </table:table-cell>
          <table:table-cell table:style-name="ce34"/>
          <table:table-cell office:value-type="float" office:value="37" table:formula="of:=[.E161]+[.I161]" table:style-name="ce34">
            <text:p>37</text:p>
          </table:table-cell>
          <table:table-cell table:style-name="ce34"/>
          <table:table-cell office:value-type="float" office:value="38" table:formula="of:=[.E162]+[.I162]-1" table:style-name="ce34">
            <text:p>38</text:p>
          </table:table-cell>
          <table:table-cell table:style-name="ce34"/>
          <table:table-cell office:value-type="float" office:value="2" table:style-name="ce34">
            <text:p>2</text:p>
          </table:table-cell>
          <table:table-cell table:style-name="ce34"/>
          <table:table-cell office:value-type="string" table:style-name="ce36">
            <text:p>Años de residencia en España</text:p>
          </table:table-cell>
          <table:table-cell table:style-name="ce36"/>
          <table:table-cell table:number-columns-repeated="16372" table:style-name="ce1"/>
        </table:table-row>
        <table:table-row table:style-name="ro4">
          <table:table-cell table:number-columns-repeated="2"/>
          <table:table-cell office:value-type="string" table:style-name="ce47">
            <text:p>RELLE2</text:p>
          </table:table-cell>
          <table:table-cell table:style-name="ce49"/>
          <table:table-cell office:value-type="float" office:value="39" table:formula="of:=[.E162]+[.I162]" table:style-name="ce49">
            <text:p>39</text:p>
          </table:table-cell>
          <table:table-cell table:style-name="ce49"/>
          <table:table-cell office:value-type="float" office:value="158" table:formula="of:=[.E163]+[.I163]-1" table:style-name="ce49">
            <text:p>158</text:p>
          </table:table-cell>
          <table:table-cell table:style-name="ce49"/>
          <table:table-cell office:value-type="float" office:value="120" table:style-name="ce68">
            <text:p>120</text:p>
          </table:table-cell>
          <table:table-cell table:style-name="ce49"/>
          <table:table-cell office:value-type="string" table:style-name="ce47">
            <text:p>Relleno (blancos)</text:p>
          </table:table-cell>
          <table:table-cell table:number-columns-repeated="11" table:style-name="ce36"/>
          <table:table-cell table:number-columns-repeated="16362"/>
        </table:table-row>
        <table:table-row table:style-name="ro4">
          <table:table-cell table:number-columns-repeated="2"/>
          <table:table-cell office:value-type="string" table:style-name="ce42">
            <text:p>I</text:p>
          </table:table-cell>
          <table:table-cell table:style-name="ce63"/>
          <table:table-cell office:value-type="float" office:value="159" table:formula="of:=[.E163]+[.I163]" table:style-name="ce44">
            <text:p>159</text:p>
          </table:table-cell>
          <table:table-cell table:number-columns-repeated="3" table:style-name="ce45"/>
          <table:table-cell office:value-type="float" office:value="0" table:style-name="ce44">
            <text:p>0</text:p>
          </table:table-cell>
          <table:table-cell table:style-name="ce45"/>
          <table:table-cell office:value-type="string" table:style-name="ce42">
            <text:p>AGRUPACIÓN DE CAMPOS</text:p>
          </table:table-cell>
          <table:table-cell table:style-name="ce36"/>
          <table:table-cell table:number-columns-repeated="16372" table:style-name="ce1"/>
        </table:table-row>
        <table:table-row table:style-name="ro14">
          <table:table-cell table:number-columns-repeated="2" table:style-name="ce38"/>
          <table:table-cell office:value-type="string" table:style-name="ce56">
            <text:p>MUN2</text:p>
          </table:table-cell>
          <table:table-cell table:style-name="ce34"/>
          <table:table-cell office:value-type="float" office:value="159" table:formula="of:=[.E164]+[.I164]" table:style-name="ce57">
            <text:p>159</text:p>
          </table:table-cell>
          <table:table-cell table:style-name="ce34"/>
          <table:table-cell office:value-type="float" office:value="159" table:formula="of:=[.E165]+[.I165]-1" table:style-name="ce57">
            <text:p>159</text:p>
          </table:table-cell>
          <table:table-cell table:style-name="ce34"/>
          <table:table-cell office:value-type="float" office:value="1" table:style-name="ce57">
            <text:p>1</text:p>
          </table:table-cell>
          <table:table-cell table:style-name="ce34"/>
          <table:table-cell office:value-type="string" table:style-name="ce56">
            <text:p>Lugar de residencia hace un año</text:p>
          </table:table-cell>
          <table:table-cell table:number-columns-repeated="16373" table:style-name="ce38"/>
        </table:table-row>
        <table:table-row table:style-name="ro4">
          <table:table-cell table:number-columns-repeated="2"/>
          <table:table-cell office:value-type="string" table:style-name="ce42">
            <text:p>RESI</text:p>
          </table:table-cell>
          <table:table-cell table:style-name="ce63"/>
          <table:table-cell office:value-type="float" office:value="160" table:formula="of:=[.E165]+[.I165]" table:style-name="ce44">
            <text:p>160</text:p>
          </table:table-cell>
          <table:table-cell table:number-columns-repeated="3" table:style-name="ce45"/>
          <table:table-cell office:value-type="float" office:value="0" table:style-name="ce44">
            <text:p>0</text:p>
          </table:table-cell>
          <table:table-cell table:style-name="ce45"/>
          <table:table-cell office:value-type="string" table:style-name="ce42">
            <text:p>AGRUPACIÓN DE CAMPOS</text:p>
          </table:table-cell>
          <table:table-cell table:style-name="ce36"/>
          <table:table-cell table:number-columns-repeated="16372" table:style-name="ce1"/>
        </table:table-row>
        <table:table-row table:style-name="ro4">
          <table:table-cell table:number-columns-repeated="2"/>
          <table:table-cell office:value-type="string" table:style-name="ce36">
            <text:p>PRORE2</text:p>
          </table:table-cell>
          <table:table-cell table:style-name="ce34"/>
          <table:table-cell office:value-type="float" office:value="160" table:formula="of:=[.E166]+[.I166]" table:style-name="ce69">
            <text:p>160</text:p>
          </table:table-cell>
          <table:table-cell table:style-name="ce70"/>
          <table:table-cell office:value-type="float" office:value="161" table:formula="of:=[.E167]+[.I167]-1" table:style-name="ce70">
            <text:p>161</text:p>
          </table:table-cell>
          <table:table-cell table:style-name="ce34"/>
          <table:table-cell office:value-type="float" office:value="2" table:style-name="ce34">
            <text:p>2</text:p>
          </table:table-cell>
          <table:table-cell table:style-name="ce34"/>
          <table:table-cell office:value-type="string" table:style-name="ce36">
            <text:p>Si es en España, indicar provincia</text:p>
          </table:table-cell>
          <table:table-cell table:style-name="ce36"/>
          <table:table-cell table:number-columns-repeated="16372" table:style-name="ce1"/>
        </table:table-row>
        <table:table-row table:style-name="ro4">
          <table:table-cell table:number-columns-repeated="2"/>
          <table:table-cell office:value-type="string" table:style-name="ce36">
            <text:p>REPAIRE2</text:p>
          </table:table-cell>
          <table:table-cell table:style-name="ce34"/>
          <table:table-cell office:value-type="float" office:value="162" table:formula="of:=[.E167]+[.I167]" table:style-name="ce34">
            <text:p>162</text:p>
          </table:table-cell>
          <table:table-cell table:style-name="ce34"/>
          <table:table-cell office:value-type="float" office:value="164" table:formula="of:=[.E168]+[.I168]-1" table:style-name="ce34">
            <text:p>164</text:p>
          </table:table-cell>
          <table:table-cell table:style-name="ce34"/>
          <table:table-cell office:value-type="float" office:value="3" table:style-name="ce34">
            <text:p>3</text:p>
          </table:table-cell>
          <table:table-cell table:style-name="ce34"/>
          <table:table-cell office:value-type="string" table:style-name="ce36">
            <text:p>Región del país extranjero de <text:s/>residencia anterior</text:p>
          </table:table-cell>
          <table:table-cell table:style-name="ce36"/>
          <table:table-cell table:number-columns-repeated="16372" table:style-name="ce1"/>
        </table:table-row>
        <table:table-row table:style-name="ro4">
          <table:table-cell table:number-columns-repeated="2"/>
          <table:table-cell office:value-type="string" table:style-name="ce47">
            <text:p>RELLE3</text:p>
          </table:table-cell>
          <table:table-cell table:style-name="ce49"/>
          <table:table-cell office:value-type="float" office:value="165" table:formula="of:=[.E168]+[.I168]" table:style-name="ce49">
            <text:p>165</text:p>
          </table:table-cell>
          <table:table-cell table:style-name="ce49"/>
          <table:table-cell office:value-type="float" office:value="169" table:formula="of:=[.E169]+[.I169]-1" table:style-name="ce49">
            <text:p>169</text:p>
          </table:table-cell>
          <table:table-cell table:style-name="ce49"/>
          <table:table-cell office:value-type="float" office:value="5" table:style-name="ce49">
            <text:p>5</text:p>
          </table:table-cell>
          <table:table-cell table:style-name="ce49"/>
          <table:table-cell office:value-type="string" table:style-name="ce47">
            <text:p>Relleno (blancos)</text:p>
          </table:table-cell>
          <table:table-cell table:number-columns-repeated="11" table:style-name="ce36"/>
          <table:table-cell table:number-columns-repeated="16362"/>
        </table:table-row>
        <table:table-row table:style-name="ro4">
          <table:table-cell table:number-columns-repeated="2"/>
          <table:table-cell office:value-type="string" table:style-name="ce42">
            <text:p>VARDERC</text:p>
          </table:table-cell>
          <table:table-cell table:style-name="ce63"/>
          <table:table-cell office:value-type="float" office:value="170" table:formula="of:=[.E169]+[.I169]" table:style-name="ce44">
            <text:p>170</text:p>
          </table:table-cell>
          <table:table-cell table:number-columns-repeated="3" table:style-name="ce45"/>
          <table:table-cell office:value-type="float" office:value="0" table:style-name="ce44">
            <text:p>0</text:p>
          </table:table-cell>
          <table:table-cell table:style-name="ce45"/>
          <table:table-cell office:value-type="string" table:style-name="ce42">
            <text:p>AGRUPACIÓN DE CAMPOS</text:p>
          </table:table-cell>
          <table:table-cell table:number-columns-repeated="11" table:style-name="ce36"/>
          <table:table-cell table:number-columns-repeated="16362"/>
        </table:table-row>
        <table:table-row table:style-name="ro4">
          <table:table-cell table:number-columns-repeated="2"/>
          <table:table-cell office:value-type="string" table:style-name="ce56">
            <text:p>FACTOREL</text:p>
          </table:table-cell>
          <table:table-cell table:style-name="ce34"/>
          <table:table-cell office:value-type="float" office:value="170" table:formula="of:=[.E170]+[.I170]" table:style-name="ce57">
            <text:p>170</text:p>
          </table:table-cell>
          <table:table-cell table:style-name="ce34"/>
          <table:table-cell office:value-type="float" office:value="176" table:formula="of:=[.E171]+[.I171]-1" table:style-name="ce57">
            <text:p>176</text:p>
          </table:table-cell>
          <table:table-cell table:style-name="ce57"/>
          <table:table-cell office:value-type="float" office:value="7" table:style-name="ce57">
            <text:p>7</text:p>
          </table:table-cell>
          <table:table-cell table:style-name="ce34"/>
          <table:table-cell office:value-type="string" table:style-name="ce56">
            <text:p>Factor de elevación</text:p>
          </table:table-cell>
          <table:table-cell table:style-name="ce36"/>
          <table:table-cell table:number-columns-repeated="16372" table:style-name="ce1"/>
        </table:table-row>
        <table:table-row table:style-name="ro23">
          <table:table-cell table:number-columns-repeated="2"/>
          <table:table-cell table:style-name="ce36"/>
          <table:table-cell table:style-name="ce33"/>
          <table:table-cell table:number-columns-repeated="6" table:style-name="ce34"/>
          <table:table-cell table:number-columns-repeated="2" table:style-name="ce36"/>
          <table:table-cell table:number-columns-repeated="16372" table:style-name="ce1"/>
        </table:table-row>
        <table:table-row table:number-rows-repeated="2" table:style-name="ro4">
          <table:table-cell table:number-columns-repeated="16384"/>
        </table:table-row>
        <table:table-row table:style-name="ro24">
          <table:table-cell table:number-columns-repeated="2" table:style-name="ce1"/>
          <table:table-cell table:style-name="ce36"/>
          <table:table-cell table:style-name="ce33"/>
          <table:table-cell table:number-columns-repeated="6" table:style-name="ce34"/>
          <table:table-cell table:number-columns-repeated="2" table:style-name="ce36"/>
          <table:table-cell table:number-columns-repeated="16372" table:style-name="ce1"/>
        </table:table-row>
        <table:table-row table:number-rows-repeated="1048401" table:style-name="ro4">
          <table:table-cell table:number-columns-repeated="16384"/>
        </table:table-row>
        <table:named-expressions>
          <table:named-range table:name="Print_Area" table:cell-range-address="Comentarios.$A$1:Comentarios.$K$173" table:base-cell-address="Comentarios.$A$1"/>
        </table:named-expressions>
      </table:table>
      <table:table table:name="Relación_de_variables_y_valores" table:style-name="ta4">
        <table:table-column table:style-name="co9" table:default-cell-style-name="ce76"/>
        <table:table-column table:style-name="co19" table:default-cell-style-name="ce77"/>
        <table:table-column table:style-name="co20" table:default-cell-style-name="ce78"/>
        <table:table-column table:style-name="co21" table:default-cell-style-name="ce77"/>
        <table:table-column table:style-name="co22" table:default-cell-style-name="ce1"/>
        <table:table-column table:style-name="co2" table:number-columns-repeated="1019" table:default-cell-style-name="ce1"/>
        <table:table-column table:style-name="co7" table:number-columns-repeated="15360" table:default-cell-style-name="ce1"/>
        <table:table-row table:style-name="ro4">
          <table:table-cell table:style-name="ce72"/>
          <table:table-cell office:value-type="string" table:style-name="ce73">
            <text:p>Datos de Control</text:p>
          </table:table-cell>
          <table:table-cell table:style-name="ce74"/>
          <table:table-cell table:number-columns-repeated="2" table:style-name="ce75"/>
          <table:table-cell table:number-columns-repeated="16379"/>
        </table:table-row>
        <table:table-row table:style-name="ro13">
          <table:table-cell table:style-name="ce76"/>
          <table:table-cell table:style-name="ce77"/>
          <table:table-cell table:style-name="ce78"/>
          <table:table-cell table:style-name="ce77"/>
          <table:table-cell table:number-columns-repeated="16380" table:style-name="ce1"/>
        </table:table-row>
        <table:table-row table:style-name="ro4">
          <table:table-cell table:style-name="ce79"/>
          <table:table-cell office:value-type="string" table:style-name="ce80">
            <text:p>Identificador numérico del trimestre a que se refieren los datos</text:p>
          </table:table-cell>
          <table:table-cell table:style-name="ce81"/>
          <table:table-cell table:style-name="ce77"/>
          <table:table-cell table:number-columns-repeated="16380" table:style-name="ce1"/>
        </table:table-row>
        <table:table-row table:style-name="ro4">
          <table:table-cell table:style-name="ce76"/>
          <table:table-cell office:value-type="string" table:style-name="ce77">
            <text:p>Filtro:</text:p>
          </table:table-cell>
          <table:table-cell office:value-type="string" table:style-name="ce78">
            <text:p>Todas las personas / vivienda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CICLO</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30" table:style-name="ce78">
            <text:p>130</text:p>
          </table:table-cell>
          <table:table-cell office:value-type="string" table:style-name="ce78">
            <text:p>T1-2005</text:p>
          </table:table-cell>
          <table:table-cell table:number-columns-repeated="16380" table:style-name="ce1"/>
        </table:table-row>
        <table:table-row table:style-name="ro4">
          <table:table-cell table:style-name="ce76"/>
          <table:table-cell table:style-name="ce77"/>
          <table:table-cell office:value-type="string" table:style-name="ce83">
            <text:p>(…)</text:p>
          </table:table-cell>
          <table:table-cell office:value-type="string" table:style-name="ce84">
            <text:p><text:s text:c="7"/>(…)</text:p>
          </table:table-cell>
          <table:table-cell table:number-columns-repeated="16380" table:style-name="ce1"/>
        </table:table-row>
        <table:table-row table:style-name="ro4">
          <table:table-cell table:style-name="ce76"/>
          <table:table-cell table:style-name="ce77"/>
          <table:table-cell office:value-type="float" office:value="177" table:style-name="ce78">
            <text:p>177</text:p>
          </table:table-cell>
          <table:table-cell office:value-type="string" table:style-name="ce78">
            <text:p>T4-2016</text:p>
          </table:table-cell>
          <table:table-cell table:number-columns-repeated="16380" table:style-name="ce1"/>
        </table:table-row>
        <table:table-row table:style-name="ro4">
          <table:table-cell table:style-name="ce76"/>
          <table:table-cell table:style-name="ce77"/>
          <table:table-cell office:value-type="string" table:style-name="ce83">
            <text:p>(…)</text:p>
          </table:table-cell>
          <table:table-cell office:value-type="string" table:style-name="ce84">
            <text:p><text:s text:c="7"/>(…)</text:p>
          </table:table-cell>
          <table:table-cell table:number-columns-repeated="16380" table:style-name="ce1"/>
        </table:table-row>
        <table:table-row table:style-name="ro4">
          <table:table-cell table:number-columns-repeated="16384"/>
        </table:table-row>
        <table:table-row table:style-name="ro4">
          <table:table-cell table:style-name="ce76"/>
          <table:table-cell table:style-name="ce77"/>
          <table:table-cell table:style-name="ce36"/>
          <table:table-cell table:style-name="ce78"/>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CCAA</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77">
            <text:p>01 = Andalucía</text:p>
          </table:table-cell>
          <table:table-cell table:style-name="ce85"/>
          <table:table-cell office:value-type="string" table:style-name="ce77">
            <text:p>10 = Comunidad Valenciana</text:p>
          </table:table-cell>
          <table:table-cell table:number-columns-repeated="16379"/>
        </table:table-row>
        <table:table-row table:style-name="ro4">
          <table:table-cell table:style-name="ce76"/>
          <table:table-cell table:style-name="ce77"/>
          <table:table-cell office:value-type="string" table:style-name="ce77">
            <text:p>02 = Aragón</text:p>
          </table:table-cell>
          <table:table-cell table:style-name="ce85"/>
          <table:table-cell office:value-type="string" table:style-name="ce77">
            <text:p>11 = Extremadura</text:p>
          </table:table-cell>
          <table:table-cell table:number-columns-repeated="16379"/>
        </table:table-row>
        <table:table-row table:style-name="ro4">
          <table:table-cell table:style-name="ce76"/>
          <table:table-cell table:style-name="ce77"/>
          <table:table-cell office:value-type="string" table:style-name="ce77">
            <text:p>03 = Asturias (Principado de)</text:p>
          </table:table-cell>
          <table:table-cell table:style-name="ce85"/>
          <table:table-cell office:value-type="string" table:style-name="ce77">
            <text:p>12 = Galicia</text:p>
          </table:table-cell>
          <table:table-cell table:number-columns-repeated="16379"/>
        </table:table-row>
        <table:table-row table:style-name="ro4">
          <table:table-cell table:style-name="ce76"/>
          <table:table-cell table:style-name="ce77"/>
          <table:table-cell office:value-type="string" table:style-name="ce77">
            <text:p>04 = Baleares (Islas)</text:p>
          </table:table-cell>
          <table:table-cell table:style-name="ce85"/>
          <table:table-cell office:value-type="string" table:style-name="ce77">
            <text:p>13 = Madrid (Comunidad de)</text:p>
          </table:table-cell>
          <table:table-cell table:number-columns-repeated="16379"/>
        </table:table-row>
        <table:table-row table:style-name="ro4">
          <table:table-cell table:style-name="ce76"/>
          <table:table-cell table:style-name="ce77"/>
          <table:table-cell office:value-type="string" table:style-name="ce77">
            <text:p>05 = Canarias</text:p>
          </table:table-cell>
          <table:table-cell table:style-name="ce85"/>
          <table:table-cell office:value-type="string" table:style-name="ce77">
            <text:p>14 = Murcia (Región de)</text:p>
          </table:table-cell>
          <table:table-cell table:number-columns-repeated="16379"/>
        </table:table-row>
        <table:table-row table:style-name="ro4">
          <table:table-cell table:style-name="ce76"/>
          <table:table-cell table:style-name="ce77"/>
          <table:table-cell office:value-type="string" table:style-name="ce77">
            <text:p>06 = Cantabria</text:p>
          </table:table-cell>
          <table:table-cell table:style-name="ce85"/>
          <table:table-cell office:value-type="string" table:style-name="ce77">
            <text:p>15 = Navarra (Comunidad Foral de)</text:p>
          </table:table-cell>
          <table:table-cell table:number-columns-repeated="16379"/>
        </table:table-row>
        <table:table-row table:style-name="ro4">
          <table:table-cell table:style-name="ce76"/>
          <table:table-cell table:style-name="ce77"/>
          <table:table-cell office:value-type="string" table:style-name="ce77">
            <text:p>07 = Castilla-León</text:p>
          </table:table-cell>
          <table:table-cell table:style-name="ce85"/>
          <table:table-cell office:value-type="string" table:style-name="ce77">
            <text:p>16 = País Vasco</text:p>
          </table:table-cell>
          <table:table-cell table:number-columns-repeated="16379"/>
        </table:table-row>
        <table:table-row table:style-name="ro4">
          <table:table-cell table:style-name="ce76"/>
          <table:table-cell table:style-name="ce77"/>
          <table:table-cell office:value-type="string" table:style-name="ce77">
            <text:p>08 = Castilla-La Mancha</text:p>
          </table:table-cell>
          <table:table-cell table:style-name="ce85"/>
          <table:table-cell office:value-type="string" table:style-name="ce77">
            <text:p>17 = Rioja (La)</text:p>
          </table:table-cell>
          <table:table-cell table:number-columns-repeated="16379"/>
        </table:table-row>
        <table:table-row table:style-name="ro4">
          <table:table-cell table:style-name="ce76"/>
          <table:table-cell table:style-name="ce77"/>
          <table:table-cell office:value-type="string" table:style-name="ce77">
            <text:p>09 = Cataluña</text:p>
          </table:table-cell>
          <table:table-cell table:style-name="ce85"/>
          <table:table-cell office:value-type="string" table:style-name="ce77">
            <text:p>51 = Ceuta</text:p>
          </table:table-cell>
          <table:table-cell table:number-columns-repeated="16379"/>
        </table:table-row>
        <table:table-row table:style-name="ro4">
          <table:table-cell table:style-name="ce76"/>
          <table:table-cell table:style-name="ce77"/>
          <table:table-cell table:style-name="ce85"/>
          <table:table-cell table:style-name="ce77"/>
          <table:table-cell office:value-type="string" table:style-name="ce77">
            <text:p>52 = Melilla</text:p>
          </table:table-cell>
          <table:table-cell table:number-columns-repeated="16379"/>
        </table:table-row>
        <table:table-row table:style-name="ro4">
          <table:table-cell table:style-name="ce79"/>
          <table:table-cell office:value-type="string" table:style-name="ce80">
            <text:p>Provincia donde se ubica la vivienda</text:p>
          </table:table-cell>
          <table:table-cell table:style-name="ce81"/>
          <table:table-cell table:style-name="ce77"/>
          <table:table-cell table:number-columns-repeated="16380" table:style-name="ce1"/>
        </table:table-row>
        <table:table-row table:style-name="ro4">
          <table:table-cell table:style-name="ce76"/>
          <table:table-cell office:value-type="string" table:style-name="ce77">
            <text:p>Filtro:</text:p>
          </table:table-cell>
          <table:table-cell office:value-type="string" table:style-name="ce78">
            <text:p>Todas las personas / vivienda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6">
            <text:p>PROV</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table:style-name="ce85"/>
          <table:table-cell table:style-name="ce77"/>
          <table:table-cell table:number-columns-repeated="16380" table:style-name="ce1"/>
        </table:table-row>
        <table:table-row table:style-name="ro4">
          <table:table-cell table:style-name="ce76"/>
          <table:table-cell office:value-type="string" table:style-name="ce77">
            <text:p>01 = Álava</text:p>
          </table:table-cell>
          <table:table-cell table:style-name="ce85"/>
          <table:table-cell table:style-name="ce77"/>
          <table:table-cell office:value-type="string" table:style-name="ce1">
            <text:p>27 = Lugo</text:p>
          </table:table-cell>
          <table:table-cell table:number-columns-repeated="16379"/>
        </table:table-row>
        <table:table-row table:style-name="ro4">
          <table:table-cell table:style-name="ce76"/>
          <table:table-cell office:value-type="string" table:style-name="ce77">
            <text:p>02 = Albacete</text:p>
          </table:table-cell>
          <table:table-cell table:style-name="ce85"/>
          <table:table-cell table:style-name="ce77"/>
          <table:table-cell office:value-type="string" table:style-name="ce1">
            <text:p>28 = Madrid</text:p>
          </table:table-cell>
          <table:table-cell table:number-columns-repeated="16379"/>
        </table:table-row>
        <table:table-row table:style-name="ro4">
          <table:table-cell table:style-name="ce76"/>
          <table:table-cell office:value-type="string" table:style-name="ce77">
            <text:p>03 = Alicante</text:p>
          </table:table-cell>
          <table:table-cell table:style-name="ce85"/>
          <table:table-cell table:style-name="ce77"/>
          <table:table-cell office:value-type="string" table:style-name="ce1">
            <text:p>29 = Málaga</text:p>
          </table:table-cell>
          <table:table-cell table:number-columns-repeated="16379"/>
        </table:table-row>
        <table:table-row table:style-name="ro4">
          <table:table-cell table:style-name="ce76"/>
          <table:table-cell office:value-type="string" table:style-name="ce77">
            <text:p>04 = Almería</text:p>
          </table:table-cell>
          <table:table-cell table:style-name="ce85"/>
          <table:table-cell table:style-name="ce77"/>
          <table:table-cell office:value-type="string" table:style-name="ce1">
            <text:p>30 = Murcia</text:p>
          </table:table-cell>
          <table:table-cell table:number-columns-repeated="16379"/>
        </table:table-row>
        <table:table-row table:style-name="ro4">
          <table:table-cell table:style-name="ce76"/>
          <table:table-cell office:value-type="string" table:style-name="ce77">
            <text:p>05 = Ávila</text:p>
          </table:table-cell>
          <table:table-cell table:style-name="ce85"/>
          <table:table-cell table:style-name="ce77"/>
          <table:table-cell office:value-type="string" table:style-name="ce1">
            <text:p>31 = Navarra</text:p>
          </table:table-cell>
          <table:table-cell table:number-columns-repeated="16379"/>
        </table:table-row>
        <table:table-row table:style-name="ro4">
          <table:table-cell table:style-name="ce76"/>
          <table:table-cell office:value-type="string" table:style-name="ce77">
            <text:p>06 = Badajoz</text:p>
          </table:table-cell>
          <table:table-cell table:style-name="ce85"/>
          <table:table-cell table:style-name="ce77"/>
          <table:table-cell office:value-type="string" table:style-name="ce1">
            <text:p>32 = Orense</text:p>
          </table:table-cell>
          <table:table-cell table:number-columns-repeated="16379"/>
        </table:table-row>
        <table:table-row table:style-name="ro4">
          <table:table-cell/>
          <table:table-cell office:value-type="string" table:style-name="ce77">
            <text:p>07 = Baleares (Illes)</text:p>
          </table:table-cell>
          <table:table-cell table:style-name="ce85"/>
          <table:table-cell table:style-name="ce77"/>
          <table:table-cell office:value-type="string" table:style-name="ce1">
            <text:p>33 = Asturias</text:p>
          </table:table-cell>
          <table:table-cell table:number-columns-repeated="16379"/>
        </table:table-row>
        <table:table-row table:style-name="ro4">
          <table:table-cell/>
          <table:table-cell office:value-type="string" table:style-name="ce77">
            <text:p>08 = Barcelona</text:p>
          </table:table-cell>
          <table:table-cell table:style-name="ce85"/>
          <table:table-cell table:style-name="ce77"/>
          <table:table-cell office:value-type="string" table:style-name="ce1">
            <text:p>34 = Palencia</text:p>
          </table:table-cell>
          <table:table-cell table:number-columns-repeated="16379"/>
        </table:table-row>
        <table:table-row table:style-name="ro4">
          <table:table-cell/>
          <table:table-cell office:value-type="string" table:style-name="ce77">
            <text:p>09 = Burgos</text:p>
          </table:table-cell>
          <table:table-cell table:style-name="ce85"/>
          <table:table-cell table:style-name="ce77"/>
          <table:table-cell office:value-type="string" table:style-name="ce1">
            <text:p>35 = Palmas (Las)</text:p>
          </table:table-cell>
          <table:table-cell table:number-columns-repeated="16379"/>
        </table:table-row>
        <table:table-row table:style-name="ro4">
          <table:table-cell/>
          <table:table-cell office:value-type="string" table:style-name="ce77">
            <text:p>10 = Cáceres</text:p>
          </table:table-cell>
          <table:table-cell table:style-name="ce85"/>
          <table:table-cell table:style-name="ce77"/>
          <table:table-cell office:value-type="string" table:style-name="ce1">
            <text:p>36 = Pontevedra</text:p>
          </table:table-cell>
          <table:table-cell table:number-columns-repeated="16379"/>
        </table:table-row>
        <table:table-row table:style-name="ro4">
          <table:table-cell/>
          <table:table-cell office:value-type="string" table:style-name="ce77">
            <text:p>11 = Cádiz</text:p>
          </table:table-cell>
          <table:table-cell table:style-name="ce85"/>
          <table:table-cell table:style-name="ce77"/>
          <table:table-cell office:value-type="string" table:style-name="ce1">
            <text:p>37 = Salamanca</text:p>
          </table:table-cell>
          <table:table-cell table:number-columns-repeated="16379"/>
        </table:table-row>
        <table:table-row table:style-name="ro4">
          <table:table-cell/>
          <table:table-cell office:value-type="string" table:style-name="ce77">
            <text:p>12 = Castellón</text:p>
          </table:table-cell>
          <table:table-cell table:style-name="ce85"/>
          <table:table-cell table:style-name="ce77"/>
          <table:table-cell office:value-type="string" table:style-name="ce1">
            <text:p>38 = Santa Cruz de Tenerife</text:p>
          </table:table-cell>
          <table:table-cell table:number-columns-repeated="16379"/>
        </table:table-row>
        <table:table-row table:style-name="ro4">
          <table:table-cell/>
          <table:table-cell office:value-type="string" table:style-name="ce77">
            <text:p>13 = Ciudad Real</text:p>
          </table:table-cell>
          <table:table-cell table:style-name="ce85"/>
          <table:table-cell table:style-name="ce77"/>
          <table:table-cell office:value-type="string" table:style-name="ce1">
            <text:p>39 = Cantabria</text:p>
          </table:table-cell>
          <table:table-cell table:number-columns-repeated="16379"/>
        </table:table-row>
        <table:table-row table:style-name="ro4">
          <table:table-cell/>
          <table:table-cell office:value-type="string" table:style-name="ce77">
            <text:p>14 = Córdoba</text:p>
          </table:table-cell>
          <table:table-cell table:style-name="ce85"/>
          <table:table-cell table:style-name="ce77"/>
          <table:table-cell office:value-type="string" table:style-name="ce1">
            <text:p>40 = Segovia</text:p>
          </table:table-cell>
          <table:table-cell table:number-columns-repeated="16379"/>
        </table:table-row>
        <table:table-row table:style-name="ro4">
          <table:table-cell/>
          <table:table-cell office:value-type="string" table:style-name="ce77">
            <text:p>15 = Coruña (La)</text:p>
          </table:table-cell>
          <table:table-cell table:style-name="ce85"/>
          <table:table-cell table:style-name="ce77"/>
          <table:table-cell office:value-type="string" table:style-name="ce1">
            <text:p>41 = Sevilla</text:p>
          </table:table-cell>
          <table:table-cell table:number-columns-repeated="16379"/>
        </table:table-row>
        <table:table-row table:style-name="ro4">
          <table:table-cell/>
          <table:table-cell office:value-type="string" table:style-name="ce77">
            <text:p>16 = Cuenca</text:p>
          </table:table-cell>
          <table:table-cell table:style-name="ce85"/>
          <table:table-cell table:style-name="ce77"/>
          <table:table-cell office:value-type="string" table:style-name="ce1">
            <text:p>42 = Soria</text:p>
          </table:table-cell>
          <table:table-cell table:number-columns-repeated="16379"/>
        </table:table-row>
        <table:table-row table:style-name="ro4">
          <table:table-cell/>
          <table:table-cell office:value-type="string" table:style-name="ce77">
            <text:p>17 = Girona</text:p>
          </table:table-cell>
          <table:table-cell table:style-name="ce85"/>
          <table:table-cell table:style-name="ce77"/>
          <table:table-cell office:value-type="string" table:style-name="ce1">
            <text:p>43 = Tarragona</text:p>
          </table:table-cell>
          <table:table-cell table:number-columns-repeated="16379"/>
        </table:table-row>
        <table:table-row table:style-name="ro4">
          <table:table-cell/>
          <table:table-cell office:value-type="string" table:style-name="ce77">
            <text:p>18 = Granada</text:p>
          </table:table-cell>
          <table:table-cell table:style-name="ce85"/>
          <table:table-cell table:style-name="ce77"/>
          <table:table-cell office:value-type="string" table:style-name="ce1">
            <text:p>44 = Teruel</text:p>
          </table:table-cell>
          <table:table-cell table:number-columns-repeated="16379"/>
        </table:table-row>
        <table:table-row table:style-name="ro4">
          <table:table-cell/>
          <table:table-cell office:value-type="string" table:style-name="ce77">
            <text:p>19 = Guadalajara</text:p>
          </table:table-cell>
          <table:table-cell table:style-name="ce85"/>
          <table:table-cell table:style-name="ce77"/>
          <table:table-cell office:value-type="string" table:style-name="ce1">
            <text:p>45 = Toledo</text:p>
          </table:table-cell>
          <table:table-cell table:number-columns-repeated="16379"/>
        </table:table-row>
        <table:table-row table:style-name="ro4">
          <table:table-cell/>
          <table:table-cell office:value-type="string" table:style-name="ce77">
            <text:p>20 = Guipúzcoa</text:p>
          </table:table-cell>
          <table:table-cell table:style-name="ce85"/>
          <table:table-cell table:style-name="ce77"/>
          <table:table-cell office:value-type="string" table:style-name="ce1">
            <text:p>46 = Valencia</text:p>
          </table:table-cell>
          <table:table-cell table:number-columns-repeated="16379"/>
        </table:table-row>
        <table:table-row table:style-name="ro4">
          <table:table-cell/>
          <table:table-cell office:value-type="string" table:style-name="ce77">
            <text:p>21 = Huelva</text:p>
          </table:table-cell>
          <table:table-cell table:style-name="ce85"/>
          <table:table-cell table:style-name="ce77"/>
          <table:table-cell office:value-type="string" table:style-name="ce1">
            <text:p>47 = Valladolid</text:p>
          </table:table-cell>
          <table:table-cell table:number-columns-repeated="16379"/>
        </table:table-row>
        <table:table-row table:style-name="ro4">
          <table:table-cell/>
          <table:table-cell office:value-type="string" table:style-name="ce77">
            <text:p>22 = Huesca</text:p>
          </table:table-cell>
          <table:table-cell table:style-name="ce85"/>
          <table:table-cell table:style-name="ce77"/>
          <table:table-cell office:value-type="string" table:style-name="ce1">
            <text:p>48 = Vizcaya</text:p>
          </table:table-cell>
          <table:table-cell table:number-columns-repeated="16379"/>
        </table:table-row>
        <table:table-row table:style-name="ro4">
          <table:table-cell table:style-name="ce79"/>
          <table:table-cell office:value-type="string" table:style-name="ce77">
            <text:p>23 = Jaén</text:p>
          </table:table-cell>
          <table:table-cell table:style-name="ce85"/>
          <table:table-cell table:style-name="ce77"/>
          <table:table-cell office:value-type="string" table:style-name="ce1">
            <text:p>49 = Zamora</text:p>
          </table:table-cell>
          <table:table-cell table:number-columns-repeated="16379"/>
        </table:table-row>
        <table:table-row table:style-name="ro4">
          <table:table-cell table:style-name="ce87"/>
          <table:table-cell office:value-type="string" table:style-name="ce77">
            <text:p>24 = León</text:p>
          </table:table-cell>
          <table:table-cell table:style-name="ce85"/>
          <table:table-cell table:style-name="ce77"/>
          <table:table-cell office:value-type="string" table:style-name="ce1">
            <text:p>50 = Zaragoza</text:p>
          </table:table-cell>
          <table:table-cell table:number-columns-repeated="16379" table:style-name="ce46"/>
        </table:table-row>
        <table:table-row table:style-name="ro4">
          <table:table-cell table:style-name="ce87"/>
          <table:table-cell office:value-type="string" table:style-name="ce77">
            <text:p>25 = Lleida</text:p>
          </table:table-cell>
          <table:table-cell table:style-name="ce85"/>
          <table:table-cell table:style-name="ce77"/>
          <table:table-cell office:value-type="string" table:style-name="ce1">
            <text:p>51 = Ceuta</text:p>
          </table:table-cell>
          <table:table-cell table:number-columns-repeated="16379" table:style-name="ce46"/>
        </table:table-row>
        <table:table-row table:style-name="ro25">
          <table:table-cell table:style-name="ce87"/>
          <table:table-cell office:value-type="string" table:style-name="ce77">
            <text:p>26 = Rioja (La)</text:p>
          </table:table-cell>
          <table:table-cell table:style-name="ce85"/>
          <table:table-cell table:style-name="ce77"/>
          <table:table-cell office:value-type="string" table:style-name="ce1">
            <text:p>52 = Melilla</text:p>
          </table:table-cell>
          <table:table-cell table:number-columns-repeated="16379" table:style-name="ce46"/>
        </table:table-row>
        <table:table-row table:style-name="ro4">
          <table:table-cell table:style-name="ce79"/>
          <table:table-cell table:style-name="ce88"/>
          <table:table-cell table:style-name="ce82"/>
          <table:table-cell table:style-name="ce89"/>
          <table:table-cell table:number-columns-repeated="16380" table:style-name="ce1"/>
        </table:table-row>
        <table:table-row table:style-name="ro4">
          <table:table-cell table:style-name="ce79"/>
          <table:table-cell office:value-type="string" table:style-name="ce80">
            <text:p>Tipo de registro: Mayor de 15, menor de 16, vivienda</text:p>
          </table:table-cell>
          <table:table-cell table:style-name="ce81"/>
          <table:table-cell table:style-name="ce77"/>
          <table:table-cell table:number-columns-repeated="16380" table:style-name="ce1"/>
        </table:table-row>
        <table:table-row table:style-name="ro4">
          <table:table-cell table:style-name="ce76"/>
          <table:table-cell office:value-type="string" table:style-name="ce77">
            <text:p>Filtro:</text:p>
          </table:table-cell>
          <table:table-cell office:value-type="string" table:style-name="ce77">
            <text:p>Todas las personas / vivienda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6">
            <text:p>NIVEL</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85">
            <text:p>1</text:p>
          </table:table-cell>
          <table:table-cell office:value-type="string" table:style-name="ce77">
            <text:p>Persona de 16 o más años</text:p>
          </table:table-cell>
          <table:table-cell table:number-columns-repeated="16380" table:style-name="ce1"/>
        </table:table-row>
        <table:table-row table:style-name="ro4">
          <table:table-cell table:style-name="ce76"/>
          <table:table-cell table:style-name="ce77"/>
          <table:table-cell office:value-type="string" table:style-name="ce85">
            <text:p>2</text:p>
          </table:table-cell>
          <table:table-cell office:value-type="string" table:style-name="ce77">
            <text:p>Menor de 16 años</text:p>
          </table:table-cell>
          <table:table-cell table:number-columns-repeated="16380" table:style-name="ce1"/>
        </table:table-row>
        <table:table-row table:style-name="ro4">
          <table:table-cell table:style-name="ce76"/>
          <table:table-cell table:style-name="ce77"/>
          <table:table-cell table:style-name="ce85"/>
          <table:table-cell table:style-name="ce77"/>
          <table:table-cell table:number-columns-repeated="16380" table:style-name="ce1"/>
        </table:table-row>
        <table:table-row table:style-name="ro4">
          <table:table-cell table:style-name="ce79"/>
          <table:table-cell office:value-type="string" table:style-name="ce80">
            <text:p>Número de orden de la persona en el hogar</text:p>
          </table:table-cell>
          <table:table-cell table:style-name="ce81"/>
          <table:table-cell table:style-name="ce77"/>
          <table:table-cell table:number-columns-repeated="16380" table:style-name="ce1"/>
        </table:table-row>
        <table:table-row table:style-name="ro4">
          <table:table-cell table:style-name="ce76"/>
          <table:table-cell office:value-type="string" table:style-name="ce77">
            <text:p>Filtro:</text:p>
          </table:table-cell>
          <table:table-cell office:value-type="string" table:style-name="ce78">
            <text:p>Todas las persona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NPERS</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85">
            <text:p>01-19</text:p>
          </table:table-cell>
          <table:table-cell table:style-name="ce77"/>
          <table:table-cell table:number-columns-repeated="16380" table:style-name="ce1"/>
        </table:table-row>
        <table:table-row table:style-name="ro4">
          <table:table-cell table:style-name="ce76"/>
          <table:table-cell table:style-name="ce77"/>
          <table:table-cell table:style-name="ce85"/>
          <table:table-cell table:style-name="ce77"/>
          <table:table-cell table:number-columns-repeated="16380" table:style-name="ce1"/>
        </table:table-row>
        <table:table-row table:style-name="ro19">
          <table:table-cell table:style-name="ce72"/>
          <table:table-cell office:value-type="string" table:style-name="ce73">
            <text:p>Datos demográficos</text:p>
          </table:table-cell>
          <table:table-cell table:style-name="ce74"/>
          <table:table-cell table:number-columns-repeated="2" table:style-name="ce75"/>
          <table:table-cell table:number-columns-repeated="16379"/>
        </table:table-row>
        <table:table-row table:style-name="ro4">
          <table:table-cell table:style-name="ce76"/>
          <table:table-cell table:style-name="ce77"/>
          <table:table-cell table:style-name="ce85"/>
          <table:table-cell table:style-name="ce77"/>
          <table:table-cell table:number-columns-repeated="16380" table:style-name="ce1"/>
        </table:table-row>
        <table:table-row table:style-name="ro4">
          <table:table-cell table:style-name="ce79"/>
          <table:table-cell office:value-type="string" table:style-name="ce80">
            <text:p>Edad (años cumplidos)</text:p>
          </table:table-cell>
          <table:table-cell table:style-name="ce81"/>
          <table:table-cell table:style-name="ce77"/>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Todas las persona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EDAD</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36">
            <text:p>00 = de 0 A 4 años</text:p>
          </table:table-cell>
          <table:table-cell table:style-name="ce77"/>
          <table:table-cell table:number-columns-repeated="16380" table:style-name="ce1"/>
        </table:table-row>
        <table:table-row table:style-name="ro4">
          <table:table-cell table:style-name="ce76"/>
          <table:table-cell table:style-name="ce77"/>
          <table:table-cell office:value-type="string" table:style-name="ce36">
            <text:p>05 = de 5 A 9 años</text:p>
          </table:table-cell>
          <table:table-cell table:style-name="ce77"/>
          <table:table-cell table:number-columns-repeated="16380" table:style-name="ce1"/>
        </table:table-row>
        <table:table-row table:style-name="ro4">
          <table:table-cell table:style-name="ce76"/>
          <table:table-cell table:style-name="ce77"/>
          <table:table-cell office:value-type="string" table:style-name="ce36">
            <text:p>10 = de 10 A 15 años</text:p>
          </table:table-cell>
          <table:table-cell table:style-name="ce77"/>
          <table:table-cell table:number-columns-repeated="16380" table:style-name="ce1"/>
        </table:table-row>
        <table:table-row table:style-name="ro4">
          <table:table-cell table:style-name="ce76"/>
          <table:table-cell table:style-name="ce77"/>
          <table:table-cell office:value-type="string" table:style-name="ce36">
            <text:p>16 = de 16 A 19 años</text:p>
          </table:table-cell>
          <table:table-cell table:style-name="ce77"/>
          <table:table-cell table:number-columns-repeated="16380" table:style-name="ce1"/>
        </table:table-row>
        <table:table-row table:style-name="ro4">
          <table:table-cell table:style-name="ce76"/>
          <table:table-cell table:style-name="ce77"/>
          <table:table-cell office:value-type="string" table:style-name="ce36">
            <text:p>20 = de 20 A 24 años</text:p>
          </table:table-cell>
          <table:table-cell table:style-name="ce77"/>
          <table:table-cell table:number-columns-repeated="16380" table:style-name="ce1"/>
        </table:table-row>
        <table:table-row table:style-name="ro4">
          <table:table-cell table:style-name="ce76"/>
          <table:table-cell table:style-name="ce77"/>
          <table:table-cell office:value-type="string" table:style-name="ce36">
            <text:p>25 = de 25 A 29 años</text:p>
          </table:table-cell>
          <table:table-cell table:style-name="ce77"/>
          <table:table-cell table:number-columns-repeated="16380" table:style-name="ce1"/>
        </table:table-row>
        <table:table-row table:style-name="ro4">
          <table:table-cell table:style-name="ce76"/>
          <table:table-cell table:style-name="ce77"/>
          <table:table-cell office:value-type="string" table:style-name="ce36">
            <text:p>30 = de 30 A 34 años</text:p>
          </table:table-cell>
          <table:table-cell table:style-name="ce77"/>
          <table:table-cell table:number-columns-repeated="16380" table:style-name="ce1"/>
        </table:table-row>
        <table:table-row table:style-name="ro4">
          <table:table-cell table:style-name="ce76"/>
          <table:table-cell table:style-name="ce77"/>
          <table:table-cell office:value-type="string" table:style-name="ce36">
            <text:p>35 = de 35 A 39 años</text:p>
          </table:table-cell>
          <table:table-cell table:style-name="ce77"/>
          <table:table-cell table:number-columns-repeated="16380" table:style-name="ce1"/>
        </table:table-row>
        <table:table-row table:style-name="ro4">
          <table:table-cell table:style-name="ce76"/>
          <table:table-cell table:style-name="ce77"/>
          <table:table-cell office:value-type="string" table:style-name="ce36">
            <text:p>40 = de 40 A 44 años</text:p>
          </table:table-cell>
          <table:table-cell table:style-name="ce77"/>
          <table:table-cell table:number-columns-repeated="16380" table:style-name="ce1"/>
        </table:table-row>
        <table:table-row table:style-name="ro4">
          <table:table-cell table:style-name="ce76"/>
          <table:table-cell table:style-name="ce77"/>
          <table:table-cell office:value-type="string" table:style-name="ce36">
            <text:p>45 = de 45 A 49 años</text:p>
          </table:table-cell>
          <table:table-cell table:style-name="ce77"/>
          <table:table-cell table:number-columns-repeated="16380" table:style-name="ce1"/>
        </table:table-row>
        <table:table-row table:style-name="ro4">
          <table:table-cell table:style-name="ce76"/>
          <table:table-cell table:style-name="ce77"/>
          <table:table-cell office:value-type="string" table:style-name="ce36">
            <text:p>50 = de 50 A 54 años</text:p>
          </table:table-cell>
          <table:table-cell table:style-name="ce77"/>
          <table:table-cell table:number-columns-repeated="16380" table:style-name="ce1"/>
        </table:table-row>
        <table:table-row table:style-name="ro4">
          <table:table-cell table:style-name="ce76"/>
          <table:table-cell table:style-name="ce77"/>
          <table:table-cell office:value-type="string" table:style-name="ce36">
            <text:p>55 = de 55 A 59 años</text:p>
          </table:table-cell>
          <table:table-cell table:style-name="ce77"/>
          <table:table-cell table:number-columns-repeated="16380" table:style-name="ce1"/>
        </table:table-row>
        <table:table-row table:style-name="ro4">
          <table:table-cell table:style-name="ce76"/>
          <table:table-cell table:style-name="ce77"/>
          <table:table-cell office:value-type="string" table:style-name="ce36">
            <text:p>60 = de 60 A 64 años</text:p>
          </table:table-cell>
          <table:table-cell table:style-name="ce77"/>
          <table:table-cell table:number-columns-repeated="16380" table:style-name="ce1"/>
        </table:table-row>
        <table:table-row table:style-name="ro4">
          <table:table-cell table:style-name="ce76"/>
          <table:table-cell table:style-name="ce77"/>
          <table:table-cell office:value-type="string" table:style-name="ce36">
            <text:p>65 = 65 o más años</text:p>
          </table:table-cell>
          <table:table-cell table:style-name="ce77"/>
          <table:table-cell table:number-columns-repeated="16380" table:style-name="ce1"/>
        </table:table-row>
        <table:table-row table:style-name="ro4">
          <table:table-cell table:style-name="ce76"/>
          <table:table-cell table:style-name="ce77"/>
          <table:table-cell table:style-name="ce36"/>
          <table:table-cell table:style-name="ce77"/>
          <table:table-cell table:number-columns-repeated="16380" table:style-name="ce1"/>
        </table:table-row>
        <table:table-row table:style-name="ro4">
          <table:table-cell table:style-name="ce79"/>
          <table:table-cell office:value-type="string" table:style-name="ce80">
            <text:p>Relación de parentesco con la persona de referencia</text:p>
          </table:table-cell>
          <table:table-cell table:style-name="ce81"/>
          <table:table-cell table:style-name="ce77"/>
          <table:table-cell table:number-columns-repeated="16380" table:style-name="ce1"/>
        </table:table-row>
        <table:table-row table:style-name="ro4">
          <table:table-cell table:style-name="ce76"/>
          <table:table-cell office:value-type="string" table:style-name="ce77">
            <text:p>Filtro:</text:p>
          </table:table-cell>
          <table:table-cell office:value-type="string" table:style-name="ce78">
            <text:p>Todas las personas</text:p>
          </table:table-cell>
          <table:table-cell table:style-name="ce77"/>
          <table:table-cell table:number-columns-repeated="5" table:style-name="ce46"/>
          <table:table-cell table:number-columns-repeated="16375"/>
        </table:table-row>
        <table:table-row table:style-name="ro4">
          <table:table-cell table:style-name="ce76"/>
          <table:table-cell office:value-type="string" table:style-name="ce77">
            <text:p>Variable:</text:p>
          </table:table-cell>
          <table:table-cell office:value-type="string" table:style-name="ce82">
            <text:p>RELPP</text:p>
          </table:table-cell>
          <table:table-cell table:style-name="ce77"/>
          <table:table-cell table:number-columns-repeated="5" table:style-name="ce46"/>
          <table:table-cell table:number-columns-repeated="16375"/>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90">
            <text:p>Persona de referencia (p.r.)</text:p>
          </table:table-cell>
          <table:table-cell table:number-columns-repeated="5" table:style-name="ce46"/>
          <table:table-cell table:number-columns-repeated="16375"/>
        </table:table-row>
        <table:table-row table:style-name="ro4">
          <table:table-cell table:style-name="ce76"/>
          <table:table-cell table:style-name="ce77"/>
          <table:table-cell office:value-type="float" office:value="2" table:style-name="ce78">
            <text:p>2</text:p>
          </table:table-cell>
          <table:table-cell office:value-type="string" table:style-name="ce90">
            <text:p>Cónyuge o pareja de la p.r.</text:p>
          </table:table-cell>
          <table:table-cell table:number-columns-repeated="5" table:style-name="ce46"/>
          <table:table-cell table:number-columns-repeated="16375"/>
        </table:table-row>
        <table:table-row table:style-name="ro4">
          <table:table-cell table:style-name="ce76"/>
          <table:table-cell table:style-name="ce77"/>
          <table:table-cell office:value-type="float" office:value="3" table:style-name="ce78">
            <text:p>3</text:p>
          </table:table-cell>
          <table:table-cell office:value-type="string" table:style-name="ce90">
            <text:p>Hijo/a, hijastro/a (de la p.r o pareja del mismo)</text:p>
          </table:table-cell>
          <table:table-cell table:number-columns-repeated="5" table:style-name="ce46"/>
          <table:table-cell table:number-columns-repeated="16375"/>
        </table:table-row>
        <table:table-row table:style-name="ro4">
          <table:table-cell table:style-name="ce76"/>
          <table:table-cell table:style-name="ce77"/>
          <table:table-cell office:value-type="float" office:value="4" table:style-name="ce78">
            <text:p>4</text:p>
          </table:table-cell>
          <table:table-cell office:value-type="string" table:style-name="ce90">
            <text:p>Yerno , nuera (o pareja del hijo/a, hjastro/a)</text:p>
          </table:table-cell>
          <table:table-cell table:number-columns-repeated="5" table:style-name="ce46"/>
          <table:table-cell table:number-columns-repeated="16375"/>
        </table:table-row>
        <table:table-row table:style-name="ro4">
          <table:table-cell table:style-name="ce76"/>
          <table:table-cell table:style-name="ce77"/>
          <table:table-cell office:value-type="float" office:value="5" table:style-name="ce78">
            <text:p>5</text:p>
          </table:table-cell>
          <table:table-cell office:value-type="string" table:style-name="ce90">
            <text:p>Nieto/a, nieto/a político/a (o pareja de los mismos)</text:p>
          </table:table-cell>
          <table:table-cell table:number-columns-repeated="5" table:style-name="ce46"/>
          <table:table-cell table:number-columns-repeated="16375"/>
        </table:table-row>
        <table:table-row table:style-name="ro4">
          <table:table-cell table:style-name="ce76"/>
          <table:table-cell table:style-name="ce77"/>
          <table:table-cell office:value-type="float" office:value="6" table:style-name="ce78">
            <text:p>6</text:p>
          </table:table-cell>
          <table:table-cell office:value-type="string" table:style-name="ce90">
            <text:p>Padre, madre, suegro, suegra (o pareja de los mismos)</text:p>
          </table:table-cell>
          <table:table-cell table:number-columns-repeated="16380" table:style-name="ce1"/>
        </table:table-row>
        <table:table-row table:style-name="ro4">
          <table:table-cell table:style-name="ce76"/>
          <table:table-cell table:style-name="ce77"/>
          <table:table-cell office:value-type="float" office:value="7" table:style-name="ce78">
            <text:p>7</text:p>
          </table:table-cell>
          <table:table-cell office:value-type="string" table:style-name="ce90">
            <text:p>Otro pariente de la p.r (o pareja del mismo)</text:p>
          </table:table-cell>
          <table:table-cell table:number-columns-repeated="16380" table:style-name="ce1"/>
        </table:table-row>
        <table:table-row table:style-name="ro4">
          <table:table-cell table:style-name="ce76"/>
          <table:table-cell table:style-name="ce77"/>
          <table:table-cell office:value-type="float" office:value="8" table:style-name="ce78">
            <text:p>8</text:p>
          </table:table-cell>
          <table:table-cell office:value-type="string" table:style-name="ce90">
            <text:p>Persona del servicio doméstico</text:p>
          </table:table-cell>
          <table:table-cell table:number-columns-repeated="16380" table:style-name="ce1"/>
        </table:table-row>
        <table:table-row table:style-name="ro7">
          <table:table-cell table:style-name="ce76"/>
          <table:table-cell table:style-name="ce77"/>
          <table:table-cell office:value-type="float" office:value="9" table:style-name="ce78">
            <text:p>9</text:p>
          </table:table-cell>
          <table:table-cell office:value-type="string" table:style-name="ce90">
            <text:p>Sin parentesco con la p.r.</text:p>
          </table:table-cell>
          <table:table-cell table:number-columns-repeated="16380" table:style-name="ce1"/>
        </table:table-row>
        <table:table-row table:style-name="ro4">
          <table:table-cell table:number-columns-repeated="16384"/>
        </table:table-row>
        <table:table-row table:style-name="ro4">
          <table:table-cell table:style-name="ce79"/>
          <table:table-cell office:value-type="string" table:style-name="ce80">
            <text:p>Sexo</text:p>
          </table:table-cell>
          <table:table-cell table:style-name="ce81"/>
          <table:table-cell table:style-name="ce77"/>
          <table:table-cell table:number-columns-repeated="16380"/>
        </table:table-row>
        <table:table-row table:style-name="ro4">
          <table:table-cell table:style-name="ce76"/>
          <table:table-cell office:value-type="string" table:style-name="ce77">
            <text:p>Filtro:</text:p>
          </table:table-cell>
          <table:table-cell office:value-type="string" table:style-name="ce78">
            <text:p>Todas las personas</text:p>
          </table:table-cell>
          <table:table-cell table:style-name="ce77"/>
          <table:table-cell table:number-columns-repeated="16380"/>
        </table:table-row>
        <table:table-row table:style-name="ro4">
          <table:table-cell table:style-name="ce76"/>
          <table:table-cell office:value-type="string" table:style-name="ce77">
            <text:p>Variable:</text:p>
          </table:table-cell>
          <table:table-cell office:value-type="string" table:style-name="ce82">
            <text:p>SEXO</text:p>
          </table:table-cell>
          <table:table-cell table:style-name="ce77"/>
          <table:table-cell table:number-columns-repeated="16380"/>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77">
            <text:p>Varón</text:p>
          </table:table-cell>
          <table:table-cell table:number-columns-repeated="16380"/>
        </table:table-row>
        <table:table-row table:style-name="ro4">
          <table:table-cell table:style-name="ce76"/>
          <table:table-cell table:style-name="ce77"/>
          <table:table-cell office:value-type="float" office:value="6" table:style-name="ce78">
            <text:p>6</text:p>
          </table:table-cell>
          <table:table-cell office:value-type="string" table:style-name="ce77">
            <text:p>Mujer</text:p>
          </table:table-cell>
          <table:table-cell table:number-columns-repeated="16380"/>
        </table:table-row>
        <table:table-row table:style-name="ro4">
          <table:table-cell table:number-columns-repeated="16384"/>
        </table:table-row>
        <table:table-row table:style-name="ro4">
          <table:table-cell table:style-name="ce79"/>
          <table:table-cell office:value-type="string" table:style-name="ce80">
            <text:p>Identificación de cónyuge en el hogar</text:p>
          </table:table-cell>
          <table:table-cell table:style-name="ce81"/>
          <table:table-cell table:style-name="ce77"/>
          <table:table-cell table:number-columns-repeated="16380"/>
        </table:table-row>
        <table:table-row table:style-name="ro4">
          <table:table-cell table:style-name="ce76"/>
          <table:table-cell office:value-type="string" table:style-name="ce77">
            <text:p>Filtro:</text:p>
          </table:table-cell>
          <table:table-cell office:value-type="string" table:style-name="ce78">
            <text:p>Todas las personas (sólo se pregunta a aquellas personas de 16 y más años)</text:p>
          </table:table-cell>
          <table:table-cell table:style-name="ce77"/>
          <table:table-cell table:number-columns-repeated="16380"/>
        </table:table-row>
        <table:table-row table:style-name="ro4">
          <table:table-cell table:style-name="ce76"/>
          <table:table-cell office:value-type="string" table:style-name="ce77">
            <text:p>Variable:</text:p>
          </table:table-cell>
          <table:table-cell office:value-type="string" table:style-name="ce82">
            <text:p>NCONY</text:p>
          </table:table-cell>
          <table:table-cell table:style-name="ce77"/>
          <table:table-cell table:number-columns-repeated="16380"/>
        </table:table-row>
        <table:table-row table:style-name="ro4">
          <table:table-cell table:style-name="ce76"/>
          <table:table-cell office:value-type="string" table:style-name="ce77">
            <text:p>Valores:</text:p>
          </table:table-cell>
          <table:table-cell office:value-type="string" table:style-name="ce78">
            <text:p>00</text:p>
          </table:table-cell>
          <table:table-cell office:value-type="string" table:style-name="ce90">
            <text:p>No tiene o no reside en la vivienda</text:p>
          </table:table-cell>
          <table:table-cell table:number-columns-repeated="16380"/>
        </table:table-row>
        <table:table-row table:style-name="ro4">
          <table:table-cell table:style-name="ce76"/>
          <table:table-cell table:style-name="ce77"/>
          <table:table-cell office:value-type="string" table:style-name="ce78">
            <text:p>01-19</text:p>
          </table:table-cell>
          <table:table-cell office:value-type="string" table:style-name="ce90">
            <text:p>Número de orden del cónyuge o pareja</text:p>
          </table:table-cell>
          <table:table-cell table:number-columns-repeated="16380"/>
        </table:table-row>
        <table:table-row table:style-name="ro4">
          <table:table-cell table:style-name="ce76"/>
          <table:table-cell table:style-name="ce77"/>
          <table:table-cell table:style-name="ce78"/>
          <table:table-cell table:style-name="ce90"/>
          <table:table-cell table:number-columns-repeated="16380"/>
        </table:table-row>
        <table:table-row table:style-name="ro4">
          <table:table-cell table:style-name="ce79"/>
          <table:table-cell office:value-type="string" table:style-name="ce80">
            <text:p>Identificación de padre en el hogar</text:p>
          </table:table-cell>
          <table:table-cell table:style-name="ce78"/>
          <table:table-cell table:style-name="ce90"/>
          <table:table-cell table:number-columns-repeated="16380"/>
        </table:table-row>
        <table:table-row table:style-name="ro4">
          <table:table-cell table:style-name="ce76"/>
          <table:table-cell office:value-type="string" table:style-name="ce77">
            <text:p>Filtro:</text:p>
          </table:table-cell>
          <table:table-cell office:value-type="string" table:style-name="ce78">
            <text:p>Todas las personas</text:p>
          </table:table-cell>
          <table:table-cell table:style-name="ce90"/>
          <table:table-cell table:number-columns-repeated="16380"/>
        </table:table-row>
        <table:table-row table:style-name="ro4">
          <table:table-cell table:style-name="ce76"/>
          <table:table-cell office:value-type="string" table:style-name="ce77">
            <text:p>Variable:</text:p>
          </table:table-cell>
          <table:table-cell office:value-type="string" table:style-name="ce82">
            <text:p>NPADRE</text:p>
          </table:table-cell>
          <table:table-cell table:style-name="ce90"/>
          <table:table-cell table:number-columns-repeated="16380"/>
        </table:table-row>
        <table:table-row table:style-name="ro4">
          <table:table-cell table:style-name="ce76"/>
          <table:table-cell office:value-type="string" table:style-name="ce77">
            <text:p>Valores:</text:p>
          </table:table-cell>
          <table:table-cell office:value-type="string" table:style-name="ce78">
            <text:p>00</text:p>
          </table:table-cell>
          <table:table-cell office:value-type="string" table:style-name="ce90">
            <text:p>No tiene o no reside en la vivienda</text:p>
          </table:table-cell>
          <table:table-cell table:number-columns-repeated="16380" table:style-name="ce1"/>
        </table:table-row>
        <table:table-row table:style-name="ro4">
          <table:table-cell table:style-name="ce76"/>
          <table:table-cell table:style-name="ce77"/>
          <table:table-cell office:value-type="string" table:style-name="ce78">
            <text:p>01-19</text:p>
          </table:table-cell>
          <table:table-cell office:value-type="string" table:style-name="ce90">
            <text:p>Número de orden del padre</text:p>
          </table:table-cell>
          <table:table-cell table:number-columns-repeated="16380" table:style-name="ce1"/>
        </table:table-row>
        <table:table-row table:style-name="ro4">
          <table:table-cell table:style-name="ce76"/>
          <table:table-cell table:style-name="ce77"/>
          <table:table-cell table:style-name="ce78"/>
          <table:table-cell table:style-name="ce90"/>
          <table:table-cell table:number-columns-repeated="16380" table:style-name="ce1"/>
        </table:table-row>
        <table:table-row table:style-name="ro4">
          <table:table-cell table:style-name="ce79"/>
          <table:table-cell office:value-type="string" table:style-name="ce80">
            <text:p>Identificación de madre en el hogar</text:p>
          </table:table-cell>
          <table:table-cell table:style-name="ce78"/>
          <table:table-cell table:style-name="ce90"/>
          <table:table-cell table:number-columns-repeated="16380" table:style-name="ce1"/>
        </table:table-row>
        <table:table-row table:style-name="ro4">
          <table:table-cell table:style-name="ce76"/>
          <table:table-cell office:value-type="string" table:style-name="ce77">
            <text:p>Filtro:</text:p>
          </table:table-cell>
          <table:table-cell office:value-type="string" table:style-name="ce78">
            <text:p>Todas las personas</text:p>
          </table:table-cell>
          <table:table-cell table:style-name="ce90"/>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NMADRE</text:p>
          </table:table-cell>
          <table:table-cell table:style-name="ce90"/>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78">
            <text:p>00</text:p>
          </table:table-cell>
          <table:table-cell office:value-type="string" table:style-name="ce90">
            <text:p>No tiene o no reside en la vivienda</text:p>
          </table:table-cell>
          <table:table-cell table:number-columns-repeated="16380" table:style-name="ce1"/>
        </table:table-row>
        <table:table-row table:style-name="ro4">
          <table:table-cell table:style-name="ce76"/>
          <table:table-cell table:style-name="ce77"/>
          <table:table-cell office:value-type="string" table:style-name="ce78">
            <text:p>01-19</text:p>
          </table:table-cell>
          <table:table-cell office:value-type="string" table:style-name="ce90">
            <text:p>Número de orden de la madre</text:p>
          </table:table-cell>
          <table:table-cell table:number-columns-repeated="16380" table:style-name="ce1"/>
        </table:table-row>
        <table:table-row table:style-name="ro4">
          <table:table-cell table:number-columns-repeated="16384"/>
        </table:table-row>
        <table:table-row table:style-name="ro4">
          <table:table-cell table:style-name="ce72"/>
          <table:table-cell office:value-type="string" table:style-name="ce73">
            <text:p>Datos demográficos</text:p>
          </table:table-cell>
          <table:table-cell table:style-name="ce74"/>
          <table:table-cell table:style-name="ce75"/>
          <table:table-cell office:value-type="string" table:style-name="ce91">
            <text:p>(conclusión)</text:p>
          </table:table-cell>
          <table:table-cell table:number-columns-repeated="16379"/>
        </table:table-row>
        <table:table-row table:style-name="ro4">
          <table:table-cell table:number-columns-repeated="16384"/>
        </table:table-row>
        <table:table-row table:style-name="ro4">
          <table:table-cell table:style-name="ce79"/>
          <table:table-cell office:value-type="string" table:style-name="ce80">
            <text:p>Estado civil legal</text:p>
          </table:table-cell>
          <table:table-cell table:style-name="ce81"/>
          <table:table-cell table:style-name="ce77"/>
          <table:table-cell table:number-columns-repeated="16380" table:style-name="ce1"/>
        </table:table-row>
        <table:table-row table:style-name="ro4">
          <table:table-cell table:style-name="ce76"/>
          <table:table-cell office:value-type="string" table:style-name="ce77">
            <text:p>Filtro:</text:p>
          </table:table-cell>
          <table:table-cell office:value-type="string" table:style-name="ce78">
            <text:p>Todas las personas (sólo se pregunta a aquellas personas de 16 o más año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ECIV</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85">
            <text:p>1</text:p>
          </table:table-cell>
          <table:table-cell office:value-type="string" table:style-name="ce77">
            <text:p>Soltero</text:p>
          </table:table-cell>
          <table:table-cell table:number-columns-repeated="16380" table:style-name="ce1"/>
        </table:table-row>
        <table:table-row table:style-name="ro4">
          <table:table-cell table:style-name="ce76"/>
          <table:table-cell table:style-name="ce77"/>
          <table:table-cell office:value-type="string" table:style-name="ce85">
            <text:p>2</text:p>
          </table:table-cell>
          <table:table-cell office:value-type="string" table:style-name="ce77">
            <text:p>Casado</text:p>
          </table:table-cell>
          <table:table-cell table:number-columns-repeated="16380" table:style-name="ce1"/>
        </table:table-row>
        <table:table-row table:style-name="ro4">
          <table:table-cell table:style-name="ce76"/>
          <table:table-cell table:style-name="ce77"/>
          <table:table-cell office:value-type="string" table:style-name="ce78">
            <text:p>3</text:p>
          </table:table-cell>
          <table:table-cell office:value-type="string" table:style-name="ce77">
            <text:p>Viudo</text:p>
          </table:table-cell>
          <table:table-cell table:number-columns-repeated="16380" table:style-name="ce1"/>
        </table:table-row>
        <table:table-row table:style-name="ro4">
          <table:table-cell table:style-name="ce76"/>
          <table:table-cell table:style-name="ce77"/>
          <table:table-cell office:value-type="string" table:style-name="ce78">
            <text:p>4</text:p>
          </table:table-cell>
          <table:table-cell office:value-type="string" table:style-name="ce77">
            <text:p>Separado o divorciado</text:p>
          </table:table-cell>
          <table:table-cell table:number-columns-repeated="16380" table:style-name="ce1"/>
        </table:table-row>
        <table:table-row table:style-name="ro4">
          <table:table-cell table:number-columns-repeated="16384"/>
        </table:table-row>
        <table:table-row table:style-name="ro19">
          <table:table-cell table:style-name="ce79"/>
          <table:table-cell office:value-type="string" table:style-name="ce80">
            <text:p>Si nació en España, provincia española</text:p>
          </table:table-cell>
          <table:table-cell table:style-name="ce81"/>
          <table:table-cell table:style-name="ce80"/>
          <table:table-cell table:number-columns-repeated="16380" table:style-name="ce1"/>
        </table:table-row>
        <table:table-row table:style-name="ro4">
          <table:table-cell table:style-name="ce76"/>
          <table:table-cell office:value-type="string" table:style-name="ce77">
            <text:p>Filtro:</text:p>
          </table:table-cell>
          <table:table-cell office:value-type="string" table:style-name="ce78">
            <text:p>Personas nacidas en España</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PRONA</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table:style-name="ce85"/>
          <table:table-cell table:style-name="ce77"/>
          <table:table-cell table:number-columns-repeated="16380" table:style-name="ce1"/>
        </table:table-row>
        <table:table-row table:style-name="ro4">
          <table:table-cell table:style-name="ce76"/>
          <table:table-cell office:value-type="string" table:style-name="ce77">
            <text:p>01 = Álava</text:p>
          </table:table-cell>
          <table:table-cell table:style-name="ce85"/>
          <table:table-cell table:style-name="ce77"/>
          <table:table-cell office:value-type="string" table:style-name="ce1">
            <text:p>27 = Lugo</text:p>
          </table:table-cell>
          <table:table-cell table:number-columns-repeated="16379"/>
        </table:table-row>
        <table:table-row table:style-name="ro4">
          <table:table-cell table:style-name="ce76"/>
          <table:table-cell office:value-type="string" table:style-name="ce77">
            <text:p>02 = Albacete</text:p>
          </table:table-cell>
          <table:table-cell table:style-name="ce85"/>
          <table:table-cell table:style-name="ce77"/>
          <table:table-cell office:value-type="string" table:style-name="ce1">
            <text:p>28 = Madrid</text:p>
          </table:table-cell>
          <table:table-cell table:number-columns-repeated="16379"/>
        </table:table-row>
        <table:table-row table:style-name="ro4">
          <table:table-cell table:style-name="ce76"/>
          <table:table-cell office:value-type="string" table:style-name="ce77">
            <text:p>03 = Alicante</text:p>
          </table:table-cell>
          <table:table-cell table:style-name="ce85"/>
          <table:table-cell table:style-name="ce77"/>
          <table:table-cell office:value-type="string" table:style-name="ce1">
            <text:p>29 = Málaga</text:p>
          </table:table-cell>
          <table:table-cell table:number-columns-repeated="16379"/>
        </table:table-row>
        <table:table-row table:style-name="ro4">
          <table:table-cell table:style-name="ce76"/>
          <table:table-cell office:value-type="string" table:style-name="ce77">
            <text:p>04 = Almería</text:p>
          </table:table-cell>
          <table:table-cell table:style-name="ce85"/>
          <table:table-cell table:style-name="ce77"/>
          <table:table-cell office:value-type="string" table:style-name="ce1">
            <text:p>30 = Murcia</text:p>
          </table:table-cell>
          <table:table-cell table:number-columns-repeated="16379"/>
        </table:table-row>
        <table:table-row table:style-name="ro4">
          <table:table-cell table:style-name="ce76"/>
          <table:table-cell office:value-type="string" table:style-name="ce77">
            <text:p>05 = Ávila</text:p>
          </table:table-cell>
          <table:table-cell table:style-name="ce85"/>
          <table:table-cell table:style-name="ce77"/>
          <table:table-cell office:value-type="string" table:style-name="ce1">
            <text:p>31 = Navarra</text:p>
          </table:table-cell>
          <table:table-cell table:number-columns-repeated="16379"/>
        </table:table-row>
        <table:table-row table:style-name="ro4">
          <table:table-cell table:style-name="ce76"/>
          <table:table-cell office:value-type="string" table:style-name="ce77">
            <text:p>06 = Badajoz</text:p>
          </table:table-cell>
          <table:table-cell table:style-name="ce85"/>
          <table:table-cell table:style-name="ce77"/>
          <table:table-cell office:value-type="string" table:style-name="ce1">
            <text:p>32 = Orense</text:p>
          </table:table-cell>
          <table:table-cell table:number-columns-repeated="16379"/>
        </table:table-row>
        <table:table-row table:style-name="ro4">
          <table:table-cell table:style-name="ce76"/>
          <table:table-cell office:value-type="string" table:style-name="ce77">
            <text:p>07 = Baleares (Illes)</text:p>
          </table:table-cell>
          <table:table-cell table:style-name="ce85"/>
          <table:table-cell table:style-name="ce77"/>
          <table:table-cell office:value-type="string" table:style-name="ce1">
            <text:p>33 = Asturias</text:p>
          </table:table-cell>
          <table:table-cell table:number-columns-repeated="16379"/>
        </table:table-row>
        <table:table-row table:style-name="ro4">
          <table:table-cell table:style-name="ce76"/>
          <table:table-cell office:value-type="string" table:style-name="ce77">
            <text:p>08 = Barcelona</text:p>
          </table:table-cell>
          <table:table-cell table:style-name="ce85"/>
          <table:table-cell table:style-name="ce77"/>
          <table:table-cell office:value-type="string" table:style-name="ce1">
            <text:p>34 = Palencia</text:p>
          </table:table-cell>
          <table:table-cell table:number-columns-repeated="16379"/>
        </table:table-row>
        <table:table-row table:style-name="ro4">
          <table:table-cell table:style-name="ce76"/>
          <table:table-cell office:value-type="string" table:style-name="ce77">
            <text:p>09 = Burgos</text:p>
          </table:table-cell>
          <table:table-cell table:style-name="ce85"/>
          <table:table-cell table:style-name="ce77"/>
          <table:table-cell office:value-type="string" table:style-name="ce1">
            <text:p>35 = Palmas (Las)</text:p>
          </table:table-cell>
          <table:table-cell table:number-columns-repeated="16379"/>
        </table:table-row>
        <table:table-row table:style-name="ro4">
          <table:table-cell/>
          <table:table-cell office:value-type="string" table:style-name="ce77">
            <text:p>10 = Cáceres</text:p>
          </table:table-cell>
          <table:table-cell table:style-name="ce85"/>
          <table:table-cell table:style-name="ce77"/>
          <table:table-cell office:value-type="string" table:style-name="ce1">
            <text:p>36 = Pontevedra</text:p>
          </table:table-cell>
          <table:table-cell table:number-columns-repeated="16379"/>
        </table:table-row>
        <table:table-row table:style-name="ro4">
          <table:table-cell/>
          <table:table-cell office:value-type="string" table:style-name="ce77">
            <text:p>11 = Cádiz</text:p>
          </table:table-cell>
          <table:table-cell table:style-name="ce85"/>
          <table:table-cell table:style-name="ce77"/>
          <table:table-cell office:value-type="string" table:style-name="ce1">
            <text:p>37 = Salamanca</text:p>
          </table:table-cell>
          <table:table-cell table:number-columns-repeated="16379"/>
        </table:table-row>
        <table:table-row table:style-name="ro4">
          <table:table-cell/>
          <table:table-cell office:value-type="string" table:style-name="ce77">
            <text:p>12 = Castellón</text:p>
          </table:table-cell>
          <table:table-cell table:style-name="ce85"/>
          <table:table-cell table:style-name="ce77"/>
          <table:table-cell office:value-type="string" table:style-name="ce1">
            <text:p>38 = Santa Cruz de Tenerife</text:p>
          </table:table-cell>
          <table:table-cell table:number-columns-repeated="16379"/>
        </table:table-row>
        <table:table-row table:style-name="ro4">
          <table:table-cell/>
          <table:table-cell office:value-type="string" table:style-name="ce77">
            <text:p>13 = Ciudad Real</text:p>
          </table:table-cell>
          <table:table-cell table:style-name="ce85"/>
          <table:table-cell table:style-name="ce77"/>
          <table:table-cell office:value-type="string" table:style-name="ce1">
            <text:p>39 = Cantabria</text:p>
          </table:table-cell>
          <table:table-cell table:number-columns-repeated="16379"/>
        </table:table-row>
        <table:table-row table:style-name="ro4">
          <table:table-cell/>
          <table:table-cell office:value-type="string" table:style-name="ce77">
            <text:p>14 = Córdoba</text:p>
          </table:table-cell>
          <table:table-cell table:style-name="ce85"/>
          <table:table-cell table:style-name="ce77"/>
          <table:table-cell office:value-type="string" table:style-name="ce1">
            <text:p>40 = Segovia</text:p>
          </table:table-cell>
          <table:table-cell table:number-columns-repeated="16379"/>
        </table:table-row>
        <table:table-row table:style-name="ro4">
          <table:table-cell/>
          <table:table-cell office:value-type="string" table:style-name="ce77">
            <text:p>15 = Coruña (La)</text:p>
          </table:table-cell>
          <table:table-cell table:style-name="ce85"/>
          <table:table-cell table:style-name="ce77"/>
          <table:table-cell office:value-type="string" table:style-name="ce1">
            <text:p>41 = Sevilla</text:p>
          </table:table-cell>
          <table:table-cell table:number-columns-repeated="16379"/>
        </table:table-row>
        <table:table-row table:style-name="ro4">
          <table:table-cell/>
          <table:table-cell office:value-type="string" table:style-name="ce77">
            <text:p>16 = Cuenca</text:p>
          </table:table-cell>
          <table:table-cell table:style-name="ce85"/>
          <table:table-cell table:style-name="ce77"/>
          <table:table-cell office:value-type="string" table:style-name="ce1">
            <text:p>42 = Soria</text:p>
          </table:table-cell>
          <table:table-cell table:number-columns-repeated="16379"/>
        </table:table-row>
        <table:table-row table:style-name="ro4">
          <table:table-cell/>
          <table:table-cell office:value-type="string" table:style-name="ce77">
            <text:p>17 = Girona</text:p>
          </table:table-cell>
          <table:table-cell table:style-name="ce85"/>
          <table:table-cell table:style-name="ce77"/>
          <table:table-cell office:value-type="string" table:style-name="ce1">
            <text:p>43 = Tarragona</text:p>
          </table:table-cell>
          <table:table-cell table:number-columns-repeated="16379"/>
        </table:table-row>
        <table:table-row table:style-name="ro4">
          <table:table-cell/>
          <table:table-cell office:value-type="string" table:style-name="ce77">
            <text:p>18 = Granada</text:p>
          </table:table-cell>
          <table:table-cell table:style-name="ce85"/>
          <table:table-cell table:style-name="ce77"/>
          <table:table-cell office:value-type="string" table:style-name="ce1">
            <text:p>44 = Teruel</text:p>
          </table:table-cell>
          <table:table-cell table:number-columns-repeated="16379"/>
        </table:table-row>
        <table:table-row table:style-name="ro4">
          <table:table-cell/>
          <table:table-cell office:value-type="string" table:style-name="ce77">
            <text:p>19 = Guadalajara</text:p>
          </table:table-cell>
          <table:table-cell table:style-name="ce85"/>
          <table:table-cell table:style-name="ce77"/>
          <table:table-cell office:value-type="string" table:style-name="ce1">
            <text:p>45 = Toledo</text:p>
          </table:table-cell>
          <table:table-cell table:number-columns-repeated="16379"/>
        </table:table-row>
        <table:table-row table:style-name="ro4">
          <table:table-cell/>
          <table:table-cell office:value-type="string" table:style-name="ce77">
            <text:p>20 = Guipúzcoa</text:p>
          </table:table-cell>
          <table:table-cell table:style-name="ce85"/>
          <table:table-cell table:style-name="ce77"/>
          <table:table-cell office:value-type="string" table:style-name="ce1">
            <text:p>46 = Valencia</text:p>
          </table:table-cell>
          <table:table-cell table:number-columns-repeated="16379"/>
        </table:table-row>
        <table:table-row table:style-name="ro4">
          <table:table-cell/>
          <table:table-cell office:value-type="string" table:style-name="ce77">
            <text:p>21 = Huelva</text:p>
          </table:table-cell>
          <table:table-cell table:style-name="ce85"/>
          <table:table-cell table:style-name="ce77"/>
          <table:table-cell office:value-type="string" table:style-name="ce1">
            <text:p>47 = Valladolid</text:p>
          </table:table-cell>
          <table:table-cell table:number-columns-repeated="16379"/>
        </table:table-row>
        <table:table-row table:style-name="ro4">
          <table:table-cell/>
          <table:table-cell office:value-type="string" table:style-name="ce77">
            <text:p>22 = Huesca</text:p>
          </table:table-cell>
          <table:table-cell table:style-name="ce85"/>
          <table:table-cell table:style-name="ce77"/>
          <table:table-cell office:value-type="string" table:style-name="ce1">
            <text:p>48 = Vizcaya</text:p>
          </table:table-cell>
          <table:table-cell table:number-columns-repeated="16379"/>
        </table:table-row>
        <table:table-row table:style-name="ro4">
          <table:table-cell/>
          <table:table-cell office:value-type="string" table:style-name="ce77">
            <text:p>23 = Jaén</text:p>
          </table:table-cell>
          <table:table-cell table:style-name="ce85"/>
          <table:table-cell table:style-name="ce77"/>
          <table:table-cell office:value-type="string" table:style-name="ce1">
            <text:p>49 = Zamora</text:p>
          </table:table-cell>
          <table:table-cell table:number-columns-repeated="16379"/>
        </table:table-row>
        <table:table-row table:style-name="ro4">
          <table:table-cell/>
          <table:table-cell office:value-type="string" table:style-name="ce77">
            <text:p>24 = León</text:p>
          </table:table-cell>
          <table:table-cell table:style-name="ce85"/>
          <table:table-cell table:style-name="ce77"/>
          <table:table-cell office:value-type="string" table:style-name="ce1">
            <text:p>50 = Zaragoza</text:p>
          </table:table-cell>
          <table:table-cell table:number-columns-repeated="16379"/>
        </table:table-row>
        <table:table-row table:style-name="ro4">
          <table:table-cell/>
          <table:table-cell office:value-type="string" table:style-name="ce77">
            <text:p>25 = Lleida</text:p>
          </table:table-cell>
          <table:table-cell table:style-name="ce85"/>
          <table:table-cell table:style-name="ce77"/>
          <table:table-cell office:value-type="string" table:style-name="ce1">
            <text:p>51 = Ceuta</text:p>
          </table:table-cell>
          <table:table-cell table:number-columns-repeated="16379"/>
        </table:table-row>
        <table:table-row table:style-name="ro4">
          <table:table-cell/>
          <table:table-cell office:value-type="string" table:style-name="ce77">
            <text:p>26 = Rioja (La)</text:p>
          </table:table-cell>
          <table:table-cell table:style-name="ce85"/>
          <table:table-cell table:style-name="ce77"/>
          <table:table-cell office:value-type="string" table:style-name="ce1">
            <text:p>52 = Melilla</text:p>
          </table:table-cell>
          <table:table-cell table:number-columns-repeated="16379"/>
        </table:table-row>
        <table:table-row table:style-name="ro4">
          <table:table-cell/>
          <table:table-cell office:value-type="string" table:style-name="ce80">
            <text:p>Si nació en el extranjero, país o territorio dependiente</text:p>
          </table:table-cell>
          <table:table-cell table:style-name="ce81"/>
          <table:table-cell table:style-name="ce80"/>
          <table:table-cell table:number-columns-repeated="16380" table:style-name="ce1"/>
        </table:table-row>
        <table:table-row table:style-name="ro4">
          <table:table-cell/>
          <table:table-cell office:value-type="string" table:style-name="ce77">
            <text:p>Filtro:</text:p>
          </table:table-cell>
          <table:table-cell office:value-type="string" table:style-name="ce78">
            <text:p>Personas nacidas en el extranjero</text:p>
          </table:table-cell>
          <table:table-cell table:style-name="ce77"/>
          <table:table-cell table:style-name="ce18"/>
          <table:table-cell table:number-columns-repeated="16379"/>
        </table:table-row>
        <table:table-row table:style-name="ro4">
          <table:table-cell/>
          <table:table-cell office:value-type="string" table:style-name="ce77">
            <text:p>Variable:</text:p>
          </table:table-cell>
          <table:table-cell office:value-type="string" table:style-name="ce82">
            <text:p>REGNA</text:p>
          </table:table-cell>
          <table:table-cell table:style-name="ce77"/>
          <table:table-cell table:style-name="ce18"/>
          <table:table-cell table:number-columns-repeated="16379"/>
        </table:table-row>
        <table:table-row table:style-name="ro4">
          <table:table-cell/>
          <table:table-cell office:value-type="string" table:style-name="ce77">
            <text:p>Valores:<text:s text:c="2"/></text:p>
          </table:table-cell>
          <table:table-cell table:style-name="ce78"/>
          <table:table-cell table:style-name="ce77"/>
          <table:table-cell table:style-name="ce18"/>
          <table:table-cell table:number-columns-repeated="16379"/>
        </table:table-row>
        <table:table-row table:style-name="ro4">
          <table:table-cell/>
          <table:table-cell office:value-type="string" table:style-name="ce92">
            <text:p>115 = UE- 15</text:p>
          </table:table-cell>
          <table:table-cell table:style-name="ce78"/>
          <table:table-cell table:style-name="ce77"/>
          <table:table-cell office:value-type="string" table:style-name="ce92">
            <text:p>310 = Centroamérica y Caribe</text:p>
          </table:table-cell>
          <table:table-cell table:number-columns-repeated="16379"/>
        </table:table-row>
        <table:table-row table:style-name="ro4">
          <table:table-cell/>
          <table:table-cell office:value-type="string" table:style-name="ce77">
            <text:p>Alemania</text:p>
          </table:table-cell>
          <table:table-cell table:style-name="ce78"/>
          <table:table-cell table:style-name="ce77"/>
          <table:table-cell office:value-type="string" table:style-name="ce77">
            <text:p>Costa Rica</text:p>
          </table:table-cell>
          <table:table-cell table:number-columns-repeated="16379"/>
        </table:table-row>
        <table:table-row table:style-name="ro4">
          <table:table-cell/>
          <table:table-cell office:value-type="string" table:style-name="ce77">
            <text:p>Austria</text:p>
          </table:table-cell>
          <table:table-cell table:style-name="ce78"/>
          <table:table-cell table:style-name="ce77"/>
          <table:table-cell office:value-type="string" table:style-name="ce77">
            <text:p>Cuba</text:p>
          </table:table-cell>
          <table:table-cell table:number-columns-repeated="16379"/>
        </table:table-row>
        <table:table-row table:style-name="ro4">
          <table:table-cell/>
          <table:table-cell office:value-type="string" table:style-name="ce77">
            <text:p>Bélgica</text:p>
          </table:table-cell>
          <table:table-cell table:style-name="ce78"/>
          <table:table-cell table:style-name="ce77"/>
          <table:table-cell office:value-type="string" table:style-name="ce77">
            <text:p>El Salvador</text:p>
          </table:table-cell>
          <table:table-cell table:number-columns-repeated="16379"/>
        </table:table-row>
        <table:table-row table:style-name="ro4">
          <table:table-cell/>
          <table:table-cell office:value-type="string" table:style-name="ce77">
            <text:p>Dinamarca</text:p>
          </table:table-cell>
          <table:table-cell table:style-name="ce78"/>
          <table:table-cell table:style-name="ce77"/>
          <table:table-cell office:value-type="string" table:style-name="ce77">
            <text:p>Guatemala</text:p>
          </table:table-cell>
          <table:table-cell table:number-columns-repeated="16379"/>
        </table:table-row>
        <table:table-row table:style-name="ro4">
          <table:table-cell/>
          <table:table-cell office:value-type="string" table:style-name="ce77">
            <text:p>Finlandia</text:p>
          </table:table-cell>
          <table:table-cell table:style-name="ce78"/>
          <table:table-cell table:style-name="ce77"/>
          <table:table-cell office:value-type="string" table:style-name="ce77">
            <text:p>Haití</text:p>
          </table:table-cell>
          <table:table-cell table:number-columns-repeated="16379"/>
        </table:table-row>
        <table:table-row table:style-name="ro4">
          <table:table-cell/>
          <table:table-cell office:value-type="string" table:style-name="ce77">
            <text:p>Francia</text:p>
          </table:table-cell>
          <table:table-cell table:style-name="ce78"/>
          <table:table-cell table:style-name="ce77"/>
          <table:table-cell office:value-type="string" table:style-name="ce77">
            <text:p>Honduras</text:p>
          </table:table-cell>
          <table:table-cell table:number-columns-repeated="16379"/>
        </table:table-row>
        <table:table-row table:style-name="ro4">
          <table:table-cell/>
          <table:table-cell office:value-type="string" table:style-name="ce77">
            <text:p>Grecia</text:p>
          </table:table-cell>
          <table:table-cell table:style-name="ce78"/>
          <table:table-cell table:style-name="ce77"/>
          <table:table-cell office:value-type="string" table:style-name="ce77">
            <text:p>México</text:p>
          </table:table-cell>
          <table:table-cell table:number-columns-repeated="16379"/>
        </table:table-row>
        <table:table-row table:style-name="ro4">
          <table:table-cell/>
          <table:table-cell office:value-type="string" table:style-name="ce77">
            <text:p>Irlanda</text:p>
          </table:table-cell>
          <table:table-cell table:style-name="ce78"/>
          <table:table-cell table:style-name="ce77"/>
          <table:table-cell office:value-type="string" table:style-name="ce77">
            <text:p>Nicaragua</text:p>
          </table:table-cell>
          <table:table-cell table:number-columns-repeated="16379"/>
        </table:table-row>
        <table:table-row table:style-name="ro4">
          <table:table-cell/>
          <table:table-cell office:value-type="string" table:style-name="ce77">
            <text:p>Italia</text:p>
          </table:table-cell>
          <table:table-cell table:style-name="ce78"/>
          <table:table-cell table:style-name="ce77"/>
          <table:table-cell office:value-type="string" table:style-name="ce77">
            <text:p>Panamá</text:p>
          </table:table-cell>
          <table:table-cell table:number-columns-repeated="16379"/>
        </table:table-row>
        <table:table-row table:style-name="ro4">
          <table:table-cell/>
          <table:table-cell office:value-type="string" table:style-name="ce77">
            <text:p>Luxemburgo</text:p>
          </table:table-cell>
          <table:table-cell table:style-name="ce78"/>
          <table:table-cell table:style-name="ce77"/>
          <table:table-cell office:value-type="string" table:style-name="ce77">
            <text:p>Puerto Rico</text:p>
          </table:table-cell>
          <table:table-cell table:number-columns-repeated="16379"/>
        </table:table-row>
        <table:table-row table:style-name="ro4">
          <table:table-cell/>
          <table:table-cell office:value-type="string" table:style-name="ce77">
            <text:p>Países bajos</text:p>
          </table:table-cell>
          <table:table-cell table:style-name="ce78"/>
          <table:table-cell table:style-name="ce77"/>
          <table:table-cell office:value-type="string" table:style-name="ce77">
            <text:p>República Dominicana</text:p>
          </table:table-cell>
          <table:table-cell table:number-columns-repeated="16379"/>
        </table:table-row>
        <table:table-row table:style-name="ro4">
          <table:table-cell/>
          <table:table-cell office:value-type="string" table:style-name="ce77">
            <text:p>Portugal</text:p>
          </table:table-cell>
          <table:table-cell table:style-name="ce78"/>
          <table:table-cell table:style-name="ce77"/>
          <table:table-cell office:value-type="string" table:style-name="ce77">
            <text:p>Otr. Países y Territ. dep. América Central y Caribe</text:p>
          </table:table-cell>
          <table:table-cell table:number-columns-repeated="16379"/>
        </table:table-row>
        <table:table-row table:style-name="ro4">
          <table:table-cell/>
          <table:table-cell office:value-type="string" table:style-name="ce77">
            <text:p>Reino unido</text:p>
          </table:table-cell>
          <table:table-cell table:style-name="ce78"/>
          <table:table-cell table:style-name="ce77"/>
          <table:table-cell table:style-name="ce18"/>
          <table:table-cell table:number-columns-repeated="16379"/>
        </table:table-row>
        <table:table-row table:style-name="ro4">
          <table:table-cell/>
          <table:table-cell office:value-type="string" table:style-name="ce77">
            <text:p>Suecia</text:p>
          </table:table-cell>
          <table:table-cell table:style-name="ce78"/>
          <table:table-cell table:style-name="ce77"/>
          <table:table-cell table:style-name="ce18"/>
          <table:table-cell table:number-columns-repeated="16379"/>
        </table:table-row>
        <table:table-row table:style-name="ro4">
          <table:table-cell/>
          <table:table-cell office:value-type="string" table:style-name="ce92">
            <text:p>125 = UE- 25 (no UE-15)</text:p>
          </table:table-cell>
          <table:table-cell table:style-name="ce78"/>
          <table:table-cell table:style-name="ce77"/>
          <table:table-cell office:value-type="string" table:style-name="ce92">
            <text:p>350 = Sudamérica</text:p>
          </table:table-cell>
          <table:table-cell table:number-columns-repeated="16379"/>
        </table:table-row>
        <table:table-row table:style-name="ro4">
          <table:table-cell/>
          <table:table-cell office:value-type="string" table:style-name="ce77">
            <text:p>Chipre</text:p>
          </table:table-cell>
          <table:table-cell table:style-name="ce78"/>
          <table:table-cell table:style-name="ce77"/>
          <table:table-cell office:value-type="string" table:style-name="ce77">
            <text:p>Argentina</text:p>
          </table:table-cell>
          <table:table-cell table:number-columns-repeated="16379"/>
        </table:table-row>
        <table:table-row table:style-name="ro4">
          <table:table-cell/>
          <table:table-cell office:value-type="string" table:style-name="ce77">
            <text:p>Eslovenia</text:p>
          </table:table-cell>
          <table:table-cell table:style-name="ce78"/>
          <table:table-cell table:style-name="ce77"/>
          <table:table-cell office:value-type="string" table:style-name="ce77">
            <text:p>Bolivia</text:p>
          </table:table-cell>
          <table:table-cell table:number-columns-repeated="16379"/>
        </table:table-row>
        <table:table-row table:style-name="ro4">
          <table:table-cell/>
          <table:table-cell office:value-type="string" table:style-name="ce77">
            <text:p>Estonia</text:p>
          </table:table-cell>
          <table:table-cell table:style-name="ce78"/>
          <table:table-cell table:style-name="ce77"/>
          <table:table-cell office:value-type="string" table:style-name="ce77">
            <text:p>Brasil</text:p>
          </table:table-cell>
          <table:table-cell table:number-columns-repeated="16379"/>
        </table:table-row>
        <table:table-row table:style-name="ro4">
          <table:table-cell/>
          <table:table-cell office:value-type="string" table:style-name="ce77">
            <text:p>Hungría</text:p>
          </table:table-cell>
          <table:table-cell table:style-name="ce78"/>
          <table:table-cell table:style-name="ce77"/>
          <table:table-cell office:value-type="string" table:style-name="ce77">
            <text:p>Chile</text:p>
          </table:table-cell>
          <table:table-cell table:number-columns-repeated="16379"/>
        </table:table-row>
        <table:table-row table:style-name="ro4">
          <table:table-cell/>
          <table:table-cell office:value-type="string" table:style-name="ce77">
            <text:p>Letonia</text:p>
          </table:table-cell>
          <table:table-cell table:style-name="ce78"/>
          <table:table-cell table:style-name="ce77"/>
          <table:table-cell office:value-type="string" table:style-name="ce77">
            <text:p>Colombia</text:p>
          </table:table-cell>
          <table:table-cell table:number-columns-repeated="16379"/>
        </table:table-row>
        <table:table-row table:style-name="ro4">
          <table:table-cell/>
          <table:table-cell office:value-type="string" table:style-name="ce77">
            <text:p>Lituania</text:p>
          </table:table-cell>
          <table:table-cell table:style-name="ce78"/>
          <table:table-cell table:style-name="ce77"/>
          <table:table-cell office:value-type="string" table:style-name="ce77">
            <text:p>Ecuador</text:p>
          </table:table-cell>
          <table:table-cell table:number-columns-repeated="16379"/>
        </table:table-row>
        <table:table-row table:style-name="ro4">
          <table:table-cell/>
          <table:table-cell office:value-type="string" table:style-name="ce77">
            <text:p>Malta</text:p>
          </table:table-cell>
          <table:table-cell table:style-name="ce78"/>
          <table:table-cell table:style-name="ce77"/>
          <table:table-cell office:value-type="string" table:style-name="ce77">
            <text:p>Paraguay</text:p>
          </table:table-cell>
          <table:table-cell table:number-columns-repeated="16379"/>
        </table:table-row>
        <table:table-row table:style-name="ro4">
          <table:table-cell/>
          <table:table-cell office:value-type="string" table:style-name="ce77">
            <text:p>Polonia</text:p>
          </table:table-cell>
          <table:table-cell table:style-name="ce78"/>
          <table:table-cell table:style-name="ce77"/>
          <table:table-cell office:value-type="string" table:style-name="ce77">
            <text:p>Perú</text:p>
          </table:table-cell>
          <table:table-cell table:number-columns-repeated="16379"/>
        </table:table-row>
        <table:table-row table:style-name="ro4">
          <table:table-cell/>
          <table:table-cell office:value-type="string" table:style-name="ce77">
            <text:p>República Checa o Chequia</text:p>
          </table:table-cell>
          <table:table-cell table:style-name="ce78"/>
          <table:table-cell table:style-name="ce77"/>
          <table:table-cell office:value-type="string" table:style-name="ce77">
            <text:p>Uruguay</text:p>
          </table:table-cell>
          <table:table-cell table:number-columns-repeated="16379"/>
        </table:table-row>
        <table:table-row table:style-name="ro4">
          <table:table-cell/>
          <table:table-cell office:value-type="string" table:style-name="ce77">
            <text:p>República Eslovaca o Eslovaquia</text:p>
          </table:table-cell>
          <table:table-cell table:style-name="ce78"/>
          <table:table-cell table:style-name="ce77"/>
          <table:table-cell office:value-type="string" table:style-name="ce77">
            <text:p>Venezuela</text:p>
          </table:table-cell>
          <table:table-cell table:number-columns-repeated="16379"/>
        </table:table-row>
        <table:table-row table:style-name="ro4">
          <table:table-cell/>
          <table:table-cell office:value-type="string" table:style-name="ce92">
            <text:p>127** = UE- 27 (no UE-25)</text:p>
          </table:table-cell>
          <table:table-cell table:style-name="ce78"/>
          <table:table-cell table:style-name="ce77"/>
          <table:table-cell office:value-type="string" table:style-name="ce77">
            <text:p>Otros Países y Territorios dep. en Sudamérica</text:p>
          </table:table-cell>
          <table:table-cell table:number-columns-repeated="16379"/>
        </table:table-row>
        <table:table-row table:style-name="ro4">
          <table:table-cell/>
          <table:table-cell office:value-type="string" table:style-name="ce77">
            <text:p>Bulgaria</text:p>
          </table:table-cell>
          <table:table-cell table:style-name="ce78"/>
          <table:table-cell table:number-columns-repeated="2" table:style-name="ce77"/>
          <table:table-cell table:number-columns-repeated="16379"/>
        </table:table-row>
        <table:table-row table:style-name="ro4">
          <table:table-cell/>
          <table:table-cell office:value-type="string" table:style-name="ce77">
            <text:p>Rumanía</text:p>
          </table:table-cell>
          <table:table-cell table:style-name="ce78"/>
          <table:table-cell table:number-columns-repeated="2" table:style-name="ce77"/>
          <table:table-cell table:number-columns-repeated="16379"/>
        </table:table-row>
        <table:table-row table:style-name="ro4">
          <table:table-cell/>
          <table:table-cell table:style-name="ce77"/>
          <table:table-cell table:style-name="ce78"/>
          <table:table-cell table:style-name="ce77"/>
          <table:table-cell table:style-name="ce18"/>
          <table:table-cell table:number-columns-repeated="16379"/>
        </table:table-row>
        <table:table-row table:style-name="ro4">
          <table:table-cell/>
          <table:table-cell office:value-type="string" table:style-name="ce92">
            <text:p>128*** = UE- 28 (no UE-27)</text:p>
          </table:table-cell>
          <table:table-cell table:style-name="ce78"/>
          <table:table-cell table:style-name="ce77"/>
          <table:table-cell table:style-name="ce18"/>
          <table:table-cell table:number-columns-repeated="16379"/>
        </table:table-row>
        <table:table-row table:style-name="ro4">
          <table:table-cell/>
          <table:table-cell office:value-type="string" table:style-name="ce77">
            <text:p>Bulgaria</text:p>
          </table:table-cell>
          <table:table-cell table:style-name="ce78"/>
          <table:table-cell table:style-name="ce77"/>
          <table:table-cell table:style-name="ce18"/>
          <table:table-cell table:number-columns-repeated="16379"/>
        </table:table-row>
        <table:table-row table:style-name="ro4">
          <table:table-cell/>
          <table:table-cell office:value-type="string" table:style-name="ce77">
            <text:p>Rumanía</text:p>
          </table:table-cell>
          <table:table-cell table:style-name="ce78"/>
          <table:table-cell table:style-name="ce77"/>
          <table:table-cell table:style-name="ce18"/>
          <table:table-cell table:number-columns-repeated="16379"/>
        </table:table-row>
        <table:table-row table:style-name="ro4">
          <table:table-cell/>
          <table:table-cell office:value-type="string" table:style-name="ce77">
            <text:p>Croacia</text:p>
          </table:table-cell>
          <table:table-cell table:style-name="ce78"/>
          <table:table-cell table:style-name="ce77"/>
          <table:table-cell table:style-name="ce18"/>
          <table:table-cell table:number-columns-repeated="16379"/>
        </table:table-row>
        <table:table-row table:number-rows-repeated="2" table:style-name="ro4">
          <table:table-cell/>
          <table:table-cell table:style-name="ce77"/>
          <table:table-cell table:style-name="ce78"/>
          <table:table-cell table:style-name="ce93"/>
          <table:table-cell table:number-columns-repeated="16380" table:style-name="ce1"/>
        </table:table-row>
        <table:table-row table:style-name="ro4">
          <table:table-cell/>
          <table:table-cell office:value-type="string" table:style-name="ce92">
            <text:p>100 = Resto de Europa</text:p>
          </table:table-cell>
          <table:table-cell table:style-name="ce78"/>
          <table:table-cell table:style-name="ce77"/>
          <table:table-cell office:value-type="string" table:style-name="ce92">
            <text:p>400 = Asia Oriental (Lejano Oriente)</text:p>
          </table:table-cell>
          <table:table-cell table:number-columns-repeated="16379"/>
        </table:table-row>
        <table:table-row table:style-name="ro4">
          <table:table-cell/>
          <table:table-cell office:value-type="string" table:style-name="ce77">
            <text:p>Albania</text:p>
          </table:table-cell>
          <table:table-cell table:style-name="ce78"/>
          <table:table-cell table:style-name="ce77"/>
          <table:table-cell office:value-type="string" table:style-name="ce77">
            <text:p>China, incluyendo Hong-kong y Macao</text:p>
          </table:table-cell>
          <table:table-cell table:number-columns-repeated="16379"/>
        </table:table-row>
        <table:table-row table:style-name="ro4">
          <table:table-cell/>
          <table:table-cell office:value-type="string" table:style-name="ce77">
            <text:p>Andorra</text:p>
          </table:table-cell>
          <table:table-cell table:style-name="ce78"/>
          <table:table-cell table:style-name="ce77"/>
          <table:table-cell office:value-type="string" table:style-name="ce77">
            <text:p>Corea del Norte</text:p>
          </table:table-cell>
          <table:table-cell table:number-columns-repeated="16379"/>
        </table:table-row>
        <table:table-row table:style-name="ro4">
          <table:table-cell/>
          <table:table-cell office:value-type="string" table:style-name="ce77">
            <text:p>Armenia</text:p>
          </table:table-cell>
          <table:table-cell table:style-name="ce78"/>
          <table:table-cell table:style-name="ce77"/>
          <table:table-cell office:value-type="string" table:style-name="ce77">
            <text:p>Corea del Sur</text:p>
          </table:table-cell>
          <table:table-cell table:number-columns-repeated="16379"/>
        </table:table-row>
        <table:table-row table:style-name="ro4">
          <table:table-cell/>
          <table:table-cell office:value-type="string" table:style-name="ce77">
            <text:p>Azerbaiyan</text:p>
          </table:table-cell>
          <table:table-cell table:style-name="ce78"/>
          <table:table-cell table:style-name="ce77"/>
          <table:table-cell office:value-type="string" table:style-name="ce77">
            <text:p>Japón</text:p>
          </table:table-cell>
          <table:table-cell table:number-columns-repeated="16379"/>
        </table:table-row>
        <table:table-row table:style-name="ro4">
          <table:table-cell/>
          <table:table-cell office:value-type="string" table:style-name="ce77">
            <text:p>Bielorrusia</text:p>
          </table:table-cell>
          <table:table-cell table:style-name="ce78"/>
          <table:table-cell table:style-name="ce77"/>
          <table:table-cell office:value-type="string" table:style-name="ce77">
            <text:p>Mongolia</text:p>
          </table:table-cell>
          <table:table-cell table:number-columns-repeated="16379"/>
        </table:table-row>
        <table:table-row table:style-name="ro4">
          <table:table-cell/>
          <table:table-cell office:value-type="string" table:style-name="ce77">
            <text:p>Bosnia-herzegovina</text:p>
          </table:table-cell>
          <table:table-cell table:style-name="ce78"/>
          <table:table-cell table:style-name="ce77"/>
          <table:table-cell office:value-type="string" table:style-name="ce77">
            <text:p>Taiwan</text:p>
          </table:table-cell>
          <table:table-cell table:number-columns-repeated="16379"/>
        </table:table-row>
        <table:table-row table:style-name="ro4">
          <table:table-cell/>
          <table:table-cell office:value-type="string" table:style-name="ce77">
            <text:p>Georgia</text:p>
          </table:table-cell>
          <table:table-cell table:style-name="ce78"/>
          <table:table-cell table:style-name="ce77"/>
          <table:table-cell office:value-type="string" table:style-name="ce92">
            <text:p>410 = Asia Occidental (Oriente Próximo)</text:p>
          </table:table-cell>
          <table:table-cell table:number-columns-repeated="16379"/>
        </table:table-row>
        <table:table-row table:style-name="ro4">
          <table:table-cell/>
          <table:table-cell office:value-type="string" table:style-name="ce77">
            <text:p>Islandia</text:p>
          </table:table-cell>
          <table:table-cell table:style-name="ce78"/>
          <table:table-cell table:style-name="ce77"/>
          <table:table-cell office:value-type="string" table:style-name="ce77">
            <text:p>Arabia Saudí</text:p>
          </table:table-cell>
          <table:table-cell table:number-columns-repeated="16379"/>
        </table:table-row>
        <table:table-row table:style-name="ro4">
          <table:table-cell/>
          <table:table-cell office:value-type="string" table:style-name="ce77">
            <text:p>Liechtenstein</text:p>
          </table:table-cell>
          <table:table-cell table:style-name="ce78"/>
          <table:table-cell table:style-name="ce77"/>
          <table:table-cell office:value-type="string" table:style-name="ce77">
            <text:p>Irak</text:p>
          </table:table-cell>
          <table:table-cell table:number-columns-repeated="16379"/>
        </table:table-row>
        <table:table-row table:style-name="ro4">
          <table:table-cell/>
          <table:table-cell office:value-type="string" table:style-name="ce77">
            <text:p>Macedonia</text:p>
          </table:table-cell>
          <table:table-cell table:style-name="ce78"/>
          <table:table-cell table:style-name="ce77"/>
          <table:table-cell office:value-type="string" table:style-name="ce77">
            <text:p>Israel</text:p>
          </table:table-cell>
          <table:table-cell table:number-columns-repeated="16379"/>
        </table:table-row>
        <table:table-row table:style-name="ro4">
          <table:table-cell/>
          <table:table-cell office:value-type="string" table:style-name="ce77">
            <text:p>Moldavia</text:p>
          </table:table-cell>
          <table:table-cell table:style-name="ce78"/>
          <table:table-cell table:style-name="ce77"/>
          <table:table-cell office:value-type="string" table:style-name="ce77">
            <text:p>Jordania</text:p>
          </table:table-cell>
          <table:table-cell table:number-columns-repeated="16379"/>
        </table:table-row>
        <table:table-row table:style-name="ro4">
          <table:table-cell/>
          <table:table-cell office:value-type="string" table:style-name="ce77">
            <text:p>Mónaco</text:p>
          </table:table-cell>
          <table:table-cell table:style-name="ce78"/>
          <table:table-cell table:style-name="ce77"/>
          <table:table-cell office:value-type="string" table:style-name="ce77">
            <text:p>Líbano</text:p>
          </table:table-cell>
          <table:table-cell table:number-columns-repeated="16379"/>
        </table:table-row>
        <table:table-row table:style-name="ro4">
          <table:table-cell/>
          <table:table-cell office:value-type="string" table:style-name="ce77">
            <text:p>Noruega</text:p>
          </table:table-cell>
          <table:table-cell table:style-name="ce78"/>
          <table:table-cell table:style-name="ce77"/>
          <table:table-cell office:value-type="string" table:style-name="ce77">
            <text:p>Siria</text:p>
          </table:table-cell>
          <table:table-cell table:number-columns-repeated="16379"/>
        </table:table-row>
        <table:table-row table:style-name="ro4">
          <table:table-cell/>
          <table:table-cell office:value-type="string" table:style-name="ce77">
            <text:p>Rusia</text:p>
          </table:table-cell>
          <table:table-cell table:style-name="ce78"/>
          <table:table-cell table:style-name="ce77"/>
          <table:table-cell office:value-type="string" table:style-name="ce77">
            <text:p>Palestina*</text:p>
          </table:table-cell>
          <table:table-cell table:number-columns-repeated="16379"/>
        </table:table-row>
        <table:table-row table:style-name="ro4">
          <table:table-cell/>
          <table:table-cell office:value-type="string" table:style-name="ce77">
            <text:p>San Marino</text:p>
          </table:table-cell>
          <table:table-cell table:style-name="ce78"/>
          <table:table-cell table:style-name="ce77"/>
          <table:table-cell office:value-type="string" table:style-name="ce77">
            <text:p>Otr. Países y Territ. dep. en el Oriente Próximo</text:p>
          </table:table-cell>
          <table:table-cell table:number-columns-repeated="16379"/>
        </table:table-row>
        <table:table-row table:style-name="ro4">
          <table:table-cell/>
          <table:table-cell office:value-type="string" table:style-name="ce77">
            <text:p>Santa Sede</text:p>
          </table:table-cell>
          <table:table-cell table:style-name="ce78"/>
          <table:table-cell table:style-name="ce77"/>
          <table:table-cell office:value-type="string" table:style-name="ce92">
            <text:p>420 = Asia del Sur y Sudoeste</text:p>
          </table:table-cell>
          <table:table-cell table:number-columns-repeated="16379"/>
        </table:table-row>
        <table:table-row table:style-name="ro4">
          <table:table-cell/>
          <table:table-cell office:value-type="string" table:style-name="ce77">
            <text:p>Suiza</text:p>
          </table:table-cell>
          <table:table-cell table:style-name="ce78"/>
          <table:table-cell table:style-name="ce77"/>
          <table:table-cell office:value-type="string" table:style-name="ce77">
            <text:p>Bangladesh</text:p>
          </table:table-cell>
          <table:table-cell table:number-columns-repeated="16379"/>
        </table:table-row>
        <table:table-row table:style-name="ro4">
          <table:table-cell/>
          <table:table-cell office:value-type="string" table:style-name="ce77">
            <text:p>Turquía</text:p>
          </table:table-cell>
          <table:table-cell table:style-name="ce78"/>
          <table:table-cell table:style-name="ce77"/>
          <table:table-cell office:value-type="string" table:style-name="ce77">
            <text:p>Camboya</text:p>
          </table:table-cell>
          <table:table-cell table:number-columns-repeated="16379"/>
        </table:table-row>
        <table:table-row table:style-name="ro4">
          <table:table-cell/>
          <table:table-cell office:value-type="string" table:style-name="ce77">
            <text:p>Ucrania</text:p>
          </table:table-cell>
          <table:table-cell table:style-name="ce78"/>
          <table:table-cell table:style-name="ce77"/>
          <table:table-cell office:value-type="string" table:style-name="ce77">
            <text:p>Filipinas</text:p>
          </table:table-cell>
          <table:table-cell table:number-columns-repeated="16379"/>
        </table:table-row>
        <table:table-row table:style-name="ro7">
          <table:table-cell/>
          <table:table-cell office:value-type="string" table:style-name="ce77">
            <text:p>Kosovo<text:span text:style-name="T13">1</text:span></text:p>
          </table:table-cell>
          <table:table-cell table:style-name="ce78"/>
          <table:table-cell table:style-name="ce77"/>
          <table:table-cell office:value-type="string" table:style-name="ce77">
            <text:p>India</text:p>
          </table:table-cell>
          <table:table-cell table:number-columns-repeated="16379"/>
        </table:table-row>
        <table:table-row table:style-name="ro7">
          <table:table-cell/>
          <table:table-cell office:value-type="string" table:style-name="ce77">
            <text:p>Montenegro<text:span text:style-name="T13">1</text:span></text:p>
          </table:table-cell>
          <table:table-cell table:style-name="ce78"/>
          <table:table-cell table:style-name="ce77"/>
          <table:table-cell office:value-type="string" table:style-name="ce77">
            <text:p>Indonesia</text:p>
          </table:table-cell>
          <table:table-cell table:number-columns-repeated="16379"/>
        </table:table-row>
        <table:table-row table:style-name="ro7">
          <table:table-cell/>
          <table:table-cell office:value-type="string" table:style-name="ce77">
            <text:p>Serbia<text:span text:style-name="T13">1</text:span></text:p>
          </table:table-cell>
          <table:table-cell table:style-name="ce78"/>
          <table:table-cell table:style-name="ce77"/>
          <table:table-cell office:value-type="string" table:style-name="ce77">
            <text:p>Irán</text:p>
          </table:table-cell>
          <table:table-cell table:number-columns-repeated="16379"/>
        </table:table-row>
        <table:table-row table:style-name="ro4">
          <table:table-cell/>
          <table:table-cell office:value-type="string" table:style-name="ce36">
            <text:p>Islas Feroe<text:span text:style-name="T9"><text:s/>2</text:span></text:p>
          </table:table-cell>
          <table:table-cell table:style-name="ce78"/>
          <table:table-cell table:style-name="ce77"/>
          <table:table-cell office:value-type="string" table:style-name="ce77">
            <text:p>Laos</text:p>
          </table:table-cell>
          <table:table-cell table:number-columns-repeated="16379" table:style-name="ce1"/>
        </table:table-row>
        <table:table-row table:style-name="ro4">
          <table:table-cell/>
          <table:table-cell office:value-type="string" table:style-name="ce36">
            <text:p>Isla de Man<text:span text:style-name="T9"><text:s/>2</text:span></text:p>
          </table:table-cell>
          <table:table-cell table:style-name="ce78"/>
          <table:table-cell table:style-name="ce77"/>
          <table:table-cell office:value-type="string" table:style-name="ce77">
            <text:p>Pakistán</text:p>
          </table:table-cell>
          <table:table-cell table:number-columns-repeated="16379" table:style-name="ce1"/>
        </table:table-row>
        <table:table-row table:style-name="ro4">
          <table:table-cell/>
          <table:table-cell office:value-type="string" table:style-name="ce36">
            <text:p>Guernsey<text:s/><text:span text:style-name="T9">2</text:span></text:p>
          </table:table-cell>
          <table:table-cell table:style-name="ce78"/>
          <table:table-cell table:style-name="ce77"/>
          <table:table-cell office:value-type="string" table:style-name="ce77">
            <text:p>Sri Lanka</text:p>
          </table:table-cell>
          <table:table-cell table:number-columns-repeated="16379" table:style-name="ce1"/>
        </table:table-row>
        <table:table-row table:style-name="ro4">
          <table:table-cell/>
          <table:table-cell office:value-type="string" table:style-name="ce36">
            <text:p>Jersey<text:s/><text:span text:style-name="T9">2</text:span></text:p>
          </table:table-cell>
          <table:table-cell table:style-name="ce78"/>
          <table:table-cell table:style-name="ce77"/>
          <table:table-cell office:value-type="string" table:style-name="ce77">
            <text:p>Tailandia</text:p>
          </table:table-cell>
          <table:table-cell table:number-columns-repeated="16379" table:style-name="ce1"/>
        </table:table-row>
        <table:table-row table:style-name="ro4">
          <table:table-cell/>
          <table:table-cell office:value-type="string" table:style-name="ce77">
            <text:p>Gibraltar</text:p>
          </table:table-cell>
          <table:table-cell table:style-name="ce78"/>
          <table:table-cell table:style-name="ce77"/>
          <table:table-cell office:value-type="string" table:style-name="ce77">
            <text:p>Vietnam</text:p>
          </table:table-cell>
          <table:table-cell table:number-columns-repeated="16379" table:style-name="ce1"/>
        </table:table-row>
        <table:table-row table:style-name="ro4">
          <table:table-cell/>
          <table:table-cell office:value-type="string" table:style-name="ce92">
            <text:p>200 = África</text:p>
          </table:table-cell>
          <table:table-cell table:style-name="ce78"/>
          <table:table-cell table:style-name="ce77"/>
          <table:table-cell office:value-type="string" table:style-name="ce77">
            <text:p>kazajstán*</text:p>
          </table:table-cell>
          <table:table-cell table:number-columns-repeated="16379" table:style-name="ce1"/>
        </table:table-row>
        <table:table-row table:style-name="ro4">
          <table:table-cell/>
          <table:table-cell office:value-type="string" table:style-name="ce77">
            <text:p><text:s/>Argelia</text:p>
          </table:table-cell>
          <table:table-cell table:style-name="ce78"/>
          <table:table-cell table:style-name="ce77"/>
          <table:table-cell office:value-type="string" table:style-name="ce77">
            <text:p>kirguistán*</text:p>
          </table:table-cell>
          <table:table-cell table:number-columns-repeated="16379" table:style-name="ce1"/>
        </table:table-row>
        <table:table-row table:style-name="ro4">
          <table:table-cell/>
          <table:table-cell office:value-type="string" table:style-name="ce77">
            <text:p>Cabo Verde</text:p>
          </table:table-cell>
          <table:table-cell table:style-name="ce78"/>
          <table:table-cell table:style-name="ce77"/>
          <table:table-cell office:value-type="string" table:style-name="ce77">
            <text:p>Tayikistán*</text:p>
          </table:table-cell>
          <table:table-cell table:number-columns-repeated="16379" table:style-name="ce1"/>
        </table:table-row>
        <table:table-row table:style-name="ro4">
          <table:table-cell/>
          <table:table-cell office:value-type="string" table:style-name="ce77">
            <text:p>Egipto</text:p>
          </table:table-cell>
          <table:table-cell table:style-name="ce78"/>
          <table:table-cell table:style-name="ce77"/>
          <table:table-cell office:value-type="string" table:style-name="ce77">
            <text:p>Turkmenistán*</text:p>
          </table:table-cell>
          <table:table-cell table:number-columns-repeated="16379" table:style-name="ce1"/>
        </table:table-row>
        <table:table-row table:style-name="ro4">
          <table:table-cell/>
          <table:table-cell office:value-type="string" table:style-name="ce77">
            <text:p>Gambia</text:p>
          </table:table-cell>
          <table:table-cell table:style-name="ce78"/>
          <table:table-cell table:style-name="ce77"/>
          <table:table-cell office:value-type="string" table:style-name="ce77">
            <text:p>Uzbekistán*</text:p>
          </table:table-cell>
          <table:table-cell table:number-columns-repeated="16379" table:style-name="ce1"/>
        </table:table-row>
        <table:table-row table:style-name="ro4">
          <table:table-cell/>
          <table:table-cell office:value-type="string" table:style-name="ce77">
            <text:p>Guinea Ecuatorial</text:p>
          </table:table-cell>
          <table:table-cell table:style-name="ce78"/>
          <table:table-cell table:style-name="ce77"/>
          <table:table-cell office:value-type="string" table:style-name="ce77">
            <text:p>Otr. Países y Territ. dep. en Asia del Sur y Sudeste</text:p>
          </table:table-cell>
          <table:table-cell table:number-columns-repeated="16379" table:style-name="ce1"/>
        </table:table-row>
        <table:table-row table:style-name="ro4">
          <table:table-cell/>
          <table:table-cell office:value-type="string" table:style-name="ce77">
            <text:p>Libia</text:p>
          </table:table-cell>
          <table:table-cell table:style-name="ce78"/>
          <table:table-cell table:style-name="ce77"/>
          <table:table-cell office:value-type="string" table:style-name="ce92">
            <text:p>500 = Oceanía</text:p>
          </table:table-cell>
          <table:table-cell table:number-columns-repeated="16379" table:style-name="ce1"/>
        </table:table-row>
        <table:table-row table:style-name="ro4">
          <table:table-cell/>
          <table:table-cell office:value-type="string" table:style-name="ce77">
            <text:p>Marruecos</text:p>
          </table:table-cell>
          <table:table-cell table:style-name="ce78"/>
          <table:table-cell table:style-name="ce77"/>
          <table:table-cell office:value-type="string" table:style-name="ce77">
            <text:p><text:s/>Australia</text:p>
          </table:table-cell>
          <table:table-cell table:number-columns-repeated="16379" table:style-name="ce1"/>
        </table:table-row>
        <table:table-row table:style-name="ro4">
          <table:table-cell/>
          <table:table-cell office:value-type="string" table:style-name="ce77">
            <text:p>Senegal</text:p>
          </table:table-cell>
          <table:table-cell table:style-name="ce78"/>
          <table:table-cell table:style-name="ce77"/>
          <table:table-cell office:value-type="string" table:style-name="ce18">
            <text:p>Nueva Zelanda</text:p>
          </table:table-cell>
          <table:table-cell table:style-name="ce18"/>
          <table:table-cell table:number-columns-repeated="16378"/>
        </table:table-row>
        <table:table-row table:style-name="ro4">
          <table:table-cell/>
          <table:table-cell office:value-type="string" table:style-name="ce77">
            <text:p>Sudáfrica</text:p>
          </table:table-cell>
          <table:table-cell table:style-name="ce78"/>
          <table:table-cell table:style-name="ce77"/>
          <table:table-cell office:value-type="string" table:style-name="ce18">
            <text:p>Otros Países y Territ. Dependientes en Oceanía</text:p>
          </table:table-cell>
          <table:table-cell table:style-name="ce18"/>
          <table:table-cell table:number-columns-repeated="16378"/>
        </table:table-row>
        <table:table-row table:style-name="ro4">
          <table:table-cell/>
          <table:table-cell office:value-type="string" table:style-name="ce77">
            <text:p>Sudán</text:p>
          </table:table-cell>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77">
            <text:p>Sahara Occidental</text:p>
          </table:table-cell>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77">
            <text:p>Túnez</text:p>
          </table:table-cell>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77">
            <text:p>Etiopía*</text:p>
          </table:table-cell>
          <table:table-cell table:style-name="ce78"/>
          <table:table-cell table:style-name="ce77"/>
          <table:table-cell table:number-columns-repeated="2" table:style-name="ce18"/>
          <table:table-cell table:number-columns-repeated="16378"/>
        </table:table-row>
        <table:table-row table:style-name="ro7">
          <table:table-cell/>
          <table:table-cell office:value-type="string" table:style-name="ce77">
            <text:p>Angola<text:span text:style-name="T13">1</text:span></text:p>
          </table:table-cell>
          <table:table-cell table:style-name="ce78"/>
          <table:table-cell table:style-name="ce77"/>
          <table:table-cell table:number-columns-repeated="2" table:style-name="ce18"/>
          <table:table-cell table:number-columns-repeated="16378"/>
        </table:table-row>
        <table:table-row table:style-name="ro7">
          <table:table-cell/>
          <table:table-cell office:value-type="string" table:style-name="ce77">
            <text:p>República Democrática del Congo<text:span text:style-name="T13">1</text:span></text:p>
          </table:table-cell>
          <table:table-cell table:style-name="ce78"/>
          <table:table-cell table:style-name="ce77"/>
          <table:table-cell table:number-columns-repeated="2" table:style-name="ce18"/>
          <table:table-cell table:number-columns-repeated="16378"/>
        </table:table-row>
        <table:table-row table:style-name="ro7">
          <table:table-cell/>
          <table:table-cell office:value-type="string" table:style-name="ce77">
            <text:p>Camerún<text:span text:style-name="T13">1</text:span></text:p>
          </table:table-cell>
          <table:table-cell table:style-name="ce78"/>
          <table:table-cell table:style-name="ce77"/>
          <table:table-cell table:number-columns-repeated="2" table:style-name="ce18"/>
          <table:table-cell table:number-columns-repeated="16378"/>
        </table:table-row>
        <table:table-row table:style-name="ro7">
          <table:table-cell/>
          <table:table-cell office:value-type="string" table:style-name="ce77">
            <text:p>Ghana<text:span text:style-name="T13">1</text:span></text:p>
          </table:table-cell>
          <table:table-cell table:style-name="ce78"/>
          <table:table-cell table:style-name="ce77"/>
          <table:table-cell table:number-columns-repeated="2" table:style-name="ce18"/>
          <table:table-cell table:number-columns-repeated="16378"/>
        </table:table-row>
        <table:table-row table:style-name="ro7">
          <table:table-cell/>
          <table:table-cell office:value-type="string" table:style-name="ce77">
            <text:p>Guinea<text:span text:style-name="T13">1</text:span></text:p>
          </table:table-cell>
          <table:table-cell table:style-name="ce78"/>
          <table:table-cell table:style-name="ce77"/>
          <table:table-cell table:number-columns-repeated="2" table:style-name="ce18"/>
          <table:table-cell table:number-columns-repeated="16378"/>
        </table:table-row>
        <table:table-row table:style-name="ro7">
          <table:table-cell/>
          <table:table-cell office:value-type="string" table:style-name="ce77">
            <text:p>Guinea-Bissau<text:span text:style-name="T13">1</text:span></text:p>
          </table:table-cell>
          <table:table-cell table:style-name="ce78"/>
          <table:table-cell table:style-name="ce77"/>
          <table:table-cell table:number-columns-repeated="2" table:style-name="ce18"/>
          <table:table-cell table:number-columns-repeated="16378"/>
        </table:table-row>
        <table:table-row table:style-name="ro7">
          <table:table-cell/>
          <table:table-cell office:value-type="string" table:style-name="ce77">
            <text:p>Mali<text:span text:style-name="T13">1</text:span></text:p>
          </table:table-cell>
          <table:table-cell table:style-name="ce78"/>
          <table:table-cell table:style-name="ce77"/>
          <table:table-cell table:number-columns-repeated="2" table:style-name="ce18"/>
          <table:table-cell table:number-columns-repeated="16378"/>
        </table:table-row>
        <table:table-row table:style-name="ro7">
          <table:table-cell/>
          <table:table-cell office:value-type="string" table:style-name="ce77">
            <text:p>Mauritania<text:span text:style-name="T13">1</text:span></text:p>
          </table:table-cell>
          <table:table-cell table:style-name="ce78"/>
          <table:table-cell table:style-name="ce77"/>
          <table:table-cell table:number-columns-repeated="2" table:style-name="ce18"/>
          <table:table-cell table:number-columns-repeated="16378"/>
        </table:table-row>
        <table:table-row table:style-name="ro7">
          <table:table-cell/>
          <table:table-cell office:value-type="string" table:style-name="ce77">
            <text:p>Nigeria<text:span text:style-name="T13">1</text:span></text:p>
          </table:table-cell>
          <table:table-cell table:style-name="ce78"/>
          <table:table-cell table:style-name="ce77"/>
          <table:table-cell table:number-columns-repeated="2" table:style-name="ce18"/>
          <table:table-cell table:number-columns-repeated="16378"/>
        </table:table-row>
        <table:table-row table:style-name="ro7">
          <table:table-cell/>
          <table:table-cell office:value-type="string" table:style-name="ce77">
            <text:p>Otros Países de África<text:span text:style-name="T13">1</text:span></text:p>
          </table:table-cell>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92">
            <text:p>300 = América del Norte</text:p>
          </table:table-cell>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77">
            <text:p>Canadá</text:p>
          </table:table-cell>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77">
            <text:p>Estados Unidos de Norteamérica</text:p>
          </table:table-cell>
          <table:table-cell table:style-name="ce78"/>
          <table:table-cell table:style-name="ce77"/>
          <table:table-cell table:number-columns-repeated="2" table:style-name="ce18"/>
          <table:table-cell table:number-columns-repeated="16378"/>
        </table:table-row>
        <table:table-row table:style-name="ro4">
          <table:table-cell table:style-name="ce76"/>
          <table:table-cell office:value-type="string" table:style-name="ce77">
            <text:p>Territ. Dep. en América del Norte (Bermuda,</text:p>
          </table:table-cell>
          <table:table-cell table:style-name="ce78"/>
          <table:table-cell table:style-name="ce77"/>
          <table:table-cell table:number-columns-repeated="2" table:style-name="ce18"/>
          <table:table-cell table:number-columns-repeated="16378"/>
        </table:table-row>
        <table:table-row table:style-name="ro4">
          <table:table-cell table:style-name="ce76"/>
          <table:table-cell office:value-type="string" table:style-name="ce77">
            <text:p><text:s text:c="10"/>Groenlandia, Saint Pierre, Miquelon)</text:p>
          </table:table-cell>
          <table:table-cell table:style-name="ce78"/>
          <table:table-cell table:style-name="ce77"/>
          <table:table-cell table:number-columns-repeated="2" table:style-name="ce18"/>
          <table:table-cell table:number-columns-repeated="16378"/>
        </table:table-row>
        <table:table-row table:style-name="ro4">
          <table:table-cell table:style-name="ce76"/>
          <table:table-cell table:style-name="ce77"/>
          <table:table-cell table:style-name="ce78"/>
          <table:table-cell table:style-name="ce77"/>
          <table:table-cell table:number-columns-repeated="2" table:style-name="ce18"/>
          <table:table-cell table:number-columns-repeated="16378"/>
        </table:table-row>
        <table:table-row table:style-name="ro19">
          <table:table-cell table:style-name="ce76"/>
          <table:table-cell office:value-type="string" table:style-name="ce77">
            <text:p>(*) Estos países se identifican a partir de 2004</text:p>
          </table:table-cell>
          <table:table-cell table:style-name="ce78"/>
          <table:table-cell table:style-name="ce77"/>
          <table:table-cell table:number-columns-repeated="2" table:style-name="ce18"/>
          <table:table-cell table:number-columns-repeated="16378"/>
        </table:table-row>
        <table:table-row table:style-name="ro26">
          <table:table-cell table:style-name="ce76"/>
          <table:table-cell office:value-type="string" table:style-name="ce77">
            <text:p>(<text:span text:style-name="T13">1</text:span><text:span text:style-name="T14">) Estos países se identifican a partir de 2006</text:span></text:p>
          </table:table-cell>
          <table:table-cell table:style-name="ce78"/>
          <table:table-cell table:style-name="ce77"/>
          <table:table-cell table:number-columns-repeated="2" table:style-name="ce18"/>
          <table:table-cell table:number-columns-repeated="16378"/>
        </table:table-row>
        <table:table-row table:style-name="ro27">
          <table:table-cell table:style-name="ce76"/>
          <table:table-cell office:value-type="string" table:number-columns-spanned="4" table:number-rows-spanned="1" table:style-name="ce132">
            <text:p>(**) A partir del T1-2009 se añade el código 127-'Países UE-27 no UE-25' que incluye Bulgaria (110) y Rumania (139), ya que se ha terminado el periodo transitorio por el que los trabajadores de Bulgaria y Rumania, pertenecientes a la UE, tenían restricciones en el mercado de trabajo</text:p>
          </table:table-cell>
          <table:covered-table-cell table:number-columns-repeated="3"/>
          <table:table-cell table:style-name="ce18"/>
          <table:table-cell table:number-columns-repeated="16378"/>
        </table:table-row>
        <table:table-row table:style-name="ro28">
          <table:table-cell table:style-name="ce76"/>
          <table:table-cell office:value-type="string" table:style-name="ce77">
            <text:p>(2) Estos países se identifican a partir de 2011</text:p>
          </table:table-cell>
          <table:table-cell table:style-name="ce78"/>
          <table:table-cell table:style-name="ce77"/>
          <table:table-cell table:number-columns-repeated="2" table:style-name="ce18"/>
          <table:table-cell table:number-columns-repeated="16378"/>
        </table:table-row>
        <table:table-row table:style-name="ro29">
          <table:table-cell table:style-name="ce76"/>
          <table:table-cell office:value-type="string" table:number-columns-spanned="4" table:number-rows-spanned="1" table:style-name="ce132">
            <text:p>(***) A partir del T1-2014 se elimina el código<text:span text:style-name="T15"><text:s/>127-'Países UE-27 no UE-25</text:span><text:span text:style-name="T14">' que incluía Bulgaria (110) y Rumanía (139) y se sustituye por el código<text:s/></text:span><text:span text:style-name="T15">128-'Países UE-28 no UE-27'</text:span><text:span text:style-name="T14"><text:s/>que incluye Bulgaria, Rumanía y Croacia (112) que hasta el T1-2014 estaba incluida en el código<text:s/></text:span><text:span text:style-name="T15">100= Resto de Europa (excepto Andorra)</text:span></text:p>
          </table:table-cell>
          <table:covered-table-cell table:number-columns-repeated="3"/>
          <table:table-cell table:style-name="ce18"/>
          <table:table-cell table:number-columns-repeated="16378"/>
        </table:table-row>
        <table:table-row table:number-rows-repeated="2" table:style-name="ro4">
          <table:table-cell table:number-columns-repeated="16384"/>
        </table:table-row>
        <table:table-row table:style-name="ro4">
          <table:table-cell table:style-name="ce79"/>
          <table:table-cell office:value-type="string" table:style-name="ce80">
            <text:p>Nacionalidad</text:p>
          </table:table-cell>
          <table:table-cell table:style-name="ce81"/>
          <table:table-cell table:style-name="ce80"/>
          <table:table-cell table:number-columns-repeated="16380" table:style-name="ce1"/>
        </table:table-row>
        <table:table-row table:style-name="ro4">
          <table:table-cell table:style-name="ce76"/>
          <table:table-cell office:value-type="string" table:style-name="ce77">
            <text:p>Filtro:</text:p>
          </table:table-cell>
          <table:table-cell office:value-type="string" table:style-name="ce78">
            <text:p>Todas las persona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NAC</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77">
            <text:p>Española</text:p>
          </table:table-cell>
          <table:table-cell table:number-columns-repeated="16380" table:style-name="ce1"/>
        </table:table-row>
        <table:table-row table:style-name="ro4">
          <table:table-cell table:style-name="ce76"/>
          <table:table-cell table:style-name="ce77"/>
          <table:table-cell office:value-type="float" office:value="2" table:style-name="ce78">
            <text:p>2</text:p>
          </table:table-cell>
          <table:table-cell office:value-type="string" table:style-name="ce77">
            <text:p>Española y doble nacionalidad</text:p>
          </table:table-cell>
          <table:table-cell table:number-columns-repeated="16380" table:style-name="ce1"/>
        </table:table-row>
        <table:table-row table:style-name="ro4">
          <table:table-cell table:style-name="ce76"/>
          <table:table-cell table:style-name="ce77"/>
          <table:table-cell office:value-type="float" office:value="3" table:style-name="ce78">
            <text:p>3</text:p>
          </table:table-cell>
          <table:table-cell office:value-type="string" table:style-name="ce77">
            <text:p>Extranjera</text:p>
          </table:table-cell>
          <table:table-cell table:number-columns-repeated="16380" table:style-name="ce1"/>
        </table:table-row>
        <table:table-row table:style-name="ro4">
          <table:table-cell table:number-columns-repeated="16384"/>
        </table:table-row>
        <table:table-row table:style-name="ro4">
          <table:table-cell/>
          <table:table-cell office:value-type="string" table:style-name="ce80">
            <text:p>País de la nacionalidad extranjera</text:p>
          </table:table-cell>
          <table:table-cell table:style-name="ce94"/>
          <table:table-cell table:style-name="ce95"/>
          <table:table-cell table:style-name="ce76"/>
          <table:table-cell table:number-columns-repeated="16379" table:style-name="ce1"/>
        </table:table-row>
        <table:table-row table:style-name="ro4">
          <table:table-cell/>
          <table:table-cell office:value-type="string" table:style-name="ce77">
            <text:p>Filtro:</text:p>
          </table:table-cell>
          <table:table-cell office:value-type="string" table:style-name="ce78">
            <text:p>Todas las personas con nacionalidad extranjera o doble nacionalidad</text:p>
          </table:table-cell>
          <table:table-cell table:style-name="ce77"/>
          <table:table-cell table:number-columns-repeated="2" table:style-name="ce18"/>
          <table:table-cell table:number-columns-repeated="16378"/>
        </table:table-row>
        <table:table-row table:style-name="ro4">
          <table:table-cell/>
          <table:table-cell office:value-type="string" table:style-name="ce77">
            <text:p>Variable:</text:p>
          </table:table-cell>
          <table:table-cell office:value-type="string" table:style-name="ce96">
            <text:p>EXREGNA</text:p>
          </table:table-cell>
          <table:table-cell table:style-name="ce77"/>
          <table:table-cell table:number-columns-repeated="2" table:style-name="ce18"/>
          <table:table-cell table:number-columns-repeated="16378"/>
        </table:table-row>
        <table:table-row table:style-name="ro4">
          <table:table-cell/>
          <table:table-cell office:value-type="string" table:style-name="ce77">
            <text:p>Valores:<text:s text:c="2"/></text:p>
          </table:table-cell>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92">
            <text:p>115 = UE- 15</text:p>
          </table:table-cell>
          <table:table-cell table:style-name="ce78"/>
          <table:table-cell table:style-name="ce92"/>
          <table:table-cell office:value-type="string" table:style-name="ce92">
            <text:p>310 = Centroamérica y Caribe</text:p>
          </table:table-cell>
          <table:table-cell table:style-name="ce18"/>
          <table:table-cell table:number-columns-repeated="16378"/>
        </table:table-row>
        <table:table-row table:style-name="ro4">
          <table:table-cell/>
          <table:table-cell office:value-type="string" table:style-name="ce77">
            <text:p>Alemania</text:p>
          </table:table-cell>
          <table:table-cell table:style-name="ce78"/>
          <table:table-cell table:style-name="ce77"/>
          <table:table-cell office:value-type="string" table:style-name="ce77">
            <text:p>Costa Rica</text:p>
          </table:table-cell>
          <table:table-cell table:style-name="ce18"/>
          <table:table-cell table:number-columns-repeated="16378"/>
        </table:table-row>
        <table:table-row table:style-name="ro4">
          <table:table-cell/>
          <table:table-cell office:value-type="string" table:style-name="ce77">
            <text:p>Austria</text:p>
          </table:table-cell>
          <table:table-cell table:style-name="ce78"/>
          <table:table-cell table:style-name="ce77"/>
          <table:table-cell office:value-type="string" table:style-name="ce77">
            <text:p>Cuba</text:p>
          </table:table-cell>
          <table:table-cell table:style-name="ce18"/>
          <table:table-cell table:number-columns-repeated="16378"/>
        </table:table-row>
        <table:table-row table:style-name="ro4">
          <table:table-cell/>
          <table:table-cell office:value-type="string" table:style-name="ce77">
            <text:p>Bélgica</text:p>
          </table:table-cell>
          <table:table-cell table:style-name="ce78"/>
          <table:table-cell table:style-name="ce77"/>
          <table:table-cell office:value-type="string" table:style-name="ce77">
            <text:p>El Salvador</text:p>
          </table:table-cell>
          <table:table-cell table:style-name="ce18"/>
          <table:table-cell table:number-columns-repeated="16378"/>
        </table:table-row>
        <table:table-row table:style-name="ro4">
          <table:table-cell/>
          <table:table-cell office:value-type="string" table:style-name="ce77">
            <text:p>Dinamarca</text:p>
          </table:table-cell>
          <table:table-cell table:style-name="ce78"/>
          <table:table-cell table:style-name="ce77"/>
          <table:table-cell office:value-type="string" table:style-name="ce77">
            <text:p>Guatemala</text:p>
          </table:table-cell>
          <table:table-cell table:style-name="ce18"/>
          <table:table-cell table:number-columns-repeated="16378"/>
        </table:table-row>
        <table:table-row table:style-name="ro4">
          <table:table-cell/>
          <table:table-cell office:value-type="string" table:style-name="ce77">
            <text:p>Finlandia</text:p>
          </table:table-cell>
          <table:table-cell table:style-name="ce78"/>
          <table:table-cell table:style-name="ce77"/>
          <table:table-cell office:value-type="string" table:style-name="ce77">
            <text:p>Haití</text:p>
          </table:table-cell>
          <table:table-cell table:style-name="ce18"/>
          <table:table-cell table:number-columns-repeated="16378"/>
        </table:table-row>
        <table:table-row table:style-name="ro4">
          <table:table-cell/>
          <table:table-cell office:value-type="string" table:style-name="ce77">
            <text:p>Francia</text:p>
          </table:table-cell>
          <table:table-cell table:style-name="ce78"/>
          <table:table-cell table:style-name="ce77"/>
          <table:table-cell office:value-type="string" table:style-name="ce77">
            <text:p>Honduras</text:p>
          </table:table-cell>
          <table:table-cell table:style-name="ce18"/>
          <table:table-cell table:number-columns-repeated="16378"/>
        </table:table-row>
        <table:table-row table:style-name="ro4">
          <table:table-cell/>
          <table:table-cell office:value-type="string" table:style-name="ce77">
            <text:p>Grecia</text:p>
          </table:table-cell>
          <table:table-cell table:style-name="ce78"/>
          <table:table-cell table:style-name="ce77"/>
          <table:table-cell office:value-type="string" table:style-name="ce77">
            <text:p>México</text:p>
          </table:table-cell>
          <table:table-cell table:style-name="ce18"/>
          <table:table-cell table:number-columns-repeated="16378"/>
        </table:table-row>
        <table:table-row table:style-name="ro4">
          <table:table-cell/>
          <table:table-cell office:value-type="string" table:style-name="ce77">
            <text:p>Irlanda</text:p>
          </table:table-cell>
          <table:table-cell table:style-name="ce78"/>
          <table:table-cell table:style-name="ce77"/>
          <table:table-cell office:value-type="string" table:style-name="ce77">
            <text:p>Nicaragua</text:p>
          </table:table-cell>
          <table:table-cell table:style-name="ce18"/>
          <table:table-cell table:number-columns-repeated="16378"/>
        </table:table-row>
        <table:table-row table:style-name="ro4">
          <table:table-cell/>
          <table:table-cell office:value-type="string" table:style-name="ce77">
            <text:p>Italia</text:p>
          </table:table-cell>
          <table:table-cell table:style-name="ce78"/>
          <table:table-cell table:style-name="ce77"/>
          <table:table-cell office:value-type="string" table:style-name="ce77">
            <text:p>Panamá</text:p>
          </table:table-cell>
          <table:table-cell table:style-name="ce18"/>
          <table:table-cell table:number-columns-repeated="16378"/>
        </table:table-row>
        <table:table-row table:style-name="ro4">
          <table:table-cell/>
          <table:table-cell office:value-type="string" table:style-name="ce77">
            <text:p>Luxemburgo</text:p>
          </table:table-cell>
          <table:table-cell table:style-name="ce78"/>
          <table:table-cell table:style-name="ce77"/>
          <table:table-cell office:value-type="string" table:style-name="ce77">
            <text:p>Puerto Rico</text:p>
          </table:table-cell>
          <table:table-cell table:style-name="ce18"/>
          <table:table-cell table:number-columns-repeated="16378"/>
        </table:table-row>
        <table:table-row table:style-name="ro4">
          <table:table-cell/>
          <table:table-cell office:value-type="string" table:style-name="ce77">
            <text:p>Países bajos</text:p>
          </table:table-cell>
          <table:table-cell table:style-name="ce78"/>
          <table:table-cell table:style-name="ce77"/>
          <table:table-cell office:value-type="string" table:style-name="ce77">
            <text:p>República Dominicana</text:p>
          </table:table-cell>
          <table:table-cell table:style-name="ce18"/>
          <table:table-cell table:number-columns-repeated="16378"/>
        </table:table-row>
        <table:table-row table:style-name="ro4">
          <table:table-cell/>
          <table:table-cell office:value-type="string" table:style-name="ce77">
            <text:p>Portugal</text:p>
          </table:table-cell>
          <table:table-cell table:style-name="ce78"/>
          <table:table-cell table:style-name="ce77"/>
          <table:table-cell office:value-type="string" table:style-name="ce77">
            <text:p>Otr. Países y Territ. dep. América Central y Caribe</text:p>
          </table:table-cell>
          <table:table-cell table:style-name="ce18"/>
          <table:table-cell table:number-columns-repeated="16378"/>
        </table:table-row>
        <table:table-row table:style-name="ro4">
          <table:table-cell/>
          <table:table-cell office:value-type="string" table:style-name="ce77">
            <text:p>Reino unido</text:p>
          </table:table-cell>
          <table:table-cell table:style-name="ce78"/>
          <table:table-cell table:style-name="ce77"/>
          <table:table-cell office:value-type="string" table:style-name="ce92">
            <text:p>350 = Sudamérica</text:p>
          </table:table-cell>
          <table:table-cell table:style-name="ce18"/>
          <table:table-cell table:number-columns-repeated="16378"/>
        </table:table-row>
        <table:table-row table:style-name="ro4">
          <table:table-cell/>
          <table:table-cell office:value-type="string" table:style-name="ce77">
            <text:p>Suecia</text:p>
          </table:table-cell>
          <table:table-cell table:style-name="ce78"/>
          <table:table-cell table:style-name="ce77"/>
          <table:table-cell office:value-type="string" table:style-name="ce77">
            <text:p>Argentina</text:p>
          </table:table-cell>
          <table:table-cell table:style-name="ce18"/>
          <table:table-cell table:number-columns-repeated="16378"/>
        </table:table-row>
        <table:table-row table:style-name="ro4">
          <table:table-cell/>
          <table:table-cell office:value-type="string" table:style-name="ce92">
            <text:p>125 = UE- 25 (no UE-15)</text:p>
          </table:table-cell>
          <table:table-cell table:style-name="ce78"/>
          <table:table-cell table:style-name="ce92"/>
          <table:table-cell office:value-type="string" table:style-name="ce77">
            <text:p>Bolivia</text:p>
          </table:table-cell>
          <table:table-cell table:style-name="ce18"/>
          <table:table-cell table:number-columns-repeated="16378"/>
        </table:table-row>
        <table:table-row table:style-name="ro4">
          <table:table-cell/>
          <table:table-cell office:value-type="string" table:style-name="ce77">
            <text:p>Chipre</text:p>
          </table:table-cell>
          <table:table-cell table:style-name="ce78"/>
          <table:table-cell table:style-name="ce77"/>
          <table:table-cell office:value-type="string" table:style-name="ce77">
            <text:p>Brasil</text:p>
          </table:table-cell>
          <table:table-cell table:style-name="ce18"/>
          <table:table-cell table:number-columns-repeated="16378"/>
        </table:table-row>
        <table:table-row table:style-name="ro4">
          <table:table-cell/>
          <table:table-cell office:value-type="string" table:style-name="ce77">
            <text:p>Eslovenia</text:p>
          </table:table-cell>
          <table:table-cell table:style-name="ce78"/>
          <table:table-cell table:style-name="ce77"/>
          <table:table-cell office:value-type="string" table:style-name="ce77">
            <text:p>Chile</text:p>
          </table:table-cell>
          <table:table-cell table:style-name="ce18"/>
          <table:table-cell table:number-columns-repeated="16378"/>
        </table:table-row>
        <table:table-row table:style-name="ro4">
          <table:table-cell/>
          <table:table-cell office:value-type="string" table:style-name="ce77">
            <text:p>Estonia</text:p>
          </table:table-cell>
          <table:table-cell table:style-name="ce78"/>
          <table:table-cell table:style-name="ce77"/>
          <table:table-cell office:value-type="string" table:style-name="ce77">
            <text:p>Colombia</text:p>
          </table:table-cell>
          <table:table-cell table:style-name="ce18"/>
          <table:table-cell table:number-columns-repeated="16378"/>
        </table:table-row>
        <table:table-row table:style-name="ro4">
          <table:table-cell/>
          <table:table-cell office:value-type="string" table:style-name="ce77">
            <text:p>Hungría</text:p>
          </table:table-cell>
          <table:table-cell table:style-name="ce78"/>
          <table:table-cell table:style-name="ce77"/>
          <table:table-cell office:value-type="string" table:style-name="ce77">
            <text:p>Ecuador</text:p>
          </table:table-cell>
          <table:table-cell table:style-name="ce18"/>
          <table:table-cell table:number-columns-repeated="16378"/>
        </table:table-row>
        <table:table-row table:style-name="ro4">
          <table:table-cell/>
          <table:table-cell office:value-type="string" table:style-name="ce77">
            <text:p>Letonia</text:p>
          </table:table-cell>
          <table:table-cell table:style-name="ce78"/>
          <table:table-cell table:style-name="ce77"/>
          <table:table-cell office:value-type="string" table:style-name="ce77">
            <text:p>Paraguay</text:p>
          </table:table-cell>
          <table:table-cell table:style-name="ce18"/>
          <table:table-cell table:number-columns-repeated="16378"/>
        </table:table-row>
        <table:table-row table:style-name="ro4">
          <table:table-cell/>
          <table:table-cell office:value-type="string" table:style-name="ce77">
            <text:p>Lituania</text:p>
          </table:table-cell>
          <table:table-cell table:style-name="ce78"/>
          <table:table-cell table:style-name="ce77"/>
          <table:table-cell office:value-type="string" table:style-name="ce77">
            <text:p>Perú</text:p>
          </table:table-cell>
          <table:table-cell table:style-name="ce18"/>
          <table:table-cell table:number-columns-repeated="16378"/>
        </table:table-row>
        <table:table-row table:style-name="ro4">
          <table:table-cell/>
          <table:table-cell office:value-type="string" table:style-name="ce77">
            <text:p>Malta</text:p>
          </table:table-cell>
          <table:table-cell table:style-name="ce78"/>
          <table:table-cell table:style-name="ce77"/>
          <table:table-cell office:value-type="string" table:style-name="ce77">
            <text:p>Uruguay</text:p>
          </table:table-cell>
          <table:table-cell table:style-name="ce18"/>
          <table:table-cell table:number-columns-repeated="16378"/>
        </table:table-row>
        <table:table-row table:style-name="ro4">
          <table:table-cell/>
          <table:table-cell office:value-type="string" table:style-name="ce77">
            <text:p>Polonia</text:p>
          </table:table-cell>
          <table:table-cell table:style-name="ce78"/>
          <table:table-cell table:style-name="ce77"/>
          <table:table-cell office:value-type="string" table:style-name="ce77">
            <text:p>Venezuela</text:p>
          </table:table-cell>
          <table:table-cell table:style-name="ce18"/>
          <table:table-cell table:number-columns-repeated="16378"/>
        </table:table-row>
        <table:table-row table:style-name="ro4">
          <table:table-cell/>
          <table:table-cell office:value-type="string" table:style-name="ce77">
            <text:p>República Checa o Chequia</text:p>
          </table:table-cell>
          <table:table-cell table:style-name="ce78"/>
          <table:table-cell table:style-name="ce77"/>
          <table:table-cell office:value-type="string" table:style-name="ce77">
            <text:p>Otros Países y Territorios dep. en Sudamérica</text:p>
          </table:table-cell>
          <table:table-cell table:style-name="ce18"/>
          <table:table-cell table:number-columns-repeated="16378"/>
        </table:table-row>
        <table:table-row table:style-name="ro4">
          <table:table-cell/>
          <table:table-cell office:value-type="string" table:style-name="ce77">
            <text:p>República Eslovaca o Eslovaquia</text:p>
          </table:table-cell>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92">
            <text:p>127** = UE- 27 (no UE-25)</text:p>
          </table:table-cell>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77">
            <text:p>Bulgaria</text:p>
          </table:table-cell>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77">
            <text:p>Rumanía</text:p>
          </table:table-cell>
          <table:table-cell table:style-name="ce78"/>
          <table:table-cell table:style-name="ce77"/>
          <table:table-cell table:number-columns-repeated="2" table:style-name="ce18"/>
          <table:table-cell table:number-columns-repeated="16378"/>
        </table:table-row>
        <table:table-row table:style-name="ro4">
          <table:table-cell/>
          <table:table-cell table:style-name="ce77"/>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92">
            <text:p>128*** = UE- 28 (no UE-27)</text:p>
          </table:table-cell>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77">
            <text:p>Bulgaria</text:p>
          </table:table-cell>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77">
            <text:p>Rumanía</text:p>
          </table:table-cell>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77">
            <text:p>Croacia</text:p>
          </table:table-cell>
          <table:table-cell table:style-name="ce78"/>
          <table:table-cell table:style-name="ce77"/>
          <table:table-cell table:number-columns-repeated="2" table:style-name="ce18"/>
          <table:table-cell table:number-columns-repeated="16378"/>
        </table:table-row>
        <table:table-row table:style-name="ro19">
          <table:table-cell table:style-name="ce76"/>
          <table:table-cell office:value-type="string" table:style-name="ce92">
            <text:p>100 = Resto de Europa</text:p>
          </table:table-cell>
          <table:table-cell table:style-name="ce78"/>
          <table:table-cell table:style-name="ce92"/>
          <table:table-cell office:value-type="string" table:style-name="ce92">
            <text:p>400 = Asia Oriental (Lejano Oriente)</text:p>
          </table:table-cell>
          <table:table-cell table:style-name="ce18"/>
          <table:table-cell table:number-columns-repeated="16378"/>
        </table:table-row>
        <table:table-row table:style-name="ro4">
          <table:table-cell/>
          <table:table-cell office:value-type="string" table:style-name="ce77">
            <text:p>Albania</text:p>
          </table:table-cell>
          <table:table-cell table:style-name="ce78"/>
          <table:table-cell table:style-name="ce77"/>
          <table:table-cell office:value-type="string" table:style-name="ce77">
            <text:p>China, incluyendo Hong-kong y Macao</text:p>
          </table:table-cell>
          <table:table-cell table:style-name="ce18"/>
          <table:table-cell table:number-columns-repeated="16378"/>
        </table:table-row>
        <table:table-row table:style-name="ro4">
          <table:table-cell/>
          <table:table-cell office:value-type="string" table:style-name="ce77">
            <text:p>Andorra</text:p>
          </table:table-cell>
          <table:table-cell table:style-name="ce78"/>
          <table:table-cell table:style-name="ce77"/>
          <table:table-cell office:value-type="string" table:style-name="ce77">
            <text:p>Corea del Norte</text:p>
          </table:table-cell>
          <table:table-cell table:style-name="ce18"/>
          <table:table-cell table:number-columns-repeated="16378"/>
        </table:table-row>
        <table:table-row table:style-name="ro4">
          <table:table-cell/>
          <table:table-cell office:value-type="string" table:style-name="ce77">
            <text:p>Armenia</text:p>
          </table:table-cell>
          <table:table-cell table:style-name="ce78"/>
          <table:table-cell table:style-name="ce77"/>
          <table:table-cell office:value-type="string" table:style-name="ce77">
            <text:p>Corea del Sur</text:p>
          </table:table-cell>
          <table:table-cell table:style-name="ce18"/>
          <table:table-cell table:number-columns-repeated="16378"/>
        </table:table-row>
        <table:table-row table:style-name="ro4">
          <table:table-cell/>
          <table:table-cell office:value-type="string" table:style-name="ce77">
            <text:p>Azerbaiyan</text:p>
          </table:table-cell>
          <table:table-cell table:style-name="ce78"/>
          <table:table-cell table:style-name="ce77"/>
          <table:table-cell office:value-type="string" table:style-name="ce77">
            <text:p>Japón</text:p>
          </table:table-cell>
          <table:table-cell table:style-name="ce18"/>
          <table:table-cell table:number-columns-repeated="16378"/>
        </table:table-row>
        <table:table-row table:style-name="ro4">
          <table:table-cell/>
          <table:table-cell office:value-type="string" table:style-name="ce77">
            <text:p>Bielorrusia</text:p>
          </table:table-cell>
          <table:table-cell table:style-name="ce78"/>
          <table:table-cell table:style-name="ce77"/>
          <table:table-cell office:value-type="string" table:style-name="ce77">
            <text:p>Mongolia</text:p>
          </table:table-cell>
          <table:table-cell table:style-name="ce18"/>
          <table:table-cell table:number-columns-repeated="16378"/>
        </table:table-row>
        <table:table-row table:style-name="ro4">
          <table:table-cell/>
          <table:table-cell office:value-type="string" table:style-name="ce77">
            <text:p>Bosnia-herzegovina</text:p>
          </table:table-cell>
          <table:table-cell table:style-name="ce78"/>
          <table:table-cell table:style-name="ce77"/>
          <table:table-cell office:value-type="string" table:style-name="ce77">
            <text:p>Taiwan</text:p>
          </table:table-cell>
          <table:table-cell table:style-name="ce18"/>
          <table:table-cell table:number-columns-repeated="16378"/>
        </table:table-row>
        <table:table-row table:style-name="ro4">
          <table:table-cell/>
          <table:table-cell office:value-type="string" table:style-name="ce77">
            <text:p>Georgia</text:p>
          </table:table-cell>
          <table:table-cell table:style-name="ce78"/>
          <table:table-cell table:style-name="ce77"/>
          <table:table-cell office:value-type="string" table:style-name="ce92">
            <text:p>410 = Asia Occidental (Oriente Próximo)</text:p>
          </table:table-cell>
          <table:table-cell table:style-name="ce18"/>
          <table:table-cell table:number-columns-repeated="16378"/>
        </table:table-row>
        <table:table-row table:style-name="ro4">
          <table:table-cell/>
          <table:table-cell office:value-type="string" table:style-name="ce77">
            <text:p>Islandia</text:p>
          </table:table-cell>
          <table:table-cell table:style-name="ce78"/>
          <table:table-cell table:style-name="ce77"/>
          <table:table-cell office:value-type="string" table:style-name="ce77">
            <text:p>Arabia Saudí</text:p>
          </table:table-cell>
          <table:table-cell table:style-name="ce18"/>
          <table:table-cell table:number-columns-repeated="16378"/>
        </table:table-row>
        <table:table-row table:style-name="ro4">
          <table:table-cell/>
          <table:table-cell office:value-type="string" table:style-name="ce77">
            <text:p>Liechtenstein</text:p>
          </table:table-cell>
          <table:table-cell table:style-name="ce78"/>
          <table:table-cell table:style-name="ce77"/>
          <table:table-cell office:value-type="string" table:style-name="ce77">
            <text:p>Irak</text:p>
          </table:table-cell>
          <table:table-cell table:style-name="ce18"/>
          <table:table-cell table:number-columns-repeated="16378"/>
        </table:table-row>
        <table:table-row table:style-name="ro4">
          <table:table-cell/>
          <table:table-cell office:value-type="string" table:style-name="ce77">
            <text:p>Macedonia</text:p>
          </table:table-cell>
          <table:table-cell table:style-name="ce78"/>
          <table:table-cell table:style-name="ce77"/>
          <table:table-cell office:value-type="string" table:style-name="ce77">
            <text:p>Israel</text:p>
          </table:table-cell>
          <table:table-cell table:style-name="ce18"/>
          <table:table-cell table:number-columns-repeated="16378"/>
        </table:table-row>
        <table:table-row table:style-name="ro4">
          <table:table-cell/>
          <table:table-cell office:value-type="string" table:style-name="ce77">
            <text:p>Moldavia</text:p>
          </table:table-cell>
          <table:table-cell table:style-name="ce78"/>
          <table:table-cell table:style-name="ce77"/>
          <table:table-cell office:value-type="string" table:style-name="ce77">
            <text:p>Jordania</text:p>
          </table:table-cell>
          <table:table-cell table:style-name="ce18"/>
          <table:table-cell table:number-columns-repeated="16378"/>
        </table:table-row>
        <table:table-row table:style-name="ro4">
          <table:table-cell/>
          <table:table-cell office:value-type="string" table:style-name="ce77">
            <text:p>Mónaco</text:p>
          </table:table-cell>
          <table:table-cell table:style-name="ce78"/>
          <table:table-cell table:style-name="ce77"/>
          <table:table-cell office:value-type="string" table:style-name="ce77">
            <text:p>Líbano</text:p>
          </table:table-cell>
          <table:table-cell table:style-name="ce18"/>
          <table:table-cell table:number-columns-repeated="16378"/>
        </table:table-row>
        <table:table-row table:style-name="ro4">
          <table:table-cell/>
          <table:table-cell office:value-type="string" table:style-name="ce77">
            <text:p>Noruega</text:p>
          </table:table-cell>
          <table:table-cell table:style-name="ce78"/>
          <table:table-cell table:style-name="ce77"/>
          <table:table-cell office:value-type="string" table:style-name="ce77">
            <text:p>Siria</text:p>
          </table:table-cell>
          <table:table-cell table:style-name="ce18"/>
          <table:table-cell table:number-columns-repeated="16378"/>
        </table:table-row>
        <table:table-row table:style-name="ro4">
          <table:table-cell/>
          <table:table-cell office:value-type="string" table:style-name="ce77">
            <text:p>Rusia</text:p>
          </table:table-cell>
          <table:table-cell table:style-name="ce78"/>
          <table:table-cell table:style-name="ce77"/>
          <table:table-cell office:value-type="string" table:style-name="ce77">
            <text:p><text:s/>Palestina*</text:p>
          </table:table-cell>
          <table:table-cell table:style-name="ce18"/>
          <table:table-cell table:number-columns-repeated="16378"/>
        </table:table-row>
        <table:table-row table:style-name="ro4">
          <table:table-cell/>
          <table:table-cell office:value-type="string" table:style-name="ce77">
            <text:p>San Marino</text:p>
          </table:table-cell>
          <table:table-cell table:style-name="ce78"/>
          <table:table-cell table:style-name="ce77"/>
          <table:table-cell office:value-type="string" table:style-name="ce77">
            <text:p>Otr. Países y Territ. dep. en el Oriente Próximo</text:p>
          </table:table-cell>
          <table:table-cell table:style-name="ce18"/>
          <table:table-cell table:number-columns-repeated="16378"/>
        </table:table-row>
        <table:table-row table:style-name="ro4">
          <table:table-cell/>
          <table:table-cell office:value-type="string" table:style-name="ce77">
            <text:p>Santa Sede</text:p>
          </table:table-cell>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77">
            <text:p>Suiza</text:p>
          </table:table-cell>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77">
            <text:p>Turquía</text:p>
          </table:table-cell>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77">
            <text:p>Ucrania</text:p>
          </table:table-cell>
          <table:table-cell table:style-name="ce78"/>
          <table:table-cell table:style-name="ce77"/>
          <table:table-cell table:number-columns-repeated="2" table:style-name="ce18"/>
          <table:table-cell table:number-columns-repeated="16378"/>
        </table:table-row>
        <table:table-row table:style-name="ro7">
          <table:table-cell/>
          <table:table-cell office:value-type="string" table:style-name="ce77">
            <text:p>Kosovo<text:span text:style-name="T13">1</text:span></text:p>
          </table:table-cell>
          <table:table-cell table:style-name="ce78"/>
          <table:table-cell table:style-name="ce77"/>
          <table:table-cell table:number-columns-repeated="2" table:style-name="ce18"/>
          <table:table-cell table:number-columns-repeated="16378"/>
        </table:table-row>
        <table:table-row table:style-name="ro7">
          <table:table-cell/>
          <table:table-cell office:value-type="string" table:style-name="ce77">
            <text:p>Montenegro<text:span text:style-name="T13">1</text:span></text:p>
          </table:table-cell>
          <table:table-cell table:style-name="ce78"/>
          <table:table-cell table:style-name="ce77"/>
          <table:table-cell table:number-columns-repeated="2" table:style-name="ce18"/>
          <table:table-cell table:number-columns-repeated="16378"/>
        </table:table-row>
        <table:table-row table:style-name="ro7">
          <table:table-cell/>
          <table:table-cell office:value-type="string" table:style-name="ce77">
            <text:p>Serbia<text:span text:style-name="T13">1</text:span></text:p>
          </table:table-cell>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36">
            <text:p>Isla de Man<text:span text:style-name="T9"><text:s/>2</text:span></text:p>
          </table:table-cell>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36">
            <text:p>Guernsey<text:s/><text:span text:style-name="T9">2</text:span></text:p>
          </table:table-cell>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36">
            <text:p>Jersey<text:s/><text:span text:style-name="T9">2</text:span></text:p>
          </table:table-cell>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92">
            <text:p>200 = África</text:p>
          </table:table-cell>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77">
            <text:p>Argelia</text:p>
          </table:table-cell>
          <table:table-cell table:style-name="ce78"/>
          <table:table-cell table:style-name="ce77"/>
          <table:table-cell office:value-type="string" table:style-name="ce92">
            <text:p>420 = Asia del Sur y Sudoeste</text:p>
          </table:table-cell>
          <table:table-cell table:style-name="ce18"/>
          <table:table-cell table:number-columns-repeated="16378"/>
        </table:table-row>
        <table:table-row table:style-name="ro4">
          <table:table-cell/>
          <table:table-cell office:value-type="string" table:style-name="ce77">
            <text:p>Cabo Verde</text:p>
          </table:table-cell>
          <table:table-cell table:style-name="ce78"/>
          <table:table-cell table:style-name="ce77"/>
          <table:table-cell office:value-type="string" table:style-name="ce77">
            <text:p>Bangladesh</text:p>
          </table:table-cell>
          <table:table-cell table:style-name="ce18"/>
          <table:table-cell table:number-columns-repeated="16378"/>
        </table:table-row>
        <table:table-row table:style-name="ro4">
          <table:table-cell/>
          <table:table-cell office:value-type="string" table:style-name="ce77">
            <text:p>Egipto</text:p>
          </table:table-cell>
          <table:table-cell table:style-name="ce78"/>
          <table:table-cell table:style-name="ce92"/>
          <table:table-cell office:value-type="string" table:style-name="ce77">
            <text:p>Camboya</text:p>
          </table:table-cell>
          <table:table-cell table:style-name="ce18"/>
          <table:table-cell table:number-columns-repeated="16378"/>
        </table:table-row>
        <table:table-row table:style-name="ro4">
          <table:table-cell/>
          <table:table-cell office:value-type="string" table:style-name="ce77">
            <text:p>Gambia</text:p>
          </table:table-cell>
          <table:table-cell table:style-name="ce78"/>
          <table:table-cell table:style-name="ce77"/>
          <table:table-cell office:value-type="string" table:style-name="ce77">
            <text:p>Filipinas</text:p>
          </table:table-cell>
          <table:table-cell table:style-name="ce18"/>
          <table:table-cell table:number-columns-repeated="16378"/>
        </table:table-row>
        <table:table-row table:style-name="ro4">
          <table:table-cell/>
          <table:table-cell office:value-type="string" table:style-name="ce77">
            <text:p>Guinea Ecuatorial</text:p>
          </table:table-cell>
          <table:table-cell table:style-name="ce78"/>
          <table:table-cell table:style-name="ce77"/>
          <table:table-cell office:value-type="string" table:style-name="ce77">
            <text:p>India</text:p>
          </table:table-cell>
          <table:table-cell table:style-name="ce18"/>
          <table:table-cell table:number-columns-repeated="16378"/>
        </table:table-row>
        <table:table-row table:style-name="ro4">
          <table:table-cell/>
          <table:table-cell office:value-type="string" table:style-name="ce77">
            <text:p>Libia</text:p>
          </table:table-cell>
          <table:table-cell table:style-name="ce78"/>
          <table:table-cell table:style-name="ce77"/>
          <table:table-cell office:value-type="string" table:style-name="ce77">
            <text:p>Indonesia</text:p>
          </table:table-cell>
          <table:table-cell table:style-name="ce18"/>
          <table:table-cell table:number-columns-repeated="16378"/>
        </table:table-row>
        <table:table-row table:style-name="ro4">
          <table:table-cell/>
          <table:table-cell office:value-type="string" table:style-name="ce77">
            <text:p>Marruecos</text:p>
          </table:table-cell>
          <table:table-cell table:style-name="ce78"/>
          <table:table-cell table:style-name="ce77"/>
          <table:table-cell office:value-type="string" table:style-name="ce77">
            <text:p>Irán</text:p>
          </table:table-cell>
          <table:table-cell table:style-name="ce18"/>
          <table:table-cell table:number-columns-repeated="16378"/>
        </table:table-row>
        <table:table-row table:style-name="ro4">
          <table:table-cell/>
          <table:table-cell office:value-type="string" table:style-name="ce77">
            <text:p>Senegal</text:p>
          </table:table-cell>
          <table:table-cell table:style-name="ce78"/>
          <table:table-cell table:style-name="ce77"/>
          <table:table-cell office:value-type="string" table:style-name="ce77">
            <text:p>Laos</text:p>
          </table:table-cell>
          <table:table-cell table:style-name="ce18"/>
          <table:table-cell table:number-columns-repeated="16378"/>
        </table:table-row>
        <table:table-row table:style-name="ro4">
          <table:table-cell/>
          <table:table-cell office:value-type="string" table:style-name="ce77">
            <text:p>Sudáfrica</text:p>
          </table:table-cell>
          <table:table-cell table:style-name="ce78"/>
          <table:table-cell table:style-name="ce77"/>
          <table:table-cell office:value-type="string" table:style-name="ce77">
            <text:p>Pakistán</text:p>
          </table:table-cell>
          <table:table-cell table:style-name="ce18"/>
          <table:table-cell table:number-columns-repeated="16378"/>
        </table:table-row>
        <table:table-row table:style-name="ro4">
          <table:table-cell/>
          <table:table-cell office:value-type="string" table:style-name="ce77">
            <text:p>Sudán</text:p>
          </table:table-cell>
          <table:table-cell table:style-name="ce78"/>
          <table:table-cell table:style-name="ce77"/>
          <table:table-cell office:value-type="string" table:style-name="ce77">
            <text:p>Sri Lanka</text:p>
          </table:table-cell>
          <table:table-cell table:style-name="ce18"/>
          <table:table-cell table:number-columns-repeated="16378"/>
        </table:table-row>
        <table:table-row table:style-name="ro4">
          <table:table-cell/>
          <table:table-cell office:value-type="string" table:style-name="ce77">
            <text:p>Sahara Occidental</text:p>
          </table:table-cell>
          <table:table-cell table:style-name="ce78"/>
          <table:table-cell table:style-name="ce77"/>
          <table:table-cell office:value-type="string" table:style-name="ce77">
            <text:p>Tailandia</text:p>
          </table:table-cell>
          <table:table-cell table:style-name="ce18"/>
          <table:table-cell table:number-columns-repeated="16378"/>
        </table:table-row>
        <table:table-row table:style-name="ro4">
          <table:table-cell/>
          <table:table-cell office:value-type="string" table:style-name="ce77">
            <text:p>Túnez</text:p>
          </table:table-cell>
          <table:table-cell table:style-name="ce78"/>
          <table:table-cell table:style-name="ce77"/>
          <table:table-cell office:value-type="string" table:style-name="ce77">
            <text:p>Vietnam</text:p>
          </table:table-cell>
          <table:table-cell table:style-name="ce18"/>
          <table:table-cell table:number-columns-repeated="16378"/>
        </table:table-row>
        <table:table-row table:style-name="ro4">
          <table:table-cell/>
          <table:table-cell office:value-type="string" table:style-name="ce77">
            <text:p>Etiopía*</text:p>
          </table:table-cell>
          <table:table-cell table:style-name="ce78"/>
          <table:table-cell table:style-name="ce77"/>
          <table:table-cell office:value-type="string" table:style-name="ce77">
            <text:p><text:s/>kazajstán*</text:p>
          </table:table-cell>
          <table:table-cell table:style-name="ce18"/>
          <table:table-cell table:number-columns-repeated="16378"/>
        </table:table-row>
        <table:table-row table:style-name="ro7">
          <table:table-cell/>
          <table:table-cell office:value-type="string" table:style-name="ce77">
            <text:p>Angola<text:span text:style-name="T13">1</text:span></text:p>
          </table:table-cell>
          <table:table-cell table:style-name="ce78"/>
          <table:table-cell table:style-name="ce77"/>
          <table:table-cell office:value-type="string" table:style-name="ce77">
            <text:p>kirguistán*</text:p>
          </table:table-cell>
          <table:table-cell table:style-name="ce18"/>
          <table:table-cell table:number-columns-repeated="16378"/>
        </table:table-row>
        <table:table-row table:style-name="ro7">
          <table:table-cell/>
          <table:table-cell office:value-type="string" table:style-name="ce77">
            <text:p>República Democrática del Congo<text:span text:style-name="T13">1</text:span></text:p>
          </table:table-cell>
          <table:table-cell table:style-name="ce78"/>
          <table:table-cell table:style-name="ce77"/>
          <table:table-cell office:value-type="string" table:style-name="ce77">
            <text:p>Tayikistán*</text:p>
          </table:table-cell>
          <table:table-cell table:style-name="ce18"/>
          <table:table-cell table:number-columns-repeated="16378"/>
        </table:table-row>
        <table:table-row table:style-name="ro7">
          <table:table-cell/>
          <table:table-cell office:value-type="string" table:style-name="ce77">
            <text:p>Camerún<text:span text:style-name="T13">1</text:span></text:p>
          </table:table-cell>
          <table:table-cell table:style-name="ce78"/>
          <table:table-cell table:style-name="ce77"/>
          <table:table-cell office:value-type="string" table:style-name="ce77">
            <text:p>Turkmenistán*</text:p>
          </table:table-cell>
          <table:table-cell table:style-name="ce18"/>
          <table:table-cell table:number-columns-repeated="16378"/>
        </table:table-row>
        <table:table-row table:style-name="ro7">
          <table:table-cell/>
          <table:table-cell office:value-type="string" table:style-name="ce77">
            <text:p>Ghana<text:span text:style-name="T13">1</text:span></text:p>
          </table:table-cell>
          <table:table-cell table:style-name="ce78"/>
          <table:table-cell table:style-name="ce77"/>
          <table:table-cell office:value-type="string" table:style-name="ce77">
            <text:p>Uzbekistán*</text:p>
          </table:table-cell>
          <table:table-cell table:style-name="ce18"/>
          <table:table-cell table:number-columns-repeated="16378"/>
        </table:table-row>
        <table:table-row table:style-name="ro7">
          <table:table-cell/>
          <table:table-cell office:value-type="string" table:style-name="ce77">
            <text:p>Guinea<text:span text:style-name="T13">1</text:span></text:p>
          </table:table-cell>
          <table:table-cell table:style-name="ce78"/>
          <table:table-cell table:style-name="ce77"/>
          <table:table-cell office:value-type="string" table:style-name="ce77">
            <text:p>Otr. Países y Territ. dep. en Asia del Sur y Sudeste</text:p>
          </table:table-cell>
          <table:table-cell table:style-name="ce18"/>
          <table:table-cell table:number-columns-repeated="16378"/>
        </table:table-row>
        <table:table-row table:style-name="ro7">
          <table:table-cell/>
          <table:table-cell office:value-type="string" table:style-name="ce77">
            <text:p>Guinea-Bissau<text:span text:style-name="T13">1</text:span></text:p>
          </table:table-cell>
          <table:table-cell table:style-name="ce78"/>
          <table:table-cell table:style-name="ce77"/>
          <table:table-cell table:number-columns-repeated="2" table:style-name="ce18"/>
          <table:table-cell table:number-columns-repeated="16378"/>
        </table:table-row>
        <table:table-row table:style-name="ro7">
          <table:table-cell/>
          <table:table-cell office:value-type="string" table:style-name="ce77">
            <text:p>Mali<text:span text:style-name="T13">1</text:span></text:p>
          </table:table-cell>
          <table:table-cell table:style-name="ce78"/>
          <table:table-cell table:style-name="ce77"/>
          <table:table-cell table:number-columns-repeated="2" table:style-name="ce18"/>
          <table:table-cell table:number-columns-repeated="16378"/>
        </table:table-row>
        <table:table-row table:style-name="ro7">
          <table:table-cell/>
          <table:table-cell office:value-type="string" table:style-name="ce77">
            <text:p>Mauritania<text:span text:style-name="T13">1</text:span></text:p>
          </table:table-cell>
          <table:table-cell table:style-name="ce78"/>
          <table:table-cell table:style-name="ce77"/>
          <table:table-cell table:number-columns-repeated="2" table:style-name="ce18"/>
          <table:table-cell table:number-columns-repeated="16378"/>
        </table:table-row>
        <table:table-row table:style-name="ro7">
          <table:table-cell/>
          <table:table-cell office:value-type="string" table:style-name="ce77">
            <text:p>Nigeria<text:span text:style-name="T13">1</text:span></text:p>
          </table:table-cell>
          <table:table-cell table:style-name="ce78"/>
          <table:table-cell table:style-name="ce77"/>
          <table:table-cell office:value-type="string" table:style-name="ce92">
            <text:p>500 = Oceanía</text:p>
          </table:table-cell>
          <table:table-cell table:style-name="ce18"/>
          <table:table-cell table:number-columns-repeated="16378"/>
        </table:table-row>
        <table:table-row table:style-name="ro7">
          <table:table-cell/>
          <table:table-cell office:value-type="string" table:style-name="ce77">
            <text:p>Otros Países de África<text:span text:style-name="T13">1</text:span></text:p>
          </table:table-cell>
          <table:table-cell table:style-name="ce78"/>
          <table:table-cell table:style-name="ce77"/>
          <table:table-cell office:value-type="string" table:style-name="ce77">
            <text:p>Australia</text:p>
          </table:table-cell>
          <table:table-cell table:style-name="ce18"/>
          <table:table-cell table:number-columns-repeated="16378"/>
        </table:table-row>
        <table:table-row table:style-name="ro4">
          <table:table-cell/>
          <table:table-cell office:value-type="string" table:style-name="ce92">
            <text:p>300 = América del Norte</text:p>
          </table:table-cell>
          <table:table-cell table:style-name="ce78"/>
          <table:table-cell table:style-name="ce77"/>
          <table:table-cell office:value-type="string" table:style-name="ce18">
            <text:p>Nueva Zelanda</text:p>
          </table:table-cell>
          <table:table-cell table:style-name="ce18"/>
          <table:table-cell table:number-columns-repeated="16378"/>
        </table:table-row>
        <table:table-row table:style-name="ro4">
          <table:table-cell/>
          <table:table-cell office:value-type="string" table:style-name="ce77">
            <text:p>Canadá</text:p>
          </table:table-cell>
          <table:table-cell table:style-name="ce78"/>
          <table:table-cell table:style-name="ce77"/>
          <table:table-cell office:value-type="string" table:style-name="ce18">
            <text:p>Otros Países y Territ. Dependientes en Oceanía</text:p>
          </table:table-cell>
          <table:table-cell table:style-name="ce18"/>
          <table:table-cell table:number-columns-repeated="16378"/>
        </table:table-row>
        <table:table-row table:style-name="ro4">
          <table:table-cell/>
          <table:table-cell office:value-type="string" table:style-name="ce77">
            <text:p>Estados Unidos de Norteamérica</text:p>
          </table:table-cell>
          <table:table-cell table:style-name="ce78"/>
          <table:table-cell table:style-name="ce77"/>
          <table:table-cell table:number-columns-repeated="2" table:style-name="ce18"/>
          <table:table-cell table:number-columns-repeated="16378"/>
        </table:table-row>
        <table:table-row table:style-name="ro4">
          <table:table-cell/>
          <table:table-cell table:style-name="ce77"/>
          <table:table-cell table:style-name="ce78"/>
          <table:table-cell table:style-name="ce92"/>
          <table:table-cell office:value-type="string" table:style-name="ce17">
            <text:p>999 = Apátridas</text:p>
          </table:table-cell>
          <table:table-cell table:style-name="ce18"/>
          <table:table-cell table:number-columns-repeated="16378"/>
        </table:table-row>
        <table:table-row table:style-name="ro4">
          <table:table-cell/>
          <table:table-cell table:style-name="ce77"/>
          <table:table-cell table:style-name="ce78"/>
          <table:table-cell table:style-name="ce77"/>
          <table:table-cell table:number-columns-repeated="2" table:style-name="ce18"/>
          <table:table-cell table:number-columns-repeated="16378"/>
        </table:table-row>
        <table:table-row table:style-name="ro4">
          <table:table-cell/>
          <table:table-cell office:value-type="string" table:style-name="ce77">
            <text:p>(*) Estos países se identifican a partir de 2004</text:p>
          </table:table-cell>
          <table:table-cell table:style-name="ce78"/>
          <table:table-cell table:style-name="ce77"/>
          <table:table-cell table:number-columns-repeated="2" table:style-name="ce18"/>
          <table:table-cell table:number-columns-repeated="16378"/>
        </table:table-row>
        <table:table-row table:style-name="ro7">
          <table:table-cell/>
          <table:table-cell office:value-type="string" table:style-name="ce77">
            <text:p><text:span text:style-name="T13">(1)</text:span><text:span text:style-name="T14"><text:s/>Estos países se identifican a partir de 2006</text:span></text:p>
          </table:table-cell>
          <table:table-cell table:style-name="ce78"/>
          <table:table-cell table:style-name="ce77"/>
          <table:table-cell table:number-columns-repeated="2" table:style-name="ce18"/>
          <table:table-cell table:number-columns-repeated="16378"/>
        </table:table-row>
        <table:table-row table:style-name="ro30">
          <table:table-cell table:style-name="ce76"/>
          <table:table-cell office:value-type="string" table:number-columns-spanned="4" table:number-rows-spanned="1" table:style-name="ce132">
            <text:p>(**) A partir del T1-2009 se añade el código 127-'Países UE-27 no UE-25' que incluye Bulgaria (110) y Rumania (139), ya que se ha terminado el periodo transitorio por el que los trabajadores de Bulgaria y Rumania, pertenecientes a la UE, tenían restricciones en el mercado de trabajo</text:p>
          </table:table-cell>
          <table:covered-table-cell table:number-columns-repeated="3"/>
          <table:table-cell table:style-name="ce18"/>
          <table:table-cell table:number-columns-repeated="16378"/>
        </table:table-row>
        <table:table-row table:style-name="ro7">
          <table:table-cell table:style-name="ce76"/>
          <table:table-cell office:value-type="string" table:style-name="ce77">
            <text:p><text:span text:style-name="T13">(2)</text:span><text:span text:style-name="T14"><text:s/>Estos países se identifican a partir de 2011</text:span></text:p>
          </table:table-cell>
          <table:table-cell table:style-name="ce78"/>
          <table:table-cell table:style-name="ce77"/>
          <table:table-cell table:number-columns-repeated="2" table:style-name="ce18"/>
          <table:table-cell table:number-columns-repeated="16378"/>
        </table:table-row>
        <table:table-row table:style-name="ro29">
          <table:table-cell table:style-name="ce76"/>
          <table:table-cell office:value-type="string" table:number-columns-spanned="4" table:number-rows-spanned="1" table:style-name="ce132">
            <text:p>(***) A partir del T1-2014 se elimina el código<text:span text:style-name="T15"><text:s/>127-'Países UE-27 no UE-25</text:span><text:span text:style-name="T14">' que incluía Bulgaria (110) y Rumanía (139) y se sustituye por el código<text:s/></text:span><text:span text:style-name="T15">128-'Países UE-28 no UE-27'</text:span><text:span text:style-name="T14"><text:s/>que incluye Bulgaria, Rumanía y Croacia (112) que hasta el T1-2014 estaba incluida en el código<text:s/></text:span><text:span text:style-name="T15">100= Resto de Europa (excepto Andorra)</text:span></text:p>
          </table:table-cell>
          <table:covered-table-cell table:number-columns-repeated="3"/>
          <table:table-cell table:style-name="ce18"/>
          <table:table-cell table:number-columns-repeated="16378"/>
        </table:table-row>
        <table:table-row table:style-name="ro4">
          <table:table-cell table:style-name="ce76"/>
          <table:table-cell table:style-name="ce77"/>
          <table:table-cell table:style-name="ce78"/>
          <table:table-cell table:style-name="ce77"/>
          <table:table-cell table:number-columns-repeated="2" table:style-name="ce18"/>
          <table:table-cell table:number-columns-repeated="16378"/>
        </table:table-row>
        <table:table-row table:style-name="ro4">
          <table:table-cell table:style-name="ce76"/>
          <table:table-cell office:value-type="string" table:style-name="ce80">
            <text:p>Años de residencia en España</text:p>
          </table:table-cell>
          <table:table-cell table:number-columns-repeated="3" table:style-name="ce97"/>
          <table:table-cell table:style-name="ce18"/>
          <table:table-cell table:number-columns-repeated="16378"/>
        </table:table-row>
        <table:table-row table:style-name="ro4">
          <table:table-cell table:style-name="ce76"/>
          <table:table-cell table:style-name="ce77"/>
          <table:table-cell table:style-name="ce78"/>
          <table:table-cell table:style-name="ce77"/>
          <table:table-cell table:style-name="ce1"/>
          <table:table-cell table:style-name="ce18"/>
          <table:table-cell table:number-columns-repeated="16378"/>
        </table:table-row>
        <table:table-row table:style-name="ro4">
          <table:table-cell table:style-name="ce76"/>
          <table:table-cell office:value-type="string" table:style-name="ce77">
            <text:p>Filtro:</text:p>
          </table:table-cell>
          <table:table-cell office:value-type="string" table:style-name="ce78">
            <text:p>Todas las personas con nacionalidad extranjera</text:p>
          </table:table-cell>
          <table:table-cell table:style-name="ce77"/>
          <table:table-cell table:style-name="ce1"/>
          <table:table-cell table:style-name="ce18"/>
          <table:table-cell table:number-columns-repeated="16378"/>
        </table:table-row>
        <table:table-row table:style-name="ro4">
          <table:table-cell table:style-name="ce76"/>
          <table:table-cell office:value-type="string" table:style-name="ce77">
            <text:p>Variable:</text:p>
          </table:table-cell>
          <table:table-cell office:value-type="string" table:style-name="ce82">
            <text:p>ANORE</text:p>
          </table:table-cell>
          <table:table-cell table:style-name="ce77"/>
          <table:table-cell table:style-name="ce1"/>
          <table:table-cell table:style-name="ce18"/>
          <table:table-cell table:number-columns-repeated="16378"/>
        </table:table-row>
        <table:table-row table:style-name="ro4">
          <table:table-cell table:style-name="ce76"/>
          <table:table-cell office:value-type="string" table:style-name="ce77">
            <text:p>Valores:</text:p>
          </table:table-cell>
          <table:table-cell office:value-type="string" table:style-name="ce78">
            <text:p>00-99</text:p>
          </table:table-cell>
          <table:table-cell office:value-type="string" table:style-name="ce77">
            <text:p>0 para menos de un año de residencia en España</text:p>
          </table:table-cell>
          <table:table-cell table:style-name="ce1"/>
          <table:table-cell table:style-name="ce18"/>
          <table:table-cell table:number-columns-repeated="16378"/>
        </table:table-row>
        <table:table-row table:style-name="ro19">
          <table:table-cell table:style-name="ce72"/>
          <table:table-cell office:value-type="string" table:style-name="ce73">
            <text:p>Formación y nivel de estudios</text:p>
          </table:table-cell>
          <table:table-cell table:style-name="ce74"/>
          <table:table-cell table:style-name="ce75"/>
          <table:table-cell table:style-name="ce98"/>
          <table:table-cell table:number-columns-repeated="16379" table:style-name="ce1"/>
        </table:table-row>
        <table:table-row table:style-name="ro4">
          <table:table-cell table:number-columns-repeated="16384"/>
        </table:table-row>
        <table:table-row table:style-name="ro4">
          <table:table-cell table:style-name="ce1"/>
          <table:table-cell office:value-type="string" table:style-name="ce99">
            <text:p>Nivel de estudios</text:p>
          </table:table-cell>
          <table:table-cell table:style-name="ce100"/>
          <table:table-cell table:style-name="ce99"/>
          <table:table-cell table:style-name="ce46"/>
          <table:table-cell table:number-columns-repeated="16379" table:style-name="ce1"/>
        </table:table-row>
        <table:table-row table:style-name="ro4">
          <table:table-cell table:style-name="ce1"/>
          <table:table-cell office:value-type="string" table:style-name="ce101">
            <text:p>Filtro:</text:p>
          </table:table-cell>
          <table:table-cell office:value-type="string" table:style-name="ce102">
            <text:p>Todas las personas de 16 y más años</text:p>
          </table:table-cell>
          <table:table-cell table:style-name="ce101"/>
          <table:table-cell table:style-name="ce46"/>
          <table:table-cell table:number-columns-repeated="16379" table:style-name="ce1"/>
        </table:table-row>
        <table:table-row table:style-name="ro4">
          <table:table-cell table:style-name="ce1"/>
          <table:table-cell office:value-type="string" table:style-name="ce101">
            <text:p>Variable:</text:p>
          </table:table-cell>
          <table:table-cell office:value-type="string" table:style-name="ce103">
            <text:p>NFORMA</text:p>
          </table:table-cell>
          <table:table-cell table:style-name="ce101"/>
          <table:table-cell table:style-name="ce46"/>
          <table:table-cell table:number-columns-repeated="16379" table:style-name="ce1"/>
        </table:table-row>
        <table:table-row table:style-name="ro4">
          <table:table-cell table:style-name="ce1"/>
          <table:table-cell office:value-type="string" table:style-name="ce101">
            <text:p>Valores:</text:p>
          </table:table-cell>
          <table:table-cell table:style-name="ce104"/>
          <table:table-cell office:value-type="string" table:style-name="ce104">
            <text:p>CNED 2014 (01-81) CNED 2000 (11-80)</text:p>
          </table:table-cell>
          <table:table-cell table:style-name="ce46"/>
          <table:table-cell table:number-columns-repeated="16379" table:style-name="ce1"/>
        </table:table-row>
        <table:table-row table:style-name="ro4">
          <table:table-cell table:style-name="ce1"/>
          <table:table-cell table:style-name="ce101"/>
          <table:table-cell table:number-columns-repeated="2" table:style-name="ce104"/>
          <table:table-cell table:style-name="ce46"/>
          <table:table-cell table:number-columns-repeated="16379" table:style-name="ce1"/>
        </table:table-row>
        <table:table-row table:style-name="ro4">
          <table:table-cell table:style-name="ce1"/>
          <table:table-cell table:style-name="ce101"/>
          <table:table-cell office:value-type="string" table:style-name="ce105">
            <text:p>AN</text:p>
          </table:table-cell>
          <table:table-cell office:value-type="string" table:style-name="ce101">
            <text:p>Analfabetos<text:s/><text:span text:style-name="T15">(código 01 en CNED-2014)</text:span><text:span text:style-name="T14">, (</text:span><text:span text:style-name="T15">código 80 en CNED-2000</text:span><text:span text:style-name="T14">)</text:span></text:p>
          </table:table-cell>
          <table:table-cell table:style-name="ce46"/>
          <table:table-cell table:number-columns-repeated="16379"/>
        </table:table-row>
        <table:table-row table:style-name="ro31">
          <table:table-cell table:style-name="ce1"/>
          <table:table-cell table:style-name="ce101"/>
          <table:table-cell office:value-type="string" table:style-name="ce106">
            <text:p>P1</text:p>
          </table:table-cell>
          <table:table-cell office:value-type="string" table:number-columns-spanned="2" table:number-rows-spanned="1" table:style-name="ce133">
            <text:p>Educación primaria incompleta<text:span text:style-name="T15"><text:s/>(código 02 en CNED-2014),</text:span><text:span text:style-name="T14"><text:s/></text:span><text:span text:style-name="T15">(código 11 en CNED-2000)</text:span></text:p>
          </table:table-cell>
          <table:covered-table-cell/>
          <table:table-cell table:number-columns-repeated="16379"/>
        </table:table-row>
        <table:table-row table:style-name="ro32">
          <table:table-cell table:style-name="ce1"/>
          <table:table-cell table:style-name="ce101"/>
          <table:table-cell office:value-type="string" table:style-name="ce106">
            <text:p>P2</text:p>
          </table:table-cell>
          <table:table-cell office:value-type="string" table:number-columns-spanned="2" table:number-rows-spanned="1" table:style-name="ce133">
            <text:p>Educación primaria<text:s/><text:span text:style-name="T15">(código 10 en CNED-2014), (código 12 en CNED 2000)</text:span></text:p>
          </table:table-cell>
          <table:covered-table-cell/>
          <table:table-cell table:number-columns-repeated="16379"/>
        </table:table-row>
        <table:table-row table:style-name="ro33">
          <table:table-cell table:style-name="ce1"/>
          <table:table-cell table:style-name="ce101"/>
          <table:table-cell office:value-type="string" table:style-name="ce106">
            <text:p>S1</text:p>
          </table:table-cell>
          <table:table-cell office:value-type="string" table:number-columns-spanned="2" table:number-rows-spanned="1" table:style-name="ce133">
            <text:p>Primera etapa de educación secundaria<text:s/><text:span text:style-name="T15">(códigos 21-24 en CNED-2014), (códigos 21-23, 31, 36* en CNED-2000)</text:span></text:p>
          </table:table-cell>
          <table:covered-table-cell/>
          <table:table-cell table:number-columns-repeated="16379"/>
        </table:table-row>
        <table:table-row table:style-name="ro34">
          <table:table-cell table:style-name="ce1"/>
          <table:table-cell table:style-name="ce101"/>
          <table:table-cell office:value-type="string" table:style-name="ce106">
            <text:p>SG</text:p>
          </table:table-cell>
          <table:table-cell office:value-type="string" table:number-columns-spanned="2" table:number-rows-spanned="1" table:style-name="ce133">
            <text:p>Segunda etapa de educación secundaria. Orientación general<text:span text:style-name="T15"><text:s/>(código 32 en CNED-2014), (código 32 en CNED-2000)</text:span></text:p>
          </table:table-cell>
          <table:covered-table-cell/>
          <table:table-cell table:number-columns-repeated="16379"/>
        </table:table-row>
        <table:table-row table:style-name="ro35">
          <table:table-cell table:style-name="ce1"/>
          <table:table-cell table:style-name="ce101"/>
          <table:table-cell office:value-type="string" table:style-name="ce106">
            <text:p>SP</text:p>
          </table:table-cell>
          <table:table-cell office:value-type="string" table:number-columns-spanned="2" table:number-rows-spanned="1" table:style-name="ce133">
            <text:p>Segunda etapa de educación secundaria. Orientación profesional (incluye educación postsecundaria no superior)<text:s/><text:span text:style-name="T15">(códigos 33-35, 38**, 41 en CNED-2014), (códigos 33, 34, 41 en CNED-2000)</text:span></text:p>
          </table:table-cell>
          <table:covered-table-cell/>
          <table:table-cell table:number-columns-repeated="16379"/>
        </table:table-row>
        <table:table-row table:style-name="ro36">
          <table:table-cell table:style-name="ce1"/>
          <table:table-cell table:style-name="ce101"/>
          <table:table-cell office:value-type="string" table:style-name="ce106">
            <text:p>SU</text:p>
          </table:table-cell>
          <table:table-cell office:value-type="string" table:number-columns-spanned="2" table:number-rows-spanned="1" table:style-name="ce133">
            <text:p>Educación superior<text:s/><text:span text:style-name="T15">(códigos 51, 52, 61-63, 71-75, 81 en CNED-2014), (códigos 50-56, 59, 61 en CNED-2000)</text:span></text:p>
          </table:table-cell>
          <table:covered-table-cell/>
          <table:table-cell table:number-columns-repeated="16379"/>
        </table:table-row>
        <table:table-row table:style-name="ro4">
          <table:table-cell table:style-name="ce1"/>
          <table:table-cell table:style-name="ce101"/>
          <table:table-cell table:style-name="ce106"/>
          <table:table-cell table:style-name="ce107"/>
          <table:table-cell table:style-name="ce97"/>
          <table:table-cell table:number-columns-repeated="16379"/>
        </table:table-row>
        <table:table-row table:style-name="ro27">
          <table:table-cell table:style-name="ce1"/>
          <table:table-cell office:value-type="string" table:number-columns-spanned="4" table:number-rows-spanned="1" table:style-name="ce133">
            <text:p>En los resultados de nivel de estudios terminados se produce una ruptura con la introducción de la nueva CNED 2014 pues con esta clasificación, algunos de los estudios en curso reglados que antes no aumentan el nivel al finalizarse, ahora sí lo hacen</text:p>
          </table:table-cell>
          <table:covered-table-cell table:number-columns-repeated="3"/>
          <table:table-cell table:number-columns-repeated="16379"/>
        </table:table-row>
        <table:table-row table:style-name="ro31">
          <table:table-cell table:number-columns-repeated="16384" table:style-name="ce1"/>
        </table:table-row>
        <table:table-row table:style-name="ro37">
          <table:table-cell table:style-name="ce1"/>
          <table:table-cell office:value-type="string" table:number-columns-spanned="4" table:number-rows-spanned="1" table:style-name="ce133">
            <text:p>* Desde el primer trimestre de 2003, se incluye en la CNED-2000 esta nueva categoría 36 garantía social / iniciación profesional que agrupa a las personas con una formación básica profesional que permite su inserción en el mercado laboral, pero que no han alcanzado los objetivos de la educación secundaria obligatoria (eso) y, por tanto, no se pueden clasificar</text:p>
          </table:table-cell>
          <table:covered-table-cell table:number-columns-repeated="3"/>
          <table:table-cell table:number-columns-repeated="16379"/>
        </table:table-row>
        <table:table-row table:style-name="ro4">
          <table:table-cell table:style-name="ce1"/>
          <table:table-cell table:style-name="ce101"/>
          <table:table-cell table:style-name="ce106"/>
          <table:table-cell table:style-name="ce107"/>
          <table:table-cell table:style-name="ce97"/>
          <table:table-cell table:number-columns-repeated="16379"/>
        </table:table-row>
        <table:table-row table:style-name="ro4">
          <table:table-cell table:style-name="ce87"/>
          <table:table-cell office:value-type="string" table:number-columns-spanned="4" table:number-rows-spanned="1" table:style-name="ce134">
            <text:p>**Desde el T2 de 2016 es válido también para esta variable el código 38</text:p>
          </table:table-cell>
          <table:covered-table-cell table:number-columns-repeated="3"/>
          <table:table-cell table:number-columns-repeated="16379" table:style-name="ce46"/>
        </table:table-row>
        <table:table-row table:style-name="ro4">
          <table:table-cell table:style-name="ce87"/>
          <table:table-cell table:number-columns-repeated="4" table:style-name="ce108"/>
          <table:table-cell table:number-columns-repeated="16379" table:style-name="ce46"/>
        </table:table-row>
        <table:table-row table:style-name="ro4">
          <table:table-cell table:style-name="ce76"/>
          <table:table-cell office:value-type="string" table:style-name="ce99">
            <text:p>Edad en que alcanzó el máximo nivel de estudios</text:p>
          </table:table-cell>
          <table:table-cell table:style-name="ce100"/>
          <table:table-cell table:style-name="ce99"/>
          <table:table-cell table:style-name="ce46"/>
          <table:table-cell table:number-columns-repeated="16379"/>
        </table:table-row>
        <table:table-row table:style-name="ro4">
          <table:table-cell table:style-name="ce109"/>
          <table:table-cell office:value-type="string" table:style-name="ce101">
            <text:p>Filtro:</text:p>
          </table:table-cell>
          <table:table-cell office:value-type="string" table:style-name="ce102">
            <text:p>Todas las personas de 16 y más años no analfabetas</text:p>
          </table:table-cell>
          <table:table-cell table:number-columns-repeated="2" table:style-name="ce101"/>
          <table:table-cell table:number-columns-repeated="16379"/>
        </table:table-row>
        <table:table-row table:style-name="ro4">
          <table:table-cell table:style-name="ce87"/>
          <table:table-cell office:value-type="string" table:style-name="ce101">
            <text:p>Variable:</text:p>
          </table:table-cell>
          <table:table-cell office:value-type="string" table:style-name="ce103">
            <text:p>EDADEST</text:p>
          </table:table-cell>
          <table:table-cell table:number-columns-repeated="2" table:style-name="ce101"/>
          <table:table-cell table:number-columns-repeated="16379"/>
        </table:table-row>
        <table:table-row table:style-name="ro4">
          <table:table-cell table:style-name="ce87"/>
          <table:table-cell office:value-type="string" table:style-name="ce101">
            <text:p>Valores:</text:p>
          </table:table-cell>
          <table:table-cell office:value-type="string" table:style-name="ce101">
            <text:p>00=No sabe fecha en la que alcanzó el máximo nivel de estudios</text:p>
          </table:table-cell>
          <table:table-cell table:style-name="ce77"/>
          <table:table-cell table:style-name="ce101"/>
          <table:table-cell table:number-columns-repeated="16379"/>
        </table:table-row>
        <table:table-row table:style-name="ro4">
          <table:table-cell table:style-name="ce87"/>
          <table:table-cell table:style-name="ce77"/>
          <table:table-cell office:value-type="string" table:style-name="ce36">
            <text:p>07-110</text:p>
          </table:table-cell>
          <table:table-cell table:style-name="ce77"/>
          <table:table-cell table:style-name="ce101"/>
          <table:table-cell table:number-columns-repeated="16379"/>
        </table:table-row>
        <table:table-row table:style-name="ro4">
          <table:table-cell table:style-name="ce87"/>
          <table:table-cell table:style-name="ce77"/>
          <table:table-cell table:style-name="ce78"/>
          <table:table-cell table:style-name="ce77"/>
          <table:table-cell table:number-columns-repeated="16380" table:style-name="ce1"/>
        </table:table-row>
        <table:table-row table:style-name="ro4">
          <table:table-cell table:style-name="ce76"/>
          <table:table-cell office:value-type="string" table:style-name="ce80">
            <text:p>Ha cursado estudios reglados (enseñanza regular) durante las cuatro últimas semanas</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Todas las personas de 16 y más año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CURSR</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77">
            <text:p>Sí</text:p>
          </table:table-cell>
          <table:table-cell table:number-columns-repeated="16380" table:style-name="ce1"/>
        </table:table-row>
        <table:table-row table:style-name="ro4">
          <table:table-cell table:style-name="ce76"/>
          <table:table-cell table:style-name="ce77"/>
          <table:table-cell office:value-type="float" office:value="2" table:style-name="ce78">
            <text:p>2</text:p>
          </table:table-cell>
          <table:table-cell office:value-type="string" table:style-name="ce77">
            <text:p>Estudiante en vacaciones</text:p>
          </table:table-cell>
          <table:table-cell table:number-columns-repeated="16380" table:style-name="ce1"/>
        </table:table-row>
        <table:table-row table:style-name="ro4">
          <table:table-cell table:style-name="ce76"/>
          <table:table-cell table:style-name="ce77"/>
          <table:table-cell office:value-type="float" office:value="3" table:style-name="ce78">
            <text:p>3</text:p>
          </table:table-cell>
          <table:table-cell office:value-type="string" table:style-name="ce77">
            <text:p>No</text:p>
          </table:table-cell>
          <table:table-cell table:number-columns-repeated="16380" table:style-name="ce1"/>
        </table:table-row>
        <table:table-row table:style-name="ro4">
          <table:table-cell table:style-name="ce76"/>
          <table:table-cell table:style-name="ce51"/>
          <table:table-cell table:number-columns-repeated="16382" table:style-name="ce1"/>
        </table:table-row>
        <table:table-row table:style-name="ro4">
          <table:table-cell table:style-name="ce76"/>
          <table:table-cell office:value-type="string" table:style-name="ce80">
            <text:p>Nivel de estudios de los estudios reglados cursados</text:p>
          </table:table-cell>
          <table:table-cell table:style-name="ce81"/>
          <table:table-cell table:style-name="ce80"/>
          <table:table-cell table:number-columns-repeated="16380" table:style-name="ce1"/>
        </table:table-row>
        <table:table-row table:style-name="ro4">
          <table:table-cell table:style-name="ce76"/>
          <table:table-cell office:value-type="string" table:style-name="ce77">
            <text:p>Filtro:</text:p>
          </table:table-cell>
          <table:table-cell office:value-type="string" table:style-name="ce78">
            <text:p>Todas las personas de 16 y más años que han cursado estudios reglados durante las 4 últimas semana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NCURSR</text:p>
          </table:table-cell>
          <table:table-cell table:style-name="ce77"/>
          <table:table-cell table:number-columns-repeated="16380" table:style-name="ce1"/>
        </table:table-row>
        <table:table-row table:style-name="ro4">
          <table:table-cell table:style-name="ce1"/>
          <table:table-cell office:value-type="string" table:style-name="ce101">
            <text:p>Valores:</text:p>
          </table:table-cell>
          <table:table-cell table:style-name="ce104"/>
          <table:table-cell office:value-type="string" table:style-name="ce104">
            <text:p>CNED 2014 (11-81) CNED 2000 (11-61)</text:p>
          </table:table-cell>
          <table:table-cell table:style-name="ce46"/>
          <table:table-cell table:number-columns-repeated="16379"/>
        </table:table-row>
        <table:table-row table:style-name="ro4">
          <table:table-cell table:style-name="ce1"/>
          <table:table-cell table:style-name="ce101"/>
          <table:table-cell table:number-columns-repeated="2" table:style-name="ce104"/>
          <table:table-cell table:style-name="ce46"/>
          <table:table-cell table:number-columns-repeated="16379"/>
        </table:table-row>
        <table:table-row table:style-name="ro31">
          <table:table-cell table:style-name="ce1"/>
          <table:table-cell table:style-name="ce101"/>
          <table:table-cell office:value-type="string" table:style-name="ce106">
            <text:p>PR</text:p>
          </table:table-cell>
          <table:table-cell office:value-type="string" table:number-columns-spanned="2" table:number-rows-spanned="1" table:style-name="ce133">
            <text:p>Educación primaria<text:s/><text:span text:style-name="T15">(códigos 11-13 en CNED-2014),</text:span><text:span text:style-name="T14"><text:s/></text:span><text:span text:style-name="T15">(códigos 11-13 en CNED-2000)</text:span></text:p>
          </table:table-cell>
          <table:covered-table-cell/>
          <table:table-cell table:number-columns-repeated="16379"/>
        </table:table-row>
        <table:table-row table:style-name="ro33">
          <table:table-cell table:style-name="ce1"/>
          <table:table-cell table:style-name="ce101"/>
          <table:table-cell office:value-type="string" table:style-name="ce106">
            <text:p>S1</text:p>
          </table:table-cell>
          <table:table-cell office:value-type="string" table:number-columns-spanned="2" table:number-rows-spanned="1" table:style-name="ce133">
            <text:p>Primera etapa de educación secundaria<text:s/><text:span text:style-name="T15">(códigos 21-23 en CNED-2014), (códigos 22, 23, 36** en CNED-2000)</text:span></text:p>
          </table:table-cell>
          <table:covered-table-cell/>
          <table:table-cell table:number-columns-repeated="16379"/>
        </table:table-row>
        <table:table-row table:style-name="ro34">
          <table:table-cell table:style-name="ce1"/>
          <table:table-cell table:style-name="ce101"/>
          <table:table-cell office:value-type="string" table:style-name="ce106">
            <text:p>SG</text:p>
          </table:table-cell>
          <table:table-cell office:value-type="string" table:number-columns-spanned="2" table:number-rows-spanned="1" table:style-name="ce133">
            <text:p>Segunda etapa de educación secundaria. Orientación general<text:span text:style-name="T15"><text:s/>(códigos 31, 32 en CNED-2014), (código 32 en CNED-2000)</text:span></text:p>
          </table:table-cell>
          <table:covered-table-cell/>
          <table:table-cell table:number-columns-repeated="16379"/>
        </table:table-row>
        <table:table-row table:style-name="ro35">
          <table:table-cell table:style-name="ce1"/>
          <table:table-cell table:style-name="ce101"/>
          <table:table-cell office:value-type="string" table:style-name="ce106">
            <text:p>SP</text:p>
          </table:table-cell>
          <table:table-cell office:value-type="string" table:number-columns-spanned="2" table:number-rows-spanned="1" table:style-name="ce133">
            <text:p>Segunda etapa de educación secundaria. Orientación profesional (incluye educación postsecundaria no superior<text:s/><text:span text:style-name="T15">(códigos 33-35*, 36-37, 38***, 41 en CNED-2014), (códigos 33, 34 en CNED-2000)</text:span></text:p>
          </table:table-cell>
          <table:covered-table-cell/>
          <table:table-cell table:number-columns-repeated="16379"/>
        </table:table-row>
        <table:table-row table:style-name="ro36">
          <table:table-cell table:style-name="ce1"/>
          <table:table-cell table:style-name="ce101"/>
          <table:table-cell office:value-type="string" table:style-name="ce106">
            <text:p>SU</text:p>
          </table:table-cell>
          <table:table-cell office:value-type="string" table:number-columns-spanned="2" table:number-rows-spanned="1" table:style-name="ce133">
            <text:p>Educación superior<text:s/><text:span text:style-name="T15">(códigos 51, 52, 61-63, 71-75, 81 en CNED-2014), (códigos 50-52, 54-56, 59, 61 en CNED-2000)</text:span></text:p>
          </table:table-cell>
          <table:covered-table-cell/>
          <table:table-cell table:number-columns-repeated="16379"/>
        </table:table-row>
        <table:table-row table:style-name="ro4">
          <table:table-cell table:style-name="ce1"/>
          <table:table-cell table:style-name="ce101"/>
          <table:table-cell table:style-name="ce106"/>
          <table:table-cell table:style-name="ce107"/>
          <table:table-cell table:style-name="ce97"/>
          <table:table-cell table:number-columns-repeated="16379"/>
        </table:table-row>
        <table:table-row table:style-name="ro37">
          <table:table-cell table:style-name="ce1"/>
          <table:table-cell office:value-type="string" table:number-columns-spanned="4" table:number-rows-spanned="1" table:style-name="ce133">
            <text:p>En los resultados de estudios en curso reglados se produce una ruptura con la introducción de la nueva CNED 2014 pues gran parte de los estudios que con la CNED 2000 se consideraban no reglados, pasan a ser reglados con la nueva clasificación</text:p>
          </table:table-cell>
          <table:covered-table-cell table:number-columns-repeated="3"/>
          <table:table-cell table:number-columns-repeated="16379"/>
        </table:table-row>
        <table:table-row table:style-name="ro32">
          <table:table-cell table:number-columns-repeated="16384" table:style-name="ce1"/>
        </table:table-row>
        <table:table-row table:style-name="ro38">
          <table:table-cell table:style-name="ce1"/>
          <table:table-cell office:value-type="string" table:number-columns-spanned="4" table:number-rows-spanned="1" table:style-name="ce133">
            <text:p>** Desde el primer trimestre de 2003, se incluye en la CNED-2000 esta nueva categoría 36 garantía social / iniciación profesional que agrupa a las personas con una formación básica profesional que permite su inserción en el mercado laboral, pero que no han alcanzado los objetivos de la educación secundaria obligatoria (eso) y, por tanto, no se pueden clasificar</text:p>
          </table:table-cell>
          <table:covered-table-cell table:number-columns-repeated="3"/>
          <table:table-cell table:number-columns-repeated="16379"/>
        </table:table-row>
        <table:table-row table:style-name="ro39">
          <table:table-cell table:style-name="ce76"/>
          <table:table-cell office:value-type="string" table:number-columns-spanned="4" table:number-rows-spanned="1" table:style-name="ce133">
            <text:p>* Los estudios de las escuelas oficiales de idiomas pasan a clasificarse con la CNED 2014 <text:s/>como estudios reglados. En la CNED 2000 se consideraban no reglados.</text:p>
          </table:table-cell>
          <table:covered-table-cell table:number-columns-repeated="3"/>
          <table:table-cell table:number-columns-repeated="16379"/>
        </table:table-row>
        <table:table-row table:style-name="ro28">
          <table:table-cell table:style-name="ce76"/>
          <table:table-cell table:style-name="ce107"/>
          <table:table-cell table:number-columns-repeated="3" table:style-name="ce110"/>
          <table:table-cell table:number-columns-repeated="16379"/>
        </table:table-row>
        <table:table-row table:style-name="ro4">
          <table:table-cell table:style-name="ce76"/>
          <table:table-cell office:value-type="string" table:number-columns-spanned="4" table:number-rows-spanned="1" table:style-name="ce134">
            <text:p>***Desde el T2 de 2015 es válido también para esta variable el código 38</text:p>
          </table:table-cell>
          <table:covered-table-cell table:number-columns-repeated="3"/>
          <table:table-cell table:number-columns-repeated="16379"/>
        </table:table-row>
        <table:table-row table:style-name="ro4">
          <table:table-cell table:style-name="ce76"/>
          <table:table-cell table:number-columns-repeated="4" table:style-name="ce108"/>
          <table:table-cell table:number-columns-repeated="16379"/>
        </table:table-row>
        <table:table-row table:style-name="ro19">
          <table:table-cell table:style-name="ce76"/>
          <table:table-cell office:value-type="string" table:style-name="ce80">
            <text:p>Ha realizado algún curso de formación no reglada, durante las cuatro últimas semanas</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Todas las personas de 16 y más año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CURSNR</text:p>
          </table:table-cell>
          <table:table-cell table:style-name="ce77"/>
          <table:table-cell table:number-columns-repeated="16380" table:style-name="ce1"/>
        </table:table-row>
        <table:table-row table:style-name="ro4">
          <table:table-cell/>
          <table:table-cell office:value-type="string" table:style-name="ce77">
            <text:p>Valores:</text:p>
          </table:table-cell>
          <table:table-cell office:value-type="float" office:value="1" table:style-name="ce78">
            <text:p>1</text:p>
          </table:table-cell>
          <table:table-cell office:value-type="string" table:style-name="ce77">
            <text:p>Sí</text:p>
          </table:table-cell>
          <table:table-cell table:number-columns-repeated="16380" table:style-name="ce1"/>
        </table:table-row>
        <table:table-row table:style-name="ro4">
          <table:table-cell/>
          <table:table-cell table:style-name="ce77"/>
          <table:table-cell office:value-type="float" office:value="2" table:style-name="ce78">
            <text:p>2</text:p>
          </table:table-cell>
          <table:table-cell office:value-type="string" table:style-name="ce77">
            <text:p>Estudiante en vacaciones</text:p>
          </table:table-cell>
          <table:table-cell table:number-columns-repeated="16380" table:style-name="ce1"/>
        </table:table-row>
        <table:table-row table:style-name="ro4">
          <table:table-cell/>
          <table:table-cell table:style-name="ce77"/>
          <table:table-cell office:value-type="float" office:value="3" table:style-name="ce78">
            <text:p>3</text:p>
          </table:table-cell>
          <table:table-cell office:value-type="string" table:style-name="ce77">
            <text:p>No</text:p>
          </table:table-cell>
          <table:table-cell table:number-columns-repeated="16380" table:style-name="ce1"/>
        </table:table-row>
        <table:table-row table:style-name="ro4">
          <table:table-cell table:number-columns-repeated="16384"/>
        </table:table-row>
        <table:table-row table:style-name="ro4">
          <table:table-cell/>
          <table:table-cell office:value-type="string" table:style-name="ce80">
            <text:p>Nivel de estudios de la formación no reglada</text:p>
          </table:table-cell>
          <table:table-cell table:style-name="ce81"/>
          <table:table-cell table:style-name="ce80"/>
          <table:table-cell table:number-columns-repeated="16380" table:style-name="ce1"/>
        </table:table-row>
        <table:table-row table:style-name="ro4">
          <table:table-cell/>
          <table:table-cell office:value-type="string" table:style-name="ce78">
            <text:p>Filtro:</text:p>
          </table:table-cell>
          <table:table-cell office:value-type="string" table:number-columns-spanned="3" table:number-rows-spanned="1" table:style-name="ce133">
            <text:p>Todas las personas de 16 y más años que han realizado algún curso de formación no reglada en las 4 últimas semanas</text:p>
          </table:table-cell>
          <table:covered-table-cell table:number-columns-repeated="2"/>
          <table:table-cell table:number-columns-repeated="16379" table:style-name="ce1"/>
        </table:table-row>
        <table:table-row table:style-name="ro4">
          <table:table-cell/>
          <table:table-cell office:value-type="string" table:style-name="ce77">
            <text:p>Variable:</text:p>
          </table:table-cell>
          <table:table-cell office:value-type="string" table:style-name="ce82">
            <text:p>NCURNR</text:p>
          </table:table-cell>
          <table:table-cell table:style-name="ce77"/>
          <table:table-cell table:number-columns-repeated="16380" table:style-name="ce1"/>
        </table:table-row>
        <table:table-row table:style-name="ro4">
          <table:table-cell/>
          <table:table-cell office:value-type="string" table:style-name="ce101">
            <text:p>Valores:</text:p>
          </table:table-cell>
          <table:table-cell table:style-name="ce104"/>
          <table:table-cell office:value-type="string" table:style-name="ce104">
            <text:p>CNED 2014 (91-94) CNED 2000 (21-93)</text:p>
          </table:table-cell>
          <table:table-cell table:style-name="ce46"/>
          <table:table-cell table:number-columns-repeated="16379" table:style-name="ce1"/>
        </table:table-row>
        <table:table-row table:style-name="ro4">
          <table:table-cell/>
          <table:table-cell table:style-name="ce101"/>
          <table:table-cell table:number-columns-repeated="2" table:style-name="ce104"/>
          <table:table-cell table:style-name="ce46"/>
          <table:table-cell table:number-columns-repeated="16379" table:style-name="ce1"/>
        </table:table-row>
        <table:table-row table:style-name="ro40">
          <table:table-cell/>
          <table:table-cell table:style-name="ce101"/>
          <table:table-cell office:value-type="string" table:style-name="ce105">
            <text:p>ED</text:p>
          </table:table-cell>
          <table:table-cell office:value-type="string" table:number-columns-spanned="2" table:number-rows-spanned="1" table:style-name="ce135">
            <text:p>Programas de carácter no formal del sistema educativo y de preparación para pruebas de acceso (<text:span text:style-name="T16">códigos 91, 92 en CNED-2014), (códigos 35, 57 en CNED-2000)</text:span></text:p>
          </table:table-cell>
          <table:covered-table-cell/>
          <table:table-cell table:number-columns-repeated="2" table:style-name="ce111"/>
          <table:table-cell table:number-columns-repeated="16377"/>
        </table:table-row>
        <table:table-row table:style-name="ro27">
          <table:table-cell/>
          <table:table-cell table:style-name="ce101"/>
          <table:table-cell office:value-type="string" table:style-name="ce106">
            <text:p>EM</text:p>
          </table:table-cell>
          <table:table-cell office:value-type="string" table:number-columns-spanned="2" table:number-rows-spanned="1" table:style-name="ce135">
            <text:p>Programas de formación profesional para el empleo no conducentes a certificados de profesionalidad<text:s/><text:span text:style-name="T16">(código 93 en CNED-2014), (códigos 21, 31, 41, 53, 58, 91 en CNED-2000)</text:span></text:p>
          </table:table-cell>
          <table:covered-table-cell/>
          <table:table-cell table:number-columns-repeated="2" table:style-name="ce111"/>
          <table:table-cell table:number-columns-repeated="16377"/>
        </table:table-row>
        <table:table-row table:style-name="ro34">
          <table:table-cell/>
          <table:table-cell table:style-name="ce101"/>
          <table:table-cell office:value-type="string" table:style-name="ce106">
            <text:p>PE</text:p>
          </table:table-cell>
          <table:table-cell office:value-type="string" table:number-columns-spanned="2" table:number-rows-spanned="1" table:style-name="ce135">
            <text:p>Otros programas orientados a mejorar la formación personal y profesional<text:s/><text:span text:style-name="T16">(código 94 en CNED-2014), (códigos 92, 93* en CNED-2000)</text:span></text:p>
          </table:table-cell>
          <table:covered-table-cell/>
          <table:table-cell table:number-columns-repeated="2" table:style-name="ce111"/>
          <table:table-cell table:number-columns-repeated="16377"/>
        </table:table-row>
        <table:table-row table:style-name="ro29">
          <table:table-cell/>
          <table:table-cell office:value-type="string" table:number-columns-spanned="4" table:number-rows-spanned="1" table:style-name="ce133">
            <text:p>En los resultados de estudios en curso no reglados se produce una ruptura con la introducción de la nueva CNED 2014 pues gran parte de los estudios que con la CNED 2000 se consideraban no reglados, pasan a ser reglados con la nueva clasificación</text:p>
          </table:table-cell>
          <table:covered-table-cell table:number-columns-repeated="3"/>
          <table:table-cell table:number-columns-repeated="2" table:style-name="ce111"/>
          <table:table-cell table:number-columns-repeated="16377"/>
        </table:table-row>
        <table:table-row table:style-name="ro41">
          <table:table-cell/>
          <table:table-cell table:style-name="ce110"/>
          <table:table-cell table:style-name="ce112"/>
          <table:table-cell table:style-name="ce110"/>
          <table:table-cell table:number-columns-repeated="3" table:style-name="ce111"/>
          <table:table-cell table:number-columns-repeated="16377"/>
        </table:table-row>
        <table:table-row table:style-name="ro34">
          <table:table-cell/>
          <table:table-cell office:value-type="string" table:number-columns-spanned="4" table:number-rows-spanned="1" table:style-name="ce135">
            <text:p>* Los estudios clasificados en el código 93 de estudios en curso no reglados de la CNED 2000 no se contemplan en la CNED 2014</text:p>
          </table:table-cell>
          <table:covered-table-cell table:number-columns-repeated="3"/>
          <table:table-cell table:number-columns-repeated="2" table:style-name="ce111"/>
          <table:table-cell table:number-columns-repeated="16377"/>
        </table:table-row>
        <table:table-row table:style-name="ro28">
          <table:table-cell/>
          <table:table-cell table:style-name="ce110"/>
          <table:table-cell table:style-name="ce112"/>
          <table:table-cell table:style-name="ce110"/>
          <table:table-cell table:style-name="ce111"/>
          <table:table-cell table:number-columns-repeated="16379" table:style-name="ce1"/>
        </table:table-row>
        <table:table-row table:style-name="ro4">
          <table:table-cell table:style-name="ce76"/>
          <table:table-cell office:value-type="string" table:style-name="ce80">
            <text:p>Número de horas empleadas en la formación no reglada en las últimas cuatro semanas</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8">
            <text:p>Filtro:</text:p>
          </table:table-cell>
          <table:table-cell office:value-type="string" table:number-columns-spanned="3" table:number-rows-spanned="1" table:style-name="ce133">
            <text:p>Todas las personas de 16 y más años que han realizado algún curso de formación no reglada en las 4 últimas semanas</text:p>
          </table:table-cell>
          <table:covered-table-cell table:number-columns-repeated="2"/>
          <table:table-cell table:number-columns-repeated="16379"/>
        </table:table-row>
        <table:table-row table:style-name="ro42">
          <table:table-cell table:style-name="ce76"/>
          <table:table-cell office:value-type="string" table:style-name="ce77">
            <text:p>Variable:</text:p>
          </table:table-cell>
          <table:table-cell office:value-type="string" table:style-name="ce82">
            <text:p>HCURNR</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78">
            <text:p>0-400, 999</text:p>
          </table:table-cell>
          <table:table-cell office:value-type="string" table:style-name="ce77">
            <text:p>999= no sabe</text:p>
          </table:table-cell>
          <table:table-cell table:number-columns-repeated="16380" table:style-name="ce1"/>
        </table:table-row>
        <table:table-row table:style-name="ro4">
          <table:table-cell table:number-columns-repeated="16384"/>
        </table:table-row>
        <table:table-row table:style-name="ro19">
          <table:table-cell table:style-name="ce76"/>
          <table:table-cell office:value-type="string" table:style-name="ce73">
            <text:p>Trabajo en la semana de referencia</text:p>
          </table:table-cell>
          <table:table-cell table:style-name="ce74"/>
          <table:table-cell table:number-columns-repeated="2" table:style-name="ce75"/>
          <table:table-cell table:number-columns-repeated="16379"/>
        </table:table-row>
        <table:table-row table:style-name="ro4">
          <table:table-cell table:style-name="ce79"/>
          <table:table-cell table:style-name="ce77"/>
          <table:table-cell table:style-name="ce78"/>
          <table:table-cell table:style-name="ce77"/>
          <table:table-cell table:number-columns-repeated="16380" table:style-name="ce1"/>
        </table:table-row>
        <table:table-row table:style-name="ro28">
          <table:table-cell table:style-name="ce76"/>
          <table:table-cell office:value-type="string" table:style-name="ce80">
            <text:p>Trabajó a cambio de remuneración en la semana de referencia</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Todas las personas de 16 y más año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TRAREM</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77">
            <text:p>Sí</text:p>
          </table:table-cell>
          <table:table-cell table:number-columns-repeated="16380" table:style-name="ce1"/>
        </table:table-row>
        <table:table-row table:style-name="ro4">
          <table:table-cell table:style-name="ce76"/>
          <table:table-cell table:style-name="ce77"/>
          <table:table-cell office:value-type="float" office:value="6" table:style-name="ce78">
            <text:p>6</text:p>
          </table:table-cell>
          <table:table-cell office:value-type="string" table:style-name="ce77">
            <text:p>No</text:p>
          </table:table-cell>
          <table:table-cell table:number-columns-repeated="16380" table:style-name="ce1"/>
        </table:table-row>
        <table:table-row table:style-name="ro4">
          <table:table-cell table:number-columns-repeated="16384"/>
        </table:table-row>
        <table:table-row table:style-name="ro43">
          <table:table-cell table:style-name="ce76"/>
          <table:table-cell office:value-type="string" table:style-name="ce80">
            <text:p>Trabajó como 'ayuda familiar'</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113">
            <text:p>Todas las personas de 16 y más años que no trabajaron en la semana de referencia a cambio de remuneración</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AYUDFA</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77">
            <text:p>Sí</text:p>
          </table:table-cell>
          <table:table-cell table:number-columns-repeated="16380" table:style-name="ce1"/>
        </table:table-row>
        <table:table-row table:style-name="ro4">
          <table:table-cell table:style-name="ce76"/>
          <table:table-cell table:style-name="ce77"/>
          <table:table-cell office:value-type="float" office:value="6" table:style-name="ce78">
            <text:p>6</text:p>
          </table:table-cell>
          <table:table-cell office:value-type="string" table:style-name="ce77">
            <text:p>No</text:p>
          </table:table-cell>
          <table:table-cell table:number-columns-repeated="16380" table:style-name="ce1"/>
        </table:table-row>
        <table:table-row table:style-name="ro4">
          <table:table-cell table:number-columns-repeated="16384"/>
        </table:table-row>
        <table:table-row table:style-name="ro26">
          <table:table-cell table:style-name="ce76"/>
          <table:table-cell office:value-type="string" table:style-name="ce80">
            <text:p>Tenía un empleo del cual estuvo ausente en la semana de referencia</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113">
            <text:p>Todas las personas de 16 y más años que no trabajaron en la semana de referencia a cambio de remuneración</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AUSENT</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77">
            <text:p>Sí</text:p>
          </table:table-cell>
          <table:table-cell table:number-columns-repeated="16380" table:style-name="ce1"/>
        </table:table-row>
        <table:table-row table:style-name="ro4">
          <table:table-cell table:style-name="ce76"/>
          <table:table-cell table:style-name="ce77"/>
          <table:table-cell office:value-type="float" office:value="6" table:style-name="ce78">
            <text:p>6</text:p>
          </table:table-cell>
          <table:table-cell office:value-type="string" table:style-name="ce77">
            <text:p>No</text:p>
          </table:table-cell>
          <table:table-cell table:number-columns-repeated="16380" table:style-name="ce1"/>
        </table:table-row>
        <table:table-row table:style-name="ro4">
          <table:table-cell table:number-columns-repeated="16384"/>
        </table:table-row>
        <table:table-row table:style-name="ro44">
          <table:table-cell table:style-name="ce76"/>
          <table:table-cell office:value-type="string" table:style-name="ce80">
            <text:p>Razones por las que no trabajó, teniendo empleo</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8">
            <text:p>Filtro:</text:p>
          </table:table-cell>
          <table:table-cell office:value-type="string" table:number-columns-spanned="3" table:number-rows-spanned="1" table:style-name="ce133">
            <text:p>Todas las personas de 16 y más años que no trabajaron la semana de referencia, ni ayudan en el negocio familiar, y tenían empleo</text:p>
          </table:table-cell>
          <table:covered-table-cell table:number-columns-repeated="2"/>
          <table:table-cell table:number-columns-repeated="16379"/>
        </table:table-row>
        <table:table-row table:style-name="ro45">
          <table:table-cell table:style-name="ce76"/>
          <table:table-cell office:value-type="string" table:style-name="ce77">
            <text:p>Variable:</text:p>
          </table:table-cell>
          <table:table-cell office:value-type="string" table:style-name="ce82">
            <text:p>RZNOTB</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114">
            <text:p>- Vacaciones o dias de permiso</text:p>
          </table:table-cell>
          <table:table-cell table:number-columns-repeated="16380" table:style-name="ce1"/>
        </table:table-row>
        <table:table-row table:style-name="ro4">
          <table:table-cell table:style-name="ce76"/>
          <table:table-cell table:style-name="ce77"/>
          <table:table-cell office:value-type="float" office:value="2" table:style-name="ce78">
            <text:p>2</text:p>
          </table:table-cell>
          <table:table-cell office:value-type="string" table:style-name="ce114">
            <text:p>- Permiso por nacimiento de un hijo</text:p>
          </table:table-cell>
          <table:table-cell table:number-columns-repeated="16380" table:style-name="ce1"/>
        </table:table-row>
        <table:table-row table:style-name="ro4">
          <table:table-cell table:style-name="ce76"/>
          <table:table-cell table:style-name="ce77"/>
          <table:table-cell office:value-type="float" office:value="3" table:style-name="ce78">
            <text:p>3</text:p>
          </table:table-cell>
          <table:table-cell office:value-type="string" table:style-name="ce114">
            <text:p>- Excedencia por nacimiento de un hijo</text:p>
          </table:table-cell>
          <table:table-cell table:number-columns-repeated="16380" table:style-name="ce1"/>
        </table:table-row>
        <table:table-row table:style-name="ro4">
          <table:table-cell table:style-name="ce76"/>
          <table:table-cell table:style-name="ce77"/>
          <table:table-cell office:value-type="float" office:value="4" table:style-name="ce78">
            <text:p>4</text:p>
          </table:table-cell>
          <table:table-cell office:value-type="string" table:style-name="ce114">
            <text:p>- Enfermedad, accidente o incapacidad temporal del encuestado</text:p>
          </table:table-cell>
          <table:table-cell table:number-columns-repeated="16380" table:style-name="ce1"/>
        </table:table-row>
        <table:table-row table:style-name="ro4">
          <table:table-cell table:style-name="ce76"/>
          <table:table-cell table:style-name="ce77"/>
          <table:table-cell office:value-type="float" office:value="5" table:style-name="ce78">
            <text:p>5</text:p>
          </table:table-cell>
          <table:table-cell office:value-type="string" table:style-name="ce114">
            <text:p>- Jornada de verano, horario variable, flexible o similar</text:p>
          </table:table-cell>
          <table:table-cell table:number-columns-repeated="16380" table:style-name="ce1"/>
        </table:table-row>
        <table:table-row table:style-name="ro4">
          <table:table-cell table:style-name="ce76"/>
          <table:table-cell table:style-name="ce77"/>
          <table:table-cell office:value-type="float" office:value="6" table:style-name="ce78">
            <text:p>6</text:p>
          </table:table-cell>
          <table:table-cell office:value-type="string" table:style-name="ce114">
            <text:p>- Actividades de representación sindical</text:p>
          </table:table-cell>
          <table:table-cell table:number-columns-repeated="16380" table:style-name="ce1"/>
        </table:table-row>
        <table:table-row table:style-name="ro4">
          <table:table-cell table:style-name="ce76"/>
          <table:table-cell table:style-name="ce77"/>
          <table:table-cell office:value-type="float" office:value="7" table:style-name="ce78">
            <text:p>7</text:p>
          </table:table-cell>
          <table:table-cell office:value-type="string" table:style-name="ce114">
            <text:p>- Nuevo empleo en el que aún no había empezado a trabajar</text:p>
          </table:table-cell>
          <table:table-cell table:number-columns-repeated="16380" table:style-name="ce1"/>
        </table:table-row>
        <table:table-row table:style-name="ro4">
          <table:table-cell table:style-name="ce76"/>
          <table:table-cell table:style-name="ce77"/>
          <table:table-cell office:value-type="float" office:value="8" table:style-name="ce78">
            <text:p>8</text:p>
          </table:table-cell>
          <table:table-cell office:value-type="string" table:style-name="ce114">
            <text:p>- Fijo discontinuo o trabajador estacional en la época de menor actividad</text:p>
          </table:table-cell>
          <table:table-cell table:number-columns-repeated="16380" table:style-name="ce1"/>
        </table:table-row>
        <table:table-row table:style-name="ro31">
          <table:table-cell table:style-name="ce76"/>
          <table:table-cell table:style-name="ce77"/>
          <table:table-cell office:value-type="float" office:value="9" table:style-name="ce78">
            <text:p>9</text:p>
          </table:table-cell>
          <table:table-cell office:value-type="string" table:style-name="ce114">
            <text:p>- Mal tiempo</text:p>
          </table:table-cell>
          <table:table-cell table:number-columns-repeated="16380" table:style-name="ce1"/>
        </table:table-row>
        <table:table-row table:style-name="ro4">
          <table:table-cell table:style-name="ce76"/>
          <table:table-cell table:style-name="ce77"/>
          <table:table-cell office:value-type="float" office:value="10" table:style-name="ce78">
            <text:p>10</text:p>
          </table:table-cell>
          <table:table-cell office:value-type="string" table:style-name="ce114">
            <text:p>- Paro parcial por razones técnicas o económicas</text:p>
          </table:table-cell>
          <table:table-cell table:number-columns-repeated="16380" table:style-name="ce1"/>
        </table:table-row>
        <table:table-row table:style-name="ro4">
          <table:table-cell table:style-name="ce76"/>
          <table:table-cell table:style-name="ce77"/>
          <table:table-cell office:value-type="float" office:value="11" table:style-name="ce78">
            <text:p>11</text:p>
          </table:table-cell>
          <table:table-cell office:value-type="string" table:style-name="ce114">
            <text:p>- Se encuentra en expediente de regulación de empleo</text:p>
          </table:table-cell>
          <table:table-cell table:number-columns-repeated="16380" table:style-name="ce1"/>
        </table:table-row>
        <table:table-row table:style-name="ro4">
          <table:table-cell table:style-name="ce76"/>
          <table:table-cell table:style-name="ce77"/>
          <table:table-cell office:value-type="float" office:value="12" table:style-name="ce78">
            <text:p>12</text:p>
          </table:table-cell>
          <table:table-cell office:value-type="string" table:style-name="ce114">
            <text:p>- Huelga o conflicto laboral</text:p>
          </table:table-cell>
          <table:table-cell table:number-columns-repeated="16380" table:style-name="ce1"/>
        </table:table-row>
        <table:table-row table:style-name="ro4">
          <table:table-cell table:style-name="ce76"/>
          <table:table-cell table:style-name="ce77"/>
          <table:table-cell office:value-type="float" office:value="13" table:style-name="ce78">
            <text:p>13</text:p>
          </table:table-cell>
          <table:table-cell office:value-type="string" table:style-name="ce114">
            <text:p>- Haber recibido enseñanza o formación fuera del establecimiento</text:p>
          </table:table-cell>
          <table:table-cell table:number-columns-repeated="16380" table:style-name="ce1"/>
        </table:table-row>
        <table:table-row table:style-name="ro4">
          <table:table-cell table:style-name="ce76"/>
          <table:table-cell table:style-name="ce77"/>
          <table:table-cell office:value-type="float" office:value="14" table:style-name="ce78">
            <text:p>14</text:p>
          </table:table-cell>
          <table:table-cell office:value-type="string" table:style-name="ce114">
            <text:p>- Razones personales o responsabilidades familiares</text:p>
          </table:table-cell>
          <table:table-cell table:number-columns-repeated="16380" table:style-name="ce1"/>
        </table:table-row>
        <table:table-row table:style-name="ro4">
          <table:table-cell table:style-name="ce76"/>
          <table:table-cell table:style-name="ce77"/>
          <table:table-cell office:value-type="float" office:value="15" table:style-name="ce78">
            <text:p>15</text:p>
          </table:table-cell>
          <table:table-cell office:value-type="string" table:style-name="ce114">
            <text:p>- Otras razones</text:p>
          </table:table-cell>
          <table:table-cell table:number-columns-repeated="16380" table:style-name="ce1"/>
        </table:table-row>
        <table:table-row table:style-name="ro4">
          <table:table-cell table:style-name="ce76"/>
          <table:table-cell table:style-name="ce77"/>
          <table:table-cell office:value-type="float" office:value="0" table:style-name="ce78">
            <text:p>0</text:p>
          </table:table-cell>
          <table:table-cell office:value-type="string" table:style-name="ce114">
            <text:p>- No sabe</text:p>
          </table:table-cell>
          <table:table-cell table:number-columns-repeated="16380" table:style-name="ce1"/>
        </table:table-row>
        <table:table-row table:style-name="ro4">
          <table:table-cell table:number-columns-repeated="16384"/>
        </table:table-row>
        <table:table-row table:style-name="ro26">
          <table:table-cell table:style-name="ce76"/>
          <table:table-cell office:value-type="string" table:style-name="ce80">
            <text:p>Vinculación con el empleo</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101">
            <text:p>Filtro:</text:p>
          </table:table-cell>
          <table:table-cell office:value-type="string" table:style-name="ce102">
            <text:p>Personas que tenían un empleo del cual estaban ausentes la semana de referencia</text:p>
          </table:table-cell>
          <table:table-cell table:style-name="ce101"/>
          <table:table-cell table:style-name="ce46"/>
          <table:table-cell table:number-columns-repeated="16379"/>
        </table:table-row>
        <table:table-row table:style-name="ro4">
          <table:table-cell table:style-name="ce87"/>
          <table:table-cell office:value-type="string" table:style-name="ce101">
            <text:p>Variable:</text:p>
          </table:table-cell>
          <table:table-cell office:value-type="string" table:style-name="ce103">
            <text:p>VINCUL</text:p>
          </table:table-cell>
          <table:table-cell table:number-columns-repeated="2" table:style-name="ce101"/>
          <table:table-cell table:number-columns-repeated="16379"/>
        </table:table-row>
        <table:table-row table:style-name="ro4">
          <table:table-cell table:style-name="ce87"/>
          <table:table-cell office:value-type="string" table:style-name="ce101">
            <text:p>Valores:</text:p>
          </table:table-cell>
          <table:table-cell office:value-type="string" table:style-name="ce104">
            <text:p>01</text:p>
          </table:table-cell>
          <table:table-cell office:value-type="string" table:number-columns-spanned="2" table:number-rows-spanned="1" table:style-name="ce133">
            <text:p>Trabajador (por cuenta propia o cuenta ajena) ausente por vacaciones o enfermedad</text:p>
          </table:table-cell>
          <table:covered-table-cell/>
          <table:table-cell table:number-columns-repeated="16379"/>
        </table:table-row>
        <table:table-row table:style-name="ro28">
          <table:table-cell table:style-name="ce87"/>
          <table:table-cell table:style-name="ce101"/>
          <table:table-cell office:value-type="string" table:style-name="ce104">
            <text:p>02</text:p>
          </table:table-cell>
          <table:table-cell office:value-type="string" table:style-name="ce101">
            <text:p>Permiso por nacimiento de un hijo</text:p>
          </table:table-cell>
          <table:table-cell table:style-name="ce46"/>
          <table:table-cell table:number-columns-repeated="16379"/>
        </table:table-row>
        <table:table-row table:style-name="ro4">
          <table:table-cell table:style-name="ce87"/>
          <table:table-cell table:style-name="ce101"/>
          <table:table-cell office:value-type="string" table:style-name="ce104">
            <text:p>03</text:p>
          </table:table-cell>
          <table:table-cell office:value-type="string" table:style-name="ce101">
            <text:p>Trabajador por cuenta propia</text:p>
          </table:table-cell>
          <table:table-cell table:style-name="ce46"/>
          <table:table-cell table:number-columns-repeated="16379"/>
        </table:table-row>
        <table:table-row table:style-name="ro4">
          <table:table-cell table:style-name="ce87"/>
          <table:table-cell table:style-name="ce101"/>
          <table:table-cell office:value-type="string" table:style-name="ce104">
            <text:p>04</text:p>
          </table:table-cell>
          <table:table-cell office:value-type="string" table:style-name="ce101">
            <text:p>Ayuda familiar que se reincorporará como máximo en tres meses</text:p>
          </table:table-cell>
          <table:table-cell table:style-name="ce46"/>
          <table:table-cell table:number-columns-repeated="16379"/>
        </table:table-row>
        <table:table-row table:style-name="ro28">
          <table:table-cell table:style-name="ce87"/>
          <table:table-cell table:style-name="ce101"/>
          <table:table-cell office:value-type="string" table:style-name="ce104">
            <text:p>05</text:p>
          </table:table-cell>
          <table:table-cell office:value-type="string" table:number-columns-spanned="2" table:number-rows-spanned="1" table:style-name="ce133">
            <text:p>Asalariado y otros trabajadores por cuenta ajena con vínculo fuerte con el empleo (la duración de la ausencia es como máximo tres meses o, siendo superior, recibe al menos el 50% del salario)</text:p>
          </table:table-cell>
          <table:covered-table-cell/>
          <table:table-cell table:number-columns-repeated="16379"/>
        </table:table-row>
        <table:table-row table:style-name="ro37">
          <table:table-cell table:style-name="ce87"/>
          <table:table-cell table:style-name="ce101"/>
          <table:table-cell office:value-type="string" table:style-name="ce104">
            <text:p>06</text:p>
          </table:table-cell>
          <table:table-cell office:value-type="string" table:number-columns-spanned="2" table:number-rows-spanned="1" table:style-name="ce133">
            <text:p>Asalariado y otros trabajadores por cuenta ajena con vínculo débil con el empleo (la duración de la ausencia es superior <text:s/>a tres meses y recibe menos del 50% del salario) o no tiene garantía de volver a incorporarse</text:p>
          </table:table-cell>
          <table:covered-table-cell/>
          <table:table-cell table:number-columns-repeated="16379"/>
        </table:table-row>
        <table:table-row table:style-name="ro46">
          <table:table-cell table:style-name="ce87"/>
          <table:table-cell table:style-name="ce101"/>
          <table:table-cell office:value-type="string" table:style-name="ce104">
            <text:p>07</text:p>
          </table:table-cell>
          <table:table-cell office:value-type="string" table:number-columns-spanned="2" table:number-rows-spanned="1" table:style-name="ce133">
            <text:p>Ayudas familiares que se incorporaran al trabajo después de tres meses</text:p>
          </table:table-cell>
          <table:covered-table-cell/>
          <table:table-cell table:number-columns-repeated="16379"/>
        </table:table-row>
        <table:table-row table:style-name="ro26">
          <table:table-cell table:style-name="ce87"/>
          <table:table-cell table:style-name="ce101"/>
          <table:table-cell office:value-type="string" table:style-name="ce104">
            <text:p>08</text:p>
          </table:table-cell>
          <table:table-cell office:value-type="string" table:number-columns-spanned="2" table:number-rows-spanned="1" table:style-name="ce133">
            <text:p>Nuevo empleo al que no se ha incorporado o fijo discontinuo en época de menor actividad</text:p>
          </table:table-cell>
          <table:covered-table-cell/>
          <table:table-cell table:number-columns-repeated="16379"/>
        </table:table-row>
        <table:table-row table:style-name="ro41">
          <table:table-cell table:style-name="ce87"/>
          <table:table-cell table:style-name="ce101"/>
          <table:table-cell table:style-name="ce104"/>
          <table:table-cell table:style-name="ce107"/>
          <table:table-cell table:style-name="ce97"/>
          <table:table-cell table:number-columns-repeated="16379"/>
        </table:table-row>
        <table:table-row table:style-name="ro47">
          <table:table-cell table:style-name="ce87"/>
          <table:table-cell office:value-type="string" table:style-name="ce80">
            <text:p>Ha encontrado empleo</text:p>
          </table:table-cell>
          <table:table-cell table:style-name="ce81"/>
          <table:table-cell table:style-name="ce115"/>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Personas de 16 a 74 años sin empleo que no han trabajado en la semana de referencia</text:p>
          </table:table-cell>
          <table:table-cell table:style-name="ce90"/>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NUEVEM</text:p>
          </table:table-cell>
          <table:table-cell table:style-name="ce90"/>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90">
            <text:p>Sí, se incorporará en un plazo inferior o igual a <text:s/>tres meses</text:p>
          </table:table-cell>
          <table:table-cell table:number-columns-repeated="16380" table:style-name="ce1"/>
        </table:table-row>
        <table:table-row table:style-name="ro4">
          <table:table-cell table:style-name="ce76"/>
          <table:table-cell table:style-name="ce77"/>
          <table:table-cell office:value-type="float" office:value="2" table:style-name="ce78">
            <text:p>2</text:p>
          </table:table-cell>
          <table:table-cell office:value-type="string" table:style-name="ce90">
            <text:p>Sí, se incorporará en un plazo superior a tres meses</text:p>
          </table:table-cell>
          <table:table-cell table:number-columns-repeated="16380" table:style-name="ce1"/>
        </table:table-row>
        <table:table-row table:style-name="ro4">
          <table:table-cell table:style-name="ce76"/>
          <table:table-cell table:style-name="ce77"/>
          <table:table-cell office:value-type="float" office:value="3" table:style-name="ce78">
            <text:p>3</text:p>
          </table:table-cell>
          <table:table-cell office:value-type="string" table:style-name="ce90">
            <text:p>No</text:p>
          </table:table-cell>
          <table:table-cell table:number-columns-repeated="16380" table:style-name="ce1"/>
        </table:table-row>
        <table:table-row table:style-name="ro4">
          <table:table-cell table:style-name="ce76"/>
          <table:table-cell table:style-name="ce101"/>
          <table:table-cell table:style-name="ce104"/>
          <table:table-cell table:style-name="ce107"/>
          <table:table-cell table:style-name="ce97"/>
          <table:table-cell table:number-columns-repeated="16379"/>
        </table:table-row>
        <table:table-row table:style-name="ro48">
          <table:table-cell table:style-name="ce87"/>
          <table:table-cell office:value-type="string" table:style-name="ce116">
            <text:p>Datos del empleo principal</text:p>
          </table:table-cell>
          <table:table-cell table:style-name="ce74"/>
          <table:table-cell table:style-name="ce75"/>
          <table:table-cell table:style-name="ce98"/>
          <table:table-cell table:number-columns-repeated="16379"/>
        </table:table-row>
        <table:table-row table:style-name="ro4">
          <table:table-cell table:style-name="ce79"/>
          <table:table-cell table:style-name="ce77"/>
          <table:table-cell table:style-name="ce78"/>
          <table:table-cell table:style-name="ce77"/>
          <table:table-cell table:number-columns-repeated="16380" table:style-name="ce1"/>
        </table:table-row>
        <table:table-row table:style-name="ro4">
          <table:table-cell table:style-name="ce76"/>
          <table:table-cell office:value-type="string" table:style-name="ce80">
            <text:p>Ocupación principal</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Todas las personas de 16 y más años que trabajaron o tenían empleo la semana de referencia</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OCUP</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83">
            <text:p>"</text:p>
          </table:table-cell>
          <table:table-cell office:value-type="string" table:style-name="ce77">
            <text:p>Blanco</text:p>
          </table:table-cell>
          <table:table-cell table:number-columns-repeated="16380" table:style-name="ce1"/>
        </table:table-row>
        <table:table-row table:style-name="ro41">
          <table:table-cell table:style-name="ce76"/>
          <table:table-cell table:style-name="ce77"/>
          <table:table-cell office:value-type="float" office:value="0" table:style-name="ce117">
            <text:p>0</text:p>
          </table:table-cell>
          <table:table-cell office:value-type="string" table:style-name="ce77">
            <text:p>Ocupaciones militares<text:s/><text:span text:style-name="T15">(códigos CNO-2011)</text:span><text:span text:style-name="T14">. Fuerzas armadas (</text:span><text:span text:style-name="T15">códigos CNO-1994</text:span><text:span text:style-name="T14">)</text:span></text:p>
          </table:table-cell>
          <table:table-cell table:number-columns-repeated="16380" table:style-name="ce1"/>
        </table:table-row>
        <table:table-row table:style-name="ro49">
          <table:table-cell table:style-name="ce76"/>
          <table:table-cell table:style-name="ce77"/>
          <table:table-cell office:value-type="float" office:value="1" table:style-name="ce118">
            <text:p>1</text:p>
          </table:table-cell>
          <table:table-cell office:value-type="string" table:number-columns-spanned="2" table:number-rows-spanned="1" table:style-name="ce133">
            <text:p>Directores y gerentes<text:span text:style-name="T15"><text:s/>(códigos CNO-2011)</text:span><text:span text:style-name="T14">. Dirección de las empresas y de las Administraciones Públicas<text:s/></text:span><text:span text:style-name="T15">(códigos CNO-1994)</text:span></text:p>
          </table:table-cell>
          <table:covered-table-cell/>
          <table:table-cell table:number-columns-repeated="16379"/>
        </table:table-row>
        <table:table-row table:style-name="ro28">
          <table:table-cell table:style-name="ce76"/>
          <table:table-cell table:style-name="ce77"/>
          <table:table-cell office:value-type="string" table:style-name="ce118">
            <text:p>2</text:p>
          </table:table-cell>
          <table:table-cell office:value-type="string" table:style-name="ce77">
            <text:p>Técnicos y Profesionales científicos e intelectuales<text:s/><text:span text:style-name="T15">(códigos CNO-2011)</text:span></text:p>
          </table:table-cell>
          <table:table-cell table:number-columns-repeated="16380" table:style-name="ce1"/>
        </table:table-row>
        <table:table-row table:style-name="ro4">
          <table:table-cell table:style-name="ce76"/>
          <table:table-cell table:style-name="ce77"/>
          <table:table-cell office:value-type="string" table:style-name="ce118">
            <text:p>3</text:p>
          </table:table-cell>
          <table:table-cell office:value-type="string" table:style-name="ce77">
            <text:p>Técnicos y Profesionales de apoyo<text:s/><text:span text:style-name="T15">(códigos CNO-2011)</text:span></text:p>
          </table:table-cell>
          <table:table-cell table:number-columns-repeated="16380" table:style-name="ce1"/>
        </table:table-row>
        <table:table-row table:style-name="ro50">
          <table:table-cell table:style-name="ce76"/>
          <table:table-cell table:style-name="ce77"/>
          <table:table-cell office:value-type="float" office:value="4" table:style-name="ce118">
            <text:p>4</text:p>
          </table:table-cell>
          <table:table-cell office:value-type="string" table:number-columns-spanned="2" table:number-rows-spanned="1" table:style-name="ce133">
            <text:p>Empleados contables, administrativos y otros empleados de oficina<text:s/><text:span text:style-name="T15">(códigos CNO-2011)</text:span><text:span text:style-name="T14">. Empleados de tipo administrativo</text:span><text:span text:style-name="T15"><text:s/>(códigos CNO-1994)</text:span></text:p>
          </table:table-cell>
          <table:covered-table-cell/>
          <table:table-cell table:number-columns-repeated="16379"/>
        </table:table-row>
        <table:table-row table:style-name="ro42">
          <table:table-cell table:style-name="ce76"/>
          <table:table-cell table:style-name="ce77"/>
          <table:table-cell office:value-type="string" table:style-name="ce118">
            <text:p>5</text:p>
          </table:table-cell>
          <table:table-cell office:value-type="string" table:number-columns-spanned="2" table:number-rows-spanned="1" table:style-name="ce133">
            <text:p>Trabajadores de servicios de restauración, personales, protección y vendedores de comercio<text:s/><text:span text:style-name="T15">(códigos CNO-2011)</text:span></text:p>
          </table:table-cell>
          <table:covered-table-cell/>
          <table:table-cell table:number-columns-repeated="16379"/>
        </table:table-row>
        <table:table-row table:style-name="ro42">
          <table:table-cell table:style-name="ce76"/>
          <table:table-cell table:style-name="ce77"/>
          <table:table-cell office:value-type="float" office:value="6" table:style-name="ce118">
            <text:p>6</text:p>
          </table:table-cell>
          <table:table-cell office:value-type="string" table:number-columns-spanned="2" table:number-rows-spanned="1" table:style-name="ce133">
            <text:p>Trabajadores cualificados en el sector agrícola, ganadero, forestal y pesquero<text:s/><text:span text:style-name="T15">(códigos CNO-2011)</text:span><text:span text:style-name="T14">.Trabajadores cualificados en la agricultura y en la pesca</text:span><text:span text:style-name="T15"><text:s/>(códigos CNO-1994)</text:span></text:p>
          </table:table-cell>
          <table:covered-table-cell/>
          <table:table-cell table:number-columns-repeated="16379"/>
        </table:table-row>
        <table:table-row table:style-name="ro51">
          <table:table-cell table:style-name="ce76"/>
          <table:table-cell table:style-name="ce77"/>
          <table:table-cell office:value-type="float" office:value="7" table:style-name="ce118">
            <text:p>7</text:p>
          </table:table-cell>
          <table:table-cell office:value-type="string" table:number-columns-spanned="2" table:number-rows-spanned="1" table:style-name="ce133">
            <text:p>Artesanos y trabajadores cualificados de las industrias manufactureras y la construcción (excepto operadores de instalaciones y maquinaria<text:s/><text:span text:style-name="T15">(códigos CNO-2011)</text:span><text:span text:style-name="T14">. Artesanos y trabajadores cualificados de las industrias manufactureras, la construcción, y la minería, excepto operadores de instalaciones y maquinaria (códigos CNO-1994)</text:span></text:p>
          </table:table-cell>
          <table:covered-table-cell/>
          <table:table-cell table:number-columns-repeated="16379"/>
        </table:table-row>
        <table:table-row table:style-name="ro52">
          <table:table-cell table:style-name="ce76"/>
          <table:table-cell table:style-name="ce77"/>
          <table:table-cell office:value-type="string" table:style-name="ce118">
            <text:p>8</text:p>
          </table:table-cell>
          <table:table-cell office:value-type="string" table:style-name="ce77">
            <text:p>Operadores de instalaciones y maquinaria, y montadores<text:s/><text:span text:style-name="T15">(códigos CNO-2011)</text:span></text:p>
          </table:table-cell>
          <table:table-cell table:number-columns-repeated="16380" table:style-name="ce1"/>
        </table:table-row>
        <table:table-row table:style-name="ro34">
          <table:table-cell table:style-name="ce76"/>
          <table:table-cell table:style-name="ce77"/>
          <table:table-cell office:value-type="float" office:value="9" table:style-name="ce118">
            <text:p>9</text:p>
          </table:table-cell>
          <table:table-cell office:value-type="string" table:number-columns-spanned="2" table:number-rows-spanned="1" table:style-name="ce133">
            <text:p>Ocupaciones elementales<text:s/><text:span text:style-name="T15">(códigos CNO-2011).</text:span><text:span text:style-name="T14"><text:s/>Trabajadores no cualificados</text:span><text:span text:style-name="T15"><text:s/>(códigos CNO-1994)</text:span></text:p>
          </table:table-cell>
          <table:covered-table-cell/>
          <table:table-cell table:number-columns-repeated="16379"/>
        </table:table-row>
        <table:table-row table:style-name="ro31">
          <table:table-cell/>
          <table:table-cell table:style-name="ce77"/>
          <table:table-cell table:style-name="ce78"/>
          <table:table-cell table:style-name="ce77"/>
          <table:table-cell table:number-columns-repeated="16380" table:style-name="ce1"/>
        </table:table-row>
        <table:table-row table:style-name="ro4">
          <table:table-cell/>
          <table:table-cell office:value-type="string" table:number-columns-spanned="4" table:number-rows-spanned="1" table:style-name="ce132">
            <text:p>Categorías generadas a partir de T1-2011 con códigos según CNO 2011</text:p>
          </table:table-cell>
          <table:covered-table-cell table:number-columns-repeated="3"/>
          <table:table-cell table:number-columns-repeated="16379" table:style-name="ce1"/>
        </table:table-row>
        <table:table-row table:style-name="ro4">
          <table:table-cell table:number-columns-repeated="16384"/>
        </table:table-row>
        <table:table-row table:style-name="ro4">
          <table:table-cell/>
          <table:table-cell office:value-type="string" table:style-name="ce80">
            <text:p>Actividad del establecimiento en el que trabaja</text:p>
          </table:table-cell>
          <table:table-cell table:style-name="ce81"/>
          <table:table-cell table:style-name="ce80"/>
          <table:table-cell table:number-columns-repeated="16380" table:style-name="ce1"/>
        </table:table-row>
        <table:table-row table:style-name="ro4">
          <table:table-cell/>
          <table:table-cell office:value-type="string" table:style-name="ce77">
            <text:p>Filtro:</text:p>
          </table:table-cell>
          <table:table-cell office:value-type="string" table:style-name="ce78">
            <text:p>Todas las personas de 16 y más años que trabajaron o tenían empleo la semana de referencia</text:p>
          </table:table-cell>
          <table:table-cell table:style-name="ce77"/>
          <table:table-cell table:number-columns-repeated="16380" table:style-name="ce1"/>
        </table:table-row>
        <table:table-row table:style-name="ro4">
          <table:table-cell/>
          <table:table-cell office:value-type="string" table:style-name="ce77">
            <text:p>Variable:</text:p>
          </table:table-cell>
          <table:table-cell office:value-type="string" table:style-name="ce82">
            <text:p>ACT</text:p>
          </table:table-cell>
          <table:table-cell table:style-name="ce77"/>
          <table:table-cell table:number-columns-repeated="16380" table:style-name="ce1"/>
        </table:table-row>
        <table:table-row table:style-name="ro4">
          <table:table-cell/>
          <table:table-cell office:value-type="string" table:style-name="ce77">
            <text:p>Valores:</text:p>
          </table:table-cell>
          <table:table-cell office:value-type="string" table:style-name="ce83">
            <text:p>"</text:p>
          </table:table-cell>
          <table:table-cell office:value-type="string" table:style-name="ce77">
            <text:p>Blanco</text:p>
          </table:table-cell>
          <table:table-cell table:number-columns-repeated="16380" table:style-name="ce1"/>
        </table:table-row>
        <table:table-row table:style-name="ro42">
          <table:table-cell/>
          <table:table-cell table:style-name="ce77"/>
          <table:table-cell office:value-type="float" office:value="0" table:style-name="ce83">
            <text:p>0</text:p>
          </table:table-cell>
          <table:table-cell office:value-type="string" table:number-columns-spanned="2" table:number-rows-spanned="1" table:style-name="ce133">
            <text:p>Agricultura, ganadería, silvicultura y pesca<text:s/><text:span text:style-name="T15">(códigos CNAE-09: 01, 02 y 03</text:span><text:span text:style-name="T14">),</text:span><text:span text:style-name="T15"><text:s/>(códigos CNAE-93: 01, 02 y 05)</text:span></text:p>
          </table:table-cell>
          <table:covered-table-cell/>
          <table:table-cell table:number-columns-repeated="16379" table:style-name="ce1"/>
        </table:table-row>
        <table:table-row table:style-name="ro50">
          <table:table-cell/>
          <table:table-cell table:style-name="ce77"/>
          <table:table-cell office:value-type="float" office:value="1" table:style-name="ce83">
            <text:p>1</text:p>
          </table:table-cell>
          <table:table-cell office:value-type="string" table:number-columns-spanned="2" table:number-rows-spanned="1" table:style-name="ce133">
            <text:p>Industria de la alimentación, textil, cuero, madera y papel<text:s/><text:span text:style-name="T15">(códigos CNAE-09: del 10 al 18)</text:span><text:span text:style-name="T14">,<text:s/></text:span><text:span text:style-name="T15">(códigos CNAE-93 del 15 al 22)</text:span></text:p>
          </table:table-cell>
          <table:covered-table-cell/>
          <table:table-cell table:number-columns-repeated="16379" table:style-name="ce1"/>
        </table:table-row>
        <table:table-row table:style-name="ro51">
          <table:table-cell/>
          <table:table-cell table:style-name="ce77"/>
          <table:table-cell office:value-type="float" office:value="2" table:style-name="ce83">
            <text:p>2</text:p>
          </table:table-cell>
          <table:table-cell office:value-type="string" table:number-columns-spanned="2" table:number-rows-spanned="1" table:style-name="ce133">
            <text:p>Industrias extractivas, refino de petróleo, industria química, farmaceutica, industria del caucho y materias plásticas, suministro energía eléctrica, gas, vapor y aire acondicionado, suministro de agua, gestión de residuos. Metalurgia<text:s/><text:span text:style-name="T15">(códigos CNAE-09: del 05 al 09, del 19 al 25, 35 y del 36 al 39), (códigos CNAE-93: del 10 al 14, del 23 al 28, 40 y 41)</text:span></text:p>
          </table:table-cell>
          <table:covered-table-cell/>
          <table:table-cell table:number-columns-repeated="16379" table:style-name="ce1"/>
        </table:table-row>
        <table:table-row table:style-name="ro34">
          <table:table-cell/>
          <table:table-cell table:style-name="ce77"/>
          <table:table-cell office:value-type="float" office:value="3" table:style-name="ce83">
            <text:p>3</text:p>
          </table:table-cell>
          <table:table-cell office:value-type="string" table:number-columns-spanned="2" table:number-rows-spanned="1" table:style-name="ce133">
            <text:p>Construcción de maquinaria, equipo eléctrico y material de transporte. Instalación y reparación industrial<text:s/><text:span text:style-name="T15">(códigos CNAE-09 del 26 al 33)</text:span><text:span text:style-name="T14">,<text:s/></text:span><text:span text:style-name="T15">(códigos CNAE-93 del 29 al 37)</text:span></text:p>
          </table:table-cell>
          <table:covered-table-cell/>
          <table:table-cell table:number-columns-repeated="16379" table:style-name="ce1"/>
        </table:table-row>
        <table:table-row table:style-name="ro31">
          <table:table-cell/>
          <table:table-cell table:style-name="ce77"/>
          <table:table-cell office:value-type="float" office:value="4" table:style-name="ce83">
            <text:p>4</text:p>
          </table:table-cell>
          <table:table-cell office:value-type="string" table:style-name="ce77">
            <text:p>Construcción<text:s/><text:span text:style-name="T15">(códigos CNAE-09: del 41 al 43)</text:span><text:span text:style-name="T14">,</text:span><text:span text:style-name="T15"><text:s/>(código CNAE-93: 45)</text:span></text:p>
          </table:table-cell>
          <table:table-cell table:number-columns-repeated="16380" table:style-name="ce1"/>
        </table:table-row>
        <table:table-row table:style-name="ro42">
          <table:table-cell/>
          <table:table-cell table:style-name="ce77"/>
          <table:table-cell office:value-type="float" office:value="5" table:style-name="ce83">
            <text:p>5</text:p>
          </table:table-cell>
          <table:table-cell office:value-type="string" table:number-columns-spanned="2" table:number-rows-spanned="1" table:style-name="ce133">
            <text:p>Comercio al por mayor y al por menor y sus instalaciones y reparaciones. Reparación de automóviles, hostelería<text:span text:style-name="T15"><text:s/>(códigos CNAE-09: del 45 al 47, 55 y 56),<text:s/></text:span><text:span text:style-name="T14">(códigos CNAE-93: 50, 51, 52 y 55)</text:span></text:p>
          </table:table-cell>
          <table:covered-table-cell/>
          <table:table-cell table:number-columns-repeated="16379" table:style-name="ce1"/>
        </table:table-row>
        <table:table-row table:style-name="ro40">
          <table:table-cell/>
          <table:table-cell table:style-name="ce77"/>
          <table:table-cell office:value-type="float" office:value="6" table:style-name="ce83">
            <text:p>6</text:p>
          </table:table-cell>
          <table:table-cell office:value-type="string" table:number-columns-spanned="2" table:number-rows-spanned="1" table:style-name="ce133">
            <text:p>Transporte y almacenamiento. Información y comunicaciones<text:s/><text:span text:style-name="T15">(códigos CNAE-09 del 49 al 53 y del 58 al 63)</text:span><text:span text:style-name="T14">,</text:span><text:span text:style-name="T15"><text:s/>(códigos CNAE-93 del 60 al 64)</text:span></text:p>
          </table:table-cell>
          <table:covered-table-cell/>
          <table:table-cell table:number-columns-repeated="16379" table:style-name="ce1"/>
        </table:table-row>
        <table:table-row table:style-name="ro35">
          <table:table-cell/>
          <table:table-cell table:style-name="ce77"/>
          <table:table-cell office:value-type="float" office:value="7" table:style-name="ce83">
            <text:p>7</text:p>
          </table:table-cell>
          <table:table-cell office:value-type="string" table:number-columns-spanned="2" table:number-rows-spanned="1" table:style-name="ce132">
            <text:p>Intermediación financiera, seguros, actividades inmobiliarias, servicios profesionales, científicos, administrativos y otros (<text:span text:style-name="T15">códigos CNAE-09: del 64 al 66, 68, del 69 al 75 y del 77 al 82), (códigos CNAE-93 del 65 al 67 y del 70 al 74)</text:span></text:p>
          </table:table-cell>
          <table:covered-table-cell/>
          <table:table-cell table:style-name="ce119"/>
          <table:table-cell table:number-columns-repeated="16378"/>
        </table:table-row>
        <table:table-row table:style-name="ro53">
          <table:table-cell/>
          <table:table-cell table:style-name="ce77"/>
          <table:table-cell office:value-type="float" office:value="8" table:style-name="ce83">
            <text:p>8</text:p>
          </table:table-cell>
          <table:table-cell office:value-type="string" table:number-columns-spanned="2" table:number-rows-spanned="1" table:style-name="ce132">
            <text:p>Administración Pública, educación y actividades sanitarias<text:s/><text:span text:style-name="T15">(códigos CNAE-09: 84, 85 y del 86 al 88), (códigos CNAE-93: 75, 80 y 85)</text:span></text:p>
          </table:table-cell>
          <table:covered-table-cell/>
          <table:table-cell table:style-name="ce119"/>
          <table:table-cell table:number-columns-repeated="16378"/>
        </table:table-row>
        <table:table-row table:style-name="ro54">
          <table:table-cell table:style-name="ce76"/>
          <table:table-cell table:style-name="ce77"/>
          <table:table-cell office:value-type="float" office:value="9" table:style-name="ce78">
            <text:p>9</text:p>
          </table:table-cell>
          <table:table-cell office:value-type="string" table:number-columns-spanned="2" table:number-rows-spanned="1" table:style-name="ce132">
            <text:p>Otros servicios<text:s/><text:span text:style-name="T15">(códigos CNAE-09: del 90 al 93, del 94 al 96, 97y 99)</text:span><text:span text:style-name="T14">,</text:span><text:span text:style-name="T15"><text:s/>(códigos CNAE-93: del 90 al 93, 95 y 99)</text:span></text:p>
          </table:table-cell>
          <table:covered-table-cell/>
          <table:table-cell table:style-name="ce119"/>
          <table:table-cell table:number-columns-repeated="16378"/>
        </table:table-row>
        <table:table-row table:style-name="ro28">
          <table:table-cell table:style-name="ce76"/>
          <table:table-cell table:style-name="ce77"/>
          <table:table-cell table:style-name="ce78"/>
          <table:table-cell table:style-name="ce120"/>
          <table:table-cell table:number-columns-repeated="16380" table:style-name="ce1"/>
        </table:table-row>
        <table:table-row table:style-name="ro55">
          <table:table-cell table:style-name="ce76"/>
          <table:table-cell office:value-type="string" table:number-columns-spanned="4" table:number-rows-spanned="1" table:style-name="ce132">
            <text:p>Categorías generadas a partir de T1-2008 con Códigos según CNAE 2009. Hasta T4-2007 se obtuvieron con la clasificación de actividades CNAE-93 rev-1. (véase Anexo códigos CNAE 2009 y 1993 para más información sobre la correspondencia entre ambas clasificaciones)</text:p>
          </table:table-cell>
          <table:covered-table-cell table:number-columns-repeated="3"/>
          <table:table-cell table:number-columns-repeated="16379" table:style-name="ce1"/>
        </table:table-row>
        <table:table-row table:style-name="ro25">
          <table:table-cell table:style-name="ce76"/>
          <table:table-cell table:style-name="ce77"/>
          <table:table-cell table:style-name="ce78"/>
          <table:table-cell table:style-name="ce120"/>
          <table:table-cell table:number-columns-repeated="16380" table:style-name="ce1"/>
        </table:table-row>
        <table:table-row table:style-name="ro4">
          <table:table-cell table:style-name="ce76"/>
          <table:table-cell office:value-type="string" table:style-name="ce80">
            <text:p>Situación profesional respecto del empleo principal</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Todas las personas de 16 y más años que trabajaron o tenían empleo la semana de referencia</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SITU</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83">
            <text:p>01</text:p>
          </table:table-cell>
          <table:table-cell office:value-type="string" table:style-name="ce90">
            <text:p>Empresario con asalariados</text:p>
          </table:table-cell>
          <table:table-cell table:number-columns-repeated="16380" table:style-name="ce1"/>
        </table:table-row>
        <table:table-row table:style-name="ro4">
          <table:table-cell table:style-name="ce76"/>
          <table:table-cell table:style-name="ce77"/>
          <table:table-cell office:value-type="string" table:style-name="ce83">
            <text:p>03</text:p>
          </table:table-cell>
          <table:table-cell office:value-type="string" table:style-name="ce90">
            <text:p>Trabajador independiente o empresario sin asalariados</text:p>
          </table:table-cell>
          <table:table-cell table:number-columns-repeated="16380" table:style-name="ce1"/>
        </table:table-row>
        <table:table-row table:style-name="ro4">
          <table:table-cell table:style-name="ce76"/>
          <table:table-cell table:style-name="ce77"/>
          <table:table-cell office:value-type="string" table:style-name="ce83">
            <text:p>05</text:p>
          </table:table-cell>
          <table:table-cell office:value-type="string" table:style-name="ce90">
            <text:p>Miembro de una cooperativa<text:s text:c="2"/></text:p>
          </table:table-cell>
          <table:table-cell table:number-columns-repeated="16380" table:style-name="ce1"/>
        </table:table-row>
        <table:table-row table:style-name="ro4">
          <table:table-cell table:style-name="ce76"/>
          <table:table-cell table:style-name="ce77"/>
          <table:table-cell office:value-type="string" table:style-name="ce83">
            <text:p>06</text:p>
          </table:table-cell>
          <table:table-cell office:value-type="string" table:style-name="ce90">
            <text:p>Ayuda en la empresa o negocio familiar</text:p>
          </table:table-cell>
          <table:table-cell table:number-columns-repeated="16380" table:style-name="ce1"/>
        </table:table-row>
        <table:table-row table:style-name="ro4">
          <table:table-cell table:style-name="ce76"/>
          <table:table-cell table:style-name="ce77"/>
          <table:table-cell office:value-type="string" table:style-name="ce83">
            <text:p>07</text:p>
          </table:table-cell>
          <table:table-cell office:value-type="string" table:style-name="ce90">
            <text:p>Asalariado sector público</text:p>
          </table:table-cell>
          <table:table-cell table:number-columns-repeated="16380" table:style-name="ce1"/>
        </table:table-row>
        <table:table-row table:style-name="ro4">
          <table:table-cell table:style-name="ce76"/>
          <table:table-cell table:style-name="ce77"/>
          <table:table-cell office:value-type="string" table:style-name="ce83">
            <text:p>08</text:p>
          </table:table-cell>
          <table:table-cell office:value-type="string" table:style-name="ce90">
            <text:p>Asalariado sector privado</text:p>
          </table:table-cell>
          <table:table-cell table:number-columns-repeated="16380" table:style-name="ce1"/>
        </table:table-row>
        <table:table-row table:style-name="ro4">
          <table:table-cell table:style-name="ce76"/>
          <table:table-cell table:style-name="ce77"/>
          <table:table-cell office:value-type="string" table:style-name="ce83">
            <text:p>09</text:p>
          </table:table-cell>
          <table:table-cell office:value-type="string" table:style-name="ce90">
            <text:p>Otra situación</text:p>
          </table:table-cell>
          <table:table-cell table:number-columns-repeated="16380" table:style-name="ce1"/>
        </table:table-row>
        <table:table-row table:style-name="ro4">
          <table:table-cell table:number-columns-repeated="16384"/>
        </table:table-row>
        <table:table-row table:style-name="ro19">
          <table:table-cell table:style-name="ce1"/>
          <table:table-cell table:style-name="ce76"/>
          <table:table-cell office:value-type="string" table:style-name="ce80">
            <text:p>Tipo de administración en la que trabaja</text:p>
          </table:table-cell>
          <table:table-cell table:style-name="ce81"/>
          <table:table-cell table:style-name="ce80"/>
          <table:table-cell table:number-columns-repeated="16379" table:style-name="ce1"/>
        </table:table-row>
        <table:table-row table:style-name="ro4">
          <table:table-cell table:style-name="ce79"/>
          <table:table-cell office:value-type="string" table:style-name="ce77">
            <text:p>Filtro:</text:p>
          </table:table-cell>
          <table:table-cell office:value-type="string" table:style-name="ce78">
            <text:p>Todos los asalariados del sector público</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SP</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90">
            <text:p>Administración central</text:p>
          </table:table-cell>
          <table:table-cell table:number-columns-repeated="16380" table:style-name="ce1"/>
        </table:table-row>
        <table:table-row table:style-name="ro4">
          <table:table-cell table:style-name="ce76"/>
          <table:table-cell table:style-name="ce77"/>
          <table:table-cell office:value-type="float" office:value="2" table:style-name="ce78">
            <text:p>2</text:p>
          </table:table-cell>
          <table:table-cell office:value-type="string" table:style-name="ce90">
            <text:p>Administración de la Seguridad Social</text:p>
          </table:table-cell>
          <table:table-cell table:number-columns-repeated="16380" table:style-name="ce1"/>
        </table:table-row>
        <table:table-row table:style-name="ro4">
          <table:table-cell table:style-name="ce76"/>
          <table:table-cell table:style-name="ce77"/>
          <table:table-cell office:value-type="float" office:value="3" table:style-name="ce78">
            <text:p>3</text:p>
          </table:table-cell>
          <table:table-cell office:value-type="string" table:style-name="ce90">
            <text:p>Administración de Comunidad Autónoma</text:p>
          </table:table-cell>
          <table:table-cell table:number-columns-repeated="16380" table:style-name="ce1"/>
        </table:table-row>
        <table:table-row table:style-name="ro4">
          <table:table-cell table:style-name="ce76"/>
          <table:table-cell table:style-name="ce77"/>
          <table:table-cell office:value-type="float" office:value="4" table:style-name="ce78">
            <text:p>4</text:p>
          </table:table-cell>
          <table:table-cell office:value-type="string" table:style-name="ce90">
            <text:p>Administración local</text:p>
          </table:table-cell>
          <table:table-cell table:number-columns-repeated="16380" table:style-name="ce1"/>
        </table:table-row>
        <table:table-row table:style-name="ro4">
          <table:table-cell table:style-name="ce76"/>
          <table:table-cell table:style-name="ce77"/>
          <table:table-cell office:value-type="float" office:value="5" table:style-name="ce78">
            <text:p>5</text:p>
          </table:table-cell>
          <table:table-cell office:value-type="string" table:style-name="ce90">
            <text:p>Empresas públicas e Instituciones financieras públicas</text:p>
          </table:table-cell>
          <table:table-cell table:number-columns-repeated="16380" table:style-name="ce1"/>
        </table:table-row>
        <table:table-row table:style-name="ro4">
          <table:table-cell table:style-name="ce76"/>
          <table:table-cell table:style-name="ce77"/>
          <table:table-cell office:value-type="float" office:value="0" table:style-name="ce78">
            <text:p>0</text:p>
          </table:table-cell>
          <table:table-cell office:value-type="string" table:style-name="ce90">
            <text:p>No sabe</text:p>
          </table:table-cell>
          <table:table-cell table:number-columns-repeated="16380" table:style-name="ce1"/>
        </table:table-row>
        <table:table-row table:style-name="ro4">
          <table:table-cell table:number-columns-repeated="16384"/>
        </table:table-row>
        <table:table-row table:style-name="ro4">
          <table:table-cell table:style-name="ce76"/>
          <table:table-cell office:value-type="string" table:style-name="ce116">
            <text:p>Datos del empleo principal</text:p>
          </table:table-cell>
          <table:table-cell table:style-name="ce74"/>
          <table:table-cell table:style-name="ce75"/>
          <table:table-cell office:value-type="string" table:style-name="ce91">
            <text:p>(continuación)</text:p>
          </table:table-cell>
          <table:table-cell table:number-columns-repeated="16379"/>
        </table:table-row>
        <table:table-row table:style-name="ro4">
          <table:table-cell table:style-name="ce79"/>
          <table:table-cell office:value-type="string" table:style-name="ce80">
            <text:p>Tiene relación laboral temporal o indefinida</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Todos los asalariado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DUCON1</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77">
            <text:p>Indefinido</text:p>
          </table:table-cell>
          <table:table-cell table:number-columns-repeated="16380" table:style-name="ce1"/>
        </table:table-row>
        <table:table-row table:style-name="ro4">
          <table:table-cell table:style-name="ce76"/>
          <table:table-cell table:style-name="ce77"/>
          <table:table-cell office:value-type="float" office:value="6" table:style-name="ce78">
            <text:p>6</text:p>
          </table:table-cell>
          <table:table-cell office:value-type="string" table:style-name="ce77">
            <text:p>Temporal</text:p>
          </table:table-cell>
          <table:table-cell table:number-columns-repeated="16380" table:style-name="ce1"/>
        </table:table-row>
        <table:table-row table:style-name="ro4">
          <table:table-cell table:number-columns-repeated="16384"/>
        </table:table-row>
        <table:table-row table:style-name="ro4">
          <table:table-cell table:style-name="ce76"/>
          <table:table-cell office:value-type="string" table:style-name="ce80">
            <text:p>Su relación laboral tiene carácter permanente o es discontinua</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Asalariados con contrato o relación laboral indefinido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DUCON2</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77">
            <text:p>Permanente</text:p>
          </table:table-cell>
          <table:table-cell table:number-columns-repeated="16380" table:style-name="ce1"/>
        </table:table-row>
        <table:table-row table:style-name="ro4">
          <table:table-cell table:style-name="ce76"/>
          <table:table-cell table:style-name="ce77"/>
          <table:table-cell office:value-type="float" office:value="6" table:style-name="ce78">
            <text:p>6</text:p>
          </table:table-cell>
          <table:table-cell office:value-type="string" table:style-name="ce77">
            <text:p>Discontinuo</text:p>
          </table:table-cell>
          <table:table-cell table:number-columns-repeated="16380" table:style-name="ce1"/>
        </table:table-row>
        <table:table-row table:style-name="ro4">
          <table:table-cell table:style-name="ce76"/>
          <table:table-cell office:value-type="string" table:style-name="ce80">
            <text:p>Tipo de contrato temporal</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Asalariados con contrato temporal</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DUCON3</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83">
            <text:p>01</text:p>
          </table:table-cell>
          <table:table-cell office:value-type="string" table:style-name="ce90">
            <text:p>Por circunstancias de la producción</text:p>
          </table:table-cell>
          <table:table-cell table:style-name="ce121"/>
          <table:table-cell table:number-columns-repeated="16379"/>
        </table:table-row>
        <table:table-row table:style-name="ro4">
          <table:table-cell table:style-name="ce76"/>
          <table:table-cell table:style-name="ce77"/>
          <table:table-cell office:value-type="string" table:style-name="ce83">
            <text:p>02</text:p>
          </table:table-cell>
          <table:table-cell office:value-type="string" table:style-name="ce90">
            <text:p>De aprendizaje, formación o práctica</text:p>
          </table:table-cell>
          <table:table-cell table:style-name="ce121"/>
          <table:table-cell table:number-columns-repeated="16379"/>
        </table:table-row>
        <table:table-row table:style-name="ro4">
          <table:table-cell table:style-name="ce76"/>
          <table:table-cell table:style-name="ce77"/>
          <table:table-cell office:value-type="string" table:style-name="ce83">
            <text:p>03</text:p>
          </table:table-cell>
          <table:table-cell office:value-type="string" table:style-name="ce90">
            <text:p>Estacional o de temporada</text:p>
          </table:table-cell>
          <table:table-cell table:style-name="ce121"/>
          <table:table-cell table:number-columns-repeated="16379"/>
        </table:table-row>
        <table:table-row table:style-name="ro4">
          <table:table-cell table:style-name="ce76"/>
          <table:table-cell table:style-name="ce77"/>
          <table:table-cell office:value-type="string" table:style-name="ce83">
            <text:p>04</text:p>
          </table:table-cell>
          <table:table-cell office:value-type="string" table:style-name="ce90">
            <text:p>Cubre un periodo de prueba</text:p>
          </table:table-cell>
          <table:table-cell table:style-name="ce121"/>
          <table:table-cell table:number-columns-repeated="16379"/>
        </table:table-row>
        <table:table-row table:style-name="ro4">
          <table:table-cell table:style-name="ce76"/>
          <table:table-cell table:style-name="ce77"/>
          <table:table-cell office:value-type="string" table:style-name="ce83">
            <text:p>05</text:p>
          </table:table-cell>
          <table:table-cell office:value-type="string" table:style-name="ce90">
            <text:p>Cubre la ausencia total o parcial de otro trabajador</text:p>
          </table:table-cell>
          <table:table-cell table:style-name="ce121"/>
          <table:table-cell table:number-columns-repeated="16379"/>
        </table:table-row>
        <table:table-row table:style-name="ro4">
          <table:table-cell table:style-name="ce76"/>
          <table:table-cell table:style-name="ce77"/>
          <table:table-cell office:value-type="string" table:style-name="ce83">
            <text:p>06</text:p>
          </table:table-cell>
          <table:table-cell office:value-type="string" table:style-name="ce90">
            <text:p>Para obra o servicio determinado</text:p>
          </table:table-cell>
          <table:table-cell table:style-name="ce121"/>
          <table:table-cell table:number-columns-repeated="16379"/>
        </table:table-row>
        <table:table-row table:style-name="ro26">
          <table:table-cell table:style-name="ce76"/>
          <table:table-cell table:style-name="ce77"/>
          <table:table-cell office:value-type="string" table:style-name="ce83">
            <text:p>07</text:p>
          </table:table-cell>
          <table:table-cell office:value-type="string" table:style-name="ce90">
            <text:p>Verbal no incluido en las opciones anteriores</text:p>
          </table:table-cell>
          <table:table-cell table:style-name="ce121"/>
          <table:table-cell table:number-columns-repeated="16379"/>
        </table:table-row>
        <table:table-row table:style-name="ro4">
          <table:table-cell table:style-name="ce76"/>
          <table:table-cell table:style-name="ce77"/>
          <table:table-cell office:value-type="string" table:style-name="ce83">
            <text:p>08</text:p>
          </table:table-cell>
          <table:table-cell office:value-type="string" table:style-name="ce90">
            <text:p>Otro tipo</text:p>
          </table:table-cell>
          <table:table-cell table:style-name="ce121"/>
          <table:table-cell table:number-columns-repeated="16379"/>
        </table:table-row>
        <table:table-row table:style-name="ro4">
          <table:table-cell table:style-name="ce76"/>
          <table:table-cell table:style-name="ce77"/>
          <table:table-cell office:value-type="string" table:style-name="ce83">
            <text:p>00</text:p>
          </table:table-cell>
          <table:table-cell office:value-type="string" table:style-name="ce110">
            <text:p>No sabe</text:p>
          </table:table-cell>
          <table:table-cell table:number-columns-repeated="16380"/>
        </table:table-row>
        <table:table-row table:style-name="ro4">
          <table:table-cell table:number-columns-repeated="16384"/>
        </table:table-row>
        <table:table-row table:style-name="ro4">
          <table:table-cell table:style-name="ce76"/>
          <table:table-cell office:value-type="string" table:style-name="ce80">
            <text:p>Duración en meses del contrato o relación laboral temporal</text:p>
          </table:table-cell>
          <table:table-cell table:style-name="ce81"/>
          <table:table-cell table:style-name="ce80"/>
          <table:table-cell table:number-columns-repeated="16380"/>
        </table:table-row>
        <table:table-row table:style-name="ro4">
          <table:table-cell table:style-name="ce79"/>
          <table:table-cell office:value-type="string" table:style-name="ce77">
            <text:p>Filtro:</text:p>
          </table:table-cell>
          <table:table-cell office:value-type="string" table:style-name="ce78">
            <text:p>Asalariados con contrato temporal cuya duración mínima de contrato es un mes</text:p>
          </table:table-cell>
          <table:table-cell table:style-name="ce77"/>
          <table:table-cell table:number-columns-repeated="16380"/>
        </table:table-row>
        <table:table-row table:style-name="ro4">
          <table:table-cell table:style-name="ce76"/>
          <table:table-cell office:value-type="string" table:style-name="ce77">
            <text:p>Variable:</text:p>
          </table:table-cell>
          <table:table-cell office:value-type="string" table:style-name="ce82">
            <text:p>TCONTM</text:p>
          </table:table-cell>
          <table:table-cell table:style-name="ce77"/>
          <table:table-cell table:number-columns-repeated="16380"/>
        </table:table-row>
        <table:table-row table:style-name="ro4">
          <table:table-cell table:style-name="ce76"/>
          <table:table-cell office:value-type="string" table:style-name="ce77">
            <text:p>Valores:</text:p>
          </table:table-cell>
          <table:table-cell office:value-type="string" table:style-name="ce78">
            <text:p>00-96</text:p>
          </table:table-cell>
          <table:table-cell office:value-type="string" table:style-name="ce77">
            <text:p>96= 96 meses o más</text:p>
          </table:table-cell>
          <table:table-cell table:number-columns-repeated="16380"/>
        </table:table-row>
        <table:table-row table:style-name="ro4">
          <table:table-cell table:style-name="ce76"/>
          <table:table-cell table:style-name="ce77"/>
          <table:table-cell table:style-name="ce78"/>
          <table:table-cell office:value-type="string" table:style-name="ce77">
            <text:p>00= Desconoce la respuesta pero es al menos un mes</text:p>
          </table:table-cell>
          <table:table-cell table:number-columns-repeated="16380"/>
        </table:table-row>
        <table:table-row table:style-name="ro4">
          <table:table-cell table:style-name="ce76"/>
          <table:table-cell table:style-name="ce77"/>
          <table:table-cell table:style-name="ce78"/>
          <table:table-cell office:value-type="string" table:style-name="ce77">
            <text:p>01-95= Número de meses de duración del contrato</text:p>
          </table:table-cell>
          <table:table-cell table:number-columns-repeated="16380"/>
        </table:table-row>
        <table:table-row table:style-name="ro4">
          <table:table-cell table:number-columns-repeated="16384"/>
        </table:table-row>
        <table:table-row table:style-name="ro4">
          <table:table-cell table:style-name="ce76"/>
          <table:table-cell office:value-type="string" table:style-name="ce80">
            <text:p>Duración en dias del contrato o relación laboral temporal</text:p>
          </table:table-cell>
          <table:table-cell table:style-name="ce81"/>
          <table:table-cell table:style-name="ce80"/>
          <table:table-cell table:number-columns-repeated="16380"/>
        </table:table-row>
        <table:table-row table:style-name="ro4">
          <table:table-cell table:style-name="ce79"/>
          <table:table-cell office:value-type="string" table:style-name="ce77">
            <text:p>Filtro:</text:p>
          </table:table-cell>
          <table:table-cell office:value-type="string" table:style-name="ce78">
            <text:p>Asalariados con contrato temporal cuya duración máxima de contrato es menos de un mes</text:p>
          </table:table-cell>
          <table:table-cell table:style-name="ce77"/>
          <table:table-cell table:number-columns-repeated="16380"/>
        </table:table-row>
        <table:table-row table:style-name="ro4">
          <table:table-cell table:style-name="ce76"/>
          <table:table-cell office:value-type="string" table:style-name="ce77">
            <text:p>Variable:</text:p>
          </table:table-cell>
          <table:table-cell office:value-type="string" table:style-name="ce82">
            <text:p>TCONTD</text:p>
          </table:table-cell>
          <table:table-cell table:style-name="ce77"/>
          <table:table-cell table:number-columns-repeated="16380"/>
        </table:table-row>
        <table:table-row table:style-name="ro4">
          <table:table-cell table:style-name="ce76"/>
          <table:table-cell office:value-type="string" table:style-name="ce77">
            <text:p>Valores:</text:p>
          </table:table-cell>
          <table:table-cell office:value-type="string" table:style-name="ce78">
            <text:p>00-30; 99</text:p>
          </table:table-cell>
          <table:table-cell office:value-type="string" table:style-name="ce77">
            <text:p>99= 99 no sabe</text:p>
          </table:table-cell>
          <table:table-cell table:number-columns-repeated="16380"/>
        </table:table-row>
        <table:table-row table:style-name="ro4">
          <table:table-cell table:style-name="ce76"/>
          <table:table-cell table:style-name="ce77"/>
          <table:table-cell table:style-name="ce78"/>
          <table:table-cell office:value-type="string" table:style-name="ce77">
            <text:p>00= Desconoce la respuesta pero es menos de un mes</text:p>
          </table:table-cell>
          <table:table-cell table:number-columns-repeated="16380"/>
        </table:table-row>
        <table:table-row table:style-name="ro4">
          <table:table-cell table:style-name="ce76"/>
          <table:table-cell table:style-name="ce77"/>
          <table:table-cell table:style-name="ce78"/>
          <table:table-cell office:value-type="string" table:style-name="ce77">
            <text:p>01-30= Número de días de duración del contrato</text:p>
          </table:table-cell>
          <table:table-cell table:number-columns-repeated="16380"/>
        </table:table-row>
        <table:table-row table:style-name="ro4">
          <table:table-cell table:style-name="ce76"/>
          <table:table-cell office:value-type="string" table:style-name="ce80">
            <text:p>Tiempo en meses desde el comienzo o la renovación del contrato actual</text:p>
          </table:table-cell>
          <table:table-cell table:style-name="ce81"/>
          <table:table-cell table:style-name="ce80"/>
          <table:table-cell table:number-columns-repeated="16380"/>
        </table:table-row>
        <table:table-row table:style-name="ro4">
          <table:table-cell table:style-name="ce79"/>
          <table:table-cell office:value-type="string" table:style-name="ce77">
            <text:p>Filtro:</text:p>
          </table:table-cell>
          <table:table-cell office:value-type="string" table:style-name="ce78">
            <text:p>Asalariado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DREN</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78">
            <text:p>0-720</text:p>
          </table:table-cell>
          <table:table-cell table:style-name="ce77"/>
          <table:table-cell table:number-columns-repeated="16380" table:style-name="ce1"/>
        </table:table-row>
        <table:table-row table:style-name="ro4">
          <table:table-cell table:number-columns-repeated="16384"/>
        </table:table-row>
        <table:table-row table:style-name="ro4">
          <table:table-cell table:style-name="ce76"/>
          <table:table-cell office:value-type="string" table:style-name="ce80">
            <text:p>Tiempo en meses en la empresa</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Ocupado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DCOM</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78">
            <text:p>0-720</text:p>
          </table:table-cell>
          <table:table-cell table:style-name="ce77"/>
          <table:table-cell table:number-columns-repeated="16380" table:style-name="ce1"/>
        </table:table-row>
        <table:table-row table:style-name="ro4">
          <table:table-cell table:number-columns-repeated="16384"/>
        </table:table-row>
        <table:table-row table:style-name="ro4">
          <table:table-cell table:style-name="ce76"/>
          <table:table-cell office:value-type="string" table:style-name="ce116">
            <text:p>Datos del empleo principal</text:p>
          </table:table-cell>
          <table:table-cell table:style-name="ce74"/>
          <table:table-cell table:style-name="ce75"/>
          <table:table-cell office:value-type="string" table:style-name="ce91">
            <text:p>(continuación)</text:p>
          </table:table-cell>
          <table:table-cell table:number-columns-repeated="16379"/>
        </table:table-row>
        <table:table-row table:style-name="ro19">
          <table:table-cell table:style-name="ce79"/>
          <table:table-cell table:style-name="ce77"/>
          <table:table-cell table:style-name="ce78"/>
          <table:table-cell table:style-name="ce77"/>
          <table:table-cell table:number-columns-repeated="16380" table:style-name="ce1"/>
        </table:table-row>
        <table:table-row table:style-name="ro4">
          <table:table-cell table:style-name="ce76"/>
          <table:table-cell office:value-type="string" table:style-name="ce80">
            <text:p>Provincia donde está situado el establecimiento, si es en España</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Todas las personas de 16 y más años que trabajaron o tenían empleo la semana de referencia</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PROEST</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table:style-name="ce85"/>
          <table:table-cell table:style-name="ce77"/>
          <table:table-cell table:number-columns-repeated="16380" table:style-name="ce1"/>
        </table:table-row>
        <table:table-row table:style-name="ro4">
          <table:table-cell table:style-name="ce76"/>
          <table:table-cell office:value-type="string" table:style-name="ce77">
            <text:p>01 = Álava</text:p>
          </table:table-cell>
          <table:table-cell table:style-name="ce85"/>
          <table:table-cell table:style-name="ce77"/>
          <table:table-cell office:value-type="string" table:style-name="ce1">
            <text:p>27 = Lugo</text:p>
          </table:table-cell>
          <table:table-cell table:number-columns-repeated="16379"/>
        </table:table-row>
        <table:table-row table:style-name="ro4">
          <table:table-cell/>
          <table:table-cell office:value-type="string" table:style-name="ce77">
            <text:p>02 = Albacete</text:p>
          </table:table-cell>
          <table:table-cell table:style-name="ce85"/>
          <table:table-cell table:style-name="ce77"/>
          <table:table-cell office:value-type="string" table:style-name="ce1">
            <text:p>28 = Madrid</text:p>
          </table:table-cell>
          <table:table-cell table:number-columns-repeated="16379"/>
        </table:table-row>
        <table:table-row table:style-name="ro4">
          <table:table-cell/>
          <table:table-cell office:value-type="string" table:style-name="ce77">
            <text:p>03 = Alicante</text:p>
          </table:table-cell>
          <table:table-cell table:style-name="ce85"/>
          <table:table-cell table:style-name="ce77"/>
          <table:table-cell office:value-type="string" table:style-name="ce1">
            <text:p>29 = Málaga</text:p>
          </table:table-cell>
          <table:table-cell table:number-columns-repeated="16379"/>
        </table:table-row>
        <table:table-row table:style-name="ro4">
          <table:table-cell/>
          <table:table-cell office:value-type="string" table:style-name="ce77">
            <text:p>04 = Almería</text:p>
          </table:table-cell>
          <table:table-cell table:style-name="ce85"/>
          <table:table-cell table:style-name="ce77"/>
          <table:table-cell office:value-type="string" table:style-name="ce1">
            <text:p>30 = Murcia</text:p>
          </table:table-cell>
          <table:table-cell table:number-columns-repeated="16379"/>
        </table:table-row>
        <table:table-row table:style-name="ro4">
          <table:table-cell/>
          <table:table-cell office:value-type="string" table:style-name="ce77">
            <text:p>05 = Ávila</text:p>
          </table:table-cell>
          <table:table-cell table:style-name="ce85"/>
          <table:table-cell table:style-name="ce77"/>
          <table:table-cell office:value-type="string" table:style-name="ce1">
            <text:p>31 = Navarra</text:p>
          </table:table-cell>
          <table:table-cell table:number-columns-repeated="16379"/>
        </table:table-row>
        <table:table-row table:style-name="ro4">
          <table:table-cell/>
          <table:table-cell office:value-type="string" table:style-name="ce77">
            <text:p>06 = Badajoz</text:p>
          </table:table-cell>
          <table:table-cell table:style-name="ce85"/>
          <table:table-cell table:style-name="ce77"/>
          <table:table-cell office:value-type="string" table:style-name="ce1">
            <text:p>32 = Orense</text:p>
          </table:table-cell>
          <table:table-cell table:number-columns-repeated="16379"/>
        </table:table-row>
        <table:table-row table:style-name="ro4">
          <table:table-cell/>
          <table:table-cell office:value-type="string" table:style-name="ce77">
            <text:p>07 = Baleares (Illes)</text:p>
          </table:table-cell>
          <table:table-cell table:style-name="ce85"/>
          <table:table-cell table:style-name="ce77"/>
          <table:table-cell office:value-type="string" table:style-name="ce1">
            <text:p>33 = Asturias</text:p>
          </table:table-cell>
          <table:table-cell table:number-columns-repeated="16379"/>
        </table:table-row>
        <table:table-row table:style-name="ro4">
          <table:table-cell/>
          <table:table-cell office:value-type="string" table:style-name="ce77">
            <text:p>08 = Barcelona</text:p>
          </table:table-cell>
          <table:table-cell table:style-name="ce85"/>
          <table:table-cell table:style-name="ce77"/>
          <table:table-cell office:value-type="string" table:style-name="ce1">
            <text:p>34 = Palencia</text:p>
          </table:table-cell>
          <table:table-cell table:number-columns-repeated="16379"/>
        </table:table-row>
        <table:table-row table:style-name="ro4">
          <table:table-cell/>
          <table:table-cell office:value-type="string" table:style-name="ce77">
            <text:p>09 = Burgos</text:p>
          </table:table-cell>
          <table:table-cell table:style-name="ce85"/>
          <table:table-cell table:style-name="ce77"/>
          <table:table-cell office:value-type="string" table:style-name="ce1">
            <text:p>35 = Palmas (Las)</text:p>
          </table:table-cell>
          <table:table-cell table:number-columns-repeated="16379"/>
        </table:table-row>
        <table:table-row table:style-name="ro4">
          <table:table-cell/>
          <table:table-cell office:value-type="string" table:style-name="ce77">
            <text:p>10 = Cáceres</text:p>
          </table:table-cell>
          <table:table-cell table:style-name="ce85"/>
          <table:table-cell table:style-name="ce77"/>
          <table:table-cell office:value-type="string" table:style-name="ce1">
            <text:p>36 = Pontevedra</text:p>
          </table:table-cell>
          <table:table-cell table:number-columns-repeated="16379"/>
        </table:table-row>
        <table:table-row table:style-name="ro4">
          <table:table-cell/>
          <table:table-cell office:value-type="string" table:style-name="ce77">
            <text:p>11 = Cádiz</text:p>
          </table:table-cell>
          <table:table-cell table:style-name="ce85"/>
          <table:table-cell table:style-name="ce77"/>
          <table:table-cell office:value-type="string" table:style-name="ce1">
            <text:p>37 = Salamanca</text:p>
          </table:table-cell>
          <table:table-cell table:number-columns-repeated="16379"/>
        </table:table-row>
        <table:table-row table:style-name="ro4">
          <table:table-cell/>
          <table:table-cell office:value-type="string" table:style-name="ce77">
            <text:p>12 = Castellón</text:p>
          </table:table-cell>
          <table:table-cell table:style-name="ce85"/>
          <table:table-cell table:style-name="ce77"/>
          <table:table-cell office:value-type="string" table:style-name="ce1">
            <text:p>38 = Santa Cruz de Tenerife</text:p>
          </table:table-cell>
          <table:table-cell table:number-columns-repeated="16379"/>
        </table:table-row>
        <table:table-row table:style-name="ro4">
          <table:table-cell/>
          <table:table-cell office:value-type="string" table:style-name="ce77">
            <text:p>13 = Ciudad Real</text:p>
          </table:table-cell>
          <table:table-cell table:style-name="ce85"/>
          <table:table-cell table:style-name="ce77"/>
          <table:table-cell office:value-type="string" table:style-name="ce1">
            <text:p>39 = Cantabria</text:p>
          </table:table-cell>
          <table:table-cell table:number-columns-repeated="16379"/>
        </table:table-row>
        <table:table-row table:style-name="ro4">
          <table:table-cell/>
          <table:table-cell office:value-type="string" table:style-name="ce77">
            <text:p>14 = Córdoba</text:p>
          </table:table-cell>
          <table:table-cell table:style-name="ce85"/>
          <table:table-cell table:style-name="ce77"/>
          <table:table-cell office:value-type="string" table:style-name="ce1">
            <text:p>40 = Segovia</text:p>
          </table:table-cell>
          <table:table-cell table:number-columns-repeated="16379"/>
        </table:table-row>
        <table:table-row table:style-name="ro4">
          <table:table-cell/>
          <table:table-cell office:value-type="string" table:style-name="ce77">
            <text:p>15 = Coruña (La)</text:p>
          </table:table-cell>
          <table:table-cell table:style-name="ce85"/>
          <table:table-cell table:style-name="ce77"/>
          <table:table-cell office:value-type="string" table:style-name="ce1">
            <text:p>41 = Sevilla</text:p>
          </table:table-cell>
          <table:table-cell table:number-columns-repeated="16379"/>
        </table:table-row>
        <table:table-row table:style-name="ro4">
          <table:table-cell/>
          <table:table-cell office:value-type="string" table:style-name="ce77">
            <text:p>16 = Cuenca</text:p>
          </table:table-cell>
          <table:table-cell table:style-name="ce85"/>
          <table:table-cell table:style-name="ce77"/>
          <table:table-cell office:value-type="string" table:style-name="ce1">
            <text:p>42 = Soria</text:p>
          </table:table-cell>
          <table:table-cell table:number-columns-repeated="16379"/>
        </table:table-row>
        <table:table-row table:style-name="ro4">
          <table:table-cell/>
          <table:table-cell office:value-type="string" table:style-name="ce77">
            <text:p>17 = Girona</text:p>
          </table:table-cell>
          <table:table-cell table:style-name="ce85"/>
          <table:table-cell table:style-name="ce77"/>
          <table:table-cell office:value-type="string" table:style-name="ce1">
            <text:p>43 = Tarragona</text:p>
          </table:table-cell>
          <table:table-cell table:number-columns-repeated="16379"/>
        </table:table-row>
        <table:table-row table:style-name="ro4">
          <table:table-cell table:style-name="ce76"/>
          <table:table-cell office:value-type="string" table:style-name="ce77">
            <text:p>18 = Granada</text:p>
          </table:table-cell>
          <table:table-cell table:style-name="ce85"/>
          <table:table-cell table:style-name="ce77"/>
          <table:table-cell office:value-type="string" table:style-name="ce1">
            <text:p>44 = Teruel</text:p>
          </table:table-cell>
          <table:table-cell table:number-columns-repeated="16379"/>
        </table:table-row>
        <table:table-row table:style-name="ro4">
          <table:table-cell table:style-name="ce76"/>
          <table:table-cell office:value-type="string" table:style-name="ce77">
            <text:p>19 = Guadalajara</text:p>
          </table:table-cell>
          <table:table-cell table:style-name="ce85"/>
          <table:table-cell table:style-name="ce77"/>
          <table:table-cell office:value-type="string" table:style-name="ce1">
            <text:p>45 = Toledo</text:p>
          </table:table-cell>
          <table:table-cell table:number-columns-repeated="16379"/>
        </table:table-row>
        <table:table-row table:style-name="ro4">
          <table:table-cell table:style-name="ce76"/>
          <table:table-cell office:value-type="string" table:style-name="ce77">
            <text:p>20 = Guipúzcoa</text:p>
          </table:table-cell>
          <table:table-cell table:style-name="ce85"/>
          <table:table-cell table:style-name="ce77"/>
          <table:table-cell office:value-type="string" table:style-name="ce1">
            <text:p>46 = Valencia</text:p>
          </table:table-cell>
          <table:table-cell table:number-columns-repeated="16379"/>
        </table:table-row>
        <table:table-row table:style-name="ro4">
          <table:table-cell table:style-name="ce76"/>
          <table:table-cell office:value-type="string" table:style-name="ce77">
            <text:p>21 = Huelva</text:p>
          </table:table-cell>
          <table:table-cell table:style-name="ce85"/>
          <table:table-cell table:style-name="ce77"/>
          <table:table-cell office:value-type="string" table:style-name="ce1">
            <text:p>47 = Valladolid</text:p>
          </table:table-cell>
          <table:table-cell table:number-columns-repeated="16379"/>
        </table:table-row>
        <table:table-row table:style-name="ro4">
          <table:table-cell table:style-name="ce76"/>
          <table:table-cell office:value-type="string" table:style-name="ce77">
            <text:p>22 = Huesca</text:p>
          </table:table-cell>
          <table:table-cell table:style-name="ce85"/>
          <table:table-cell table:style-name="ce77"/>
          <table:table-cell office:value-type="string" table:style-name="ce1">
            <text:p>48 = Vizcaya</text:p>
          </table:table-cell>
          <table:table-cell table:number-columns-repeated="16379"/>
        </table:table-row>
        <table:table-row table:style-name="ro4">
          <table:table-cell table:style-name="ce76"/>
          <table:table-cell office:value-type="string" table:style-name="ce77">
            <text:p>23 = Jaén</text:p>
          </table:table-cell>
          <table:table-cell table:style-name="ce85"/>
          <table:table-cell table:style-name="ce77"/>
          <table:table-cell office:value-type="string" table:style-name="ce1">
            <text:p>49 = Zamora</text:p>
          </table:table-cell>
          <table:table-cell table:number-columns-repeated="16379"/>
        </table:table-row>
        <table:table-row table:style-name="ro4">
          <table:table-cell table:style-name="ce76"/>
          <table:table-cell office:value-type="string" table:style-name="ce77">
            <text:p>24 = León</text:p>
          </table:table-cell>
          <table:table-cell table:style-name="ce85"/>
          <table:table-cell table:style-name="ce77"/>
          <table:table-cell office:value-type="string" table:style-name="ce1">
            <text:p>50 = Zaragoza</text:p>
          </table:table-cell>
          <table:table-cell table:number-columns-repeated="16379"/>
        </table:table-row>
        <table:table-row table:style-name="ro4">
          <table:table-cell table:style-name="ce76"/>
          <table:table-cell office:value-type="string" table:style-name="ce77">
            <text:p>25 = Lleida</text:p>
          </table:table-cell>
          <table:table-cell table:style-name="ce85"/>
          <table:table-cell table:style-name="ce77"/>
          <table:table-cell office:value-type="string" table:style-name="ce1">
            <text:p>51 = Ceuta</text:p>
          </table:table-cell>
          <table:table-cell table:number-columns-repeated="16379"/>
        </table:table-row>
        <table:table-row table:style-name="ro4">
          <table:table-cell table:style-name="ce76"/>
          <table:table-cell office:value-type="string" table:style-name="ce77">
            <text:p>26 = Rioja (La)</text:p>
          </table:table-cell>
          <table:table-cell table:style-name="ce85"/>
          <table:table-cell table:style-name="ce77"/>
          <table:table-cell office:value-type="string" table:style-name="ce1">
            <text:p>52 = Melilla</text:p>
          </table:table-cell>
          <table:table-cell table:number-columns-repeated="16379"/>
        </table:table-row>
        <table:table-row table:style-name="ro4">
          <table:table-cell table:number-columns-repeated="16384"/>
        </table:table-row>
        <table:table-row table:style-name="ro4">
          <table:table-cell table:style-name="ce79"/>
          <table:table-cell office:value-type="string" table:style-name="ce80">
            <text:p>Territorio donde está ubicado el establecimiento, si es fuera de España</text:p>
          </table:table-cell>
          <table:table-cell table:style-name="ce94"/>
          <table:table-cell table:style-name="ce95"/>
          <table:table-cell table:style-name="ce76"/>
          <table:table-cell table:number-columns-repeated="16379"/>
        </table:table-row>
        <table:table-row table:style-name="ro4">
          <table:table-cell table:style-name="ce79"/>
          <table:table-cell office:value-type="string" table:style-name="ce77">
            <text:p>Filtro:</text:p>
          </table:table-cell>
          <table:table-cell office:value-type="string" table:style-name="ce78">
            <text:p>Todas las personas de 16 y más años que trabajaron o tenían empleo la semana de referencia</text:p>
          </table:table-cell>
          <table:table-cell table:style-name="ce77"/>
          <table:table-cell table:style-name="ce18"/>
          <table:table-cell table:number-columns-repeated="16379"/>
        </table:table-row>
        <table:table-row table:style-name="ro4">
          <table:table-cell table:style-name="ce79"/>
          <table:table-cell office:value-type="string" table:style-name="ce77">
            <text:p>Variable:</text:p>
          </table:table-cell>
          <table:table-cell office:value-type="string" table:style-name="ce82">
            <text:p>REGEST</text:p>
          </table:table-cell>
          <table:table-cell table:style-name="ce77"/>
          <table:table-cell table:style-name="ce18"/>
          <table:table-cell table:number-columns-repeated="16379"/>
        </table:table-row>
        <table:table-row table:style-name="ro4">
          <table:table-cell table:style-name="ce79"/>
          <table:table-cell office:value-type="string" table:style-name="ce77">
            <text:p>Valores:<text:s text:c="2"/></text:p>
          </table:table-cell>
          <table:table-cell table:style-name="ce78"/>
          <table:table-cell table:style-name="ce77"/>
          <table:table-cell table:style-name="ce18"/>
          <table:table-cell table:number-columns-repeated="16379"/>
        </table:table-row>
        <table:table-row table:style-name="ro4">
          <table:table-cell table:style-name="ce79"/>
          <table:table-cell office:value-type="string" table:style-name="ce92">
            <text:p>115 = UE- 15 (Excepto Francia y Portugal)</text:p>
          </table:table-cell>
          <table:table-cell table:style-name="ce78"/>
          <table:table-cell table:style-name="ce77"/>
          <table:table-cell office:value-type="string" table:style-name="ce92">
            <text:p>310 = Centroamérica y Caribe</text:p>
          </table:table-cell>
          <table:table-cell table:number-columns-repeated="16379"/>
        </table:table-row>
        <table:table-row table:style-name="ro4">
          <table:table-cell table:style-name="ce79"/>
          <table:table-cell office:value-type="string" table:style-name="ce77">
            <text:p>Alemania</text:p>
          </table:table-cell>
          <table:table-cell table:style-name="ce78"/>
          <table:table-cell table:style-name="ce77"/>
          <table:table-cell office:value-type="string" table:style-name="ce77">
            <text:p>Costa Rica</text:p>
          </table:table-cell>
          <table:table-cell table:number-columns-repeated="16379"/>
        </table:table-row>
        <table:table-row table:style-name="ro4">
          <table:table-cell table:style-name="ce79"/>
          <table:table-cell office:value-type="string" table:style-name="ce77">
            <text:p>Austria</text:p>
          </table:table-cell>
          <table:table-cell table:style-name="ce78"/>
          <table:table-cell table:style-name="ce77"/>
          <table:table-cell office:value-type="string" table:style-name="ce77">
            <text:p>Cuba</text:p>
          </table:table-cell>
          <table:table-cell table:number-columns-repeated="16379"/>
        </table:table-row>
        <table:table-row table:style-name="ro4">
          <table:table-cell table:style-name="ce79"/>
          <table:table-cell office:value-type="string" table:style-name="ce77">
            <text:p>Bélgica</text:p>
          </table:table-cell>
          <table:table-cell table:style-name="ce78"/>
          <table:table-cell table:style-name="ce77"/>
          <table:table-cell office:value-type="string" table:style-name="ce77">
            <text:p>El Salvador</text:p>
          </table:table-cell>
          <table:table-cell table:number-columns-repeated="16379"/>
        </table:table-row>
        <table:table-row table:style-name="ro4">
          <table:table-cell table:style-name="ce79"/>
          <table:table-cell office:value-type="string" table:style-name="ce77">
            <text:p>Dinamarca</text:p>
          </table:table-cell>
          <table:table-cell table:style-name="ce78"/>
          <table:table-cell table:style-name="ce77"/>
          <table:table-cell office:value-type="string" table:style-name="ce77">
            <text:p>Guatemala</text:p>
          </table:table-cell>
          <table:table-cell table:number-columns-repeated="16379"/>
        </table:table-row>
        <table:table-row table:style-name="ro4">
          <table:table-cell table:style-name="ce79"/>
          <table:table-cell office:value-type="string" table:style-name="ce77">
            <text:p>Fnlandia</text:p>
          </table:table-cell>
          <table:table-cell table:style-name="ce78"/>
          <table:table-cell table:style-name="ce77"/>
          <table:table-cell office:value-type="string" table:style-name="ce77">
            <text:p>Haití</text:p>
          </table:table-cell>
          <table:table-cell table:number-columns-repeated="16379"/>
        </table:table-row>
        <table:table-row table:style-name="ro4">
          <table:table-cell table:style-name="ce79"/>
          <table:table-cell office:value-type="string" table:style-name="ce77">
            <text:p>Grecia</text:p>
          </table:table-cell>
          <table:table-cell table:style-name="ce78"/>
          <table:table-cell table:style-name="ce77"/>
          <table:table-cell office:value-type="string" table:style-name="ce77">
            <text:p>Honduras</text:p>
          </table:table-cell>
          <table:table-cell table:number-columns-repeated="16379"/>
        </table:table-row>
        <table:table-row table:style-name="ro4">
          <table:table-cell table:style-name="ce79"/>
          <table:table-cell office:value-type="string" table:style-name="ce77">
            <text:p>Irlanda</text:p>
          </table:table-cell>
          <table:table-cell table:style-name="ce78"/>
          <table:table-cell table:style-name="ce77"/>
          <table:table-cell office:value-type="string" table:style-name="ce77">
            <text:p>México</text:p>
          </table:table-cell>
          <table:table-cell table:number-columns-repeated="16379"/>
        </table:table-row>
        <table:table-row table:style-name="ro4">
          <table:table-cell table:style-name="ce79"/>
          <table:table-cell office:value-type="string" table:style-name="ce77">
            <text:p>Italia</text:p>
          </table:table-cell>
          <table:table-cell table:style-name="ce78"/>
          <table:table-cell table:style-name="ce77"/>
          <table:table-cell office:value-type="string" table:style-name="ce77">
            <text:p>Nicaragua</text:p>
          </table:table-cell>
          <table:table-cell table:number-columns-repeated="16379"/>
        </table:table-row>
        <table:table-row table:style-name="ro4">
          <table:table-cell table:style-name="ce79"/>
          <table:table-cell office:value-type="string" table:style-name="ce77">
            <text:p>Luxemburgo</text:p>
          </table:table-cell>
          <table:table-cell table:style-name="ce78"/>
          <table:table-cell table:style-name="ce77"/>
          <table:table-cell office:value-type="string" table:style-name="ce77">
            <text:p>Panamá</text:p>
          </table:table-cell>
          <table:table-cell table:number-columns-repeated="16379"/>
        </table:table-row>
        <table:table-row table:style-name="ro4">
          <table:table-cell table:style-name="ce79"/>
          <table:table-cell office:value-type="string" table:style-name="ce77">
            <text:p>Países bajos</text:p>
          </table:table-cell>
          <table:table-cell table:style-name="ce78"/>
          <table:table-cell table:style-name="ce77"/>
          <table:table-cell office:value-type="string" table:style-name="ce77">
            <text:p>Puerto Rico</text:p>
          </table:table-cell>
          <table:table-cell table:number-columns-repeated="16379"/>
        </table:table-row>
        <table:table-row table:style-name="ro4">
          <table:table-cell table:style-name="ce79"/>
          <table:table-cell office:value-type="string" table:style-name="ce77">
            <text:p>Reino unido</text:p>
          </table:table-cell>
          <table:table-cell table:style-name="ce78"/>
          <table:table-cell table:style-name="ce77"/>
          <table:table-cell office:value-type="string" table:style-name="ce77">
            <text:p>República Dominicana</text:p>
          </table:table-cell>
          <table:table-cell table:number-columns-repeated="16379"/>
        </table:table-row>
        <table:table-row table:style-name="ro4">
          <table:table-cell table:style-name="ce79"/>
          <table:table-cell office:value-type="string" table:style-name="ce77">
            <text:p>Suecia</text:p>
          </table:table-cell>
          <table:table-cell table:style-name="ce78"/>
          <table:table-cell table:style-name="ce77"/>
          <table:table-cell office:value-type="string" table:style-name="ce77">
            <text:p>Otr. Países y Territ. dep. América Central y Caribe</text:p>
          </table:table-cell>
          <table:table-cell table:number-columns-repeated="16379"/>
        </table:table-row>
        <table:table-row table:style-name="ro4">
          <table:table-cell table:style-name="ce79"/>
          <table:table-cell office:value-type="string" table:style-name="ce92">
            <text:p>125 = UE- 25 (no UE-15)</text:p>
          </table:table-cell>
          <table:table-cell table:style-name="ce78"/>
          <table:table-cell table:style-name="ce77"/>
          <table:table-cell office:value-type="string" table:style-name="ce92">
            <text:p>350 = Sudamérica</text:p>
          </table:table-cell>
          <table:table-cell table:number-columns-repeated="16379"/>
        </table:table-row>
        <table:table-row table:style-name="ro4">
          <table:table-cell table:style-name="ce79"/>
          <table:table-cell office:value-type="string" table:style-name="ce77">
            <text:p>Chipre</text:p>
          </table:table-cell>
          <table:table-cell table:style-name="ce78"/>
          <table:table-cell table:style-name="ce77"/>
          <table:table-cell office:value-type="string" table:style-name="ce77">
            <text:p>Argentina</text:p>
          </table:table-cell>
          <table:table-cell table:number-columns-repeated="16379"/>
        </table:table-row>
        <table:table-row table:style-name="ro4">
          <table:table-cell table:style-name="ce79"/>
          <table:table-cell office:value-type="string" table:style-name="ce77">
            <text:p>Eslovenia</text:p>
          </table:table-cell>
          <table:table-cell table:style-name="ce78"/>
          <table:table-cell table:style-name="ce77"/>
          <table:table-cell office:value-type="string" table:style-name="ce77">
            <text:p>Bolivia</text:p>
          </table:table-cell>
          <table:table-cell table:number-columns-repeated="16379"/>
        </table:table-row>
        <table:table-row table:style-name="ro4">
          <table:table-cell table:style-name="ce79"/>
          <table:table-cell office:value-type="string" table:style-name="ce77">
            <text:p>Estonia</text:p>
          </table:table-cell>
          <table:table-cell table:style-name="ce78"/>
          <table:table-cell table:style-name="ce77"/>
          <table:table-cell office:value-type="string" table:style-name="ce77">
            <text:p>Brasil</text:p>
          </table:table-cell>
          <table:table-cell table:number-columns-repeated="16379"/>
        </table:table-row>
        <table:table-row table:style-name="ro4">
          <table:table-cell table:style-name="ce79"/>
          <table:table-cell office:value-type="string" table:style-name="ce77">
            <text:p>Hungría</text:p>
          </table:table-cell>
          <table:table-cell table:style-name="ce78"/>
          <table:table-cell table:style-name="ce77"/>
          <table:table-cell office:value-type="string" table:style-name="ce77">
            <text:p>Chile</text:p>
          </table:table-cell>
          <table:table-cell table:number-columns-repeated="16379"/>
        </table:table-row>
        <table:table-row table:style-name="ro4">
          <table:table-cell table:style-name="ce79"/>
          <table:table-cell office:value-type="string" table:style-name="ce77">
            <text:p>Letonia</text:p>
          </table:table-cell>
          <table:table-cell table:style-name="ce78"/>
          <table:table-cell table:style-name="ce77"/>
          <table:table-cell office:value-type="string" table:style-name="ce77">
            <text:p>Colombia</text:p>
          </table:table-cell>
          <table:table-cell table:number-columns-repeated="16379"/>
        </table:table-row>
        <table:table-row table:style-name="ro4">
          <table:table-cell table:style-name="ce79"/>
          <table:table-cell office:value-type="string" table:style-name="ce77">
            <text:p>Lituania</text:p>
          </table:table-cell>
          <table:table-cell table:style-name="ce78"/>
          <table:table-cell table:style-name="ce77"/>
          <table:table-cell office:value-type="string" table:style-name="ce77">
            <text:p>Ecuador</text:p>
          </table:table-cell>
          <table:table-cell table:number-columns-repeated="16379"/>
        </table:table-row>
        <table:table-row table:style-name="ro4">
          <table:table-cell table:style-name="ce79"/>
          <table:table-cell office:value-type="string" table:style-name="ce77">
            <text:p>Malta</text:p>
          </table:table-cell>
          <table:table-cell table:style-name="ce78"/>
          <table:table-cell table:style-name="ce77"/>
          <table:table-cell office:value-type="string" table:style-name="ce77">
            <text:p>Paraguay</text:p>
          </table:table-cell>
          <table:table-cell table:number-columns-repeated="16379"/>
        </table:table-row>
        <table:table-row table:style-name="ro4">
          <table:table-cell table:style-name="ce79"/>
          <table:table-cell office:value-type="string" table:style-name="ce77">
            <text:p>Polonia</text:p>
          </table:table-cell>
          <table:table-cell table:style-name="ce78"/>
          <table:table-cell table:style-name="ce77"/>
          <table:table-cell office:value-type="string" table:style-name="ce77">
            <text:p>Perú</text:p>
          </table:table-cell>
          <table:table-cell table:number-columns-repeated="16379"/>
        </table:table-row>
        <table:table-row table:style-name="ro4">
          <table:table-cell table:style-name="ce79"/>
          <table:table-cell office:value-type="string" table:style-name="ce77">
            <text:p>República Checa o Chequia</text:p>
          </table:table-cell>
          <table:table-cell table:style-name="ce78"/>
          <table:table-cell table:style-name="ce77"/>
          <table:table-cell office:value-type="string" table:style-name="ce77">
            <text:p>Uruguay</text:p>
          </table:table-cell>
          <table:table-cell table:number-columns-repeated="16379"/>
        </table:table-row>
        <table:table-row table:style-name="ro4">
          <table:table-cell table:style-name="ce79"/>
          <table:table-cell office:value-type="string" table:style-name="ce77">
            <text:p>República Eslovaca o Eslovaquia</text:p>
          </table:table-cell>
          <table:table-cell table:style-name="ce78"/>
          <table:table-cell table:style-name="ce77"/>
          <table:table-cell office:value-type="string" table:style-name="ce77">
            <text:p>Venezuela</text:p>
          </table:table-cell>
          <table:table-cell table:number-columns-repeated="16379"/>
        </table:table-row>
        <table:table-row table:style-name="ro4">
          <table:table-cell table:style-name="ce79"/>
          <table:table-cell office:value-type="string" table:style-name="ce92">
            <text:p>127** = UE- 27 (no UE-25)</text:p>
          </table:table-cell>
          <table:table-cell table:style-name="ce78"/>
          <table:table-cell table:style-name="ce77"/>
          <table:table-cell office:value-type="string" table:style-name="ce77">
            <text:p>Otros Países y Territorios dep. en Sudamérica</text:p>
          </table:table-cell>
          <table:table-cell table:number-columns-repeated="16379"/>
        </table:table-row>
        <table:table-row table:style-name="ro4">
          <table:table-cell table:style-name="ce79"/>
          <table:table-cell office:value-type="string" table:style-name="ce77">
            <text:p>Bulgaria</text:p>
          </table:table-cell>
          <table:table-cell table:style-name="ce78"/>
          <table:table-cell table:style-name="ce77"/>
          <table:table-cell table:style-name="ce18"/>
          <table:table-cell table:number-columns-repeated="16379"/>
        </table:table-row>
        <table:table-row table:style-name="ro4">
          <table:table-cell table:style-name="ce79"/>
          <table:table-cell office:value-type="string" table:style-name="ce77">
            <text:p>Rumanía</text:p>
          </table:table-cell>
          <table:table-cell table:style-name="ce78"/>
          <table:table-cell table:style-name="ce77"/>
          <table:table-cell table:style-name="ce18"/>
          <table:table-cell table:number-columns-repeated="16379"/>
        </table:table-row>
        <table:table-row table:style-name="ro4">
          <table:table-cell table:style-name="ce79"/>
          <table:table-cell table:style-name="ce77"/>
          <table:table-cell table:style-name="ce78"/>
          <table:table-cell table:style-name="ce77"/>
          <table:table-cell table:style-name="ce18"/>
          <table:table-cell table:number-columns-repeated="16379"/>
        </table:table-row>
        <table:table-row table:style-name="ro4">
          <table:table-cell table:style-name="ce79"/>
          <table:table-cell office:value-type="string" table:style-name="ce92">
            <text:p>128*** = UE- 28 (no UE-27)</text:p>
          </table:table-cell>
          <table:table-cell table:style-name="ce78"/>
          <table:table-cell table:style-name="ce77"/>
          <table:table-cell table:style-name="ce18"/>
          <table:table-cell table:number-columns-repeated="16379"/>
        </table:table-row>
        <table:table-row table:style-name="ro4">
          <table:table-cell table:style-name="ce79"/>
          <table:table-cell office:value-type="string" table:style-name="ce77">
            <text:p>Bulgaria</text:p>
          </table:table-cell>
          <table:table-cell table:style-name="ce78"/>
          <table:table-cell table:style-name="ce77"/>
          <table:table-cell table:style-name="ce18"/>
          <table:table-cell table:number-columns-repeated="16379"/>
        </table:table-row>
        <table:table-row table:style-name="ro4">
          <table:table-cell table:style-name="ce79"/>
          <table:table-cell office:value-type="string" table:style-name="ce77">
            <text:p>Rumanía</text:p>
          </table:table-cell>
          <table:table-cell table:style-name="ce78"/>
          <table:table-cell table:style-name="ce77"/>
          <table:table-cell table:style-name="ce18"/>
          <table:table-cell table:number-columns-repeated="16379"/>
        </table:table-row>
        <table:table-row table:style-name="ro4">
          <table:table-cell table:style-name="ce79"/>
          <table:table-cell office:value-type="string" table:style-name="ce77">
            <text:p>Croacia</text:p>
          </table:table-cell>
          <table:table-cell table:style-name="ce78"/>
          <table:table-cell table:style-name="ce77"/>
          <table:table-cell table:style-name="ce18"/>
          <table:table-cell table:number-columns-repeated="16379"/>
        </table:table-row>
        <table:table-row table:style-name="ro4">
          <table:table-cell table:style-name="ce79"/>
          <table:table-cell table:style-name="ce77"/>
          <table:table-cell table:style-name="ce78"/>
          <table:table-cell table:style-name="ce77"/>
          <table:table-cell table:style-name="ce18"/>
          <table:table-cell table:number-columns-repeated="16379"/>
        </table:table-row>
        <table:table-row table:style-name="ro4">
          <table:table-cell table:style-name="ce79"/>
          <table:table-cell office:value-type="string" table:style-name="ce92">
            <text:p>100 = Resto de Europa (Excepto Andorra)</text:p>
          </table:table-cell>
          <table:table-cell table:style-name="ce78"/>
          <table:table-cell table:style-name="ce77"/>
          <table:table-cell office:value-type="string" table:style-name="ce92">
            <text:p>400 = Asia Oriental (Lejano Oriente)</text:p>
          </table:table-cell>
          <table:table-cell table:number-columns-repeated="16379"/>
        </table:table-row>
        <table:table-row table:style-name="ro4">
          <table:table-cell table:style-name="ce79"/>
          <table:table-cell office:value-type="string" table:style-name="ce77">
            <text:p>Albania</text:p>
          </table:table-cell>
          <table:table-cell table:style-name="ce78"/>
          <table:table-cell table:style-name="ce77"/>
          <table:table-cell office:value-type="string" table:style-name="ce77">
            <text:p>China, incluyendo Hong-kong y Macao</text:p>
          </table:table-cell>
          <table:table-cell table:number-columns-repeated="16379"/>
        </table:table-row>
        <table:table-row table:style-name="ro4">
          <table:table-cell table:style-name="ce79"/>
          <table:table-cell office:value-type="string" table:style-name="ce77">
            <text:p>Armenia</text:p>
          </table:table-cell>
          <table:table-cell table:style-name="ce78"/>
          <table:table-cell table:style-name="ce77"/>
          <table:table-cell office:value-type="string" table:style-name="ce77">
            <text:p>Corea del Norte</text:p>
          </table:table-cell>
          <table:table-cell table:number-columns-repeated="16379"/>
        </table:table-row>
        <table:table-row table:style-name="ro4">
          <table:table-cell table:style-name="ce79"/>
          <table:table-cell office:value-type="string" table:style-name="ce77">
            <text:p>Azerbaiyan</text:p>
          </table:table-cell>
          <table:table-cell table:style-name="ce78"/>
          <table:table-cell table:style-name="ce77"/>
          <table:table-cell office:value-type="string" table:style-name="ce77">
            <text:p>Corea del Sur</text:p>
          </table:table-cell>
          <table:table-cell table:number-columns-repeated="16379"/>
        </table:table-row>
        <table:table-row table:style-name="ro4">
          <table:table-cell table:style-name="ce79"/>
          <table:table-cell office:value-type="string" table:style-name="ce77">
            <text:p>Bielorrusia</text:p>
          </table:table-cell>
          <table:table-cell table:style-name="ce78"/>
          <table:table-cell table:style-name="ce77"/>
          <table:table-cell office:value-type="string" table:style-name="ce77">
            <text:p>Japón</text:p>
          </table:table-cell>
          <table:table-cell table:number-columns-repeated="16379"/>
        </table:table-row>
        <table:table-row table:style-name="ro4">
          <table:table-cell table:style-name="ce79"/>
          <table:table-cell office:value-type="string" table:style-name="ce77">
            <text:p>Bosnia-herzegovina</text:p>
          </table:table-cell>
          <table:table-cell table:style-name="ce78"/>
          <table:table-cell table:style-name="ce77"/>
          <table:table-cell office:value-type="string" table:style-name="ce77">
            <text:p>Mongolia</text:p>
          </table:table-cell>
          <table:table-cell table:number-columns-repeated="16379"/>
        </table:table-row>
        <table:table-row table:style-name="ro4">
          <table:table-cell table:style-name="ce79"/>
          <table:table-cell office:value-type="string" table:style-name="ce77">
            <text:p>Georgia</text:p>
          </table:table-cell>
          <table:table-cell table:style-name="ce78"/>
          <table:table-cell table:style-name="ce77"/>
          <table:table-cell office:value-type="string" table:style-name="ce77">
            <text:p>Taiwan</text:p>
          </table:table-cell>
          <table:table-cell table:number-columns-repeated="16379"/>
        </table:table-row>
        <table:table-row table:style-name="ro4">
          <table:table-cell table:style-name="ce79"/>
          <table:table-cell office:value-type="string" table:style-name="ce77">
            <text:p>Islandia</text:p>
          </table:table-cell>
          <table:table-cell table:style-name="ce78"/>
          <table:table-cell table:style-name="ce77"/>
          <table:table-cell office:value-type="string" table:style-name="ce92">
            <text:p>410 = Asia Occidental (Oriente Próximo)</text:p>
          </table:table-cell>
          <table:table-cell table:number-columns-repeated="16379"/>
        </table:table-row>
        <table:table-row table:style-name="ro4">
          <table:table-cell table:style-name="ce79"/>
          <table:table-cell office:value-type="string" table:style-name="ce77">
            <text:p>Liechtenstein</text:p>
          </table:table-cell>
          <table:table-cell table:style-name="ce78"/>
          <table:table-cell table:style-name="ce77"/>
          <table:table-cell office:value-type="string" table:style-name="ce77">
            <text:p>Arabia Saudí</text:p>
          </table:table-cell>
          <table:table-cell table:number-columns-repeated="16379"/>
        </table:table-row>
        <table:table-row table:style-name="ro4">
          <table:table-cell table:style-name="ce79"/>
          <table:table-cell office:value-type="string" table:style-name="ce77">
            <text:p>Macedonia</text:p>
          </table:table-cell>
          <table:table-cell table:style-name="ce78"/>
          <table:table-cell table:style-name="ce77"/>
          <table:table-cell office:value-type="string" table:style-name="ce77">
            <text:p>Irak</text:p>
          </table:table-cell>
          <table:table-cell table:number-columns-repeated="16379"/>
        </table:table-row>
        <table:table-row table:style-name="ro4">
          <table:table-cell table:style-name="ce79"/>
          <table:table-cell office:value-type="string" table:style-name="ce77">
            <text:p>Moldavia</text:p>
          </table:table-cell>
          <table:table-cell table:style-name="ce78"/>
          <table:table-cell table:style-name="ce77"/>
          <table:table-cell office:value-type="string" table:style-name="ce77">
            <text:p>Israel</text:p>
          </table:table-cell>
          <table:table-cell table:number-columns-repeated="16379"/>
        </table:table-row>
        <table:table-row table:style-name="ro4">
          <table:table-cell table:style-name="ce79"/>
          <table:table-cell office:value-type="string" table:style-name="ce77">
            <text:p>Mónaco</text:p>
          </table:table-cell>
          <table:table-cell table:style-name="ce78"/>
          <table:table-cell table:style-name="ce77"/>
          <table:table-cell office:value-type="string" table:style-name="ce77">
            <text:p>Jordania</text:p>
          </table:table-cell>
          <table:table-cell table:number-columns-repeated="16379"/>
        </table:table-row>
        <table:table-row table:style-name="ro4">
          <table:table-cell table:style-name="ce79"/>
          <table:table-cell office:value-type="string" table:style-name="ce77">
            <text:p>Noruega</text:p>
          </table:table-cell>
          <table:table-cell table:style-name="ce78"/>
          <table:table-cell table:style-name="ce77"/>
          <table:table-cell office:value-type="string" table:style-name="ce77">
            <text:p>Líbano</text:p>
          </table:table-cell>
          <table:table-cell table:number-columns-repeated="16379"/>
        </table:table-row>
        <table:table-row table:style-name="ro4">
          <table:table-cell table:style-name="ce79"/>
          <table:table-cell office:value-type="string" table:style-name="ce77">
            <text:p>Rusia</text:p>
          </table:table-cell>
          <table:table-cell table:style-name="ce78"/>
          <table:table-cell table:style-name="ce77"/>
          <table:table-cell office:value-type="string" table:style-name="ce77">
            <text:p>Siria</text:p>
          </table:table-cell>
          <table:table-cell table:number-columns-repeated="16379"/>
        </table:table-row>
        <table:table-row table:style-name="ro4">
          <table:table-cell table:style-name="ce79"/>
          <table:table-cell office:value-type="string" table:style-name="ce77">
            <text:p>San Marino</text:p>
          </table:table-cell>
          <table:table-cell table:style-name="ce78"/>
          <table:table-cell table:style-name="ce77"/>
          <table:table-cell office:value-type="string" table:style-name="ce77">
            <text:p><text:s/>Palestina*</text:p>
          </table:table-cell>
          <table:table-cell table:number-columns-repeated="16379"/>
        </table:table-row>
        <table:table-row table:style-name="ro4">
          <table:table-cell table:style-name="ce79"/>
          <table:table-cell office:value-type="string" table:style-name="ce77">
            <text:p>Santa Sede</text:p>
          </table:table-cell>
          <table:table-cell table:style-name="ce78"/>
          <table:table-cell table:style-name="ce77"/>
          <table:table-cell office:value-type="string" table:style-name="ce77">
            <text:p>Otr. Países y Territ. dep. en el Oriente Próximo</text:p>
          </table:table-cell>
          <table:table-cell table:number-columns-repeated="16379"/>
        </table:table-row>
        <table:table-row table:style-name="ro4">
          <table:table-cell table:style-name="ce79"/>
          <table:table-cell office:value-type="string" table:style-name="ce77">
            <text:p>Suiza</text:p>
          </table:table-cell>
          <table:table-cell table:style-name="ce78"/>
          <table:table-cell table:style-name="ce77"/>
          <table:table-cell office:value-type="string" table:style-name="ce92">
            <text:p>420 = Asia del Sur y Sudoeste</text:p>
          </table:table-cell>
          <table:table-cell table:number-columns-repeated="16379"/>
        </table:table-row>
        <table:table-row table:style-name="ro4">
          <table:table-cell table:style-name="ce79"/>
          <table:table-cell office:value-type="string" table:style-name="ce77">
            <text:p>Turquía</text:p>
          </table:table-cell>
          <table:table-cell table:style-name="ce78"/>
          <table:table-cell table:style-name="ce77"/>
          <table:table-cell office:value-type="string" table:style-name="ce77">
            <text:p>Bangladesh</text:p>
          </table:table-cell>
          <table:table-cell table:number-columns-repeated="16379"/>
        </table:table-row>
        <table:table-row table:style-name="ro4">
          <table:table-cell table:style-name="ce79"/>
          <table:table-cell office:value-type="string" table:style-name="ce77">
            <text:p>Ucrania</text:p>
          </table:table-cell>
          <table:table-cell table:style-name="ce78"/>
          <table:table-cell table:style-name="ce77"/>
          <table:table-cell office:value-type="string" table:style-name="ce77">
            <text:p>Camboya</text:p>
          </table:table-cell>
          <table:table-cell table:number-columns-repeated="16379"/>
        </table:table-row>
        <table:table-row table:style-name="ro7">
          <table:table-cell table:style-name="ce79"/>
          <table:table-cell office:value-type="string" table:style-name="ce77">
            <text:p>Kosovo<text:span text:style-name="T13">1</text:span></text:p>
          </table:table-cell>
          <table:table-cell table:style-name="ce78"/>
          <table:table-cell table:style-name="ce77"/>
          <table:table-cell office:value-type="string" table:style-name="ce77">
            <text:p>Filipinas</text:p>
          </table:table-cell>
          <table:table-cell table:number-columns-repeated="16379"/>
        </table:table-row>
        <table:table-row table:style-name="ro7">
          <table:table-cell table:style-name="ce79"/>
          <table:table-cell office:value-type="string" table:style-name="ce77">
            <text:p>Montenegro<text:span text:style-name="T13">1</text:span></text:p>
          </table:table-cell>
          <table:table-cell table:style-name="ce78"/>
          <table:table-cell table:style-name="ce77"/>
          <table:table-cell office:value-type="string" table:style-name="ce77">
            <text:p>India</text:p>
          </table:table-cell>
          <table:table-cell table:number-columns-repeated="16379"/>
        </table:table-row>
        <table:table-row table:style-name="ro7">
          <table:table-cell table:style-name="ce79"/>
          <table:table-cell office:value-type="string" table:style-name="ce77">
            <text:p>Serbia<text:span text:style-name="T13">1</text:span></text:p>
          </table:table-cell>
          <table:table-cell table:style-name="ce78"/>
          <table:table-cell table:style-name="ce77"/>
          <table:table-cell office:value-type="string" table:style-name="ce77">
            <text:p>Indonesia</text:p>
          </table:table-cell>
          <table:table-cell table:number-columns-repeated="16379"/>
        </table:table-row>
        <table:table-row table:style-name="ro4">
          <table:table-cell table:style-name="ce79"/>
          <table:table-cell office:value-type="string" table:style-name="ce36">
            <text:p>Islas Feroe<text:span text:style-name="T9"><text:s/>2</text:span></text:p>
          </table:table-cell>
          <table:table-cell table:style-name="ce78"/>
          <table:table-cell table:style-name="ce77"/>
          <table:table-cell office:value-type="string" table:style-name="ce77">
            <text:p>Irán</text:p>
          </table:table-cell>
          <table:table-cell table:number-columns-repeated="16379"/>
        </table:table-row>
        <table:table-row table:style-name="ro4">
          <table:table-cell table:style-name="ce79"/>
          <table:table-cell office:value-type="string" table:style-name="ce36">
            <text:p>Isla de Man<text:span text:style-name="T9"><text:s/>2</text:span></text:p>
          </table:table-cell>
          <table:table-cell table:style-name="ce78"/>
          <table:table-cell table:style-name="ce77"/>
          <table:table-cell office:value-type="string" table:style-name="ce77">
            <text:p>Laos</text:p>
          </table:table-cell>
          <table:table-cell table:number-columns-repeated="16379"/>
        </table:table-row>
        <table:table-row table:style-name="ro4">
          <table:table-cell table:style-name="ce79"/>
          <table:table-cell office:value-type="string" table:style-name="ce36">
            <text:p>Guernsey<text:s/><text:span text:style-name="T9">2</text:span></text:p>
          </table:table-cell>
          <table:table-cell table:style-name="ce78"/>
          <table:table-cell table:style-name="ce77"/>
          <table:table-cell office:value-type="string" table:style-name="ce77">
            <text:p>Pakistán</text:p>
          </table:table-cell>
          <table:table-cell table:number-columns-repeated="16379"/>
        </table:table-row>
        <table:table-row table:style-name="ro4">
          <table:table-cell table:style-name="ce79"/>
          <table:table-cell office:value-type="string" table:style-name="ce36">
            <text:p>Jersey<text:s/><text:span text:style-name="T9">2</text:span></text:p>
          </table:table-cell>
          <table:table-cell table:style-name="ce78"/>
          <table:table-cell table:style-name="ce77"/>
          <table:table-cell office:value-type="string" table:style-name="ce77">
            <text:p>Sri Lanka</text:p>
          </table:table-cell>
          <table:table-cell table:number-columns-repeated="16379"/>
        </table:table-row>
        <table:table-row table:style-name="ro4">
          <table:table-cell table:style-name="ce79"/>
          <table:table-cell office:value-type="string" table:style-name="ce77">
            <text:p>Gibraltar</text:p>
          </table:table-cell>
          <table:table-cell table:style-name="ce78"/>
          <table:table-cell table:style-name="ce77"/>
          <table:table-cell office:value-type="string" table:style-name="ce77">
            <text:p>Tailandia</text:p>
          </table:table-cell>
          <table:table-cell table:number-columns-repeated="16379"/>
        </table:table-row>
        <table:table-row table:style-name="ro4">
          <table:table-cell table:style-name="ce79"/>
          <table:table-cell office:value-type="string" table:style-name="ce92">
            <text:p>200 = África (Excepto Marruecos)</text:p>
          </table:table-cell>
          <table:table-cell table:style-name="ce78"/>
          <table:table-cell table:style-name="ce77"/>
          <table:table-cell office:value-type="string" table:style-name="ce77">
            <text:p>Vietnam</text:p>
          </table:table-cell>
          <table:table-cell table:number-columns-repeated="16379"/>
        </table:table-row>
        <table:table-row table:style-name="ro4">
          <table:table-cell table:style-name="ce79"/>
          <table:table-cell office:value-type="string" table:style-name="ce77">
            <text:p>Argelia</text:p>
          </table:table-cell>
          <table:table-cell table:style-name="ce78"/>
          <table:table-cell table:style-name="ce77"/>
          <table:table-cell office:value-type="string" table:style-name="ce77">
            <text:p><text:s/>kazajstán*</text:p>
          </table:table-cell>
          <table:table-cell table:number-columns-repeated="16379"/>
        </table:table-row>
        <table:table-row table:style-name="ro4">
          <table:table-cell table:style-name="ce79"/>
          <table:table-cell office:value-type="string" table:style-name="ce77">
            <text:p>Cabo Verde</text:p>
          </table:table-cell>
          <table:table-cell table:style-name="ce78"/>
          <table:table-cell table:style-name="ce77"/>
          <table:table-cell office:value-type="string" table:style-name="ce77">
            <text:p>kirguistán*</text:p>
          </table:table-cell>
          <table:table-cell table:number-columns-repeated="16379"/>
        </table:table-row>
        <table:table-row table:style-name="ro4">
          <table:table-cell table:style-name="ce79"/>
          <table:table-cell office:value-type="string" table:style-name="ce77">
            <text:p>Egipto</text:p>
          </table:table-cell>
          <table:table-cell table:style-name="ce78"/>
          <table:table-cell table:style-name="ce77"/>
          <table:table-cell office:value-type="string" table:style-name="ce77">
            <text:p>Tayikistán*</text:p>
          </table:table-cell>
          <table:table-cell table:number-columns-repeated="16379"/>
        </table:table-row>
        <table:table-row table:style-name="ro4">
          <table:table-cell table:style-name="ce79"/>
          <table:table-cell office:value-type="string" table:style-name="ce77">
            <text:p>Gambia</text:p>
          </table:table-cell>
          <table:table-cell table:style-name="ce78"/>
          <table:table-cell table:style-name="ce77"/>
          <table:table-cell office:value-type="string" table:style-name="ce77">
            <text:p>Turkmenistán*</text:p>
          </table:table-cell>
          <table:table-cell table:number-columns-repeated="16379"/>
        </table:table-row>
        <table:table-row table:style-name="ro4">
          <table:table-cell table:style-name="ce79"/>
          <table:table-cell office:value-type="string" table:style-name="ce77">
            <text:p>Guinea Ecuatorial</text:p>
          </table:table-cell>
          <table:table-cell table:style-name="ce78"/>
          <table:table-cell table:style-name="ce77"/>
          <table:table-cell office:value-type="string" table:style-name="ce77">
            <text:p>Uzbekistán*</text:p>
          </table:table-cell>
          <table:table-cell table:number-columns-repeated="16379"/>
        </table:table-row>
        <table:table-row table:style-name="ro4">
          <table:table-cell table:style-name="ce79"/>
          <table:table-cell office:value-type="string" table:style-name="ce77">
            <text:p>Libia</text:p>
          </table:table-cell>
          <table:table-cell table:style-name="ce78"/>
          <table:table-cell table:style-name="ce77"/>
          <table:table-cell office:value-type="string" table:style-name="ce77">
            <text:p>Otr. Países y Territ. dep. en Asia del Sur y Sudeste</text:p>
          </table:table-cell>
          <table:table-cell table:number-columns-repeated="16379"/>
        </table:table-row>
        <table:table-row table:style-name="ro4">
          <table:table-cell table:style-name="ce79"/>
          <table:table-cell office:value-type="string" table:style-name="ce77">
            <text:p>Senegal</text:p>
          </table:table-cell>
          <table:table-cell table:style-name="ce78"/>
          <table:table-cell table:style-name="ce77"/>
          <table:table-cell office:value-type="string" table:style-name="ce92">
            <text:p>500 = Oceanía</text:p>
          </table:table-cell>
          <table:table-cell table:number-columns-repeated="16379"/>
        </table:table-row>
        <table:table-row table:style-name="ro4">
          <table:table-cell table:style-name="ce79"/>
          <table:table-cell office:value-type="string" table:style-name="ce77">
            <text:p>Sudáfrica</text:p>
          </table:table-cell>
          <table:table-cell table:style-name="ce78"/>
          <table:table-cell table:style-name="ce77"/>
          <table:table-cell office:value-type="string" table:style-name="ce77">
            <text:p>Australia</text:p>
          </table:table-cell>
          <table:table-cell table:number-columns-repeated="16379"/>
        </table:table-row>
        <table:table-row table:style-name="ro4">
          <table:table-cell table:style-name="ce79"/>
          <table:table-cell office:value-type="string" table:style-name="ce77">
            <text:p>Sudán</text:p>
          </table:table-cell>
          <table:table-cell table:style-name="ce78"/>
          <table:table-cell table:style-name="ce77"/>
          <table:table-cell office:value-type="string" table:style-name="ce18">
            <text:p>Nueva Zelanda</text:p>
          </table:table-cell>
          <table:table-cell table:number-columns-repeated="16379"/>
        </table:table-row>
        <table:table-row table:style-name="ro4">
          <table:table-cell table:style-name="ce79"/>
          <table:table-cell office:value-type="string" table:style-name="ce77">
            <text:p>Sahara Occidental</text:p>
          </table:table-cell>
          <table:table-cell table:style-name="ce78"/>
          <table:table-cell table:style-name="ce77"/>
          <table:table-cell office:value-type="string" table:style-name="ce18">
            <text:p>Otros Países y Territ. Dependientes en Oceanía</text:p>
          </table:table-cell>
          <table:table-cell table:number-columns-repeated="16379"/>
        </table:table-row>
        <table:table-row table:style-name="ro4">
          <table:table-cell table:style-name="ce79"/>
          <table:table-cell office:value-type="string" table:style-name="ce77">
            <text:p>Túnez</text:p>
          </table:table-cell>
          <table:table-cell table:style-name="ce78"/>
          <table:table-cell table:style-name="ce77"/>
          <table:table-cell table:style-name="ce18"/>
          <table:table-cell table:number-columns-repeated="16379"/>
        </table:table-row>
        <table:table-row table:style-name="ro4">
          <table:table-cell table:style-name="ce79"/>
          <table:table-cell office:value-type="string" table:style-name="ce77">
            <text:p>Etiopía*</text:p>
          </table:table-cell>
          <table:table-cell table:style-name="ce78"/>
          <table:table-cell table:style-name="ce77"/>
          <table:table-cell table:style-name="ce18"/>
          <table:table-cell table:number-columns-repeated="16379"/>
        </table:table-row>
        <table:table-row table:style-name="ro7">
          <table:table-cell table:style-name="ce79"/>
          <table:table-cell office:value-type="string" table:style-name="ce77">
            <text:p>Angola<text:span text:style-name="T13">1</text:span></text:p>
          </table:table-cell>
          <table:table-cell table:style-name="ce78"/>
          <table:table-cell table:style-name="ce77"/>
          <table:table-cell table:style-name="ce18"/>
          <table:table-cell table:number-columns-repeated="16379"/>
        </table:table-row>
        <table:table-row table:style-name="ro7">
          <table:table-cell table:style-name="ce79"/>
          <table:table-cell office:value-type="string" table:style-name="ce77">
            <text:p>República Democrática del Congo<text:span text:style-name="T13">1</text:span></text:p>
          </table:table-cell>
          <table:table-cell table:style-name="ce78"/>
          <table:table-cell table:style-name="ce77"/>
          <table:table-cell table:style-name="ce18"/>
          <table:table-cell table:number-columns-repeated="16379"/>
        </table:table-row>
        <table:table-row table:style-name="ro7">
          <table:table-cell table:style-name="ce79"/>
          <table:table-cell office:value-type="string" table:style-name="ce77">
            <text:p>Camerún<text:span text:style-name="T13">1</text:span></text:p>
          </table:table-cell>
          <table:table-cell table:style-name="ce78"/>
          <table:table-cell table:style-name="ce77"/>
          <table:table-cell table:style-name="ce18"/>
          <table:table-cell table:number-columns-repeated="16379"/>
        </table:table-row>
        <table:table-row table:style-name="ro7">
          <table:table-cell table:style-name="ce79"/>
          <table:table-cell office:value-type="string" table:style-name="ce77">
            <text:p>Ghana<text:span text:style-name="T13">1</text:span></text:p>
          </table:table-cell>
          <table:table-cell table:style-name="ce78"/>
          <table:table-cell table:style-name="ce77"/>
          <table:table-cell table:style-name="ce18"/>
          <table:table-cell table:number-columns-repeated="16379"/>
        </table:table-row>
        <table:table-row table:style-name="ro7">
          <table:table-cell table:style-name="ce79"/>
          <table:table-cell office:value-type="string" table:style-name="ce77">
            <text:p>Guinea<text:span text:style-name="T13">1</text:span></text:p>
          </table:table-cell>
          <table:table-cell table:style-name="ce78"/>
          <table:table-cell table:style-name="ce77"/>
          <table:table-cell table:style-name="ce18"/>
          <table:table-cell table:number-columns-repeated="16379"/>
        </table:table-row>
        <table:table-row table:style-name="ro7">
          <table:table-cell table:style-name="ce79"/>
          <table:table-cell office:value-type="string" table:style-name="ce77">
            <text:p>Guinea-Bissau<text:span text:style-name="T13">1</text:span></text:p>
          </table:table-cell>
          <table:table-cell table:style-name="ce78"/>
          <table:table-cell table:style-name="ce77"/>
          <table:table-cell table:number-columns-repeated="16380" table:style-name="ce1"/>
        </table:table-row>
        <table:table-row table:style-name="ro7">
          <table:table-cell table:style-name="ce79"/>
          <table:table-cell office:value-type="string" table:style-name="ce77">
            <text:p>Mali<text:span text:style-name="T13">1</text:span></text:p>
          </table:table-cell>
          <table:table-cell table:style-name="ce78"/>
          <table:table-cell table:style-name="ce77"/>
          <table:table-cell office:value-type="string" table:style-name="ce92">
            <text:p>600 = Portugal</text:p>
          </table:table-cell>
          <table:table-cell table:number-columns-repeated="16379"/>
        </table:table-row>
        <table:table-row table:style-name="ro7">
          <table:table-cell table:style-name="ce79"/>
          <table:table-cell office:value-type="string" table:style-name="ce77">
            <text:p>Mauritania<text:span text:style-name="T13">1</text:span></text:p>
          </table:table-cell>
          <table:table-cell table:style-name="ce78"/>
          <table:table-cell table:style-name="ce77"/>
          <table:table-cell office:value-type="string" table:style-name="ce92">
            <text:p>610 = Francia</text:p>
          </table:table-cell>
          <table:table-cell table:number-columns-repeated="16379"/>
        </table:table-row>
        <table:table-row table:style-name="ro7">
          <table:table-cell table:style-name="ce79"/>
          <table:table-cell office:value-type="string" table:style-name="ce77">
            <text:p>Nigeria<text:span text:style-name="T13">1</text:span></text:p>
          </table:table-cell>
          <table:table-cell table:style-name="ce78"/>
          <table:table-cell table:style-name="ce77"/>
          <table:table-cell office:value-type="string" table:style-name="ce92">
            <text:p>620 = Andorra</text:p>
          </table:table-cell>
          <table:table-cell table:number-columns-repeated="16379"/>
        </table:table-row>
        <table:table-row table:style-name="ro7">
          <table:table-cell table:style-name="ce79"/>
          <table:table-cell office:value-type="string" table:style-name="ce77">
            <text:p>Otros Países de África<text:span text:style-name="T13">1</text:span></text:p>
          </table:table-cell>
          <table:table-cell table:style-name="ce78"/>
          <table:table-cell table:style-name="ce77"/>
          <table:table-cell office:value-type="string" table:style-name="ce92">
            <text:p>630 = Marruecos</text:p>
          </table:table-cell>
          <table:table-cell table:number-columns-repeated="16379" table:style-name="ce1"/>
        </table:table-row>
        <table:table-row table:number-rows-repeated="2" table:style-name="ro4">
          <table:table-cell table:style-name="ce79"/>
          <table:table-cell table:style-name="ce77"/>
          <table:table-cell table:style-name="ce78"/>
          <table:table-cell table:style-name="ce77"/>
          <table:table-cell table:number-columns-repeated="16380" table:style-name="ce1"/>
        </table:table-row>
        <table:table-row table:style-name="ro4">
          <table:table-cell table:style-name="ce79"/>
          <table:table-cell table:style-name="ce77"/>
          <table:table-cell table:style-name="ce78"/>
          <table:table-cell table:style-name="ce77"/>
          <table:table-cell table:style-name="ce18"/>
          <table:table-cell table:number-columns-repeated="16379" table:style-name="ce1"/>
        </table:table-row>
        <table:table-row table:style-name="ro4">
          <table:table-cell table:style-name="ce79"/>
          <table:table-cell office:value-type="string" table:style-name="ce92">
            <text:p>300 = América del Norte</text:p>
          </table:table-cell>
          <table:table-cell table:style-name="ce78"/>
          <table:table-cell table:style-name="ce77"/>
          <table:table-cell table:style-name="ce18"/>
          <table:table-cell table:number-columns-repeated="16379" table:style-name="ce1"/>
        </table:table-row>
        <table:table-row table:style-name="ro4">
          <table:table-cell table:style-name="ce79"/>
          <table:table-cell office:value-type="string" table:style-name="ce77">
            <text:p>Canadá</text:p>
          </table:table-cell>
          <table:table-cell table:style-name="ce78"/>
          <table:table-cell table:style-name="ce77"/>
          <table:table-cell table:style-name="ce18"/>
          <table:table-cell table:number-columns-repeated="16379" table:style-name="ce1"/>
        </table:table-row>
        <table:table-row table:style-name="ro4">
          <table:table-cell table:style-name="ce79"/>
          <table:table-cell office:value-type="string" table:style-name="ce77">
            <text:p>Estados Unidos de Norteamérica</text:p>
          </table:table-cell>
          <table:table-cell table:style-name="ce78"/>
          <table:table-cell table:style-name="ce77"/>
          <table:table-cell table:style-name="ce18"/>
          <table:table-cell table:number-columns-repeated="16379" table:style-name="ce1"/>
        </table:table-row>
        <table:table-row table:style-name="ro4">
          <table:table-cell table:style-name="ce79"/>
          <table:table-cell office:value-type="string" table:style-name="ce77">
            <text:p>Territ. Dep. en América del Norte (Bermuda,</text:p>
          </table:table-cell>
          <table:table-cell table:style-name="ce78"/>
          <table:table-cell table:style-name="ce77"/>
          <table:table-cell table:style-name="ce18"/>
          <table:table-cell table:number-columns-repeated="16379" table:style-name="ce1"/>
        </table:table-row>
        <table:table-row table:style-name="ro4">
          <table:table-cell table:style-name="ce79"/>
          <table:table-cell office:value-type="string" table:style-name="ce77">
            <text:p><text:s text:c="4"/>Groenlandia, Saint Pierre, Miquelon)</text:p>
          </table:table-cell>
          <table:table-cell table:style-name="ce78"/>
          <table:table-cell table:style-name="ce77"/>
          <table:table-cell table:style-name="ce18"/>
          <table:table-cell table:number-columns-repeated="16379" table:style-name="ce1"/>
        </table:table-row>
        <table:table-row table:style-name="ro4">
          <table:table-cell table:style-name="ce79"/>
          <table:table-cell table:style-name="ce77"/>
          <table:table-cell table:style-name="ce78"/>
          <table:table-cell table:style-name="ce77"/>
          <table:table-cell table:style-name="ce18"/>
          <table:table-cell table:number-columns-repeated="16379" table:style-name="ce1"/>
        </table:table-row>
        <table:table-row table:style-name="ro4">
          <table:table-cell table:style-name="ce79"/>
          <table:table-cell office:value-type="string" table:style-name="ce77">
            <text:p>(*) Estos países se identifican a partir de 2004</text:p>
          </table:table-cell>
          <table:table-cell table:style-name="ce78"/>
          <table:table-cell table:style-name="ce77"/>
          <table:table-cell table:style-name="ce18"/>
          <table:table-cell table:number-columns-repeated="16379" table:style-name="ce1"/>
        </table:table-row>
        <table:table-row table:style-name="ro7">
          <table:table-cell table:style-name="ce79"/>
          <table:table-cell office:value-type="string" table:style-name="ce77">
            <text:p><text:span text:style-name="T13">(1)</text:span><text:span text:style-name="T14"><text:s/>Estos países se identifican a partir de 2006</text:span></text:p>
          </table:table-cell>
          <table:table-cell table:style-name="ce78"/>
          <table:table-cell table:style-name="ce77"/>
          <table:table-cell table:style-name="ce18"/>
          <table:table-cell table:number-columns-repeated="16379" table:style-name="ce1"/>
        </table:table-row>
        <table:table-row table:style-name="ro56">
          <table:table-cell table:style-name="ce79"/>
          <table:table-cell office:value-type="string" table:number-columns-spanned="4" table:number-rows-spanned="1" table:style-name="ce132">
            <text:p>(**) A partir del T1-2009 se añade el código 127-'Países UE-27 no UE-25' que incluye Bulgaria (110) y Rumania (139), ya que se ha terminado el periodo transitorio por el que los trabajadores de Bulgaria y Rumania, pertenecientes a la UE, tenían restricciones en el mercado de trabajo</text:p>
          </table:table-cell>
          <table:covered-table-cell table:number-columns-repeated="3"/>
          <table:table-cell table:number-columns-repeated="16379" table:style-name="ce1"/>
        </table:table-row>
        <table:table-row table:style-name="ro57">
          <table:table-cell table:style-name="ce76"/>
          <table:table-cell office:value-type="string" table:style-name="ce77">
            <text:p><text:span text:style-name="T13">(2)</text:span><text:span text:style-name="T14"><text:s/>Estos países se identifican a partir de 2011</text:span></text:p>
          </table:table-cell>
          <table:table-cell table:style-name="ce78"/>
          <table:table-cell table:style-name="ce77"/>
          <table:table-cell table:style-name="ce18"/>
          <table:table-cell table:number-columns-repeated="16379" table:style-name="ce1"/>
        </table:table-row>
        <table:table-row table:style-name="ro29">
          <table:table-cell table:style-name="ce76"/>
          <table:table-cell office:value-type="string" table:number-columns-spanned="4" table:number-rows-spanned="1" table:style-name="ce132">
            <text:p>(***) A partir del T1-2014 se elimina el código<text:span text:style-name="T15"><text:s/>127-'Países UE-27 no UE-25</text:span><text:span text:style-name="T14">' que incluía Bulgaria (110) y Rumanía (139) y se sustituye por el código<text:s/></text:span><text:span text:style-name="T15">128-'Países UE-27 no UE-27'</text:span><text:span text:style-name="T14"><text:s/>que incluye Bulgaria, Rumanía y Croacia (112) que hasta el T1-2014 estaba incluida en el código<text:s/></text:span><text:span text:style-name="T15">100= Resto de Europa (excepto Andorra)</text:span></text:p>
          </table:table-cell>
          <table:covered-table-cell table:number-columns-repeated="3"/>
          <table:table-cell table:style-name="ce18"/>
          <table:table-cell table:number-columns-repeated="16378"/>
        </table:table-row>
        <table:table-row table:style-name="ro58">
          <table:table-cell table:style-name="ce76"/>
          <table:table-cell table:style-name="ce77"/>
          <table:table-cell table:style-name="ce78"/>
          <table:table-cell table:style-name="ce77"/>
          <table:table-cell table:number-columns-repeated="16380" table:style-name="ce1"/>
        </table:table-row>
        <table:table-row table:style-name="ro4" table:visibility="collapse">
          <table:table-cell table:style-name="ce79"/>
          <table:table-cell table:style-name="ce77"/>
          <table:table-cell table:style-name="ce78"/>
          <table:table-cell table:style-name="ce77"/>
          <table:table-cell table:style-name="ce18"/>
          <table:table-cell table:number-columns-repeated="16379"/>
        </table:table-row>
        <table:table-row table:style-name="ro4" table:visibility="collapse">
          <table:table-cell table:style-name="ce79"/>
          <table:table-cell table:style-name="ce77"/>
          <table:table-cell table:style-name="ce122"/>
          <table:table-cell table:style-name="ce93"/>
          <table:table-cell table:style-name="ce76"/>
          <table:table-cell table:number-columns-repeated="16379"/>
        </table:table-row>
        <table:table-row table:style-name="ro4" table:visibility="collapse">
          <table:table-cell table:style-name="ce79"/>
          <table:table-cell table:style-name="ce93"/>
          <table:table-cell table:style-name="ce122"/>
          <table:table-cell table:style-name="ce93"/>
          <table:table-cell table:style-name="ce76"/>
          <table:table-cell table:number-columns-repeated="16379"/>
        </table:table-row>
        <table:table-row table:style-name="ro4">
          <table:table-cell table:style-name="ce79"/>
          <table:table-cell office:value-type="string" table:style-name="ce80">
            <text:p>Tipo de jornada en su trabajo</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Todas las personas de 16 y más años que trabajaron o tenían empleo la semana de referencia</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PARCO1</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77">
            <text:p>Completa</text:p>
          </table:table-cell>
          <table:table-cell table:number-columns-repeated="16380" table:style-name="ce1"/>
        </table:table-row>
        <table:table-row table:style-name="ro4">
          <table:table-cell table:style-name="ce76"/>
          <table:table-cell table:style-name="ce77"/>
          <table:table-cell office:value-type="float" office:value="6" table:style-name="ce78">
            <text:p>6</text:p>
          </table:table-cell>
          <table:table-cell office:value-type="string" table:style-name="ce77">
            <text:p>Parcial</text:p>
          </table:table-cell>
          <table:table-cell table:number-columns-repeated="16380" table:style-name="ce1"/>
        </table:table-row>
        <table:table-row table:style-name="ro4">
          <table:table-cell table:number-columns-repeated="16384"/>
        </table:table-row>
        <table:table-row table:style-name="ro4">
          <table:table-cell table:style-name="ce76"/>
          <table:table-cell office:value-type="string" table:style-name="ce80">
            <text:p>Motivos de tener jornada parcial</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Ocupados a tiempo parcial</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PARCO2</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83">
            <text:p>01</text:p>
          </table:table-cell>
          <table:table-cell office:value-type="string" table:style-name="ce90">
            <text:p>Seguir cursos de enseñanza o formación</text:p>
          </table:table-cell>
          <table:table-cell table:number-columns-repeated="16380" table:style-name="ce1"/>
        </table:table-row>
        <table:table-row table:style-name="ro4">
          <table:table-cell table:style-name="ce76"/>
          <table:table-cell table:style-name="ce77"/>
          <table:table-cell office:value-type="string" table:style-name="ce83">
            <text:p>02</text:p>
          </table:table-cell>
          <table:table-cell office:value-type="string" table:style-name="ce90">
            <text:p>Enfermedad o incapacidad propia</text:p>
          </table:table-cell>
          <table:table-cell table:number-columns-repeated="16380" table:style-name="ce1"/>
        </table:table-row>
        <table:table-row table:style-name="ro4">
          <table:table-cell table:style-name="ce76"/>
          <table:table-cell table:style-name="ce77"/>
          <table:table-cell office:value-type="string" table:style-name="ce83">
            <text:p>03</text:p>
          </table:table-cell>
          <table:table-cell office:value-type="string" table:style-name="ce90">
            <text:p>Cuidado de niños o de adultos enfermos, incapacitados o mayores</text:p>
          </table:table-cell>
          <table:table-cell table:number-columns-repeated="16380" table:style-name="ce1"/>
        </table:table-row>
        <table:table-row table:style-name="ro31">
          <table:table-cell table:style-name="ce76"/>
          <table:table-cell table:style-name="ce77"/>
          <table:table-cell office:value-type="string" table:style-name="ce83">
            <text:p>04</text:p>
          </table:table-cell>
          <table:table-cell office:value-type="string" table:style-name="ce90">
            <text:p>Otras obligaciones familiares o personales</text:p>
          </table:table-cell>
          <table:table-cell table:number-columns-repeated="16380" table:style-name="ce1"/>
        </table:table-row>
        <table:table-row table:style-name="ro4">
          <table:table-cell table:style-name="ce76"/>
          <table:table-cell table:style-name="ce77"/>
          <table:table-cell office:value-type="string" table:style-name="ce83">
            <text:p>05</text:p>
          </table:table-cell>
          <table:table-cell office:value-type="string" table:style-name="ce90">
            <text:p>No haber podido encontrar un trabajo de jornada completa</text:p>
          </table:table-cell>
          <table:table-cell table:number-columns-repeated="16380"/>
        </table:table-row>
        <table:table-row table:style-name="ro4">
          <table:table-cell table:style-name="ce76"/>
          <table:table-cell table:style-name="ce77"/>
          <table:table-cell office:value-type="string" table:style-name="ce83">
            <text:p>06</text:p>
          </table:table-cell>
          <table:table-cell office:value-type="string" table:style-name="ce90">
            <text:p>No querer un trabajo de jornada completa</text:p>
          </table:table-cell>
          <table:table-cell table:number-columns-repeated="16380"/>
        </table:table-row>
        <table:table-row table:style-name="ro4">
          <table:table-cell table:style-name="ce76"/>
          <table:table-cell table:style-name="ce77"/>
          <table:table-cell office:value-type="string" table:style-name="ce83">
            <text:p>07</text:p>
          </table:table-cell>
          <table:table-cell office:value-type="string" table:style-name="ce90">
            <text:p>Otras razones</text:p>
          </table:table-cell>
          <table:table-cell table:number-columns-repeated="16380"/>
        </table:table-row>
        <table:table-row table:style-name="ro4">
          <table:table-cell table:style-name="ce76"/>
          <table:table-cell table:style-name="ce77"/>
          <table:table-cell office:value-type="string" table:style-name="ce83">
            <text:p>00</text:p>
          </table:table-cell>
          <table:table-cell office:value-type="string" table:style-name="ce90">
            <text:p>Desconoce el motivo</text:p>
          </table:table-cell>
          <table:table-cell table:number-columns-repeated="16380"/>
        </table:table-row>
        <table:table-row table:style-name="ro4">
          <table:table-cell table:style-name="ce76"/>
          <table:table-cell table:style-name="ce77"/>
          <table:table-cell table:style-name="ce83"/>
          <table:table-cell table:style-name="ce90"/>
          <table:table-cell table:number-columns-repeated="16380"/>
        </table:table-row>
        <table:table-row table:style-name="ro4">
          <table:table-cell table:style-name="ce76"/>
          <table:table-cell office:value-type="string" table:style-name="ce80">
            <text:p>Horas pactadas en contrato o acuerdo de trabajo correspondiente al trabajo principal</text:p>
          </table:table-cell>
          <table:table-cell table:style-name="ce83"/>
          <table:table-cell table:style-name="ce90"/>
          <table:table-cell table:number-columns-repeated="16380"/>
        </table:table-row>
        <table:table-row table:style-name="ro4">
          <table:table-cell table:style-name="ce79"/>
          <table:table-cell office:value-type="string" table:style-name="ce77">
            <text:p>Filtro:</text:p>
          </table:table-cell>
          <table:table-cell office:value-type="string" table:style-name="ce78">
            <text:p>Todos los asalariados</text:p>
          </table:table-cell>
          <table:table-cell table:style-name="ce77"/>
          <table:table-cell table:number-columns-repeated="16380"/>
        </table:table-row>
        <table:table-row table:style-name="ro4">
          <table:table-cell table:style-name="ce76"/>
          <table:table-cell office:value-type="string" table:style-name="ce77">
            <text:p>Variable:</text:p>
          </table:table-cell>
          <table:table-cell office:value-type="string" table:style-name="ce82">
            <text:p>HORASP</text:p>
          </table:table-cell>
          <table:table-cell table:style-name="ce77"/>
          <table:table-cell table:number-columns-repeated="16380"/>
        </table:table-row>
        <table:table-row table:style-name="ro4">
          <table:table-cell table:style-name="ce76"/>
          <table:table-cell office:value-type="string" table:style-name="ce77">
            <text:p>Valores:</text:p>
          </table:table-cell>
          <table:table-cell office:value-type="string" table:style-name="ce78">
            <text:p>hhmm</text:p>
          </table:table-cell>
          <table:table-cell table:style-name="ce77"/>
          <table:table-cell table:number-columns-repeated="16380"/>
        </table:table-row>
        <table:table-row table:style-name="ro4">
          <table:table-cell table:style-name="ce76"/>
          <table:table-cell table:style-name="ce77"/>
          <table:table-cell office:value-type="string" table:style-name="ce78">
            <text:p>hh=00-98; 99</text:p>
          </table:table-cell>
          <table:table-cell office:value-type="string" table:style-name="ce77">
            <text:p>99= No puede precisar / no sabe</text:p>
          </table:table-cell>
          <table:table-cell table:number-columns-repeated="16380"/>
        </table:table-row>
        <table:table-row table:style-name="ro4">
          <table:table-cell table:style-name="ce76"/>
          <table:table-cell table:style-name="ce77"/>
          <table:table-cell office:value-type="string" table:style-name="ce78">
            <text:p>mm=00-59; 99</text:p>
          </table:table-cell>
          <table:table-cell office:value-type="string" table:style-name="ce77">
            <text:p>99= No puede precisar / no sabe</text:p>
          </table:table-cell>
          <table:table-cell table:number-columns-repeated="16380"/>
        </table:table-row>
        <table:table-row table:style-name="ro4">
          <table:table-cell table:number-columns-repeated="16384"/>
        </table:table-row>
        <table:table-row table:style-name="ro4">
          <table:table-cell table:style-name="ce76"/>
          <table:table-cell office:value-type="string" table:style-name="ce80">
            <text:p>Horas habituales dedicadas al trabajo principal</text:p>
          </table:table-cell>
          <table:table-cell table:style-name="ce81"/>
          <table:table-cell table:style-name="ce80"/>
          <table:table-cell table:number-columns-repeated="16380"/>
        </table:table-row>
        <table:table-row table:style-name="ro4">
          <table:table-cell table:style-name="ce79"/>
          <table:table-cell office:value-type="string" table:style-name="ce77">
            <text:p>Filtro:</text:p>
          </table:table-cell>
          <table:table-cell office:value-type="string" table:style-name="ce78">
            <text:p>Todas las personas de 16 y más años que trabajaron o tenían empleo la semana de referencia</text:p>
          </table:table-cell>
          <table:table-cell table:style-name="ce77"/>
          <table:table-cell table:number-columns-repeated="16380"/>
        </table:table-row>
        <table:table-row table:style-name="ro4">
          <table:table-cell table:style-name="ce76"/>
          <table:table-cell office:value-type="string" table:style-name="ce77">
            <text:p>Variable:</text:p>
          </table:table-cell>
          <table:table-cell office:value-type="string" table:style-name="ce82">
            <text:p>HORASH</text:p>
          </table:table-cell>
          <table:table-cell table:style-name="ce77"/>
          <table:table-cell table:number-columns-repeated="16380"/>
        </table:table-row>
        <table:table-row table:style-name="ro4">
          <table:table-cell table:style-name="ce76"/>
          <table:table-cell office:value-type="string" table:style-name="ce77">
            <text:p>Valores:</text:p>
          </table:table-cell>
          <table:table-cell office:value-type="string" table:style-name="ce78">
            <text:p>hhmm</text:p>
          </table:table-cell>
          <table:table-cell table:style-name="ce77"/>
          <table:table-cell table:number-columns-repeated="16380"/>
        </table:table-row>
        <table:table-row table:style-name="ro4">
          <table:table-cell table:style-name="ce76"/>
          <table:table-cell table:style-name="ce77"/>
          <table:table-cell office:value-type="string" table:style-name="ce78">
            <text:p>hh=01-98; 99</text:p>
          </table:table-cell>
          <table:table-cell office:value-type="string" table:style-name="ce77">
            <text:p>99= No puede precisar / no sabe</text:p>
          </table:table-cell>
          <table:table-cell table:number-columns-repeated="16380" table:style-name="ce1"/>
        </table:table-row>
        <table:table-row table:style-name="ro4">
          <table:table-cell table:style-name="ce76"/>
          <table:table-cell table:style-name="ce77"/>
          <table:table-cell office:value-type="string" table:style-name="ce78">
            <text:p>mm=00-59; 99</text:p>
          </table:table-cell>
          <table:table-cell office:value-type="string" table:style-name="ce77">
            <text:p>99= No puede precisar / no sabe</text:p>
          </table:table-cell>
          <table:table-cell table:number-columns-repeated="16380" table:style-name="ce1"/>
        </table:table-row>
        <table:table-row table:style-name="ro4">
          <table:table-cell table:number-columns-repeated="16384"/>
        </table:table-row>
        <table:table-row table:style-name="ro4">
          <table:table-cell table:style-name="ce76"/>
          <table:table-cell office:value-type="string" table:style-name="ce80">
            <text:p>Horas efectivas dedicadas en la semana de referencia al trabajo princpal</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Todas las personas de 16 y más años que trabajaron o tenían empleo la semana de referencia</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HORASE</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78">
            <text:p>hhmm</text:p>
          </table:table-cell>
          <table:table-cell table:number-columns-repeated="2" table:style-name="ce77"/>
          <table:table-cell table:number-columns-repeated="16379"/>
        </table:table-row>
        <table:table-row table:style-name="ro4">
          <table:table-cell table:style-name="ce76"/>
          <table:table-cell table:style-name="ce77"/>
          <table:table-cell office:value-type="string" table:style-name="ce78">
            <text:p>hh=00-98; 99</text:p>
          </table:table-cell>
          <table:table-cell office:value-type="string" table:style-name="ce77">
            <text:p>00= No trabajó durante la semana de referencia; 99= No puede precisar / no sabe</text:p>
          </table:table-cell>
          <table:table-cell table:number-columns-repeated="16380" table:style-name="ce1"/>
        </table:table-row>
        <table:table-row table:style-name="ro4">
          <table:table-cell table:style-name="ce76"/>
          <table:table-cell table:style-name="ce77"/>
          <table:table-cell office:value-type="string" table:style-name="ce78">
            <text:p>mm=00-59; 99</text:p>
          </table:table-cell>
          <table:table-cell office:value-type="string" table:style-name="ce77">
            <text:p>99= No puede precisar / no sabe</text:p>
          </table:table-cell>
          <table:table-cell table:number-columns-repeated="16380" table:style-name="ce1"/>
        </table:table-row>
        <table:table-row table:number-rows-repeated="2" table:style-name="ro4">
          <table:table-cell table:number-columns-repeated="16384"/>
        </table:table-row>
        <table:table-row table:style-name="ro4">
          <table:table-cell table:style-name="ce76"/>
          <table:table-cell office:value-type="string" table:style-name="ce80">
            <text:p>La persona realizó horas extraordinarias durante la semana de referencia</text:p>
          </table:table-cell>
          <table:table-cell table:style-name="ce78"/>
          <table:table-cell table:style-name="ce77"/>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Asalariados</text:p>
          </table:table-cell>
          <table:table-cell table:style-name="ce77"/>
          <table:table-cell table:number-columns-repeated="16380" table:style-name="ce1"/>
        </table:table-row>
        <table:table-row table:style-name="ro4">
          <table:table-cell table:style-name="ce79"/>
          <table:table-cell office:value-type="string" table:style-name="ce77">
            <text:p>Variable:</text:p>
          </table:table-cell>
          <table:table-cell office:value-type="string" table:style-name="ce82">
            <text:p>EXTRA</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77">
            <text:p>Sí</text:p>
          </table:table-cell>
          <table:table-cell table:number-columns-repeated="16380" table:style-name="ce1"/>
        </table:table-row>
        <table:table-row table:style-name="ro4">
          <table:table-cell table:style-name="ce76"/>
          <table:table-cell table:style-name="ce77"/>
          <table:table-cell office:value-type="float" office:value="6" table:style-name="ce78">
            <text:p>6</text:p>
          </table:table-cell>
          <table:table-cell office:value-type="string" table:style-name="ce77">
            <text:p>No</text:p>
          </table:table-cell>
          <table:table-cell table:number-columns-repeated="16380" table:style-name="ce1"/>
        </table:table-row>
        <table:table-row table:style-name="ro19">
          <table:table-cell table:style-name="ce76"/>
          <table:table-cell office:value-type="string" table:style-name="ce116">
            <text:p>Datos del empleo principal</text:p>
          </table:table-cell>
          <table:table-cell table:style-name="ce74"/>
          <table:table-cell table:style-name="ce75"/>
          <table:table-cell office:value-type="string" table:style-name="ce91">
            <text:p>(continuación)</text:p>
          </table:table-cell>
          <table:table-cell table:number-columns-repeated="16379"/>
        </table:table-row>
        <table:table-row table:style-name="ro4">
          <table:table-cell table:style-name="ce79"/>
          <table:table-cell table:style-name="ce123"/>
          <table:table-cell table:style-name="ce82"/>
          <table:table-cell table:style-name="ce77"/>
          <table:table-cell table:style-name="ce89"/>
          <table:table-cell table:number-columns-repeated="16379"/>
        </table:table-row>
        <table:table-row table:style-name="ro4">
          <table:table-cell table:style-name="ce79"/>
          <table:table-cell office:value-type="string" table:style-name="ce80">
            <text:p>Horas extraordinarias pagadas realizadas en la semana de referencia</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Asalariado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EXTPAG</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78">
            <text:p>hhmm</text:p>
          </table:table-cell>
          <table:table-cell table:style-name="ce77"/>
          <table:table-cell table:number-columns-repeated="16380" table:style-name="ce1"/>
        </table:table-row>
        <table:table-row table:style-name="ro4">
          <table:table-cell table:style-name="ce76"/>
          <table:table-cell table:style-name="ce77"/>
          <table:table-cell office:value-type="string" table:style-name="ce78">
            <text:p>hh=00-98; 99</text:p>
          </table:table-cell>
          <table:table-cell office:value-type="string" table:style-name="ce77">
            <text:p>00= No hizo horas extra durante la semana de referencia</text:p>
          </table:table-cell>
          <table:table-cell table:number-columns-repeated="16380" table:style-name="ce1"/>
        </table:table-row>
        <table:table-row table:style-name="ro4">
          <table:table-cell table:style-name="ce76"/>
          <table:table-cell table:style-name="ce77"/>
          <table:table-cell office:value-type="string" table:style-name="ce78">
            <text:p>mm=00-59; 99</text:p>
          </table:table-cell>
          <table:table-cell office:value-type="string" table:style-name="ce77">
            <text:p>99= No puede precisar / no sabe</text:p>
          </table:table-cell>
          <table:table-cell table:number-columns-repeated="16380" table:style-name="ce1"/>
        </table:table-row>
        <table:table-row table:style-name="ro4">
          <table:table-cell table:number-columns-repeated="16384"/>
        </table:table-row>
        <table:table-row table:style-name="ro4">
          <table:table-cell table:style-name="ce76"/>
          <table:table-cell office:value-type="string" table:style-name="ce80">
            <text:p>Horas extraordinarias no pagadas realizadas en la semana de referencia</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Asalariado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EXTNPG</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78">
            <text:p>hhmm</text:p>
          </table:table-cell>
          <table:table-cell table:style-name="ce77"/>
          <table:table-cell table:number-columns-repeated="16380" table:style-name="ce1"/>
        </table:table-row>
        <table:table-row table:style-name="ro4">
          <table:table-cell table:style-name="ce76"/>
          <table:table-cell table:style-name="ce77"/>
          <table:table-cell office:value-type="string" table:style-name="ce78">
            <text:p>hh=00-98; 99</text:p>
          </table:table-cell>
          <table:table-cell office:value-type="string" table:style-name="ce77">
            <text:p>00= No hizo horas extra durante la semana de referencia</text:p>
          </table:table-cell>
          <table:table-cell table:number-columns-repeated="16380" table:style-name="ce1"/>
        </table:table-row>
        <table:table-row table:style-name="ro4">
          <table:table-cell table:style-name="ce76"/>
          <table:table-cell table:style-name="ce77"/>
          <table:table-cell office:value-type="string" table:style-name="ce78">
            <text:p>mm=00-59; 99</text:p>
          </table:table-cell>
          <table:table-cell office:value-type="string" table:style-name="ce77">
            <text:p>99= No puede precisar / no sabe</text:p>
          </table:table-cell>
          <table:table-cell table:number-columns-repeated="16380" table:style-name="ce1"/>
        </table:table-row>
        <table:table-row table:style-name="ro4">
          <table:table-cell table:number-columns-repeated="16384"/>
        </table:table-row>
        <table:table-row table:style-name="ro4">
          <table:table-cell table:style-name="ce76"/>
          <table:table-cell office:value-type="string" table:style-name="ce80">
            <text:p>Razón <text:s/>por la que trabajó un número de horas distinto al habitual</text:p>
          </table:table-cell>
          <table:table-cell table:style-name="ce78"/>
          <table:table-cell table:style-name="ce77"/>
          <table:table-cell table:number-columns-repeated="16380" table:style-name="ce1"/>
        </table:table-row>
        <table:table-row table:style-name="ro4">
          <table:table-cell table:style-name="ce79"/>
          <table:table-cell office:value-type="string" table:style-name="ce78">
            <text:p>Filtro:</text:p>
          </table:table-cell>
          <table:table-cell office:value-type="string" table:number-columns-spanned="3" table:number-rows-spanned="1" table:style-name="ce133">
            <text:p>Todas las personas de 16 y más años que trabajaron o tenían empleo la semana de referencia con horas efectivas distintas de las habituales u horas efectivas iguales a cero</text:p>
          </table:table-cell>
          <table:covered-table-cell table:number-columns-repeated="2"/>
          <table:table-cell table:number-columns-repeated="16379"/>
        </table:table-row>
        <table:table-row table:style-name="ro42">
          <table:table-cell table:style-name="ce76"/>
          <table:table-cell office:value-type="string" table:style-name="ce77">
            <text:p>Variable:</text:p>
          </table:table-cell>
          <table:table-cell office:value-type="string" table:style-name="ce82">
            <text:p>RZDIFH</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table:style-name="ce78"/>
          <table:table-cell office:value-type="string" table:style-name="ce92">
            <text:p>Trabajó menos horas de las habituales</text:p>
          </table:table-cell>
          <table:table-cell table:number-columns-repeated="16380" table:style-name="ce1"/>
        </table:table-row>
        <table:table-row table:style-name="ro4">
          <table:table-cell table:style-name="ce76"/>
          <table:table-cell table:style-name="ce77"/>
          <table:table-cell office:value-type="string" table:style-name="ce124">
            <text:p>01</text:p>
          </table:table-cell>
          <table:table-cell office:value-type="string" table:style-name="ce77">
            <text:p>Vacaciones o dias de permiso</text:p>
          </table:table-cell>
          <table:table-cell table:number-columns-repeated="16380" table:style-name="ce1"/>
        </table:table-row>
        <table:table-row table:style-name="ro4">
          <table:table-cell table:style-name="ce76"/>
          <table:table-cell table:style-name="ce77"/>
          <table:table-cell office:value-type="string" table:style-name="ce124">
            <text:p>02</text:p>
          </table:table-cell>
          <table:table-cell office:value-type="string" table:style-name="ce77">
            <text:p>Permiso por nacimiento de un hijo</text:p>
          </table:table-cell>
          <table:table-cell table:number-columns-repeated="16380" table:style-name="ce1"/>
        </table:table-row>
        <table:table-row table:style-name="ro4">
          <table:table-cell table:style-name="ce76"/>
          <table:table-cell table:style-name="ce77"/>
          <table:table-cell office:value-type="string" table:style-name="ce124">
            <text:p>03</text:p>
          </table:table-cell>
          <table:table-cell office:value-type="string" table:style-name="ce77">
            <text:p>Días de fiesta en la localidad</text:p>
          </table:table-cell>
          <table:table-cell table:number-columns-repeated="16380" table:style-name="ce1"/>
        </table:table-row>
        <table:table-row table:style-name="ro4">
          <table:table-cell table:style-name="ce76"/>
          <table:table-cell table:style-name="ce77"/>
          <table:table-cell office:value-type="string" table:style-name="ce124">
            <text:p>04</text:p>
          </table:table-cell>
          <table:table-cell office:value-type="string" table:style-name="ce77">
            <text:p>Enfermedad, accidente o incapacidad</text:p>
          </table:table-cell>
          <table:table-cell table:number-columns-repeated="16380" table:style-name="ce1"/>
        </table:table-row>
        <table:table-row table:style-name="ro4">
          <table:table-cell table:style-name="ce76"/>
          <table:table-cell table:style-name="ce77"/>
          <table:table-cell office:value-type="string" table:style-name="ce124">
            <text:p>05</text:p>
          </table:table-cell>
          <table:table-cell office:value-type="string" table:style-name="ce77">
            <text:p>Jornada de verano, horario variable, flexible o similar</text:p>
          </table:table-cell>
          <table:table-cell table:number-columns-repeated="16380" table:style-name="ce1"/>
        </table:table-row>
        <table:table-row table:style-name="ro4">
          <table:table-cell table:style-name="ce76"/>
          <table:table-cell table:style-name="ce77"/>
          <table:table-cell office:value-type="string" table:style-name="ce124">
            <text:p>06</text:p>
          </table:table-cell>
          <table:table-cell office:value-type="string" table:style-name="ce77">
            <text:p>Actividades de representación sindical</text:p>
          </table:table-cell>
          <table:table-cell table:number-columns-repeated="16380" table:style-name="ce1"/>
        </table:table-row>
        <table:table-row table:style-name="ro4">
          <table:table-cell table:style-name="ce76"/>
          <table:table-cell table:style-name="ce77"/>
          <table:table-cell office:value-type="string" table:style-name="ce124">
            <text:p>07</text:p>
          </table:table-cell>
          <table:table-cell office:value-type="string" table:style-name="ce77">
            <text:p>Fin de empleo sin comenzar uno nuevo</text:p>
          </table:table-cell>
          <table:table-cell table:number-columns-repeated="16380" table:style-name="ce1"/>
        </table:table-row>
        <table:table-row table:style-name="ro4">
          <table:table-cell table:style-name="ce76"/>
          <table:table-cell table:style-name="ce77"/>
          <table:table-cell office:value-type="string" table:style-name="ce124">
            <text:p>08</text:p>
          </table:table-cell>
          <table:table-cell office:value-type="string" table:style-name="ce77">
            <text:p>Comienzo o cambio de empleo durante la semana de referencia</text:p>
          </table:table-cell>
          <table:table-cell table:number-columns-repeated="16380" table:style-name="ce1"/>
        </table:table-row>
        <table:table-row table:style-name="ro4">
          <table:table-cell table:style-name="ce76"/>
          <table:table-cell table:style-name="ce77"/>
          <table:table-cell office:value-type="string" table:style-name="ce124">
            <text:p>09</text:p>
          </table:table-cell>
          <table:table-cell office:value-type="string" table:style-name="ce77">
            <text:p>Mal tiempo</text:p>
          </table:table-cell>
          <table:table-cell table:number-columns-repeated="16380" table:style-name="ce1"/>
        </table:table-row>
        <table:table-row table:style-name="ro4">
          <table:table-cell table:style-name="ce76"/>
          <table:table-cell table:style-name="ce77"/>
          <table:table-cell office:value-type="float" office:value="10" table:style-name="ce124">
            <text:p>10</text:p>
          </table:table-cell>
          <table:table-cell office:value-type="string" table:style-name="ce77">
            <text:p>Paro parcial por razones técnicas o económicas</text:p>
          </table:table-cell>
          <table:table-cell table:number-columns-repeated="16380" table:style-name="ce1"/>
        </table:table-row>
        <table:table-row table:style-name="ro4">
          <table:table-cell table:style-name="ce76"/>
          <table:table-cell table:style-name="ce77"/>
          <table:table-cell office:value-type="float" office:value="11" table:style-name="ce124">
            <text:p>11</text:p>
          </table:table-cell>
          <table:table-cell office:value-type="string" table:style-name="ce77">
            <text:p>Se encuentra en expediente de regulación de empleo</text:p>
          </table:table-cell>
          <table:table-cell table:number-columns-repeated="16380" table:style-name="ce1"/>
        </table:table-row>
        <table:table-row table:style-name="ro4">
          <table:table-cell table:style-name="ce76"/>
          <table:table-cell table:style-name="ce77"/>
          <table:table-cell office:value-type="float" office:value="12" table:style-name="ce124">
            <text:p>12</text:p>
          </table:table-cell>
          <table:table-cell office:value-type="string" table:style-name="ce77">
            <text:p>Huelga o conflicto laboral</text:p>
          </table:table-cell>
          <table:table-cell table:number-columns-repeated="16380" table:style-name="ce1"/>
        </table:table-row>
        <table:table-row table:style-name="ro4">
          <table:table-cell table:style-name="ce76"/>
          <table:table-cell table:style-name="ce77"/>
          <table:table-cell office:value-type="float" office:value="13" table:style-name="ce124">
            <text:p>13</text:p>
          </table:table-cell>
          <table:table-cell office:value-type="string" table:style-name="ce77">
            <text:p>Haber recibido enseñanza o formación fuera del establecimiento</text:p>
          </table:table-cell>
          <table:table-cell table:number-columns-repeated="16380" table:style-name="ce1"/>
        </table:table-row>
        <table:table-row table:style-name="ro4">
          <table:table-cell table:style-name="ce76"/>
          <table:table-cell table:style-name="ce77"/>
          <table:table-cell office:value-type="float" office:value="14" table:style-name="ce124">
            <text:p>14</text:p>
          </table:table-cell>
          <table:table-cell office:value-type="string" table:style-name="ce77">
            <text:p>Razones personales o responsabilidades familiares</text:p>
          </table:table-cell>
          <table:table-cell table:number-columns-repeated="16380" table:style-name="ce1"/>
        </table:table-row>
        <table:table-row table:style-name="ro4">
          <table:table-cell table:style-name="ce76"/>
          <table:table-cell table:style-name="ce77"/>
          <table:table-cell office:value-type="float" office:value="15" table:style-name="ce124">
            <text:p>15</text:p>
          </table:table-cell>
          <table:table-cell office:value-type="string" table:style-name="ce77">
            <text:p>Otras causas</text:p>
          </table:table-cell>
          <table:table-cell table:number-columns-repeated="16380" table:style-name="ce1"/>
        </table:table-row>
        <table:table-row table:style-name="ro4">
          <table:table-cell table:style-name="ce76"/>
          <table:table-cell table:style-name="ce77"/>
          <table:table-cell office:value-type="string" table:style-name="ce124">
            <text:p>00</text:p>
          </table:table-cell>
          <table:table-cell office:value-type="string" table:style-name="ce77">
            <text:p>No sabe</text:p>
          </table:table-cell>
          <table:table-cell table:number-columns-repeated="16380" table:style-name="ce1"/>
        </table:table-row>
        <table:table-row table:style-name="ro4">
          <table:table-cell table:style-name="ce76"/>
          <table:table-cell table:style-name="ce77"/>
          <table:table-cell table:style-name="ce124"/>
          <table:table-cell office:value-type="string" table:style-name="ce92">
            <text:p>Trabajó más horas de las habituales</text:p>
          </table:table-cell>
          <table:table-cell table:number-columns-repeated="16380" table:style-name="ce1"/>
        </table:table-row>
        <table:table-row table:style-name="ro4">
          <table:table-cell table:style-name="ce76"/>
          <table:table-cell table:style-name="ce77"/>
          <table:table-cell office:value-type="float" office:value="16" table:style-name="ce124">
            <text:p>16</text:p>
          </table:table-cell>
          <table:table-cell office:value-type="string" table:style-name="ce77">
            <text:p>Horario variable o flexible</text:p>
          </table:table-cell>
          <table:table-cell table:number-columns-repeated="16380" table:style-name="ce1"/>
        </table:table-row>
        <table:table-row table:style-name="ro4">
          <table:table-cell table:style-name="ce76"/>
          <table:table-cell table:style-name="ce77"/>
          <table:table-cell office:value-type="float" office:value="17" table:style-name="ce124">
            <text:p>17</text:p>
          </table:table-cell>
          <table:table-cell office:value-type="string" table:style-name="ce77">
            <text:p>Horas extraordinarias</text:p>
          </table:table-cell>
          <table:table-cell table:number-columns-repeated="16380" table:style-name="ce1"/>
        </table:table-row>
        <table:table-row table:style-name="ro4">
          <table:table-cell table:style-name="ce76"/>
          <table:table-cell table:style-name="ce77"/>
          <table:table-cell office:value-type="float" office:value="18" table:style-name="ce124">
            <text:p>18</text:p>
          </table:table-cell>
          <table:table-cell office:value-type="string" table:style-name="ce77">
            <text:p>Otras causas</text:p>
          </table:table-cell>
          <table:table-cell table:number-columns-repeated="16380" table:style-name="ce1"/>
        </table:table-row>
        <table:table-row table:style-name="ro4">
          <table:table-cell table:style-name="ce76"/>
          <table:table-cell table:style-name="ce77"/>
          <table:table-cell office:value-type="float" office:value="19" table:style-name="ce124">
            <text:p>19</text:p>
          </table:table-cell>
          <table:table-cell office:value-type="string" table:style-name="ce77">
            <text:p>No sabe</text:p>
          </table:table-cell>
          <table:table-cell table:number-columns-repeated="16380" table:style-name="ce1"/>
        </table:table-row>
        <table:table-row table:style-name="ro4">
          <table:table-cell table:style-name="ce76"/>
          <table:table-cell table:style-name="ce77"/>
          <table:table-cell table:style-name="ce78"/>
          <table:table-cell table:style-name="ce80"/>
          <table:table-cell table:number-columns-repeated="16380" table:style-name="ce1"/>
        </table:table-row>
        <table:table-row table:style-name="ro4">
          <table:table-cell table:number-columns-repeated="16384"/>
        </table:table-row>
        <table:table-row table:style-name="ro19">
          <table:table-cell table:style-name="ce76"/>
          <table:table-cell office:value-type="string" table:style-name="ce73">
            <text:p>Segundo empleo</text:p>
          </table:table-cell>
          <table:table-cell table:style-name="ce74"/>
          <table:table-cell table:style-name="ce75"/>
          <table:table-cell table:style-name="ce98"/>
          <table:table-cell table:number-columns-repeated="16379"/>
        </table:table-row>
        <table:table-row table:style-name="ro4">
          <table:table-cell table:style-name="ce79"/>
          <table:table-cell table:style-name="ce77"/>
          <table:table-cell table:style-name="ce78"/>
          <table:table-cell table:style-name="ce77"/>
          <table:table-cell table:number-columns-repeated="16380" table:style-name="ce1"/>
        </table:table-row>
        <table:table-row table:style-name="ro4">
          <table:table-cell table:style-name="ce76"/>
          <table:table-cell office:value-type="string" table:style-name="ce80">
            <text:p>Tiene otro u otros empleos o trabajó al menos una hora en otro empleo</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Todas las personas de 16 y más años que trabajaron o tenían empleo la semana de referencia</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TRAPLU</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77">
            <text:p>Sí</text:p>
          </table:table-cell>
          <table:table-cell table:number-columns-repeated="16380" table:style-name="ce1"/>
        </table:table-row>
        <table:table-row table:style-name="ro4">
          <table:table-cell table:style-name="ce76"/>
          <table:table-cell table:style-name="ce77"/>
          <table:table-cell office:value-type="float" office:value="6" table:style-name="ce78">
            <text:p>6</text:p>
          </table:table-cell>
          <table:table-cell office:value-type="string" table:style-name="ce77">
            <text:p>No</text:p>
          </table:table-cell>
          <table:table-cell table:number-columns-repeated="16380" table:style-name="ce1"/>
        </table:table-row>
        <table:table-row table:style-name="ro4">
          <table:table-cell table:number-columns-repeated="16384"/>
        </table:table-row>
        <table:table-row table:style-name="ro4">
          <table:table-cell table:style-name="ce76"/>
          <table:table-cell office:value-type="string" table:style-name="ce80">
            <text:p>Ocupación en el segundo empleo</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Todas las personas de 16 y más años que trabajaron o tenían segundo empleo la semana de referencia</text:p>
          </table:table-cell>
          <table:table-cell table:style-name="ce111"/>
          <table:table-cell table:number-columns-repeated="16380" table:style-name="ce1"/>
        </table:table-row>
        <table:table-row table:style-name="ro26">
          <table:table-cell table:style-name="ce76"/>
          <table:table-cell office:value-type="string" table:style-name="ce77">
            <text:p>Variable:</text:p>
          </table:table-cell>
          <table:table-cell office:value-type="string" table:style-name="ce82">
            <text:p>OCUPLU</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83">
            <text:p>"</text:p>
          </table:table-cell>
          <table:table-cell office:value-type="string" table:style-name="ce77">
            <text:p>Blanco</text:p>
          </table:table-cell>
          <table:table-cell table:number-columns-repeated="16380" table:style-name="ce1"/>
        </table:table-row>
        <table:table-row table:style-name="ro4">
          <table:table-cell table:style-name="ce76"/>
          <table:table-cell table:style-name="ce77"/>
          <table:table-cell office:value-type="float" office:value="0" table:style-name="ce118">
            <text:p>0</text:p>
          </table:table-cell>
          <table:table-cell office:value-type="string" table:style-name="ce77">
            <text:p>Ocupaciones militares<text:s/><text:span text:style-name="T15">(códigos CNO-2011)</text:span><text:span text:style-name="T14">. Fuerzas armadas</text:span><text:span text:style-name="T15"><text:s/>(códigos CNO-1994)</text:span></text:p>
          </table:table-cell>
          <table:table-cell table:number-columns-repeated="16380" table:style-name="ce1"/>
        </table:table-row>
        <table:table-row table:style-name="ro36">
          <table:table-cell table:style-name="ce76"/>
          <table:table-cell table:style-name="ce77"/>
          <table:table-cell office:value-type="float" office:value="1" table:style-name="ce118">
            <text:p>1</text:p>
          </table:table-cell>
          <table:table-cell office:value-type="string" table:number-columns-spanned="2" table:number-rows-spanned="1" table:style-name="ce133">
            <text:p>Directores y gerentes<text:span text:style-name="T15"><text:s/>(códigos CNO-2011)</text:span><text:span text:style-name="T14">. Dirección de las empresas y de las Administraciones Públicas<text:s/></text:span><text:span text:style-name="T15">(códigos CNO-1994)</text:span></text:p>
          </table:table-cell>
          <table:covered-table-cell/>
          <table:table-cell table:number-columns-repeated="16379"/>
        </table:table-row>
        <table:table-row table:style-name="ro59">
          <table:table-cell table:style-name="ce76"/>
          <table:table-cell table:style-name="ce77"/>
          <table:table-cell office:value-type="string" table:style-name="ce118">
            <text:p>2</text:p>
          </table:table-cell>
          <table:table-cell office:value-type="string" table:style-name="ce77">
            <text:p>Técnicos y Profesionales científicos e intelectuales<text:s/><text:span text:style-name="T15">(códigos CNO-2011)</text:span></text:p>
          </table:table-cell>
          <table:table-cell table:number-columns-repeated="16380" table:style-name="ce1"/>
        </table:table-row>
        <table:table-row table:style-name="ro41">
          <table:table-cell table:style-name="ce76"/>
          <table:table-cell table:style-name="ce77"/>
          <table:table-cell office:value-type="string" table:style-name="ce118">
            <text:p>3</text:p>
          </table:table-cell>
          <table:table-cell office:value-type="string" table:style-name="ce77">
            <text:p>Técnicos y Profesionales de apoyo<text:s/><text:span text:style-name="T15">(códigos CNO-2011)</text:span></text:p>
          </table:table-cell>
          <table:table-cell table:number-columns-repeated="16380" table:style-name="ce1"/>
        </table:table-row>
        <table:table-row table:style-name="ro34">
          <table:table-cell table:style-name="ce76"/>
          <table:table-cell table:style-name="ce77"/>
          <table:table-cell office:value-type="float" office:value="4" table:style-name="ce118">
            <text:p>4</text:p>
          </table:table-cell>
          <table:table-cell office:value-type="string" table:number-columns-spanned="2" table:number-rows-spanned="1" table:style-name="ce133">
            <text:p>Empleados contables, administrativos y otros empleados de oficina<text:s/><text:span text:style-name="T15">(códigos CNO-2011)</text:span><text:span text:style-name="T14">. Empleados de tipo administrativo</text:span><text:span text:style-name="T15"><text:s/>(códigos CNO-1994)</text:span></text:p>
          </table:table-cell>
          <table:covered-table-cell/>
          <table:table-cell table:number-columns-repeated="16379"/>
        </table:table-row>
        <table:table-row table:style-name="ro42">
          <table:table-cell table:style-name="ce76"/>
          <table:table-cell table:style-name="ce77"/>
          <table:table-cell office:value-type="string" table:style-name="ce118">
            <text:p>5</text:p>
          </table:table-cell>
          <table:table-cell office:value-type="string" table:number-columns-spanned="2" table:number-rows-spanned="1" table:style-name="ce133">
            <text:p>Trabajadores de servicios de restauración, personales, protección y vendedores de comercio<text:s/><text:span text:style-name="T15">(códigos CNO-2011)</text:span></text:p>
          </table:table-cell>
          <table:covered-table-cell/>
          <table:table-cell table:number-columns-repeated="16379"/>
        </table:table-row>
        <table:table-row table:style-name="ro33">
          <table:table-cell table:style-name="ce76"/>
          <table:table-cell table:style-name="ce77"/>
          <table:table-cell office:value-type="float" office:value="6" table:style-name="ce118">
            <text:p>6</text:p>
          </table:table-cell>
          <table:table-cell office:value-type="string" table:number-columns-spanned="2" table:number-rows-spanned="1" table:style-name="ce133">
            <text:p>Trabajadores cualificados en el sector agrícola, ganadero, forestal y pesquero<text:s/><text:span text:style-name="T15">(códigos CNO-2011)</text:span><text:span text:style-name="T14">.Trabajadores cualificados en la agricultura y en la pesca<text:s/></text:span><text:span text:style-name="T15">(códigos CNO-1994)</text:span></text:p>
          </table:table-cell>
          <table:covered-table-cell/>
          <table:table-cell table:number-columns-repeated="16379"/>
        </table:table-row>
        <table:table-row table:style-name="ro45">
          <table:table-cell table:style-name="ce76"/>
          <table:table-cell table:style-name="ce77"/>
          <table:table-cell office:value-type="float" office:value="7" table:style-name="ce118">
            <text:p>7</text:p>
          </table:table-cell>
          <table:table-cell office:value-type="string" table:number-columns-spanned="2" table:number-rows-spanned="1" table:style-name="ce133">
            <text:p>Artesanos y trabajadores cualificados de las industrias manufactureras y la construcción (excepto operadores de instalaciones y maquinaria<text:s/><text:span text:style-name="T15">(códigos CNO-2011)</text:span><text:span text:style-name="T14">. Artesanos y trabajadores cualificados de las industrias manufactureras, la construcción, y la minería, excepto operadores de instalaciones y maquinaria (códigos CNO-1994)</text:span></text:p>
          </table:table-cell>
          <table:covered-table-cell/>
          <table:table-cell table:number-columns-repeated="16379"/>
        </table:table-row>
        <table:table-row table:style-name="ro52">
          <table:table-cell table:style-name="ce76"/>
          <table:table-cell table:style-name="ce77"/>
          <table:table-cell office:value-type="string" table:style-name="ce83">
            <text:p>8</text:p>
          </table:table-cell>
          <table:table-cell office:value-type="string" table:style-name="ce77">
            <text:p>Operadores de instalaciones y maquinaria, y montadores<text:s/><text:span text:style-name="T15">(códigos CNO-2011)</text:span></text:p>
          </table:table-cell>
          <table:table-cell table:number-columns-repeated="16380" table:style-name="ce1"/>
        </table:table-row>
        <table:table-row table:style-name="ro34">
          <table:table-cell table:style-name="ce76"/>
          <table:table-cell table:style-name="ce77"/>
          <table:table-cell office:value-type="string" table:style-name="ce118">
            <text:p>9</text:p>
          </table:table-cell>
          <table:table-cell office:value-type="string" table:number-columns-spanned="2" table:number-rows-spanned="1" table:style-name="ce133">
            <text:p>Ocupaciones elementales<text:s/><text:span text:style-name="T15">(códigos CNO-2011).</text:span><text:span text:style-name="T14"><text:s/>Trabajadores no cualificados</text:span><text:span text:style-name="T15"><text:s/>(códigos CNO-1994)</text:span></text:p>
          </table:table-cell>
          <table:covered-table-cell/>
          <table:table-cell table:number-columns-repeated="16379"/>
        </table:table-row>
        <table:table-row table:style-name="ro41">
          <table:table-cell table:style-name="ce76"/>
          <table:table-cell table:style-name="ce77"/>
          <table:table-cell table:style-name="ce78"/>
          <table:table-cell table:style-name="ce77"/>
          <table:table-cell table:number-columns-repeated="16380" table:style-name="ce1"/>
        </table:table-row>
        <table:table-row table:style-name="ro28">
          <table:table-cell table:style-name="ce76"/>
          <table:table-cell office:value-type="string" table:number-columns-spanned="4" table:number-rows-spanned="1" table:style-name="ce132">
            <text:p>Categorías generadas a partir de T1-2011 con códigos según CNO 2011</text:p>
          </table:table-cell>
          <table:covered-table-cell table:number-columns-repeated="3"/>
          <table:table-cell table:number-columns-repeated="16379"/>
        </table:table-row>
        <table:table-row table:style-name="ro4">
          <table:table-cell table:number-columns-repeated="16384"/>
        </table:table-row>
        <table:table-row table:style-name="ro4">
          <table:table-cell table:style-name="ce76"/>
          <table:table-cell office:value-type="string" table:style-name="ce80">
            <text:p>Actividad del establecimiento en el que trabaja en el segundo empleo</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Todas las personas de 16 y más años que <text:s/>tenían segundo empleo la semana de referencia</text:p>
          </table:table-cell>
          <table:table-cell table:style-name="ce111"/>
          <table:table-cell table:number-columns-repeated="16380" table:style-name="ce1"/>
        </table:table-row>
        <table:table-row table:style-name="ro26">
          <table:table-cell table:style-name="ce76"/>
          <table:table-cell office:value-type="string" table:style-name="ce77">
            <text:p>Variable:</text:p>
          </table:table-cell>
          <table:table-cell office:value-type="string" table:style-name="ce82">
            <text:p>ACTPLU</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83">
            <text:p>"</text:p>
          </table:table-cell>
          <table:table-cell office:value-type="string" table:style-name="ce77">
            <text:p>Blanco</text:p>
          </table:table-cell>
          <table:table-cell table:number-columns-repeated="16380" table:style-name="ce1"/>
        </table:table-row>
        <table:table-row table:style-name="ro36">
          <table:table-cell table:style-name="ce76"/>
          <table:table-cell table:style-name="ce77"/>
          <table:table-cell office:value-type="float" office:value="0" table:style-name="ce83">
            <text:p>0</text:p>
          </table:table-cell>
          <table:table-cell office:value-type="string" table:number-columns-spanned="2" table:number-rows-spanned="1" table:style-name="ce133">
            <text:p>Agricultura, ganadería, silvicultura y pesca<text:s/><text:span text:style-name="T15">(códigos CNAE-09: 01, 02 y 03</text:span><text:span text:style-name="T14">),<text:s/></text:span><text:span text:style-name="T15">(códigos CNAE-93: 01, 02 y 05)</text:span></text:p>
          </table:table-cell>
          <table:covered-table-cell/>
          <table:table-cell table:number-columns-repeated="16379"/>
        </table:table-row>
        <table:table-row table:style-name="ro39">
          <table:table-cell table:style-name="ce76"/>
          <table:table-cell table:style-name="ce77"/>
          <table:table-cell office:value-type="float" office:value="1" table:style-name="ce83">
            <text:p>1</text:p>
          </table:table-cell>
          <table:table-cell office:value-type="string" table:number-columns-spanned="2" table:number-rows-spanned="1" table:style-name="ce133">
            <text:p>Industria de la alimentación, textil, cuero, madera y papel<text:s/><text:span text:style-name="T15">(códigos CNAE-09: del 10 al 18)</text:span><text:span text:style-name="T14">,</text:span><text:span text:style-name="T15"><text:s/>(códigos CNAE-93 del 15 al 22)</text:span></text:p>
          </table:table-cell>
          <table:covered-table-cell/>
          <table:table-cell table:number-columns-repeated="16379"/>
        </table:table-row>
        <table:table-row table:style-name="ro60">
          <table:table-cell table:style-name="ce76"/>
          <table:table-cell table:style-name="ce77"/>
          <table:table-cell office:value-type="float" office:value="2" table:style-name="ce83">
            <text:p>2</text:p>
          </table:table-cell>
          <table:table-cell office:value-type="string" table:number-columns-spanned="2" table:number-rows-spanned="1" table:style-name="ce133">
            <text:p>Industrias extractivas, refino de petróleo, industria química, farmaceutica, industria del caucho y materias plásticas, suministro energía eléctrica, gas, vapor y aire acondicionado, suministro de agua, gestión de residuos. Metalurgia<text:s/><text:span text:style-name="T15">(códigos CNAE-09: del 05 al 09, del 19 al 25, 35 y del 36 al 39), (códigos CNAE-93: del 10 al 14, del 23 al 28, 40 y 41)</text:span></text:p>
          </table:table-cell>
          <table:covered-table-cell/>
          <table:table-cell table:number-columns-repeated="16379"/>
        </table:table-row>
        <table:table-row table:style-name="ro39">
          <table:table-cell table:style-name="ce76"/>
          <table:table-cell table:style-name="ce77"/>
          <table:table-cell office:value-type="float" office:value="3" table:style-name="ce83">
            <text:p>3</text:p>
          </table:table-cell>
          <table:table-cell office:value-type="string" table:number-columns-spanned="2" table:number-rows-spanned="1" table:style-name="ce133">
            <text:p>Construcción de maquinaria, equipo eléctrico y material de transporte. Instalación y reparación industrial<text:s/><text:span text:style-name="T15">(códigos CNAE-09 del 26 al 33)</text:span><text:span text:style-name="T14">,<text:s/></text:span><text:span text:style-name="T15">(códigos CNAE-93 del 29 al 37)</text:span></text:p>
          </table:table-cell>
          <table:covered-table-cell/>
          <table:table-cell table:number-columns-repeated="16379"/>
        </table:table-row>
        <table:table-row table:style-name="ro32">
          <table:table-cell table:style-name="ce76"/>
          <table:table-cell table:style-name="ce77"/>
          <table:table-cell office:value-type="float" office:value="4" table:style-name="ce83">
            <text:p>4</text:p>
          </table:table-cell>
          <table:table-cell office:value-type="string" table:style-name="ce77">
            <text:p>Construcción<text:s/><text:span text:style-name="T15">(códigos CNAE-09: del 41 al 43)</text:span><text:span text:style-name="T14">,</text:span><text:span text:style-name="T15"><text:s/>(código CNAE-93: 45)</text:span></text:p>
          </table:table-cell>
          <table:table-cell table:number-columns-repeated="16380" table:style-name="ce1"/>
        </table:table-row>
        <table:table-row table:style-name="ro27">
          <table:table-cell table:style-name="ce76"/>
          <table:table-cell table:style-name="ce77"/>
          <table:table-cell office:value-type="float" office:value="5" table:style-name="ce83">
            <text:p>5</text:p>
          </table:table-cell>
          <table:table-cell office:value-type="string" table:number-columns-spanned="2" table:number-rows-spanned="1" table:style-name="ce133">
            <text:p>Comercio al por mayor y al por menor y sus instalaciones y reparaciones. Reparación de automóviles, hostelería<text:span text:style-name="T15"><text:s/>(códigos CNAE-09: del 45 al 47, 55 y 56), (códigos CNAE-93: 50, 51, 52 y 55)</text:span></text:p>
          </table:table-cell>
          <table:covered-table-cell/>
          <table:table-cell table:number-columns-repeated="16379"/>
        </table:table-row>
        <table:table-row table:style-name="ro50">
          <table:table-cell table:style-name="ce76"/>
          <table:table-cell table:style-name="ce77"/>
          <table:table-cell office:value-type="float" office:value="6" table:style-name="ce83">
            <text:p>6</text:p>
          </table:table-cell>
          <table:table-cell office:value-type="string" table:number-columns-spanned="2" table:number-rows-spanned="1" table:style-name="ce133">
            <text:p>Transporte y almacenamiento. Información y comunicaciones<text:s/><text:span text:style-name="T15">(códigos CNAE-09 del 49 al 53 y del 58 al 63)</text:span><text:span text:style-name="T14">,</text:span><text:span text:style-name="T15"><text:s/>(códigos CNAE-93 del 60 al 64)</text:span></text:p>
          </table:table-cell>
          <table:covered-table-cell/>
          <table:table-cell table:number-columns-repeated="16379"/>
        </table:table-row>
        <table:table-row table:style-name="ro35">
          <table:table-cell table:style-name="ce76"/>
          <table:table-cell table:style-name="ce77"/>
          <table:table-cell office:value-type="float" office:value="7" table:style-name="ce83">
            <text:p>7</text:p>
          </table:table-cell>
          <table:table-cell office:value-type="string" table:number-columns-spanned="2" table:number-rows-spanned="1" table:style-name="ce132">
            <text:p>Intermediación financiera, seguros, actividades inmobiliarias, servicios profesionales, científicos, administrativos y otros (<text:span text:style-name="T15">códigos CNAE-09: del 64 al 66, 68, del 69 al 75 y del 77 al 82), (códigos CNAE-93 del 65 al 67 y del 70 al 74)</text:span></text:p>
          </table:table-cell>
          <table:covered-table-cell/>
          <table:table-cell table:number-columns-repeated="16379"/>
        </table:table-row>
        <table:table-row table:style-name="ro34">
          <table:table-cell table:style-name="ce76"/>
          <table:table-cell table:style-name="ce77"/>
          <table:table-cell office:value-type="float" office:value="8" table:style-name="ce83">
            <text:p>8</text:p>
          </table:table-cell>
          <table:table-cell office:value-type="string" table:number-columns-spanned="2" table:number-rows-spanned="1" table:style-name="ce132">
            <text:p>Administración Pública, educación y actividades sanitarias<text:s/><text:span text:style-name="T15">(códigos CNAE-09: 84, 85 y del 86 al 88),</text:span><text:span text:style-name="T14"><text:s/></text:span><text:span text:style-name="T15">(códigos CNAE-93: 75, 80 y 85)</text:span></text:p>
          </table:table-cell>
          <table:covered-table-cell/>
          <table:table-cell table:number-columns-repeated="16379" table:style-name="ce1"/>
        </table:table-row>
        <table:table-row table:style-name="ro61">
          <table:table-cell table:style-name="ce76"/>
          <table:table-cell table:style-name="ce77"/>
          <table:table-cell office:value-type="float" office:value="9" table:style-name="ce78">
            <text:p>9</text:p>
          </table:table-cell>
          <table:table-cell office:value-type="string" table:number-columns-spanned="2" table:number-rows-spanned="1" table:style-name="ce132">
            <text:p>Otros servicios<text:s/><text:span text:style-name="T15">(códigos CNAE-09: del 90 al 93, del 94 al 96, 97y 99)</text:span><text:span text:style-name="T14">,<text:s/></text:span><text:span text:style-name="T15">(códigos CNAE-93: del 90 al 93, 95 y 99)</text:span></text:p>
          </table:table-cell>
          <table:covered-table-cell/>
          <table:table-cell table:number-columns-repeated="16379" table:style-name="ce1"/>
        </table:table-row>
        <table:table-row table:style-name="ro41">
          <table:table-cell table:style-name="ce76"/>
          <table:table-cell table:style-name="ce77"/>
          <table:table-cell table:style-name="ce78"/>
          <table:table-cell table:style-name="ce110"/>
          <table:table-cell table:number-columns-repeated="2" table:style-name="ce111"/>
          <table:table-cell table:number-columns-repeated="16378"/>
        </table:table-row>
        <table:table-row table:style-name="ro62">
          <table:table-cell table:style-name="ce76"/>
          <table:table-cell office:value-type="string" table:number-columns-spanned="4" table:number-rows-spanned="1" table:style-name="ce132">
            <text:p>Categorías generadas a partir de T1-2008 con Códigos según CNAE 2009. Hasta T4-2007 se obtuvieron con la clasificación de actividades CNAE-93 rev-1. (véase Anexo códigos CNAE 2009 y 1993 para más información sobre la correspondencia entre ambas clasificaciones)</text:p>
          </table:table-cell>
          <table:covered-table-cell table:number-columns-repeated="3"/>
          <table:table-cell table:number-columns-repeated="16379" table:style-name="ce1"/>
        </table:table-row>
        <table:table-row table:style-name="ro26">
          <table:table-cell table:style-name="ce76"/>
          <table:table-cell table:style-name="ce77"/>
          <table:table-cell table:style-name="ce78"/>
          <table:table-cell table:style-name="ce120"/>
          <table:table-cell table:number-columns-repeated="16380" table:style-name="ce1"/>
        </table:table-row>
        <table:table-row table:style-name="ro19">
          <table:table-cell table:style-name="ce76"/>
          <table:table-cell office:value-type="string" table:style-name="ce80">
            <text:p>Situación profesional respecto del segundo empleo</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Todas las personas de 16 y más años que tenían segundo empleo la semana de referencia</text:p>
          </table:table-cell>
          <table:table-cell table:style-name="ce111"/>
          <table:table-cell table:number-columns-repeated="16380" table:style-name="ce1"/>
        </table:table-row>
        <table:table-row table:style-name="ro26">
          <table:table-cell table:style-name="ce76"/>
          <table:table-cell office:value-type="string" table:style-name="ce77">
            <text:p>Variable:</text:p>
          </table:table-cell>
          <table:table-cell office:value-type="string" table:style-name="ce82">
            <text:p>SITPLU</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83">
            <text:p>01</text:p>
          </table:table-cell>
          <table:table-cell office:value-type="string" table:style-name="ce90">
            <text:p>Empresario con asalariados</text:p>
          </table:table-cell>
          <table:table-cell table:number-columns-repeated="16380" table:style-name="ce1"/>
        </table:table-row>
        <table:table-row table:style-name="ro4">
          <table:table-cell table:style-name="ce76"/>
          <table:table-cell table:style-name="ce77"/>
          <table:table-cell office:value-type="string" table:style-name="ce83">
            <text:p>03</text:p>
          </table:table-cell>
          <table:table-cell office:value-type="string" table:style-name="ce90">
            <text:p>Trabajador independiente o empresario sin asalariados</text:p>
          </table:table-cell>
          <table:table-cell table:number-columns-repeated="16380" table:style-name="ce1"/>
        </table:table-row>
        <table:table-row table:style-name="ro4">
          <table:table-cell table:style-name="ce76"/>
          <table:table-cell table:style-name="ce77"/>
          <table:table-cell office:value-type="string" table:style-name="ce83">
            <text:p>05</text:p>
          </table:table-cell>
          <table:table-cell office:value-type="string" table:style-name="ce90">
            <text:p>Miembro de una cooperativa<text:s text:c="2"/></text:p>
          </table:table-cell>
          <table:table-cell table:number-columns-repeated="16380" table:style-name="ce1"/>
        </table:table-row>
        <table:table-row table:style-name="ro4">
          <table:table-cell table:style-name="ce76"/>
          <table:table-cell table:style-name="ce77"/>
          <table:table-cell office:value-type="string" table:style-name="ce83">
            <text:p>06</text:p>
          </table:table-cell>
          <table:table-cell office:value-type="string" table:style-name="ce90">
            <text:p>Ayuda en la empresa o negocio familiar</text:p>
          </table:table-cell>
          <table:table-cell table:number-columns-repeated="16380" table:style-name="ce1"/>
        </table:table-row>
        <table:table-row table:style-name="ro4">
          <table:table-cell table:style-name="ce76"/>
          <table:table-cell table:style-name="ce77"/>
          <table:table-cell office:value-type="string" table:style-name="ce83">
            <text:p>07</text:p>
          </table:table-cell>
          <table:table-cell office:value-type="string" table:style-name="ce90">
            <text:p>Asalariado sector público</text:p>
          </table:table-cell>
          <table:table-cell table:number-columns-repeated="16380" table:style-name="ce1"/>
        </table:table-row>
        <table:table-row table:style-name="ro4">
          <table:table-cell table:style-name="ce76"/>
          <table:table-cell table:style-name="ce77"/>
          <table:table-cell office:value-type="string" table:style-name="ce83">
            <text:p>08</text:p>
          </table:table-cell>
          <table:table-cell office:value-type="string" table:style-name="ce90">
            <text:p>Asalariado sector privado</text:p>
          </table:table-cell>
          <table:table-cell table:number-columns-repeated="16380" table:style-name="ce1"/>
        </table:table-row>
        <table:table-row table:style-name="ro4">
          <table:table-cell table:style-name="ce76"/>
          <table:table-cell table:style-name="ce77"/>
          <table:table-cell office:value-type="string" table:style-name="ce83">
            <text:p>09</text:p>
          </table:table-cell>
          <table:table-cell office:value-type="string" table:style-name="ce90">
            <text:p>Otra situación</text:p>
          </table:table-cell>
          <table:table-cell table:number-columns-repeated="16380" table:style-name="ce1"/>
        </table:table-row>
        <table:table-row table:style-name="ro4">
          <table:table-cell table:style-name="ce76"/>
          <table:table-cell table:style-name="ce77"/>
          <table:table-cell table:style-name="ce78"/>
          <table:table-cell table:style-name="ce110"/>
          <table:table-cell table:number-columns-repeated="16380" table:style-name="ce1"/>
        </table:table-row>
        <table:table-row table:style-name="ro31">
          <table:table-cell table:style-name="ce76"/>
          <table:table-cell office:value-type="string" table:style-name="ce80">
            <text:p>Horas efectivas de trabajo en el segundo empleo en la semana de referencia</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Todas las personas de 16 y más años que tenían segundo empleo la semana de referencia</text:p>
          </table:table-cell>
          <table:table-cell table:style-name="ce111"/>
          <table:table-cell table:number-columns-repeated="16380" table:style-name="ce1"/>
        </table:table-row>
        <table:table-row table:style-name="ro26">
          <table:table-cell table:style-name="ce76"/>
          <table:table-cell office:value-type="string" table:style-name="ce77">
            <text:p>Variable:</text:p>
          </table:table-cell>
          <table:table-cell office:value-type="string" table:style-name="ce82">
            <text:p>HORPLU</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78">
            <text:p>hhmm</text:p>
          </table:table-cell>
          <table:table-cell table:style-name="ce77"/>
          <table:table-cell table:number-columns-repeated="16380" table:style-name="ce1"/>
        </table:table-row>
        <table:table-row table:style-name="ro4">
          <table:table-cell table:style-name="ce76"/>
          <table:table-cell table:style-name="ce77"/>
          <table:table-cell office:value-type="string" table:style-name="ce78">
            <text:p>hh=00-98; 99</text:p>
          </table:table-cell>
          <table:table-cell office:value-type="string" table:style-name="ce77">
            <text:p>00= No trabajó durante la semana de referencia; 99= No puede precisar / no sabe</text:p>
          </table:table-cell>
          <table:table-cell table:number-columns-repeated="16380" table:style-name="ce1"/>
        </table:table-row>
        <table:table-row table:style-name="ro4">
          <table:table-cell table:style-name="ce76"/>
          <table:table-cell table:style-name="ce77"/>
          <table:table-cell office:value-type="string" table:style-name="ce78">
            <text:p>mm=00-59; 99</text:p>
          </table:table-cell>
          <table:table-cell office:value-type="string" table:style-name="ce77">
            <text:p>99= No puede precisar / no sabe</text:p>
          </table:table-cell>
          <table:table-cell table:number-columns-repeated="16380" table:style-name="ce1"/>
        </table:table-row>
        <table:table-row table:style-name="ro4">
          <table:table-cell table:number-columns-repeated="16384"/>
        </table:table-row>
        <table:table-row table:style-name="ro4">
          <table:table-cell table:style-name="ce76"/>
          <table:table-cell office:value-type="string" table:style-name="ce73">
            <text:p>Deseo de trabajar más horas</text:p>
          </table:table-cell>
          <table:table-cell table:style-name="ce74"/>
          <table:table-cell table:style-name="ce75"/>
          <table:table-cell table:style-name="ce98"/>
          <table:table-cell table:number-columns-repeated="16379"/>
        </table:table-row>
        <table:table-row table:style-name="ro4">
          <table:table-cell table:style-name="ce79"/>
          <table:table-cell office:value-type="string" table:style-name="ce80">
            <text:p>Desea trabajar más horas de las que trabaja en la actualidad</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Todas las personas de 16 y más años que trabajaron o tenían empleo la semana de referencia</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MASHOR</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77">
            <text:p>Sí</text:p>
          </table:table-cell>
          <table:table-cell table:number-columns-repeated="16380" table:style-name="ce1"/>
        </table:table-row>
        <table:table-row table:style-name="ro4">
          <table:table-cell table:style-name="ce76"/>
          <table:table-cell table:style-name="ce77"/>
          <table:table-cell office:value-type="float" office:value="2" table:style-name="ce78">
            <text:p>2</text:p>
          </table:table-cell>
          <table:table-cell office:value-type="string" table:style-name="ce77">
            <text:p>No, desearía trabajar menos horas con reducción proporcional de salario</text:p>
          </table:table-cell>
          <table:table-cell table:number-columns-repeated="16380" table:style-name="ce1"/>
        </table:table-row>
        <table:table-row table:style-name="ro4">
          <table:table-cell table:style-name="ce76"/>
          <table:table-cell table:style-name="ce77"/>
          <table:table-cell office:value-type="float" office:value="3" table:style-name="ce78">
            <text:p>3</text:p>
          </table:table-cell>
          <table:table-cell office:value-type="string" table:style-name="ce77">
            <text:p>No</text:p>
          </table:table-cell>
          <table:table-cell table:number-columns-repeated="16380" table:style-name="ce1"/>
        </table:table-row>
        <table:table-row table:number-rows-repeated="2" table:style-name="ro4">
          <table:table-cell table:number-columns-repeated="16384"/>
        </table:table-row>
        <table:table-row table:style-name="ro4">
          <table:table-cell table:style-name="ce76"/>
          <table:table-cell office:value-type="string" table:style-name="ce80">
            <text:p>Estaría disponible para trabajar más horas antes de 15 días desde la semana de referencia</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8">
            <text:p>Filtro:</text:p>
          </table:table-cell>
          <table:table-cell office:value-type="string" table:number-columns-spanned="3" table:number-rows-spanned="1" table:style-name="ce136">
            <text:p>Todas las personas de 16 y más años que trabajaron o tenían empleo la semana de referencia y desean trabajar más horas</text:p>
          </table:table-cell>
          <table:covered-table-cell table:number-columns-repeated="2"/>
          <table:table-cell table:number-columns-repeated="16379"/>
        </table:table-row>
        <table:table-row table:style-name="ro39">
          <table:table-cell table:style-name="ce76"/>
          <table:table-cell office:value-type="string" table:style-name="ce77">
            <text:p>Variable:</text:p>
          </table:table-cell>
          <table:table-cell office:value-type="string" table:style-name="ce96">
            <text:p>DISMAS</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77">
            <text:p>Sí</text:p>
          </table:table-cell>
          <table:table-cell table:number-columns-repeated="16380" table:style-name="ce1"/>
        </table:table-row>
        <table:table-row table:style-name="ro4">
          <table:table-cell table:style-name="ce76"/>
          <table:table-cell table:style-name="ce77"/>
          <table:table-cell office:value-type="float" office:value="6" table:style-name="ce78">
            <text:p>6</text:p>
          </table:table-cell>
          <table:table-cell office:value-type="string" table:style-name="ce77">
            <text:p>No</text:p>
          </table:table-cell>
          <table:table-cell table:number-columns-repeated="16380" table:style-name="ce1"/>
        </table:table-row>
        <table:table-row table:style-name="ro4">
          <table:table-cell table:number-columns-repeated="16384"/>
        </table:table-row>
        <table:table-row table:style-name="ro4">
          <table:table-cell table:style-name="ce76"/>
          <table:table-cell office:value-type="string" table:style-name="ce80">
            <text:p>Razones por las que no podría trabajar más horas</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8">
            <text:p>Filtro:</text:p>
          </table:table-cell>
          <table:table-cell office:value-type="string" table:number-columns-spanned="3" table:number-rows-spanned="1" table:style-name="ce136">
            <text:p>Personas de 16 y más años que trabajaron o tenían empleo la semana de referencia, que desean trabajar más horas pero no están disponibles para hacerlo antes de 15 días</text:p>
          </table:table-cell>
          <table:covered-table-cell table:number-columns-repeated="2"/>
          <table:table-cell table:number-columns-repeated="16379"/>
        </table:table-row>
        <table:table-row table:style-name="ro33">
          <table:table-cell table:style-name="ce76"/>
          <table:table-cell office:value-type="string" table:style-name="ce77">
            <text:p>Variable:</text:p>
          </table:table-cell>
          <table:table-cell office:value-type="string" table:style-name="ce82">
            <text:p>RZNDISH</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90">
            <text:p>Tener que completar estudios o formación</text:p>
          </table:table-cell>
          <table:table-cell table:number-columns-repeated="16380" table:style-name="ce1"/>
        </table:table-row>
        <table:table-row table:style-name="ro4">
          <table:table-cell table:style-name="ce76"/>
          <table:table-cell table:style-name="ce77"/>
          <table:table-cell office:value-type="float" office:value="2" table:style-name="ce78">
            <text:p>2</text:p>
          </table:table-cell>
          <table:table-cell office:value-type="string" table:style-name="ce90">
            <text:p>Responsabilidades familiares o razones personales</text:p>
          </table:table-cell>
          <table:table-cell table:number-columns-repeated="16380" table:style-name="ce1"/>
        </table:table-row>
        <table:table-row table:style-name="ro4">
          <table:table-cell table:style-name="ce76"/>
          <table:table-cell table:style-name="ce77"/>
          <table:table-cell office:value-type="float" office:value="3" table:style-name="ce78">
            <text:p>3</text:p>
          </table:table-cell>
          <table:table-cell office:value-type="string" table:style-name="ce90">
            <text:p>Enfermedad o incapacidad propia</text:p>
          </table:table-cell>
          <table:table-cell table:number-columns-repeated="16380" table:style-name="ce1"/>
        </table:table-row>
        <table:table-row table:style-name="ro4">
          <table:table-cell table:style-name="ce76"/>
          <table:table-cell table:style-name="ce77"/>
          <table:table-cell office:value-type="float" office:value="5" table:style-name="ce78">
            <text:p>5</text:p>
          </table:table-cell>
          <table:table-cell office:value-type="string" table:style-name="ce90">
            <text:p>Por no poder dejar su empleo actual debido al periodo de preaviso</text:p>
          </table:table-cell>
          <table:table-cell table:number-columns-repeated="16380" table:style-name="ce1"/>
        </table:table-row>
        <table:table-row table:style-name="ro26">
          <table:table-cell table:style-name="ce76"/>
          <table:table-cell table:style-name="ce77"/>
          <table:table-cell office:value-type="float" office:value="4" table:style-name="ce78">
            <text:p>4</text:p>
          </table:table-cell>
          <table:table-cell office:value-type="string" table:style-name="ce90">
            <text:p>Otras razones</text:p>
          </table:table-cell>
          <table:table-cell table:number-columns-repeated="16380" table:style-name="ce1"/>
        </table:table-row>
        <table:table-row table:style-name="ro4">
          <table:table-cell table:number-columns-repeated="16384"/>
        </table:table-row>
        <table:table-row table:style-name="ro4">
          <table:table-cell table:style-name="ce76"/>
          <table:table-cell office:value-type="string" table:style-name="ce80">
            <text:p>Horas semanales que desea trabajar habitualmente</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8">
            <text:p>Filtro:</text:p>
          </table:table-cell>
          <table:table-cell office:value-type="string" table:number-columns-spanned="3" table:number-rows-spanned="1" table:style-name="ce136">
            <text:p>Todas las personas de 16 y más años que trabajaron o tenían empleo la semana de referencia y desean trabajar más o menos horas</text:p>
          </table:table-cell>
          <table:covered-table-cell table:number-columns-repeated="2"/>
          <table:table-cell table:number-columns-repeated="16379"/>
        </table:table-row>
        <table:table-row table:style-name="ro36">
          <table:table-cell table:style-name="ce76"/>
          <table:table-cell office:value-type="string" table:style-name="ce77">
            <text:p>Variable:</text:p>
          </table:table-cell>
          <table:table-cell office:value-type="string" table:style-name="ce82">
            <text:p>HORDES</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78">
            <text:p>hhmm</text:p>
          </table:table-cell>
          <table:table-cell table:style-name="ce77"/>
          <table:table-cell table:number-columns-repeated="16380" table:style-name="ce1"/>
        </table:table-row>
        <table:table-row table:style-name="ro4">
          <table:table-cell table:style-name="ce76"/>
          <table:table-cell table:style-name="ce77"/>
          <table:table-cell office:value-type="string" table:style-name="ce78">
            <text:p>hh=01-98; 99</text:p>
          </table:table-cell>
          <table:table-cell office:value-type="string" table:style-name="ce77">
            <text:p>99= No puede precisar / no sabe</text:p>
          </table:table-cell>
          <table:table-cell table:number-columns-repeated="16380" table:style-name="ce1"/>
        </table:table-row>
        <table:table-row table:style-name="ro4">
          <table:table-cell table:style-name="ce76"/>
          <table:table-cell table:style-name="ce77"/>
          <table:table-cell office:value-type="string" table:style-name="ce78">
            <text:p>mm=00-59; 99</text:p>
          </table:table-cell>
          <table:table-cell office:value-type="string" table:style-name="ce77">
            <text:p>99= No puede precisar / no sabe</text:p>
          </table:table-cell>
          <table:table-cell table:number-columns-repeated="16380" table:style-name="ce1"/>
        </table:table-row>
        <table:table-row table:style-name="ro4">
          <table:table-cell table:style-name="ce76"/>
          <table:table-cell table:style-name="ce88"/>
          <table:table-cell table:style-name="ce82"/>
          <table:table-cell table:style-name="ce89"/>
          <table:table-cell table:number-columns-repeated="16380" table:style-name="ce1"/>
        </table:table-row>
        <table:table-row table:style-name="ro4">
          <table:table-cell table:style-name="ce79"/>
          <table:table-cell office:value-type="string" table:number-columns-spanned="4" table:number-rows-spanned="1" table:style-name="ce137">
            <text:p>Ha buscado otro empleo o ha realizado gestiones para establecerse por su cuenta en las 4 últimas semanas</text:p>
          </table:table-cell>
          <table:covered-table-cell table:number-columns-repeated="3"/>
          <table:table-cell table:number-columns-repeated="16379"/>
        </table:table-row>
        <table:table-row table:style-name="ro40">
          <table:table-cell table:style-name="ce79"/>
          <table:table-cell office:value-type="string" table:style-name="ce77">
            <text:p>Filtro:</text:p>
          </table:table-cell>
          <table:table-cell office:value-type="string" table:style-name="ce78">
            <text:p>Todas las personas de 16 y más años que trabajaron o tenían empleo la semana de referencia</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BUSOTR</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77">
            <text:p>Sí</text:p>
          </table:table-cell>
          <table:table-cell table:number-columns-repeated="16380" table:style-name="ce1"/>
        </table:table-row>
        <table:table-row table:style-name="ro4">
          <table:table-cell table:style-name="ce76"/>
          <table:table-cell table:style-name="ce77"/>
          <table:table-cell office:value-type="float" office:value="6" table:style-name="ce78">
            <text:p>6</text:p>
          </table:table-cell>
          <table:table-cell office:value-type="string" table:style-name="ce77">
            <text:p>No</text:p>
          </table:table-cell>
          <table:table-cell table:number-columns-repeated="16380" table:style-name="ce1"/>
        </table:table-row>
        <table:table-row table:style-name="ro4">
          <table:table-cell table:style-name="ce76"/>
          <table:table-cell table:style-name="ce77"/>
          <table:table-cell table:style-name="ce83"/>
          <table:table-cell table:style-name="ce90"/>
          <table:table-cell table:number-columns-repeated="16380" table:style-name="ce1"/>
        </table:table-row>
        <table:table-row table:style-name="ro19">
          <table:table-cell table:style-name="ce76"/>
          <table:table-cell office:value-type="string" table:style-name="ce73">
            <text:p>Búsqueda de empleo</text:p>
          </table:table-cell>
          <table:table-cell table:style-name="ce74"/>
          <table:table-cell table:style-name="ce75"/>
          <table:table-cell table:style-name="ce98"/>
          <table:table-cell table:number-columns-repeated="16379"/>
        </table:table-row>
        <table:table-row table:style-name="ro4">
          <table:table-cell table:style-name="ce79"/>
          <table:table-cell table:style-name="ce77"/>
          <table:table-cell table:style-name="ce78"/>
          <table:table-cell table:style-name="ce77"/>
          <table:table-cell table:number-columns-repeated="16380" table:style-name="ce1"/>
        </table:table-row>
        <table:table-row table:style-name="ro4">
          <table:table-cell table:style-name="ce76"/>
          <table:table-cell office:value-type="string" table:number-columns-spanned="4" table:number-rows-spanned="1" table:style-name="ce137">
            <text:p>Ha buscado empleo o ha realizado gestiones para establecerse por su cuenta en las últimas 4 semanas</text:p>
          </table:table-cell>
          <table:covered-table-cell table:number-columns-repeated="3"/>
          <table:table-cell table:number-columns-repeated="16379"/>
        </table:table-row>
        <table:table-row table:style-name="ro63">
          <table:table-cell table:style-name="ce79"/>
          <table:table-cell office:value-type="string" table:style-name="ce77">
            <text:p>Filtro:</text:p>
          </table:table-cell>
          <table:table-cell office:value-type="string" table:style-name="ce78">
            <text:p>Personas de 16 a 74 años sin empleo que no han trabajado en la semana de referencia</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BUSCA</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90">
            <text:p>Sí</text:p>
          </table:table-cell>
          <table:table-cell table:number-columns-repeated="16380" table:style-name="ce1"/>
        </table:table-row>
        <table:table-row table:style-name="ro4">
          <table:table-cell table:style-name="ce76"/>
          <table:table-cell table:style-name="ce77"/>
          <table:table-cell office:value-type="float" office:value="6" table:style-name="ce78">
            <text:p>6</text:p>
          </table:table-cell>
          <table:table-cell office:value-type="string" table:style-name="ce90">
            <text:p>No</text:p>
          </table:table-cell>
          <table:table-cell table:number-columns-repeated="16380" table:style-name="ce1"/>
        </table:table-row>
        <table:table-row table:style-name="ro4">
          <table:table-cell table:style-name="ce76"/>
          <table:table-cell table:style-name="ce77"/>
          <table:table-cell table:style-name="ce78"/>
          <table:table-cell table:style-name="ce90"/>
          <table:table-cell table:number-columns-repeated="16380" table:style-name="ce1"/>
        </table:table-row>
        <table:table-row table:style-name="ro4">
          <table:table-cell table:style-name="ce76"/>
          <table:table-cell office:value-type="string" table:style-name="ce99">
            <text:p>Búsqueda de empleo activa</text:p>
          </table:table-cell>
          <table:table-cell table:style-name="ce100"/>
          <table:table-cell table:style-name="ce99"/>
          <table:table-cell table:style-name="ce46"/>
          <table:table-cell table:number-columns-repeated="16379"/>
        </table:table-row>
        <table:table-row table:style-name="ro4">
          <table:table-cell table:style-name="ce76"/>
          <table:table-cell office:value-type="string" table:style-name="ce101">
            <text:p>Filtro:</text:p>
          </table:table-cell>
          <table:table-cell office:value-type="string" table:style-name="ce102">
            <text:p>Todas las personas que buscan empleo</text:p>
          </table:table-cell>
          <table:table-cell table:number-columns-repeated="2" table:style-name="ce101"/>
          <table:table-cell table:number-columns-repeated="16379"/>
        </table:table-row>
        <table:table-row table:style-name="ro4">
          <table:table-cell table:style-name="ce76"/>
          <table:table-cell office:value-type="string" table:style-name="ce101">
            <text:p>Variable:</text:p>
          </table:table-cell>
          <table:table-cell office:value-type="string" table:style-name="ce103">
            <text:p>FOBACT</text:p>
          </table:table-cell>
          <table:table-cell table:style-name="ce101"/>
          <table:table-cell table:style-name="ce46"/>
          <table:table-cell table:number-columns-repeated="16379"/>
        </table:table-row>
        <table:table-row table:style-name="ro4">
          <table:table-cell table:style-name="ce76"/>
          <table:table-cell office:value-type="string" table:style-name="ce101">
            <text:p>Valores:</text:p>
          </table:table-cell>
          <table:table-cell office:value-type="float" office:value="1" table:style-name="ce102">
            <text:p>1</text:p>
          </table:table-cell>
          <table:table-cell office:value-type="string" table:number-columns-spanned="2" table:number-rows-spanned="1" table:style-name="ce133">
            <text:p>Métodos activos de búsqueda de empleo</text:p>
          </table:table-cell>
          <table:covered-table-cell/>
          <table:table-cell table:number-columns-repeated="16379"/>
        </table:table-row>
        <table:table-row table:style-name="ro4">
          <table:table-cell table:style-name="ce76"/>
          <table:table-cell table:style-name="ce101"/>
          <table:table-cell office:value-type="float" office:value="6" table:style-name="ce102">
            <text:p>6</text:p>
          </table:table-cell>
          <table:table-cell office:value-type="string" table:style-name="ce101">
            <text:p>Métodos no activos de búsqueda de empleo</text:p>
          </table:table-cell>
          <table:table-cell table:style-name="ce46"/>
          <table:table-cell table:number-columns-repeated="16379"/>
        </table:table-row>
        <table:table-row table:style-name="ro4">
          <table:table-cell table:style-name="ce76"/>
          <table:table-cell table:style-name="ce77"/>
          <table:table-cell table:style-name="ce78"/>
          <table:table-cell table:style-name="ce90"/>
          <table:table-cell table:number-columns-repeated="16380" table:style-name="ce1"/>
        </table:table-row>
        <table:table-row table:style-name="ro4">
          <table:table-cell table:style-name="ce76"/>
          <table:table-cell office:value-type="string" table:style-name="ce80">
            <text:p>Desearía tener empleo</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8">
            <text:p>Filtro:</text:p>
          </table:table-cell>
          <table:table-cell office:value-type="string" table:number-columns-spanned="3" table:number-rows-spanned="1" table:style-name="ce136">
            <text:p>Personas de 16 a 74 años sin empleo que no han trabajado en la semana de referencia, no han encontrado empleo y no han buscado empleo en las últimas 4 semanas</text:p>
          </table:table-cell>
          <table:covered-table-cell table:number-columns-repeated="2"/>
          <table:table-cell table:number-columns-repeated="16379"/>
        </table:table-row>
        <table:table-row table:style-name="ro36">
          <table:table-cell table:style-name="ce76"/>
          <table:table-cell office:value-type="string" table:style-name="ce77">
            <text:p>Variable:</text:p>
          </table:table-cell>
          <table:table-cell office:value-type="string" table:style-name="ce82">
            <text:p>DESEA</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77">
            <text:p>Sí</text:p>
          </table:table-cell>
          <table:table-cell table:number-columns-repeated="16380" table:style-name="ce1"/>
        </table:table-row>
        <table:table-row table:style-name="ro4">
          <table:table-cell table:style-name="ce76"/>
          <table:table-cell table:style-name="ce77"/>
          <table:table-cell office:value-type="float" office:value="6" table:style-name="ce78">
            <text:p>6</text:p>
          </table:table-cell>
          <table:table-cell office:value-type="string" table:style-name="ce77">
            <text:p>No</text:p>
          </table:table-cell>
          <table:table-cell table:number-columns-repeated="16380" table:style-name="ce1"/>
        </table:table-row>
        <table:table-row table:style-name="ro4">
          <table:table-cell table:number-columns-repeated="16384"/>
        </table:table-row>
        <table:table-row table:style-name="ro4">
          <table:table-cell table:style-name="ce76"/>
          <table:table-cell office:value-type="string" table:style-name="ce80">
            <text:p>Razones por <text:s/>las que no busca empleo</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Personas sin empleo que no buscan empleo (ni han encontrado uno al que aún no se han incrporado)</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NBUSCA</text:p>
          </table:table-cell>
          <table:table-cell table:style-name="ce77"/>
          <table:table-cell table:number-columns-repeated="16380" table:style-name="ce1"/>
        </table:table-row>
        <table:table-row table:style-name="ro4">
          <table:table-cell table:style-name="ce76"/>
          <table:table-cell office:value-type="string" table:style-name="ce78">
            <text:p>Valores:</text:p>
          </table:table-cell>
          <table:table-cell office:value-type="string" table:style-name="ce83">
            <text:p>01</text:p>
          </table:table-cell>
          <table:table-cell office:value-type="string" table:number-columns-spanned="2" table:number-rows-spanned="1" table:style-name="ce133">
            <text:p>Cree que no lo va a encontrar</text:p>
          </table:table-cell>
          <table:covered-table-cell/>
          <table:table-cell table:number-columns-repeated="16379"/>
        </table:table-row>
        <table:table-row table:style-name="ro41">
          <table:table-cell table:style-name="ce76"/>
          <table:table-cell table:style-name="ce77"/>
          <table:table-cell office:value-type="string" table:style-name="ce83">
            <text:p>02</text:p>
          </table:table-cell>
          <table:table-cell office:value-type="string" table:style-name="ce90">
            <text:p>Está afectado por una regulación de empleo</text:p>
          </table:table-cell>
          <table:table-cell table:style-name="ce121"/>
          <table:table-cell table:number-columns-repeated="16379"/>
        </table:table-row>
        <table:table-row table:style-name="ro4">
          <table:table-cell table:style-name="ce76"/>
          <table:table-cell table:style-name="ce77"/>
          <table:table-cell office:value-type="string" table:style-name="ce83">
            <text:p>03</text:p>
          </table:table-cell>
          <table:table-cell office:value-type="string" table:style-name="ce90">
            <text:p>Por enfermedad o incapacidad propia</text:p>
          </table:table-cell>
          <table:table-cell table:style-name="ce121"/>
          <table:table-cell table:number-columns-repeated="16379"/>
        </table:table-row>
        <table:table-row table:style-name="ro4">
          <table:table-cell table:style-name="ce76"/>
          <table:table-cell table:style-name="ce77"/>
          <table:table-cell office:value-type="string" table:style-name="ce83">
            <text:p>04</text:p>
          </table:table-cell>
          <table:table-cell office:value-type="string" table:style-name="ce90">
            <text:p>Cuidado de niños o de adultos enfermos, discapacitados o mayores</text:p>
          </table:table-cell>
          <table:table-cell table:style-name="ce121"/>
          <table:table-cell table:number-columns-repeated="16379"/>
        </table:table-row>
        <table:table-row table:style-name="ro4">
          <table:table-cell table:style-name="ce76"/>
          <table:table-cell table:style-name="ce77"/>
          <table:table-cell office:value-type="string" table:style-name="ce83">
            <text:p>05</text:p>
          </table:table-cell>
          <table:table-cell office:value-type="string" table:style-name="ce90">
            <text:p>Tiene otras responsabilidades familiares o personales</text:p>
          </table:table-cell>
          <table:table-cell table:style-name="ce121"/>
          <table:table-cell table:number-columns-repeated="16379"/>
        </table:table-row>
        <table:table-row table:style-name="ro4">
          <table:table-cell table:style-name="ce76"/>
          <table:table-cell table:style-name="ce77"/>
          <table:table-cell office:value-type="string" table:style-name="ce83">
            <text:p>06</text:p>
          </table:table-cell>
          <table:table-cell office:value-type="string" table:style-name="ce90">
            <text:p>Está cursando estudios o recibiendo formación</text:p>
          </table:table-cell>
          <table:table-cell table:style-name="ce121"/>
          <table:table-cell table:number-columns-repeated="16379"/>
        </table:table-row>
        <table:table-row table:style-name="ro4">
          <table:table-cell table:style-name="ce76"/>
          <table:table-cell table:style-name="ce77"/>
          <table:table-cell office:value-type="string" table:style-name="ce83">
            <text:p>07</text:p>
          </table:table-cell>
          <table:table-cell office:value-type="string" table:style-name="ce90">
            <text:p>Está jubilado</text:p>
          </table:table-cell>
          <table:table-cell table:style-name="ce121"/>
          <table:table-cell table:number-columns-repeated="16379"/>
        </table:table-row>
        <table:table-row table:style-name="ro4">
          <table:table-cell table:style-name="ce76"/>
          <table:table-cell table:style-name="ce77"/>
          <table:table-cell office:value-type="string" table:style-name="ce83">
            <text:p>08</text:p>
          </table:table-cell>
          <table:table-cell office:value-type="string" table:style-name="ce90">
            <text:p>Otras razones</text:p>
          </table:table-cell>
          <table:table-cell table:style-name="ce121"/>
          <table:table-cell table:number-columns-repeated="16379"/>
        </table:table-row>
        <table:table-row table:style-name="ro4">
          <table:table-cell table:style-name="ce76"/>
          <table:table-cell table:style-name="ce77"/>
          <table:table-cell office:value-type="float" office:value="0" table:style-name="ce83">
            <text:p>0</text:p>
          </table:table-cell>
          <table:table-cell office:value-type="string" table:style-name="ce90">
            <text:p>No sabe</text:p>
          </table:table-cell>
          <table:table-cell table:style-name="ce121"/>
          <table:table-cell table:number-columns-repeated="16379"/>
        </table:table-row>
        <table:table-row table:style-name="ro4">
          <table:table-cell table:number-columns-repeated="16384"/>
        </table:table-row>
        <table:table-row table:style-name="ro4">
          <table:table-cell table:style-name="ce76"/>
          <table:table-cell office:value-type="string" table:style-name="ce80">
            <text:p>El empleo que busca o ha encontrado es como asalariado</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Personas que buscan empleo o que han encontrado un empleo al que se van a incorporar</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ASALA</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77">
            <text:p>Sí</text:p>
          </table:table-cell>
          <table:table-cell table:number-columns-repeated="16380" table:style-name="ce1"/>
        </table:table-row>
        <table:table-row table:style-name="ro4">
          <table:table-cell table:style-name="ce76"/>
          <table:table-cell table:style-name="ce77"/>
          <table:table-cell office:value-type="float" office:value="6" table:style-name="ce78">
            <text:p>6</text:p>
          </table:table-cell>
          <table:table-cell office:value-type="string" table:style-name="ce77">
            <text:p>No</text:p>
          </table:table-cell>
          <table:table-cell table:number-columns-repeated="16380" table:style-name="ce1"/>
        </table:table-row>
        <table:table-row table:style-name="ro4">
          <table:table-cell table:style-name="ce76"/>
          <table:table-cell table:style-name="ce77"/>
          <table:table-cell office:value-type="float" office:value="0" table:style-name="ce78">
            <text:p>0</text:p>
          </table:table-cell>
          <table:table-cell office:value-type="string" table:style-name="ce77">
            <text:p>No sabe</text:p>
          </table:table-cell>
          <table:table-cell table:number-columns-repeated="16380" table:style-name="ce1"/>
        </table:table-row>
        <table:table-row table:style-name="ro4">
          <table:table-cell table:number-columns-repeated="16384"/>
        </table:table-row>
        <table:table-row table:style-name="ro19">
          <table:table-cell table:style-name="ce76"/>
          <table:table-cell office:value-type="string" table:style-name="ce73">
            <text:p>Búsqueda de empleo</text:p>
          </table:table-cell>
          <table:table-cell table:style-name="ce74"/>
          <table:table-cell table:style-name="ce75"/>
          <table:table-cell office:value-type="string" table:style-name="ce91">
            <text:p>(conclusión)</text:p>
          </table:table-cell>
          <table:table-cell table:number-columns-repeated="16379"/>
        </table:table-row>
        <table:table-row table:style-name="ro4">
          <table:table-cell table:style-name="ce79"/>
          <table:table-cell office:value-type="string" table:style-name="ce80">
            <text:p>Tipo de jornada en el empleo que busca o ha encontrado</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Personas que buscan empleo o que han encontrado un empleo al que se van a incorporar</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EMBUS</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110">
            <text:p>A tiempo completo</text:p>
          </table:table-cell>
          <table:table-cell table:number-columns-repeated="16380" table:style-name="ce1"/>
        </table:table-row>
        <table:table-row table:style-name="ro4">
          <table:table-cell table:style-name="ce76"/>
          <table:table-cell table:style-name="ce77"/>
          <table:table-cell office:value-type="float" office:value="2" table:style-name="ce78">
            <text:p>2</text:p>
          </table:table-cell>
          <table:table-cell office:value-type="string" table:number-columns-spanned="2" table:number-rows-spanned="1" table:style-name="ce133">
            <text:p>A tiempo completo, pero aceptaría a tiempo parcial</text:p>
          </table:table-cell>
          <table:covered-table-cell/>
          <table:table-cell table:number-columns-repeated="16379"/>
        </table:table-row>
        <table:table-row table:style-name="ro26">
          <table:table-cell table:style-name="ce76"/>
          <table:table-cell table:style-name="ce77"/>
          <table:table-cell office:value-type="float" office:value="3" table:style-name="ce78">
            <text:p>3</text:p>
          </table:table-cell>
          <table:table-cell office:value-type="string" table:style-name="ce110">
            <text:p>A tiempo parcial</text:p>
          </table:table-cell>
          <table:table-cell table:number-columns-repeated="16380" table:style-name="ce1"/>
        </table:table-row>
        <table:table-row table:style-name="ro4">
          <table:table-cell table:style-name="ce76"/>
          <table:table-cell table:style-name="ce77"/>
          <table:table-cell office:value-type="float" office:value="4" table:style-name="ce78">
            <text:p>4</text:p>
          </table:table-cell>
          <table:table-cell office:value-type="string" table:number-columns-spanned="2" table:number-rows-spanned="1" table:style-name="ce133">
            <text:p>A tiempo parcial, pero aceptaría a tiempo completo</text:p>
          </table:table-cell>
          <table:covered-table-cell/>
          <table:table-cell table:number-columns-repeated="16379"/>
        </table:table-row>
        <table:table-row table:style-name="ro25">
          <table:table-cell table:style-name="ce76"/>
          <table:table-cell table:style-name="ce77"/>
          <table:table-cell office:value-type="float" office:value="5" table:style-name="ce78">
            <text:p>5</text:p>
          </table:table-cell>
          <table:table-cell office:value-type="string" table:number-columns-spanned="2" table:number-rows-spanned="1" table:style-name="ce133">
            <text:p>La que encuentre</text:p>
          </table:table-cell>
          <table:covered-table-cell/>
          <table:table-cell table:number-columns-repeated="16379"/>
        </table:table-row>
        <table:table-row table:style-name="ro31">
          <table:table-cell table:style-name="ce76"/>
          <table:table-cell table:style-name="ce77"/>
          <table:table-cell office:value-type="float" office:value="0" table:style-name="ce78">
            <text:p>0</text:p>
          </table:table-cell>
          <table:table-cell office:value-type="string" table:style-name="ce110">
            <text:p>No sabe</text:p>
          </table:table-cell>
          <table:table-cell table:style-name="ce111"/>
          <table:table-cell table:number-columns-repeated="16379"/>
        </table:table-row>
        <table:table-row table:style-name="ro26">
          <table:table-cell table:style-name="ce76"/>
          <table:table-cell table:style-name="ce88"/>
          <table:table-cell table:style-name="ce82"/>
          <table:table-cell table:style-name="ce89"/>
          <table:table-cell table:number-columns-repeated="16380" table:style-name="ce1"/>
        </table:table-row>
        <table:table-row table:style-name="ro4">
          <table:table-cell table:style-name="ce79"/>
          <table:table-cell office:value-type="string" table:style-name="ce80">
            <text:p>Tiempo buscando empleo (o tiempo que llevaban buscándolo antes de encontrarlo, en su caso)</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Personas que buscan empleo o que han encontrado un empleo al que se van a incorporar</text:p>
          </table:table-cell>
          <table:table-cell table:style-name="ce77"/>
          <table:table-cell table:number-columns-repeated="16380"/>
        </table:table-row>
        <table:table-row table:style-name="ro4">
          <table:table-cell table:style-name="ce76"/>
          <table:table-cell office:value-type="string" table:style-name="ce77">
            <text:p>Variable:</text:p>
          </table:table-cell>
          <table:table-cell office:value-type="string" table:style-name="ce82">
            <text:p>ITBU</text:p>
          </table:table-cell>
          <table:table-cell table:style-name="ce77"/>
          <table:table-cell table:number-columns-repeated="16380"/>
        </table:table-row>
        <table:table-row table:style-name="ro4">
          <table:table-cell table:style-name="ce76"/>
          <table:table-cell office:value-type="string" table:style-name="ce77">
            <text:p>Valores:</text:p>
          </table:table-cell>
          <table:table-cell office:value-type="string" table:style-name="ce83">
            <text:p>01</text:p>
          </table:table-cell>
          <table:table-cell office:value-type="string" table:style-name="ce90">
            <text:p>Menos de 1 mes</text:p>
          </table:table-cell>
          <table:table-cell table:number-columns-repeated="16380"/>
        </table:table-row>
        <table:table-row table:style-name="ro4">
          <table:table-cell table:style-name="ce76"/>
          <table:table-cell table:style-name="ce77"/>
          <table:table-cell office:value-type="string" table:style-name="ce83">
            <text:p>02</text:p>
          </table:table-cell>
          <table:table-cell office:value-type="string" table:style-name="ce90">
            <text:p>De 1 a &lt; 3 meses</text:p>
          </table:table-cell>
          <table:table-cell table:number-columns-repeated="16380"/>
        </table:table-row>
        <table:table-row table:style-name="ro4">
          <table:table-cell table:style-name="ce76"/>
          <table:table-cell table:style-name="ce77"/>
          <table:table-cell office:value-type="string" table:style-name="ce83">
            <text:p>03</text:p>
          </table:table-cell>
          <table:table-cell office:value-type="string" table:style-name="ce90">
            <text:p>De 3 a &lt; 6 meses</text:p>
          </table:table-cell>
          <table:table-cell table:number-columns-repeated="16380"/>
        </table:table-row>
        <table:table-row table:style-name="ro4">
          <table:table-cell table:style-name="ce76"/>
          <table:table-cell table:style-name="ce77"/>
          <table:table-cell office:value-type="string" table:style-name="ce83">
            <text:p>04</text:p>
          </table:table-cell>
          <table:table-cell office:value-type="string" table:style-name="ce90">
            <text:p>De <text:s/>6 meses a &lt; 1 año</text:p>
          </table:table-cell>
          <table:table-cell table:number-columns-repeated="16380"/>
        </table:table-row>
        <table:table-row table:style-name="ro4">
          <table:table-cell table:style-name="ce76"/>
          <table:table-cell table:style-name="ce77"/>
          <table:table-cell office:value-type="string" table:style-name="ce83">
            <text:p>05</text:p>
          </table:table-cell>
          <table:table-cell office:value-type="string" table:style-name="ce90">
            <text:p>De 1 año a &lt; 1 año y medio<text:s text:c="2"/></text:p>
          </table:table-cell>
          <table:table-cell table:number-columns-repeated="16380"/>
        </table:table-row>
        <table:table-row table:style-name="ro4">
          <table:table-cell table:style-name="ce76"/>
          <table:table-cell table:style-name="ce77"/>
          <table:table-cell office:value-type="string" table:style-name="ce83">
            <text:p>06</text:p>
          </table:table-cell>
          <table:table-cell office:value-type="string" table:style-name="ce90">
            <text:p>De 1 año y medio a &lt; 2 años</text:p>
          </table:table-cell>
          <table:table-cell table:number-columns-repeated="16380"/>
        </table:table-row>
        <table:table-row table:style-name="ro4">
          <table:table-cell table:style-name="ce76"/>
          <table:table-cell table:style-name="ce77"/>
          <table:table-cell office:value-type="string" table:style-name="ce83">
            <text:p>07</text:p>
          </table:table-cell>
          <table:table-cell office:value-type="string" table:style-name="ce90">
            <text:p>De 2 a &lt; 4 años</text:p>
          </table:table-cell>
          <table:table-cell table:number-columns-repeated="16380"/>
        </table:table-row>
        <table:table-row table:style-name="ro4">
          <table:table-cell table:style-name="ce76"/>
          <table:table-cell table:style-name="ce77"/>
          <table:table-cell office:value-type="string" table:style-name="ce83">
            <text:p>08</text:p>
          </table:table-cell>
          <table:table-cell office:value-type="string" table:style-name="ce90">
            <text:p>4 años o más</text:p>
          </table:table-cell>
          <table:table-cell table:number-columns-repeated="16380"/>
        </table:table-row>
        <table:table-row table:style-name="ro4">
          <table:table-cell table:number-columns-repeated="16384"/>
        </table:table-row>
        <table:table-row table:style-name="ro4">
          <table:table-cell table:style-name="ce76"/>
          <table:table-cell office:value-type="string" table:style-name="ce80">
            <text:p>Disponibilidad para empezar a trabajar en el plazo de dos semanas</text:p>
          </table:table-cell>
          <table:table-cell table:style-name="ce81"/>
          <table:table-cell table:style-name="ce80"/>
          <table:table-cell table:number-columns-repeated="16380"/>
        </table:table-row>
        <table:table-row table:style-name="ro4">
          <table:table-cell table:style-name="ce79"/>
          <table:table-cell office:value-type="string" table:style-name="ce77">
            <text:p>Filtro:</text:p>
          </table:table-cell>
          <table:table-cell office:value-type="string" table:style-name="ce78">
            <text:p>Todas las personas de 16 y más excepto mayores de 74 años sin empleo u ocupados que no buscan otro empleo</text:p>
          </table:table-cell>
          <table:table-cell table:style-name="ce77"/>
          <table:table-cell table:number-columns-repeated="16380"/>
        </table:table-row>
        <table:table-row table:style-name="ro4">
          <table:table-cell table:style-name="ce76"/>
          <table:table-cell office:value-type="string" table:style-name="ce77">
            <text:p>Variable:</text:p>
          </table:table-cell>
          <table:table-cell office:value-type="string" table:style-name="ce82">
            <text:p>DISP</text:p>
          </table:table-cell>
          <table:table-cell table:style-name="ce77"/>
          <table:table-cell table:number-columns-repeated="16380"/>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77">
            <text:p>Sí</text:p>
          </table:table-cell>
          <table:table-cell table:number-columns-repeated="16380"/>
        </table:table-row>
        <table:table-row table:style-name="ro4">
          <table:table-cell table:style-name="ce76"/>
          <table:table-cell table:style-name="ce77"/>
          <table:table-cell office:value-type="float" office:value="6" table:style-name="ce78">
            <text:p>6</text:p>
          </table:table-cell>
          <table:table-cell office:value-type="string" table:style-name="ce77">
            <text:p>No</text:p>
          </table:table-cell>
          <table:table-cell table:number-columns-repeated="16380"/>
        </table:table-row>
        <table:table-row table:style-name="ro4">
          <table:table-cell table:number-columns-repeated="16384"/>
        </table:table-row>
        <table:table-row table:style-name="ro4">
          <table:table-cell table:style-name="ce76"/>
          <table:table-cell office:value-type="string" table:style-name="ce80">
            <text:p>Razones para no poder incorporarse a un empleo en las dos semanas siguientes (a la de referencia)</text:p>
          </table:table-cell>
          <table:table-cell table:number-columns-repeated="2" table:style-name="ce111"/>
          <table:table-cell table:number-columns-repeated="16380" table:style-name="ce1"/>
        </table:table-row>
        <table:table-row table:style-name="ro32">
          <table:table-cell table:style-name="ce79"/>
          <table:table-cell office:value-type="string" table:style-name="ce77">
            <text:p>Filtro:</text:p>
          </table:table-cell>
          <table:table-cell office:value-type="string" table:style-name="ce78">
            <text:p>Todas las personas de 16 y más excepto mayores de 74 años sin empleo u ocupados que no buscan otro empleo</text:p>
          </table:table-cell>
          <table:table-cell table:style-name="ce77"/>
          <table:table-cell table:number-columns-repeated="16380" table:style-name="ce1"/>
        </table:table-row>
        <table:table-row table:style-name="ro4">
          <table:table-cell table:style-name="ce76"/>
          <table:table-cell table:style-name="ce77"/>
          <table:table-cell office:value-type="string" table:style-name="ce78">
            <text:p>y que no estarían disponibles para trabajar en el plazo de dos semana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RZNDIS</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90">
            <text:p>Tener que completar estudios o formación</text:p>
          </table:table-cell>
          <table:table-cell table:number-columns-repeated="16380" table:style-name="ce1"/>
        </table:table-row>
        <table:table-row table:style-name="ro4">
          <table:table-cell table:style-name="ce76"/>
          <table:table-cell table:style-name="ce77"/>
          <table:table-cell office:value-type="float" office:value="2" table:style-name="ce78">
            <text:p>2</text:p>
          </table:table-cell>
          <table:table-cell office:value-type="string" table:style-name="ce90">
            <text:p>Tener responsabilidades familiares o razones personales</text:p>
          </table:table-cell>
          <table:table-cell table:number-columns-repeated="16380" table:style-name="ce1"/>
        </table:table-row>
        <table:table-row table:style-name="ro31">
          <table:table-cell table:style-name="ce76"/>
          <table:table-cell table:style-name="ce77"/>
          <table:table-cell office:value-type="float" office:value="3" table:style-name="ce78">
            <text:p>3</text:p>
          </table:table-cell>
          <table:table-cell office:value-type="string" table:style-name="ce90">
            <text:p>Por enfermedad o incapacidad propia</text:p>
          </table:table-cell>
          <table:table-cell table:number-columns-repeated="16380" table:style-name="ce1"/>
        </table:table-row>
        <table:table-row table:style-name="ro4">
          <table:table-cell table:style-name="ce76"/>
          <table:table-cell table:style-name="ce77"/>
          <table:table-cell office:value-type="float" office:value="5" table:style-name="ce78">
            <text:p>5</text:p>
          </table:table-cell>
          <table:table-cell office:value-type="string" table:number-columns-spanned="2" table:number-rows-spanned="1" table:style-name="ce133">
            <text:p>No poder dejar el trabajo actual debido al periodo de preaviso (<text:span text:style-name="T17">sólo para aquéllos con trabajo en la semana de referencia</text:span><text:span text:style-name="T14">)</text:span></text:p>
          </table:table-cell>
          <table:covered-table-cell/>
          <table:table-cell table:number-columns-repeated="16379"/>
        </table:table-row>
        <table:table-row table:style-name="ro45">
          <table:table-cell table:style-name="ce76"/>
          <table:table-cell table:style-name="ce77"/>
          <table:table-cell office:value-type="float" office:value="4" table:style-name="ce78">
            <text:p>4</text:p>
          </table:table-cell>
          <table:table-cell office:value-type="string" table:style-name="ce90">
            <text:p>Por otras razones</text:p>
          </table:table-cell>
          <table:table-cell table:number-columns-repeated="16380" table:style-name="ce1"/>
        </table:table-row>
        <table:table-row table:style-name="ro4">
          <table:table-cell table:number-columns-repeated="16384"/>
        </table:table-row>
        <table:table-row table:style-name="ro19">
          <table:table-cell table:style-name="ce76"/>
          <table:table-cell office:value-type="string" table:style-name="ce73">
            <text:p>Experiencia profesional</text:p>
          </table:table-cell>
          <table:table-cell table:style-name="ce74"/>
          <table:table-cell table:style-name="ce75"/>
          <table:table-cell table:style-name="ce98"/>
          <table:table-cell table:number-columns-repeated="16379"/>
        </table:table-row>
        <table:table-row table:style-name="ro4">
          <table:table-cell table:style-name="ce79"/>
          <table:table-cell table:style-name="ce77"/>
          <table:table-cell table:style-name="ce78"/>
          <table:table-cell table:style-name="ce77"/>
          <table:table-cell table:number-columns-repeated="16380" table:style-name="ce1"/>
        </table:table-row>
        <table:table-row table:style-name="ro4">
          <table:table-cell table:style-name="ce76"/>
          <table:table-cell office:value-type="string" table:style-name="ce80">
            <text:p>Ha trabajado anteriormente</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Todas las personas de 16 y más años que no trabajaron la semana de referencia y no tienen empleo</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EMPANT</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77">
            <text:p>Sí</text:p>
          </table:table-cell>
          <table:table-cell table:number-columns-repeated="16380" table:style-name="ce1"/>
        </table:table-row>
        <table:table-row table:style-name="ro4">
          <table:table-cell table:style-name="ce76"/>
          <table:table-cell table:style-name="ce77"/>
          <table:table-cell office:value-type="float" office:value="6" table:style-name="ce78">
            <text:p>6</text:p>
          </table:table-cell>
          <table:table-cell office:value-type="string" table:style-name="ce77">
            <text:p>No</text:p>
          </table:table-cell>
          <table:table-cell table:number-columns-repeated="16380" table:style-name="ce1"/>
        </table:table-row>
        <table:table-row table:style-name="ro4">
          <table:table-cell table:number-columns-repeated="16384"/>
        </table:table-row>
        <table:table-row table:style-name="ro4">
          <table:table-cell table:style-name="ce76"/>
          <table:table-cell office:value-type="string" table:style-name="ce80">
            <text:p>Tiempo en meses desde que dejó su último empleo</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No ocupados que trabajaron ante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DTANT</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78">
            <text:p>0-999</text:p>
          </table:table-cell>
          <table:table-cell table:style-name="ce77"/>
          <table:table-cell table:number-columns-repeated="16380" table:style-name="ce1"/>
        </table:table-row>
        <table:table-row table:style-name="ro4">
          <table:table-cell table:number-columns-repeated="16384"/>
        </table:table-row>
        <table:table-row table:style-name="ro4">
          <table:table-cell table:style-name="ce76"/>
          <table:table-cell office:value-type="string" table:style-name="ce80">
            <text:p>Ocupación u oficio que desempeñaba en último empleo</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8">
            <text:p>Filtro:</text:p>
          </table:table-cell>
          <table:table-cell office:value-type="string" table:number-columns-spanned="3" table:number-rows-spanned="1" table:style-name="ce136">
            <text:p>Personas de 16 y más que no tienen empleo ni trabajaron la semana de referencia, pero trabajaron antes y que dejaron su empleo hace 1 año o menos</text:p>
          </table:table-cell>
          <table:covered-table-cell table:number-columns-repeated="2"/>
          <table:table-cell table:number-columns-repeated="16379"/>
        </table:table-row>
        <table:table-row table:style-name="ro36">
          <table:table-cell table:style-name="ce76"/>
          <table:table-cell office:value-type="string" table:style-name="ce77">
            <text:p>Variable:</text:p>
          </table:table-cell>
          <table:table-cell office:value-type="string" table:style-name="ce82">
            <text:p>OCUPA</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83">
            <text:p>"</text:p>
          </table:table-cell>
          <table:table-cell office:value-type="string" table:style-name="ce77">
            <text:p>Blanco</text:p>
          </table:table-cell>
          <table:table-cell table:number-columns-repeated="16380" table:style-name="ce1"/>
        </table:table-row>
        <table:table-row table:style-name="ro4">
          <table:table-cell table:style-name="ce76"/>
          <table:table-cell table:style-name="ce77"/>
          <table:table-cell office:value-type="float" office:value="0" table:style-name="ce118">
            <text:p>0</text:p>
          </table:table-cell>
          <table:table-cell office:value-type="string" table:style-name="ce77">
            <text:p>Ocupaciones militares<text:s/><text:span text:style-name="T15">(códigos CNO-2011)</text:span><text:span text:style-name="T14">. Fuerzas armadas</text:span><text:span text:style-name="T15"><text:s/>(códigos CNO-1994)</text:span></text:p>
          </table:table-cell>
          <table:table-cell table:number-columns-repeated="16380" table:style-name="ce1"/>
        </table:table-row>
        <table:table-row table:style-name="ro33">
          <table:table-cell table:style-name="ce76"/>
          <table:table-cell table:style-name="ce77"/>
          <table:table-cell office:value-type="float" office:value="1" table:style-name="ce118">
            <text:p>1</text:p>
          </table:table-cell>
          <table:table-cell office:value-type="string" table:number-columns-spanned="2" table:number-rows-spanned="1" table:style-name="ce133">
            <text:p>Directores y gerentes<text:span text:style-name="T15"><text:s/>(códigos CNO-2011)</text:span><text:span text:style-name="T14">. Dirección de las empresas y de las Administraciones Públicas</text:span><text:span text:style-name="T15"><text:s/>(códigos CNO-1994)</text:span></text:p>
          </table:table-cell>
          <table:covered-table-cell/>
          <table:table-cell table:number-columns-repeated="16379"/>
        </table:table-row>
        <table:table-row table:style-name="ro52">
          <table:table-cell table:style-name="ce76"/>
          <table:table-cell table:style-name="ce77"/>
          <table:table-cell office:value-type="string" table:style-name="ce118">
            <text:p>2</text:p>
          </table:table-cell>
          <table:table-cell office:value-type="string" table:style-name="ce77">
            <text:p>Técnicos y Profesionales científicos e intelectuales<text:s/><text:span text:style-name="T15">(códigos CNO-2011)</text:span></text:p>
          </table:table-cell>
          <table:table-cell table:number-columns-repeated="16380" table:style-name="ce1"/>
        </table:table-row>
        <table:table-row table:style-name="ro32">
          <table:table-cell table:style-name="ce76"/>
          <table:table-cell table:style-name="ce77"/>
          <table:table-cell office:value-type="string" table:style-name="ce118">
            <text:p>3</text:p>
          </table:table-cell>
          <table:table-cell office:value-type="string" table:style-name="ce77">
            <text:p>Técnicos y Profesionales de apoyo<text:s/><text:span text:style-name="T15">(códigos CNO-2011)</text:span></text:p>
          </table:table-cell>
          <table:table-cell table:number-columns-repeated="16380" table:style-name="ce1"/>
        </table:table-row>
        <table:table-row table:style-name="ro36">
          <table:table-cell table:style-name="ce76"/>
          <table:table-cell table:style-name="ce77"/>
          <table:table-cell office:value-type="float" office:value="4" table:style-name="ce118">
            <text:p>4</text:p>
          </table:table-cell>
          <table:table-cell office:value-type="string" table:number-columns-spanned="2" table:number-rows-spanned="1" table:style-name="ce133">
            <text:p>Empleados contables, administrativos y otros empleados de oficina<text:s/><text:span text:style-name="T15">(códigos CNO-2011)</text:span><text:span text:style-name="T14">. Empleados de tipo administrativo<text:s/></text:span><text:span text:style-name="T15">(códigos CNO-1994)</text:span></text:p>
          </table:table-cell>
          <table:covered-table-cell/>
          <table:table-cell table:number-columns-repeated="16379" table:style-name="ce1"/>
        </table:table-row>
        <table:table-row table:style-name="ro45">
          <table:table-cell table:style-name="ce76"/>
          <table:table-cell table:style-name="ce77"/>
          <table:table-cell office:value-type="string" table:style-name="ce118">
            <text:p>5</text:p>
          </table:table-cell>
          <table:table-cell office:value-type="string" table:number-columns-spanned="2" table:number-rows-spanned="1" table:style-name="ce133">
            <text:p>Trabajadores de servicios de restauración, personales, protección y vendedores de comercio<text:s/><text:span text:style-name="T15">(códigos CNO-2011)</text:span></text:p>
          </table:table-cell>
          <table:covered-table-cell/>
          <table:table-cell table:number-columns-repeated="16379" table:style-name="ce1"/>
        </table:table-row>
        <table:table-row table:style-name="ro42">
          <table:table-cell table:style-name="ce76"/>
          <table:table-cell table:style-name="ce77"/>
          <table:table-cell office:value-type="float" office:value="6" table:style-name="ce118">
            <text:p>6</text:p>
          </table:table-cell>
          <table:table-cell office:value-type="string" table:number-columns-spanned="2" table:number-rows-spanned="1" table:style-name="ce133">
            <text:p>Trabajadores cualificados en el sector agrícola, ganadero, forestal y pesquero<text:s/><text:span text:style-name="T15">(códigos CNO-2011)</text:span><text:span text:style-name="T14">.Trabajadores cualificados en la agricultura y en la pesca</text:span><text:span text:style-name="T15"><text:s/>(códigos CNO-1994)</text:span></text:p>
          </table:table-cell>
          <table:covered-table-cell/>
          <table:table-cell table:number-columns-repeated="16379" table:style-name="ce1"/>
        </table:table-row>
        <table:table-row table:style-name="ro62">
          <table:table-cell table:style-name="ce76"/>
          <table:table-cell table:style-name="ce77"/>
          <table:table-cell office:value-type="float" office:value="7" table:style-name="ce118">
            <text:p>7</text:p>
          </table:table-cell>
          <table:table-cell office:value-type="string" table:number-columns-spanned="2" table:number-rows-spanned="1" table:style-name="ce133">
            <text:p>Artesanos y trabajadores cualificados de las industrias manufactureras y la construcción (excepto operadores de instalaciones y maquinaria<text:s/><text:span text:style-name="T15">(códigos CNO-2011)</text:span><text:span text:style-name="T14">. Artesanos y trabajadores cualificados de las industrias manufactureras, la construcción, y la minería, excepto operadores de instalaciones y maquinaria<text:s/></text:span><text:span text:style-name="T15">(códigos CNO-1994)</text:span></text:p>
          </table:table-cell>
          <table:covered-table-cell/>
          <table:table-cell table:number-columns-repeated="16379" table:style-name="ce1"/>
        </table:table-row>
        <table:table-row table:style-name="ro57">
          <table:table-cell table:style-name="ce76"/>
          <table:table-cell table:style-name="ce77"/>
          <table:table-cell office:value-type="string" table:style-name="ce83">
            <text:p>8</text:p>
          </table:table-cell>
          <table:table-cell office:value-type="string" table:style-name="ce77">
            <text:p>Operadores de instalaciones y maquinaria, y montadores<text:s/><text:span text:style-name="T15">(códigos CNO-2011)</text:span></text:p>
          </table:table-cell>
          <table:table-cell table:number-columns-repeated="16380" table:style-name="ce1"/>
        </table:table-row>
        <table:table-row table:style-name="ro33">
          <table:table-cell table:style-name="ce76"/>
          <table:table-cell table:style-name="ce77"/>
          <table:table-cell office:value-type="string" table:style-name="ce118">
            <text:p>9</text:p>
          </table:table-cell>
          <table:table-cell office:value-type="string" table:number-columns-spanned="2" table:number-rows-spanned="1" table:style-name="ce133">
            <text:p>Ocupaciones elementales<text:s/><text:span text:style-name="T15">(códigos CNO-2011).</text:span><text:span text:style-name="T14"><text:s/>Trabajadores no cualificados</text:span><text:span text:style-name="T15"><text:s/>(códigos CNO-1994)</text:span></text:p>
          </table:table-cell>
          <table:covered-table-cell/>
          <table:table-cell table:number-columns-repeated="16379" table:style-name="ce1"/>
        </table:table-row>
        <table:table-row table:style-name="ro41">
          <table:table-cell table:style-name="ce76"/>
          <table:table-cell table:style-name="ce77"/>
          <table:table-cell table:style-name="ce78"/>
          <table:table-cell table:style-name="ce77"/>
          <table:table-cell table:number-columns-repeated="16380" table:style-name="ce1"/>
        </table:table-row>
        <table:table-row table:style-name="ro4">
          <table:table-cell table:style-name="ce76"/>
          <table:table-cell office:value-type="string" table:number-columns-spanned="4" table:number-rows-spanned="1" table:style-name="ce132">
            <text:p>Categorías generadas a partir de T1-2011 con códigos según CNO 2011</text:p>
          </table:table-cell>
          <table:covered-table-cell table:number-columns-repeated="3"/>
          <table:table-cell table:number-columns-repeated="16379" table:style-name="ce1"/>
        </table:table-row>
        <table:table-row table:style-name="ro4">
          <table:table-cell table:style-name="ce76"/>
          <table:table-cell table:style-name="ce77"/>
          <table:table-cell table:number-columns-spanned="4" table:number-rows-spanned="1" table:style-name="ce138"/>
          <table:covered-table-cell table:number-columns-repeated="3"/>
          <table:table-cell table:number-columns-repeated="16378"/>
        </table:table-row>
        <table:table-row table:style-name="ro4">
          <table:table-cell table:style-name="ce76"/>
          <table:table-cell table:style-name="ce77"/>
          <table:table-cell office:value-type="string" table:style-name="ce125">
            <text:p>Si dejaron su empleo hace más de un año es una variable anual</text:p>
          </table:table-cell>
          <table:table-cell table:style-name="ce77"/>
          <table:table-cell table:number-columns-repeated="16380" table:style-name="ce1"/>
        </table:table-row>
        <table:table-row table:style-name="ro4">
          <table:table-cell table:number-columns-repeated="16384"/>
        </table:table-row>
        <table:table-row table:style-name="ro19">
          <table:table-cell table:style-name="ce76"/>
          <table:table-cell office:value-type="string" table:style-name="ce80">
            <text:p>Actividad del establecimiento en el que trabajaba</text:p>
          </table:table-cell>
          <table:table-cell table:style-name="ce81"/>
          <table:table-cell table:style-name="ce80"/>
          <table:table-cell table:number-columns-repeated="16380" table:style-name="ce1"/>
        </table:table-row>
        <table:table-row table:style-name="ro26">
          <table:table-cell table:style-name="ce79"/>
          <table:table-cell office:value-type="string" table:style-name="ce78">
            <text:p>Filtro:</text:p>
          </table:table-cell>
          <table:table-cell office:value-type="string" table:number-columns-spanned="3" table:number-rows-spanned="1" table:style-name="ce136">
            <text:p>Personas de 16 y más que no tienen empleo ni trabajaron la semana de referencia, pero trabajaron antes y que dejaron su empleo hace 1 año o menos</text:p>
          </table:table-cell>
          <table:covered-table-cell table:number-columns-repeated="2"/>
          <table:table-cell table:number-columns-repeated="16379" table:style-name="ce1"/>
        </table:table-row>
        <table:table-row table:style-name="ro33">
          <table:table-cell table:style-name="ce76"/>
          <table:table-cell office:value-type="string" table:style-name="ce77">
            <text:p>Variable:</text:p>
          </table:table-cell>
          <table:table-cell office:value-type="string" table:style-name="ce82">
            <text:p>ACTA</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83">
            <text:p>"</text:p>
          </table:table-cell>
          <table:table-cell office:value-type="string" table:style-name="ce77">
            <text:p>Blanco</text:p>
          </table:table-cell>
          <table:table-cell table:number-columns-repeated="16380" table:style-name="ce1"/>
        </table:table-row>
        <table:table-row table:style-name="ro4">
          <table:table-cell table:style-name="ce76"/>
          <table:table-cell table:style-name="ce77"/>
          <table:table-cell office:value-type="float" office:value="0" table:style-name="ce83">
            <text:p>0</text:p>
          </table:table-cell>
          <table:table-cell office:value-type="string" table:number-columns-spanned="2" table:number-rows-spanned="1" table:style-name="ce133">
            <text:p>Agricultura, ganadería, silvicultura y pesca<text:s/><text:span text:style-name="T15">(códigos CNAE-09: 01, 02 y 03</text:span><text:span text:style-name="T14">),</text:span><text:span text:style-name="T15"><text:s/>(códigos CNAE-93: 01, 02 y 05)</text:span></text:p>
          </table:table-cell>
          <table:covered-table-cell/>
          <table:table-cell table:number-columns-repeated="16379" table:style-name="ce1"/>
        </table:table-row>
        <table:table-row table:style-name="ro45">
          <table:table-cell table:style-name="ce76"/>
          <table:table-cell table:style-name="ce77"/>
          <table:table-cell office:value-type="float" office:value="1" table:style-name="ce83">
            <text:p>1</text:p>
          </table:table-cell>
          <table:table-cell office:value-type="string" table:number-columns-spanned="2" table:number-rows-spanned="1" table:style-name="ce133">
            <text:p>Industria de la alimentación, textil, cuero, madera y papel<text:s/><text:span text:style-name="T15">(códigos CNAE-09: del 10 al 18)</text:span><text:span text:style-name="T14">,<text:s/></text:span><text:span text:style-name="T15">(códigos CNAE-93 del 15 al 22)</text:span></text:p>
          </table:table-cell>
          <table:covered-table-cell/>
          <table:table-cell table:number-columns-repeated="16379" table:style-name="ce1"/>
        </table:table-row>
        <table:table-row table:style-name="ro21">
          <table:table-cell table:style-name="ce76"/>
          <table:table-cell table:style-name="ce77"/>
          <table:table-cell office:value-type="float" office:value="2" table:style-name="ce83">
            <text:p>2</text:p>
          </table:table-cell>
          <table:table-cell office:value-type="string" table:number-columns-spanned="2" table:number-rows-spanned="1" table:style-name="ce133">
            <text:p>Industrias extractivas, refino de petróleo, industria química, farmaceutica, industria del caucho y materias plásticas, suministro energía eléctrica, gas, vapor y aire acondicionado, suministro de agua, gestión de residuos. Metalurgia<text:s/><text:span text:style-name="T15">(códigos CNAE-09: del 05 al 09, del 19 al 25, 35 y del 36 al 39),</text:span><text:span text:style-name="T14"><text:s/></text:span><text:span text:style-name="T15">(códigos CNAE-93: del 10 al 14, del 23 al 28, 40 y 41)</text:span></text:p>
          </table:table-cell>
          <table:covered-table-cell/>
          <table:table-cell table:number-columns-repeated="16379" table:style-name="ce1"/>
        </table:table-row>
        <table:table-row table:style-name="ro33">
          <table:table-cell table:style-name="ce76"/>
          <table:table-cell table:style-name="ce77"/>
          <table:table-cell office:value-type="float" office:value="3" table:style-name="ce83">
            <text:p>3</text:p>
          </table:table-cell>
          <table:table-cell office:value-type="string" table:number-columns-spanned="2" table:number-rows-spanned="1" table:style-name="ce133">
            <text:p>Construcción de maquinaria, equipo eléctrico y material de transporte. Instalación y reparación industrial<text:s/><text:span text:style-name="T15">(códigos CNAE-09 del 26 al 33), (códigos CNAE-93 del 29 al 37)</text:span></text:p>
          </table:table-cell>
          <table:covered-table-cell/>
          <table:table-cell table:number-columns-repeated="16379" table:style-name="ce1"/>
        </table:table-row>
        <table:table-row table:style-name="ro52">
          <table:table-cell table:style-name="ce76"/>
          <table:table-cell table:style-name="ce77"/>
          <table:table-cell office:value-type="float" office:value="4" table:style-name="ce83">
            <text:p>4</text:p>
          </table:table-cell>
          <table:table-cell office:value-type="string" table:style-name="ce77">
            <text:p>Construcción<text:s/><text:span text:style-name="T15">(códigos CNAE-09: del 41 al 43)</text:span><text:span text:style-name="T14">,</text:span><text:span text:style-name="T15"><text:s/>(código CNAE-93: 45)</text:span></text:p>
          </table:table-cell>
          <table:table-cell table:number-columns-repeated="16380" table:style-name="ce1"/>
        </table:table-row>
        <table:table-row table:style-name="ro64">
          <table:table-cell table:style-name="ce76"/>
          <table:table-cell table:style-name="ce77"/>
          <table:table-cell office:value-type="float" office:value="5" table:style-name="ce83">
            <text:p>5</text:p>
          </table:table-cell>
          <table:table-cell office:value-type="string" table:number-columns-spanned="2" table:number-rows-spanned="1" table:style-name="ce133">
            <text:p>Comercio al por mayor y al por menor y sus instalaciones y reparaciones. Reparación de automóviles, hostelería<text:span text:style-name="T15"><text:s/>(códigos CNAE-09: del 45 al 47, 55 y 56), (códigos CNAE-93: 50, 51, 52 y 55)</text:span></text:p>
          </table:table-cell>
          <table:covered-table-cell/>
          <table:table-cell table:number-columns-repeated="16379" table:style-name="ce1"/>
        </table:table-row>
        <table:table-row table:style-name="ro42">
          <table:table-cell table:style-name="ce76"/>
          <table:table-cell table:style-name="ce77"/>
          <table:table-cell office:value-type="float" office:value="6" table:style-name="ce83">
            <text:p>6</text:p>
          </table:table-cell>
          <table:table-cell office:value-type="string" table:number-columns-spanned="2" table:number-rows-spanned="1" table:style-name="ce133">
            <text:p>Transporte y almacenamiento. Información y comunicaciones<text:s/><text:span text:style-name="T15">(códigos CNAE-09 del 49 al 53 y del 58 al 63)</text:span><text:span text:style-name="T14">,<text:s/></text:span><text:span text:style-name="T15">(códigos CNAE-93 del 60 al 64)</text:span></text:p>
          </table:table-cell>
          <table:covered-table-cell/>
          <table:table-cell table:number-columns-repeated="16379" table:style-name="ce1"/>
        </table:table-row>
        <table:table-row table:style-name="ro27">
          <table:table-cell table:style-name="ce76"/>
          <table:table-cell table:style-name="ce77"/>
          <table:table-cell office:value-type="float" office:value="7" table:style-name="ce83">
            <text:p>7</text:p>
          </table:table-cell>
          <table:table-cell office:value-type="string" table:number-columns-spanned="2" table:number-rows-spanned="1" table:style-name="ce132">
            <text:p>Intermediación financiera, seguros, actividades inmobiliarias, servicios profesionales, científicos, administrativos y otros (<text:span text:style-name="T15">códigos CNAE-09: del 64 al 66, 68, del 69 al 75 y del 77 al 82), (códigos CNAE-93 del 65 al 67 y del 70 al 74)</text:span></text:p>
          </table:table-cell>
          <table:covered-table-cell/>
          <table:table-cell table:number-columns-repeated="16379" table:style-name="ce1"/>
        </table:table-row>
        <table:table-row table:style-name="ro65">
          <table:table-cell table:style-name="ce76"/>
          <table:table-cell table:style-name="ce77"/>
          <table:table-cell office:value-type="float" office:value="8" table:style-name="ce83">
            <text:p>8</text:p>
          </table:table-cell>
          <table:table-cell office:value-type="string" table:number-columns-spanned="2" table:number-rows-spanned="1" table:style-name="ce132">
            <text:p>Administración Pública, educación y actividades sanitarias<text:s/><text:span text:style-name="T15">(códigos CNAE-09: 84, 85 y del 86 al 88),</text:span><text:span text:style-name="T14"><text:s/></text:span><text:span text:style-name="T15">(códigos CNAE-93: 75, 80 y 85)</text:span></text:p>
          </table:table-cell>
          <table:covered-table-cell/>
          <table:table-cell table:number-columns-repeated="16379" table:style-name="ce1"/>
        </table:table-row>
        <table:table-row table:style-name="ro40">
          <table:table-cell table:style-name="ce76"/>
          <table:table-cell table:style-name="ce77"/>
          <table:table-cell office:value-type="float" office:value="9" table:style-name="ce78">
            <text:p>9</text:p>
          </table:table-cell>
          <table:table-cell office:value-type="string" table:number-columns-spanned="2" table:number-rows-spanned="1" table:style-name="ce132">
            <text:p>Otros servicios<text:s/><text:span text:style-name="T15">(códigos CNAE-09: del 90 al 93, del 94 al 96, 97y 99)</text:span><text:span text:style-name="T14">,<text:s/></text:span><text:span text:style-name="T15">(códigos CNAE-93: del 90 al 93, 95 y 99)</text:span></text:p>
          </table:table-cell>
          <table:covered-table-cell/>
          <table:table-cell table:number-columns-repeated="16379" table:style-name="ce1"/>
        </table:table-row>
        <table:table-row table:style-name="ro41">
          <table:table-cell table:style-name="ce76"/>
          <table:table-cell table:style-name="ce77"/>
          <table:table-cell table:style-name="ce78"/>
          <table:table-cell table:style-name="ce110"/>
          <table:table-cell table:number-columns-repeated="2" table:style-name="ce111"/>
          <table:table-cell table:number-columns-repeated="16378"/>
        </table:table-row>
        <table:table-row table:style-name="ro66">
          <table:table-cell table:style-name="ce76"/>
          <table:table-cell office:value-type="string" table:number-columns-spanned="4" table:number-rows-spanned="1" table:style-name="ce132">
            <text:p>Categorías generadas a partir de T1-2008 con Códigos según CNAE 2009. Hasta T4-2007 se obtuvieron con la clasificación de actividades CNAE-93 rev-1. (véase Anexo códigos CNAE 2009 y 1993 para más información sobre la correspondencia entre ambas clasificaciones)</text:p>
          </table:table-cell>
          <table:covered-table-cell table:number-columns-repeated="3"/>
          <table:table-cell table:number-columns-repeated="16379" table:style-name="ce1"/>
        </table:table-row>
        <table:table-row table:style-name="ro20">
          <table:table-cell table:style-name="ce76"/>
          <table:table-cell table:style-name="ce77"/>
          <table:table-cell table:style-name="ce78"/>
          <table:table-cell table:style-name="ce120"/>
          <table:table-cell table:number-columns-repeated="16380" table:style-name="ce1"/>
        </table:table-row>
        <table:table-row table:style-name="ro4">
          <table:table-cell table:style-name="ce76"/>
          <table:table-cell table:style-name="ce77"/>
          <table:table-cell office:value-type="string" table:style-name="ce125">
            <text:p>Si dejaron su empleo hace más de un año es una variable anual</text:p>
          </table:table-cell>
          <table:table-cell table:style-name="ce77"/>
          <table:table-cell table:number-columns-repeated="16380" table:style-name="ce1"/>
        </table:table-row>
        <table:table-row table:style-name="ro4">
          <table:table-cell table:number-columns-repeated="16384"/>
        </table:table-row>
        <table:table-row table:style-name="ro4">
          <table:table-cell table:style-name="ce76"/>
          <table:table-cell office:value-type="string" table:style-name="ce73">
            <text:p>Búsqueda de empleo</text:p>
          </table:table-cell>
          <table:table-cell table:style-name="ce74"/>
          <table:table-cell table:style-name="ce75"/>
          <table:table-cell office:value-type="string" table:style-name="ce91">
            <text:p>(conclusión)</text:p>
          </table:table-cell>
          <table:table-cell table:number-columns-repeated="16379" table:style-name="ce1"/>
        </table:table-row>
        <table:table-row table:style-name="ro4">
          <table:table-cell table:style-name="ce79"/>
          <table:table-cell office:value-type="string" table:style-name="ce80">
            <text:p>Situación profesional del último empleo</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8">
            <text:p>Filtro:</text:p>
          </table:table-cell>
          <table:table-cell office:value-type="string" table:number-columns-spanned="3" table:number-rows-spanned="1" table:style-name="ce136">
            <text:p>Personas de 16 y más que no tienen empleo ni trabajaron la semana de referencia, pero trabajaron antes y que dejaron su empleo hace 1 año o menos</text:p>
          </table:table-cell>
          <table:covered-table-cell table:number-columns-repeated="2"/>
          <table:table-cell table:number-columns-repeated="16379"/>
        </table:table-row>
        <table:table-row table:style-name="ro33">
          <table:table-cell table:style-name="ce76"/>
          <table:table-cell office:value-type="string" table:style-name="ce77">
            <text:p>Variable:</text:p>
          </table:table-cell>
          <table:table-cell office:value-type="string" table:style-name="ce82">
            <text:p>SITUA</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83">
            <text:p>01</text:p>
          </table:table-cell>
          <table:table-cell office:value-type="string" table:style-name="ce90">
            <text:p>Empresario con asalariados</text:p>
          </table:table-cell>
          <table:table-cell table:number-columns-repeated="16380" table:style-name="ce1"/>
        </table:table-row>
        <table:table-row table:style-name="ro4">
          <table:table-cell table:style-name="ce76"/>
          <table:table-cell table:style-name="ce77"/>
          <table:table-cell office:value-type="string" table:style-name="ce83">
            <text:p>03</text:p>
          </table:table-cell>
          <table:table-cell office:value-type="string" table:style-name="ce90">
            <text:p>Trabajador independiente o empresario sin asalariados</text:p>
          </table:table-cell>
          <table:table-cell table:number-columns-repeated="16380" table:style-name="ce1"/>
        </table:table-row>
        <table:table-row table:style-name="ro4">
          <table:table-cell table:style-name="ce76"/>
          <table:table-cell table:style-name="ce77"/>
          <table:table-cell office:value-type="string" table:style-name="ce83">
            <text:p>05</text:p>
          </table:table-cell>
          <table:table-cell office:value-type="string" table:style-name="ce90">
            <text:p>Miembro de una cooperativa<text:s text:c="2"/></text:p>
          </table:table-cell>
          <table:table-cell table:number-columns-repeated="16380" table:style-name="ce1"/>
        </table:table-row>
        <table:table-row table:style-name="ro4">
          <table:table-cell table:style-name="ce76"/>
          <table:table-cell table:style-name="ce77"/>
          <table:table-cell office:value-type="string" table:style-name="ce83">
            <text:p>06</text:p>
          </table:table-cell>
          <table:table-cell office:value-type="string" table:style-name="ce90">
            <text:p>Ayuda en la empresa o negocio familiar</text:p>
          </table:table-cell>
          <table:table-cell table:number-columns-repeated="16380" table:style-name="ce1"/>
        </table:table-row>
        <table:table-row table:style-name="ro4">
          <table:table-cell table:style-name="ce76"/>
          <table:table-cell table:style-name="ce77"/>
          <table:table-cell office:value-type="string" table:style-name="ce83">
            <text:p>07</text:p>
          </table:table-cell>
          <table:table-cell office:value-type="string" table:style-name="ce90">
            <text:p>Asalariado sector público</text:p>
          </table:table-cell>
          <table:table-cell table:number-columns-repeated="16380" table:style-name="ce1"/>
        </table:table-row>
        <table:table-row table:style-name="ro4">
          <table:table-cell table:style-name="ce76"/>
          <table:table-cell table:style-name="ce77"/>
          <table:table-cell office:value-type="string" table:style-name="ce83">
            <text:p>08</text:p>
          </table:table-cell>
          <table:table-cell office:value-type="string" table:style-name="ce90">
            <text:p>Asalariado sector privado</text:p>
          </table:table-cell>
          <table:table-cell table:number-columns-repeated="16380" table:style-name="ce1"/>
        </table:table-row>
        <table:table-row table:style-name="ro4">
          <table:table-cell table:style-name="ce76"/>
          <table:table-cell table:style-name="ce77"/>
          <table:table-cell office:value-type="string" table:style-name="ce83">
            <text:p>09</text:p>
          </table:table-cell>
          <table:table-cell office:value-type="string" table:style-name="ce90">
            <text:p>Otra situación</text:p>
          </table:table-cell>
          <table:table-cell table:style-name="ce121"/>
          <table:table-cell table:number-columns-repeated="16379"/>
        </table:table-row>
        <table:table-row table:style-name="ro4">
          <table:table-cell table:style-name="ce76"/>
          <table:table-cell table:style-name="ce77"/>
          <table:table-cell office:value-type="string" table:style-name="ce125">
            <text:p>Si dejaron su empleo hace más de un año es una variable anual</text:p>
          </table:table-cell>
          <table:table-cell table:style-name="ce90"/>
          <table:table-cell table:style-name="ce121"/>
          <table:table-cell table:number-columns-repeated="16379"/>
        </table:table-row>
        <table:table-row table:style-name="ro4">
          <table:table-cell table:style-name="ce76"/>
          <table:table-cell table:style-name="ce77"/>
          <table:table-cell table:style-name="ce78"/>
          <table:table-cell table:style-name="ce110"/>
          <table:table-cell table:number-columns-repeated="16380" table:style-name="ce1"/>
        </table:table-row>
        <table:table-row table:style-name="ro4">
          <table:table-cell table:style-name="ce76"/>
          <table:table-cell office:value-type="string" table:style-name="ce73">
            <text:p>Inscripción en la oficina de empleo pública</text:p>
          </table:table-cell>
          <table:table-cell table:style-name="ce74"/>
          <table:table-cell table:number-columns-repeated="2" table:style-name="ce75"/>
          <table:table-cell table:number-columns-repeated="16379"/>
        </table:table-row>
        <table:table-row table:style-name="ro4">
          <table:table-cell table:style-name="ce79"/>
          <table:table-cell table:style-name="ce77"/>
          <table:table-cell table:style-name="ce78"/>
          <table:table-cell table:style-name="ce77"/>
          <table:table-cell table:number-columns-repeated="16380" table:style-name="ce1"/>
        </table:table-row>
        <table:table-row table:style-name="ro4">
          <table:table-cell table:style-name="ce76"/>
          <table:table-cell office:value-type="string" table:style-name="ce80">
            <text:p>Situación el domingo pasado en relación con la inscripción en la oficina de empleo</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Todas las personas de 16 a 74 año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OFEMP</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77">
            <text:p>Estaba inscrito como demandante y recibía algún tipo de prestación</text:p>
          </table:table-cell>
          <table:table-cell table:number-columns-repeated="16380" table:style-name="ce1"/>
        </table:table-row>
        <table:table-row table:style-name="ro4">
          <table:table-cell table:style-name="ce76"/>
          <table:table-cell table:style-name="ce77"/>
          <table:table-cell office:value-type="float" office:value="2" table:style-name="ce78">
            <text:p>2</text:p>
          </table:table-cell>
          <table:table-cell office:value-type="string" table:number-columns-spanned="2" table:number-rows-spanned="1" table:style-name="ce133">
            <text:p>Estaba inscrito como demandante sin recibir subsidio o prestación por desempleo</text:p>
          </table:table-cell>
          <table:covered-table-cell/>
          <table:table-cell table:number-columns-repeated="16379"/>
        </table:table-row>
        <table:table-row table:style-name="ro26">
          <table:table-cell table:style-name="ce76"/>
          <table:table-cell table:style-name="ce77"/>
          <table:table-cell office:value-type="float" office:value="3" table:style-name="ce78">
            <text:p>3</text:p>
          </table:table-cell>
          <table:table-cell office:value-type="string" table:style-name="ce77">
            <text:p>No estaba inscrito como demandante</text:p>
          </table:table-cell>
          <table:table-cell table:number-columns-repeated="16380" table:style-name="ce1"/>
        </table:table-row>
        <table:table-row table:style-name="ro26">
          <table:table-cell table:style-name="ce76"/>
          <table:table-cell table:style-name="ce77"/>
          <table:table-cell office:value-type="float" office:value="4" table:style-name="ce78">
            <text:p>4</text:p>
          </table:table-cell>
          <table:table-cell office:value-type="string" table:style-name="ce77">
            <text:p>No contesta / No sabe</text:p>
          </table:table-cell>
          <table:table-cell table:number-columns-repeated="16380" table:style-name="ce1"/>
        </table:table-row>
        <table:table-row table:style-name="ro4">
          <table:table-cell table:number-columns-repeated="16384"/>
        </table:table-row>
        <table:table-row table:style-name="ro19">
          <table:table-cell table:style-name="ce76"/>
          <table:table-cell office:value-type="string" table:style-name="ce73">
            <text:p>Situaciones diversas</text:p>
          </table:table-cell>
          <table:table-cell table:style-name="ce74"/>
          <table:table-cell table:number-columns-repeated="2" table:style-name="ce75"/>
          <table:table-cell table:number-columns-repeated="16379"/>
        </table:table-row>
        <table:table-row table:style-name="ro4">
          <table:table-cell table:style-name="ce79"/>
          <table:table-cell office:value-type="string" table:number-columns-spanned="4" table:number-rows-spanned="1" table:style-name="ce139">
            <text:p>Situación de inactividad autopercibida por el informante en la que se encontraba la semana de referencia</text:p>
          </table:table-cell>
          <table:covered-table-cell table:number-columns-repeated="3"/>
          <table:table-cell table:number-columns-repeated="16379"/>
        </table:table-row>
        <table:table-row table:style-name="ro39">
          <table:table-cell table:style-name="ce126"/>
          <table:table-cell office:value-type="string" table:style-name="ce77">
            <text:p>Filtro:</text:p>
          </table:table-cell>
          <table:table-cell office:value-type="string" table:style-name="ce78">
            <text:p>Todas las personas de 16 y más año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SIDI1, SIDI2, SIDI3</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83">
            <text:p>01</text:p>
          </table:table-cell>
          <table:table-cell office:value-type="string" table:style-name="ce90">
            <text:p>Estudiante (aunque esté de vacaciones)</text:p>
          </table:table-cell>
          <table:table-cell table:number-columns-repeated="16380" table:style-name="ce1"/>
        </table:table-row>
        <table:table-row table:style-name="ro4">
          <table:table-cell table:style-name="ce76"/>
          <table:table-cell table:style-name="ce77"/>
          <table:table-cell office:value-type="string" table:style-name="ce83">
            <text:p>02</text:p>
          </table:table-cell>
          <table:table-cell office:value-type="string" table:style-name="ce90">
            <text:p>Percibía una pensión de jubilación o unos ingresos de prejubilación</text:p>
          </table:table-cell>
          <table:table-cell table:number-columns-repeated="16380" table:style-name="ce1"/>
        </table:table-row>
        <table:table-row table:style-name="ro4">
          <table:table-cell table:style-name="ce76"/>
          <table:table-cell table:style-name="ce77"/>
          <table:table-cell office:value-type="string" table:style-name="ce83">
            <text:p>03</text:p>
          </table:table-cell>
          <table:table-cell office:value-type="string" table:style-name="ce90">
            <text:p>Dedicado a las labores del hogar</text:p>
          </table:table-cell>
          <table:table-cell table:number-columns-repeated="16380" table:style-name="ce1"/>
        </table:table-row>
        <table:table-row table:style-name="ro4">
          <table:table-cell table:style-name="ce76"/>
          <table:table-cell table:style-name="ce77"/>
          <table:table-cell office:value-type="string" table:style-name="ce83">
            <text:p>04</text:p>
          </table:table-cell>
          <table:table-cell office:value-type="string" table:style-name="ce90">
            <text:p>Incapacitado permanente</text:p>
          </table:table-cell>
          <table:table-cell table:number-columns-repeated="16380" table:style-name="ce1"/>
        </table:table-row>
        <table:table-row table:style-name="ro4">
          <table:table-cell table:style-name="ce76"/>
          <table:table-cell table:style-name="ce77"/>
          <table:table-cell office:value-type="string" table:style-name="ce83">
            <text:p>05</text:p>
          </table:table-cell>
          <table:table-cell office:value-type="string" table:style-name="ce90">
            <text:p>Percibiendo una pensión distinta a la de jubilación (o prejubilación)</text:p>
          </table:table-cell>
          <table:table-cell table:number-columns-repeated="16380" table:style-name="ce1"/>
        </table:table-row>
        <table:table-row table:style-name="ro4">
          <table:table-cell table:style-name="ce76"/>
          <table:table-cell table:style-name="ce77"/>
          <table:table-cell office:value-type="string" table:style-name="ce83">
            <text:p>06</text:p>
          </table:table-cell>
          <table:table-cell office:value-type="string" table:style-name="ce90">
            <text:p>Realizando sin remuneración trabajos sociales, actividades benéficas…</text:p>
          </table:table-cell>
          <table:table-cell table:number-columns-repeated="16380" table:style-name="ce1"/>
        </table:table-row>
        <table:table-row table:style-name="ro4">
          <table:table-cell table:style-name="ce76"/>
          <table:table-cell table:style-name="ce77"/>
          <table:table-cell office:value-type="string" table:style-name="ce83">
            <text:p>07</text:p>
          </table:table-cell>
          <table:table-cell office:value-type="string" table:style-name="ce90">
            <text:p>Otras situaciones</text:p>
          </table:table-cell>
          <table:table-cell table:number-columns-repeated="16380" table:style-name="ce1"/>
        </table:table-row>
        <table:table-row table:style-name="ro4">
          <table:table-cell table:style-name="ce76"/>
          <table:table-cell table:style-name="ce77"/>
          <table:table-cell office:value-type="string" table:style-name="ce83">
            <text:p>00</text:p>
          </table:table-cell>
          <table:table-cell office:value-type="string" table:style-name="ce90">
            <text:p>No sabe / No refiere estado de inactividad</text:p>
          </table:table-cell>
          <table:table-cell table:number-columns-repeated="16380" table:style-name="ce1"/>
        </table:table-row>
        <table:table-row table:style-name="ro4">
          <table:table-cell table:number-columns-repeated="16384"/>
        </table:table-row>
        <table:table-row table:style-name="ro4">
          <table:table-cell table:style-name="ce76"/>
          <table:table-cell office:value-type="string" table:number-columns-spanned="4" table:number-rows-spanned="1" table:style-name="ce137">
            <text:p>Situación de actividad autopercibida por el informante en la que se encontraba la semana de referencia</text:p>
          </table:table-cell>
          <table:covered-table-cell table:number-columns-repeated="3"/>
          <table:table-cell table:number-columns-repeated="16379"/>
        </table:table-row>
        <table:table-row table:style-name="ro41">
          <table:table-cell table:style-name="ce126"/>
          <table:table-cell office:value-type="string" table:style-name="ce77">
            <text:p>Filtro:</text:p>
          </table:table-cell>
          <table:table-cell office:value-type="string" table:style-name="ce78">
            <text:p>Todas las personas de 16 y más año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SIDAC1, SIDAC2</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110">
            <text:p>Trabajando</text:p>
          </table:table-cell>
          <table:table-cell table:number-columns-repeated="16380" table:style-name="ce1"/>
        </table:table-row>
        <table:table-row table:style-name="ro4">
          <table:table-cell table:style-name="ce76"/>
          <table:table-cell table:style-name="ce77"/>
          <table:table-cell office:value-type="float" office:value="2" table:style-name="ce78">
            <text:p>2</text:p>
          </table:table-cell>
          <table:table-cell office:value-type="string" table:style-name="ce110">
            <text:p>Buscando empleo</text:p>
          </table:table-cell>
          <table:table-cell table:number-columns-repeated="16380" table:style-name="ce1"/>
        </table:table-row>
        <table:table-row table:style-name="ro4">
          <table:table-cell table:style-name="ce76"/>
          <table:table-cell table:style-name="ce77"/>
          <table:table-cell table:style-name="ce78"/>
          <table:table-cell table:style-name="ce110"/>
          <table:table-cell table:number-columns-repeated="16380" table:style-name="ce1"/>
        </table:table-row>
        <table:table-row table:style-name="ro4">
          <table:table-cell table:style-name="ce76"/>
          <table:table-cell office:value-type="string" table:style-name="ce73">
            <text:p>Situación hace un año</text:p>
          </table:table-cell>
          <table:table-cell table:style-name="ce74"/>
          <table:table-cell table:number-columns-repeated="2" table:style-name="ce75"/>
          <table:table-cell table:number-columns-repeated="16379"/>
        </table:table-row>
        <table:table-row table:style-name="ro4">
          <table:table-cell table:style-name="ce79"/>
          <table:table-cell table:style-name="ce77"/>
          <table:table-cell table:style-name="ce78"/>
          <table:table-cell table:style-name="ce77"/>
          <table:table-cell table:number-columns-repeated="16380" table:style-name="ce1"/>
        </table:table-row>
        <table:table-row table:style-name="ro4">
          <table:table-cell table:style-name="ce76"/>
          <table:table-cell office:value-type="string" table:style-name="ce80">
            <text:p>Lugar de residencia hace un año</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Todas las persona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MUN</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77">
            <text:p>El mismo que en la actualidad</text:p>
          </table:table-cell>
          <table:table-cell table:number-columns-repeated="16380" table:style-name="ce1"/>
        </table:table-row>
        <table:table-row table:style-name="ro4">
          <table:table-cell table:style-name="ce76"/>
          <table:table-cell table:style-name="ce77"/>
          <table:table-cell office:value-type="float" office:value="6" table:style-name="ce78">
            <text:p>6</text:p>
          </table:table-cell>
          <table:table-cell office:value-type="string" table:style-name="ce77">
            <text:p>Distinto</text:p>
          </table:table-cell>
          <table:table-cell table:number-columns-repeated="16380" table:style-name="ce1"/>
        </table:table-row>
        <table:table-row table:style-name="ro4">
          <table:table-cell table:number-columns-repeated="16384"/>
        </table:table-row>
        <table:table-row table:style-name="ro4">
          <table:table-cell table:style-name="ce76"/>
          <table:table-cell office:value-type="string" table:style-name="ce80">
            <text:p>Provincia de residencia hace un año</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Todas las personas que residían en un municipio de España distinto del actual hace un año</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PRORE</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table:style-name="ce85"/>
          <table:table-cell table:style-name="ce77"/>
          <table:table-cell table:number-columns-repeated="16380" table:style-name="ce1"/>
        </table:table-row>
        <table:table-row table:style-name="ro4">
          <table:table-cell table:style-name="ce76"/>
          <table:table-cell office:value-type="string" table:style-name="ce77">
            <text:p>01 = Álava</text:p>
          </table:table-cell>
          <table:table-cell table:style-name="ce85"/>
          <table:table-cell table:style-name="ce77"/>
          <table:table-cell office:value-type="string" table:style-name="ce1">
            <text:p>27 = Lugo</text:p>
          </table:table-cell>
          <table:table-cell table:number-columns-repeated="16379"/>
        </table:table-row>
        <table:table-row table:style-name="ro4">
          <table:table-cell table:style-name="ce76"/>
          <table:table-cell office:value-type="string" table:style-name="ce77">
            <text:p>02 = Albacete</text:p>
          </table:table-cell>
          <table:table-cell table:style-name="ce85"/>
          <table:table-cell table:style-name="ce77"/>
          <table:table-cell office:value-type="string" table:style-name="ce1">
            <text:p>28 = Madrid</text:p>
          </table:table-cell>
          <table:table-cell table:number-columns-repeated="16379"/>
        </table:table-row>
        <table:table-row table:style-name="ro4">
          <table:table-cell table:style-name="ce76"/>
          <table:table-cell office:value-type="string" table:style-name="ce77">
            <text:p>03 = Alicante</text:p>
          </table:table-cell>
          <table:table-cell table:style-name="ce85"/>
          <table:table-cell table:style-name="ce77"/>
          <table:table-cell office:value-type="string" table:style-name="ce1">
            <text:p>29 = Málaga</text:p>
          </table:table-cell>
          <table:table-cell table:number-columns-repeated="16379"/>
        </table:table-row>
        <table:table-row table:style-name="ro4">
          <table:table-cell table:style-name="ce76"/>
          <table:table-cell office:value-type="string" table:style-name="ce77">
            <text:p>04 = Almería</text:p>
          </table:table-cell>
          <table:table-cell table:style-name="ce85"/>
          <table:table-cell table:style-name="ce77"/>
          <table:table-cell office:value-type="string" table:style-name="ce1">
            <text:p>30 = Murcia</text:p>
          </table:table-cell>
          <table:table-cell table:number-columns-repeated="16379"/>
        </table:table-row>
        <table:table-row table:style-name="ro4">
          <table:table-cell table:style-name="ce76"/>
          <table:table-cell office:value-type="string" table:style-name="ce77">
            <text:p>05 = Ávila</text:p>
          </table:table-cell>
          <table:table-cell table:style-name="ce85"/>
          <table:table-cell table:style-name="ce77"/>
          <table:table-cell office:value-type="string" table:style-name="ce1">
            <text:p>31 = Navarra</text:p>
          </table:table-cell>
          <table:table-cell table:number-columns-repeated="16379"/>
        </table:table-row>
        <table:table-row table:style-name="ro4">
          <table:table-cell table:style-name="ce76"/>
          <table:table-cell office:value-type="string" table:style-name="ce77">
            <text:p>06 = Badajoz</text:p>
          </table:table-cell>
          <table:table-cell table:style-name="ce85"/>
          <table:table-cell table:style-name="ce77"/>
          <table:table-cell office:value-type="string" table:style-name="ce1">
            <text:p>32 = Orense</text:p>
          </table:table-cell>
          <table:table-cell table:number-columns-repeated="16379"/>
        </table:table-row>
        <table:table-row table:style-name="ro4">
          <table:table-cell table:style-name="ce76"/>
          <table:table-cell office:value-type="string" table:style-name="ce77">
            <text:p>07 = Baleares (Illes)</text:p>
          </table:table-cell>
          <table:table-cell table:style-name="ce85"/>
          <table:table-cell table:style-name="ce77"/>
          <table:table-cell office:value-type="string" table:style-name="ce1">
            <text:p>33 = Asturias</text:p>
          </table:table-cell>
          <table:table-cell table:number-columns-repeated="16379"/>
        </table:table-row>
        <table:table-row table:style-name="ro4">
          <table:table-cell table:style-name="ce76"/>
          <table:table-cell office:value-type="string" table:style-name="ce77">
            <text:p>08 = Barcelona</text:p>
          </table:table-cell>
          <table:table-cell table:style-name="ce85"/>
          <table:table-cell table:style-name="ce77"/>
          <table:table-cell office:value-type="string" table:style-name="ce1">
            <text:p>34 = Palencia</text:p>
          </table:table-cell>
          <table:table-cell table:number-columns-repeated="16379"/>
        </table:table-row>
        <table:table-row table:style-name="ro4">
          <table:table-cell table:style-name="ce76"/>
          <table:table-cell office:value-type="string" table:style-name="ce77">
            <text:p>09 = Burgos</text:p>
          </table:table-cell>
          <table:table-cell table:style-name="ce85"/>
          <table:table-cell table:style-name="ce77"/>
          <table:table-cell office:value-type="string" table:style-name="ce1">
            <text:p>35 = Palmas (Las)</text:p>
          </table:table-cell>
          <table:table-cell table:number-columns-repeated="16379"/>
        </table:table-row>
        <table:table-row table:style-name="ro4">
          <table:table-cell table:style-name="ce76"/>
          <table:table-cell office:value-type="string" table:style-name="ce77">
            <text:p>10 = Cáceres</text:p>
          </table:table-cell>
          <table:table-cell table:style-name="ce85"/>
          <table:table-cell table:style-name="ce77"/>
          <table:table-cell office:value-type="string" table:style-name="ce1">
            <text:p>36 = Pontevedra</text:p>
          </table:table-cell>
          <table:table-cell table:number-columns-repeated="16379"/>
        </table:table-row>
        <table:table-row table:style-name="ro4">
          <table:table-cell table:style-name="ce76"/>
          <table:table-cell office:value-type="string" table:style-name="ce77">
            <text:p>11 = Cádiz</text:p>
          </table:table-cell>
          <table:table-cell table:style-name="ce85"/>
          <table:table-cell table:style-name="ce77"/>
          <table:table-cell office:value-type="string" table:style-name="ce1">
            <text:p>37 = Salamanca</text:p>
          </table:table-cell>
          <table:table-cell table:number-columns-repeated="16379"/>
        </table:table-row>
        <table:table-row table:style-name="ro4">
          <table:table-cell table:style-name="ce76"/>
          <table:table-cell office:value-type="string" table:style-name="ce77">
            <text:p>12 = Castellón</text:p>
          </table:table-cell>
          <table:table-cell table:style-name="ce85"/>
          <table:table-cell table:style-name="ce77"/>
          <table:table-cell office:value-type="string" table:style-name="ce1">
            <text:p>38 = Santa Cruz de Tenerife</text:p>
          </table:table-cell>
          <table:table-cell table:number-columns-repeated="16379"/>
        </table:table-row>
        <table:table-row table:style-name="ro4">
          <table:table-cell/>
          <table:table-cell office:value-type="string" table:style-name="ce77">
            <text:p>13 = Ciudad Real</text:p>
          </table:table-cell>
          <table:table-cell table:style-name="ce85"/>
          <table:table-cell table:style-name="ce77"/>
          <table:table-cell office:value-type="string" table:style-name="ce1">
            <text:p>39 = Cantabria</text:p>
          </table:table-cell>
          <table:table-cell table:number-columns-repeated="16379"/>
        </table:table-row>
        <table:table-row table:style-name="ro4">
          <table:table-cell/>
          <table:table-cell office:value-type="string" table:style-name="ce77">
            <text:p>14 = Córdoba</text:p>
          </table:table-cell>
          <table:table-cell table:style-name="ce85"/>
          <table:table-cell table:style-name="ce77"/>
          <table:table-cell office:value-type="string" table:style-name="ce1">
            <text:p>40 = Segovia</text:p>
          </table:table-cell>
          <table:table-cell table:number-columns-repeated="16379"/>
        </table:table-row>
        <table:table-row table:style-name="ro4">
          <table:table-cell/>
          <table:table-cell office:value-type="string" table:style-name="ce77">
            <text:p>15 = Coruña (La)</text:p>
          </table:table-cell>
          <table:table-cell table:style-name="ce85"/>
          <table:table-cell table:style-name="ce77"/>
          <table:table-cell office:value-type="string" table:style-name="ce1">
            <text:p>41 = Sevilla</text:p>
          </table:table-cell>
          <table:table-cell table:number-columns-repeated="16379"/>
        </table:table-row>
        <table:table-row table:style-name="ro4">
          <table:table-cell/>
          <table:table-cell office:value-type="string" table:style-name="ce77">
            <text:p>16 = Cuenca</text:p>
          </table:table-cell>
          <table:table-cell table:style-name="ce85"/>
          <table:table-cell table:style-name="ce77"/>
          <table:table-cell office:value-type="string" table:style-name="ce1">
            <text:p>42 = Soria</text:p>
          </table:table-cell>
          <table:table-cell table:number-columns-repeated="16379"/>
        </table:table-row>
        <table:table-row table:style-name="ro4">
          <table:table-cell/>
          <table:table-cell office:value-type="string" table:style-name="ce77">
            <text:p>17 = Girona</text:p>
          </table:table-cell>
          <table:table-cell table:style-name="ce85"/>
          <table:table-cell table:style-name="ce77"/>
          <table:table-cell office:value-type="string" table:style-name="ce1">
            <text:p>43 = Tarragona</text:p>
          </table:table-cell>
          <table:table-cell table:number-columns-repeated="16379"/>
        </table:table-row>
        <table:table-row table:style-name="ro4">
          <table:table-cell/>
          <table:table-cell office:value-type="string" table:style-name="ce77">
            <text:p>18 = Granada</text:p>
          </table:table-cell>
          <table:table-cell table:style-name="ce85"/>
          <table:table-cell table:style-name="ce77"/>
          <table:table-cell office:value-type="string" table:style-name="ce1">
            <text:p>44 = Teruel</text:p>
          </table:table-cell>
          <table:table-cell table:number-columns-repeated="16379"/>
        </table:table-row>
        <table:table-row table:style-name="ro4">
          <table:table-cell/>
          <table:table-cell office:value-type="string" table:style-name="ce77">
            <text:p>19 = Guadalajara</text:p>
          </table:table-cell>
          <table:table-cell table:style-name="ce85"/>
          <table:table-cell table:style-name="ce77"/>
          <table:table-cell office:value-type="string" table:style-name="ce1">
            <text:p>45 = Toledo</text:p>
          </table:table-cell>
          <table:table-cell table:number-columns-repeated="16379"/>
        </table:table-row>
        <table:table-row table:style-name="ro4">
          <table:table-cell/>
          <table:table-cell office:value-type="string" table:style-name="ce77">
            <text:p>20 = Guipúzcoa</text:p>
          </table:table-cell>
          <table:table-cell table:style-name="ce85"/>
          <table:table-cell table:style-name="ce77"/>
          <table:table-cell office:value-type="string" table:style-name="ce1">
            <text:p>46 = Valencia</text:p>
          </table:table-cell>
          <table:table-cell table:number-columns-repeated="16379"/>
        </table:table-row>
        <table:table-row table:style-name="ro4">
          <table:table-cell/>
          <table:table-cell office:value-type="string" table:style-name="ce77">
            <text:p>21 = Huelva</text:p>
          </table:table-cell>
          <table:table-cell table:style-name="ce85"/>
          <table:table-cell table:style-name="ce77"/>
          <table:table-cell office:value-type="string" table:style-name="ce1">
            <text:p>47 = Valladolid</text:p>
          </table:table-cell>
          <table:table-cell table:number-columns-repeated="16379"/>
        </table:table-row>
        <table:table-row table:style-name="ro4">
          <table:table-cell/>
          <table:table-cell office:value-type="string" table:style-name="ce77">
            <text:p>22 = Huesca</text:p>
          </table:table-cell>
          <table:table-cell table:style-name="ce85"/>
          <table:table-cell table:style-name="ce77"/>
          <table:table-cell office:value-type="string" table:style-name="ce1">
            <text:p>48 = Vizcaya</text:p>
          </table:table-cell>
          <table:table-cell table:number-columns-repeated="16379"/>
        </table:table-row>
        <table:table-row table:style-name="ro4">
          <table:table-cell/>
          <table:table-cell office:value-type="string" table:style-name="ce77">
            <text:p>23 = Jaén</text:p>
          </table:table-cell>
          <table:table-cell table:style-name="ce85"/>
          <table:table-cell table:style-name="ce77"/>
          <table:table-cell office:value-type="string" table:style-name="ce1">
            <text:p>49 = Zamora</text:p>
          </table:table-cell>
          <table:table-cell table:number-columns-repeated="16379"/>
        </table:table-row>
        <table:table-row table:style-name="ro4">
          <table:table-cell/>
          <table:table-cell office:value-type="string" table:style-name="ce77">
            <text:p>24 = León</text:p>
          </table:table-cell>
          <table:table-cell table:style-name="ce85"/>
          <table:table-cell table:style-name="ce77"/>
          <table:table-cell office:value-type="string" table:style-name="ce1">
            <text:p>50 = Zaragoza</text:p>
          </table:table-cell>
          <table:table-cell table:number-columns-repeated="16379"/>
        </table:table-row>
        <table:table-row table:style-name="ro4">
          <table:table-cell/>
          <table:table-cell office:value-type="string" table:style-name="ce77">
            <text:p>25 = Lleida</text:p>
          </table:table-cell>
          <table:table-cell table:style-name="ce85"/>
          <table:table-cell table:style-name="ce77"/>
          <table:table-cell office:value-type="string" table:style-name="ce1">
            <text:p>51 = Ceuta</text:p>
          </table:table-cell>
          <table:table-cell table:number-columns-repeated="16379"/>
        </table:table-row>
        <table:table-row table:style-name="ro4">
          <table:table-cell/>
          <table:table-cell office:value-type="string" table:style-name="ce77">
            <text:p>26 = Rioja (La)</text:p>
          </table:table-cell>
          <table:table-cell table:style-name="ce85"/>
          <table:table-cell table:style-name="ce77"/>
          <table:table-cell office:value-type="string" table:style-name="ce1">
            <text:p>52 = Melilla</text:p>
          </table:table-cell>
          <table:table-cell table:number-columns-repeated="16379"/>
        </table:table-row>
        <table:table-row table:style-name="ro4">
          <table:table-cell table:number-columns-repeated="16384"/>
        </table:table-row>
        <table:table-row table:style-name="ro19">
          <table:table-cell table:style-name="ce76"/>
          <table:table-cell office:value-type="string" table:style-name="ce80">
            <text:p>País de residencia hace un año</text:p>
          </table:table-cell>
          <table:table-cell table:style-name="ce81"/>
          <table:table-cell table:style-name="ce80"/>
          <table:table-cell table:number-columns-repeated="16380" table:style-name="ce1"/>
        </table:table-row>
        <table:table-row table:style-name="ro4">
          <table:table-cell/>
          <table:table-cell office:value-type="string" table:style-name="ce77">
            <text:p>Filtro:</text:p>
          </table:table-cell>
          <table:table-cell office:value-type="string" table:style-name="ce78">
            <text:p>Todas las personas que hace un año residían en el extranjero</text:p>
          </table:table-cell>
          <table:table-cell table:style-name="ce77"/>
          <table:table-cell table:style-name="ce18"/>
          <table:table-cell table:number-columns-repeated="16379"/>
        </table:table-row>
        <table:table-row table:style-name="ro4">
          <table:table-cell/>
          <table:table-cell office:value-type="string" table:style-name="ce77">
            <text:p>Variable:</text:p>
          </table:table-cell>
          <table:table-cell office:value-type="string" table:style-name="ce82">
            <text:p>REPAIRE</text:p>
          </table:table-cell>
          <table:table-cell table:style-name="ce77"/>
          <table:table-cell table:style-name="ce18"/>
          <table:table-cell table:number-columns-repeated="16379"/>
        </table:table-row>
        <table:table-row table:style-name="ro4">
          <table:table-cell/>
          <table:table-cell office:value-type="string" table:style-name="ce77">
            <text:p>Valores:<text:s text:c="2"/></text:p>
          </table:table-cell>
          <table:table-cell table:style-name="ce78"/>
          <table:table-cell table:style-name="ce77"/>
          <table:table-cell table:style-name="ce18"/>
          <table:table-cell table:number-columns-repeated="16379"/>
        </table:table-row>
        <table:table-row table:style-name="ro4">
          <table:table-cell/>
          <table:table-cell office:value-type="string" table:style-name="ce92">
            <text:p>115 = UE- 15</text:p>
          </table:table-cell>
          <table:table-cell table:style-name="ce78"/>
          <table:table-cell table:style-name="ce77"/>
          <table:table-cell office:value-type="string" table:style-name="ce92">
            <text:p>310 = Centroamérica y Caribe</text:p>
          </table:table-cell>
          <table:table-cell table:number-columns-repeated="16379"/>
        </table:table-row>
        <table:table-row table:style-name="ro4">
          <table:table-cell/>
          <table:table-cell office:value-type="string" table:style-name="ce77">
            <text:p>Alemania</text:p>
          </table:table-cell>
          <table:table-cell table:style-name="ce78"/>
          <table:table-cell table:style-name="ce77"/>
          <table:table-cell office:value-type="string" table:style-name="ce77">
            <text:p>Costa Rica</text:p>
          </table:table-cell>
          <table:table-cell table:number-columns-repeated="16379"/>
        </table:table-row>
        <table:table-row table:style-name="ro4">
          <table:table-cell/>
          <table:table-cell office:value-type="string" table:style-name="ce77">
            <text:p>Austria</text:p>
          </table:table-cell>
          <table:table-cell table:style-name="ce78"/>
          <table:table-cell table:style-name="ce77"/>
          <table:table-cell office:value-type="string" table:style-name="ce77">
            <text:p>Cuba</text:p>
          </table:table-cell>
          <table:table-cell table:number-columns-repeated="16379"/>
        </table:table-row>
        <table:table-row table:style-name="ro4">
          <table:table-cell/>
          <table:table-cell office:value-type="string" table:style-name="ce77">
            <text:p>Bélgica</text:p>
          </table:table-cell>
          <table:table-cell table:style-name="ce78"/>
          <table:table-cell table:style-name="ce77"/>
          <table:table-cell office:value-type="string" table:style-name="ce77">
            <text:p>El Salvador</text:p>
          </table:table-cell>
          <table:table-cell table:number-columns-repeated="16379"/>
        </table:table-row>
        <table:table-row table:style-name="ro4">
          <table:table-cell/>
          <table:table-cell office:value-type="string" table:style-name="ce77">
            <text:p>Dinamarca</text:p>
          </table:table-cell>
          <table:table-cell table:style-name="ce78"/>
          <table:table-cell table:style-name="ce77"/>
          <table:table-cell office:value-type="string" table:style-name="ce77">
            <text:p>Guatemala</text:p>
          </table:table-cell>
          <table:table-cell table:number-columns-repeated="16379"/>
        </table:table-row>
        <table:table-row table:style-name="ro4">
          <table:table-cell/>
          <table:table-cell office:value-type="string" table:style-name="ce77">
            <text:p>Finlandia</text:p>
          </table:table-cell>
          <table:table-cell table:style-name="ce78"/>
          <table:table-cell table:style-name="ce77"/>
          <table:table-cell office:value-type="string" table:style-name="ce77">
            <text:p>Haití</text:p>
          </table:table-cell>
          <table:table-cell table:number-columns-repeated="16379"/>
        </table:table-row>
        <table:table-row table:style-name="ro4">
          <table:table-cell/>
          <table:table-cell office:value-type="string" table:style-name="ce77">
            <text:p>Francia</text:p>
          </table:table-cell>
          <table:table-cell table:style-name="ce78"/>
          <table:table-cell table:style-name="ce77"/>
          <table:table-cell office:value-type="string" table:style-name="ce77">
            <text:p>Honduras</text:p>
          </table:table-cell>
          <table:table-cell table:number-columns-repeated="16379"/>
        </table:table-row>
        <table:table-row table:style-name="ro4">
          <table:table-cell/>
          <table:table-cell office:value-type="string" table:style-name="ce77">
            <text:p>Grecia</text:p>
          </table:table-cell>
          <table:table-cell table:style-name="ce78"/>
          <table:table-cell table:style-name="ce77"/>
          <table:table-cell office:value-type="string" table:style-name="ce77">
            <text:p>México</text:p>
          </table:table-cell>
          <table:table-cell table:number-columns-repeated="16379"/>
        </table:table-row>
        <table:table-row table:style-name="ro4">
          <table:table-cell/>
          <table:table-cell office:value-type="string" table:style-name="ce77">
            <text:p>Irlanda</text:p>
          </table:table-cell>
          <table:table-cell table:style-name="ce78"/>
          <table:table-cell table:style-name="ce77"/>
          <table:table-cell office:value-type="string" table:style-name="ce77">
            <text:p>Nicaragua</text:p>
          </table:table-cell>
          <table:table-cell table:number-columns-repeated="16379"/>
        </table:table-row>
        <table:table-row table:style-name="ro4">
          <table:table-cell/>
          <table:table-cell office:value-type="string" table:style-name="ce77">
            <text:p>Italia</text:p>
          </table:table-cell>
          <table:table-cell table:style-name="ce78"/>
          <table:table-cell table:style-name="ce77"/>
          <table:table-cell office:value-type="string" table:style-name="ce77">
            <text:p>Panamá</text:p>
          </table:table-cell>
          <table:table-cell table:number-columns-repeated="16379"/>
        </table:table-row>
        <table:table-row table:style-name="ro4">
          <table:table-cell/>
          <table:table-cell office:value-type="string" table:style-name="ce77">
            <text:p>Luxemburgo</text:p>
          </table:table-cell>
          <table:table-cell table:style-name="ce78"/>
          <table:table-cell table:style-name="ce77"/>
          <table:table-cell office:value-type="string" table:style-name="ce77">
            <text:p>Puerto Rico</text:p>
          </table:table-cell>
          <table:table-cell table:number-columns-repeated="16379"/>
        </table:table-row>
        <table:table-row table:style-name="ro4">
          <table:table-cell/>
          <table:table-cell office:value-type="string" table:style-name="ce77">
            <text:p>Países bajos</text:p>
          </table:table-cell>
          <table:table-cell table:style-name="ce78"/>
          <table:table-cell table:style-name="ce77"/>
          <table:table-cell office:value-type="string" table:style-name="ce77">
            <text:p>República Dominicana</text:p>
          </table:table-cell>
          <table:table-cell table:number-columns-repeated="16379"/>
        </table:table-row>
        <table:table-row table:style-name="ro4">
          <table:table-cell/>
          <table:table-cell office:value-type="string" table:style-name="ce77">
            <text:p>Portugal</text:p>
          </table:table-cell>
          <table:table-cell table:style-name="ce78"/>
          <table:table-cell table:style-name="ce77"/>
          <table:table-cell office:value-type="string" table:style-name="ce77">
            <text:p>Otr. Países y Territ. dep. América Central y Caribe</text:p>
          </table:table-cell>
          <table:table-cell table:number-columns-repeated="16379"/>
        </table:table-row>
        <table:table-row table:style-name="ro4">
          <table:table-cell/>
          <table:table-cell office:value-type="string" table:style-name="ce77">
            <text:p>Reino unido</text:p>
          </table:table-cell>
          <table:table-cell table:style-name="ce78"/>
          <table:table-cell table:style-name="ce77"/>
          <table:table-cell table:style-name="ce18"/>
          <table:table-cell table:number-columns-repeated="16379"/>
        </table:table-row>
        <table:table-row table:style-name="ro4">
          <table:table-cell/>
          <table:table-cell office:value-type="string" table:style-name="ce77">
            <text:p>Suecia</text:p>
          </table:table-cell>
          <table:table-cell table:style-name="ce78"/>
          <table:table-cell table:style-name="ce77"/>
          <table:table-cell table:style-name="ce18"/>
          <table:table-cell table:number-columns-repeated="16379"/>
        </table:table-row>
        <table:table-row table:style-name="ro4">
          <table:table-cell/>
          <table:table-cell office:value-type="string" table:style-name="ce92">
            <text:p>125 = UE- 25 (no UE-15)</text:p>
          </table:table-cell>
          <table:table-cell table:style-name="ce78"/>
          <table:table-cell table:style-name="ce77"/>
          <table:table-cell office:value-type="string" table:style-name="ce92">
            <text:p>350 = Sudamérica</text:p>
          </table:table-cell>
          <table:table-cell table:number-columns-repeated="16379"/>
        </table:table-row>
        <table:table-row table:style-name="ro4">
          <table:table-cell/>
          <table:table-cell office:value-type="string" table:style-name="ce77">
            <text:p>Chipre</text:p>
          </table:table-cell>
          <table:table-cell table:style-name="ce78"/>
          <table:table-cell table:style-name="ce77"/>
          <table:table-cell office:value-type="string" table:style-name="ce77">
            <text:p>Argentina</text:p>
          </table:table-cell>
          <table:table-cell table:number-columns-repeated="16379"/>
        </table:table-row>
        <table:table-row table:style-name="ro4">
          <table:table-cell/>
          <table:table-cell office:value-type="string" table:style-name="ce77">
            <text:p>Eslovenia</text:p>
          </table:table-cell>
          <table:table-cell table:style-name="ce78"/>
          <table:table-cell table:style-name="ce77"/>
          <table:table-cell office:value-type="string" table:style-name="ce77">
            <text:p>Bolivia</text:p>
          </table:table-cell>
          <table:table-cell table:number-columns-repeated="16379"/>
        </table:table-row>
        <table:table-row table:style-name="ro4">
          <table:table-cell/>
          <table:table-cell office:value-type="string" table:style-name="ce77">
            <text:p>Estonia</text:p>
          </table:table-cell>
          <table:table-cell table:style-name="ce78"/>
          <table:table-cell table:style-name="ce77"/>
          <table:table-cell office:value-type="string" table:style-name="ce77">
            <text:p>Brasil</text:p>
          </table:table-cell>
          <table:table-cell table:number-columns-repeated="16379"/>
        </table:table-row>
        <table:table-row table:style-name="ro4">
          <table:table-cell/>
          <table:table-cell office:value-type="string" table:style-name="ce77">
            <text:p>Hungría</text:p>
          </table:table-cell>
          <table:table-cell table:style-name="ce78"/>
          <table:table-cell table:style-name="ce77"/>
          <table:table-cell office:value-type="string" table:style-name="ce77">
            <text:p>Chile</text:p>
          </table:table-cell>
          <table:table-cell table:number-columns-repeated="16379"/>
        </table:table-row>
        <table:table-row table:style-name="ro4">
          <table:table-cell/>
          <table:table-cell office:value-type="string" table:style-name="ce77">
            <text:p>Letonia</text:p>
          </table:table-cell>
          <table:table-cell table:style-name="ce78"/>
          <table:table-cell table:style-name="ce77"/>
          <table:table-cell office:value-type="string" table:style-name="ce77">
            <text:p>Colombia</text:p>
          </table:table-cell>
          <table:table-cell table:number-columns-repeated="16379"/>
        </table:table-row>
        <table:table-row table:style-name="ro4">
          <table:table-cell/>
          <table:table-cell office:value-type="string" table:style-name="ce77">
            <text:p>Lituania</text:p>
          </table:table-cell>
          <table:table-cell table:style-name="ce78"/>
          <table:table-cell table:style-name="ce77"/>
          <table:table-cell office:value-type="string" table:style-name="ce77">
            <text:p>Ecuador</text:p>
          </table:table-cell>
          <table:table-cell table:number-columns-repeated="16379"/>
        </table:table-row>
        <table:table-row table:style-name="ro4">
          <table:table-cell/>
          <table:table-cell office:value-type="string" table:style-name="ce77">
            <text:p>Malta</text:p>
          </table:table-cell>
          <table:table-cell table:style-name="ce78"/>
          <table:table-cell table:style-name="ce77"/>
          <table:table-cell office:value-type="string" table:style-name="ce77">
            <text:p>Paraguay</text:p>
          </table:table-cell>
          <table:table-cell table:number-columns-repeated="16379"/>
        </table:table-row>
        <table:table-row table:style-name="ro4">
          <table:table-cell/>
          <table:table-cell office:value-type="string" table:style-name="ce77">
            <text:p>Polonia</text:p>
          </table:table-cell>
          <table:table-cell table:style-name="ce78"/>
          <table:table-cell table:style-name="ce77"/>
          <table:table-cell office:value-type="string" table:style-name="ce77">
            <text:p>Perú</text:p>
          </table:table-cell>
          <table:table-cell table:number-columns-repeated="16379"/>
        </table:table-row>
        <table:table-row table:style-name="ro4">
          <table:table-cell/>
          <table:table-cell office:value-type="string" table:style-name="ce77">
            <text:p>República Checa o Chequia</text:p>
          </table:table-cell>
          <table:table-cell table:style-name="ce78"/>
          <table:table-cell table:style-name="ce77"/>
          <table:table-cell office:value-type="string" table:style-name="ce77">
            <text:p>Uruguay</text:p>
          </table:table-cell>
          <table:table-cell table:number-columns-repeated="16379"/>
        </table:table-row>
        <table:table-row table:style-name="ro4">
          <table:table-cell/>
          <table:table-cell office:value-type="string" table:style-name="ce77">
            <text:p>República Eslovaca o Eslovaquia</text:p>
          </table:table-cell>
          <table:table-cell table:style-name="ce78"/>
          <table:table-cell table:style-name="ce77"/>
          <table:table-cell office:value-type="string" table:style-name="ce77">
            <text:p>Venezuela</text:p>
          </table:table-cell>
          <table:table-cell table:number-columns-repeated="16379"/>
        </table:table-row>
        <table:table-row table:style-name="ro4">
          <table:table-cell/>
          <table:table-cell office:value-type="string" table:style-name="ce92">
            <text:p>127** = UE- 27 (no UE-25)</text:p>
          </table:table-cell>
          <table:table-cell table:style-name="ce78"/>
          <table:table-cell table:style-name="ce77"/>
          <table:table-cell office:value-type="string" table:style-name="ce77">
            <text:p>Otros Países y Territorios dep. en Sudamérica</text:p>
          </table:table-cell>
          <table:table-cell table:number-columns-repeated="16379"/>
        </table:table-row>
        <table:table-row table:style-name="ro4">
          <table:table-cell/>
          <table:table-cell office:value-type="string" table:style-name="ce77">
            <text:p>Bulgaria</text:p>
          </table:table-cell>
          <table:table-cell table:style-name="ce78"/>
          <table:table-cell table:number-columns-repeated="2" table:style-name="ce77"/>
          <table:table-cell table:number-columns-repeated="16379"/>
        </table:table-row>
        <table:table-row table:style-name="ro4">
          <table:table-cell/>
          <table:table-cell office:value-type="string" table:style-name="ce77">
            <text:p>Rumanía</text:p>
          </table:table-cell>
          <table:table-cell table:style-name="ce78"/>
          <table:table-cell table:number-columns-repeated="2" table:style-name="ce77"/>
          <table:table-cell table:number-columns-repeated="16379"/>
        </table:table-row>
        <table:table-row table:style-name="ro4">
          <table:table-cell/>
          <table:table-cell table:style-name="ce77"/>
          <table:table-cell table:style-name="ce78"/>
          <table:table-cell table:style-name="ce77"/>
          <table:table-cell table:style-name="ce18"/>
          <table:table-cell table:number-columns-repeated="16379"/>
        </table:table-row>
        <table:table-row table:style-name="ro4">
          <table:table-cell/>
          <table:table-cell office:value-type="string" table:style-name="ce92">
            <text:p>128*** = UE- 28 (no UE-27)</text:p>
          </table:table-cell>
          <table:table-cell table:style-name="ce78"/>
          <table:table-cell table:style-name="ce77"/>
          <table:table-cell table:style-name="ce18"/>
          <table:table-cell table:number-columns-repeated="16379"/>
        </table:table-row>
        <table:table-row table:style-name="ro4">
          <table:table-cell/>
          <table:table-cell office:value-type="string" table:style-name="ce77">
            <text:p>Bulgaria</text:p>
          </table:table-cell>
          <table:table-cell table:style-name="ce78"/>
          <table:table-cell table:style-name="ce77"/>
          <table:table-cell table:style-name="ce18"/>
          <table:table-cell table:number-columns-repeated="16379"/>
        </table:table-row>
        <table:table-row table:style-name="ro4">
          <table:table-cell/>
          <table:table-cell office:value-type="string" table:style-name="ce77">
            <text:p>Rumanía</text:p>
          </table:table-cell>
          <table:table-cell table:style-name="ce78"/>
          <table:table-cell table:style-name="ce93"/>
          <table:table-cell table:number-columns-repeated="16380" table:style-name="ce1"/>
        </table:table-row>
        <table:table-row table:style-name="ro4">
          <table:table-cell/>
          <table:table-cell office:value-type="string" table:style-name="ce77">
            <text:p>Croacia</text:p>
          </table:table-cell>
          <table:table-cell table:style-name="ce78"/>
          <table:table-cell table:style-name="ce93"/>
          <table:table-cell table:number-columns-repeated="16380" table:style-name="ce1"/>
        </table:table-row>
        <table:table-row table:style-name="ro4">
          <table:table-cell/>
          <table:table-cell office:value-type="string" table:style-name="ce92">
            <text:p>100 = Resto de Europa</text:p>
          </table:table-cell>
          <table:table-cell table:style-name="ce78"/>
          <table:table-cell table:style-name="ce77"/>
          <table:table-cell office:value-type="string" table:style-name="ce92">
            <text:p>400 = Asia Oriental (Lejano Oriente)</text:p>
          </table:table-cell>
          <table:table-cell table:number-columns-repeated="16379"/>
        </table:table-row>
        <table:table-row table:style-name="ro4">
          <table:table-cell/>
          <table:table-cell office:value-type="string" table:style-name="ce77">
            <text:p>Albania</text:p>
          </table:table-cell>
          <table:table-cell table:style-name="ce78"/>
          <table:table-cell table:style-name="ce77"/>
          <table:table-cell office:value-type="string" table:style-name="ce77">
            <text:p>China, incluyendo Hong-kong y Macao</text:p>
          </table:table-cell>
          <table:table-cell table:number-columns-repeated="16379"/>
        </table:table-row>
        <table:table-row table:style-name="ro4">
          <table:table-cell/>
          <table:table-cell office:value-type="string" table:style-name="ce77">
            <text:p>Andorra</text:p>
          </table:table-cell>
          <table:table-cell table:style-name="ce78"/>
          <table:table-cell table:style-name="ce77"/>
          <table:table-cell office:value-type="string" table:style-name="ce77">
            <text:p>Corea del Norte</text:p>
          </table:table-cell>
          <table:table-cell table:number-columns-repeated="16379"/>
        </table:table-row>
        <table:table-row table:style-name="ro4">
          <table:table-cell/>
          <table:table-cell office:value-type="string" table:style-name="ce77">
            <text:p>Armenia</text:p>
          </table:table-cell>
          <table:table-cell table:style-name="ce78"/>
          <table:table-cell table:style-name="ce77"/>
          <table:table-cell office:value-type="string" table:style-name="ce77">
            <text:p>Corea del Sur</text:p>
          </table:table-cell>
          <table:table-cell table:number-columns-repeated="16379"/>
        </table:table-row>
        <table:table-row table:style-name="ro4">
          <table:table-cell/>
          <table:table-cell office:value-type="string" table:style-name="ce77">
            <text:p>Azerbaiyan</text:p>
          </table:table-cell>
          <table:table-cell table:style-name="ce78"/>
          <table:table-cell table:style-name="ce77"/>
          <table:table-cell office:value-type="string" table:style-name="ce77">
            <text:p>Japón</text:p>
          </table:table-cell>
          <table:table-cell table:number-columns-repeated="16379"/>
        </table:table-row>
        <table:table-row table:style-name="ro4">
          <table:table-cell/>
          <table:table-cell office:value-type="string" table:style-name="ce77">
            <text:p>Bielorrusia</text:p>
          </table:table-cell>
          <table:table-cell table:style-name="ce78"/>
          <table:table-cell table:style-name="ce77"/>
          <table:table-cell office:value-type="string" table:style-name="ce77">
            <text:p>Mongolia</text:p>
          </table:table-cell>
          <table:table-cell table:number-columns-repeated="16379"/>
        </table:table-row>
        <table:table-row table:style-name="ro4">
          <table:table-cell/>
          <table:table-cell office:value-type="string" table:style-name="ce77">
            <text:p>Bosnia-herzegovina</text:p>
          </table:table-cell>
          <table:table-cell table:style-name="ce78"/>
          <table:table-cell table:style-name="ce77"/>
          <table:table-cell office:value-type="string" table:style-name="ce77">
            <text:p>Taiwan</text:p>
          </table:table-cell>
          <table:table-cell table:number-columns-repeated="16379"/>
        </table:table-row>
        <table:table-row table:style-name="ro4">
          <table:table-cell/>
          <table:table-cell office:value-type="string" table:style-name="ce77">
            <text:p>Georgia</text:p>
          </table:table-cell>
          <table:table-cell table:style-name="ce78"/>
          <table:table-cell table:style-name="ce77"/>
          <table:table-cell office:value-type="string" table:style-name="ce92">
            <text:p>410 = Asia Occidental (Oriente Próximo)</text:p>
          </table:table-cell>
          <table:table-cell table:number-columns-repeated="16379"/>
        </table:table-row>
        <table:table-row table:style-name="ro4">
          <table:table-cell/>
          <table:table-cell office:value-type="string" table:style-name="ce77">
            <text:p>Islandia</text:p>
          </table:table-cell>
          <table:table-cell table:style-name="ce78"/>
          <table:table-cell table:style-name="ce77"/>
          <table:table-cell office:value-type="string" table:style-name="ce77">
            <text:p>Arabia Saudí</text:p>
          </table:table-cell>
          <table:table-cell table:number-columns-repeated="16379"/>
        </table:table-row>
        <table:table-row table:style-name="ro4">
          <table:table-cell/>
          <table:table-cell office:value-type="string" table:style-name="ce77">
            <text:p>Liechtenstein</text:p>
          </table:table-cell>
          <table:table-cell table:style-name="ce78"/>
          <table:table-cell table:style-name="ce77"/>
          <table:table-cell office:value-type="string" table:style-name="ce77">
            <text:p>Irak</text:p>
          </table:table-cell>
          <table:table-cell table:number-columns-repeated="16379"/>
        </table:table-row>
        <table:table-row table:style-name="ro4">
          <table:table-cell/>
          <table:table-cell office:value-type="string" table:style-name="ce77">
            <text:p>Macedonia</text:p>
          </table:table-cell>
          <table:table-cell table:style-name="ce78"/>
          <table:table-cell table:style-name="ce77"/>
          <table:table-cell office:value-type="string" table:style-name="ce77">
            <text:p>Israel</text:p>
          </table:table-cell>
          <table:table-cell table:number-columns-repeated="16379"/>
        </table:table-row>
        <table:table-row table:style-name="ro4">
          <table:table-cell/>
          <table:table-cell office:value-type="string" table:style-name="ce77">
            <text:p>Moldavia</text:p>
          </table:table-cell>
          <table:table-cell table:style-name="ce78"/>
          <table:table-cell table:style-name="ce77"/>
          <table:table-cell office:value-type="string" table:style-name="ce77">
            <text:p>Jordania</text:p>
          </table:table-cell>
          <table:table-cell table:number-columns-repeated="16379"/>
        </table:table-row>
        <table:table-row table:style-name="ro4">
          <table:table-cell/>
          <table:table-cell office:value-type="string" table:style-name="ce77">
            <text:p>Mónaco</text:p>
          </table:table-cell>
          <table:table-cell table:style-name="ce78"/>
          <table:table-cell table:style-name="ce77"/>
          <table:table-cell office:value-type="string" table:style-name="ce77">
            <text:p>Líbano</text:p>
          </table:table-cell>
          <table:table-cell table:number-columns-repeated="16379"/>
        </table:table-row>
        <table:table-row table:style-name="ro4">
          <table:table-cell/>
          <table:table-cell office:value-type="string" table:style-name="ce77">
            <text:p>Noruega</text:p>
          </table:table-cell>
          <table:table-cell table:style-name="ce78"/>
          <table:table-cell table:style-name="ce77"/>
          <table:table-cell office:value-type="string" table:style-name="ce77">
            <text:p>Siria</text:p>
          </table:table-cell>
          <table:table-cell table:number-columns-repeated="16379"/>
        </table:table-row>
        <table:table-row table:style-name="ro4">
          <table:table-cell/>
          <table:table-cell office:value-type="string" table:style-name="ce77">
            <text:p>Rusia</text:p>
          </table:table-cell>
          <table:table-cell table:style-name="ce78"/>
          <table:table-cell table:style-name="ce77"/>
          <table:table-cell office:value-type="string" table:style-name="ce77">
            <text:p>Palestina*</text:p>
          </table:table-cell>
          <table:table-cell table:number-columns-repeated="16379"/>
        </table:table-row>
        <table:table-row table:style-name="ro4">
          <table:table-cell/>
          <table:table-cell office:value-type="string" table:style-name="ce77">
            <text:p>San Marino</text:p>
          </table:table-cell>
          <table:table-cell table:style-name="ce78"/>
          <table:table-cell table:style-name="ce77"/>
          <table:table-cell office:value-type="string" table:style-name="ce77">
            <text:p>Otr. Países y Territ. dep. en el Oriente Próximo</text:p>
          </table:table-cell>
          <table:table-cell table:number-columns-repeated="16379"/>
        </table:table-row>
        <table:table-row table:style-name="ro4">
          <table:table-cell/>
          <table:table-cell office:value-type="string" table:style-name="ce77">
            <text:p>Santa Sede</text:p>
          </table:table-cell>
          <table:table-cell table:style-name="ce78"/>
          <table:table-cell table:style-name="ce77"/>
          <table:table-cell table:number-columns-repeated="16380" table:style-name="ce1"/>
        </table:table-row>
        <table:table-row table:style-name="ro4">
          <table:table-cell/>
          <table:table-cell office:value-type="string" table:style-name="ce77">
            <text:p>Suiza</text:p>
          </table:table-cell>
          <table:table-cell table:style-name="ce78"/>
          <table:table-cell table:style-name="ce77"/>
          <table:table-cell table:number-columns-repeated="16380" table:style-name="ce1"/>
        </table:table-row>
        <table:table-row table:style-name="ro4">
          <table:table-cell/>
          <table:table-cell office:value-type="string" table:style-name="ce77">
            <text:p>Turquía</text:p>
          </table:table-cell>
          <table:table-cell table:style-name="ce78"/>
          <table:table-cell table:style-name="ce77"/>
          <table:table-cell table:number-columns-repeated="16380" table:style-name="ce1"/>
        </table:table-row>
        <table:table-row table:style-name="ro4">
          <table:table-cell/>
          <table:table-cell office:value-type="string" table:style-name="ce77">
            <text:p>Ucrania</text:p>
          </table:table-cell>
          <table:table-cell table:style-name="ce78"/>
          <table:table-cell table:style-name="ce77"/>
          <table:table-cell table:number-columns-repeated="16380" table:style-name="ce1"/>
        </table:table-row>
        <table:table-row table:style-name="ro7">
          <table:table-cell/>
          <table:table-cell office:value-type="string" table:style-name="ce77">
            <text:p>Kosovo<text:span text:style-name="T13">1</text:span></text:p>
          </table:table-cell>
          <table:table-cell table:style-name="ce78"/>
          <table:table-cell table:style-name="ce77"/>
          <table:table-cell table:number-columns-repeated="16380" table:style-name="ce1"/>
        </table:table-row>
        <table:table-row table:style-name="ro7">
          <table:table-cell/>
          <table:table-cell office:value-type="string" table:style-name="ce77">
            <text:p>Montenegro<text:span text:style-name="T13">1</text:span></text:p>
          </table:table-cell>
          <table:table-cell table:style-name="ce78"/>
          <table:table-cell table:style-name="ce77"/>
          <table:table-cell table:number-columns-repeated="16380" table:style-name="ce1"/>
        </table:table-row>
        <table:table-row table:style-name="ro7">
          <table:table-cell/>
          <table:table-cell office:value-type="string" table:style-name="ce77">
            <text:p>Serbia<text:span text:style-name="T13">1</text:span></text:p>
          </table:table-cell>
          <table:table-cell table:style-name="ce78"/>
          <table:table-cell table:style-name="ce77"/>
          <table:table-cell table:number-columns-repeated="16380" table:style-name="ce1"/>
        </table:table-row>
        <table:table-row table:style-name="ro4">
          <table:table-cell/>
          <table:table-cell office:value-type="string" table:style-name="ce36">
            <text:p>Islas Feroe<text:span text:style-name="T9"><text:s/>2</text:span></text:p>
          </table:table-cell>
          <table:table-cell table:style-name="ce78"/>
          <table:table-cell table:style-name="ce77"/>
          <table:table-cell table:number-columns-repeated="16380" table:style-name="ce1"/>
        </table:table-row>
        <table:table-row table:style-name="ro19">
          <table:table-cell table:style-name="ce76"/>
          <table:table-cell office:value-type="string" table:style-name="ce36">
            <text:p>Isla de Man<text:span text:style-name="T9"><text:s/>2</text:span></text:p>
          </table:table-cell>
          <table:table-cell table:style-name="ce78"/>
          <table:table-cell table:style-name="ce77"/>
          <table:table-cell office:value-type="string" table:style-name="ce92">
            <text:p>420 = Asia del Sur y Sudoeste</text:p>
          </table:table-cell>
          <table:table-cell table:number-columns-repeated="16379"/>
        </table:table-row>
        <table:table-row table:style-name="ro4">
          <table:table-cell/>
          <table:table-cell office:value-type="string" table:style-name="ce36">
            <text:p>Guernsey<text:s/><text:span text:style-name="T9">2</text:span></text:p>
          </table:table-cell>
          <table:table-cell table:style-name="ce78"/>
          <table:table-cell table:style-name="ce77"/>
          <table:table-cell office:value-type="string" table:style-name="ce77">
            <text:p>Bangladesh</text:p>
          </table:table-cell>
          <table:table-cell table:number-columns-repeated="16379"/>
        </table:table-row>
        <table:table-row table:style-name="ro4">
          <table:table-cell/>
          <table:table-cell office:value-type="string" table:style-name="ce36">
            <text:p>Jersey<text:s/><text:span text:style-name="T9">2</text:span></text:p>
          </table:table-cell>
          <table:table-cell table:style-name="ce78"/>
          <table:table-cell table:style-name="ce77"/>
          <table:table-cell office:value-type="string" table:style-name="ce77">
            <text:p>Camboya</text:p>
          </table:table-cell>
          <table:table-cell table:number-columns-repeated="16379"/>
        </table:table-row>
        <table:table-row table:style-name="ro4">
          <table:table-cell/>
          <table:table-cell office:value-type="string" table:style-name="ce77">
            <text:p>Gibraltar</text:p>
          </table:table-cell>
          <table:table-cell table:style-name="ce78"/>
          <table:table-cell table:style-name="ce77"/>
          <table:table-cell office:value-type="string" table:style-name="ce77">
            <text:p>Filipinas</text:p>
          </table:table-cell>
          <table:table-cell table:number-columns-repeated="16379" table:style-name="ce1"/>
        </table:table-row>
        <table:table-row table:style-name="ro4">
          <table:table-cell/>
          <table:table-cell office:value-type="string" table:style-name="ce92">
            <text:p>200 = África</text:p>
          </table:table-cell>
          <table:table-cell table:style-name="ce78"/>
          <table:table-cell table:style-name="ce77"/>
          <table:table-cell office:value-type="string" table:style-name="ce77">
            <text:p>India</text:p>
          </table:table-cell>
          <table:table-cell table:number-columns-repeated="16379" table:style-name="ce1"/>
        </table:table-row>
        <table:table-row table:style-name="ro4">
          <table:table-cell/>
          <table:table-cell office:value-type="string" table:style-name="ce77">
            <text:p><text:s/>Argelia</text:p>
          </table:table-cell>
          <table:table-cell table:style-name="ce78"/>
          <table:table-cell table:style-name="ce77"/>
          <table:table-cell office:value-type="string" table:style-name="ce77">
            <text:p>Indonesia</text:p>
          </table:table-cell>
          <table:table-cell table:number-columns-repeated="16379" table:style-name="ce1"/>
        </table:table-row>
        <table:table-row table:style-name="ro4">
          <table:table-cell/>
          <table:table-cell office:value-type="string" table:style-name="ce77">
            <text:p>Cabo Verde</text:p>
          </table:table-cell>
          <table:table-cell table:style-name="ce78"/>
          <table:table-cell table:style-name="ce77"/>
          <table:table-cell office:value-type="string" table:style-name="ce77">
            <text:p>Irán</text:p>
          </table:table-cell>
          <table:table-cell table:number-columns-repeated="16379" table:style-name="ce1"/>
        </table:table-row>
        <table:table-row table:style-name="ro4">
          <table:table-cell/>
          <table:table-cell office:value-type="string" table:style-name="ce77">
            <text:p>Egipto</text:p>
          </table:table-cell>
          <table:table-cell table:style-name="ce78"/>
          <table:table-cell table:style-name="ce77"/>
          <table:table-cell office:value-type="string" table:style-name="ce77">
            <text:p>Laos</text:p>
          </table:table-cell>
          <table:table-cell table:number-columns-repeated="16379" table:style-name="ce1"/>
        </table:table-row>
        <table:table-row table:style-name="ro4">
          <table:table-cell/>
          <table:table-cell office:value-type="string" table:style-name="ce77">
            <text:p>Gambia</text:p>
          </table:table-cell>
          <table:table-cell table:style-name="ce78"/>
          <table:table-cell table:style-name="ce77"/>
          <table:table-cell office:value-type="string" table:style-name="ce77">
            <text:p>Pakistán</text:p>
          </table:table-cell>
          <table:table-cell table:number-columns-repeated="16379" table:style-name="ce1"/>
        </table:table-row>
        <table:table-row table:style-name="ro4">
          <table:table-cell/>
          <table:table-cell office:value-type="string" table:style-name="ce77">
            <text:p>Guinea Ecuatorial</text:p>
          </table:table-cell>
          <table:table-cell table:style-name="ce78"/>
          <table:table-cell table:style-name="ce77"/>
          <table:table-cell office:value-type="string" table:style-name="ce77">
            <text:p>Sri Lanka</text:p>
          </table:table-cell>
          <table:table-cell table:number-columns-repeated="16379" table:style-name="ce1"/>
        </table:table-row>
        <table:table-row table:style-name="ro4">
          <table:table-cell/>
          <table:table-cell office:value-type="string" table:style-name="ce77">
            <text:p>Libia</text:p>
          </table:table-cell>
          <table:table-cell table:style-name="ce78"/>
          <table:table-cell table:style-name="ce77"/>
          <table:table-cell office:value-type="string" table:style-name="ce77">
            <text:p>Tailandia</text:p>
          </table:table-cell>
          <table:table-cell table:number-columns-repeated="16379" table:style-name="ce1"/>
        </table:table-row>
        <table:table-row table:style-name="ro4">
          <table:table-cell/>
          <table:table-cell office:value-type="string" table:style-name="ce77">
            <text:p>Marruecos</text:p>
          </table:table-cell>
          <table:table-cell table:style-name="ce78"/>
          <table:table-cell table:style-name="ce77"/>
          <table:table-cell office:value-type="string" table:style-name="ce77">
            <text:p>Vietnam</text:p>
          </table:table-cell>
          <table:table-cell table:number-columns-repeated="16379" table:style-name="ce1"/>
        </table:table-row>
        <table:table-row table:style-name="ro4">
          <table:table-cell/>
          <table:table-cell office:value-type="string" table:style-name="ce77">
            <text:p>Senegal</text:p>
          </table:table-cell>
          <table:table-cell table:style-name="ce78"/>
          <table:table-cell table:style-name="ce77"/>
          <table:table-cell office:value-type="string" table:style-name="ce77">
            <text:p>kazajstán*</text:p>
          </table:table-cell>
          <table:table-cell table:style-name="ce18"/>
          <table:table-cell table:number-columns-repeated="16378"/>
        </table:table-row>
        <table:table-row table:style-name="ro4">
          <table:table-cell/>
          <table:table-cell office:value-type="string" table:style-name="ce77">
            <text:p>Sudáfrica</text:p>
          </table:table-cell>
          <table:table-cell table:style-name="ce78"/>
          <table:table-cell table:style-name="ce77"/>
          <table:table-cell office:value-type="string" table:style-name="ce77">
            <text:p>kirguistán*</text:p>
          </table:table-cell>
          <table:table-cell table:style-name="ce18"/>
          <table:table-cell table:number-columns-repeated="16378"/>
        </table:table-row>
        <table:table-row table:style-name="ro4">
          <table:table-cell/>
          <table:table-cell office:value-type="string" table:style-name="ce77">
            <text:p>Sudán</text:p>
          </table:table-cell>
          <table:table-cell table:style-name="ce78"/>
          <table:table-cell table:style-name="ce77"/>
          <table:table-cell office:value-type="string" table:style-name="ce77">
            <text:p>Tayikistán*</text:p>
          </table:table-cell>
          <table:table-cell table:style-name="ce18"/>
          <table:table-cell table:number-columns-repeated="16378"/>
        </table:table-row>
        <table:table-row table:style-name="ro4">
          <table:table-cell/>
          <table:table-cell office:value-type="string" table:style-name="ce77">
            <text:p>Sahara Occidental</text:p>
          </table:table-cell>
          <table:table-cell table:style-name="ce78"/>
          <table:table-cell table:style-name="ce77"/>
          <table:table-cell office:value-type="string" table:style-name="ce77">
            <text:p>Turkmenistán*</text:p>
          </table:table-cell>
          <table:table-cell table:style-name="ce18"/>
          <table:table-cell table:number-columns-repeated="16378"/>
        </table:table-row>
        <table:table-row table:style-name="ro4">
          <table:table-cell/>
          <table:table-cell office:value-type="string" table:style-name="ce77">
            <text:p>Túnez</text:p>
          </table:table-cell>
          <table:table-cell table:style-name="ce78"/>
          <table:table-cell table:style-name="ce77"/>
          <table:table-cell office:value-type="string" table:style-name="ce77">
            <text:p>Uzbekistán*</text:p>
          </table:table-cell>
          <table:table-cell table:style-name="ce18"/>
          <table:table-cell table:number-columns-repeated="16378"/>
        </table:table-row>
        <table:table-row table:style-name="ro4">
          <table:table-cell/>
          <table:table-cell office:value-type="string" table:style-name="ce77">
            <text:p>Etiopía*</text:p>
          </table:table-cell>
          <table:table-cell table:style-name="ce78"/>
          <table:table-cell table:style-name="ce77"/>
          <table:table-cell office:value-type="string" table:style-name="ce77">
            <text:p>Otr. Países y Territ. dep. en Asia del Sur y Sudeste</text:p>
          </table:table-cell>
          <table:table-cell table:style-name="ce18"/>
          <table:table-cell table:number-columns-repeated="16378"/>
        </table:table-row>
        <table:table-row table:style-name="ro7">
          <table:table-cell/>
          <table:table-cell office:value-type="string" table:style-name="ce77">
            <text:p>Angola<text:span text:style-name="T13">1</text:span></text:p>
          </table:table-cell>
          <table:table-cell table:style-name="ce78"/>
          <table:table-cell table:style-name="ce77"/>
          <table:table-cell office:value-type="string" table:style-name="ce92">
            <text:p>500 = Oceanía</text:p>
          </table:table-cell>
          <table:table-cell table:style-name="ce18"/>
          <table:table-cell table:number-columns-repeated="16378"/>
        </table:table-row>
        <table:table-row table:style-name="ro7">
          <table:table-cell table:style-name="ce76"/>
          <table:table-cell office:value-type="string" table:style-name="ce77">
            <text:p>República Democrática del Congo<text:span text:style-name="T13">1</text:span></text:p>
          </table:table-cell>
          <table:table-cell table:style-name="ce78"/>
          <table:table-cell table:style-name="ce77"/>
          <table:table-cell office:value-type="string" table:style-name="ce77">
            <text:p><text:s/>Australia</text:p>
          </table:table-cell>
          <table:table-cell table:style-name="ce18"/>
          <table:table-cell table:number-columns-repeated="16378"/>
        </table:table-row>
        <table:table-row table:style-name="ro7">
          <table:table-cell table:style-name="ce76"/>
          <table:table-cell office:value-type="string" table:style-name="ce77">
            <text:p>Camerún<text:span text:style-name="T13">1</text:span></text:p>
          </table:table-cell>
          <table:table-cell table:style-name="ce78"/>
          <table:table-cell table:style-name="ce77"/>
          <table:table-cell office:value-type="string" table:style-name="ce18">
            <text:p>Nueva Zelanda</text:p>
          </table:table-cell>
          <table:table-cell table:style-name="ce18"/>
          <table:table-cell table:number-columns-repeated="16378"/>
        </table:table-row>
        <table:table-row table:style-name="ro7">
          <table:table-cell table:style-name="ce76"/>
          <table:table-cell office:value-type="string" table:style-name="ce77">
            <text:p>Ghana<text:span text:style-name="T13">1</text:span></text:p>
          </table:table-cell>
          <table:table-cell table:style-name="ce78"/>
          <table:table-cell table:style-name="ce77"/>
          <table:table-cell office:value-type="string" table:style-name="ce18">
            <text:p>Otros Países y Territ. Dependientes en Oceanía</text:p>
          </table:table-cell>
          <table:table-cell table:style-name="ce18"/>
          <table:table-cell table:number-columns-repeated="16378"/>
        </table:table-row>
        <table:table-row table:style-name="ro7">
          <table:table-cell table:style-name="ce76"/>
          <table:table-cell office:value-type="string" table:style-name="ce77">
            <text:p>Guinea<text:span text:style-name="T13">1</text:span></text:p>
          </table:table-cell>
          <table:table-cell table:style-name="ce78"/>
          <table:table-cell table:style-name="ce77"/>
          <table:table-cell table:number-columns-repeated="2" table:style-name="ce18"/>
          <table:table-cell table:number-columns-repeated="16378"/>
        </table:table-row>
        <table:table-row table:style-name="ro7">
          <table:table-cell table:style-name="ce76"/>
          <table:table-cell office:value-type="string" table:style-name="ce77">
            <text:p>Guinea-Bissau<text:span text:style-name="T13">1</text:span></text:p>
          </table:table-cell>
          <table:table-cell table:style-name="ce78"/>
          <table:table-cell table:style-name="ce77"/>
          <table:table-cell table:number-columns-repeated="2" table:style-name="ce18"/>
          <table:table-cell table:number-columns-repeated="16378"/>
        </table:table-row>
        <table:table-row table:style-name="ro7">
          <table:table-cell table:style-name="ce76"/>
          <table:table-cell office:value-type="string" table:style-name="ce77">
            <text:p>Mali<text:span text:style-name="T13">1</text:span></text:p>
          </table:table-cell>
          <table:table-cell table:style-name="ce78"/>
          <table:table-cell table:style-name="ce77"/>
          <table:table-cell table:number-columns-repeated="2" table:style-name="ce18"/>
          <table:table-cell table:number-columns-repeated="16378"/>
        </table:table-row>
        <table:table-row table:style-name="ro7">
          <table:table-cell table:style-name="ce76"/>
          <table:table-cell office:value-type="string" table:style-name="ce77">
            <text:p>Mauritania<text:span text:style-name="T13">1</text:span></text:p>
          </table:table-cell>
          <table:table-cell table:style-name="ce78"/>
          <table:table-cell table:style-name="ce77"/>
          <table:table-cell table:number-columns-repeated="2" table:style-name="ce18"/>
          <table:table-cell table:number-columns-repeated="16378"/>
        </table:table-row>
        <table:table-row table:style-name="ro7">
          <table:table-cell table:style-name="ce76"/>
          <table:table-cell office:value-type="string" table:style-name="ce77">
            <text:p>Nigeria<text:span text:style-name="T13">1</text:span></text:p>
          </table:table-cell>
          <table:table-cell table:style-name="ce78"/>
          <table:table-cell table:style-name="ce77"/>
          <table:table-cell table:number-columns-repeated="2" table:style-name="ce18"/>
          <table:table-cell table:number-columns-repeated="16378"/>
        </table:table-row>
        <table:table-row table:style-name="ro7">
          <table:table-cell table:style-name="ce76"/>
          <table:table-cell office:value-type="string" table:style-name="ce77">
            <text:p>Otros Países de África<text:span text:style-name="T13">1</text:span></text:p>
          </table:table-cell>
          <table:table-cell table:style-name="ce78"/>
          <table:table-cell table:style-name="ce77"/>
          <table:table-cell table:number-columns-repeated="2" table:style-name="ce18"/>
          <table:table-cell table:number-columns-repeated="16378"/>
        </table:table-row>
        <table:table-row table:style-name="ro4">
          <table:table-cell table:style-name="ce76"/>
          <table:table-cell office:value-type="string" table:style-name="ce92">
            <text:p>300 = América del Norte</text:p>
          </table:table-cell>
          <table:table-cell table:style-name="ce78"/>
          <table:table-cell table:style-name="ce77"/>
          <table:table-cell table:number-columns-repeated="2" table:style-name="ce18"/>
          <table:table-cell table:number-columns-repeated="16378"/>
        </table:table-row>
        <table:table-row table:style-name="ro4">
          <table:table-cell table:style-name="ce76"/>
          <table:table-cell office:value-type="string" table:style-name="ce77">
            <text:p>Canadá</text:p>
          </table:table-cell>
          <table:table-cell table:style-name="ce78"/>
          <table:table-cell table:style-name="ce77"/>
          <table:table-cell table:number-columns-repeated="2" table:style-name="ce18"/>
          <table:table-cell table:number-columns-repeated="16378"/>
        </table:table-row>
        <table:table-row table:style-name="ro4">
          <table:table-cell table:style-name="ce76"/>
          <table:table-cell office:value-type="string" table:style-name="ce77">
            <text:p>Estados Unidos de Norteamérica</text:p>
          </table:table-cell>
          <table:table-cell table:style-name="ce78"/>
          <table:table-cell table:style-name="ce77"/>
          <table:table-cell table:number-columns-repeated="2" table:style-name="ce18"/>
          <table:table-cell table:number-columns-repeated="16378"/>
        </table:table-row>
        <table:table-row table:style-name="ro26">
          <table:table-cell table:style-name="ce79"/>
          <table:table-cell office:value-type="string" table:style-name="ce77">
            <text:p>Territ. Dep. en América del Norte (Bermuda,</text:p>
          </table:table-cell>
          <table:table-cell table:style-name="ce78"/>
          <table:table-cell table:style-name="ce77"/>
          <table:table-cell table:number-columns-repeated="2" table:style-name="ce18"/>
          <table:table-cell table:number-columns-repeated="16378"/>
        </table:table-row>
        <table:table-row table:style-name="ro4">
          <table:table-cell table:style-name="ce76"/>
          <table:table-cell office:value-type="string" table:style-name="ce77">
            <text:p><text:s text:c="10"/>Groenlandia, Saint Pierre, Miquelon)</text:p>
          </table:table-cell>
          <table:table-cell table:style-name="ce78"/>
          <table:table-cell table:style-name="ce77"/>
          <table:table-cell table:number-columns-repeated="2" table:style-name="ce18"/>
          <table:table-cell table:number-columns-repeated="16378"/>
        </table:table-row>
        <table:table-row table:number-rows-repeated="2" table:style-name="ro4">
          <table:table-cell table:style-name="ce76"/>
          <table:table-cell table:style-name="ce77"/>
          <table:table-cell table:style-name="ce78"/>
          <table:table-cell table:style-name="ce77"/>
          <table:table-cell table:number-columns-repeated="2" table:style-name="ce18"/>
          <table:table-cell table:number-columns-repeated="16378"/>
        </table:table-row>
        <table:table-row table:style-name="ro4">
          <table:table-cell table:style-name="ce76"/>
          <table:table-cell office:value-type="string" table:style-name="ce77">
            <text:p>(*) Estos países se identifican a partir de 2004</text:p>
          </table:table-cell>
          <table:table-cell table:style-name="ce78"/>
          <table:table-cell table:style-name="ce77"/>
          <table:table-cell table:number-columns-repeated="2" table:style-name="ce18"/>
          <table:table-cell table:number-columns-repeated="16378"/>
        </table:table-row>
        <table:table-row table:style-name="ro7">
          <table:table-cell table:style-name="ce76"/>
          <table:table-cell office:value-type="string" table:style-name="ce77">
            <text:p><text:span text:style-name="T13">(1)</text:span><text:span text:style-name="T14"><text:s/>Estos países se identifican a partir de 2006</text:span></text:p>
          </table:table-cell>
          <table:table-cell table:style-name="ce78"/>
          <table:table-cell table:style-name="ce77"/>
          <table:table-cell table:number-columns-repeated="2" table:style-name="ce18"/>
          <table:table-cell table:number-columns-repeated="16378"/>
        </table:table-row>
        <table:table-row table:style-name="ro56">
          <table:table-cell table:style-name="ce76"/>
          <table:table-cell office:value-type="string" table:number-columns-spanned="4" table:number-rows-spanned="1" table:style-name="ce132">
            <text:p>(**) A partir del T1-2009 se añade el código 127-'Países UE-27 no UE-25' que incluye Bulgaria (110) y Rumania (139), ya que se ha terminado el periodo transitorio por el que los trabajadores de Bulgaria y Rumania, pertenecientes a la UE, tenían restricciones en el mercado de trabajo</text:p>
          </table:table-cell>
          <table:covered-table-cell table:number-columns-repeated="3"/>
          <table:table-cell table:style-name="ce18"/>
          <table:table-cell table:number-columns-repeated="16378"/>
        </table:table-row>
        <table:table-row table:style-name="ro59">
          <table:table-cell table:style-name="ce76"/>
          <table:table-cell office:value-type="string" table:style-name="ce77">
            <text:p><text:span text:style-name="T13">(2)</text:span><text:span text:style-name="T14"><text:s/>Estos países se identifican a partir de 2011</text:span></text:p>
          </table:table-cell>
          <table:table-cell table:style-name="ce78"/>
          <table:table-cell table:style-name="ce77"/>
          <table:table-cell table:number-columns-repeated="2" table:style-name="ce18"/>
          <table:table-cell table:number-columns-repeated="16378"/>
        </table:table-row>
        <table:table-row table:style-name="ro29">
          <table:table-cell table:style-name="ce76"/>
          <table:table-cell office:value-type="string" table:number-columns-spanned="4" table:number-rows-spanned="1" table:style-name="ce132">
            <text:p>(***) A partir del T1-2014 se elimina el código<text:span text:style-name="T15"><text:s/>127-'Países UE-27 no UE-25</text:span><text:span text:style-name="T14">' que incluía Bulgaria (110) y Rumanía (139) y se sustituye por el código<text:s/></text:span><text:span text:style-name="T15">128-'Países UE-28 no UE-27'</text:span><text:span text:style-name="T14"><text:s/>que incluye Bulgaria, Rumanía y Croacia (112) que hasta el T1-2014 estaba incluida en el código<text:s/></text:span><text:span text:style-name="T15">100= Resto de Europa (excepto Andorra)</text:span></text:p>
          </table:table-cell>
          <table:covered-table-cell table:number-columns-repeated="3"/>
          <table:table-cell table:style-name="ce18"/>
          <table:table-cell table:number-columns-repeated="16378"/>
        </table:table-row>
        <table:table-row table:style-name="ro4">
          <table:table-cell table:number-columns-repeated="16384"/>
        </table:table-row>
        <table:table-row table:style-name="ro28">
          <table:table-cell table:style-name="ce76"/>
          <table:table-cell table:style-name="ce77"/>
          <table:table-cell table:style-name="ce78"/>
          <table:table-cell table:style-name="ce77"/>
          <table:table-cell table:number-columns-repeated="2" table:style-name="ce18"/>
          <table:table-cell table:number-columns-repeated="16378"/>
        </table:table-row>
        <table:table-row table:style-name="ro26">
          <table:table-cell table:style-name="ce76"/>
          <table:table-cell office:value-type="string" table:style-name="ce80">
            <text:p>Trabajó en algún momento del año pasado</text:p>
          </table:table-cell>
          <table:table-cell table:style-name="ce81"/>
          <table:table-cell table:style-name="ce80"/>
          <table:table-cell table:number-columns-repeated="16380" table:style-name="ce1"/>
        </table:table-row>
        <table:table-row table:style-name="ro4">
          <table:table-cell table:style-name="ce79"/>
          <table:table-cell office:value-type="string" table:style-name="ce77">
            <text:p>Filtro:</text:p>
          </table:table-cell>
          <table:table-cell office:value-type="string" table:style-name="ce78">
            <text:p>Todas las personas de 16 y más años, sólo en el primer trimestre</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TRAANT</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float" office:value="1" table:style-name="ce78">
            <text:p>1</text:p>
          </table:table-cell>
          <table:table-cell office:value-type="string" table:style-name="ce77">
            <text:p>Sí</text:p>
          </table:table-cell>
          <table:table-cell table:number-columns-repeated="16380" table:style-name="ce1"/>
        </table:table-row>
        <table:table-row table:style-name="ro4">
          <table:table-cell table:style-name="ce76"/>
          <table:table-cell table:style-name="ce77"/>
          <table:table-cell office:value-type="float" office:value="6" table:style-name="ce78">
            <text:p>6</text:p>
          </table:table-cell>
          <table:table-cell office:value-type="string" table:style-name="ce77">
            <text:p>No</text:p>
          </table:table-cell>
          <table:table-cell table:number-columns-repeated="16380" table:style-name="ce1"/>
        </table:table-row>
        <table:table-row table:style-name="ro4">
          <table:table-cell table:style-name="ce76"/>
          <table:table-cell table:style-name="ce77"/>
          <table:table-cell table:style-name="ce78"/>
          <table:table-cell office:value-type="string" table:style-name="ce77">
            <text:p>Esta variable se preimputa si hace un año estaba trabajando (RACPAS=1)</text:p>
          </table:table-cell>
          <table:table-cell table:number-columns-repeated="16380" table:style-name="ce1"/>
        </table:table-row>
        <table:table-row table:number-rows-repeated="2" table:style-name="ro4">
          <table:table-cell table:number-columns-repeated="16384"/>
        </table:table-row>
        <table:table-row table:style-name="ro4">
          <table:table-cell table:style-name="ce76"/>
          <table:table-cell office:value-type="string" table:style-name="ce73">
            <text:p>Variables derivadas</text:p>
          </table:table-cell>
          <table:table-cell table:style-name="ce74"/>
          <table:table-cell table:style-name="ce75"/>
          <table:table-cell table:style-name="ce127"/>
          <table:table-cell table:number-columns-repeated="16379" table:style-name="ce1"/>
        </table:table-row>
        <table:table-row table:style-name="ro4">
          <table:table-cell table:style-name="ce79"/>
          <table:table-cell office:value-type="string" table:style-name="ce80">
            <text:p>Relación con la actividad de los entrevistados</text:p>
          </table:table-cell>
          <table:table-cell table:style-name="ce81"/>
          <table:table-cell table:style-name="ce80"/>
          <table:table-cell table:number-columns-repeated="16380"/>
        </table:table-row>
        <table:table-row table:style-name="ro4">
          <table:table-cell table:style-name="ce79"/>
          <table:table-cell office:value-type="string" table:style-name="ce77">
            <text:p>Filtro:</text:p>
          </table:table-cell>
          <table:table-cell office:value-type="string" table:style-name="ce78">
            <text:p>Todas las personas de 16 y más años</text:p>
          </table:table-cell>
          <table:table-cell table:style-name="ce77"/>
          <table:table-cell table:number-columns-repeated="16380"/>
        </table:table-row>
        <table:table-row table:style-name="ro4">
          <table:table-cell table:style-name="ce76"/>
          <table:table-cell office:value-type="string" table:style-name="ce77">
            <text:p>Variable:</text:p>
          </table:table-cell>
          <table:table-cell office:value-type="string" table:style-name="ce82">
            <text:p>AOI</text:p>
          </table:table-cell>
          <table:table-cell table:style-name="ce77"/>
          <table:table-cell table:number-columns-repeated="16380"/>
        </table:table-row>
        <table:table-row table:style-name="ro4">
          <table:table-cell table:style-name="ce76"/>
          <table:table-cell office:value-type="string" table:style-name="ce77">
            <text:p>Valores:</text:p>
          </table:table-cell>
          <table:table-cell office:value-type="string" table:style-name="ce83">
            <text:p>03</text:p>
          </table:table-cell>
          <table:table-cell office:value-type="string" table:style-name="ce77">
            <text:p>Ocupados subempleados por insuficiencia de horas</text:p>
          </table:table-cell>
          <table:table-cell table:number-columns-repeated="16380"/>
        </table:table-row>
        <table:table-row table:style-name="ro4">
          <table:table-cell table:style-name="ce76"/>
          <table:table-cell table:style-name="ce77"/>
          <table:table-cell office:value-type="string" table:style-name="ce83">
            <text:p>04</text:p>
          </table:table-cell>
          <table:table-cell office:value-type="string" table:style-name="ce77">
            <text:p>Resto de ocupados</text:p>
          </table:table-cell>
          <table:table-cell table:number-columns-repeated="16380"/>
        </table:table-row>
        <table:table-row table:style-name="ro4">
          <table:table-cell table:style-name="ce76"/>
          <table:table-cell table:style-name="ce77"/>
          <table:table-cell office:value-type="string" table:style-name="ce83">
            <text:p>05</text:p>
          </table:table-cell>
          <table:table-cell office:value-type="string" table:style-name="ce77">
            <text:p>Parados que buscan primer empleo</text:p>
          </table:table-cell>
          <table:table-cell table:number-columns-repeated="16380"/>
        </table:table-row>
        <table:table-row table:style-name="ro4">
          <table:table-cell table:style-name="ce76"/>
          <table:table-cell table:style-name="ce77"/>
          <table:table-cell office:value-type="string" table:style-name="ce83">
            <text:p>06</text:p>
          </table:table-cell>
          <table:table-cell office:value-type="string" table:style-name="ce77">
            <text:p>Parados que han trabajado antes</text:p>
          </table:table-cell>
          <table:table-cell table:number-columns-repeated="16380"/>
        </table:table-row>
        <table:table-row table:style-name="ro4">
          <table:table-cell table:style-name="ce76"/>
          <table:table-cell table:style-name="ce77"/>
          <table:table-cell office:value-type="string" table:style-name="ce83">
            <text:p>07</text:p>
          </table:table-cell>
          <table:table-cell office:value-type="string" table:style-name="ce77">
            <text:p>Inactivos 1 (desanimados)</text:p>
          </table:table-cell>
          <table:table-cell table:number-columns-repeated="16380"/>
        </table:table-row>
        <table:table-row table:style-name="ro4">
          <table:table-cell table:style-name="ce76"/>
          <table:table-cell table:style-name="ce77"/>
          <table:table-cell office:value-type="string" table:style-name="ce83">
            <text:p>08</text:p>
          </table:table-cell>
          <table:table-cell office:value-type="string" table:style-name="ce77">
            <text:p>Inactivos 2 (junto con los desanimados forman los activos potenciales)</text:p>
          </table:table-cell>
          <table:table-cell table:number-columns-repeated="16380"/>
        </table:table-row>
        <table:table-row table:style-name="ro4">
          <table:table-cell table:style-name="ce76"/>
          <table:table-cell table:style-name="ce77"/>
          <table:table-cell office:value-type="string" table:style-name="ce83">
            <text:p>09</text:p>
          </table:table-cell>
          <table:table-cell office:value-type="string" table:style-name="ce77">
            <text:p>Inactivos 3 (resto de inactivos)</text:p>
          </table:table-cell>
          <table:table-cell table:number-columns-repeated="16380"/>
        </table:table-row>
        <table:table-row table:style-name="ro4">
          <table:table-cell table:style-name="ce76"/>
          <table:table-cell table:style-name="ce88"/>
          <table:table-cell table:style-name="ce82"/>
          <table:table-cell table:style-name="ce128"/>
          <table:table-cell table:number-columns-repeated="16380"/>
        </table:table-row>
        <table:table-row table:style-name="ro19">
          <table:table-cell table:style-name="ce79"/>
          <table:table-cell office:value-type="string" table:style-name="ce80">
            <text:p>Condición socioeconómica</text:p>
          </table:table-cell>
          <table:table-cell table:style-name="ce81"/>
          <table:table-cell table:style-name="ce80"/>
          <table:table-cell table:number-columns-repeated="16380"/>
        </table:table-row>
        <table:table-row table:style-name="ro4">
          <table:table-cell table:style-name="ce79"/>
          <table:table-cell office:value-type="string" table:style-name="ce77">
            <text:p>Filtro:</text:p>
          </table:table-cell>
          <table:table-cell office:value-type="string" table:style-name="ce78">
            <text:p>Ocupados o parados que han trabajado antes</text:p>
          </table:table-cell>
          <table:table-cell table:style-name="ce77"/>
          <table:table-cell table:number-columns-repeated="16380"/>
        </table:table-row>
        <table:table-row table:style-name="ro4">
          <table:table-cell table:style-name="ce76"/>
          <table:table-cell office:value-type="string" table:style-name="ce77">
            <text:p>Variable:</text:p>
          </table:table-cell>
          <table:table-cell office:value-type="string" table:style-name="ce82">
            <text:p>CSE</text:p>
          </table:table-cell>
          <table:table-cell table:style-name="ce77"/>
          <table:table-cell table:number-columns-repeated="16380"/>
        </table:table-row>
        <table:table-row table:style-name="ro4">
          <table:table-cell table:style-name="ce76"/>
          <table:table-cell office:value-type="string" table:style-name="ce77">
            <text:p>Valores:</text:p>
          </table:table-cell>
          <table:table-cell office:value-type="string" table:style-name="ce83">
            <text:p>01</text:p>
          </table:table-cell>
          <table:table-cell office:value-type="string" table:style-name="ce77">
            <text:p>Empresarios agrarios con asalariados</text:p>
          </table:table-cell>
          <table:table-cell table:number-columns-repeated="16380"/>
        </table:table-row>
        <table:table-row table:style-name="ro4">
          <table:table-cell table:style-name="ce76"/>
          <table:table-cell table:style-name="ce77"/>
          <table:table-cell office:value-type="string" table:style-name="ce83">
            <text:p>02</text:p>
          </table:table-cell>
          <table:table-cell office:value-type="string" table:style-name="ce77">
            <text:p>Empresarios agrarios sin asalariados</text:p>
          </table:table-cell>
          <table:table-cell table:number-columns-repeated="16380"/>
        </table:table-row>
        <table:table-row table:style-name="ro4">
          <table:table-cell table:number-columns-repeated="2"/>
          <table:table-cell office:value-type="string" table:style-name="ce83">
            <text:p>03</text:p>
          </table:table-cell>
          <table:table-cell office:value-type="string" table:style-name="ce77">
            <text:p>Miembros de cooperativas agrarias</text:p>
          </table:table-cell>
          <table:table-cell table:number-columns-repeated="16380" table:style-name="ce1"/>
        </table:table-row>
        <table:table-row table:style-name="ro4">
          <table:table-cell table:number-columns-repeated="2"/>
          <table:table-cell office:value-type="string" table:style-name="ce83">
            <text:p>04</text:p>
          </table:table-cell>
          <table:table-cell office:value-type="string" table:style-name="ce77">
            <text:p>Directores y jefes de explotaciones agrarias</text:p>
          </table:table-cell>
          <table:table-cell table:number-columns-repeated="16380" table:style-name="ce1"/>
        </table:table-row>
        <table:table-row table:style-name="ro4">
          <table:table-cell table:number-columns-repeated="2"/>
          <table:table-cell office:value-type="string" table:style-name="ce83">
            <text:p>05</text:p>
          </table:table-cell>
          <table:table-cell office:value-type="string" table:style-name="ce77">
            <text:p>Resto de trabajadores de explotaciones agrarias</text:p>
          </table:table-cell>
          <table:table-cell table:number-columns-repeated="16380" table:style-name="ce1"/>
        </table:table-row>
        <table:table-row table:style-name="ro4">
          <table:table-cell table:number-columns-repeated="2"/>
          <table:table-cell office:value-type="string" table:style-name="ce83">
            <text:p>06</text:p>
          </table:table-cell>
          <table:table-cell office:value-type="string" table:number-columns-spanned="2" table:number-rows-spanned="1" table:style-name="ce132">
            <text:p>Profesionales, técnicos y asimilados que ejercen su actividad por cuenta propia con o sin asalariados</text:p>
          </table:table-cell>
          <table:covered-table-cell/>
          <table:table-cell table:number-columns-repeated="16379"/>
        </table:table-row>
        <table:table-row table:style-name="ro31">
          <table:table-cell table:number-columns-repeated="2"/>
          <table:table-cell office:value-type="string" table:style-name="ce83">
            <text:p>07</text:p>
          </table:table-cell>
          <table:table-cell office:value-type="string" table:style-name="ce90">
            <text:p>Empresarios no agrarios con asalariados</text:p>
          </table:table-cell>
          <table:table-cell table:number-columns-repeated="16380" table:style-name="ce1"/>
        </table:table-row>
        <table:table-row table:style-name="ro4">
          <table:table-cell table:number-columns-repeated="2"/>
          <table:table-cell office:value-type="string" table:style-name="ce83">
            <text:p>08</text:p>
          </table:table-cell>
          <table:table-cell office:value-type="string" table:style-name="ce90">
            <text:p>Empresarios no agrarios sin asalariados</text:p>
          </table:table-cell>
          <table:table-cell table:number-columns-repeated="16380" table:style-name="ce1"/>
        </table:table-row>
        <table:table-row table:style-name="ro4">
          <table:table-cell table:number-columns-repeated="2"/>
          <table:table-cell office:value-type="string" table:style-name="ce83">
            <text:p>09</text:p>
          </table:table-cell>
          <table:table-cell office:value-type="string" table:style-name="ce90">
            <text:p>Miembros de cooperativas no agrarias</text:p>
          </table:table-cell>
          <table:table-cell table:number-columns-repeated="16380" table:style-name="ce1"/>
        </table:table-row>
        <table:table-row table:style-name="ro4">
          <table:table-cell table:number-columns-repeated="2"/>
          <table:table-cell office:value-type="float" office:value="10" table:style-name="ce78">
            <text:p>10</text:p>
          </table:table-cell>
          <table:table-cell office:value-type="string" table:number-columns-spanned="2" table:number-rows-spanned="1" table:style-name="ce133">
            <text:p>Directores y gerentes de establecimientos no agrarios, personal directivo de la administración pública y Miembros de los órganos del estado</text:p>
          </table:table-cell>
          <table:covered-table-cell/>
          <table:table-cell table:number-columns-repeated="16379"/>
        </table:table-row>
        <table:table-row table:style-name="ro28">
          <table:table-cell table:number-columns-repeated="2"/>
          <table:table-cell office:value-type="float" office:value="11" table:style-name="ce78">
            <text:p>11</text:p>
          </table:table-cell>
          <table:table-cell office:value-type="string" table:style-name="ce90">
            <text:p>Profesionales, técnicos y asimilados que ejercen su actividad por cuenta ajena</text:p>
          </table:table-cell>
          <table:table-cell table:style-name="ce121"/>
          <table:table-cell table:number-columns-repeated="16379"/>
        </table:table-row>
        <table:table-row table:style-name="ro4">
          <table:table-cell table:number-columns-repeated="2"/>
          <table:table-cell office:value-type="float" office:value="12" table:style-name="ce78">
            <text:p>12</text:p>
          </table:table-cell>
          <table:table-cell office:value-type="string" table:style-name="ce90">
            <text:p>Profesionales en ocupaciones exclusivas de la administración pública</text:p>
          </table:table-cell>
          <table:table-cell table:style-name="ce121"/>
          <table:table-cell table:number-columns-repeated="16379"/>
        </table:table-row>
        <table:table-row table:style-name="ro4">
          <table:table-cell table:number-columns-repeated="2"/>
          <table:table-cell office:value-type="float" office:value="13" table:style-name="ce78">
            <text:p>13</text:p>
          </table:table-cell>
          <table:table-cell office:value-type="string" table:style-name="ce90">
            <text:p>Resto del personal administrativo y comercial</text:p>
          </table:table-cell>
          <table:table-cell table:style-name="ce121"/>
          <table:table-cell table:number-columns-repeated="16379"/>
        </table:table-row>
        <table:table-row table:style-name="ro4">
          <table:table-cell table:number-columns-repeated="2"/>
          <table:table-cell office:value-type="float" office:value="14" table:style-name="ce78">
            <text:p>14</text:p>
          </table:table-cell>
          <table:table-cell office:value-type="string" table:style-name="ce90">
            <text:p>Resto del personal de los servicios</text:p>
          </table:table-cell>
          <table:table-cell table:style-name="ce121"/>
          <table:table-cell table:number-columns-repeated="16379"/>
        </table:table-row>
        <table:table-row table:style-name="ro4">
          <table:table-cell table:number-columns-repeated="2"/>
          <table:table-cell office:value-type="float" office:value="15" table:style-name="ce78">
            <text:p>15</text:p>
          </table:table-cell>
          <table:table-cell office:value-type="string" table:number-columns-spanned="2" table:number-rows-spanned="1" table:style-name="ce133">
            <text:p>Mandos intermedios de establecimientos no agrarios (a partir <text:s/>de T1-2011). Contramaestres y capataces de establecimientos no agrarios (con anterioridad a T1-2011)</text:p>
          </table:table-cell>
          <table:covered-table-cell/>
          <table:table-cell table:number-columns-repeated="16379"/>
        </table:table-row>
        <table:table-row table:style-name="ro25">
          <table:table-cell table:number-columns-repeated="2"/>
          <table:table-cell office:value-type="float" office:value="16" table:style-name="ce78">
            <text:p>16</text:p>
          </table:table-cell>
          <table:table-cell office:value-type="string" table:style-name="ce90">
            <text:p>Operarios cualificados y especializados de establecimientos no agrarios</text:p>
          </table:table-cell>
          <table:table-cell table:style-name="ce121"/>
          <table:table-cell table:number-columns-repeated="16379"/>
        </table:table-row>
        <table:table-row table:style-name="ro4">
          <table:table-cell table:number-columns-repeated="2"/>
          <table:table-cell office:value-type="float" office:value="17" table:style-name="ce78">
            <text:p>17</text:p>
          </table:table-cell>
          <table:table-cell office:value-type="string" table:style-name="ce90">
            <text:p>Operarios sin especialización de establecimientos no agrarios</text:p>
          </table:table-cell>
          <table:table-cell table:style-name="ce121"/>
          <table:table-cell table:number-columns-repeated="16379"/>
        </table:table-row>
        <table:table-row table:style-name="ro4">
          <table:table-cell table:number-columns-repeated="2"/>
          <table:table-cell office:value-type="float" office:value="18" table:style-name="ce78">
            <text:p>18</text:p>
          </table:table-cell>
          <table:table-cell office:value-type="string" table:style-name="ce90">
            <text:p>Profesionales de las fuerzas armadas</text:p>
          </table:table-cell>
          <table:table-cell table:style-name="ce121"/>
          <table:table-cell table:number-columns-repeated="16379"/>
        </table:table-row>
        <table:table-row table:style-name="ro4">
          <table:table-cell table:style-name="ce76"/>
          <table:table-cell table:style-name="ce77"/>
          <table:table-cell office:value-type="float" office:value="19" table:style-name="ce78">
            <text:p>19</text:p>
          </table:table-cell>
          <table:table-cell office:value-type="string" table:style-name="ce90">
            <text:p>No clasificables por condición socioeconómica</text:p>
          </table:table-cell>
          <table:table-cell table:style-name="ce121"/>
          <table:table-cell table:number-columns-repeated="16379" table:style-name="ce1"/>
        </table:table-row>
        <table:table-row table:style-name="ro4">
          <table:table-cell table:style-name="ce76"/>
          <table:table-cell table:style-name="ce101"/>
          <table:table-cell table:style-name="ce102"/>
          <table:table-cell table:style-name="ce101"/>
          <table:table-cell table:style-name="ce46"/>
          <table:table-cell table:number-columns-repeated="16379" table:style-name="ce1"/>
        </table:table-row>
        <table:table-row table:style-name="ro4">
          <table:table-cell table:style-name="ce87"/>
          <table:table-cell office:value-type="string" table:style-name="ce80">
            <text:p>Factor de elevación reponderado</text:p>
          </table:table-cell>
          <table:table-cell table:style-name="ce78"/>
          <table:table-cell table:style-name="ce77"/>
          <table:table-cell table:number-columns-repeated="16380" table:style-name="ce1"/>
        </table:table-row>
        <table:table-row table:style-name="ro4">
          <table:table-cell table:style-name="ce76"/>
          <table:table-cell office:value-type="string" table:style-name="ce77">
            <text:p>Filtro:</text:p>
          </table:table-cell>
          <table:table-cell office:value-type="string" table:style-name="ce78">
            <text:p>Todos los registros</text:p>
          </table:table-cell>
          <table:table-cell table:style-name="ce77"/>
          <table:table-cell table:number-columns-repeated="16380" table:style-name="ce1"/>
        </table:table-row>
        <table:table-row table:style-name="ro4">
          <table:table-cell table:style-name="ce76"/>
          <table:table-cell office:value-type="string" table:style-name="ce77">
            <text:p>Variable:</text:p>
          </table:table-cell>
          <table:table-cell office:value-type="string" table:style-name="ce82">
            <text:p>FACTOREL</text:p>
          </table:table-cell>
          <table:table-cell table:style-name="ce77"/>
          <table:table-cell table:number-columns-repeated="16380" table:style-name="ce1"/>
        </table:table-row>
        <table:table-row table:style-name="ro4">
          <table:table-cell table:style-name="ce76"/>
          <table:table-cell office:value-type="string" table:style-name="ce77">
            <text:p>Valores:</text:p>
          </table:table-cell>
          <table:table-cell office:value-type="string" table:style-name="ce78">
            <text:p>XXXXX.XX</text:p>
          </table:table-cell>
          <table:table-cell table:style-name="ce77"/>
          <table:table-cell table:number-columns-repeated="16380" table:style-name="ce1"/>
        </table:table-row>
        <table:table-row table:style-name="ro7">
          <table:table-cell table:style-name="ce76"/>
          <table:table-cell table:style-name="ce75"/>
          <table:table-cell table:style-name="ce129"/>
          <table:table-cell table:number-columns-repeated="2" table:style-name="ce75"/>
          <table:table-cell table:number-columns-repeated="16379" table:style-name="ce1"/>
        </table:table-row>
        <table:table-row table:style-name="ro4">
          <table:table-cell table:style-name="ce76"/>
          <table:table-cell table:style-name="ce77"/>
          <table:table-cell table:style-name="ce78"/>
          <table:table-cell table:number-columns-repeated="2" table:style-name="ce77"/>
          <table:table-cell table:number-columns-repeated="16379" table:style-name="ce1"/>
        </table:table-row>
        <table:table-row table:style-name="ro4">
          <table:table-cell table:style-name="ce76"/>
          <table:table-cell table:style-name="ce130"/>
          <table:table-cell table:style-name="ce78"/>
          <table:table-cell table:style-name="ce77"/>
          <table:table-cell table:number-columns-repeated="16380" table:style-name="ce1"/>
        </table:table-row>
        <table:table-row table:style-name="ro4">
          <table:table-cell table:style-name="ce76"/>
          <table:table-cell table:number-columns-repeated="16383" table:style-name="ce1"/>
        </table:table-row>
        <table:table-row table:style-name="ro4">
          <table:table-cell table:style-name="ce76"/>
          <table:table-cell table:number-columns-repeated="9" table:style-name="ce18"/>
          <table:table-cell table:number-columns-repeated="16374" table:style-name="ce1"/>
        </table:table-row>
        <table:table-row table:style-name="ro4">
          <table:table-cell table:style-name="ce76"/>
          <table:table-cell table:style-name="ce87"/>
          <table:table-cell table:style-name="ce101"/>
          <table:table-cell table:style-name="ce102"/>
          <table:table-cell table:number-columns-spanned="2" table:number-rows-spanned="1" table:style-name="ce138"/>
          <table:covered-table-cell/>
          <table:table-cell table:number-columns-repeated="4" table:style-name="ce1"/>
          <table:table-cell table:style-name="ce18"/>
          <table:table-cell table:number-columns-repeated="16373"/>
        </table:table-row>
        <table:table-row table:style-name="ro26">
          <table:table-cell table:style-name="ce76"/>
          <table:table-cell table:style-name="ce77"/>
          <table:table-cell table:style-name="ce101"/>
          <table:table-cell table:style-name="ce102"/>
          <table:table-cell table:number-columns-spanned="2" table:number-rows-spanned="1" table:style-name="ce138"/>
          <table:covered-table-cell/>
          <table:table-cell table:number-columns-repeated="16378" table:style-name="ce1"/>
        </table:table-row>
        <table:table-row table:style-name="ro26">
          <table:table-cell table:style-name="ce76"/>
          <table:table-cell table:style-name="ce87"/>
          <table:table-cell table:style-name="ce101"/>
          <table:table-cell table:style-name="ce102"/>
          <table:table-cell table:style-name="ce101"/>
          <table:table-cell table:style-name="ce46"/>
          <table:table-cell table:number-columns-repeated="16378" table:style-name="ce1"/>
        </table:table-row>
        <table:table-row table:style-name="ro26">
          <table:table-cell table:style-name="ce76"/>
          <table:table-cell table:style-name="ce131"/>
          <table:table-cell table:style-name="ce101"/>
          <table:table-cell table:style-name="ce102"/>
          <table:table-cell table:style-name="ce101"/>
          <table:table-cell table:style-name="ce46"/>
          <table:table-cell table:number-columns-repeated="16378" table:style-name="ce1"/>
        </table:table-row>
        <table:table-row table:style-name="ro4">
          <table:table-cell table:style-name="ce76"/>
          <table:table-cell table:style-name="ce87"/>
          <table:table-cell table:style-name="ce101"/>
          <table:table-cell table:style-name="ce102"/>
          <table:table-cell table:style-name="ce101"/>
          <table:table-cell table:style-name="ce46"/>
          <table:table-cell table:number-columns-repeated="16378" table:style-name="ce1"/>
        </table:table-row>
        <table:table-row table:number-rows-repeated="48" table:style-name="ro4">
          <table:table-cell table:number-columns-repeated="4"/>
          <table:table-cell table:number-columns-repeated="2" table:style-name="ce36"/>
          <table:table-cell table:number-columns-repeated="16378"/>
        </table:table-row>
        <table:table-row table:number-rows-repeated="10" table:style-name="ro4">
          <table:table-cell table:number-columns-repeated="2"/>
          <table:table-cell table:style-name="ce78"/>
          <table:table-cell table:style-name="ce77"/>
          <table:table-cell table:number-columns-repeated="2" table:style-name="ce36"/>
          <table:table-cell table:number-columns-repeated="16378"/>
        </table:table-row>
        <table:table-row table:style-name="ro4">
          <table:table-cell table:number-columns-repeated="2"/>
          <table:table-cell table:style-name="ce90"/>
          <table:table-cell table:style-name="ce77"/>
          <table:table-cell table:number-columns-repeated="2" table:style-name="ce36"/>
          <table:table-cell table:number-columns-repeated="16378"/>
        </table:table-row>
        <table:table-row table:number-rows-repeated="1047205" table:style-name="ro4">
          <table:table-cell table:number-columns-repeated="16384"/>
        </table:table-row>
        <table:named-expressions>
          <table:named-range table:name="Print_Area" table:cell-range-address="Relación_de_variables_y_valores.$A$1:Relación_de_variables_y_valores.$E$1310" table:base-cell-address="Relación_de_variables_y_valores.$A$1"/>
        </table:named-expressions>
      </table:table>
      <table:table table:name="Anexo_códigos_CNAE-2009_y_1993" table:style-name="ta5">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 table:number-columns-repeated="1018" table:default-cell-style-name="ce1"/>
        <table:table-column table:style-name="co7" table:number-columns-repeated="15360" table:default-cell-style-name="ce1"/>
        <table:table-row table:style-name="ro4">
          <table:table-cell table:number-columns-repeated="16384"/>
        </table:table-row>
        <table:table-row table:style-name="ro4">
          <table:table-cell table:style-name="ce140"/>
          <table:table-cell office:value-type="string" table:style-name="ce141">
            <text:p>CNAE 09</text:p>
          </table:table-cell>
          <table:table-cell office:value-type="string" table:style-name="ce142">
            <text:p>Agrupaciones CNAE 09</text:p>
          </table:table-cell>
          <table:table-cell table:style-name="ce142"/>
          <table:table-cell office:value-type="string" table:style-name="ce141">
            <text:p>CNAE 93</text:p>
          </table:table-cell>
          <table:table-cell table:number-columns-repeated="16379"/>
        </table:table-row>
        <table:table-row table:style-name="ro65">
          <table:table-cell office:value-type="float" office:value="0" table:style-name="ce143">
            <text:p>0</text:p>
          </table:table-cell>
          <table:table-cell office:value-type="string" table:style-name="ce144">
            <text:p>A</text:p>
          </table:table-cell>
          <table:table-cell office:value-type="string" table:style-name="ce145">
            <text:p>A (01-03)</text:p>
          </table:table-cell>
          <table:table-cell office:value-type="string" table:style-name="ce146">
            <text:p>AGRICULTURA, GANADERÍA, SILVICULTURA Y PESCA <text:s text:c="31"/>(1)</text:p>
          </table:table-cell>
          <table:table-cell office:value-type="string" table:style-name="ce144">
            <text:p>A+B (01-05)</text:p>
          </table:table-cell>
          <table:table-cell table:number-columns-repeated="16379"/>
        </table:table-row>
        <table:table-row table:style-name="ro67">
          <table:table-cell office:value-type="float" office:value="1" table:style-name="ce143">
            <text:p>1</text:p>
          </table:table-cell>
          <table:table-cell office:value-type="string" table:style-name="ce144">
            <text:p>C(1)</text:p>
          </table:table-cell>
          <table:table-cell office:value-type="string" table:style-name="ce147">
            <text:p>C1(10-18)</text:p>
          </table:table-cell>
          <table:table-cell office:value-type="string" table:style-name="ce148">
            <text:p>INDUSTRIA DE LA ALIMENTACIÓN, TEXTIL, CUERO, MADERA Y PAPEL <text:s text:c="7"/>(2)</text:p>
          </table:table-cell>
          <table:table-cell office:value-type="string" table:style-name="ce144">
            <text:p>DA-<text:span text:style-name="T18">DE<text:s/></text:span><text:span text:style-name="T16">(15-22)</text:span></text:p>
          </table:table-cell>
          <table:table-cell table:number-columns-repeated="16379"/>
        </table:table-row>
        <table:table-row table:style-name="ro68">
          <table:table-cell office:value-type="float" office:value="2" table:style-name="ce143">
            <text:p>2</text:p>
          </table:table-cell>
          <table:table-cell office:value-type="string" table:style-name="ce144">
            <text:p>C(2)+B+D+E</text:p>
          </table:table-cell>
          <table:table-cell office:value-type="string" table:style-name="ce147">
            <text:p>B(05-09)+C2(19-25)+D(35)+E(36-39)</text:p>
          </table:table-cell>
          <table:table-cell office:value-type="string" table:style-name="ce148">
            <text:p>INDUSTRIAS EXTRACTIVAS, REFINO DE PETRÓLEO, INDUSTRIA QUÍMICA, FARMACEÚTICA, IND DEL CAUCHOY MATERIAS PLÁSTICAS, SUMINISTRO ENERGÍA ELÉCTRICA, GAS, VAPOR Y AIRE ACONDICIONADO. SUMINISTRO AGUA, GESTIÓN DE RESIDUOS. METALURGIA. <text:s text:c="6"/>(3)<text:s text:c="2"/></text:p>
          </table:table-cell>
          <table:table-cell office:value-type="string" table:style-name="ce144">
            <text:p>CA-CB(10-14)+DF-DJ(23-28)+E(40-41)<text:span text:style-name="T19">+37</text:span></text:p>
          </table:table-cell>
          <table:table-cell table:number-columns-repeated="16379"/>
        </table:table-row>
        <table:table-row table:style-name="ro2">
          <table:table-cell office:value-type="float" office:value="3" table:style-name="ce143">
            <text:p>3</text:p>
          </table:table-cell>
          <table:table-cell office:value-type="string" table:style-name="ce144">
            <text:p>C(3)</text:p>
          </table:table-cell>
          <table:table-cell office:value-type="string" table:style-name="ce145">
            <text:p>C3(26-33)</text:p>
          </table:table-cell>
          <table:table-cell office:value-type="string" table:style-name="ce146">
            <text:p>CONSTRUCCIÓN DE MAQUINARIA, EQUIPO ELÉCTRICO y MATERIAL DE TRANSPORTE. INSTALACIÓN Y REPARACIÓN INDUSTRIAL <text:s text:c="26"/>(4)<text:s text:c="6"/></text:p>
          </table:table-cell>
          <table:table-cell office:value-type="string" table:style-name="ce144">
            <text:p>DK-DN (29-37)<text:span text:style-name="T19">-37</text:span></text:p>
          </table:table-cell>
          <table:table-cell table:number-columns-repeated="16379"/>
        </table:table-row>
        <table:table-row table:style-name="ro2">
          <table:table-cell office:value-type="float" office:value="4" table:style-name="ce143">
            <text:p>4</text:p>
          </table:table-cell>
          <table:table-cell office:value-type="string" table:style-name="ce144">
            <text:p>F</text:p>
          </table:table-cell>
          <table:table-cell office:value-type="string" table:style-name="ce147">
            <text:p>F(41-43)</text:p>
          </table:table-cell>
          <table:table-cell office:value-type="string" table:style-name="ce148">
            <text:p>CONSTRUCCIÓN <text:s text:c="94"/>(5)</text:p>
          </table:table-cell>
          <table:table-cell office:value-type="string" table:style-name="ce144">
            <text:p>F(45)</text:p>
          </table:table-cell>
          <table:table-cell table:number-columns-repeated="16379"/>
        </table:table-row>
        <table:table-row table:style-name="ro2">
          <table:table-cell office:value-type="float" office:value="5" table:style-name="ce143">
            <text:p>5</text:p>
          </table:table-cell>
          <table:table-cell office:value-type="string" table:style-name="ce144">
            <text:p>G+I</text:p>
          </table:table-cell>
          <table:table-cell office:value-type="string" table:style-name="ce147">
            <text:p>G(45-47)+I(55-56)</text:p>
          </table:table-cell>
          <table:table-cell office:value-type="string" table:style-name="ce148">
            <text:p>COMERCIO AL POR MAYOR Y AL POR MENOR; Y SUS INSTALACIONES Y REPARACIONES. REPARACIÓN AUTOMÓVILES. <text:s/>HOSTELERÍA <text:s text:c="18"/>(6)</text:p>
          </table:table-cell>
          <table:table-cell office:value-type="string" table:style-name="ce144">
            <text:p>G(50-52)+H(55)</text:p>
          </table:table-cell>
          <table:table-cell table:number-columns-repeated="16379"/>
        </table:table-row>
        <table:table-row table:style-name="ro4">
          <table:table-cell office:value-type="float" office:value="6" table:style-name="ce143">
            <text:p>6</text:p>
          </table:table-cell>
          <table:table-cell office:value-type="string" table:style-name="ce144">
            <text:p>H+J</text:p>
          </table:table-cell>
          <table:table-cell office:value-type="string" table:style-name="ce147">
            <text:p>H(49-53)+J(58-63)</text:p>
          </table:table-cell>
          <table:table-cell office:value-type="string" table:style-name="ce148">
            <text:p>TRANSPORTE Y ALMACENAMIENTO. INFORMACIÓN Y COMUNICACIONES <text:s/>(7)</text:p>
          </table:table-cell>
          <table:table-cell office:value-type="string" table:style-name="ce144">
            <text:p>I(60-64)</text:p>
          </table:table-cell>
          <table:table-cell table:number-columns-repeated="16379"/>
        </table:table-row>
        <table:table-row table:style-name="ro2">
          <table:table-cell office:value-type="float" office:value="7" table:style-name="ce143">
            <text:p>7</text:p>
          </table:table-cell>
          <table:table-cell office:value-type="string" table:style-name="ce144">
            <text:p>K+L+M+N</text:p>
          </table:table-cell>
          <table:table-cell office:value-type="string" table:style-name="ce147">
            <text:p>K(64-66)+L(68)+M(69-75)+N(77-82)</text:p>
          </table:table-cell>
          <table:table-cell office:value-type="string" table:style-name="ce148">
            <text:p>INTERMEDIACIÓN FINANCIERA, SEGUROS, INMOBILIARIAS, SERVICIOS PROFESIONALES, CIENTÍFICOS, ADMINISTRATIVOS Y OTROS. <text:s text:c="18"/>(8)</text:p>
          </table:table-cell>
          <table:table-cell office:value-type="string" table:style-name="ce144">
            <text:p>J(65-67)+K(70-74)</text:p>
          </table:table-cell>
          <table:table-cell table:number-columns-repeated="16379"/>
        </table:table-row>
        <table:table-row table:style-name="ro4">
          <table:table-cell office:value-type="float" office:value="8" table:style-name="ce143">
            <text:p>8</text:p>
          </table:table-cell>
          <table:table-cell office:value-type="string" table:style-name="ce144">
            <text:p>O+P+Q</text:p>
          </table:table-cell>
          <table:table-cell office:value-type="string" table:style-name="ce147">
            <text:p>O(84)+P(85)+Q(86-88)</text:p>
          </table:table-cell>
          <table:table-cell office:value-type="string" table:style-name="ce148">
            <text:p>ADMINISTRACIÓN PÚBLICA, EDUCACIÓN Y ACTIVIDADES SANITARIAS. <text:s text:c="3"/>(9)</text:p>
          </table:table-cell>
          <table:table-cell office:value-type="string" table:style-name="ce144">
            <text:p>L(75)+M(80)+N(85)</text:p>
          </table:table-cell>
          <table:table-cell table:number-columns-repeated="16379"/>
        </table:table-row>
        <table:table-row table:style-name="ro4">
          <table:table-cell office:value-type="float" office:value="9" table:style-name="ce149">
            <text:p>9</text:p>
          </table:table-cell>
          <table:table-cell office:value-type="string" table:style-name="ce144">
            <text:p>R+S+T+U</text:p>
          </table:table-cell>
          <table:table-cell office:value-type="string" table:style-name="ce150">
            <text:p>R(90-93)+S(94-96)+T(97)+U(99)</text:p>
          </table:table-cell>
          <table:table-cell office:value-type="string" table:style-name="ce151">
            <text:p>OTROS SERVICIOS. <text:s text:c="85"/>(10)</text:p>
          </table:table-cell>
          <table:table-cell office:value-type="string" table:style-name="ce144">
            <text:p>O(90-93)+P(95)+Q(99)</text:p>
          </table:table-cell>
          <table:table-cell table:number-columns-repeated="16379"/>
        </table:table-row>
        <table:table-row table:number-rows-repeated="2" table:style-name="ro4">
          <table:table-cell table:number-columns-repeated="16384"/>
        </table:table-row>
        <table:table-row table:style-name="ro32">
          <table:table-cell table:style-name="ce1"/>
          <table:table-cell office:value-type="string" table:style-name="ce152">
            <text:p>Estas agrupaciones CNAE 09 se corresponden casi al completo con los emparejamientos de la CNAE 93 que figuran a la derecha, con las siguientes</text:p>
          </table:table-cell>
          <table:table-cell table:number-columns-repeated="16382" table:style-name="ce1"/>
        </table:table-row>
        <table:table-row table:style-name="ro32">
          <table:table-cell table:style-name="ce1"/>
          <table:table-cell office:value-type="string" table:style-name="ce152">
            <text:p>salvedades en cada una de las agrupaciones numeradas al margen:</text:p>
          </table:table-cell>
          <table:table-cell table:number-columns-repeated="16382" table:style-name="ce1"/>
        </table:table-row>
        <table:table-row table:style-name="ro4">
          <table:table-cell office:value-type="string" table:style-name="ce1">
            <text:p>(0)</text:p>
          </table:table-cell>
          <table:table-cell office:value-type="string" table:style-name="ce1">
            <text:p>Se excluyen tareas que en CNAE 93 eran consideradas de escasa entidad transformadora cuando son realizadas por cuenta de terceros como</text:p>
          </table:table-cell>
          <table:table-cell table:number-columns-repeated="16382" table:style-name="ce1"/>
        </table:table-row>
        <table:table-row table:style-name="ro4">
          <table:table-cell table:style-name="ce1"/>
          <table:table-cell office:value-type="string" table:style-name="ce1">
            <text:p>empaquetado de frutas, producción de astillas en el bosque, así como la producción de vino y aceite cuando se llevan conjuntamente con el cultivo</text:p>
          </table:table-cell>
          <table:table-cell table:number-columns-repeated="16382" table:style-name="ce1"/>
        </table:table-row>
        <table:table-row table:style-name="ro4">
          <table:table-cell table:style-name="ce1"/>
          <table:table-cell office:value-type="string" table:style-name="ce1">
            <text:p>correspondiente de vid o de olivo respectivamente y siempre que su valor añadido sea superior al cultivo. Todas estas actividades la CNAE 09 las<text:s text:c="2"/></text:p>
          </table:table-cell>
          <table:table-cell table:number-columns-repeated="16382" table:style-name="ce1"/>
        </table:table-row>
        <table:table-row table:style-name="ro4">
          <table:table-cell table:style-name="ce1"/>
          <table:table-cell office:value-type="string" table:style-name="ce1">
            <text:p>incluye en Industria.</text:p>
          </table:table-cell>
          <table:table-cell table:number-columns-repeated="16382" table:style-name="ce1"/>
        </table:table-row>
        <table:table-row table:style-name="ro4">
          <table:table-cell table:style-name="ce1"/>
          <table:table-cell office:value-type="string" table:style-name="ce1">
            <text:p>Se excluyen también el cuidado de jardines públicos o privados, la gestión de reservas pequeras y las perreras municipales que son consideradas Servicios.</text:p>
          </table:table-cell>
          <table:table-cell table:number-columns-repeated="16382" table:style-name="ce1"/>
        </table:table-row>
        <table:table-row table:style-name="ro4">
          <table:table-cell table:number-columns-repeated="16384"/>
        </table:table-row>
        <table:table-row table:style-name="ro4">
          <table:table-cell office:value-type="string" table:style-name="ce1">
            <text:p>(1)</text:p>
          </table:table-cell>
          <table:table-cell office:value-type="string" table:style-name="ce1">
            <text:p>Se incluyen las tareas consideradas de escasa entidad transformadora realizadas por cuenta de terceros (en CNAE 93 en el sector agrícola) como empaquetado</text:p>
          </table:table-cell>
          <table:table-cell table:number-columns-repeated="16382" table:style-name="ce1"/>
        </table:table-row>
        <table:table-row table:style-name="ro4">
          <table:table-cell table:style-name="ce1"/>
          <table:table-cell office:value-type="string" table:style-name="ce1">
            <text:p>de frutas, la producción de astillas en el bosque, así como la producción de vino y aceite cuando se llevan conjuntamente con el cultivo correspondiente de vid</text:p>
          </table:table-cell>
          <table:table-cell table:number-columns-repeated="16382" table:style-name="ce1"/>
        </table:table-row>
        <table:table-row table:style-name="ro4">
          <table:table-cell table:style-name="ce1"/>
          <table:table-cell office:value-type="string" table:style-name="ce1">
            <text:p>o de olivo, siempre que su valor añadido sea superior al cultivo.<text:s text:c="2"/></text:p>
          </table:table-cell>
          <table:table-cell table:number-columns-repeated="16382" table:style-name="ce1"/>
        </table:table-row>
        <table:table-row table:style-name="ro4">
          <table:table-cell table:style-name="ce1"/>
          <table:table-cell office:value-type="string" table:style-name="ce1">
            <text:p>Así mismo se incluye la producción de salmueras y otras soluciones salinas procedentes de sal marina, de manantial o sal gema para la alimentación humana,</text:p>
          </table:table-cell>
          <table:table-cell table:number-columns-repeated="16382" table:style-name="ce1"/>
        </table:table-row>
        <table:table-row table:style-name="ro4">
          <table:table-cell table:style-name="ce1"/>
          <table:table-cell office:value-type="string" table:style-name="ce1">
            <text:p>consideradas dentro de las extractivas en la CNAE 93.</text:p>
          </table:table-cell>
          <table:table-cell table:number-columns-repeated="16382" table:style-name="ce1"/>
        </table:table-row>
        <table:table-row table:style-name="ro4">
          <table:table-cell table:style-name="ce1"/>
          <table:table-cell office:value-type="string" table:style-name="ce1">
            <text:p>Por último incluye esta agrupación tareas de embotellado y etiquetado de bebidas, así como la impresión sobre artículos textiles cuando se realizan como</text:p>
          </table:table-cell>
          <table:table-cell table:number-columns-repeated="16382" table:style-name="ce1"/>
        </table:table-row>
        <table:table-row table:style-name="ro4">
          <table:table-cell table:style-name="ce1"/>
          <table:table-cell office:value-type="string" table:style-name="ce1">
            <text:p>parte de la venta que la CNAE 93 consideraba comercio.</text:p>
          </table:table-cell>
          <table:table-cell table:number-columns-repeated="16382" table:style-name="ce1"/>
        </table:table-row>
        <table:table-row table:style-name="ro4">
          <table:table-cell table:number-columns-repeated="16384"/>
        </table:table-row>
        <table:table-row table:style-name="ro4">
          <table:table-cell office:value-type="string" table:style-name="ce1">
            <text:p>(2)</text:p>
          </table:table-cell>
          <table:table-cell office:value-type="string" table:style-name="ce1">
            <text:p>La CNAE 09 agrupa junto a las actividades de suministro de agua, las de de saneamiento, gestión de residuos y descontaminación, tratamiento y eliminación</text:p>
          </table:table-cell>
          <table:table-cell table:number-columns-repeated="16382" table:style-name="ce1"/>
        </table:table-row>
        <table:table-row table:style-name="ro4">
          <table:table-cell table:style-name="ce1"/>
          <table:table-cell office:value-type="string" table:style-name="ce1">
            <text:p>de residuos peligrosos, valorización, etc. Incluye por tanto la sección que en la CNAE 93 se denominaba un tanto genéricamente "Reciclaje" (código 37 CNAE93-rev-1) y que se asociaba</text:p>
          </table:table-cell>
          <table:table-cell table:style-name="ce36"/>
          <table:table-cell table:number-columns-repeated="16381"/>
        </table:table-row>
        <table:table-row table:style-name="ro4">
          <table:table-cell table:style-name="ce1"/>
          <table:table-cell office:value-type="string" table:style-name="ce1">
            <text:p>a la industria (trituración de chatarra y desechos, etc.)</text:p>
          </table:table-cell>
          <table:table-cell table:style-name="ce36"/>
          <table:table-cell table:number-columns-repeated="16381"/>
        </table:table-row>
        <table:table-row table:style-name="ro4">
          <table:table-cell table:style-name="ce1"/>
          <table:table-cell office:value-type="string" table:style-name="ce1">
            <text:p>El desguace naval en CNAE 93 conjuntamente con la construcción naval, se incluye ahora en este apartado.</text:p>
          </table:table-cell>
          <table:table-cell table:style-name="ce36"/>
          <table:table-cell table:number-columns-repeated="16381"/>
        </table:table-row>
        <table:table-row table:style-name="ro4">
          <table:table-cell table:style-name="ce1"/>
          <table:table-cell office:value-type="string" table:style-name="ce1">
            <text:p>Igualmente este apartado acoge ciertas actividades de saneamiento público como depuración de aguas residuales y tratamiento de desechos</text:p>
          </table:table-cell>
          <table:table-cell table:number-columns-repeated="16382" table:style-name="ce1"/>
        </table:table-row>
        <table:table-row table:style-name="ro4">
          <table:table-cell table:style-name="ce1"/>
          <table:table-cell office:value-type="string" table:style-name="ce1">
            <text:p>(no así la limpieza de vías públicas) que en la anterior clasificación se consideraban Servicios prestados a la comunidad.</text:p>
          </table:table-cell>
          <table:table-cell table:style-name="ce36"/>
          <table:table-cell table:number-columns-repeated="16381"/>
        </table:table-row>
        <table:table-row table:style-name="ro4">
          <table:table-cell table:style-name="ce1"/>
          <table:table-cell office:value-type="string" table:style-name="ce1">
            <text:p>Además el cambio de criterio en ciertas rúbricas hace que cuente con: la fabricación de hielo para alimentación, la producción de alcohol etílico de fermentación o</text:p>
          </table:table-cell>
          <table:table-cell table:style-name="ce36"/>
          <table:table-cell table:number-columns-repeated="16381"/>
        </table:table-row>
        <table:table-row table:style-name="ro4">
          <table:table-cell table:style-name="ce1"/>
          <table:table-cell office:value-type="string" table:style-name="ce1">
            <text:p>desnaturalizado, (industria alimenticia en CNAE 93); la fabricación de componentes de plástico, linóleo o caucho para calzado u otras industrias que se clasificaban según el producto</text:p>
          </table:table-cell>
          <table:table-cell table:style-name="ce36"/>
          <table:table-cell table:number-columns-repeated="16381"/>
        </table:table-row>
        <table:table-row table:style-name="ro4">
          <table:table-cell table:style-name="ce1"/>
          <table:table-cell office:value-type="string" table:style-name="ce1">
            <text:p>obtenido; la fabricación de cerillas era considerada en Otras industrias diversas.</text:p>
          </table:table-cell>
          <table:table-cell table:number-columns-repeated="16382" table:style-name="ce1"/>
        </table:table-row>
        <table:table-row table:style-name="ro4">
          <table:table-cell table:number-columns-repeated="16384"/>
        </table:table-row>
        <table:table-row table:style-name="ro4">
          <table:table-cell office:value-type="string" table:style-name="ce1">
            <text:p>(3)</text:p>
          </table:table-cell>
          <table:table-cell office:value-type="string" table:style-name="ce1">
            <text:p>Lo fundamental de esta agrupación es que incluye la reparación e instalación de maquinaria y equipo en una sola sección, a diferencia de lo considerado en</text:p>
          </table:table-cell>
          <table:table-cell table:number-columns-repeated="16382" table:style-name="ce1"/>
        </table:table-row>
        <table:table-row table:style-name="ro4">
          <table:table-cell table:style-name="ce1"/>
          <table:table-cell office:value-type="string" table:style-name="ce1">
            <text:p>CNAE 93, que englobaba en la fabricación de cada uno de los bienes y equipos industriales, la instalación y la reparación de los mismos. <text:s/>Por lo tanto</text:p>
          </table:table-cell>
          <table:table-cell table:number-columns-repeated="16382" table:style-name="ce1"/>
        </table:table-row>
        <table:table-row table:style-name="ro4">
          <table:table-cell table:style-name="ce1"/>
          <table:table-cell office:value-type="string" table:style-name="ce1">
            <text:p>esta sección contendrá actividades que en CNAE 93 quedaban indiferenciadas en las distintas secciones de la industria.</text:p>
          </table:table-cell>
          <table:table-cell table:number-columns-repeated="16382" table:style-name="ce1"/>
        </table:table-row>
        <table:table-row table:style-name="ro4">
          <table:table-cell table:style-name="ce1"/>
          <table:table-cell office:value-type="string" table:style-name="ce1">
            <text:p>También se incluye la reparación y mantenimiento de alumbrado público (en la construcción, antes) y de equipo y maquinaria de oficina y contabilidad (servicios</text:p>
          </table:table-cell>
          <table:table-cell table:number-columns-repeated="16382" table:style-name="ce1"/>
        </table:table-row>
        <table:table-row table:style-name="ro4">
          <table:table-cell table:style-name="ce1"/>
          <table:table-cell office:value-type="string" table:style-name="ce1">
            <text:p>informáticos, antes)</text:p>
          </table:table-cell>
          <table:table-cell table:number-columns-repeated="16382" table:style-name="ce1"/>
        </table:table-row>
        <table:table-row table:style-name="ro4">
          <table:table-cell table:style-name="ce1"/>
          <table:table-cell office:value-type="string" table:style-name="ce1">
            <text:p>Por otro lado, se excluyen de esta agrupación las tareas de reciclaje, que se trata conjuntamente con el suministro de agua, en CNAE 93 asociadas con estas</text:p>
          </table:table-cell>
          <table:table-cell table:number-columns-repeated="16382" table:style-name="ce1"/>
        </table:table-row>
        <table:table-row table:style-name="ro4">
          <table:table-cell table:style-name="ce1"/>
          <table:table-cell office:value-type="string" table:style-name="ce1">
            <text:p>divisiones de la industria.</text:p>
          </table:table-cell>
          <table:table-cell table:number-columns-repeated="16382" table:style-name="ce1"/>
        </table:table-row>
        <table:table-row table:style-name="ro4">
          <table:table-cell table:number-columns-repeated="16384"/>
        </table:table-row>
        <table:table-row table:style-name="ro4">
          <table:table-cell office:value-type="string" table:style-name="ce1">
            <text:p>(4)</text:p>
          </table:table-cell>
          <table:table-cell office:value-type="string" table:style-name="ce1">
            <text:p>Incluye la promoción inmobiliaria que en CNAE 93 era tratada como un servicio inmobiliario.</text:p>
          </table:table-cell>
          <table:table-cell table:number-columns-repeated="16382" table:style-name="ce1"/>
        </table:table-row>
        <table:table-row table:style-name="ro4">
          <table:table-cell table:number-columns-repeated="16384"/>
        </table:table-row>
        <table:table-row table:style-name="ro4">
          <table:table-cell office:value-type="string" table:style-name="ce1">
            <text:p>(5)</text:p>
          </table:table-cell>
          <table:table-cell office:value-type="string" table:style-name="ce1">
            <text:p>Esta agrupación no incluye la reparación de efectos personales como hacía la CNAE 93, ni pequeñas tareas de embotellado, etiquetado, impresión en textiles...</text:p>
          </table:table-cell>
          <table:table-cell table:number-columns-repeated="16382" table:style-name="ce1"/>
        </table:table-row>
        <table:table-row table:style-name="ro4">
          <table:table-cell table:style-name="ce1"/>
          <table:table-cell office:value-type="string" table:style-name="ce1">
            <text:p>asociadas a la venta (no a la fabricación), ni tampoco el remolque y asistencia en carretera. Dichas actividades se recogen ahora en servicios, manufacturas,</text:p>
          </table:table-cell>
          <table:table-cell table:number-columns-repeated="16382" table:style-name="ce1"/>
        </table:table-row>
        <table:table-row table:style-name="ro4">
          <table:table-cell table:style-name="ce1"/>
          <table:table-cell office:value-type="string" table:style-name="ce1">
            <text:p>y transporte, respectivamente.</text:p>
          </table:table-cell>
          <table:table-cell table:number-columns-repeated="16382" table:style-name="ce1"/>
        </table:table-row>
        <table:table-row table:style-name="ro4">
          <table:table-cell table:number-columns-repeated="16384"/>
        </table:table-row>
        <table:table-row table:style-name="ro4">
          <table:table-cell office:value-type="string" table:style-name="ce1">
            <text:p>(6)</text:p>
          </table:table-cell>
          <table:table-cell office:value-type="string" table:style-name="ce1">
            <text:p>La nueva sección J "Información y Comunicaciones" de CNAE 09 engloba tareas de diversas secciones de la CNAE 93, especialmente la Edición de libros, folletos,</text:p>
          </table:table-cell>
          <table:table-cell table:number-columns-repeated="16382" table:style-name="ce1"/>
        </table:table-row>
        <table:table-row table:style-name="ro4">
          <table:table-cell table:style-name="ce1"/>
          <table:table-cell office:value-type="string" table:style-name="ce1">
            <text:p>y todo tipo de publicaciones en todo tipo de soportes (papel, fotografía, documentos, timbres fiscales, sellos, cheques, billetes, discos, CD,DVD,etc. <text:s/>Producción</text:p>
          </table:table-cell>
          <table:table-cell table:number-columns-repeated="16382" table:style-name="ce1"/>
        </table:table-row>
        <table:table-row table:style-name="ro4">
          <table:table-cell table:style-name="ce1"/>
          <table:table-cell office:value-type="string" table:style-name="ce1">
            <text:p>cinematográfica, de radio, TV, vídeos, doblaje, efectos especiales, así como la distribución y difusión y apoyo a los mismos (en CNAE 93 parte de la industria).</text:p>
          </table:table-cell>
          <table:table-cell table:number-columns-repeated="16382" table:style-name="ce1"/>
        </table:table-row>
        <table:table-row table:style-name="ro4">
          <table:table-cell table:style-name="ce1"/>
          <table:table-cell office:value-type="string" table:style-name="ce1">
            <text:p>Incluye prácticamente toda la división relativa a actividades informáticas agrupada en CNAE 93 entre los servicios empresariales diversos, aunque no incluye la</text:p>
          </table:table-cell>
          <table:table-cell table:style-name="ce36"/>
          <table:table-cell table:number-columns-repeated="16381"/>
        </table:table-row>
        <table:table-row table:style-name="ro4">
          <table:table-cell table:style-name="ce1"/>
          <table:table-cell office:value-type="string" table:style-name="ce1">
            <text:p>instalación ni la reparación de ordenadores personales como consecuencia de la venta.</text:p>
          </table:table-cell>
          <table:table-cell table:style-name="ce36"/>
          <table:table-cell table:number-columns-repeated="16381"/>
        </table:table-row>
        <table:table-row table:style-name="ro4">
          <table:table-cell table:style-name="ce1"/>
          <table:table-cell office:value-type="string" table:style-name="ce1">
            <text:p>Los Servicios de información telefónica basados en la informática, búsqueda de información por terceros, resúmenes de prensa, etc. (Otros servicios empresariales en CNAE 93)</text:p>
          </table:table-cell>
          <table:table-cell table:style-name="ce36"/>
          <table:table-cell table:number-columns-repeated="16381"/>
        </table:table-row>
        <table:table-row table:style-name="ro4">
          <table:table-cell table:style-name="ce1"/>
          <table:table-cell office:value-type="string" table:style-name="ce1">
            <text:p>El remolque y asistencia en carretera a diferencia de la CNAE 93 es considerado transporte y por tanto está incluido en este apartado.</text:p>
          </table:table-cell>
          <table:table-cell table:style-name="ce36"/>
          <table:table-cell table:number-columns-repeated="16381"/>
        </table:table-row>
        <table:table-row table:style-name="ro4">
          <table:table-cell table:style-name="ce1"/>
          <table:table-cell office:value-type="string" table:style-name="ce1">
            <text:p>Por otro lado la CNAE 09 no incluye entre los "Transportes" las actividades de operadores turísticos (mayoristas ni minoristas), actividades de guías turísticos,</text:p>
          </table:table-cell>
          <table:table-cell table:style-name="ce36"/>
          <table:table-cell table:number-columns-repeated="16381"/>
        </table:table-row>
        <table:table-row table:style-name="ro4">
          <table:table-cell table:style-name="ce1"/>
          <table:table-cell office:value-type="string" table:style-name="ce1">
            <text:p>oficinas de turismo, verificación de facturas ni escuelas de pilotaje.</text:p>
          </table:table-cell>
          <table:table-cell table:number-columns-repeated="16382" table:style-name="ce1"/>
        </table:table-row>
        <table:table-row table:style-name="ro4">
          <table:table-cell table:number-columns-repeated="16384"/>
        </table:table-row>
        <table:table-row table:style-name="ro4">
          <table:table-cell office:value-type="string" table:style-name="ce1">
            <text:p>(7)</text:p>
          </table:table-cell>
          <table:table-cell office:value-type="string" table:style-name="ce1">
            <text:p>Es de destacar, la exclusión de este apartado la "Promoción inmobiliaria" que se incluye en la Construcción. Así mismo la inclusión de:</text:p>
          </table:table-cell>
          <table:table-cell table:number-columns-repeated="2" table:style-name="ce36"/>
          <table:table-cell table:number-columns-repeated="16380"/>
        </table:table-row>
        <table:table-row table:style-name="ro4">
          <table:table-cell table:style-name="ce1"/>
          <table:table-cell office:value-type="string" table:style-name="ce1">
            <text:p>· los servicios veterinarios (junto con los sanitarios en CNAE 93)</text:p>
          </table:table-cell>
          <table:table-cell table:number-columns-repeated="2" table:style-name="ce36"/>
          <table:table-cell table:number-columns-repeated="16380"/>
        </table:table-row>
        <table:table-row table:style-name="ro4">
          <table:table-cell table:style-name="ce1"/>
          <table:table-cell office:value-type="string" table:style-name="ce1">
            <text:p>· los de operadores turísticos mayoristas y minoristas y los de los guías turísticos (en transporte en CNAE 93)</text:p>
          </table:table-cell>
          <table:table-cell table:style-name="ce1"/>
          <table:table-cell table:style-name="ce36"/>
          <table:table-cell table:number-columns-repeated="16380"/>
        </table:table-row>
        <table:table-row table:style-name="ro4">
          <table:table-cell table:style-name="ce1"/>
          <table:table-cell office:value-type="string" table:style-name="ce1">
            <text:p>· la instalación, reparación y ajuste mecánico de sistemas de seguridad (localizadas en industria y construcción en CNAE 93)</text:p>
          </table:table-cell>
          <table:table-cell table:style-name="ce1"/>
          <table:table-cell table:style-name="ce36"/>
          <table:table-cell table:number-columns-repeated="16380"/>
        </table:table-row>
        <table:table-row table:style-name="ro4">
          <table:table-cell table:style-name="ce1"/>
          <table:table-cell office:value-type="string" table:style-name="ce1">
            <text:p>· las agencias de noticias, venta de entradas (en la CNAE 93 Otras actividades sociales)</text:p>
          </table:table-cell>
          <table:table-cell table:style-name="ce1"/>
          <table:table-cell table:style-name="ce36"/>
          <table:table-cell table:number-columns-repeated="16380"/>
        </table:table-row>
        <table:table-row table:style-name="ro4">
          <table:table-cell table:style-name="ce1"/>
          <table:table-cell office:value-type="string" table:style-name="ce1">
            <text:p>· riego de calles, retirada de hielo de las calles, etc(Otras actividades sociales en CNAE 93)</text:p>
          </table:table-cell>
          <table:table-cell table:style-name="ce1"/>
          <table:table-cell table:style-name="ce36"/>
          <table:table-cell table:number-columns-repeated="16380"/>
        </table:table-row>
        <table:table-row table:style-name="ro4">
          <table:table-cell table:style-name="ce1"/>
          <table:table-cell office:value-type="string" table:style-name="ce1">
            <text:p>· cuidado de jardines públicos o privados (actividad considerada agrícola en CNAE 93)</text:p>
          </table:table-cell>
          <table:table-cell table:style-name="ce1"/>
          <table:table-cell table:style-name="ce36"/>
          <table:table-cell table:number-columns-repeated="16380"/>
        </table:table-row>
        <table:table-row table:style-name="ro4">
          <table:table-cell table:number-columns-repeated="16384"/>
        </table:table-row>
        <table:table-row table:style-name="ro4">
          <table:table-cell office:value-type="string" table:style-name="ce1">
            <text:p>(8)</text:p>
          </table:table-cell>
          <table:table-cell office:value-type="string" table:style-name="ce1">
            <text:p>La conservación de archivos históricos, no es considerada en esta rúbrica de Administración Pública.(a diferencia de la CNAE 93)</text:p>
          </table:table-cell>
          <table:table-cell table:number-columns-repeated="16382" table:style-name="ce1"/>
        </table:table-row>
        <table:table-row table:style-name="ro4">
          <table:table-cell table:style-name="ce1"/>
          <table:table-cell office:value-type="string" table:style-name="ce1">
            <text:p>Tampoco lo están los servicios de apoyo a la gestión de edificios oficiales propiedad del Estado o alquilados por él.</text:p>
          </table:table-cell>
          <table:table-cell table:number-columns-repeated="16382" table:style-name="ce1"/>
        </table:table-row>
        <table:table-row table:style-name="ro4">
          <table:table-cell table:style-name="ce1"/>
          <table:table-cell office:value-type="string" table:style-name="ce1">
            <text:p>Por último, la Asistencia internacional en casos de catástrofes se consideran servicios sociales.</text:p>
          </table:table-cell>
          <table:table-cell table:style-name="ce36"/>
          <table:table-cell table:number-columns-repeated="16381" table:style-name="ce1"/>
        </table:table-row>
        <table:table-row table:style-name="ro4">
          <table:table-cell table:number-columns-repeated="16384"/>
        </table:table-row>
        <table:table-row table:style-name="ro4">
          <table:table-cell office:value-type="string" table:style-name="ce1">
            <text:p>(9)</text:p>
          </table:table-cell>
          <table:table-cell office:value-type="string" table:style-name="ce1">
            <text:p>En este apartado de Otros servicios quedan además comprendidas:</text:p>
          </table:table-cell>
          <table:table-cell table:number-columns-repeated="16382" table:style-name="ce1"/>
        </table:table-row>
        <table:table-row table:style-name="ro4">
          <table:table-cell table:style-name="ce1"/>
          <table:table-cell office:value-type="string" table:style-name="ce1">
            <text:p>· la reparación de enseres domésticos (industria y venta en CNAE 93)</text:p>
          </table:table-cell>
          <table:table-cell table:number-columns-repeated="16382" table:style-name="ce1"/>
        </table:table-row>
        <table:table-row table:style-name="ro4">
          <table:table-cell table:style-name="ce1"/>
          <table:table-cell office:value-type="string" table:style-name="ce1">
            <text:p>· la reparación de ordenadores (servicios empresariales en CNAE 93)</text:p>
          </table:table-cell>
          <table:table-cell table:number-columns-repeated="16382" table:style-name="ce1"/>
        </table:table-row>
        <table:table-row table:style-name="ro4">
          <table:table-cell table:style-name="ce1"/>
          <table:table-cell office:value-type="string" table:style-name="ce1">
            <text:p>· Las perreras municipales (incluidas en la ganadería en CNAE 93)</text:p>
          </table:table-cell>
          <table:table-cell table:number-columns-repeated="16382" table:style-name="ce1"/>
        </table:table-row>
        <table:table-row table:style-name="ro4">
          <table:table-cell/>
          <table:table-cell office:value-type="string" table:style-name="ce1">
            <text:p>· Conservación de archivos históricos (administración pública en CNAE 93)</text:p>
          </table:table-cell>
          <table:table-cell table:number-columns-repeated="16382"/>
        </table:table-row>
        <table:table-row table:number-rows-repeated="1048495" table:style-name="ro4">
          <table:table-cell table:number-columns-repeated="16384"/>
        </table:table-row>
      </table:table>
      <table:table table:name="Anexo_códigos_CNED-2014_y_2000" table:style-name="ta6">
        <table:table-column table:style-name="co23" table:default-cell-style-name="ce18"/>
        <table:table-column table:style-name="co24" table:default-cell-style-name="ce18"/>
        <table:table-column table:style-name="co25" table:default-cell-style-name="ce18"/>
        <table:table-column table:style-name="co26" table:default-cell-style-name="ce18"/>
        <table:table-column table:style-name="co27" table:default-cell-style-name="ce18"/>
        <table:table-column table:style-name="co28" table:default-cell-style-name="ce18"/>
        <table:table-column table:style-name="co18" table:number-columns-repeated="251" table:default-cell-style-name="ce18"/>
        <table:table-column table:style-name="co18" table:number-columns-repeated="767" table:default-cell-style-name="ce1"/>
        <table:table-column table:style-name="co7" table:number-columns-repeated="15360" table:default-cell-style-name="ce1"/>
        <table:table-row table:style-name="ro4">
          <table:table-cell table:number-columns-repeated="5" table:style-name="ce153"/>
          <table:table-cell table:number-columns-repeated="16379" table:style-name="ce154"/>
        </table:table-row>
        <table:table-row table:style-name="ro7">
          <table:table-cell table:style-name="ce154"/>
          <table:table-cell table:number-columns-spanned="4" table:number-rows-spanned="1" table:style-name="ce166"/>
          <table:covered-table-cell table:number-columns-repeated="3"/>
          <table:table-cell table:number-columns-repeated="252" table:style-name="ce18"/>
          <table:table-cell table:number-columns-repeated="16127"/>
        </table:table-row>
        <table:table-row table:style-name="ro4">
          <table:table-cell table:style-name="ce18"/>
          <table:table-cell office:value-type="string" table:number-columns-spanned="4" table:number-rows-spanned="1" table:style-name="ce167">
            <text:p>CLASIFICACIÓN<text:s/><text:span text:style-name="T20">NFORM</text:span></text:p>
          </table:table-cell>
          <table:covered-table-cell table:number-columns-repeated="3"/>
          <table:table-cell table:number-columns-repeated="252" table:style-name="ce18"/>
          <table:table-cell table:number-columns-repeated="16127"/>
        </table:table-row>
        <table:table-row table:style-name="ro4">
          <table:table-cell table:number-columns-repeated="16384"/>
        </table:table-row>
        <table:table-row table:style-name="ro69">
          <table:table-cell table:style-name="ce155"/>
          <table:table-cell office:value-type="string" table:style-name="ce156">
            <text:p>Códigos de 2000 en adelante</text:p>
          </table:table-cell>
          <table:table-cell office:value-type="string" table:style-name="ce157">
            <text:p>Códigos CNED 2014 (periodo 2014 en adelante)</text:p>
          </table:table-cell>
          <table:table-cell office:value-type="string" table:style-name="ce157">
            <text:p>Literal modalidades de la variable (2000 en adelante)</text:p>
          </table:table-cell>
          <table:table-cell office:value-type="string" table:style-name="ce158">
            <text:p>Códigos CNED 2000 (periodo 2000-2013)</text:p>
          </table:table-cell>
          <table:table-cell table:number-columns-repeated="252" table:style-name="ce18"/>
          <table:table-cell table:number-columns-repeated="16127"/>
        </table:table-row>
        <table:table-row table:style-name="ro70">
          <table:table-cell table:style-name="ce143"/>
          <table:table-cell office:value-type="string" table:style-name="ce144">
            <text:p>AN</text:p>
          </table:table-cell>
          <table:table-cell office:value-type="string" table:style-name="ce145">
            <text:p>(01)</text:p>
          </table:table-cell>
          <table:table-cell office:value-type="string" table:style-name="ce159">
            <text:p>Analfabetos<text:s text:c="32"/></text:p>
          </table:table-cell>
          <table:table-cell office:value-type="string" table:style-name="ce144">
            <text:p>(80)</text:p>
          </table:table-cell>
          <table:table-cell table:number-columns-repeated="252" table:style-name="ce18"/>
          <table:table-cell table:number-columns-repeated="16127"/>
        </table:table-row>
        <table:table-row table:style-name="ro63">
          <table:table-cell table:style-name="ce143"/>
          <table:table-cell office:value-type="string" table:style-name="ce144">
            <text:p>P1</text:p>
          </table:table-cell>
          <table:table-cell office:value-type="string" table:style-name="ce147">
            <text:p>(02)</text:p>
          </table:table-cell>
          <table:table-cell office:value-type="string" table:style-name="ce160">
            <text:p>Educación primaria incompleta</text:p>
          </table:table-cell>
          <table:table-cell office:value-type="string" table:style-name="ce144">
            <text:p>(11)</text:p>
          </table:table-cell>
          <table:table-cell table:number-columns-repeated="252" table:style-name="ce18"/>
          <table:table-cell table:number-columns-repeated="16127"/>
        </table:table-row>
        <table:table-row table:style-name="ro57">
          <table:table-cell table:style-name="ce143"/>
          <table:table-cell office:value-type="string" table:style-name="ce144">
            <text:p>P2</text:p>
          </table:table-cell>
          <table:table-cell office:value-type="string" table:style-name="ce147">
            <text:p>(10)</text:p>
          </table:table-cell>
          <table:table-cell office:value-type="string" table:style-name="ce161">
            <text:p>Educación primaria</text:p>
          </table:table-cell>
          <table:table-cell office:value-type="string" table:style-name="ce144">
            <text:p>(12)</text:p>
          </table:table-cell>
          <table:table-cell table:number-columns-repeated="252" table:style-name="ce18"/>
          <table:table-cell table:number-columns-repeated="16127"/>
        </table:table-row>
        <table:table-row table:style-name="ro4">
          <table:table-cell table:style-name="ce143"/>
          <table:table-cell office:value-type="string" table:style-name="ce144">
            <text:p>S1</text:p>
          </table:table-cell>
          <table:table-cell office:value-type="string" table:style-name="ce145">
            <text:p>(21-24)</text:p>
          </table:table-cell>
          <table:table-cell office:value-type="string" table:style-name="ce17">
            <text:p>Primera etapa de educación secundaria</text:p>
          </table:table-cell>
          <table:table-cell office:value-type="string" table:style-name="ce144">
            <text:p>(21-23, 31, 36*)</text:p>
          </table:table-cell>
          <table:table-cell table:number-columns-repeated="252" table:style-name="ce18"/>
          <table:table-cell table:number-columns-repeated="16127"/>
        </table:table-row>
        <table:table-row table:style-name="ro4">
          <table:table-cell table:style-name="ce143"/>
          <table:table-cell office:value-type="string" table:style-name="ce144">
            <text:p>SG</text:p>
          </table:table-cell>
          <table:table-cell office:value-type="string" table:style-name="ce147">
            <text:p>(32)</text:p>
          </table:table-cell>
          <table:table-cell office:value-type="string" table:style-name="ce160">
            <text:p>Segunda etapa de educación secundaria. Orientación general</text:p>
          </table:table-cell>
          <table:table-cell office:value-type="string" table:style-name="ce144">
            <text:p>(32)</text:p>
          </table:table-cell>
          <table:table-cell table:number-columns-repeated="252" table:style-name="ce18"/>
          <table:table-cell table:number-columns-repeated="16127"/>
        </table:table-row>
        <table:table-row table:style-name="ro71">
          <table:table-cell table:style-name="ce143"/>
          <table:table-cell office:value-type="string" table:style-name="ce144">
            <text:p>SP</text:p>
          </table:table-cell>
          <table:table-cell office:value-type="string" table:style-name="ce147">
            <text:p>(33-35, 38**, 41)</text:p>
          </table:table-cell>
          <table:table-cell office:value-type="string" table:style-name="ce160">
            <text:p>Segunda etapa de educación secundaria. Orientación profesional (incluye educación postsecundaria no superior)</text:p>
          </table:table-cell>
          <table:table-cell office:value-type="string" table:style-name="ce144">
            <text:p>(33, 34, 41)</text:p>
          </table:table-cell>
          <table:table-cell table:number-columns-repeated="252" table:style-name="ce18"/>
          <table:table-cell table:number-columns-repeated="16127"/>
        </table:table-row>
        <table:table-row table:style-name="ro4">
          <table:table-cell table:style-name="ce149"/>
          <table:table-cell office:value-type="string" table:style-name="ce144">
            <text:p>SU</text:p>
          </table:table-cell>
          <table:table-cell office:value-type="string" table:style-name="ce147">
            <text:p>(51, 52, 61-63, 71-75, 81)</text:p>
          </table:table-cell>
          <table:table-cell office:value-type="string" table:style-name="ce160">
            <text:p>Educación superior</text:p>
          </table:table-cell>
          <table:table-cell office:value-type="string" table:style-name="ce144">
            <text:p>(50-56, 59, 61)</text:p>
          </table:table-cell>
          <table:table-cell table:number-columns-repeated="252" table:style-name="ce18"/>
          <table:table-cell table:number-columns-repeated="16127"/>
        </table:table-row>
        <table:table-row table:number-rows-repeated="2" table:style-name="ro4">
          <table:table-cell table:number-columns-repeated="16384"/>
        </table:table-row>
        <table:table-row table:style-name="ro72">
          <table:table-cell table:style-name="ce18"/>
          <table:table-cell office:value-type="string" table:number-columns-spanned="4" table:number-rows-spanned="1" table:style-name="ce168">
            <text:p>En los resultados de nivel de estudios terminados se produce una ruptura con la introducción de la nueva CNED 2014 pues con esta clasificación, algunos de los estudios en curso reglados que antes no aumentan el nivel al finalizarse, ahora sí lo hacen</text:p>
          </table:table-cell>
          <table:covered-table-cell table:number-columns-repeated="3"/>
          <table:table-cell table:number-columns-repeated="9" table:style-name="ce162"/>
          <table:table-cell table:number-columns-repeated="16370"/>
        </table:table-row>
        <table:table-row table:style-name="ro72">
          <table:table-cell table:style-name="ce18"/>
          <table:table-cell office:value-type="string" table:number-columns-spanned="4" table:number-rows-spanned="1" table:style-name="ce133">
            <text:p>* Desde el primer trimestre de 2003, se incluye en la CNED-2000 esta nueva categoría 36 garantía social / iniciación profesional que agrupa a las personas con una formación básica profesional que permite su inserción en el mercado laboral, pero que no han alcanzado los objetivos de la educación secundaria obligatoria (eso) y, por tanto, no se pueden clasificar</text:p>
          </table:table-cell>
          <table:covered-table-cell table:number-columns-repeated="3"/>
          <table:table-cell table:number-columns-repeated="9" table:style-name="ce162"/>
          <table:table-cell table:number-columns-repeated="16370"/>
        </table:table-row>
        <table:table-row table:style-name="ro4">
          <table:table-cell table:number-columns-repeated="16384"/>
        </table:table-row>
        <table:table-row table:style-name="ro73">
          <table:table-cell table:style-name="ce18"/>
          <table:table-cell office:value-type="string" table:number-columns-spanned="4" table:number-rows-spanned="1" table:style-name="ce134">
            <text:p>** Desde el T2 de 2016 es válido también para esta variable el código 38</text:p>
          </table:table-cell>
          <table:covered-table-cell table:number-columns-repeated="3"/>
          <table:table-cell table:number-columns-repeated="16379"/>
        </table:table-row>
        <table:table-row table:style-name="ro4">
          <table:table-cell table:number-columns-repeated="2" table:style-name="ce163"/>
          <table:table-cell table:number-columns-repeated="3" table:style-name="ce153"/>
          <table:table-cell table:number-columns-repeated="16379"/>
        </table:table-row>
        <table:table-row table:style-name="ro7">
          <table:table-cell table:style-name="ce18"/>
          <table:table-cell table:number-columns-spanned="4" table:number-rows-spanned="1" table:style-name="ce166"/>
          <table:covered-table-cell table:number-columns-repeated="3"/>
          <table:table-cell table:number-columns-repeated="16379"/>
        </table:table-row>
        <table:table-row table:style-name="ro4">
          <table:table-cell table:style-name="ce18"/>
          <table:table-cell office:value-type="string" table:number-columns-spanned="4" table:number-rows-spanned="1" table:style-name="ce167">
            <text:p>CLASIFICACIÓN<text:s/><text:span text:style-name="T20">NCURSR</text:span></text:p>
          </table:table-cell>
          <table:covered-table-cell table:number-columns-repeated="3"/>
          <table:table-cell table:number-columns-repeated="16379"/>
        </table:table-row>
        <table:table-row table:style-name="ro4">
          <table:table-cell table:number-columns-repeated="16384"/>
        </table:table-row>
        <table:table-row table:style-name="ro71">
          <table:table-cell table:style-name="ce155"/>
          <table:table-cell office:value-type="string" table:style-name="ce156">
            <text:p>Códigos de 2000 en adelante</text:p>
          </table:table-cell>
          <table:table-cell office:value-type="string" table:style-name="ce157">
            <text:p>Códigos CNED 2014 (periodo 2014 en adelante)</text:p>
          </table:table-cell>
          <table:table-cell office:value-type="string" table:style-name="ce157">
            <text:p>Literal modalidades de la variable (2000 en adelante)</text:p>
          </table:table-cell>
          <table:table-cell office:value-type="string" table:style-name="ce158">
            <text:p>Códigos CNED 2000 (periodo 2000-2013)</text:p>
          </table:table-cell>
          <table:table-cell table:number-columns-repeated="16379"/>
        </table:table-row>
        <table:table-row table:style-name="ro4">
          <table:table-cell table:style-name="ce143"/>
          <table:table-cell office:value-type="string" table:style-name="ce144">
            <text:p>PR</text:p>
          </table:table-cell>
          <table:table-cell office:value-type="string" table:style-name="ce145">
            <text:p>(11-13)</text:p>
          </table:table-cell>
          <table:table-cell office:value-type="string" table:style-name="ce161">
            <text:p>Educación primaria</text:p>
          </table:table-cell>
          <table:table-cell office:value-type="string" table:style-name="ce144">
            <text:p>(11-13)</text:p>
          </table:table-cell>
          <table:table-cell table:number-columns-repeated="16379"/>
        </table:table-row>
        <table:table-row table:style-name="ro4">
          <table:table-cell table:style-name="ce143"/>
          <table:table-cell office:value-type="string" table:style-name="ce144">
            <text:p>S1</text:p>
          </table:table-cell>
          <table:table-cell office:value-type="string" table:style-name="ce145">
            <text:p>(21-23)</text:p>
          </table:table-cell>
          <table:table-cell office:value-type="string" table:style-name="ce17">
            <text:p>Primera etapa de educación secundaria</text:p>
          </table:table-cell>
          <table:table-cell office:value-type="string" table:style-name="ce144">
            <text:p>(22, 23, 36**)</text:p>
          </table:table-cell>
          <table:table-cell table:number-columns-repeated="16379"/>
        </table:table-row>
        <table:table-row table:style-name="ro4">
          <table:table-cell table:style-name="ce143"/>
          <table:table-cell office:value-type="string" table:style-name="ce144">
            <text:p>SG</text:p>
          </table:table-cell>
          <table:table-cell office:value-type="string" table:style-name="ce147">
            <text:p>(31, 32)</text:p>
          </table:table-cell>
          <table:table-cell office:value-type="string" table:style-name="ce160">
            <text:p>Segunda etapa de educación secundaria. Orientación general</text:p>
          </table:table-cell>
          <table:table-cell office:value-type="string" table:style-name="ce144">
            <text:p>(32)</text:p>
          </table:table-cell>
          <table:table-cell table:number-columns-repeated="16379"/>
        </table:table-row>
        <table:table-row table:style-name="ro71">
          <table:table-cell table:style-name="ce143"/>
          <table:table-cell office:value-type="string" table:style-name="ce144">
            <text:p>SP</text:p>
          </table:table-cell>
          <table:table-cell office:value-type="string" table:style-name="ce147">
            <text:p>(33-35*, 36-37, 38***, 41)</text:p>
          </table:table-cell>
          <table:table-cell office:value-type="string" table:style-name="ce160">
            <text:p>Segunda etapa de educación secundaria. Orientación profesional (incluye educación postsecundaria no superior)</text:p>
          </table:table-cell>
          <table:table-cell office:value-type="string" table:style-name="ce144">
            <text:p>(33, 34)</text:p>
          </table:table-cell>
          <table:table-cell table:number-columns-repeated="16379"/>
        </table:table-row>
        <table:table-row table:style-name="ro4">
          <table:table-cell table:style-name="ce149"/>
          <table:table-cell office:value-type="string" table:style-name="ce144">
            <text:p>SU</text:p>
          </table:table-cell>
          <table:table-cell office:value-type="string" table:style-name="ce147">
            <text:p>(51, 52, 61-63, 71-75, 81)</text:p>
          </table:table-cell>
          <table:table-cell office:value-type="string" table:style-name="ce160">
            <text:p>Educación superior</text:p>
          </table:table-cell>
          <table:table-cell office:value-type="string" table:style-name="ce144">
            <text:p>(50-52, 54-56, 59, 61)</text:p>
          </table:table-cell>
          <table:table-cell table:number-columns-repeated="16379"/>
        </table:table-row>
        <table:table-row table:style-name="ro4">
          <table:table-cell table:number-columns-repeated="16384"/>
        </table:table-row>
        <table:table-row table:style-name="ro53">
          <table:table-cell table:style-name="ce18"/>
          <table:table-cell office:value-type="string" table:number-columns-spanned="4" table:number-rows-spanned="1" table:style-name="ce168">
            <text:p>En los resultados de estudios en curso reglados se produce una ruptura con la introducción de la nueva CNED 2014 pues gran parte de los estudios que con la CNED 2000 se consideraban no reglados, pasan a ser reglados con la nueva clasificación</text:p>
          </table:table-cell>
          <table:covered-table-cell table:number-columns-repeated="3"/>
          <table:table-cell table:number-columns-repeated="16379"/>
        </table:table-row>
        <table:table-row table:style-name="ro52">
          <table:table-cell table:style-name="ce18"/>
          <table:table-cell table:number-columns-repeated="4" table:style-name="ce162"/>
          <table:table-cell table:number-columns-repeated="16379"/>
        </table:table-row>
        <table:table-row table:style-name="ro4">
          <table:table-cell table:style-name="ce18"/>
          <table:table-cell office:value-type="string" table:number-columns-spanned="4" table:number-rows-spanned="1" table:style-name="ce168">
            <text:p>* Los estudios de las escuelas oficiales de idiomas pasan a clasificarse con la CNED 2014 <text:s/>como estudios reglados. En la CNED 2000 se consideraban no reglados.</text:p>
          </table:table-cell>
          <table:covered-table-cell table:number-columns-repeated="3"/>
          <table:table-cell table:number-columns-repeated="16379"/>
        </table:table-row>
        <table:table-row table:style-name="ro33">
          <table:table-cell table:style-name="ce18"/>
          <table:table-cell office:value-type="string" table:number-columns-spanned="4" table:number-rows-spanned="1" table:style-name="ce133">
            <text:p>** Desde el primer trimestre de 2003, se incluye en la CNED-2000 esta nueva categoría 36 garantía social / iniciación profesional que agrupa a las personas con una formación básica profesional que permite su inserción en el mercado laboral, pero que no han alcanzado los objetivos de la educación secundaria obligatoria (eso) y, por tanto, no se pueden clasificar</text:p>
          </table:table-cell>
          <table:covered-table-cell table:number-columns-repeated="3"/>
          <table:table-cell table:number-columns-repeated="16379"/>
        </table:table-row>
        <table:table-row table:style-name="ro4">
          <table:table-cell table:number-columns-repeated="16384"/>
        </table:table-row>
        <table:table-row table:style-name="ro74">
          <table:table-cell table:style-name="ce18"/>
          <table:table-cell office:value-type="string" table:number-columns-spanned="4" table:number-rows-spanned="1" table:style-name="ce134">
            <text:p>*** Desde el T2 de 2015 es válido también para esta variable el código 38</text:p>
          </table:table-cell>
          <table:covered-table-cell table:number-columns-repeated="3"/>
          <table:table-cell table:number-columns-repeated="16379"/>
        </table:table-row>
        <table:table-row table:style-name="ro4">
          <table:table-cell table:number-columns-repeated="5" table:style-name="ce163"/>
          <table:table-cell table:number-columns-repeated="16379"/>
        </table:table-row>
        <table:table-row table:style-name="ro4">
          <table:table-cell table:number-columns-repeated="16384"/>
        </table:table-row>
        <table:table-row table:style-name="ro7">
          <table:table-cell table:style-name="ce18"/>
          <table:table-cell table:number-columns-spanned="4" table:number-rows-spanned="1" table:style-name="ce138"/>
          <table:covered-table-cell table:number-columns-repeated="3"/>
          <table:table-cell table:number-columns-repeated="16379"/>
        </table:table-row>
        <table:table-row table:style-name="ro4">
          <table:table-cell table:style-name="ce18"/>
          <table:table-cell office:value-type="string" table:number-columns-spanned="4" table:number-rows-spanned="1" table:style-name="ce167">
            <text:p>CLASIFICACIÓN<text:s/><text:span text:style-name="T20">NCURNR</text:span></text:p>
          </table:table-cell>
          <table:covered-table-cell table:number-columns-repeated="3"/>
          <table:table-cell table:number-columns-repeated="16379"/>
        </table:table-row>
        <table:table-row table:style-name="ro4">
          <table:table-cell table:number-columns-repeated="16384"/>
        </table:table-row>
        <table:table-row table:style-name="ro71">
          <table:table-cell table:style-name="ce155"/>
          <table:table-cell office:value-type="string" table:style-name="ce156">
            <text:p>Códigos de 2000 en adelante</text:p>
          </table:table-cell>
          <table:table-cell office:value-type="string" table:style-name="ce157">
            <text:p>Códigos CNED 2014 (periodo 2014 en adelante)</text:p>
          </table:table-cell>
          <table:table-cell office:value-type="string" table:style-name="ce157">
            <text:p>Literal modalidades de la variable (2000 en adelante)</text:p>
          </table:table-cell>
          <table:table-cell office:value-type="string" table:style-name="ce158">
            <text:p>Códigos CNED 2000 (periodo 2000-2013)</text:p>
          </table:table-cell>
          <table:table-cell table:number-columns-repeated="16379"/>
        </table:table-row>
        <table:table-row table:style-name="ro71">
          <table:table-cell table:style-name="ce143"/>
          <table:table-cell office:value-type="string" table:style-name="ce144">
            <text:p>ED</text:p>
          </table:table-cell>
          <table:table-cell office:value-type="string" table:style-name="ce145">
            <text:p>(91-92)</text:p>
          </table:table-cell>
          <table:table-cell office:value-type="string" table:style-name="ce164">
            <text:p>Programas de carácter no formal del sistema educativo y de preparación para pruebas de acceso</text:p>
          </table:table-cell>
          <table:table-cell office:value-type="string" table:style-name="ce144">
            <text:p>(35, 57)</text:p>
          </table:table-cell>
          <table:table-cell table:number-columns-repeated="16379"/>
        </table:table-row>
        <table:table-row table:style-name="ro71">
          <table:table-cell table:style-name="ce143"/>
          <table:table-cell office:value-type="string" table:style-name="ce144">
            <text:p>EM</text:p>
          </table:table-cell>
          <table:table-cell office:value-type="string" table:style-name="ce145">
            <text:p>(93)</text:p>
          </table:table-cell>
          <table:table-cell office:value-type="string" table:style-name="ce165">
            <text:p>Programas de formación profesional para el empleo no conducentes a certificados de profesionalidad</text:p>
          </table:table-cell>
          <table:table-cell office:value-type="string" table:style-name="ce144">
            <text:p>(21, 31, 41, 53, 58, 91)</text:p>
          </table:table-cell>
          <table:table-cell table:number-columns-repeated="16379"/>
        </table:table-row>
        <table:table-row table:style-name="ro71">
          <table:table-cell table:style-name="ce149"/>
          <table:table-cell office:value-type="string" table:style-name="ce144">
            <text:p>PE</text:p>
          </table:table-cell>
          <table:table-cell office:value-type="string" table:style-name="ce147">
            <text:p>(94)</text:p>
          </table:table-cell>
          <table:table-cell office:value-type="string" table:style-name="ce160">
            <text:p>Otros programas orientados a mejorar la formación personal y profesional</text:p>
          </table:table-cell>
          <table:table-cell office:value-type="string" table:style-name="ce144">
            <text:p>(92, 93*)</text:p>
          </table:table-cell>
          <table:table-cell table:number-columns-repeated="16379"/>
        </table:table-row>
        <table:table-row table:number-rows-repeated="2" table:style-name="ro4">
          <table:table-cell table:number-columns-repeated="16384"/>
        </table:table-row>
        <table:table-row table:style-name="ro69">
          <table:table-cell table:style-name="ce18"/>
          <table:table-cell office:value-type="string" table:number-columns-spanned="4" table:number-rows-spanned="1" table:style-name="ce168">
            <text:p>En los resultados de estudios en curso no reglados se produce una ruptura con la introducción de la nueva CNED 2014 pues gran parte de los estudios que con la CNED 2000 se consideraban no reglados, pasan a ser reglados con la nueva clasificación</text:p>
          </table:table-cell>
          <table:covered-table-cell table:number-columns-repeated="3"/>
          <table:table-cell table:number-columns-repeated="16379"/>
        </table:table-row>
        <table:table-row table:style-name="ro4">
          <table:table-cell table:number-columns-repeated="16384"/>
        </table:table-row>
        <table:table-row table:style-name="ro4">
          <table:table-cell/>
          <table:table-cell office:value-type="string" table:number-columns-spanned="4" table:number-rows-spanned="1" table:style-name="ce168">
            <text:p>* Los estudios clasificados en el código 93 de estudios en curso no reglados de la CNED 2000 no se contemplan en la CNED 2014</text:p>
          </table:table-cell>
          <table:covered-table-cell table:number-columns-repeated="3"/>
          <table:table-cell table:number-columns-repeated="16379"/>
        </table:table-row>
        <table:table-row table:number-rows-repeated="1048527"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1" svg:font-family="Arial1"/>
    <style:font-face style:name="Comic Sans MS" svg:font-family="&quot;Comic Sans MS&quot;"/>
  </office:font-face-decls>
  <office:styles>
    <number:number-style style:name="N0">
      <number:number number:min-integer-digits="1"/>
    </number:number-style>
    <number:text-style style:name="N30">
      <number:text-content/>
    </number:text-style>
    <number:date-style style:name="N36">
      <number:month number:style="long"/>
      <number:text>/</number:text>
      <number:year/>
    </number:date-style>
    <number:number-style style:name="N37P0">
      <number:number number:decimal-places="0" number:min-integer-digits="1" number:grouping="true">
        <number:embedded-text number:position="0">       </number:embedded-text>
      </number:number>
    </number:number-style>
    <number:number-style style:name="N37P1">
      <number:number number:decimal-places="0" number:min-integer-digits="1" number:grouping="true">
        <number:embedded-text number:position="0">       </number:embedded-text>
      </number:number>
    </number:number-style>
    <number:text-style style:name="N37P2">
      <number:text>-       </number:text>
    </number:text-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currency-style style:name="N38P0" number:language="es" number:country="ES">
      <number:number number:decimal-places="2" number:min-integer-digits="1" number:grouping="true"/>
      <number:text> </number:text>
      <number:currency-symbol number:language="es" number:country="ES">€</number:currency-symbol>
    </number:currency-style>
    <number:currency-style style:name="N38"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38P0"/>
    </number:currency-style>
    <style:style style:name="Excel_BuiltIn_Comma_0" style:family="table-cell" style:data-style-name="N37">
      <style:table-cell-properties style:vertical-align="automatic" fo:background-color="transparen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Incorrecto" style:family="table-cell" style:data-style-name="N0">
      <style:table-cell-properties fo:background-color="#FFC7CE"/>
      <style:text-properties fo:color="#9C0006" style:font-name="Calibri" style:font-name-asian="Calibri" style:font-name-complex="Calibri"/>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1in" fo:margin-bottom="1in" fo:margin-left="0.75in" fo:margin-right="0.75in" style:print-orientation="portrait" style:print-page-order="ltr" style:first-page-number="continue" style:scale-to="87%" style:table-centering="none" style:print="objects charts drawings"/>
      <style:header-style>
        <style:header-footer-properties fo:min-height="0.295275590551181in" fo:margin-left="0in" fo:margin-right="0in" fo:margin-bottom="0in"/>
      </style:header-style>
      <style:footer-style>
        <style:header-footer-properties fo:min-height="0.295275590551181in" fo:margin-left="0in" fo:margin-right="0in" fo:margin-top="0in"/>
      </style:footer-style>
    </style:page-layout>
    <style:page-layout style:name="pm2">
      <style:page-layout-properties fo:margin-top="0.75in" fo:margin-bottom="0.75in" fo:margin-left="0.7in" fo:margin-right="0.7in" style:print-page-order="ltr" style:first-page-number="continue" style:scale-to="100%" style:table-centering="none" style:print="objects charts drawings"/>
      <style:header-style>
        <style:header-footer-properties fo:min-height="0.295275590551181in" fo:margin-left="0in" fo:margin-right="0in" fo:margin-bottom="0in"/>
      </style:header-style>
      <style:footer-style>
        <style:header-footer-properties fo:min-height="0.295275590551181in" fo:margin-left="0in" fo:margin-right="0in" fo:margin-top="0in"/>
      </style:footer-style>
    </style:page-layout>
    <style:page-layout style:name="pm3">
      <style:page-layout-properties fo:margin-top="0.393700787401575in" fo:margin-bottom="0in" fo:margin-left="0.196456692913386in" fo:margin-right="0.75in" style:print-orientation="portrait" style:print-page-order="ltr" style:first-page-number="continue" style:scale-to="89%" style:table-centering="horizontal" style:print="objects charts drawings"/>
      <style:header-style>
        <style:header-footer-properties fo:min-height="0.564173228346457in" fo:margin-left="0in" fo:margin-right="0in" fo:margin-bottom="0in"/>
      </style:header-style>
      <style:footer-style>
        <style:header-footer-properties fo:min-height="0.786220472440945in" fo:margin-left="0in" fo:margin-right="0in" fo:margin-top="0in"/>
      </style:footer-style>
    </style:page-layout>
    <style:page-layout style:name="pm4">
      <style:page-layout-properties fo:margin-top="0.393700787401575in" fo:margin-bottom="0in" fo:margin-left="0.196456692913386in" fo:margin-right="0.75in" style:print-orientation="portrait" style:print-page-order="ltr" style:first-page-number="continue" style:scale-to="83%" style:table-centering="none" style:print="objects charts drawings"/>
      <style:header-style>
        <style:header-footer-properties fo:min-height="0.55in" fo:margin-left="0in" fo:margin-right="0in" fo:margin-bottom="0in"/>
      </style:header-style>
      <style:footer-style>
        <style:header-footer-properties fo:min-height="0.55in" fo:margin-left="0in" fo:margin-right="0in" fo:margin-top="0in"/>
      </style:footer-style>
    </style:page-layout>
    <style:page-layout style:name="pm5">
      <style:page-layout-properties fo:margin-top="0in" fo:margin-bottom="0in" fo:margin-left="0.78740157480315in" fo:margin-right="0.78740157480315in" style:print-orientation="portrait" style:print-page-order="ltr" style:first-page-number="continue" style:scale-to="49%" style:table-centering="none" style:print="objects charts drawings"/>
      <style:header-style>
        <style:header-footer-properties fo:min-height="0.943700787401575in" fo:margin-left="0in" fo:margin-right="0in" fo:margin-bottom="0in"/>
      </style:header-style>
      <style:footer-style>
        <style:header-footer-properties fo:min-height="1.14055118110236in" fo:margin-left="0in" fo:margin-right="0in" fo:margin-top="0in"/>
      </style:footer-style>
    </style:page-layout>
    <style:page-layout style:name="pm6">
      <style:page-layout-properties fo:margin-top="0in" fo:margin-bottom="0in" fo:margin-left="0.78740157480315in" fo:margin-right="0.78740157480315in" style:print-orientation="portrait" style:print-page-order="ltr" style:first-page-number="continue" style:scale-to="49%" style:table-centering="none" style:print="objects charts drawings"/>
      <style:header-style>
        <style:header-footer-properties fo:min-height="1.14055118110236in" fo:margin-left="0in" fo:margin-right="0in" fo:margin-bottom="0in"/>
      </style:header-style>
      <style:footer-style>
        <style:header-footer-properties fo:min-height="1.14055118110236in" fo:margin-left="0in" fo:margin-right="0in" fo:margin-top="0in"/>
      </style:footer-style>
    </style:page-layout>
    <style:style style:name="T1" style:family="text">
      <style:text-properties fo:color="#000000" style:font-name="Calibri" style:font-name-asian="Calibri" style:font-name-complex="Calibri" fo:font-size="9pt" style:font-size-asian="9pt" style:font-size-complex="9pt" fo:font-weight="bold" style:font-weight-asian="bold" style:font-weight-complex="bold" style:font-family-generic="swiss"/>
    </style:style>
    <style:style style:name="T2" style:family="text">
      <style:text-properties fo:color="#000000" style:font-name="Arial" style:font-name-asian="Arial" style:font-name-complex="Arial" fo:font-size="10pt" style:font-size-asian="10pt" style:font-size-complex="10pt" style:font-family-generic="swiss"/>
    </style:style>
    <style:style style:name="T3" style:family="text">
      <style:text-properties fo:color="#000000" style:font-name="Arial" style:font-name-asian="Arial" style:font-name-complex="Arial" fo:font-size="10pt" style:font-size-asian="10pt" style:font-size-complex="10pt" style:font-family-generic="swiss"/>
    </style:style>
    <style:style style:name="T4" style:family="text">
      <style:text-properties fo:color="#000000" style:font-name="Arial" style:font-name-asian="Arial" style:font-name-complex="Arial" fo:font-size="10pt" style:font-size-asian="10pt" style:font-size-complex="10pt" style:font-family-generic="swiss"/>
    </style:style>
    <style:style style:name="T5" style:family="text">
      <style:text-properties fo:color="#000000" style:font-name="Arial" style:font-name-asian="Arial" style:font-name-complex="Arial" fo:font-size="10pt" style:font-size-asian="10pt" style:font-size-complex="10pt" style:font-family-generic="swiss"/>
    </style:style>
    <style:style style:name="T6" style:family="text">
      <style:text-properties fo:color="#000000" style:font-name="Arial" style:font-name-asian="Arial" style:font-name-complex="Arial" fo:font-size="10pt" style:font-size-asian="10pt" style:font-size-complex="10pt" style:font-family-generic="swiss"/>
    </style:style>
    <style:style style:name="T7" style:family="text">
      <style:text-properties fo:color="#000000" style:font-name="Arial" style:font-name-asian="Arial" style:font-name-complex="Arial" fo:font-size="10pt" style:font-size-asian="10pt" style:font-size-complex="10pt" style:font-family-generic="swiss"/>
    </style:style>
    <style:style style:name="T8" style:family="text">
      <style:text-properties fo:color="#000000" style:font-name="Arial" style:font-name-asian="Arial" style:font-name-complex="Arial" fo:font-size="10pt" style:font-size-asian="10pt" style:font-size-complex="10pt" style:font-family-generic="swiss"/>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region-left>
          <text:p><text:span text:style-name="T1"><text:file-name text:display="name-and-extension">???</text:file-name></text:span><text:span text:style-name="T1">/</text:span><text:span text:style-name="T1"><text:sheet-name>???</text:sheet-name></text:span></text:p>
        </style:region-left>
      </style:header>
      <style:header-left style:display="false"/>
      <style:footer>
        <style:region-right>
          <text:p><text:span text:style-name="T2"><text:page-number>1</text:page-number></text:span><text:span text:style-name="T2"><text:s/></text:span><text:span text:style-name="T2">de</text:span><text:span text:style-name="T2"><text:s/></text:span><text:span text:style-name="T2"><text:page-count>99</text:page-count></text:span></text:p>
        </style:region-right>
      </style:footer>
      <style:footer-left style:display="false"/>
    </style:master-page>
    <style:master-page style:name="mp4" style:page-layout-name="pm4">
      <style:header>
        <style:region-left>
          <text:p><text:span text:style-name="T3"><text:file-name text:display="name-and-extension">???</text:file-name></text:span><text:span text:style-name="T3">/</text:span><text:span text:style-name="T3"><text:sheet-name>???</text:sheet-name></text:span></text:p>
        </style:region-left>
      </style:header>
      <style:header-left style:display="false"/>
      <style:footer>
        <style:region-right>
          <text:p><text:span text:style-name="T4"><text:page-number>1</text:page-number></text:span><text:span text:style-name="T4"><text:s/></text:span><text:span text:style-name="T4">de</text:span><text:span text:style-name="T4"><text:s/></text:span><text:span text:style-name="T4"><text:page-count>99</text:page-count></text:span></text:p>
        </style:region-right>
      </style:footer>
      <style:footer-left style:display="false"/>
    </style:master-page>
    <style:master-page style:name="mp5" style:page-layout-name="pm5">
      <style:header>
        <style:region-left>
          <text:p><text:span text:style-name="T5"><text:file-name text:display="name-and-extension">???</text:file-name></text:span><text:span text:style-name="T5"><text:sheet-name>???</text:sheet-name></text:span></text:p>
        </style:region-left>
      </style:header>
      <style:header-left style:display="false"/>
      <style:footer>
        <style:region-right>
          <text:p><text:span text:style-name="T6"><text:page-number>1</text:page-number></text:span><text:span text:style-name="T6"><text:s/></text:span><text:span text:style-name="T6">de</text:span><text:span text:style-name="T6"><text:s/></text:span><text:span text:style-name="T6"><text:page-count>99</text:page-count></text:span></text:p>
        </style:region-right>
      </style:footer>
      <style:footer-left style:display="false"/>
    </style:master-page>
    <style:master-page style:name="mp6" style:page-layout-name="pm6">
      <style:header>
        <style:region-left>
          <text:p><text:span text:style-name="T7"><text:file-name text:display="name-and-extension">???</text:file-name></text:span><text:span text:style-name="T7"><text:sheet-name>???</text:sheet-name></text:span></text:p>
        </style:region-left>
      </style:header>
      <style:header-left style:display="false"/>
      <style:footer>
        <style:region-right>
          <text:p><text:span text:style-name="T8"><text:page-number>1</text:page-number></text:span><text:span text:style-name="T8"><text:s/></text:span><text:span text:style-name="T8">de</text:span><text:span text:style-name="T8"><text:s/></text:span><text:span text:style-name="T8"><text:page-count>99</text:page-count></text:span></text:p>
        </style:region-righ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329</meta:generator>
    <meta:initial-creator>USUARIO</meta:initial-creator>
    <dc:creator>Gaulent</dc:creator>
    <meta:creation-date>2005-05-18T17:56:54Z</meta:creation-date>
    <dc:date>2016-10-28T18:02:30Z</dc:date>
    <meta:print-date>2014-04-08T10:18:43Z</meta:print-date>
    <meta:editing-cycles>1</meta:editing-cycles>
    <meta:editing-duration>PT1091S</meta:editing-duration>
  </office:meta>
</office:document-meta>
</file>